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2.3618in"/>
    </style:style>
    <style:style style:name="co4" style:family="table-column">
      <style:table-column-properties fo:break-before="auto" style:column-width="2.3937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2.2016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1.8689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2.0618in"/>
    </style:style>
    <style:style style:name="co14" style:family="table-column">
      <style:table-column-properties fo:break-before="auto" style:column-width="1.7402in"/>
    </style:style>
    <style:style style:name="co15" style:family="table-column">
      <style:table-column-properties fo:break-before="auto" style:column-width="1.6543in"/>
    </style:style>
    <style:style style:name="co16" style:family="table-column">
      <style:table-column-properties fo:break-before="auto" style:column-width="1.7937in"/>
    </style:style>
    <style:style style:name="co17" style:family="table-column">
      <style:table-column-properties fo:break-before="auto" style:column-width="1.4508in"/>
    </style:style>
    <style:style style:name="co18" style:family="table-column">
      <style:table-column-properties fo:break-before="auto" style:column-width="1.5146in"/>
    </style:style>
    <style:style style:name="co19" style:family="table-column">
      <style:table-column-properties fo:break-before="auto" style:column-width="1.3543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678in" svg:height="4.4008in" svg:x="42.0736in" svg:y="0.2724in">
            <draw:object draw:notify-on-update-of-ranges="Sheet1.A2:Sheet1.A443 Sheet1.N1:Sheet1.N1 Sheet1.N2:Sheet1.N443 Sheet1.A2:Sheet1.A443 Sheet1.O1:Sheet1.O1 Sheet1.O2:Sheet1.O44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3551in" svg:height="5.0264in" svg:x="53.4531in" svg:y="0.55in">
            <draw:object draw:notify-on-update-of-ranges="Sheet1.A2:Sheet1.A443 Sheet1.N1:Sheet1.N1 Sheet1.N2:Sheet1.N443 Sheet1.A2:Sheet1.A443 Sheet1.P1:Sheet1.P1 Sheet1.P2:Sheet1.P44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6772in" svg:height="5.2654in" svg:x="43.7854in" svg:y="7.9516in">
            <draw:object draw:notify-on-update-of-ranges="Sheet1.A2:Sheet1.A443 Sheet1.H1:Sheet1.H1 Sheet1.H2:Sheet1.H443 Sheet1.A2:Sheet1.A443 Sheet1.I1:Sheet1.I1 Sheet1.I2:Sheet1.I44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9.1406in" svg:height="5.413in" svg:x="53.2756in" svg:y="8.1004in">
            <draw:object draw:notify-on-update-of-ranges="Sheet1.A1:Sheet1.A1 Sheet1.A2:Sheet1.A443 Sheet1.H1:Sheet1.H1 Sheet1.H2:Sheet1.H443 Sheet1.A1:Sheet1.A1 Sheet1.A2:Sheet1.A443 Sheet1.J1:Sheet1.J1 Sheet1.J2:Sheet1.J44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6.7441in" svg:height="8.0508in" svg:x="46.7024in" svg:y="14.6555in">
            <draw:object draw:notify-on-update-of-ranges="Sheet1.A1:Sheet1.A1 Sheet1.A2:Sheet1.A443 Sheet1.H1:Sheet1.H1 Sheet1.H2:Sheet1.H443 Sheet1.A1:Sheet1.A1 Sheet1.A2:Sheet1.A443 Sheet1.J1:Sheet1.J1 Sheet1.J2:Sheet1.J443 Sheet1.A1:Sheet1.A1 Sheet1.A2:Sheet1.A443 Sheet1.L1:Sheet1.L1 Sheet1.L2:Sheet1.L44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2.435in" svg:height="8.0106in" svg:x="46.8071in" svg:y="23.8642in">
            <draw:object draw:notify-on-update-of-ranges="Sheet1.A2:Sheet1.A443 Sheet1.H1:Sheet1.H1 Sheet1.H2:Sheet1.H443 Sheet1.A2:Sheet1.A443 Sheet1.J1:Sheet1.J1 Sheet1.J2:Sheet1.J443 Sheet1.A2:Sheet1.A443 Sheet1.K1:Sheet1.K1 Sheet1.K2:Sheet1.K44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(ms)</text:p>
          </table:table-cell>
          <table:table-cell office:value-type="string">
            <text:p>deslocamento_encoders(mm)</text:p>
          </table:table-cell>
          <table:table-cell office:value-type="string">
            <text:p>deslocamento_acelerometro_Y(mm)</text:p>
          </table:table-cell>
          <table:table-cell office:value-type="string">
            <text:p>erro_deslocamento_acelerometro(%)</text:p>
          </table:table-cell>
          <table:table-cell office:value-type="string">
            <text:p>desloc_angular_encoders(rad)</text:p>
          </table:table-cell>
          <table:table-cell office:value-type="string">
            <text:p>desloc_angular_giroscopio_Z(rad)</text:p>
          </table:table-cell>
          <table:table-cell office:value-type="string">
            <text:p>erro_desloc_angular_giroscopio(%)</text:p>
          </table:table-cell>
          <table:table-cell office:value-type="string">
            <text:p>Aceleração encoders</text:p>
          </table:table-cell>
          <table:table-cell office:value-type="string">
            <text:p>acel_acelerometro_Y(m/s^2) com offset</text:p>
          </table:table-cell>
          <table:table-cell office:value-type="string">
            <text:p>Aceleração acelerômetro</text:p>
          </table:table-cell>
          <table:table-cell office:value-type="string">
            <text:p>Média 5 períodos acelerômetro</text:p>
          </table:table-cell>
          <table:table-cell office:value-type="string">
            <text:p>media10_acel_acelerometro_Y(m/s^2)</text:p>
          </table:table-cell>
          <table:table-cell office:value-type="string">
            <text:p>erro_acel_acelerometro(%)</text:p>
          </table:table-cell>
          <table:table-cell office:value-type="string">
            <text:p>Velocidade angular encoders</text:p>
          </table:table-cell>
          <table:table-cell office:value-type="string">
            <text:p>Velocidade angular giroscópio com offset</text:p>
          </table:table-cell>
          <table:table-cell office:value-type="string">
            <text:p>Velocidade angular giroscópio</text:p>
          </table:table-cell>
          <table:table-cell office:value-type="string">
            <text:p>erro_vel_angular_giroscopio(%)</text:p>
          </table:table-cell>
          <table:table-cell office:value-type="string">
            <text:p>posicao_encoders_X(mm)</text:p>
          </table:table-cell>
          <table:table-cell office:value-type="string">
            <text:p>posicao_encoders_Y(mm)</text:p>
          </table:table-cell>
          <table:table-cell office:value-type="string">
            <text:p>posicao_acelgiro_X(mm)</text:p>
          </table:table-cell>
          <table:table-cell office:value-type="string">
            <text:p>posicao_acelgiro_Y(mm)</text:p>
          </table:table-cell>
          <table:table-cell office:value-type="string">
            <text:p>erro_posicao_acelgiro(mm)</text:p>
          </table:table-cell>
          <table:table-cell office:value-type="string">
            <text:p>angulo_encoders(rad)</text:p>
          </table:table-cell>
          <table:table-cell office:value-type="string">
            <text:p>angulo_giroscopio(rad)</text:p>
          </table:table-cell>
          <table:table-cell office:value-type="string">
            <text:p>erro_angulo_giro(%)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[.I2]-[.$I$2]" office:value-type="float" office:value="0">
            <text:p>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[.O2]-0.021583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64643">
            <text:p>0.064643</text:p>
          </table:table-cell>
          <table:table-cell table:formula="of:=[.I3]-[.$I$2]" office:value-type="float" office:value="0.045489">
            <text:p>0.045489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[.O3]-0.021583" office:value-type="float" office:value="0.001466">
            <text:p>0.00146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11471">
            <text:p>0.0114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0278">
            <text:p>0.050278</text:p>
          </table:table-cell>
          <table:table-cell table:formula="of:=[.I4]-[.$I$2]" office:value-type="float" office:value="0.031124">
            <text:p>0.031124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[.O4]-0.021583" office:value-type="float" office:value="0.001866">
            <text:p>0.00186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17497">
            <text:p>0.01749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62249">
            <text:p>0.062249</text:p>
          </table:table-cell>
          <table:table-cell table:formula="of:=[.I5]-[.$I$2]" office:value-type="float" office:value="0.043095">
            <text:p>0.043095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[.O5]-0.021583" office:value-type="float" office:value="0.001999">
            <text:p>0.0019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023557">
            <text:p>0.0235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999">
            <text:p>0.0049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873">
            <text:p>0.02873</text:p>
          </table:table-cell>
          <table:table-cell table:formula="of:=[.I6]-[.$I$2]" office:value-type="float" office:value="0.009576">
            <text:p>0.009576</text:p>
          </table:table-cell>
          <table:table-cell table:formula="of:=AVERAGE([.J2:.J6])" office:value-type="float" office:value="0.0258568">
            <text:p>0.0258568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452">
            <text:p>0.019452</text:p>
          </table:table-cell>
          <table:table-cell table:formula="of:=[.O6]-0.021583" office:value-type="float" office:value="-0.002131">
            <text:p>-0.00213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028557">
            <text:p>0.0285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48">
            <text:p>0.021548</text:p>
          </table:table-cell>
          <table:table-cell table:formula="of:=[.I7]-[.$I$2]" office:value-type="float" office:value="0.002394">
            <text:p>0.002394</text:p>
          </table:table-cell>
          <table:table-cell table:formula="of:=AVERAGE([.J3:.J7])" office:value-type="float" office:value="0.0263356">
            <text:p>0.0263356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[.O7]-0.021583" office:value-type="float" office:value="0.001466">
            <text:p>0.00146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03448">
            <text:p>0.0344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0">
            <text:p>0</text:p>
          </table:table-cell>
          <table:table-cell office:value-type="float" office:value="-17">
            <text:p>-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[.I8]-[.$I$2]" office:value-type="float" office:value="-0.007183">
            <text:p>-0.007183</text:p>
          </table:table-cell>
          <table:table-cell table:formula="of:=AVERAGE([.J4:.J8])" office:value-type="float" office:value="0.0158012">
            <text:p>0.0158012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[.O8]-0.021583" office:value-type="float" office:value="0.001999">
            <text:p>0.0019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1">
            <text:p>-1</text:p>
          </table:table-cell>
          <table:table-cell office:value-type="float" office:value="77.006493">
            <text:p>77.006493</text:p>
          </table:table-cell>
          <table:table-cell office:value-type="float" office:value="0">
            <text:p>0</text:p>
          </table:table-cell>
          <table:table-cell office:value-type="float" office:value="0.040541">
            <text:p>0.04054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2672">
            <text:p>-0.052672</text:p>
          </table:table-cell>
          <table:table-cell table:formula="of:=[.I9]-[.$I$2]" office:value-type="float" office:value="-0.071826">
            <text:p>-0.071826</text:p>
          </table:table-cell>
          <table:table-cell table:formula="of:=AVERAGE([.J5:.J9])" office:value-type="float" office:value="-0.0047888">
            <text:p>-0.0047888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[.O9]-0.021583" office:value-type="float" office:value="0.001599">
            <text:p>0.0015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91">
            <text:p>-91</text:p>
          </table:table-cell>
          <table:table-cell office:value-type="float" office:value="-2">
            <text:p>-2</text:p>
          </table:table-cell>
          <table:table-cell office:value-type="float" office:value="91.021973">
            <text:p>91.021973</text:p>
          </table:table-cell>
          <table:table-cell office:value-type="float" office:value="0">
            <text:p>0</text:p>
          </table:table-cell>
          <table:table-cell office:value-type="float" office:value="0.046498">
            <text:p>0.04649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34">
            <text:p>0.0063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2394">
            <text:p>-0.002394</text:p>
          </table:table-cell>
          <table:table-cell table:formula="of:=[.I10]-[.$I$2]" office:value-type="float" office:value="-0.021548">
            <text:p>-0.021548</text:p>
          </table:table-cell>
          <table:table-cell table:formula="of:=AVERAGE([.J6:.J10])" office:value-type="float" office:value="-0.0177174">
            <text:p>-0.0177174</text:p>
          </table:table-cell>
          <table:table-cell table:formula="of:=AVERAGE([.J2:.J10])" office:value-type="float" office:value="0.00345788888888889">
            <text:p>0.003457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648">
            <text:p>0.024648</text:p>
          </table:table-cell>
          <table:table-cell table:formula="of:=[.O10]-0.021583" office:value-type="float" office:value="0.003065">
            <text:p>0.00306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04">
            <text:p>-104</text:p>
          </table:table-cell>
          <table:table-cell office:value-type="float" office:value="-3">
            <text:p>-3</text:p>
          </table:table-cell>
          <table:table-cell office:value-type="float" office:value="104.043259">
            <text:p>104.043259</text:p>
          </table:table-cell>
          <table:table-cell office:value-type="float" office:value="0">
            <text:p>0</text:p>
          </table:table-cell>
          <table:table-cell office:value-type="float" office:value="0.052833">
            <text:p>0.05283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29">
            <text:p>0.0061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table:formula="of:=[.I11]-[.$I$2]" office:value-type="float" office:value="-0.014366">
            <text:p>-0.014366</text:p>
          </table:table-cell>
          <table:table-cell table:formula="of:=AVERAGE([.J7:.J11])" office:value-type="float" office:value="-0.0225058">
            <text:p>-0.0225058</text:p>
          </table:table-cell>
          <table:table-cell table:formula="of:=AVERAGE([.J3:.J11])" office:value-type="float" office:value="0.00186166666666667">
            <text:p>0.001861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table:formula="of:=[.O11]-0.021583" office:value-type="float" office:value="0.002265">
            <text:p>0.00226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18">
            <text:p>-118</text:p>
          </table:table-cell>
          <table:table-cell office:value-type="float" office:value="-4">
            <text:p>-4</text:p>
          </table:table-cell>
          <table:table-cell office:value-type="float" office:value="118.06778">
            <text:p>118.06778</text:p>
          </table:table-cell>
          <table:table-cell office:value-type="float" office:value="0">
            <text:p>0</text:p>
          </table:table-cell>
          <table:table-cell office:value-type="float" office:value="0.058962">
            <text:p>0.05896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9">
            <text:p>0.007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7038">
            <text:p>-0.067038</text:p>
          </table:table-cell>
          <table:table-cell table:formula="of:=[.I12]-[.$I$2]" office:value-type="float" office:value="-0.086192">
            <text:p>-0.086192</text:p>
          </table:table-cell>
          <table:table-cell table:formula="of:=AVERAGE([.J8:.J12])" office:value-type="float" office:value="-0.040223">
            <text:p>-0.040223</text:p>
          </table:table-cell>
          <table:table-cell table:formula="of:=AVERAGE([.J4:.J12])" office:value-type="float" office:value="-0.0127695555555556">
            <text:p>-0.012769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979">
            <text:p>0.027979</text:p>
          </table:table-cell>
          <table:table-cell table:formula="of:=[.O12]-0.021583" office:value-type="float" office:value="0.006396">
            <text:p>0.00639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27">
            <text:p>-127</text:p>
          </table:table-cell>
          <table:table-cell office:value-type="float" office:value="-5">
            <text:p>-5</text:p>
          </table:table-cell>
          <table:table-cell office:value-type="float" office:value="127.098389">
            <text:p>127.098389</text:p>
          </table:table-cell>
          <table:table-cell office:value-type="float" office:value="0">
            <text:p>0</text:p>
          </table:table-cell>
          <table:table-cell office:value-type="float" office:value="0.066153">
            <text:p>0.0661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341">
            <text:p>3341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272.019287">
            <text:p>2272.019287</text:p>
          </table:table-cell>
          <table:table-cell office:value-type="float" office:value="0.01">
            <text:p>0.01</text:p>
          </table:table-cell>
          <table:table-cell office:value-type="float" office:value="0.048382">
            <text:p>0.048382</text:p>
          </table:table-cell>
          <table:table-cell office:value-type="float" office:value="383.817261">
            <text:p>383.817261</text:p>
          </table:table-cell>
          <table:table-cell office:value-type="float" office:value="0.030281">
            <text:p>0.030281</text:p>
          </table:table-cell>
          <table:table-cell office:value-type="float" office:value="-0.859518">
            <text:p>-0.859518</text:p>
          </table:table-cell>
          <table:table-cell table:formula="of:=[.I13]-[.$I$2]" office:value-type="float" office:value="-0.878672">
            <text:p>-0.878672</text:p>
          </table:table-cell>
          <table:table-cell table:formula="of:=AVERAGE([.J9:.J13])" office:value-type="float" office:value="-0.2145208">
            <text:p>-0.2145208</text:p>
          </table:table-cell>
          <table:table-cell table:formula="of:=AVERAGE([.J5:.J13])" office:value-type="float" office:value="-0.113858">
            <text:p>-0.113858</text:p>
          </table:table-cell>
          <table:table-cell office:value-type="float" office:value="2738.516602">
            <text:p>2738.516602</text:p>
          </table:table-cell>
          <table:table-cell office:value-type="float" office:value="0.038911">
            <text:p>0.038911</text:p>
          </table:table-cell>
          <table:table-cell office:value-type="float" office:value="0.188256">
            <text:p>0.188256</text:p>
          </table:table-cell>
          <table:table-cell table:formula="of:=[.O13]-0.021583" office:value-type="float" office:value="0.166673">
            <text:p>0.166673</text:p>
          </table:table-cell>
          <table:table-cell office:value-type="float" office:value="383.817261">
            <text:p>383.8172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float" office:value="-2">
            <text:p>-2</text:p>
          </table:table-cell>
          <table:table-cell office:value-type="float" office:value="82.024384">
            <text:p>82.024384</text:p>
          </table:table-cell>
          <table:table-cell office:value-type="float" office:value="0.01">
            <text:p>0.01</text:p>
          </table:table-cell>
          <table:table-cell office:value-type="float" office:value="0.114534">
            <text:p>0.114534</text:p>
          </table:table-cell>
          <table:table-cell office:value-type="float" office:value="1045.342407">
            <text:p>1045.342407</text:p>
          </table:table-cell>
        </table:table-row>
        <table:table-row table:style-name="ro1">
          <table:table-cell office:value-type="float" office:value="3598">
            <text:p>3598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73.948051">
            <text:p>73.948051</text:p>
          </table:table-cell>
          <table:table-cell office:value-type="float" office:value="0.05">
            <text:p>0.05</text:p>
          </table:table-cell>
          <table:table-cell office:value-type="float" office:value="0.042732">
            <text:p>0.042732</text:p>
          </table:table-cell>
          <table:table-cell office:value-type="float" office:value="14.535889">
            <text:p>14.535889</text:p>
          </table:table-cell>
          <table:table-cell office:value-type="float" office:value="0.287665">
            <text:p>0.287665</text:p>
          </table:table-cell>
          <table:table-cell office:value-type="float" office:value="0.1652">
            <text:p>0.1652</text:p>
          </table:table-cell>
          <table:table-cell table:formula="of:=[.I14]-[.$I$2]" office:value-type="float" office:value="0.146046">
            <text:p>0.146046</text:p>
          </table:table-cell>
          <table:table-cell table:formula="of:=AVERAGE([.J10:.J14])" office:value-type="float" office:value="-0.1709464">
            <text:p>-0.1709464</text:p>
          </table:table-cell>
          <table:table-cell table:formula="of:=AVERAGE([.J6:.J14])" office:value-type="float" office:value="-0.102419">
            <text:p>-0.102419</text:p>
          </table:table-cell>
          <table:table-cell office:value-type="float" office:value="157.427841">
            <text:p>157.427841</text:p>
          </table:table-cell>
          <table:table-cell office:value-type="float" office:value="0.194553">
            <text:p>0.194553</text:p>
          </table:table-cell>
          <table:table-cell office:value-type="float" office:value="0.166273">
            <text:p>0.166273</text:p>
          </table:table-cell>
          <table:table-cell table:formula="of:=[.O14]-0.021583" office:value-type="float" office:value="0.14469">
            <text:p>0.14469</text:p>
          </table:table-cell>
          <table:table-cell office:value-type="float" office:value="14.535885">
            <text:p>14.53588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44">
            <text:p>-44</text:p>
          </table:table-cell>
          <table:table-cell office:value-type="float" office:value="2">
            <text:p>2</text:p>
          </table:table-cell>
          <table:table-cell office:value-type="float" office:value="67.029846">
            <text:p>67.029846</text:p>
          </table:table-cell>
          <table:table-cell office:value-type="float" office:value="0.06">
            <text:p>0.06</text:p>
          </table:table-cell>
          <table:table-cell office:value-type="float" office:value="0.157266">
            <text:p>0.157266</text:p>
          </table:table-cell>
          <table:table-cell office:value-type="float" office:value="162.110474">
            <text:p>162.110474</text:p>
          </table:table-cell>
        </table:table-row>
        <table:table-row table:style-name="ro1">
          <table:table-cell office:value-type="float" office:value="3855">
            <text:p>3855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68.768433">
            <text:p>68.768433</text:p>
          </table:table-cell>
          <table:table-cell office:value-type="float" office:value="0.012658">
            <text:p>0.012658</text:p>
          </table:table-cell>
          <table:table-cell office:value-type="float" office:value="-0.001233">
            <text:p>-0.001233</text:p>
          </table:table-cell>
          <table:table-cell office:value-type="float" office:value="109.737984">
            <text:p>109.737984</text:p>
          </table:table-cell>
          <table:table-cell office:value-type="float" office:value="0.287665">
            <text:p>0.287665</text:p>
          </table:table-cell>
          <table:table-cell office:value-type="float" office:value="0.363919">
            <text:p>0.363919</text:p>
          </table:table-cell>
          <table:table-cell table:formula="of:=[.I15]-[.$I$2]" office:value-type="float" office:value="0.344765">
            <text:p>0.344765</text:p>
          </table:table-cell>
          <table:table-cell table:formula="of:=AVERAGE([.J11:.J15])" office:value-type="float" office:value="-0.0976838">
            <text:p>-0.0976838</text:p>
          </table:table-cell>
          <table:table-cell table:formula="of:=AVERAGE([.J7:.J15])" office:value-type="float" office:value="-0.0651757777777778">
            <text:p>-0.0651757778</text:p>
          </table:table-cell>
          <table:table-cell office:value-type="float" office:value="226.507706">
            <text:p>226.507706</text:p>
          </table:table-cell>
          <table:table-cell office:value-type="float" office:value="0.049254">
            <text:p>0.049254</text:p>
          </table:table-cell>
          <table:table-cell office:value-type="float" office:value="-0.004796">
            <text:p>-0.004796</text:p>
          </table:table-cell>
          <table:table-cell table:formula="of:=[.O15]-0.021583" office:value-type="float" office:value="-0.026379">
            <text:p>-0.026379</text:p>
          </table:table-cell>
          <table:table-cell office:value-type="float" office:value="109.737984">
            <text:p>109.73798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-32">
            <text:p>-32</text:p>
          </table:table-cell>
          <table:table-cell office:value-type="float" office:value="4">
            <text:p>4</text:p>
          </table:table-cell>
          <table:table-cell office:value-type="float" office:value="95.021049">
            <text:p>95.021049</text:p>
          </table:table-cell>
          <table:table-cell office:value-type="float" office:value="0.072658">
            <text:p>0.072658</text:p>
          </table:table-cell>
          <table:table-cell office:value-type="float" office:value="0.156034">
            <text:p>0.156034</text:p>
          </table:table-cell>
          <table:table-cell office:value-type="float" office:value="114.750114">
            <text:p>114.750114</text:p>
          </table:table-cell>
        </table:table-row>
        <table:table-row table:style-name="ro1">
          <table:table-cell office:value-type="float" office:value="4112">
            <text:p>4112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0.537376">
            <text:p>20.537376</text:p>
          </table:table-cell>
          <table:table-cell office:value-type="float" office:value="-0.012658">
            <text:p>-0.012658</text:p>
          </table:table-cell>
          <table:table-cell office:value-type="float" office:value="-0.015682">
            <text:p>-0.015682</text:p>
          </table:table-cell>
          <table:table-cell office:value-type="float" office:value="23.888714">
            <text:p>23.888714</text:p>
          </table:table-cell>
          <table:table-cell office:value-type="float" office:value="0">
            <text:p>0</text:p>
          </table:table-cell>
          <table:table-cell office:value-type="float" office:value="-0.292093">
            <text:p>-0.292093</text:p>
          </table:table-cell>
          <table:table-cell table:formula="of:=[.I16]-[.$I$2]" office:value-type="float" office:value="-0.311247">
            <text:p>-0.311247</text:p>
          </table:table-cell>
          <table:table-cell table:formula="of:=AVERAGE([.J12:.J16])" office:value-type="float" office:value="-0.15706">
            <text:p>-0.15706</text:p>
          </table:table-cell>
          <table:table-cell table:formula="of:=AVERAGE([.J8:.J16])" office:value-type="float" office:value="-0.100024777777778">
            <text:p>-0.1000247778</text:p>
          </table:table-cell>
          <table:table-cell office:value-type="float" office:value="100">
            <text:p>100</text:p>
          </table:table-cell>
          <table:table-cell office:value-type="float" office:value="-0.049254">
            <text:p>-0.049254</text:p>
          </table:table-cell>
          <table:table-cell office:value-type="float" office:value="-0.06102">
            <text:p>-0.06102</text:p>
          </table:table-cell>
          <table:table-cell table:formula="of:=[.O16]-0.021583" office:value-type="float" office:value="-0.082603">
            <text:p>-0.082603</text:p>
          </table:table-cell>
          <table:table-cell office:value-type="float" office:value="23.888716">
            <text:p>23.888716</text:p>
          </table:table-cell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04.076897">
            <text:p>104.076897</text:p>
          </table:table-cell>
          <table:table-cell office:value-type="float" office:value="0.06">
            <text:p>0.06</text:p>
          </table:table-cell>
          <table:table-cell office:value-type="float" office:value="0.140352">
            <text:p>0.140352</text:p>
          </table:table-cell>
          <table:table-cell office:value-type="float" office:value="133.919174">
            <text:p>133.919174</text:p>
          </table:table-cell>
        </table:table-row>
        <table:table-row table:style-name="ro1">
          <table:table-cell office:value-type="float" office:value="4369">
            <text:p>4369</text:p>
          </table:table-cell>
          <table:table-cell office:value-type="float" office:value="31">
            <text:p>31</text:p>
          </table:table-cell>
          <table:table-cell office:value-type="float" office:value="112">
            <text:p>112</text:p>
          </table:table-cell>
          <table:table-cell office:value-type="float" office:value="261.669159">
            <text:p>261.669159</text:p>
          </table:table-cell>
          <table:table-cell office:value-type="float" office:value="-0.007623">
            <text:p>-0.007623</text:p>
          </table:table-cell>
          <table:table-cell office:value-type="float" office:value="0.005478">
            <text:p>0.005478</text:p>
          </table:table-cell>
          <table:table-cell office:value-type="float" office:value="171.868088">
            <text:p>171.868088</text:p>
          </table:table-cell>
          <table:table-cell office:value-type="float" office:value="-0.136262">
            <text:p>-0.136262</text:p>
          </table:table-cell>
          <table:table-cell office:value-type="float" office:value="-1.216254">
            <text:p>-1.216254</text:p>
          </table:table-cell>
          <table:table-cell table:formula="of:=[.I17]-[.$I$2]" office:value-type="float" office:value="-1.235408">
            <text:p>-1.235408</text:p>
          </table:table-cell>
          <table:table-cell table:formula="of:=AVERAGE([.J13:.J17])" office:value-type="float" office:value="-0.3869032">
            <text:p>-0.3869032</text:p>
          </table:table-cell>
          <table:table-cell table:formula="of:=AVERAGE([.J9:.J17])" office:value-type="float" office:value="-0.236494222222222">
            <text:p>-0.2364942222</text:p>
          </table:table-cell>
          <table:table-cell office:value-type="float" office:value="992.582153">
            <text:p>992.582153</text:p>
          </table:table-cell>
          <table:table-cell office:value-type="float" office:value="-0.029661">
            <text:p>-0.029661</text:p>
          </table:table-cell>
          <table:table-cell office:value-type="float" office:value="0.021317">
            <text:p>0.021317</text:p>
          </table:table-cell>
          <table:table-cell table:formula="of:=[.O17]-0.021583" office:value-type="float" office:value="-0.000265999999999999">
            <text:p>-0.000266</text:p>
          </table:table-cell>
          <table:table-cell office:value-type="float" office:value="171.868088">
            <text:p>171.868088</text:p>
          </table:table-cell>
          <table:table-cell office:value-type="float" office:value="134">
            <text:p>134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.052377">
            <text:p>0.052377</text:p>
          </table:table-cell>
          <table:table-cell office:value-type="float" office:value="0.14583">
            <text:p>0.14583</text:p>
          </table:table-cell>
          <table:table-cell office:value-type="float" office:value="178.423416">
            <text:p>178.423416</text:p>
          </table:table-cell>
        </table:table-row>
        <table:table-row table:style-name="ro1">
          <table:table-cell office:value-type="float" office:value="4626">
            <text:p>4626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float" office:value="377.039429">
            <text:p>377.039429</text:p>
          </table:table-cell>
          <table:table-cell office:value-type="float" office:value="-0.02">
            <text:p>-0.02</text:p>
          </table:table-cell>
          <table:table-cell office:value-type="float" office:value="-0.026605">
            <text:p>-0.026605</text:p>
          </table:table-cell>
          <table:table-cell office:value-type="float" office:value="33.024075">
            <text:p>33.024075</text:p>
          </table:table-cell>
          <table:table-cell office:value-type="float" office:value="-0.105982">
            <text:p>-0.105982</text:p>
          </table:table-cell>
          <table:table-cell office:value-type="float" office:value="-0.035913">
            <text:p>-0.035913</text:p>
          </table:table-cell>
          <table:table-cell table:formula="of:=[.I18]-[.$I$2]" office:value-type="float" office:value="-0.055067">
            <text:p>-0.055067</text:p>
          </table:table-cell>
          <table:table-cell table:formula="of:=AVERAGE([.J14:.J18])" office:value-type="float" office:value="-0.2221822">
            <text:p>-0.2221822</text:p>
          </table:table-cell>
          <table:table-cell table:formula="of:=AVERAGE([.J10:.J18])" office:value-type="float" office:value="-0.234632111111111">
            <text:p>-0.2346321111</text:p>
          </table:table-cell>
          <table:table-cell office:value-type="float" office:value="133.885986">
            <text:p>133.885986</text:p>
          </table:table-cell>
          <table:table-cell office:value-type="float" office:value="-0.077821">
            <text:p>-0.077821</text:p>
          </table:table-cell>
          <table:table-cell office:value-type="float" office:value="-0.103521">
            <text:p>-0.103521</text:p>
          </table:table-cell>
          <table:table-cell table:formula="of:=[.O18]-0.021583" office:value-type="float" office:value="-0.125104">
            <text:p>-0.125104</text:p>
          </table:table-cell>
          <table:table-cell office:value-type="float" office:value="33.024071">
            <text:p>33.024071</text:p>
          </table:table-cell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office:value-type="float" office:value="223">
            <text:p>223</text:p>
          </table:table-cell>
          <table:table-cell office:value-type="float" office:value="42">
            <text:p>42</text:p>
          </table:table-cell>
          <table:table-cell office:value-type="float" office:value="73.355301">
            <text:p>73.355301</text:p>
          </table:table-cell>
          <table:table-cell office:value-type="float" office:value="0.032377">
            <text:p>0.032377</text:p>
          </table:table-cell>
          <table:table-cell office:value-type="float" office:value="0.119225">
            <text:p>0.119225</text:p>
          </table:table-cell>
          <table:table-cell office:value-type="float" office:value="268.239685">
            <text:p>268.239685</text:p>
          </table:table-cell>
        </table:table-row>
        <table:table-row table:style-name="ro1">
          <table:table-cell office:value-type="float" office:value="4883">
            <text:p>4883</text:p>
          </table:table-cell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office:value-type="float" office:value="438.58786">
            <text:p>438.58786</text:p>
          </table:table-cell>
          <table:table-cell office:value-type="float" office:value="-0.035">
            <text:p>-0.035</text:p>
          </table:table-cell>
          <table:table-cell office:value-type="float" office:value="-0.040917">
            <text:p>-0.040917</text:p>
          </table:table-cell>
          <table:table-cell office:value-type="float" office:value="16.906603">
            <text:p>16.906603</text:p>
          </table:table-cell>
          <table:table-cell office:value-type="float" office:value="-0.105982">
            <text:p>-0.105982</text:p>
          </table:table-cell>
          <table:table-cell office:value-type="float" office:value="0.347159">
            <text:p>0.347159</text:p>
          </table:table-cell>
          <table:table-cell table:formula="of:=[.I19]-[.$I$2]" office:value-type="float" office:value="0.328005">
            <text:p>0.328005</text:p>
          </table:table-cell>
          <table:table-cell table:formula="of:=AVERAGE([.J15:.J19])" office:value-type="float" office:value="-0.1857904">
            <text:p>-0.1857904</text:p>
          </table:table-cell>
          <table:table-cell table:formula="of:=AVERAGE([.J11:.J19])" office:value-type="float" office:value="-0.195792888888889">
            <text:p>-0.1957928889</text:p>
          </table:table-cell>
          <table:table-cell office:value-type="float" office:value="227.564575">
            <text:p>227.564575</text:p>
          </table:table-cell>
          <table:table-cell office:value-type="float" office:value="-0.136187">
            <text:p>-0.136187</text:p>
          </table:table-cell>
          <table:table-cell office:value-type="float" office:value="-0.159211">
            <text:p>-0.159211</text:p>
          </table:table-cell>
          <table:table-cell table:formula="of:=[.O19]-0.021583" office:value-type="float" office:value="-0.180794">
            <text:p>-0.180794</text:p>
          </table:table-cell>
          <table:table-cell office:value-type="float" office:value="16.906616">
            <text:p>16.906616</text:p>
          </table:table-cell>
          <table:table-cell office:value-type="float" office:value="175">
            <text:p>175</text:p>
          </table:table-cell>
          <table:table-cell office:value-type="float" office:value="9">
            <text:p>9</text:p>
          </table:table-cell>
          <table:table-cell office:value-type="float" office:value="314">
            <text:p>314</text:p>
          </table:table-cell>
          <table:table-cell office:value-type="float" office:value="53">
            <text:p>53</text:p>
          </table:table-cell>
          <table:table-cell office:value-type="float" office:value="145.797806">
            <text:p>145.797806</text:p>
          </table:table-cell>
          <table:table-cell office:value-type="float" office:value="-0.002623">
            <text:p>-0.002623</text:p>
          </table:table-cell>
          <table:table-cell office:value-type="float" office:value="0.078308">
            <text:p>0.078308</text:p>
          </table:table-cell>
          <table:table-cell office:value-type="float" office:value="3085.496094">
            <text:p>3085.496094</text:p>
          </table:table-cell>
        </table:table-row>
        <table:table-row table:style-name="ro1">
          <table:table-cell office:value-type="float" office:value="5140">
            <text:p>5140</text:p>
          </table:table-cell>
          <table:table-cell office:value-type="float" office:value="19">
            <text:p>19</text:p>
          </table:table-cell>
          <table:table-cell office:value-type="float" office:value="94">
            <text:p>94</text:p>
          </table:table-cell>
          <table:table-cell office:value-type="float" office:value="393.546417">
            <text:p>393.546417</text:p>
          </table:table-cell>
          <table:table-cell office:value-type="float" office:value="-0.028243">
            <text:p>-0.028243</text:p>
          </table:table-cell>
          <table:table-cell office:value-type="float" office:value="-0.009142">
            <text:p>-0.009142</text:p>
          </table:table-cell>
          <table:table-cell office:value-type="float" office:value="67.630501">
            <text:p>67.630501</text:p>
          </table:table-cell>
          <table:table-cell office:value-type="float" office:value="0.030281">
            <text:p>0.030281</text:p>
          </table:table-cell>
          <table:table-cell office:value-type="float" office:value="-0.033519">
            <text:p>-0.033519</text:p>
          </table:table-cell>
          <table:table-cell table:formula="of:=[.I20]-[.$I$2]" office:value-type="float" office:value="-0.052673">
            <text:p>-0.052673</text:p>
          </table:table-cell>
          <table:table-cell table:formula="of:=AVERAGE([.J16:.J20])" office:value-type="float" office:value="-0.265278">
            <text:p>-0.265278</text:p>
          </table:table-cell>
          <table:table-cell table:formula="of:=AVERAGE([.J12:.J20])" office:value-type="float" office:value="-0.200049222222222">
            <text:p>-0.2000492222</text:p>
          </table:table-cell>
          <table:table-cell office:value-type="float" office:value="10.694224">
            <text:p>10.694224</text:p>
          </table:table-cell>
          <table:table-cell office:value-type="float" office:value="-0.109896">
            <text:p>-0.109896</text:p>
          </table:table-cell>
          <table:table-cell office:value-type="float" office:value="-0.035573">
            <text:p>-0.035573</text:p>
          </table:table-cell>
          <table:table-cell table:formula="of:=[.O20]-0.021583" office:value-type="float" office:value="-0.057156">
            <text:p>-0.057156</text:p>
          </table:table-cell>
          <table:table-cell office:value-type="float" office:value="67.630508">
            <text:p>67.630508</text:p>
          </table:table-cell>
          <table:table-cell office:value-type="float" office:value="194">
            <text:p>194</text:p>
          </table:table-cell>
          <table:table-cell office:value-type="float" office:value="9">
            <text:p>9</text:p>
          </table:table-cell>
          <table:table-cell office:value-type="float" office:value="407">
            <text:p>407</text:p>
          </table:table-cell>
          <table:table-cell office:value-type="float" office:value="60">
            <text:p>60</text:p>
          </table:table-cell>
          <table:table-cell office:value-type="float" office:value="219.020554">
            <text:p>219.020554</text:p>
          </table:table-cell>
          <table:table-cell office:value-type="float" office:value="-0.030866">
            <text:p>-0.030866</text:p>
          </table:table-cell>
          <table:table-cell office:value-type="float" office:value="0.069166">
            <text:p>0.069166</text:p>
          </table:table-cell>
          <table:table-cell office:value-type="float" office:value="324.082336">
            <text:p>324.082336</text:p>
          </table:table-cell>
        </table:table-row>
        <table:table-row table:style-name="ro1">
          <table:table-cell office:value-type="float" office:value="5397">
            <text:p>5397</text:p>
          </table:table-cell>
          <table:table-cell office:value-type="float" office:value="25">
            <text:p>25</text:p>
          </table:table-cell>
          <table:table-cell office:value-type="float" office:value="124">
            <text:p>124</text:p>
          </table:table-cell>
          <table:table-cell office:value-type="float" office:value="397.807739">
            <text:p>397.807739</text:p>
          </table:table-cell>
          <table:table-cell office:value-type="float" office:value="0.002551">
            <text:p>0.002551</text:p>
          </table:table-cell>
          <table:table-cell office:value-type="float" office:value="0.012703">
            <text:p>0.012703</text:p>
          </table:table-cell>
          <table:table-cell office:value-type="float" office:value="397.965393">
            <text:p>397.965393</text:p>
          </table:table-cell>
          <table:table-cell office:value-type="float" office:value="0.090842">
            <text:p>0.090842</text:p>
          </table:table-cell>
          <table:table-cell office:value-type="float" office:value="-0.464475">
            <text:p>-0.464475</text:p>
          </table:table-cell>
          <table:table-cell table:formula="of:=[.I21]-[.$I$2]" office:value-type="float" office:value="-0.483629">
            <text:p>-0.483629</text:p>
          </table:table-cell>
          <table:table-cell table:formula="of:=AVERAGE([.J17:.J21])" office:value-type="float" office:value="-0.2997544">
            <text:p>-0.2997544</text:p>
          </table:table-cell>
          <table:table-cell table:formula="of:=AVERAGE([.J13:.J21])" office:value-type="float" office:value="-0.244208888888889">
            <text:p>-0.2442088889</text:p>
          </table:table-cell>
          <table:table-cell office:value-type="float" office:value="411.301849">
            <text:p>411.301849</text:p>
          </table:table-cell>
          <table:table-cell office:value-type="float" office:value="0.009926">
            <text:p>0.009926</text:p>
          </table:table-cell>
          <table:table-cell office:value-type="float" office:value="0.049429">
            <text:p>0.049429</text:p>
          </table:table-cell>
          <table:table-cell table:formula="of:=[.O21]-0.021583" office:value-type="float" office:value="0.027846">
            <text:p>0.027846</text:p>
          </table:table-cell>
          <table:table-cell office:value-type="float" office:value="397.965424">
            <text:p>397.965424</text:p>
          </table:table-cell>
          <table:table-cell office:value-type="float" office:value="219">
            <text:p>219</text:p>
          </table:table-cell>
          <table:table-cell office:value-type="float" office:value="8">
            <text:p>8</text:p>
          </table:table-cell>
          <table:table-cell office:value-type="float" office:value="531">
            <text:p>531</text:p>
          </table:table-cell>
          <table:table-cell office:value-type="float" office:value="69">
            <text:p>69</text:p>
          </table:table-cell>
          <table:table-cell office:value-type="float" office:value="317.907227">
            <text:p>317.907227</text:p>
          </table:table-cell>
          <table:table-cell office:value-type="float" office:value="-0.028315">
            <text:p>-0.028315</text:p>
          </table:table-cell>
          <table:table-cell office:value-type="float" office:value="0.081869">
            <text:p>0.081869</text:p>
          </table:table-cell>
          <table:table-cell office:value-type="float" office:value="389.134369">
            <text:p>389.134369</text:p>
          </table:table-cell>
        </table:table-row>
        <table:table-row table:style-name="ro1">
          <table:table-cell office:value-type="float" office:value="5654">
            <text:p>5654</text:p>
          </table:table-cell>
          <table:table-cell office:value-type="float" office:value="29">
            <text:p>29</text:p>
          </table:table-cell>
          <table:table-cell office:value-type="float" office:value="109">
            <text:p>109</text:p>
          </table:table-cell>
          <table:table-cell office:value-type="float" office:value="277.341919">
            <text:p>277.341919</text:p>
          </table:table-cell>
          <table:table-cell office:value-type="float" office:value="0.002544">
            <text:p>0.002544</text:p>
          </table:table-cell>
          <table:table-cell office:value-type="float" office:value="0.006985">
            <text:p>0.006985</text:p>
          </table:table-cell>
          <table:table-cell office:value-type="float" office:value="174.58461">
            <text:p>174.58461</text:p>
          </table:table-cell>
          <table:table-cell office:value-type="float" office:value="0.060561">
            <text:p>0.060561</text:p>
          </table:table-cell>
          <table:table-cell office:value-type="float" office:value="0.227449">
            <text:p>0.227449</text:p>
          </table:table-cell>
          <table:table-cell table:formula="of:=[.I22]-[.$I$2]" office:value-type="float" office:value="0.208295">
            <text:p>0.208295</text:p>
          </table:table-cell>
          <table:table-cell table:formula="of:=AVERAGE([.J18:.J22])" office:value-type="float" office:value="-0.0110138">
            <text:p>-0.0110138</text:p>
          </table:table-cell>
          <table:table-cell table:formula="of:=AVERAGE([.J14:.J22])" office:value-type="float" office:value="-0.123434777777778">
            <text:p>-0.1234347778</text:p>
          </table:table-cell>
          <table:table-cell office:value-type="float" office:value="475.569733">
            <text:p>475.569733</text:p>
          </table:table-cell>
          <table:table-cell office:value-type="float" office:value="0.009898">
            <text:p>0.009898</text:p>
          </table:table-cell>
          <table:table-cell office:value-type="float" office:value="0.027179">
            <text:p>0.027179</text:p>
          </table:table-cell>
          <table:table-cell table:formula="of:=[.O22]-0.021583" office:value-type="float" office:value="0.005596">
            <text:p>0.005596</text:p>
          </table:table-cell>
          <table:table-cell office:value-type="float" office:value="174.584595">
            <text:p>174.584595</text:p>
          </table:table-cell>
          <table:table-cell office:value-type="float" office:value="248">
            <text:p>248</text:p>
          </table:table-cell>
          <table:table-cell office:value-type="float" office:value="7">
            <text:p>7</text:p>
          </table:table-cell>
          <table:table-cell office:value-type="float" office:value="640">
            <text:p>640</text:p>
          </table:table-cell>
          <table:table-cell office:value-type="float" office:value="78">
            <text:p>78</text:p>
          </table:table-cell>
          <table:table-cell office:value-type="float" office:value="398.37796">
            <text:p>398.37796</text:p>
          </table:table-cell>
          <table:table-cell office:value-type="float" office:value="-0.025771">
            <text:p>-0.025771</text:p>
          </table:table-cell>
          <table:table-cell office:value-type="float" office:value="0.088854">
            <text:p>0.088854</text:p>
          </table:table-cell>
          <table:table-cell office:value-type="float" office:value="444.778503">
            <text:p>444.778503</text:p>
          </table:table-cell>
        </table:table-row>
        <table:table-row table:style-name="ro1">
          <table:table-cell office:value-type="float" office:value="5911">
            <text:p>5911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132.119019">
            <text:p>132.119019</text:p>
          </table:table-cell>
          <table:table-cell office:value-type="float" office:value="0.002545">
            <text:p>0.002545</text:p>
          </table:table-cell>
          <table:table-cell office:value-type="float" office:value="0.01171">
            <text:p>0.01171</text:p>
          </table:table-cell>
          <table:table-cell office:value-type="float" office:value="360.044586">
            <text:p>360.044586</text:p>
          </table:table-cell>
          <table:table-cell office:value-type="float" office:value="-0.01514">
            <text:p>-0.01514</text:p>
          </table:table-cell>
          <table:table-cell office:value-type="float" office:value="0.672771">
            <text:p>0.672771</text:p>
          </table:table-cell>
          <table:table-cell table:formula="of:=[.I23]-[.$I$2]" office:value-type="float" office:value="0.653617">
            <text:p>0.653617</text:p>
          </table:table-cell>
          <table:table-cell table:formula="of:=AVERAGE([.J19:.J23])" office:value-type="float" office:value="0.130723">
            <text:p>0.130723</text:p>
          </table:table-cell>
          <table:table-cell table:formula="of:=AVERAGE([.J15:.J23])" office:value-type="float" office:value="-0.067038">
            <text:p>-0.067038</text:p>
          </table:table-cell>
          <table:table-cell office:value-type="float" office:value="4343.58252">
            <text:p>4343.58252</text:p>
          </table:table-cell>
          <table:table-cell office:value-type="float" office:value="0.009904">
            <text:p>0.009904</text:p>
          </table:table-cell>
          <table:table-cell office:value-type="float" office:value="0.045565">
            <text:p>0.045565</text:p>
          </table:table-cell>
          <table:table-cell table:formula="of:=[.O23]-0.021583" office:value-type="float" office:value="0.023982">
            <text:p>0.023982</text:p>
          </table:table-cell>
          <table:table-cell office:value-type="float" office:value="360.044586">
            <text:p>360.044586</text:p>
          </table:table-cell>
          <table:table-cell office:value-type="float" office:value="276">
            <text:p>276</text:p>
          </table:table-cell>
          <table:table-cell office:value-type="float" office:value="6">
            <text:p>6</text:p>
          </table:table-cell>
          <table:table-cell office:value-type="float" office:value="705">
            <text:p>705</text:p>
          </table:table-cell>
          <table:table-cell office:value-type="float" office:value="84">
            <text:p>84</text:p>
          </table:table-cell>
          <table:table-cell office:value-type="float" office:value="436.033264">
            <text:p>436.033264</text:p>
          </table:table-cell>
          <table:table-cell office:value-type="float" office:value="-0.023226">
            <text:p>-0.023226</text:p>
          </table:table-cell>
          <table:table-cell office:value-type="float" office:value="0.100564">
            <text:p>0.100564</text:p>
          </table:table-cell>
          <table:table-cell office:value-type="float" office:value="532.983704">
            <text:p>532.983704</text:p>
          </table:table-cell>
        </table:table-row>
        <table:table-row table:style-name="ro1">
          <table:table-cell office:value-type="float" office:value="6168">
            <text:p>6168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82.733322">
            <text:p>82.733322</text:p>
          </table:table-cell>
          <table:table-cell office:value-type="float" office:value="0.002547">
            <text:p>0.002547</text:p>
          </table:table-cell>
          <table:table-cell office:value-type="float" office:value="0.009142">
            <text:p>0.009142</text:p>
          </table:table-cell>
          <table:table-cell office:value-type="float" office:value="258.915771">
            <text:p>258.915771</text:p>
          </table:table-cell>
          <table:table-cell office:value-type="float" office:value="-0.01514">
            <text:p>-0.01514</text:p>
          </table:table-cell>
          <table:table-cell office:value-type="float" office:value="0.237026">
            <text:p>0.237026</text:p>
          </table:table-cell>
          <table:table-cell table:formula="of:=[.I24]-[.$I$2]" office:value-type="float" office:value="0.217872">
            <text:p>0.217872</text:p>
          </table:table-cell>
          <table:table-cell table:formula="of:=AVERAGE([.J20:.J24])" office:value-type="float" office:value="0.1086964">
            <text:p>0.1086964</text:p>
          </table:table-cell>
          <table:table-cell table:formula="of:=AVERAGE([.J16:.J24])" office:value-type="float" office:value="-0.0811372222222222">
            <text:p>-0.0811372222</text:p>
          </table:table-cell>
          <table:table-cell office:value-type="float" office:value="1465.532837">
            <text:p>1465.532837</text:p>
          </table:table-cell>
          <table:table-cell office:value-type="float" office:value="0.009911">
            <text:p>0.009911</text:p>
          </table:table-cell>
          <table:table-cell office:value-type="float" office:value="0.035573">
            <text:p>0.035573</text:p>
          </table:table-cell>
          <table:table-cell table:formula="of:=[.O24]-0.021583" office:value-type="float" office:value="0.01399">
            <text:p>0.01399</text:p>
          </table:table-cell>
          <table:table-cell office:value-type="float" office:value="258.915771">
            <text:p>258.915771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754">
            <text:p>754</text:p>
          </table:table-cell>
          <table:table-cell office:value-type="float" office:value="89">
            <text:p>89</text:p>
          </table:table-cell>
          <table:table-cell office:value-type="float" office:value="458.75592">
            <text:p>458.75592</text:p>
          </table:table-cell>
          <table:table-cell office:value-type="float" office:value="-0.020679">
            <text:p>-0.020679</text:p>
          </table:table-cell>
          <table:table-cell office:value-type="float" office:value="0.109706">
            <text:p>0.109706</text:p>
          </table:table-cell>
          <table:table-cell office:value-type="float" office:value="630.528687">
            <text:p>630.528687</text:p>
          </table:table-cell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float" office:value="294.728333">
            <text:p>294.728333</text:p>
          </table:table-cell>
          <table:table-cell office:value-type="float" office:value="0">
            <text:p>0</text:p>
          </table:table-cell>
          <table:table-cell office:value-type="float" office:value="0.004212">
            <text:p>0.004212</text:p>
          </table:table-cell>
          <table:table-cell office:value-type="string">
            <text:p>Infinity</text:p>
          </table:table-cell>
          <table:table-cell office:value-type="float" office:value="-0.01514">
            <text:p>-0.01514</text:p>
          </table:table-cell>
          <table:table-cell office:value-type="float" office:value="-0.806846">
            <text:p>-0.806846</text:p>
          </table:table-cell>
          <table:table-cell table:formula="of:=[.I25]-[.$I$2]" office:value-type="float" office:value="-0.826">
            <text:p>-0.826</text:p>
          </table:table-cell>
          <table:table-cell table:formula="of:=AVERAGE([.J21:.J25])" office:value-type="float" office:value="-0.045969">
            <text:p>-0.045969</text:p>
          </table:table-cell>
          <table:table-cell table:formula="of:=AVERAGE([.J17:.J25])" office:value-type="float" office:value="-0.138332">
            <text:p>-0.138332</text:p>
          </table:table-cell>
          <table:table-cell office:value-type="float" office:value="5429.136719">
            <text:p>5429.136719</text:p>
          </table:table-cell>
          <table:table-cell office:value-type="float" office:value="0">
            <text:p>0</text:p>
          </table:table-cell>
          <table:table-cell office:value-type="float" office:value="0.016387">
            <text:p>0.016387</text:p>
          </table:table-cell>
          <table:table-cell table:formula="of:=[.O25]-0.021583" office:value-type="float" office:value="-0.005196">
            <text:p>-0.005196</text:p>
          </table:table-cell>
          <table:table-cell office:value-type="float" office:value="100">
            <text:p>100</text:p>
          </table:table-cell>
          <table:table-cell office:value-type="float" office:value="329">
            <text:p>329</text:p>
          </table:table-cell>
          <table:table-cell office:value-type="float" office:value="4">
            <text:p>4</text:p>
          </table:table-cell>
          <table:table-cell office:value-type="float" office:value="856">
            <text:p>856</text:p>
          </table:table-cell>
          <table:table-cell office:value-type="float" office:value="100">
            <text:p>100</text:p>
          </table:table-cell>
          <table:table-cell office:value-type="float" office:value="535.672485">
            <text:p>535.672485</text:p>
          </table:table-cell>
          <table:table-cell office:value-type="float" office:value="-0.020679">
            <text:p>-0.020679</text:p>
          </table:table-cell>
          <table:table-cell office:value-type="float" office:value="0.113918">
            <text:p>0.113918</text:p>
          </table:table-cell>
          <table:table-cell office:value-type="float" office:value="650.895447">
            <text:p>650.895447</text:p>
          </table:table-cell>
        </table:table-row>
        <table:table-row table:style-name="ro1">
          <table:table-cell office:value-type="float" office:value="6682">
            <text:p>6682</text:p>
          </table:table-cell>
          <table:table-cell office:value-type="float" office:value="26">
            <text:p>26</text:p>
          </table:table-cell>
          <table:table-cell office:value-type="float" office:value="203">
            <text:p>203</text:p>
          </table:table-cell>
          <table:table-cell office:value-type="float" office:value="682.158142">
            <text:p>682.158142</text:p>
          </table:table-cell>
          <table:table-cell office:value-type="float" office:value="0">
            <text:p>0</text:p>
          </table:table-cell>
          <table:table-cell office:value-type="float" office:value="0.006745">
            <text:p>0.006745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1.525106">
            <text:p>-1.525106</text:p>
          </table:table-cell>
          <table:table-cell table:formula="of:=[.I26]-[.$I$2]" office:value-type="float" office:value="-1.54426">
            <text:p>-1.54426</text:p>
          </table:table-cell>
          <table:table-cell table:formula="of:=AVERAGE([.J22:.J26])" office:value-type="float" office:value="-0.2580952">
            <text:p>-0.2580952</text:p>
          </table:table-cell>
          <table:table-cell table:formula="of:=AVERAGE([.J18:.J26])" office:value-type="float" office:value="-0.172648888888889">
            <text:p>-0.172648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247">
            <text:p>0.026247</text:p>
          </table:table-cell>
          <table:table-cell table:formula="of:=[.O26]-0.021583" office:value-type="float" office:value="0.004664">
            <text:p>0.004664</text:p>
          </table:table-cell>
          <table:table-cell office:value-type="float" office:value="100">
            <text:p>100</text:p>
          </table:table-cell>
          <table:table-cell office:value-type="float" office:value="355">
            <text:p>355</text:p>
          </table:table-cell>
          <table:table-cell office:value-type="float" office:value="3">
            <text:p>3</text:p>
          </table:table-cell>
          <table:table-cell office:value-type="float" office:value="1058">
            <text:p>1058</text:p>
          </table:table-cell>
          <table:table-cell office:value-type="float" office:value="123">
            <text:p>123</text:p>
          </table:table-cell>
          <table:table-cell office:value-type="float" office:value="713.168274">
            <text:p>713.168274</text:p>
          </table:table-cell>
          <table:table-cell office:value-type="float" office:value="-0.020679">
            <text:p>-0.020679</text:p>
          </table:table-cell>
          <table:table-cell office:value-type="float" office:value="0.120663">
            <text:p>0.120663</text:p>
          </table:table-cell>
          <table:table-cell office:value-type="float" office:value="683.515381">
            <text:p>683.515381</text:p>
          </table:table-cell>
        </table:table-row>
        <table:table-row table:style-name="ro1">
          <table:table-cell office:value-type="float" office:value="6939">
            <text:p>6939</text:p>
          </table:table-cell>
          <table:table-cell office:value-type="float" office:value="26">
            <text:p>26</text:p>
          </table:table-cell>
          <table:table-cell office:value-type="float" office:value="171">
            <text:p>171</text:p>
          </table:table-cell>
          <table:table-cell office:value-type="float" office:value="559.299683">
            <text:p>559.299683</text:p>
          </table:table-cell>
          <table:table-cell office:value-type="float" office:value="0">
            <text:p>0</text:p>
          </table:table-cell>
          <table:table-cell office:value-type="float" office:value="0.012292">
            <text:p>0.012292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483629">
            <text:p>0.483629</text:p>
          </table:table-cell>
          <table:table-cell table:formula="of:=[.I27]-[.$I$2]" office:value-type="float" office:value="0.464475">
            <text:p>0.464475</text:p>
          </table:table-cell>
          <table:table-cell table:formula="of:=AVERAGE([.J23:.J27])" office:value-type="float" office:value="-0.2068592">
            <text:p>-0.2068592</text:p>
          </table:table-cell>
          <table:table-cell table:formula="of:=AVERAGE([.J19:.J27])" office:value-type="float" office:value="-0.114922">
            <text:p>-0.1149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783">
            <text:p>0.04783</text:p>
          </table:table-cell>
          <table:table-cell table:formula="of:=[.O27]-0.021583" office:value-type="float" office:value="0.026247">
            <text:p>0.026247</text:p>
          </table:table-cell>
          <table:table-cell office:value-type="float" office:value="100">
            <text:p>100</text:p>
          </table:table-cell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1228">
            <text:p>1228</text:p>
          </table:table-cell>
          <table:table-cell office:value-type="float" office:value="144">
            <text:p>144</text:p>
          </table:table-cell>
          <table:table-cell office:value-type="float" office:value="858.820679">
            <text:p>858.820679</text:p>
          </table:table-cell>
          <table:table-cell office:value-type="float" office:value="-0.020679">
            <text:p>-0.020679</text:p>
          </table:table-cell>
          <table:table-cell office:value-type="float" office:value="0.132956">
            <text:p>0.132956</text:p>
          </table:table-cell>
          <table:table-cell office:value-type="float" office:value="742.959717">
            <text:p>742.959717</text:p>
          </table:table-cell>
        </table:table-row>
        <table:table-row table:style-name="ro1">
          <table:table-cell office:value-type="float" office:value="7196">
            <text:p>7196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float" office:value="496.045776">
            <text:p>496.045776</text:p>
          </table:table-cell>
          <table:table-cell office:value-type="float" office:value="0.002549">
            <text:p>0.002549</text:p>
          </table:table-cell>
          <table:table-cell office:value-type="float" office:value="0.009895">
            <text:p>0.009895</text:p>
          </table:table-cell>
          <table:table-cell office:value-type="float" office:value="288.207428">
            <text:p>288.207428</text:p>
          </table:table-cell>
          <table:table-cell office:value-type="float" office:value="0">
            <text:p>0</text:p>
          </table:table-cell>
          <table:table-cell office:value-type="float" office:value="0.248997">
            <text:p>0.248997</text:p>
          </table:table-cell>
          <table:table-cell table:formula="of:=[.I28]-[.$I$2]" office:value-type="float" office:value="0.229843">
            <text:p>0.229843</text:p>
          </table:table-cell>
          <table:table-cell table:formula="of:=AVERAGE([.J24:.J28])" office:value-type="float" office:value="-0.291614">
            <text:p>-0.291614</text:p>
          </table:table-cell>
          <table:table-cell table:formula="of:=AVERAGE([.J20:.J28])" office:value-type="float" office:value="-0.125828888888889">
            <text:p>-0.1258288889</text:p>
          </table:table-cell>
          <table:table-cell office:value-type="float" office:value="100">
            <text:p>100</text:p>
          </table:table-cell>
          <table:table-cell office:value-type="float" office:value="0.009918">
            <text:p>0.009918</text:p>
          </table:table-cell>
          <table:table-cell office:value-type="float" office:value="0.038504">
            <text:p>0.038504</text:p>
          </table:table-cell>
          <table:table-cell table:formula="of:=[.O28]-0.021583" office:value-type="float" office:value="0.016921">
            <text:p>0.016921</text:p>
          </table:table-cell>
          <table:table-cell office:value-type="float" office:value="288.207489">
            <text:p>288.207489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1382">
            <text:p>1382</text:p>
          </table:table-cell>
          <table:table-cell office:value-type="float" office:value="165">
            <text:p>165</text:p>
          </table:table-cell>
          <table:table-cell office:value-type="float" office:value="988.696594">
            <text:p>988.696594</text:p>
          </table:table-cell>
          <table:table-cell office:value-type="float" office:value="-0.01813">
            <text:p>-0.01813</text:p>
          </table:table-cell>
          <table:table-cell office:value-type="float" office:value="0.142851">
            <text:p>0.142851</text:p>
          </table:table-cell>
          <table:table-cell office:value-type="float" office:value="887.941284">
            <text:p>887.941284</text:p>
          </table:table-cell>
        </table:table-row>
        <table:table-row table:style-name="ro1">
          <table:table-cell office:value-type="float" office:value="7453">
            <text:p>7453</text:p>
          </table:table-cell>
          <table:table-cell office:value-type="float" office:value="26">
            <text:p>26</text:p>
          </table:table-cell>
          <table:table-cell office:value-type="float" office:value="161">
            <text:p>161</text:p>
          </table:table-cell>
          <table:table-cell office:value-type="float" office:value="520.982483">
            <text:p>520.982483</text:p>
          </table:table-cell>
          <table:table-cell office:value-type="float" office:value="-0.002549">
            <text:p>-0.002549</text:p>
          </table:table-cell>
          <table:table-cell office:value-type="float" office:value="0.002568">
            <text:p>0.002568</text:p>
          </table:table-cell>
          <table:table-cell office:value-type="float" office:value="200.745895">
            <text:p>200.745895</text:p>
          </table:table-cell>
          <table:table-cell office:value-type="float" office:value="0">
            <text:p>0</text:p>
          </table:table-cell>
          <table:table-cell office:value-type="float" office:value="-0.098162">
            <text:p>-0.098162</text:p>
          </table:table-cell>
          <table:table-cell table:formula="of:=[.I29]-[.$I$2]" office:value-type="float" office:value="-0.117316">
            <text:p>-0.117316</text:p>
          </table:table-cell>
          <table:table-cell table:formula="of:=AVERAGE([.J25:.J29])" office:value-type="float" office:value="-0.3586516">
            <text:p>-0.3586516</text:p>
          </table:table-cell>
          <table:table-cell table:formula="of:=AVERAGE([.J21:.J29])" office:value-type="float" office:value="-0.133011444444444">
            <text:p>-0.1330114444</text:p>
          </table:table-cell>
          <table:table-cell office:value-type="float" office:value="100">
            <text:p>100</text:p>
          </table:table-cell>
          <table:table-cell office:value-type="float" office:value="-0.009918">
            <text:p>-0.009918</text:p>
          </table:table-cell>
          <table:table-cell office:value-type="float" office:value="0.009992">
            <text:p>0.009992</text:p>
          </table:table-cell>
          <table:table-cell table:formula="of:=[.O29]-0.021583" office:value-type="float" office:value="-0.011591">
            <text:p>-0.011591</text:p>
          </table:table-cell>
          <table:table-cell office:value-type="float" office:value="200.745895">
            <text:p>200.745895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1542">
            <text:p>1542</text:p>
          </table:table-cell>
          <table:table-cell office:value-type="float" office:value="188">
            <text:p>188</text:p>
          </table:table-cell>
          <table:table-cell office:value-type="float" office:value="1124.655518">
            <text:p>1124.655518</text:p>
          </table:table-cell>
          <table:table-cell office:value-type="float" office:value="-0.020679">
            <text:p>-0.020679</text:p>
          </table:table-cell>
          <table:table-cell office:value-type="float" office:value="0.145419">
            <text:p>0.145419</text:p>
          </table:table-cell>
          <table:table-cell office:value-type="float" office:value="803.232117">
            <text:p>803.232117</text:p>
          </table:table-cell>
        </table:table-row>
        <table:table-row table:style-name="ro1">
          <table:table-cell office:value-type="float" office:value="7710">
            <text:p>7710</text:p>
          </table:table-cell>
          <table:table-cell office:value-type="float" office:value="27">
            <text:p>27</text:p>
          </table:table-cell>
          <table:table-cell office:value-type="float" office:value="154">
            <text:p>154</text:p>
          </table:table-cell>
          <table:table-cell office:value-type="float" office:value="471.62738">
            <text:p>471.62738</text:p>
          </table:table-cell>
          <table:table-cell office:value-type="float" office:value="0.002547">
            <text:p>0.002547</text:p>
          </table:table-cell>
          <table:table-cell office:value-type="float" office:value="0.008903">
            <text:p>0.008903</text:p>
          </table:table-cell>
          <table:table-cell office:value-type="float" office:value="249.505997">
            <text:p>249.505997</text:p>
          </table:table-cell>
          <table:table-cell office:value-type="float" office:value="0.01514">
            <text:p>0.01514</text:p>
          </table:table-cell>
          <table:table-cell office:value-type="float" office:value="0.107739">
            <text:p>0.107739</text:p>
          </table:table-cell>
          <table:table-cell table:formula="of:=[.I30]-[.$I$2]" office:value-type="float" office:value="0.088585">
            <text:p>0.088585</text:p>
          </table:table-cell>
          <table:table-cell table:formula="of:=AVERAGE([.J26:.J30])" office:value-type="float" office:value="-0.1757346">
            <text:p>-0.1757346</text:p>
          </table:table-cell>
          <table:table-cell table:formula="of:=AVERAGE([.J22:.J30])" office:value-type="float" office:value="-0.0694321111111111">
            <text:p>-0.0694321111</text:p>
          </table:table-cell>
          <table:table-cell office:value-type="float" office:value="811.605835">
            <text:p>811.605835</text:p>
          </table:table-cell>
          <table:table-cell office:value-type="float" office:value="0.009911">
            <text:p>0.009911</text:p>
          </table:table-cell>
          <table:table-cell office:value-type="float" office:value="0.03464">
            <text:p>0.03464</text:p>
          </table:table-cell>
          <table:table-cell table:formula="of:=[.O30]-0.021583" office:value-type="float" office:value="0.013057">
            <text:p>0.013057</text:p>
          </table:table-cell>
          <table:table-cell office:value-type="float" office:value="249.505997">
            <text:p>249.505997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695">
            <text:p>1695</text:p>
          </table:table-cell>
          <table:table-cell office:value-type="float" office:value="210">
            <text:p>210</text:p>
          </table:table-cell>
          <table:table-cell office:value-type="float" office:value="1252.727051">
            <text:p>1252.727051</text:p>
          </table:table-cell>
          <table:table-cell office:value-type="float" office:value="-0.018132">
            <text:p>-0.018132</text:p>
          </table:table-cell>
          <table:table-cell office:value-type="float" office:value="0.154322">
            <text:p>0.154322</text:p>
          </table:table-cell>
          <table:table-cell office:value-type="float" office:value="951.123901">
            <text:p>951.123901</text:p>
          </table:table-cell>
        </table:table-row>
        <table:table-row table:style-name="ro1">
          <table:table-cell office:value-type="float" office:value="7967">
            <text:p>7967</text:p>
          </table:table-cell>
          <table:table-cell office:value-type="float" office:value="27">
            <text:p>27</text:p>
          </table:table-cell>
          <table:table-cell office:value-type="float" office:value="166">
            <text:p>166</text:p>
          </table:table-cell>
          <table:table-cell office:value-type="float" office:value="513.796631">
            <text:p>513.796631</text:p>
          </table:table-cell>
          <table:table-cell office:value-type="float" office:value="-0.002547">
            <text:p>-0.002547</text:p>
          </table:table-cell>
          <table:table-cell office:value-type="float" office:value="0.006403">
            <text:p>0.006403</text:p>
          </table:table-cell>
          <table:table-cell office:value-type="float" office:value="351.375488">
            <text:p>351.375488</text:p>
          </table:table-cell>
          <table:table-cell office:value-type="float" office:value="0">
            <text:p>0</text:p>
          </table:table-cell>
          <table:table-cell office:value-type="float" office:value="-0.172383">
            <text:p>-0.172383</text:p>
          </table:table-cell>
          <table:table-cell table:formula="of:=[.I31]-[.$I$2]" office:value-type="float" office:value="-0.191537">
            <text:p>-0.191537</text:p>
          </table:table-cell>
          <table:table-cell table:formula="of:=AVERAGE([.J27:.J31])" office:value-type="float" office:value="0.09481">
            <text:p>0.09481</text:p>
          </table:table-cell>
          <table:table-cell table:formula="of:=AVERAGE([.J23:.J31])" office:value-type="float" office:value="-0.113857888888889">
            <text:p>-0.1138578889</text:p>
          </table:table-cell>
          <table:table-cell office:value-type="float" office:value="100">
            <text:p>100</text:p>
          </table:table-cell>
          <table:table-cell office:value-type="float" office:value="-0.009911">
            <text:p>-0.009911</text:p>
          </table:table-cell>
          <table:table-cell office:value-type="float" office:value="0.024914">
            <text:p>0.024914</text:p>
          </table:table-cell>
          <table:table-cell table:formula="of:=[.O31]-0.021583" office:value-type="float" office:value="0.003331">
            <text:p>0.003331</text:p>
          </table:table-cell>
          <table:table-cell office:value-type="float" office:value="351.375458">
            <text:p>351.375458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1859">
            <text:p>1859</text:p>
          </table:table-cell>
          <table:table-cell office:value-type="float" office:value="235">
            <text:p>235</text:p>
          </table:table-cell>
          <table:table-cell office:value-type="float" office:value="1391.980225">
            <text:p>1391.980225</text:p>
          </table:table-cell>
          <table:table-cell office:value-type="float" office:value="-0.020679">
            <text:p>-0.020679</text:p>
          </table:table-cell>
          <table:table-cell office:value-type="float" office:value="0.160725">
            <text:p>0.160725</text:p>
          </table:table-cell>
          <table:table-cell office:value-type="float" office:value="877.247803">
            <text:p>877.247803</text:p>
          </table:table-cell>
        </table:table-row>
        <table:table-row table:style-name="ro1">
          <table:table-cell office:value-type="float" office:value="8224">
            <text:p>8224</text:p>
          </table:table-cell>
          <table:table-cell office:value-type="float" office:value="27">
            <text:p>27</text:p>
          </table:table-cell>
          <table:table-cell office:value-type="float" office:value="137">
            <text:p>137</text:p>
          </table:table-cell>
          <table:table-cell office:value-type="float" office:value="407.787811">
            <text:p>407.787811</text:p>
          </table:table-cell>
          <table:table-cell office:value-type="float" office:value="0">
            <text:p>0</text:p>
          </table:table-cell>
          <table:table-cell office:value-type="float" office:value="0.013217">
            <text:p>0.013217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433351">
            <text:p>0.433351</text:p>
          </table:table-cell>
          <table:table-cell table:formula="of:=[.I32]-[.$I$2]" office:value-type="float" office:value="0.414197">
            <text:p>0.414197</text:p>
          </table:table-cell>
          <table:table-cell table:formula="of:=AVERAGE([.J28:.J32])" office:value-type="float" office:value="0.0847544">
            <text:p>0.0847544</text:p>
          </table:table-cell>
          <table:table-cell table:formula="of:=AVERAGE([.J24:.J32])" office:value-type="float" office:value="-0.140460111111111">
            <text:p>-0.140460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1427">
            <text:p>0.051427</text:p>
          </table:table-cell>
          <table:table-cell table:formula="of:=[.O32]-0.021583" office:value-type="float" office:value="0.029844">
            <text:p>0.029844</text:p>
          </table:table-cell>
          <table:table-cell office:value-type="float" office:value="100">
            <text:p>100</text:p>
          </table:table-cell>
          <table:table-cell office:value-type="float" office:value="514">
            <text:p>514</text:p>
          </table:table-cell>
          <table:table-cell office:value-type="float" office:value="-1">
            <text:p>-1</text:p>
          </table:table-cell>
          <table:table-cell office:value-type="float" office:value="1994">
            <text:p>1994</text:p>
          </table:table-cell>
          <table:table-cell office:value-type="float" office:value="257">
            <text:p>257</text:p>
          </table:table-cell>
          <table:table-cell office:value-type="float" office:value="1502.31958">
            <text:p>1502.31958</text:p>
          </table:table-cell>
          <table:table-cell office:value-type="float" office:value="-0.020679">
            <text:p>-0.020679</text:p>
          </table:table-cell>
          <table:table-cell office:value-type="float" office:value="0.173941">
            <text:p>0.173941</text:p>
          </table:table-cell>
          <table:table-cell office:value-type="float" office:value="941.162964">
            <text:p>941.162964</text:p>
          </table:table-cell>
        </table:table-row>
        <table:table-row table:style-name="ro1">
          <table:table-cell office:value-type="float" office:value="8481">
            <text:p>8481</text:p>
          </table:table-cell>
          <table:table-cell office:value-type="float" office:value="26">
            <text:p>26</text:p>
          </table:table-cell>
          <table:table-cell office:value-type="float" office:value="133">
            <text:p>133</text:p>
          </table:table-cell>
          <table:table-cell office:value-type="float" office:value="411.504608">
            <text:p>411.504608</text:p>
          </table:table-cell>
          <table:table-cell office:value-type="float" office:value="0.002549">
            <text:p>0.002549</text:p>
          </table:table-cell>
          <table:table-cell office:value-type="float" office:value="0.005239">
            <text:p>0.005239</text:p>
          </table:table-cell>
          <table:table-cell office:value-type="float" office:value="105.521599">
            <text:p>105.521599</text:p>
          </table:table-cell>
          <table:table-cell office:value-type="float" office:value="-0.01514">
            <text:p>-0.01514</text:p>
          </table:table-cell>
          <table:table-cell office:value-type="float" office:value="0.062249">
            <text:p>0.062249</text:p>
          </table:table-cell>
          <table:table-cell table:formula="of:=[.I33]-[.$I$2]" office:value-type="float" office:value="0.043095">
            <text:p>0.043095</text:p>
          </table:table-cell>
          <table:table-cell table:formula="of:=AVERAGE([.J29:.J33])" office:value-type="float" office:value="0.0474048">
            <text:p>0.0474048</text:p>
          </table:table-cell>
          <table:table-cell table:formula="of:=AVERAGE([.J25:.J33])" office:value-type="float" office:value="-0.159879777777778">
            <text:p>-0.1598797778</text:p>
          </table:table-cell>
          <table:table-cell office:value-type="float" office:value="311.149994">
            <text:p>311.149994</text:p>
          </table:table-cell>
          <table:table-cell office:value-type="float" office:value="0.009918">
            <text:p>0.009918</text:p>
          </table:table-cell>
          <table:table-cell office:value-type="float" office:value="0.020384">
            <text:p>0.020384</text:p>
          </table:table-cell>
          <table:table-cell table:formula="of:=[.O33]-0.021583" office:value-type="float" office:value="-0.001199">
            <text:p>-0.001199</text:p>
          </table:table-cell>
          <table:table-cell office:value-type="float" office:value="105.521606">
            <text:p>105.521606</text:p>
          </table:table-cell>
          <table:table-cell office:value-type="float" office:value="540">
            <text:p>540</text:p>
          </table:table-cell>
          <table:table-cell office:value-type="float" office:value="-2">
            <text:p>-2</text:p>
          </table:table-cell>
          <table:table-cell office:value-type="float" office:value="2125">
            <text:p>2125</text:p>
          </table:table-cell>
          <table:table-cell office:value-type="float" office:value="280">
            <text:p>280</text:p>
          </table:table-cell>
          <table:table-cell office:value-type="float" office:value="1609.890991">
            <text:p>1609.890991</text:p>
          </table:table-cell>
          <table:table-cell office:value-type="float" office:value="-0.01813">
            <text:p>-0.01813</text:p>
          </table:table-cell>
          <table:table-cell office:value-type="float" office:value="0.17918">
            <text:p>0.17918</text:p>
          </table:table-cell>
          <table:table-cell office:value-type="float" office:value="1088.32605">
            <text:p>1088.32605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float" office:value="478.140106">
            <text:p>478.140106</text:p>
          </table:table-cell>
          <table:table-cell office:value-type="float" office:value="0">
            <text:p>0</text:p>
          </table:table-cell>
          <table:table-cell office:value-type="float" office:value="0.007362">
            <text:p>0.007362</text:p>
          </table:table-cell>
          <table:table-cell office:value-type="string">
            <text:p>Infinity</text:p>
          </table:table-cell>
          <table:table-cell office:value-type="float" office:value="-0.01514">
            <text:p>-0.01514</text:p>
          </table:table-cell>
          <table:table-cell office:value-type="float" office:value="-0.174777">
            <text:p>-0.174777</text:p>
          </table:table-cell>
          <table:table-cell table:formula="of:=[.I34]-[.$I$2]" office:value-type="float" office:value="-0.193931">
            <text:p>-0.193931</text:p>
          </table:table-cell>
          <table:table-cell table:formula="of:=AVERAGE([.J30:.J34])" office:value-type="float" office:value="0.0320818">
            <text:p>0.0320818</text:p>
          </table:table-cell>
          <table:table-cell table:formula="of:=AVERAGE([.J26:.J34])" office:value-type="float" office:value="-0.0896498888888889">
            <text:p>-0.0896498889</text:p>
          </table:table-cell>
          <table:table-cell office:value-type="float" office:value="1254.38269">
            <text:p>1254.38269</text:p>
          </table:table-cell>
          <table:table-cell office:value-type="float" office:value="0">
            <text:p>0</text:p>
          </table:table-cell>
          <table:table-cell office:value-type="float" office:value="0.028645">
            <text:p>0.028645</text:p>
          </table:table-cell>
          <table:table-cell table:formula="of:=[.O34]-0.021583" office:value-type="float" office:value="0.007062">
            <text:p>0.007062</text:p>
          </table:table-cell>
          <table:table-cell office:value-type="float" office:value="100">
            <text:p>100</text:p>
          </table:table-cell>
          <table:table-cell office:value-type="float" office:value="565">
            <text:p>565</text:p>
          </table:table-cell>
          <table:table-cell office:value-type="float" office:value="-2">
            <text:p>-2</text:p>
          </table:table-cell>
          <table:table-cell office:value-type="float" office:value="2267">
            <text:p>2267</text:p>
          </table:table-cell>
          <table:table-cell office:value-type="float" office:value="306">
            <text:p>306</text:p>
          </table:table-cell>
          <table:table-cell office:value-type="float" office:value="1729.643921">
            <text:p>1729.643921</text:p>
          </table:table-cell>
          <table:table-cell office:value-type="float" office:value="-0.01813">
            <text:p>-0.01813</text:p>
          </table:table-cell>
          <table:table-cell office:value-type="float" office:value="0.186542">
            <text:p>0.186542</text:p>
          </table:table-cell>
          <table:table-cell office:value-type="float" office:value="1128.931885">
            <text:p>1128.931885</text:p>
          </table:table-cell>
        </table:table-row>
        <table:table-row table:style-name="ro1">
          <table:table-cell office:value-type="float" office:value="8995">
            <text:p>8995</text:p>
          </table:table-cell>
          <table:table-cell office:value-type="float" office:value="26">
            <text:p>26</text:p>
          </table:table-cell>
          <table:table-cell office:value-type="float" office:value="169">
            <text:p>169</text:p>
          </table:table-cell>
          <table:table-cell office:value-type="float" office:value="549.568359">
            <text:p>549.568359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string">
            <text:p>Infinity</text:p>
          </table:table-cell>
          <table:table-cell office:value-type="float" office:value="0.01514">
            <text:p>0.01514</text:p>
          </table:table-cell>
          <table:table-cell office:value-type="float" office:value="-0.368707">
            <text:p>-0.368707</text:p>
          </table:table-cell>
          <table:table-cell table:formula="of:=[.I35]-[.$I$2]" office:value-type="float" office:value="-0.387861">
            <text:p>-0.387861</text:p>
          </table:table-cell>
          <table:table-cell table:formula="of:=AVERAGE([.J31:.J35])" office:value-type="float" office:value="-0.0632074">
            <text:p>-0.0632074</text:p>
          </table:table-cell>
          <table:table-cell table:formula="of:=AVERAGE([.J27:.J35])" office:value-type="float" office:value="0.0388388888888889">
            <text:p>0.0388388889</text:p>
          </table:table-cell>
          <table:table-cell office:value-type="float" office:value="2335.273193">
            <text:p>2335.273193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[.O35]-0.021583" office:value-type="float" office:value="0.001866">
            <text:p>0.001866</text:p>
          </table:table-cell>
          <table:table-cell office:value-type="float" office:value="100">
            <text:p>100</text:p>
          </table:table-cell>
          <table:table-cell office:value-type="float" office:value="591">
            <text:p>591</text:p>
          </table:table-cell>
          <table:table-cell office:value-type="float" office:value="-2">
            <text:p>-2</text:p>
          </table:table-cell>
          <table:table-cell office:value-type="float" office:value="2433">
            <text:p>2433</text:p>
          </table:table-cell>
          <table:table-cell office:value-type="float" office:value="337">
            <text:p>337</text:p>
          </table:table-cell>
          <table:table-cell office:value-type="float" office:value="1872.934814">
            <text:p>1872.934814</text:p>
          </table:table-cell>
          <table:table-cell office:value-type="float" office:value="-0.01813">
            <text:p>-0.01813</text:p>
          </table:table-cell>
          <table:table-cell office:value-type="float" office:value="0.192568">
            <text:p>0.192568</text:p>
          </table:table-cell>
          <table:table-cell office:value-type="float" office:value="1162.171875">
            <text:p>1162.171875</text:p>
          </table:table-cell>
        </table:table-row>
        <table:table-row table:style-name="ro1">
          <table:table-cell office:value-type="float" office:value="9252">
            <text:p>9252</text:p>
          </table:table-cell>
          <table:table-cell office:value-type="float" office:value="27">
            <text:p>27</text:p>
          </table:table-cell>
          <table:table-cell office:value-type="float" office:value="198">
            <text:p>198</text:p>
          </table:table-cell>
          <table:table-cell office:value-type="float" office:value="632.69043">
            <text:p>632.69043</text:p>
          </table:table-cell>
          <table:table-cell office:value-type="float" office:value="-0.002547">
            <text:p>-0.002547</text:p>
          </table:table-cell>
          <table:table-cell office:value-type="float" office:value="0.004383">
            <text:p>0.004383</text:p>
          </table:table-cell>
          <table:table-cell office:value-type="float" office:value="272.064484">
            <text:p>272.064484</text:p>
          </table:table-cell>
          <table:table-cell office:value-type="float" office:value="0.01514">
            <text:p>0.01514</text:p>
          </table:table-cell>
          <table:table-cell office:value-type="float" office:value="-0.438139">
            <text:p>-0.438139</text:p>
          </table:table-cell>
          <table:table-cell table:formula="of:=[.I36]-[.$I$2]" office:value-type="float" office:value="-0.457293">
            <text:p>-0.457293</text:p>
          </table:table-cell>
          <table:table-cell table:formula="of:=AVERAGE([.J32:.J36])" office:value-type="float" office:value="-0.1163586">
            <text:p>-0.1163586</text:p>
          </table:table-cell>
          <table:table-cell table:formula="of:=AVERAGE([.J28:.J36])" office:value-type="float" office:value="-0.0635797777777778">
            <text:p>-0.0635797778</text:p>
          </table:table-cell>
          <table:table-cell office:value-type="float" office:value="2793.863525">
            <text:p>2793.863525</text:p>
          </table:table-cell>
          <table:table-cell office:value-type="float" office:value="-0.009911">
            <text:p>-0.009911</text:p>
          </table:table-cell>
          <table:table-cell office:value-type="float" office:value="0.017054">
            <text:p>0.017054</text:p>
          </table:table-cell>
          <table:table-cell table:formula="of:=[.O36]-0.021583" office:value-type="float" office:value="-0.004529">
            <text:p>-0.004529</text:p>
          </table:table-cell>
          <table:table-cell office:value-type="float" office:value="272.064484">
            <text:p>272.064484</text:p>
          </table:table-cell>
          <table:table-cell office:value-type="float" office:value="618">
            <text:p>618</text:p>
          </table:table-cell>
          <table:table-cell office:value-type="float" office:value="-2">
            <text:p>-2</text:p>
          </table:table-cell>
          <table:table-cell office:value-type="float" office:value="2627">
            <text:p>2627</text:p>
          </table:table-cell>
          <table:table-cell office:value-type="float" office:value="375">
            <text:p>375</text:p>
          </table:table-cell>
          <table:table-cell office:value-type="float" office:value="2044.067017">
            <text:p>2044.067017</text:p>
          </table:table-cell>
          <table:table-cell office:value-type="float" office:value="-0.020677">
            <text:p>-0.020677</text:p>
          </table:table-cell>
          <table:table-cell office:value-type="float" office:value="0.196951">
            <text:p>0.196951</text:p>
          </table:table-cell>
          <table:table-cell office:value-type="float" office:value="1052.520142">
            <text:p>1052.520142</text:p>
          </table:table-cell>
        </table:table-row>
        <table:table-row table:style-name="ro1">
          <table:table-cell office:value-type="float" office:value="9509">
            <text:p>9509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434.269043">
            <text:p>434.269043</text:p>
          </table:table-cell>
          <table:table-cell office:value-type="float" office:value="-0.002545">
            <text:p>-0.002545</text:p>
          </table:table-cell>
          <table:table-cell office:value-type="float" office:value="0.00832">
            <text:p>0.00832</text:p>
          </table:table-cell>
          <table:table-cell office:value-type="float" office:value="426.873779">
            <text:p>426.873779</text:p>
          </table:table-cell>
          <table:table-cell office:value-type="float" office:value="0.01514">
            <text:p>0.01514</text:p>
          </table:table-cell>
          <table:table-cell office:value-type="float" office:value="0.730232">
            <text:p>0.730232</text:p>
          </table:table-cell>
          <table:table-cell table:formula="of:=[.I37]-[.$I$2]" office:value-type="float" office:value="0.711078">
            <text:p>0.711078</text:p>
          </table:table-cell>
          <table:table-cell table:formula="of:=AVERAGE([.J33:.J37])" office:value-type="float" office:value="-0.0569824">
            <text:p>-0.0569824</text:p>
          </table:table-cell>
          <table:table-cell table:formula="of:=AVERAGE([.J29:.J37])" office:value-type="float" office:value="-0.0101092222222222">
            <text:p>-0.0101092222</text:p>
          </table:table-cell>
          <table:table-cell office:value-type="float" office:value="4923.105957">
            <text:p>4923.105957</text:p>
          </table:table-cell>
          <table:table-cell office:value-type="float" office:value="-0.009904">
            <text:p>-0.009904</text:p>
          </table:table-cell>
          <table:table-cell office:value-type="float" office:value="0.032375">
            <text:p>0.032375</text:p>
          </table:table-cell>
          <table:table-cell table:formula="of:=[.O37]-0.021583" office:value-type="float" office:value="0.010792">
            <text:p>0.010792</text:p>
          </table:table-cell>
          <table:table-cell office:value-type="float" office:value="426.873779">
            <text:p>426.873779</text:p>
          </table:table-cell>
          <table:table-cell office:value-type="float" office:value="646">
            <text:p>646</text:p>
          </table:table-cell>
          <table:table-cell office:value-type="float" office:value="-3">
            <text:p>-3</text:p>
          </table:table-cell>
          <table:table-cell office:value-type="float" office:value="2774">
            <text:p>2774</text:p>
          </table:table-cell>
          <table:table-cell office:value-type="float" office:value="404">
            <text:p>404</text:p>
          </table:table-cell>
          <table:table-cell office:value-type="float" office:value="2166.571777">
            <text:p>2166.571777</text:p>
          </table:table-cell>
          <table:table-cell office:value-type="float" office:value="-0.023222">
            <text:p>-0.023222</text:p>
          </table:table-cell>
          <table:table-cell office:value-type="float" office:value="0.205271">
            <text:p>0.205271</text:p>
          </table:table-cell>
          <table:table-cell office:value-type="float" office:value="983.941284">
            <text:p>983.941284</text:p>
          </table:table-cell>
        </table:table-row>
        <table:table-row table:style-name="ro1">
          <table:table-cell office:value-type="float" office:value="9766">
            <text:p>9766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office:value-type="float" office:value="268.395081">
            <text:p>268.395081</text:p>
          </table:table-cell>
          <table:table-cell office:value-type="float" office:value="0.002547">
            <text:p>0.002547</text:p>
          </table:table-cell>
          <table:table-cell office:value-type="float" office:value="0.007567">
            <text:p>0.007567</text:p>
          </table:table-cell>
          <table:table-cell office:value-type="float" office:value="197.080093">
            <text:p>197.080093</text:p>
          </table:table-cell>
          <table:table-cell office:value-type="float" office:value="-0.01514">
            <text:p>-0.01514</text:p>
          </table:table-cell>
          <table:table-cell office:value-type="float" office:value="0.758962">
            <text:p>0.758962</text:p>
          </table:table-cell>
          <table:table-cell table:formula="of:=[.I38]-[.$I$2]" office:value-type="float" office:value="0.739808">
            <text:p>0.739808</text:p>
          </table:table-cell>
          <table:table-cell table:formula="of:=AVERAGE([.J34:.J38])" office:value-type="float" office:value="0.0823602">
            <text:p>0.0823602</text:p>
          </table:table-cell>
          <table:table-cell table:formula="of:=AVERAGE([.J30:.J38])" office:value-type="float" office:value="0.0851267777777778">
            <text:p>0.0851267778</text:p>
          </table:table-cell>
          <table:table-cell office:value-type="float" office:value="4912.867188">
            <text:p>4912.867188</text:p>
          </table:table-cell>
          <table:table-cell office:value-type="float" office:value="0.009911">
            <text:p>0.009911</text:p>
          </table:table-cell>
          <table:table-cell office:value-type="float" office:value="0.029444">
            <text:p>0.029444</text:p>
          </table:table-cell>
          <table:table-cell table:formula="of:=[.O38]-0.021583" office:value-type="float" office:value="0.007861">
            <text:p>0.007861</text:p>
          </table:table-cell>
          <table:table-cell office:value-type="float" office:value="197.080109">
            <text:p>197.080109</text:p>
          </table:table-cell>
          <table:table-cell office:value-type="float" office:value="673">
            <text:p>673</text:p>
          </table:table-cell>
          <table:table-cell office:value-type="float" office:value="-4">
            <text:p>-4</text:p>
          </table:table-cell>
          <table:table-cell office:value-type="float" office:value="2871">
            <text:p>2871</text:p>
          </table:table-cell>
          <table:table-cell office:value-type="float" office:value="424">
            <text:p>424</text:p>
          </table:table-cell>
          <table:table-cell office:value-type="float" office:value="2239.282959">
            <text:p>2239.282959</text:p>
          </table:table-cell>
          <table:table-cell office:value-type="float" office:value="-0.020675">
            <text:p>-0.020675</text:p>
          </table:table-cell>
          <table:table-cell office:value-type="float" office:value="0.212839">
            <text:p>0.212839</text:p>
          </table:table-cell>
          <table:table-cell office:value-type="float" office:value="1129.442871">
            <text:p>1129.442871</text:p>
          </table:table-cell>
        </table:table-row>
        <table:table-row table:style-name="ro1">
          <table:table-cell office:value-type="float" office:value="10023">
            <text:p>10023</text:p>
          </table:table-cell>
          <table:table-cell office:value-type="float" office:value="25">
            <text:p>25</text:p>
          </table:table-cell>
          <table:table-cell office:value-type="float" office:value="167">
            <text:p>167</text:p>
          </table:table-cell>
          <table:table-cell office:value-type="float" office:value="569.225708">
            <text:p>569.225708</text:p>
          </table:table-cell>
          <table:table-cell office:value-type="float" office:value="0.005">
            <text:p>0.005</text:p>
          </table:table-cell>
          <table:table-cell office:value-type="float" office:value="0.008594">
            <text:p>0.008594</text:p>
          </table:table-cell>
          <table:table-cell office:value-type="float" office:value="71.886948">
            <text:p>71.886948</text:p>
          </table:table-cell>
          <table:table-cell office:value-type="float" office:value="-0.030281">
            <text:p>-0.030281</text:p>
          </table:table-cell>
          <table:table-cell office:value-type="float" office:value="-1.027112">
            <text:p>-1.027112</text:p>
          </table:table-cell>
          <table:table-cell table:formula="of:=[.I39]-[.$I$2]" office:value-type="float" office:value="-1.046266">
            <text:p>-1.046266</text:p>
          </table:table-cell>
          <table:table-cell table:formula="of:=AVERAGE([.J35:.J39])" office:value-type="float" office:value="-0.0881068">
            <text:p>-0.0881068</text:p>
          </table:table-cell>
          <table:table-cell table:formula="of:=AVERAGE([.J31:.J39])" office:value-type="float" office:value="-0.0409677777777778">
            <text:p>-0.0409677778</text:p>
          </table:table-cell>
          <table:table-cell office:value-type="float" office:value="3491.987549">
            <text:p>3491.987549</text:p>
          </table:table-cell>
          <table:table-cell office:value-type="float" office:value="0.019455">
            <text:p>0.019455</text:p>
          </table:table-cell>
          <table:table-cell office:value-type="float" office:value="0.033441">
            <text:p>0.033441</text:p>
          </table:table-cell>
          <table:table-cell table:formula="of:=[.O39]-0.021583" office:value-type="float" office:value="0.011858">
            <text:p>0.011858</text:p>
          </table:table-cell>
          <table:table-cell office:value-type="float" office:value="71.886955">
            <text:p>71.886955</text:p>
          </table:table-cell>
          <table:table-cell office:value-type="float" office:value="698">
            <text:p>698</text:p>
          </table:table-cell>
          <table:table-cell office:value-type="float" office:value="-5">
            <text:p>-5</text:p>
          </table:table-cell>
          <table:table-cell office:value-type="float" office:value="3035">
            <text:p>3035</text:p>
          </table:table-cell>
          <table:table-cell office:value-type="float" office:value="459">
            <text:p>459</text:p>
          </table:table-cell>
          <table:table-cell office:value-type="float" office:value="2382.617188">
            <text:p>2382.617188</text:p>
          </table:table-cell>
          <table:table-cell office:value-type="float" office:value="-0.015675">
            <text:p>-0.015675</text:p>
          </table:table-cell>
          <table:table-cell office:value-type="float" office:value="0.221433">
            <text:p>0.221433</text:p>
          </table:table-cell>
          <table:table-cell office:value-type="float" office:value="1512.639282">
            <text:p>1512.639282</text:p>
          </table:table-cell>
        </table:table-row>
        <table:table-row table:style-name="ro1">
          <table:table-cell office:value-type="float" office:value="10280">
            <text:p>10280</text:p>
          </table:table-cell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office:value-type="float" office:value="509.76709">
            <text:p>509.76709</text:p>
          </table:table-cell>
          <table:table-cell office:value-type="float" office:value="0">
            <text:p>0</text:p>
          </table:table-cell>
          <table:table-cell office:value-type="float" office:value="0.007464">
            <text:p>0.007464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225055">
            <text:p>0.225055</text:p>
          </table:table-cell>
          <table:table-cell table:formula="of:=[.I40]-[.$I$2]" office:value-type="float" office:value="0.205901">
            <text:p>0.205901</text:p>
          </table:table-cell>
          <table:table-cell table:formula="of:=AVERAGE([.J36:.J40])" office:value-type="float" office:value="0.0306456">
            <text:p>0.0306456</text:p>
          </table:table-cell>
          <table:table-cell table:formula="of:=AVERAGE([.J32:.J40])" office:value-type="float" office:value="0.003192">
            <text:p>0.0031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9044">
            <text:p>0.029044</text:p>
          </table:table-cell>
          <table:table-cell table:formula="of:=[.O40]-0.021583" office:value-type="float" office:value="0.007461">
            <text:p>0.007461</text:p>
          </table:table-cell>
          <table:table-cell office:value-type="float" office:value="100">
            <text:p>100</text:p>
          </table:table-cell>
          <table:table-cell office:value-type="float" office:value="723">
            <text:p>723</text:p>
          </table:table-cell>
          <table:table-cell office:value-type="float" office:value="-5">
            <text:p>-5</text:p>
          </table:table-cell>
          <table:table-cell office:value-type="float" office:value="3184">
            <text:p>3184</text:p>
          </table:table-cell>
          <table:table-cell office:value-type="float" office:value="492">
            <text:p>492</text:p>
          </table:table-cell>
          <table:table-cell office:value-type="float" office:value="2510.683105">
            <text:p>2510.683105</text:p>
          </table:table-cell>
          <table:table-cell office:value-type="float" office:value="-0.015675">
            <text:p>-0.015675</text:p>
          </table:table-cell>
          <table:table-cell office:value-type="float" office:value="0.228897">
            <text:p>0.228897</text:p>
          </table:table-cell>
          <table:table-cell office:value-type="float" office:value="1560.258911">
            <text:p>1560.258911</text:p>
          </table:table-cell>
        </table:table-row>
        <table:table-row table:style-name="ro1">
          <table:table-cell office:value-type="float" office:value="10537">
            <text:p>10537</text:p>
          </table:table-cell>
          <table:table-cell office:value-type="float" office:value="26">
            <text:p>26</text:p>
          </table:table-cell>
          <table:table-cell office:value-type="float" office:value="111">
            <text:p>111</text:p>
          </table:table-cell>
          <table:table-cell office:value-type="float" office:value="325.74707">
            <text:p>325.74707</text:p>
          </table:table-cell>
          <table:table-cell office:value-type="float" office:value="-0.002549">
            <text:p>-0.002549</text:p>
          </table:table-cell>
          <table:table-cell office:value-type="float" office:value="0.002226">
            <text:p>0.002226</text:p>
          </table:table-cell>
          <table:table-cell office:value-type="float" office:value="187.31311">
            <text:p>187.31311</text:p>
          </table:table-cell>
          <table:table-cell office:value-type="float" office:value="0.01514">
            <text:p>0.01514</text:p>
          </table:table-cell>
          <table:table-cell office:value-type="float" office:value="0.632069">
            <text:p>0.632069</text:p>
          </table:table-cell>
          <table:table-cell table:formula="of:=[.I41]-[.$I$2]" office:value-type="float" office:value="0.612915">
            <text:p>0.612915</text:p>
          </table:table-cell>
          <table:table-cell table:formula="of:=AVERAGE([.J37:.J41])" office:value-type="float" office:value="0.2446872">
            <text:p>0.2446872</text:p>
          </table:table-cell>
          <table:table-cell table:formula="of:=AVERAGE([.J33:.J41])" office:value-type="float" office:value="0.0252717777777778">
            <text:p>0.0252717778</text:p>
          </table:table-cell>
          <table:table-cell office:value-type="float" office:value="4274.753906">
            <text:p>4274.753906</text:p>
          </table:table-cell>
          <table:table-cell office:value-type="float" office:value="-0.009918">
            <text:p>-0.009918</text:p>
          </table:table-cell>
          <table:table-cell office:value-type="float" office:value="0.00866">
            <text:p>0.00866</text:p>
          </table:table-cell>
          <table:table-cell table:formula="of:=[.O41]-0.021583" office:value-type="float" office:value="-0.012923">
            <text:p>-0.012923</text:p>
          </table:table-cell>
          <table:table-cell office:value-type="float" office:value="187.31311">
            <text:p>187.31311</text:p>
          </table:table-cell>
          <table:table-cell office:value-type="float" office:value="749">
            <text:p>749</text:p>
          </table:table-cell>
          <table:table-cell office:value-type="float" office:value="-5">
            <text:p>-5</text:p>
          </table:table-cell>
          <table:table-cell office:value-type="float" office:value="3292">
            <text:p>3292</text:p>
          </table:table-cell>
          <table:table-cell office:value-type="float" office:value="517">
            <text:p>517</text:p>
          </table:table-cell>
          <table:table-cell office:value-type="float" office:value="2596.022461">
            <text:p>2596.022461</text:p>
          </table:table-cell>
          <table:table-cell office:value-type="float" office:value="-0.018224">
            <text:p>-0.018224</text:p>
          </table:table-cell>
          <table:table-cell office:value-type="float" office:value="0.231123">
            <text:p>0.231123</text:p>
          </table:table-cell>
          <table:table-cell office:value-type="float" office:value="1368.224243">
            <text:p>1368.224243</text:p>
          </table:table-cell>
        </table:table-row>
        <table:table-row table:style-name="ro1">
          <table:table-cell office:value-type="float" office:value="10794">
            <text:p>10794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.976078">
            <text:p>10.976078</text:p>
          </table:table-cell>
          <table:table-cell office:value-type="float" office:value="0">
            <text:p>0</text:p>
          </table:table-cell>
          <table:table-cell office:value-type="float" office:value="0.006369">
            <text:p>0.006369</text:p>
          </table:table-cell>
          <table:table-cell office:value-type="string">
            <text:p>Infinity</text:p>
          </table:table-cell>
          <table:table-cell office:value-type="float" office:value="0.01514">
            <text:p>0.01514</text:p>
          </table:table-cell>
          <table:table-cell office:value-type="float" office:value="1.312023">
            <text:p>1.312023</text:p>
          </table:table-cell>
          <table:table-cell table:formula="of:=[.I42]-[.$I$2]" office:value-type="float" office:value="1.292869">
            <text:p>1.292869</text:p>
          </table:table-cell>
          <table:table-cell table:formula="of:=AVERAGE([.J38:.J42])" office:value-type="float" office:value="0.3610454">
            <text:p>0.3610454</text:p>
          </table:table-cell>
          <table:table-cell table:formula="of:=AVERAGE([.J34:.J42])" office:value-type="float" office:value="0.164135555555556">
            <text:p>0.1641355556</text:p>
          </table:table-cell>
          <table:table-cell office:value-type="float" office:value="8765.777344">
            <text:p>8765.777344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table:formula="of:=[.O42]-0.021583" office:value-type="float" office:value="0.003198">
            <text:p>0.003198</text:p>
          </table:table-cell>
          <table:table-cell office:value-type="float" office:value="100">
            <text:p>100</text:p>
          </table:table-cell>
          <table:table-cell office:value-type="float" office:value="776">
            <text:p>776</text:p>
          </table:table-cell>
          <table:table-cell office:value-type="float" office:value="-5">
            <text:p>-5</text:p>
          </table:table-cell>
          <table:table-cell office:value-type="float" office:value="3315">
            <text:p>3315</text:p>
          </table:table-cell>
          <table:table-cell office:value-type="float" office:value="523">
            <text:p>523</text:p>
          </table:table-cell>
          <table:table-cell office:value-type="float" office:value="2593.319336">
            <text:p>2593.319336</text:p>
          </table:table-cell>
          <table:table-cell office:value-type="float" office:value="-0.018224">
            <text:p>-0.018224</text:p>
          </table:table-cell>
          <table:table-cell office:value-type="float" office:value="0.237492">
            <text:p>0.237492</text:p>
          </table:table-cell>
          <table:table-cell office:value-type="float" office:value="1403.170898">
            <text:p>1403.170898</text:p>
          </table:table-cell>
        </table:table-row>
        <table:table-row table:style-name="ro1">
          <table:table-cell office:value-type="float" office:value="11051">
            <text:p>11051</text:p>
          </table:table-cell>
          <table:table-cell office:value-type="float" office:value="27">
            <text:p>27</text:p>
          </table:table-cell>
          <table:table-cell office:value-type="float" office:value="-19">
            <text:p>-19</text:p>
          </table:table-cell>
          <table:table-cell office:value-type="float" office:value="171.45343">
            <text:p>171.45343</text:p>
          </table:table-cell>
          <table:table-cell office:value-type="float" office:value="0">
            <text:p>0</text:p>
          </table:table-cell>
          <table:table-cell office:value-type="float" office:value="0.003321">
            <text:p>0.003321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table:formula="of:=[.I43]-[.$I$2]" office:value-type="float" office:value="0.636857">
            <text:p>0.636857</text:p>
          </table:table-cell>
          <table:table-cell table:formula="of:=AVERAGE([.J39:.J43])" office:value-type="float" office:value="0.3404552">
            <text:p>0.3404552</text:p>
          </table:table-cell>
          <table:table-cell table:formula="of:=AVERAGE([.J35:.J43])" office:value-type="float" office:value="0.256445333333333">
            <text:p>0.256445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923">
            <text:p>0.012923</text:p>
          </table:table-cell>
          <table:table-cell table:formula="of:=[.O43]-0.021583" office:value-type="float" office:value="-0.00866">
            <text:p>-0.00866</text:p>
          </table:table-cell>
          <table:table-cell office:value-type="float" office:value="100">
            <text:p>100</text:p>
          </table:table-cell>
          <table:table-cell office:value-type="float" office:value="803">
            <text:p>803</text:p>
          </table:table-cell>
          <table:table-cell office:value-type="float" office:value="-5">
            <text:p>-5</text:p>
          </table:table-cell>
          <table:table-cell office:value-type="float" office:value="3296">
            <text:p>3296</text:p>
          </table:table-cell>
          <table:table-cell office:value-type="float" office:value="518">
            <text:p>518</text:p>
          </table:table-cell>
          <table:table-cell office:value-type="float" office:value="2547.268799">
            <text:p>2547.268799</text:p>
          </table:table-cell>
          <table:table-cell office:value-type="float" office:value="-0.018224">
            <text:p>-0.018224</text:p>
          </table:table-cell>
          <table:table-cell office:value-type="float" office:value="0.240813">
            <text:p>0.240813</text:p>
          </table:table-cell>
          <table:table-cell office:value-type="float" office:value="1421.39563">
            <text:p>1421.39563</text:p>
          </table:table-cell>
        </table:table-row>
        <table:table-row table:style-name="ro1">
          <table:table-cell office:value-type="float" office:value="11308">
            <text:p>11308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56.918156">
            <text:p>56.918156</text:p>
          </table:table-cell>
          <table:table-cell office:value-type="float" office:value="0">
            <text:p>0</text:p>
          </table:table-cell>
          <table:table-cell office:value-type="float" office:value="0.000616">
            <text:p>0.000616</text:p>
          </table:table-cell>
          <table:table-cell office:value-type="string">
            <text:p>Infinity</text:p>
          </table:table-cell>
          <table:table-cell office:value-type="float" office:value="-0.01514">
            <text:p>-0.01514</text:p>
          </table:table-cell>
          <table:table-cell office:value-type="float" office:value="-0.909797">
            <text:p>-0.909797</text:p>
          </table:table-cell>
          <table:table-cell table:formula="of:=[.I44]-[.$I$2]" office:value-type="float" office:value="-0.928951">
            <text:p>-0.928951</text:p>
          </table:table-cell>
          <table:table-cell table:formula="of:=AVERAGE([.J40:.J44])" office:value-type="float" office:value="0.3639182">
            <text:p>0.3639182</text:p>
          </table:table-cell>
          <table:table-cell table:formula="of:=AVERAGE([.J36:.J44])" office:value-type="float" office:value="0.196324222222222">
            <text:p>0.1963242222</text:p>
          </table:table-cell>
          <table:table-cell office:value-type="float" office:value="6109.115234">
            <text:p>6109.115234</text:p>
          </table:table-cell>
          <table:table-cell office:value-type="float" office:value="0">
            <text:p>0</text:p>
          </table:table-cell>
          <table:table-cell office:value-type="float" office:value="0.002398">
            <text:p>0.002398</text:p>
          </table:table-cell>
          <table:table-cell table:formula="of:=[.O44]-0.021583" office:value-type="float" office:value="-0.019185">
            <text:p>-0.019185</text:p>
          </table:table-cell>
          <table:table-cell office:value-type="float" office:value="100">
            <text:p>100</text:p>
          </table:table-cell>
          <table:table-cell office:value-type="float" office:value="829">
            <text:p>829</text:p>
          </table:table-cell>
          <table:table-cell office:value-type="float" office:value="-5">
            <text:p>-5</text:p>
          </table:table-cell>
          <table:table-cell office:value-type="float" office:value="3336">
            <text:p>3336</text:p>
          </table:table-cell>
          <table:table-cell office:value-type="float" office:value="528">
            <text:p>528</text:p>
          </table:table-cell>
          <table:table-cell office:value-type="float" office:value="2563.032959">
            <text:p>2563.032959</text:p>
          </table:table-cell>
          <table:table-cell office:value-type="float" office:value="-0.018224">
            <text:p>-0.018224</text:p>
          </table:table-cell>
          <table:table-cell office:value-type="float" office:value="0.241429">
            <text:p>0.241429</text:p>
          </table:table-cell>
          <table:table-cell office:value-type="float" office:value="1424.777588">
            <text:p>1424.777588</text:p>
          </table:table-cell>
        </table:table-row>
        <table:table-row table:style-name="ro1">
          <table:table-cell office:value-type="float" office:value="11565">
            <text:p>11565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6.477562">
            <text:p>46.477562</text:p>
          </table:table-cell>
          <table:table-cell office:value-type="float" office:value="0">
            <text:p>0</text:p>
          </table:table-cell>
          <table:table-cell office:value-type="float" office:value="0.004725">
            <text:p>0.004725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407014">
            <text:p>0.407014</text:p>
          </table:table-cell>
          <table:table-cell table:formula="of:=[.I45]-[.$I$2]" office:value-type="float" office:value="0.38786">
            <text:p>0.38786</text:p>
          </table:table-cell>
          <table:table-cell table:formula="of:=AVERAGE([.J41:.J45])" office:value-type="float" office:value="0.40031">
            <text:p>0.40031</text:p>
          </table:table-cell>
          <table:table-cell table:formula="of:=AVERAGE([.J37:.J45])" office:value-type="float" office:value="0.290230111111111">
            <text:p>0.290230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386">
            <text:p>0.018386</text:p>
          </table:table-cell>
          <table:table-cell table:formula="of:=[.O45]-0.021583" office:value-type="float" office:value="-0.003197">
            <text:p>-0.003197</text:p>
          </table:table-cell>
          <table:table-cell office:value-type="float" office:value="100">
            <text:p>100</text:p>
          </table:table-cell>
          <table:table-cell office:value-type="float" office:value="855">
            <text:p>855</text:p>
          </table:table-cell>
          <table:table-cell office:value-type="float" office:value="-5">
            <text:p>-5</text:p>
          </table:table-cell>
          <table:table-cell office:value-type="float" office:value="3350">
            <text:p>3350</text:p>
          </table:table-cell>
          <table:table-cell office:value-type="float" office:value="531">
            <text:p>531</text:p>
          </table:table-cell>
          <table:table-cell office:value-type="float" office:value="2551.925049">
            <text:p>2551.925049</text:p>
          </table:table-cell>
          <table:table-cell office:value-type="float" office:value="-0.018224">
            <text:p>-0.018224</text:p>
          </table:table-cell>
          <table:table-cell office:value-type="float" office:value="0.246154">
            <text:p>0.246154</text:p>
          </table:table-cell>
          <table:table-cell office:value-type="float" office:value="1450.705688">
            <text:p>1450.705688</text:p>
          </table:table-cell>
        </table:table-row>
        <table:table-row table:style-name="ro1">
          <table:table-cell office:value-type="float" office:value="11822">
            <text:p>11822</text:p>
          </table:table-cell>
          <table:table-cell office:value-type="float" office:value="26">
            <text:p>26</text:p>
          </table:table-cell>
          <table:table-cell office:value-type="float" office:value="-18">
            <text:p>-18</text:p>
          </table:table-cell>
          <table:table-cell office:value-type="float" office:value="169.335999">
            <text:p>169.335999</text:p>
          </table:table-cell>
          <table:table-cell office:value-type="float" office:value="0.002549">
            <text:p>0.002549</text:p>
          </table:table-cell>
          <table:table-cell office:value-type="float" office:value="0.003869">
            <text:p>0.003869</text:p>
          </table:table-cell>
          <table:table-cell office:value-type="float" office:value="51.790451">
            <text:p>51.790451</text:p>
          </table:table-cell>
          <table:table-cell office:value-type="float" office:value="0">
            <text:p>0</text:p>
          </table:table-cell>
          <table:table-cell office:value-type="float" office:value="0.483629">
            <text:p>0.483629</text:p>
          </table:table-cell>
          <table:table-cell table:formula="of:=[.I46]-[.$I$2]" office:value-type="float" office:value="0.464475">
            <text:p>0.464475</text:p>
          </table:table-cell>
          <table:table-cell table:formula="of:=AVERAGE([.J42:.J46])" office:value-type="float" office:value="0.370622">
            <text:p>0.370622</text:p>
          </table:table-cell>
          <table:table-cell table:formula="of:=AVERAGE([.J38:.J46])" office:value-type="float" office:value="0.262829777777778">
            <text:p>0.2628297778</text:p>
          </table:table-cell>
          <table:table-cell office:value-type="float" office:value="100">
            <text:p>100</text:p>
          </table:table-cell>
          <table:table-cell office:value-type="float" office:value="0.009918">
            <text:p>0.009918</text:p>
          </table:table-cell>
          <table:table-cell office:value-type="float" office:value="0.015055">
            <text:p>0.015055</text:p>
          </table:table-cell>
          <table:table-cell table:formula="of:=[.O46]-0.021583" office:value-type="float" office:value="-0.006528">
            <text:p>-0.006528</text:p>
          </table:table-cell>
          <table:table-cell office:value-type="float" office:value="51.790462">
            <text:p>51.790462</text:p>
          </table:table-cell>
          <table:table-cell office:value-type="float" office:value="881">
            <text:p>881</text:p>
          </table:table-cell>
          <table:table-cell office:value-type="float" office:value="-5">
            <text:p>-5</text:p>
          </table:table-cell>
          <table:table-cell office:value-type="float" office:value="3333">
            <text:p>3333</text:p>
          </table:table-cell>
          <table:table-cell office:value-type="float" office:value="527">
            <text:p>527</text:p>
          </table:table-cell>
          <table:table-cell office:value-type="float" office:value="2509.049316">
            <text:p>2509.049316</text:p>
          </table:table-cell>
          <table:table-cell office:value-type="float" office:value="-0.015675">
            <text:p>-0.015675</text:p>
          </table:table-cell>
          <table:table-cell office:value-type="float" office:value="0.250024">
            <text:p>0.250024</text:p>
          </table:table-cell>
          <table:table-cell office:value-type="float" office:value="1695.035156">
            <text:p>1695.035156</text:p>
          </table:table-cell>
        </table:table-row>
        <table:table-row table:style-name="ro1">
          <table:table-cell office:value-type="float" office:value="12079">
            <text:p>12079</text:p>
          </table:table-cell>
          <table:table-cell office:value-type="float" office:value="27">
            <text:p>27</text:p>
          </table:table-cell>
          <table:table-cell office:value-type="float" office:value="-28">
            <text:p>-28</text:p>
          </table:table-cell>
          <table:table-cell office:value-type="float" office:value="202.49472">
            <text:p>202.49472</text:p>
          </table:table-cell>
          <table:table-cell office:value-type="float" office:value="-0.002547">
            <text:p>-0.002547</text:p>
          </table:table-cell>
          <table:table-cell office:value-type="float" office:value="0.00315">
            <text:p>0.00315</text:p>
          </table:table-cell>
          <table:table-cell office:value-type="float" office:value="223.671371">
            <text:p>223.671371</text:p>
          </table:table-cell>
          <table:table-cell office:value-type="float" office:value="0.01514">
            <text:p>0.01514</text:p>
          </table:table-cell>
          <table:table-cell office:value-type="float" office:value="0.146046">
            <text:p>0.146046</text:p>
          </table:table-cell>
          <table:table-cell table:formula="of:=[.I47]-[.$I$2]" office:value-type="float" office:value="0.126892">
            <text:p>0.126892</text:p>
          </table:table-cell>
          <table:table-cell table:formula="of:=AVERAGE([.J43:.J47])" office:value-type="float" office:value="0.1374266">
            <text:p>0.1374266</text:p>
          </table:table-cell>
          <table:table-cell table:formula="of:=AVERAGE([.J39:.J47])" office:value-type="float" office:value="0.194728">
            <text:p>0.194728</text:p>
          </table:table-cell>
          <table:table-cell office:value-type="float" office:value="1064.621216">
            <text:p>1064.621216</text:p>
          </table:table-cell>
          <table:table-cell office:value-type="float" office:value="-0.009911">
            <text:p>-0.009911</text:p>
          </table:table-cell>
          <table:table-cell office:value-type="float" office:value="0.012257">
            <text:p>0.012257</text:p>
          </table:table-cell>
          <table:table-cell table:formula="of:=[.O47]-0.021583" office:value-type="float" office:value="-0.009326">
            <text:p>-0.009326</text:p>
          </table:table-cell>
          <table:table-cell office:value-type="float" office:value="223.671371">
            <text:p>223.671371</text:p>
          </table:table-cell>
          <table:table-cell office:value-type="float" office:value="908">
            <text:p>908</text:p>
          </table:table-cell>
          <table:table-cell office:value-type="float" office:value="-5">
            <text:p>-5</text:p>
          </table:table-cell>
          <table:table-cell office:value-type="float" office:value="3306">
            <text:p>3306</text:p>
          </table:table-cell>
          <table:table-cell office:value-type="float" office:value="520">
            <text:p>520</text:p>
          </table:table-cell>
          <table:table-cell office:value-type="float" office:value="2454.797119">
            <text:p>2454.797119</text:p>
          </table:table-cell>
          <table:table-cell office:value-type="float" office:value="-0.018222">
            <text:p>-0.018222</text:p>
          </table:table-cell>
          <table:table-cell office:value-type="float" office:value="0.253174">
            <text:p>0.253174</text:p>
          </table:table-cell>
          <table:table-cell office:value-type="float" office:value="1489.363037">
            <text:p>1489.363037</text:p>
          </table:table-cell>
        </table:table-row>
        <table:table-row table:style-name="ro1">
          <table:table-cell office:value-type="float" office:value="12336">
            <text:p>12336</text:p>
          </table:table-cell>
          <table:table-cell office:value-type="float" office:value="27">
            <text:p>27</text:p>
          </table:table-cell>
          <table:table-cell office:value-type="float" office:value="-28">
            <text:p>-28</text:p>
          </table:table-cell>
          <table:table-cell office:value-type="float" office:value="205.423141">
            <text:p>205.423141</text:p>
          </table:table-cell>
          <table:table-cell office:value-type="float" office:value="0.005">
            <text:p>0.005</text:p>
          </table:table-cell>
          <table:table-cell office:value-type="float" office:value="0.012909">
            <text:p>0.012909</text:p>
          </table:table-cell>
          <table:table-cell office:value-type="float" office:value="158.172852">
            <text:p>158.172852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[.I48]-[.$I$2]" office:value-type="float" office:value="-0.007183">
            <text:p>-0.007183</text:p>
          </table:table-cell>
          <table:table-cell table:formula="of:=AVERAGE([.J44:.J48])" office:value-type="float" office:value="0.00861859999999999">
            <text:p>0.0086186</text:p>
          </table:table-cell>
          <table:table-cell table:formula="of:=AVERAGE([.J40:.J48])" office:value-type="float" office:value="0.310181666666667">
            <text:p>0.3101816667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050228">
            <text:p>0.050228</text:p>
          </table:table-cell>
          <table:table-cell table:formula="of:=[.O48]-0.021583" office:value-type="float" office:value="0.028645">
            <text:p>0.028645</text:p>
          </table:table-cell>
          <table:table-cell office:value-type="float" office:value="158.172852">
            <text:p>158.172852</text:p>
          </table:table-cell>
          <table:table-cell office:value-type="float" office:value="935">
            <text:p>935</text:p>
          </table:table-cell>
          <table:table-cell office:value-type="float" office:value="-5">
            <text:p>-5</text:p>
          </table:table-cell>
          <table:table-cell office:value-type="float" office:value="3278">
            <text:p>3278</text:p>
          </table:table-cell>
          <table:table-cell office:value-type="float" office:value="513">
            <text:p>513</text:p>
          </table:table-cell>
          <table:table-cell office:value-type="float" office:value="2399.577637">
            <text:p>2399.577637</text:p>
          </table:table-cell>
          <table:table-cell office:value-type="float" office:value="-0.013222">
            <text:p>-0.013222</text:p>
          </table:table-cell>
          <table:table-cell office:value-type="float" office:value="0.266082">
            <text:p>0.266082</text:p>
          </table:table-cell>
          <table:table-cell office:value-type="float" office:value="2112.377686">
            <text:p>2112.377686</text:p>
          </table:table-cell>
        </table:table-row>
        <table:table-row table:style-name="ro1">
          <table:table-cell office:value-type="float" office:value="12593">
            <text:p>1259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44.945793">
            <text:p>44.945793</text:p>
          </table:table-cell>
          <table:table-cell office:value-type="float" office:value="-0.002547">
            <text:p>-0.002547</text:p>
          </table:table-cell>
          <table:table-cell office:value-type="float" office:value="0.002842">
            <text:p>0.002842</text:p>
          </table:table-cell>
          <table:table-cell office:value-type="float" office:value="211.573059">
            <text:p>211.573059</text:p>
          </table:table-cell>
          <table:table-cell office:value-type="float" office:value="0">
            <text:p>0</text:p>
          </table:table-cell>
          <table:table-cell office:value-type="float" office:value="-0.656011">
            <text:p>-0.656011</text:p>
          </table:table-cell>
          <table:table-cell table:formula="of:=[.I49]-[.$I$2]" office:value-type="float" office:value="-0.675165">
            <text:p>-0.675165</text:p>
          </table:table-cell>
          <table:table-cell table:formula="of:=AVERAGE([.J45:.J49])" office:value-type="float" office:value="0.0593758">
            <text:p>0.0593758</text:p>
          </table:table-cell>
          <table:table-cell table:formula="of:=AVERAGE([.J41:.J49])" office:value-type="float" office:value="0.212285444444444">
            <text:p>0.2122854444</text:p>
          </table:table-cell>
          <table:table-cell office:value-type="float" office:value="100">
            <text:p>100</text:p>
          </table:table-cell>
          <table:table-cell office:value-type="float" office:value="-0.009911">
            <text:p>-0.009911</text:p>
          </table:table-cell>
          <table:table-cell office:value-type="float" office:value="0.011058">
            <text:p>0.011058</text:p>
          </table:table-cell>
          <table:table-cell table:formula="of:=[.O49]-0.021583" office:value-type="float" office:value="-0.010525">
            <text:p>-0.010525</text:p>
          </table:table-cell>
          <table:table-cell office:value-type="float" office:value="211.573074">
            <text:p>211.573074</text:p>
          </table:table-cell>
          <table:table-cell office:value-type="float" office:value="962">
            <text:p>962</text:p>
          </table:table-cell>
          <table:table-cell office:value-type="float" office:value="-5">
            <text:p>-5</text:p>
          </table:table-cell>
          <table:table-cell office:value-type="float" office:value="3292">
            <text:p>3292</text:p>
          </table:table-cell>
          <table:table-cell office:value-type="float" office:value="517">
            <text:p>517</text:p>
          </table:table-cell>
          <table:table-cell office:value-type="float" office:value="2387.75708">
            <text:p>2387.75708</text:p>
          </table:table-cell>
          <table:table-cell office:value-type="float" office:value="-0.015769">
            <text:p>-0.015769</text:p>
          </table:table-cell>
          <table:table-cell office:value-type="float" office:value="0.268924">
            <text:p>0.268924</text:p>
          </table:table-cell>
          <table:table-cell office:value-type="float" office:value="1805.349121">
            <text:p>1805.349121</text:p>
          </table:table-cell>
        </table:table-row>
        <table:table-row table:style-name="ro1">
          <table:table-cell office:value-type="float" office:value="12850">
            <text:p>12850</text:p>
          </table:table-cell>
          <table:table-cell office:value-type="float" office:value="25">
            <text:p>25</text:p>
          </table:table-cell>
          <table:table-cell office:value-type="float" office:value="-20">
            <text:p>-20</text:p>
          </table:table-cell>
          <table:table-cell office:value-type="float" office:value="179.067413">
            <text:p>179.067413</text:p>
          </table:table-cell>
          <table:table-cell office:value-type="float" office:value="0">
            <text:p>0</text:p>
          </table:table-cell>
          <table:table-cell office:value-type="float" office:value="0.006745">
            <text:p>0.006745</text:p>
          </table:table-cell>
          <table:table-cell office:value-type="string">
            <text:p>Infinity</text:p>
          </table:table-cell>
          <table:table-cell office:value-type="float" office:value="-0.030281">
            <text:p>-0.030281</text:p>
          </table:table-cell>
          <table:table-cell office:value-type="float" office:value="0.52433">
            <text:p>0.52433</text:p>
          </table:table-cell>
          <table:table-cell table:formula="of:=[.I50]-[.$I$2]" office:value-type="float" office:value="0.505176">
            <text:p>0.505176</text:p>
          </table:table-cell>
          <table:table-cell table:formula="of:=AVERAGE([.J46:.J50])" office:value-type="float" office:value="0.082839">
            <text:p>0.082839</text:p>
          </table:table-cell>
          <table:table-cell table:formula="of:=AVERAGE([.J42:.J50])" office:value-type="float" office:value="0.200314444444444">
            <text:p>0.2003144444</text:p>
          </table:table-cell>
          <table:table-cell office:value-type="float" office:value="1631.574097">
            <text:p>1631.574097</text:p>
          </table:table-cell>
          <table:table-cell office:value-type="float" office:value="0">
            <text:p>0</text:p>
          </table:table-cell>
          <table:table-cell office:value-type="float" office:value="0.026247">
            <text:p>0.026247</text:p>
          </table:table-cell>
          <table:table-cell table:formula="of:=[.O50]-0.021583" office:value-type="float" office:value="0.004664">
            <text:p>0.004664</text:p>
          </table:table-cell>
          <table:table-cell office:value-type="float" office:value="100">
            <text:p>100</text:p>
          </table:table-cell>
          <table:table-cell office:value-type="float" office:value="987">
            <text:p>987</text:p>
          </table:table-cell>
          <table:table-cell office:value-type="float" office:value="-5">
            <text:p>-5</text:p>
          </table:table-cell>
          <table:table-cell office:value-type="float" office:value="3273">
            <text:p>3273</text:p>
          </table:table-cell>
          <table:table-cell office:value-type="float" office:value="512">
            <text:p>512</text:p>
          </table:table-cell>
          <table:table-cell office:value-type="float" office:value="2343.733154">
            <text:p>2343.733154</text:p>
          </table:table-cell>
          <table:table-cell office:value-type="float" office:value="-0.015769">
            <text:p>-0.015769</text:p>
          </table:table-cell>
          <table:table-cell office:value-type="float" office:value="0.27567">
            <text:p>0.27567</text:p>
          </table:table-cell>
          <table:table-cell office:value-type="float" office:value="1848.124146">
            <text:p>1848.124146</text:p>
          </table:table-cell>
        </table:table-row>
        <table:table-row table:style-name="ro1">
          <table:table-cell office:value-type="float" office:value="13107">
            <text:p>13107</text:p>
          </table:table-cell>
          <table:table-cell office:value-type="float" office:value="26">
            <text:p>26</text:p>
          </table:table-cell>
          <table:table-cell office:value-type="float" office:value="-67">
            <text:p>-67</text:p>
          </table:table-cell>
          <table:table-cell office:value-type="float" office:value="358.48938">
            <text:p>358.48938</text:p>
          </table:table-cell>
          <table:table-cell office:value-type="float" office:value="0.002549">
            <text:p>0.002549</text:p>
          </table:table-cell>
          <table:table-cell office:value-type="float" office:value="0.00452">
            <text:p>0.00452</text:p>
          </table:table-cell>
          <table:table-cell office:value-type="float" office:value="77.312752">
            <text:p>77.312752</text:p>
          </table:table-cell>
          <table:table-cell office:value-type="float" office:value="0.01514">
            <text:p>0.01514</text:p>
          </table:table-cell>
          <table:table-cell office:value-type="float" office:value="0.718261">
            <text:p>0.718261</text:p>
          </table:table-cell>
          <table:table-cell table:formula="of:=[.I51]-[.$I$2]" office:value-type="float" office:value="0.699107">
            <text:p>0.699107</text:p>
          </table:table-cell>
          <table:table-cell table:formula="of:=AVERAGE([.J47:.J51])" office:value-type="float" office:value="0.1297654">
            <text:p>0.1297654</text:p>
          </table:table-cell>
          <table:table-cell table:formula="of:=AVERAGE([.J43:.J51])" office:value-type="float" office:value="0.134340888888889">
            <text:p>0.1343408889</text:p>
          </table:table-cell>
          <table:table-cell office:value-type="float" office:value="4844.038574">
            <text:p>4844.038574</text:p>
          </table:table-cell>
          <table:table-cell office:value-type="float" office:value="0.009918">
            <text:p>0.009918</text:p>
          </table:table-cell>
          <table:table-cell office:value-type="float" office:value="0.017587">
            <text:p>0.017587</text:p>
          </table:table-cell>
          <table:table-cell table:formula="of:=[.O51]-0.021583" office:value-type="float" office:value="-0.003996">
            <text:p>-0.003996</text:p>
          </table:table-cell>
          <table:table-cell office:value-type="float" office:value="77.312752">
            <text:p>77.312752</text:p>
          </table:table-cell>
          <table:table-cell office:value-type="float" office:value="1013">
            <text:p>1013</text:p>
          </table:table-cell>
          <table:table-cell office:value-type="float" office:value="-5">
            <text:p>-5</text:p>
          </table:table-cell>
          <table:table-cell office:value-type="float" office:value="3208">
            <text:p>3208</text:p>
          </table:table-cell>
          <table:table-cell office:value-type="float" office:value="494">
            <text:p>494</text:p>
          </table:table-cell>
          <table:table-cell office:value-type="float" office:value="2251.005615">
            <text:p>2251.005615</text:p>
          </table:table-cell>
          <table:table-cell office:value-type="float" office:value="-0.01322">
            <text:p>-0.01322</text:p>
          </table:table-cell>
          <table:table-cell office:value-type="float" office:value="0.280189">
            <text:p>0.280189</text:p>
          </table:table-cell>
          <table:table-cell office:value-type="float" office:value="2219.365723">
            <text:p>2219.365723</text:p>
          </table:table-cell>
        </table:table-row>
        <table:table-row table:style-name="ro1">
          <table:table-cell office:value-type="float" office:value="13364">
            <text:p>13364</text:p>
          </table:table-cell>
          <table:table-cell office:value-type="float" office:value="27">
            <text:p>27</text:p>
          </table:table-cell>
          <table:table-cell office:value-type="float" office:value="-44">
            <text:p>-44</text:p>
          </table:table-cell>
          <table:table-cell office:value-type="float" office:value="264.577271">
            <text:p>264.577271</text:p>
          </table:table-cell>
          <table:table-cell office:value-type="float" office:value="-0.002547">
            <text:p>-0.002547</text:p>
          </table:table-cell>
          <table:table-cell office:value-type="float" office:value="0.005787">
            <text:p>0.005787</text:p>
          </table:table-cell>
          <table:table-cell office:value-type="float" office:value="327.178894">
            <text:p>327.178894</text:p>
          </table:table-cell>
          <table:table-cell office:value-type="float" office:value="0.01514">
            <text:p>0.01514</text:p>
          </table:table-cell>
          <table:table-cell office:value-type="float" office:value="-0.344765">
            <text:p>-0.344765</text:p>
          </table:table-cell>
          <table:table-cell table:formula="of:=[.I52]-[.$I$2]" office:value-type="float" office:value="-0.363919">
            <text:p>-0.363919</text:p>
          </table:table-cell>
          <table:table-cell table:formula="of:=AVERAGE([.J48:.J52])" office:value-type="float" office:value="0.0316032">
            <text:p>0.0316032</text:p>
          </table:table-cell>
          <table:table-cell table:formula="of:=AVERAGE([.J44:.J52])" office:value-type="float" office:value="0.0231435555555555">
            <text:p>0.0231435556</text:p>
          </table:table-cell>
          <table:table-cell office:value-type="float" office:value="2177.138428">
            <text:p>2177.138428</text:p>
          </table:table-cell>
          <table:table-cell office:value-type="float" office:value="-0.009911">
            <text:p>-0.009911</text:p>
          </table:table-cell>
          <table:table-cell office:value-type="float" office:value="0.022516">
            <text:p>0.022516</text:p>
          </table:table-cell>
          <table:table-cell table:formula="of:=[.O52]-0.021583" office:value-type="float" office:value="0.000933">
            <text:p>0.000933</text:p>
          </table:table-cell>
          <table:table-cell office:value-type="float" office:value="327.178894">
            <text:p>327.178894</text:p>
          </table:table-cell>
          <table:table-cell office:value-type="float" office:value="1040">
            <text:p>1040</text:p>
          </table:table-cell>
          <table:table-cell office:value-type="float" office:value="-5">
            <text:p>-5</text:p>
          </table:table-cell>
          <table:table-cell office:value-type="float" office:value="3165">
            <text:p>3165</text:p>
          </table:table-cell>
          <table:table-cell office:value-type="float" office:value="482">
            <text:p>482</text:p>
          </table:table-cell>
          <table:table-cell office:value-type="float" office:value="2180.090332">
            <text:p>2180.090332</text:p>
          </table:table-cell>
          <table:table-cell office:value-type="float" office:value="-0.015768">
            <text:p>-0.015768</text:p>
          </table:table-cell>
          <table:table-cell office:value-type="float" office:value="0.285976">
            <text:p>0.285976</text:p>
          </table:table-cell>
          <table:table-cell office:value-type="float" office:value="1913.693481">
            <text:p>1913.693481</text:p>
          </table:table-cell>
        </table:table-row>
        <table:table-row table:style-name="ro1">
          <table:table-cell office:value-type="float" office:value="13621">
            <text:p>1362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9.638268">
            <text:p>69.638268</text:p>
          </table:table-cell>
          <table:table-cell office:value-type="float" office:value="0">
            <text:p>0</text:p>
          </table:table-cell>
          <table:table-cell office:value-type="float" office:value="0.004828">
            <text:p>0.004828</text:p>
          </table:table-cell>
          <table:table-cell office:value-type="string">
            <text:p>Infinity</text:p>
          </table:table-cell>
          <table:table-cell office:value-type="float" office:value="-0.030281">
            <text:p>-0.030281</text:p>
          </table:table-cell>
          <table:table-cell office:value-type="float" office:value="-0.787692">
            <text:p>-0.787692</text:p>
          </table:table-cell>
          <table:table-cell table:formula="of:=[.I53]-[.$I$2]" office:value-type="float" office:value="-0.806846">
            <text:p>-0.806846</text:p>
          </table:table-cell>
          <table:table-cell table:formula="of:=AVERAGE([.J49:.J53])" office:value-type="float" office:value="-0.1283294">
            <text:p>-0.1283294</text:p>
          </table:table-cell>
          <table:table-cell table:formula="of:=AVERAGE([.J45:.J53])" office:value-type="float" office:value="0.0367107777777778">
            <text:p>0.0367107778</text:p>
          </table:table-cell>
          <table:table-cell office:value-type="float" office:value="2701.314453">
            <text:p>2701.314453</text:p>
          </table:table-cell>
          <table:table-cell office:value-type="float" office:value="0">
            <text:p>0</text:p>
          </table:table-cell>
          <table:table-cell office:value-type="float" office:value="0.018786">
            <text:p>0.018786</text:p>
          </table:table-cell>
          <table:table-cell table:formula="of:=[.O53]-0.021583" office:value-type="float" office:value="-0.002797">
            <text:p>-0.002797</text:p>
          </table:table-cell>
          <table:table-cell office:value-type="float" office:value="100">
            <text:p>100</text:p>
          </table:table-cell>
          <table:table-cell office:value-type="float" office:value="1065">
            <text:p>1065</text:p>
          </table:table-cell>
          <table:table-cell office:value-type="float" office:value="-5">
            <text:p>-5</text:p>
          </table:table-cell>
          <table:table-cell office:value-type="float" office:value="3172">
            <text:p>3172</text:p>
          </table:table-cell>
          <table:table-cell office:value-type="float" office:value="484">
            <text:p>484</text:p>
          </table:table-cell>
          <table:table-cell office:value-type="float" office:value="2163.000244">
            <text:p>2163.000244</text:p>
          </table:table-cell>
          <table:table-cell office:value-type="float" office:value="-0.015768">
            <text:p>-0.015768</text:p>
          </table:table-cell>
          <table:table-cell office:value-type="float" office:value="0.290804">
            <text:p>0.290804</text:p>
          </table:table-cell>
          <table:table-cell office:value-type="float" office:value="1944.312256">
            <text:p>1944.312256</text:p>
          </table:table-cell>
        </table:table-row>
        <table:table-row table:style-name="ro1">
          <table:table-cell office:value-type="float" office:value="13878">
            <text:p>13878</text:p>
          </table:table-cell>
          <table:table-cell office:value-type="float" office:value="25">
            <text:p>25</text:p>
          </table:table-cell>
          <table:table-cell office:value-type="float" office:value="-7">
            <text:p>-7</text:p>
          </table:table-cell>
          <table:table-cell office:value-type="float" office:value="127.831818">
            <text:p>127.831818</text:p>
          </table:table-cell>
          <table:table-cell office:value-type="float" office:value="-0.01">
            <text:p>-0.01</text:p>
          </table:table-cell>
          <table:table-cell office:value-type="float" office:value="-0.011744">
            <text:p>-0.011744</text:p>
          </table:table-cell>
          <table:table-cell office:value-type="float" office:value="17.444668">
            <text:p>17.444668</text:p>
          </table:table-cell>
          <table:table-cell office:value-type="float" office:value="0">
            <text:p>0</text:p>
          </table:table-cell>
          <table:table-cell office:value-type="float" office:value="0.220267">
            <text:p>0.220267</text:p>
          </table:table-cell>
          <table:table-cell table:formula="of:=[.I54]-[.$I$2]" office:value-type="float" office:value="0.201113">
            <text:p>0.201113</text:p>
          </table:table-cell>
          <table:table-cell table:formula="of:=AVERAGE([.J50:.J54])" office:value-type="float" office:value="0.0469262">
            <text:p>0.0469262</text:p>
          </table:table-cell>
          <table:table-cell table:formula="of:=AVERAGE([.J46:.J54])" office:value-type="float" office:value="0.0159611111111111">
            <text:p>0.0159611111</text:p>
          </table:table-cell>
          <table:table-cell office:value-type="float" office:value="100">
            <text:p>100</text:p>
          </table:table-cell>
          <table:table-cell office:value-type="float" office:value="-0.038911">
            <text:p>-0.038911</text:p>
          </table:table-cell>
          <table:table-cell office:value-type="float" office:value="-0.045698">
            <text:p>-0.045698</text:p>
          </table:table-cell>
          <table:table-cell table:formula="of:=[.O54]-0.021583" office:value-type="float" office:value="-0.067281">
            <text:p>-0.067281</text:p>
          </table:table-cell>
          <table:table-cell office:value-type="float" office:value="17.444674">
            <text:p>17.444674</text:p>
          </table:table-cell>
          <table:table-cell office:value-type="float" office:value="1090">
            <text:p>1090</text:p>
          </table:table-cell>
          <table:table-cell office:value-type="float" office:value="-5">
            <text:p>-5</text:p>
          </table:table-cell>
          <table:table-cell office:value-type="float" office:value="3165">
            <text:p>3165</text:p>
          </table:table-cell>
          <table:table-cell office:value-type="float" office:value="482">
            <text:p>482</text:p>
          </table:table-cell>
          <table:table-cell office:value-type="float" office:value="2131.383057">
            <text:p>2131.383057</text:p>
          </table:table-cell>
          <table:table-cell office:value-type="float" office:value="-0.025768">
            <text:p>-0.025768</text:p>
          </table:table-cell>
          <table:table-cell office:value-type="float" office:value="0.279059">
            <text:p>0.279059</text:p>
          </table:table-cell>
          <table:table-cell office:value-type="float" office:value="1182.985474">
            <text:p>1182.985474</text:p>
          </table:table-cell>
        </table:table-row>
        <table:table-row table:style-name="ro1">
          <table:table-cell office:value-type="float" office:value="14135">
            <text:p>14135</text:p>
          </table:table-cell>
          <table:table-cell office:value-type="float" office:value="19">
            <text:p>19</text:p>
          </table:table-cell>
          <table:table-cell office:value-type="float" office:value="-24">
            <text:p>-24</text:p>
          </table:table-cell>
          <table:table-cell office:value-type="float" office:value="227.340118">
            <text:p>227.340118</text:p>
          </table:table-cell>
          <table:table-cell office:value-type="float" office:value="-0.028243">
            <text:p>-0.028243</text:p>
          </table:table-cell>
          <table:table-cell office:value-type="float" office:value="-0.042629">
            <text:p>-0.042629</text:p>
          </table:table-cell>
          <table:table-cell office:value-type="float" office:value="50.936424">
            <text:p>50.936424</text:p>
          </table:table-cell>
          <table:table-cell office:value-type="float" office:value="-0.090842">
            <text:p>-0.090842</text:p>
          </table:table-cell>
          <table:table-cell office:value-type="float" office:value="0.260968">
            <text:p>0.260968</text:p>
          </table:table-cell>
          <table:table-cell table:formula="of:=[.I55]-[.$I$2]" office:value-type="float" office:value="0.241814">
            <text:p>0.241814</text:p>
          </table:table-cell>
          <table:table-cell table:formula="of:=AVERAGE([.J51:.J55])" office:value-type="float" office:value="-0.00574619999999999">
            <text:p>-0.0057462</text:p>
          </table:table-cell>
          <table:table-cell table:formula="of:=AVERAGE([.J47:.J55])" office:value-type="float" office:value="-0.00877900000000002">
            <text:p>-0.008779</text:p>
          </table:table-cell>
          <table:table-cell office:value-type="float" office:value="187.277863">
            <text:p>187.277863</text:p>
          </table:table-cell>
          <table:table-cell office:value-type="float" office:value="-0.109896">
            <text:p>-0.109896</text:p>
          </table:table-cell>
          <table:table-cell office:value-type="float" office:value="-0.165873">
            <text:p>-0.165873</text:p>
          </table:table-cell>
          <table:table-cell table:formula="of:=[.O55]-0.021583" office:value-type="float" office:value="-0.187456">
            <text:p>-0.187456</text:p>
          </table:table-cell>
          <table:table-cell office:value-type="float" office:value="50.936405">
            <text:p>50.936405</text:p>
          </table:table-cell>
          <table:table-cell office:value-type="float" office:value="1109">
            <text:p>1109</text:p>
          </table:table-cell>
          <table:table-cell office:value-type="float" office:value="-5">
            <text:p>-5</text:p>
          </table:table-cell>
          <table:table-cell office:value-type="float" office:value="3142">
            <text:p>3142</text:p>
          </table:table-cell>
          <table:table-cell office:value-type="float" office:value="475">
            <text:p>475</text:p>
          </table:table-cell>
          <table:table-cell office:value-type="float" office:value="2088.896484">
            <text:p>2088.896484</text:p>
          </table:table-cell>
          <table:table-cell office:value-type="float" office:value="-0.054011">
            <text:p>-0.054011</text:p>
          </table:table-cell>
          <table:table-cell office:value-type="float" office:value="0.23643">
            <text:p>0.23643</text:p>
          </table:table-cell>
          <table:table-cell office:value-type="float" office:value="537.745605">
            <text:p>537.745605</text:p>
          </table:table-cell>
        </table:table-row>
        <table:table-row table:style-name="ro1">
          <table:table-cell office:value-type="float" office:value="14392">
            <text:p>14392</text:p>
          </table:table-cell>
          <table:table-cell office:value-type="float" office:value="15">
            <text:p>15</text:p>
          </table:table-cell>
          <table:table-cell office:value-type="float" office:value="-10">
            <text:p>-10</text:p>
          </table:table-cell>
          <table:table-cell office:value-type="float" office:value="166.416748">
            <text:p>166.416748</text:p>
          </table:table-cell>
          <table:table-cell office:value-type="float" office:value="-0.049138">
            <text:p>-0.049138</text:p>
          </table:table-cell>
          <table:table-cell office:value-type="float" office:value="-0.04506">
            <text:p>-0.04506</text:p>
          </table:table-cell>
          <table:table-cell office:value-type="float" office:value="8.298126">
            <text:p>8.298126</text:p>
          </table:table-cell>
          <table:table-cell office:value-type="float" office:value="-0.060561">
            <text:p>-0.060561</text:p>
          </table:table-cell>
          <table:table-cell office:value-type="float" office:value="-0.215478">
            <text:p>-0.215478</text:p>
          </table:table-cell>
          <table:table-cell table:formula="of:=[.I56]-[.$I$2]" office:value-type="float" office:value="-0.234632">
            <text:p>-0.234632</text:p>
          </table:table-cell>
          <table:table-cell table:formula="of:=AVERAGE([.J52:.J56])" office:value-type="float" office:value="-0.192494">
            <text:p>-0.192494</text:p>
          </table:table-cell>
          <table:table-cell table:formula="of:=AVERAGE([.J48:.J56])" office:value-type="float" office:value="-0.0489483333333333">
            <text:p>-0.0489483333</text:p>
          </table:table-cell>
          <table:table-cell office:value-type="float" office:value="455.802979">
            <text:p>455.802979</text:p>
          </table:table-cell>
          <table:table-cell office:value-type="float" office:value="-0.191198">
            <text:p>-0.191198</text:p>
          </table:table-cell>
          <table:table-cell office:value-type="float" office:value="-0.175332">
            <text:p>-0.175332</text:p>
          </table:table-cell>
          <table:table-cell table:formula="of:=[.O56]-0.021583" office:value-type="float" office:value="-0.196915">
            <text:p>-0.196915</text:p>
          </table:table-cell>
          <table:table-cell office:value-type="float" office:value="8.298132">
            <text:p>8.298132</text:p>
          </table:table-cell>
          <table:table-cell office:value-type="float" office:value="1124">
            <text:p>1124</text:p>
          </table:table-cell>
          <table:table-cell office:value-type="float" office:value="-6">
            <text:p>-6</text:p>
          </table:table-cell>
          <table:table-cell office:value-type="float" office:value="3132">
            <text:p>3132</text:p>
          </table:table-cell>
          <table:table-cell office:value-type="float" office:value="473">
            <text:p>473</text:p>
          </table:table-cell>
          <table:table-cell office:value-type="float" office:value="2064.341309">
            <text:p>2064.341309</text:p>
          </table:table-cell>
          <table:table-cell office:value-type="float" office:value="-0.103149">
            <text:p>-0.103149</text:p>
          </table:table-cell>
          <table:table-cell office:value-type="float" office:value="0.19137">
            <text:p>0.19137</text:p>
          </table:table-cell>
          <table:table-cell office:value-type="float" office:value="285.527863">
            <text:p>285.527863</text:p>
          </table:table-cell>
        </table:table-row>
        <table:table-row table:style-name="ro1">
          <table:table-cell office:value-type="float" office:value="14649">
            <text:p>14649</text:p>
          </table:table-cell>
          <table:table-cell office:value-type="float" office:value="18">
            <text:p>18</text:p>
          </table:table-cell>
          <table:table-cell office:value-type="float" office:value="-18">
            <text:p>-18</text:p>
          </table:table-cell>
          <table:table-cell office:value-type="float" office:value="198.39502">
            <text:p>198.39502</text:p>
          </table:table-cell>
          <table:table-cell office:value-type="float" office:value="-0.035">
            <text:p>-0.035</text:p>
          </table:table-cell>
          <table:table-cell office:value-type="float" office:value="-0.030953">
            <text:p>-0.030953</text:p>
          </table:table-cell>
          <table:table-cell office:value-type="float" office:value="11.561864">
            <text:p>11.561864</text:p>
          </table:table-cell>
          <table:table-cell office:value-type="float" office:value="0.045421">
            <text:p>0.045421</text:p>
          </table:table-cell>
          <table:table-cell office:value-type="float" office:value="0.117316">
            <text:p>0.117316</text:p>
          </table:table-cell>
          <table:table-cell table:formula="of:=[.I57]-[.$I$2]" office:value-type="float" office:value="0.098162">
            <text:p>0.098162</text:p>
          </table:table-cell>
          <table:table-cell table:formula="of:=AVERAGE([.J53:.J57])" office:value-type="float" office:value="-0.1000778">
            <text:p>-0.1000778</text:p>
          </table:table-cell>
          <table:table-cell table:formula="of:=AVERAGE([.J49:.J57])" office:value-type="float" office:value="-0.0372433333333334">
            <text:p>-0.0372433333</text:p>
          </table:table-cell>
          <table:table-cell office:value-type="float" office:value="358.286621">
            <text:p>358.286621</text:p>
          </table:table-cell>
          <table:table-cell office:value-type="float" office:value="-0.136187">
            <text:p>-0.136187</text:p>
          </table:table-cell>
          <table:table-cell office:value-type="float" office:value="-0.120441">
            <text:p>-0.120441</text:p>
          </table:table-cell>
          <table:table-cell table:formula="of:=[.O57]-0.021583" office:value-type="float" office:value="-0.142024">
            <text:p>-0.142024</text:p>
          </table:table-cell>
          <table:table-cell office:value-type="float" office:value="11.561859">
            <text:p>11.561859</text:p>
          </table:table-cell>
          <table:table-cell office:value-type="float" office:value="1142">
            <text:p>1142</text:p>
          </table:table-cell>
          <table:table-cell office:value-type="float" office:value="-8">
            <text:p>-8</text:p>
          </table:table-cell>
          <table:table-cell office:value-type="float" office:value="3115">
            <text:p>3115</text:p>
          </table:table-cell>
          <table:table-cell office:value-type="float" office:value="470">
            <text:p>470</text:p>
          </table:table-cell>
          <table:table-cell office:value-type="float" office:value="2030.077148">
            <text:p>2030.077148</text:p>
          </table:table-cell>
          <table:table-cell office:value-type="float" office:value="-0.138149">
            <text:p>-0.138149</text:p>
          </table:table-cell>
          <table:table-cell office:value-type="float" office:value="0.160416">
            <text:p>0.160416</text:p>
          </table:table-cell>
          <table:table-cell office:value-type="float" office:value="216.118576">
            <text:p>216.118576</text:p>
          </table:table-cell>
        </table:table-row>
        <table:table-row table:style-name="ro1">
          <table:table-cell office:value-type="float" office:value="14906">
            <text:p>14906</text:p>
          </table:table-cell>
          <table:table-cell office:value-type="float" office:value="21">
            <text:p>21</text:p>
          </table:table-cell>
          <table:table-cell office:value-type="float" office:value="-32">
            <text:p>-32</text:p>
          </table:table-cell>
          <table:table-cell office:value-type="float" office:value="253.616638">
            <text:p>253.616638</text:p>
          </table:table-cell>
          <table:table-cell office:value-type="float" office:value="-0.035">
            <text:p>-0.035</text:p>
          </table:table-cell>
          <table:table-cell office:value-type="float" office:value="-0.039582">
            <text:p>-0.039582</text:p>
          </table:table-cell>
          <table:table-cell office:value-type="float" office:value="13.091246">
            <text:p>13.091246</text:p>
          </table:table-cell>
          <table:table-cell office:value-type="float" office:value="0.045421">
            <text:p>0.045421</text:p>
          </table:table-cell>
          <table:table-cell office:value-type="float" office:value="0.220267">
            <text:p>0.220267</text:p>
          </table:table-cell>
          <table:table-cell table:formula="of:=[.I58]-[.$I$2]" office:value-type="float" office:value="0.201113">
            <text:p>0.201113</text:p>
          </table:table-cell>
          <table:table-cell table:formula="of:=AVERAGE([.J54:.J58])" office:value-type="float" office:value="0.101514">
            <text:p>0.101514</text:p>
          </table:table-cell>
          <table:table-cell table:formula="of:=AVERAGE([.J50:.J58])" office:value-type="float" office:value="0.0601208888888889">
            <text:p>0.0601208889</text:p>
          </table:table-cell>
          <table:table-cell office:value-type="float" office:value="584.946106">
            <text:p>584.946106</text:p>
          </table:table-cell>
          <table:table-cell office:value-type="float" office:value="-0.136187">
            <text:p>-0.136187</text:p>
          </table:table-cell>
          <table:table-cell office:value-type="float" office:value="-0.154015">
            <text:p>-0.154015</text:p>
          </table:table-cell>
          <table:table-cell table:formula="of:=[.O58]-0.021583" office:value-type="float" office:value="-0.175598">
            <text:p>-0.175598</text:p>
          </table:table-cell>
          <table:table-cell office:value-type="float" office:value="13.091252">
            <text:p>13.091252</text:p>
          </table:table-cell>
          <table:table-cell office:value-type="float" office:value="1163">
            <text:p>1163</text:p>
          </table:table-cell>
          <table:table-cell office:value-type="float" office:value="-11">
            <text:p>-11</text:p>
          </table:table-cell>
          <table:table-cell office:value-type="float" office:value="3083">
            <text:p>3083</text:p>
          </table:table-cell>
          <table:table-cell office:value-type="float" office:value="465">
            <text:p>465</text:p>
          </table:table-cell>
          <table:table-cell office:value-type="float" office:value="1978.12439">
            <text:p>1978.12439</text:p>
          </table:table-cell>
          <table:table-cell office:value-type="float" office:value="-0.173149">
            <text:p>-0.173149</text:p>
          </table:table-cell>
          <table:table-cell office:value-type="float" office:value="0.120834">
            <text:p>0.120834</text:p>
          </table:table-cell>
          <table:table-cell office:value-type="float" office:value="169.786484">
            <text:p>169.786484</text:p>
          </table:table-cell>
        </table:table-row>
        <table:table-row table:style-name="ro1">
          <table:table-cell office:value-type="float" office:value="15163">
            <text:p>15163</text:p>
          </table:table-cell>
          <table:table-cell office:value-type="float" office:value="22">
            <text:p>22</text:p>
          </table:table-cell>
          <table:table-cell office:value-type="float" office:value="-53">
            <text:p>-53</text:p>
          </table:table-cell>
          <table:table-cell office:value-type="float" office:value="341.514862">
            <text:p>341.514862</text:p>
          </table:table-cell>
          <table:table-cell office:value-type="float" office:value="-0.038372">
            <text:p>-0.038372</text:p>
          </table:table-cell>
          <table:table-cell office:value-type="float" office:value="-0.032391">
            <text:p>-0.032391</text:p>
          </table:table-cell>
          <table:table-cell office:value-type="float" office:value="15.585939">
            <text:p>15.585939</text:p>
          </table:table-cell>
          <table:table-cell office:value-type="float" office:value="0.01514">
            <text:p>0.01514</text:p>
          </table:table-cell>
          <table:table-cell office:value-type="float" office:value="0.316035">
            <text:p>0.316035</text:p>
          </table:table-cell>
          <table:table-cell table:formula="of:=[.I59]-[.$I$2]" office:value-type="float" office:value="0.296881">
            <text:p>0.296881</text:p>
          </table:table-cell>
          <table:table-cell table:formula="of:=AVERAGE([.J55:.J59])" office:value-type="float" office:value="0.1206676">
            <text:p>0.1206676</text:p>
          </table:table-cell>
          <table:table-cell table:formula="of:=AVERAGE([.J51:.J59])" office:value-type="float" office:value="0.036977">
            <text:p>0.036977</text:p>
          </table:table-cell>
          <table:table-cell office:value-type="float" office:value="2187.376709">
            <text:p>2187.376709</text:p>
          </table:table-cell>
          <table:table-cell office:value-type="float" office:value="-0.149308">
            <text:p>-0.149308</text:p>
          </table:table-cell>
          <table:table-cell office:value-type="float" office:value="-0.126037">
            <text:p>-0.126037</text:p>
          </table:table-cell>
          <table:table-cell table:formula="of:=[.O59]-0.021583" office:value-type="float" office:value="-0.14762">
            <text:p>-0.14762</text:p>
          </table:table-cell>
          <table:table-cell office:value-type="float" office:value="15.585942">
            <text:p>15.585942</text:p>
          </table:table-cell>
          <table:table-cell office:value-type="float" office:value="1185">
            <text:p>1185</text:p>
          </table:table-cell>
          <table:table-cell office:value-type="float" office:value="-15">
            <text:p>-15</text:p>
          </table:table-cell>
          <table:table-cell office:value-type="float" office:value="3030">
            <text:p>3030</text:p>
          </table:table-cell>
          <table:table-cell office:value-type="float" office:value="459">
            <text:p>459</text:p>
          </table:table-cell>
          <table:table-cell office:value-type="float" office:value="1904.914917">
            <text:p>1904.914917</text:p>
          </table:table-cell>
          <table:table-cell office:value-type="float" office:value="-0.211521">
            <text:p>-0.211521</text:p>
          </table:table-cell>
          <table:table-cell office:value-type="float" office:value="0.088443">
            <text:p>0.088443</text:p>
          </table:table-cell>
          <table:table-cell office:value-type="float" office:value="141.812881">
            <text:p>141.812881</text:p>
          </table:table-cell>
        </table:table-row>
        <table:table-row table:style-name="ro1">
          <table:table-cell office:value-type="float" office:value="15420">
            <text:p>15420</text:p>
          </table:table-cell>
          <table:table-cell office:value-type="float" office:value="21">
            <text:p>21</text:p>
          </table:table-cell>
          <table:table-cell office:value-type="float" office:value="-36">
            <text:p>-36</text:p>
          </table:table-cell>
          <table:table-cell office:value-type="float" office:value="269.430115">
            <text:p>269.430115</text:p>
          </table:table-cell>
          <table:table-cell office:value-type="float" office:value="-0.025">
            <text:p>-0.025</text:p>
          </table:table-cell>
          <table:table-cell office:value-type="float" office:value="-0.026228">
            <text:p>-0.026228</text:p>
          </table:table-cell>
          <table:table-cell office:value-type="float" office:value="4.912674">
            <text:p>4.912674</text:p>
          </table:table-cell>
          <table:table-cell office:value-type="float" office:value="-0.01514">
            <text:p>-0.01514</text:p>
          </table:table-cell>
          <table:table-cell office:value-type="float" office:value="-0.265756">
            <text:p>-0.265756</text:p>
          </table:table-cell>
          <table:table-cell table:formula="of:=[.I60]-[.$I$2]" office:value-type="float" office:value="-0.28491">
            <text:p>-0.28491</text:p>
          </table:table-cell>
          <table:table-cell table:formula="of:=AVERAGE([.J56:.J60])" office:value-type="float" office:value="0.0153228">
            <text:p>0.0153228</text:p>
          </table:table-cell>
          <table:table-cell table:formula="of:=AVERAGE([.J52:.J60])" office:value-type="float" office:value="-0.0723582222222222">
            <text:p>-0.0723582222</text:p>
          </table:table-cell>
          <table:table-cell office:value-type="float" office:value="1855.294067">
            <text:p>1855.294067</text:p>
          </table:table-cell>
          <table:table-cell office:value-type="float" office:value="-0.097276">
            <text:p>-0.097276</text:p>
          </table:table-cell>
          <table:table-cell office:value-type="float" office:value="-0.102055">
            <text:p>-0.102055</text:p>
          </table:table-cell>
          <table:table-cell table:formula="of:=[.O60]-0.021583" office:value-type="float" office:value="-0.123638">
            <text:p>-0.123638</text:p>
          </table:table-cell>
          <table:table-cell office:value-type="float" office:value="4.912678">
            <text:p>4.912678</text:p>
          </table:table-cell>
          <table:table-cell office:value-type="float" office:value="1206">
            <text:p>1206</text:p>
          </table:table-cell>
          <table:table-cell office:value-type="float" office:value="-19">
            <text:p>-19</text:p>
          </table:table-cell>
          <table:table-cell office:value-type="float" office:value="2995">
            <text:p>2995</text:p>
          </table:table-cell>
          <table:table-cell office:value-type="float" office:value="456">
            <text:p>456</text:p>
          </table:table-cell>
          <table:table-cell office:value-type="float" office:value="1850.985107">
            <text:p>1850.985107</text:p>
          </table:table-cell>
          <table:table-cell office:value-type="float" office:value="-0.236521">
            <text:p>-0.236521</text:p>
          </table:table-cell>
          <table:table-cell office:value-type="float" office:value="0.062215">
            <text:p>0.062215</text:p>
          </table:table-cell>
          <table:table-cell office:value-type="float" office:value="126.304153">
            <text:p>126.304153</text:p>
          </table:table-cell>
        </table:table-row>
        <table:table-row table:style-name="ro1">
          <table:table-cell office:value-type="float" office:value="15677">
            <text:p>15677</text:p>
          </table:table-cell>
          <table:table-cell office:value-type="float" office:value="20">
            <text:p>20</text:p>
          </table:table-cell>
          <table:table-cell office:value-type="float" office:value="-27">
            <text:p>-27</text:p>
          </table:table-cell>
          <table:table-cell office:value-type="float" office:value="233.623932">
            <text:p>233.623932</text:p>
          </table:table-cell>
          <table:table-cell office:value-type="float" office:value="-0.025">
            <text:p>-0.025</text:p>
          </table:table-cell>
          <table:table-cell office:value-type="float" office:value="-0.02342">
            <text:p>-0.02342</text:p>
          </table:table-cell>
          <table:table-cell office:value-type="float" office:value="6.318197">
            <text:p>6.318197</text:p>
          </table:table-cell>
          <table:table-cell office:value-type="float" office:value="-0.01514">
            <text:p>-0.01514</text:p>
          </table:table-cell>
          <table:table-cell office:value-type="float" office:value="-0.134075">
            <text:p>-0.134075</text:p>
          </table:table-cell>
          <table:table-cell table:formula="of:=[.I61]-[.$I$2]" office:value-type="float" office:value="-0.153229">
            <text:p>-0.153229</text:p>
          </table:table-cell>
          <table:table-cell table:formula="of:=AVERAGE([.J57:.J61])" office:value-type="float" office:value="0.0316034">
            <text:p>0.0316034</text:p>
          </table:table-cell>
          <table:table-cell table:formula="of:=AVERAGE([.J53:.J61])" office:value-type="float" office:value="-0.0489482222222222">
            <text:p>-0.0489482222</text:p>
          </table:table-cell>
          <table:table-cell office:value-type="float" office:value="985.553833">
            <text:p>985.553833</text:p>
          </table:table-cell>
          <table:table-cell office:value-type="float" office:value="-0.097276">
            <text:p>-0.097276</text:p>
          </table:table-cell>
          <table:table-cell office:value-type="float" office:value="-0.09113">
            <text:p>-0.09113</text:p>
          </table:table-cell>
          <table:table-cell table:formula="of:=[.O61]-0.021583" office:value-type="float" office:value="-0.112713">
            <text:p>-0.112713</text:p>
          </table:table-cell>
          <table:table-cell office:value-type="float" office:value="6.318186">
            <text:p>6.318186</text:p>
          </table:table-cell>
          <table:table-cell office:value-type="float" office:value="1225">
            <text:p>1225</text:p>
          </table:table-cell>
          <table:table-cell office:value-type="float" office:value="-24">
            <text:p>-24</text:p>
          </table:table-cell>
          <table:table-cell office:value-type="float" office:value="2968">
            <text:p>2968</text:p>
          </table:table-cell>
          <table:table-cell office:value-type="float" office:value="454">
            <text:p>454</text:p>
          </table:table-cell>
          <table:table-cell office:value-type="float" office:value="1807.355225">
            <text:p>1807.355225</text:p>
          </table:table-cell>
          <table:table-cell office:value-type="float" office:value="-0.261521">
            <text:p>-0.261521</text:p>
          </table:table-cell>
          <table:table-cell office:value-type="float" office:value="0.038794">
            <text:p>0.038794</text:p>
          </table:table-cell>
          <table:table-cell office:value-type="float" office:value="114.834145">
            <text:p>114.834145</text:p>
          </table:table-cell>
        </table:table-row>
        <table:table-row table:style-name="ro1">
          <table:table-cell office:value-type="float" office:value="15934">
            <text:p>15934</text:p>
          </table:table-cell>
          <table:table-cell office:value-type="float" office:value="19">
            <text:p>19</text:p>
          </table:table-cell>
          <table:table-cell office:value-type="float" office:value="-30">
            <text:p>-30</text:p>
          </table:table-cell>
          <table:table-cell office:value-type="float" office:value="258.134827">
            <text:p>258.134827</text:p>
          </table:table-cell>
          <table:table-cell office:value-type="float" office:value="-0.028243">
            <text:p>-0.028243</text:p>
          </table:table-cell>
          <table:table-cell office:value-type="float" office:value="-0.037973">
            <text:p>-0.037973</text:p>
          </table:table-cell>
          <table:table-cell office:value-type="float" office:value="34.448578">
            <text:p>34.448578</text:p>
          </table:table-cell>
          <table:table-cell office:value-type="float" office:value="-0.01514">
            <text:p>-0.01514</text:p>
          </table:table-cell>
          <table:table-cell office:value-type="float" office:value="0.050278">
            <text:p>0.050278</text:p>
          </table:table-cell>
          <table:table-cell table:formula="of:=[.I62]-[.$I$2]" office:value-type="float" office:value="0.031124">
            <text:p>0.031124</text:p>
          </table:table-cell>
          <table:table-cell table:formula="of:=AVERAGE([.J58:.J62])" office:value-type="float" office:value="0.0181958">
            <text:p>0.0181958</text:p>
          </table:table-cell>
          <table:table-cell table:formula="of:=AVERAGE([.J54:.J62])" office:value-type="float" office:value="0.0441595555555555">
            <text:p>0.0441595556</text:p>
          </table:table-cell>
          <table:table-cell office:value-type="float" office:value="232.082779">
            <text:p>232.082779</text:p>
          </table:table-cell>
          <table:table-cell office:value-type="float" office:value="-0.109896">
            <text:p>-0.109896</text:p>
          </table:table-cell>
          <table:table-cell office:value-type="float" office:value="-0.147753">
            <text:p>-0.147753</text:p>
          </table:table-cell>
          <table:table-cell table:formula="of:=[.O62]-0.021583" office:value-type="float" office:value="-0.169336">
            <text:p>-0.169336</text:p>
          </table:table-cell>
          <table:table-cell office:value-type="float" office:value="34.44857">
            <text:p>34.44857</text:p>
          </table:table-cell>
          <table:table-cell office:value-type="float" office:value="1243">
            <text:p>1243</text:p>
          </table:table-cell>
          <table:table-cell office:value-type="float" office:value="-29">
            <text:p>-29</text:p>
          </table:table-cell>
          <table:table-cell office:value-type="float" office:value="2938">
            <text:p>2938</text:p>
          </table:table-cell>
          <table:table-cell office:value-type="float" office:value="453">
            <text:p>453</text:p>
          </table:table-cell>
          <table:table-cell office:value-type="float" office:value="1762.200073">
            <text:p>1762.200073</text:p>
          </table:table-cell>
          <table:table-cell office:value-type="float" office:value="-0.289764">
            <text:p>-0.289764</text:p>
          </table:table-cell>
          <table:table-cell office:value-type="float" office:value="0.000822">
            <text:p>0.000822</text:p>
          </table:table-cell>
          <table:table-cell office:value-type="float" office:value="100.283577">
            <text:p>100.283577</text:p>
          </table:table-cell>
        </table:table-row>
        <table:table-row table:style-name="ro1">
          <table:table-cell office:value-type="float" office:value="16191">
            <text:p>16191</text:p>
          </table:table-cell>
          <table:table-cell office:value-type="float" office:value="20">
            <text:p>20</text:p>
          </table:table-cell>
          <table:table-cell office:value-type="float" office:value="-6">
            <text:p>-6</text:p>
          </table:table-cell>
          <table:table-cell office:value-type="float" office:value="129.255081">
            <text:p>129.255081</text:p>
          </table:table-cell>
          <table:table-cell office:value-type="float" office:value="-0.035">
            <text:p>-0.035</text:p>
          </table:table-cell>
          <table:table-cell office:value-type="float" office:value="-0.035165">
            <text:p>-0.035165</text:p>
          </table:table-cell>
          <table:table-cell office:value-type="float" office:value="0.471207">
            <text:p>0.471207</text:p>
          </table:table-cell>
          <table:table-cell office:value-type="float" office:value="0.01514">
            <text:p>0.01514</text:p>
          </table:table-cell>
          <table:table-cell office:value-type="float" office:value="-0.366313">
            <text:p>-0.366313</text:p>
          </table:table-cell>
          <table:table-cell table:formula="of:=[.I63]-[.$I$2]" office:value-type="float" office:value="-0.385467">
            <text:p>-0.385467</text:p>
          </table:table-cell>
          <table:table-cell table:formula="of:=AVERAGE([.J59:.J63])" office:value-type="float" office:value="-0.0991202">
            <text:p>-0.0991202</text:p>
          </table:table-cell>
          <table:table-cell table:formula="of:=AVERAGE([.J55:.J63])" office:value-type="float" office:value="-0.021016">
            <text:p>-0.021016</text:p>
          </table:table-cell>
          <table:table-cell office:value-type="float" office:value="2319.459717">
            <text:p>2319.459717</text:p>
          </table:table-cell>
          <table:table-cell office:value-type="float" office:value="-0.136187">
            <text:p>-0.136187</text:p>
          </table:table-cell>
          <table:table-cell office:value-type="float" office:value="-0.136828">
            <text:p>-0.136828</text:p>
          </table:table-cell>
          <table:table-cell table:formula="of:=[.O63]-0.021583" office:value-type="float" office:value="-0.158411">
            <text:p>-0.158411</text:p>
          </table:table-cell>
          <table:table-cell office:value-type="float" office:value="0.471205">
            <text:p>0.471205</text:p>
          </table:table-cell>
          <table:table-cell office:value-type="float" office:value="1262">
            <text:p>1262</text:p>
          </table:table-cell>
          <table:table-cell office:value-type="float" office:value="-35">
            <text:p>-35</text:p>
          </table:table-cell>
          <table:table-cell office:value-type="float" office:value="2932">
            <text:p>2932</text:p>
          </table:table-cell>
          <table:table-cell office:value-type="float" office:value="453">
            <text:p>453</text:p>
          </table:table-cell>
          <table:table-cell office:value-type="float" office:value="1739.84021">
            <text:p>1739.84021</text:p>
          </table:table-cell>
          <table:table-cell office:value-type="float" office:value="-0.324764">
            <text:p>-0.324764</text:p>
          </table:table-cell>
          <table:table-cell office:value-type="float" office:value="-0.034343">
            <text:p>-0.034343</text:p>
          </table:table-cell>
          <table:table-cell office:value-type="float" office:value="89.425186">
            <text:p>89.425186</text:p>
          </table:table-cell>
        </table:table-row>
        <table:table-row table:style-name="ro1">
          <table:table-cell office:value-type="float" office:value="16448">
            <text:p>16448</text:p>
          </table:table-cell>
          <table:table-cell office:value-type="float" office:value="21">
            <text:p>21</text:p>
          </table:table-cell>
          <table:table-cell office:value-type="float" office:value="-7">
            <text:p>-7</text:p>
          </table:table-cell>
          <table:table-cell office:value-type="float" office:value="132.380127">
            <text:p>132.380127</text:p>
          </table:table-cell>
          <table:table-cell office:value-type="float" office:value="-0.03">
            <text:p>-0.03</text:p>
          </table:table-cell>
          <table:table-cell office:value-type="float" office:value="-0.030303">
            <text:p>-0.030303</text:p>
          </table:table-cell>
          <table:table-cell office:value-type="float" office:value="1.009268">
            <text:p>1.009268</text:p>
          </table:table-cell>
          <table:table-cell office:value-type="float" office:value="0.01514">
            <text:p>0.01514</text:p>
          </table:table-cell>
          <table:table-cell office:value-type="float" office:value="0.014365">
            <text:p>0.014365</text:p>
          </table:table-cell>
          <table:table-cell table:formula="of:=[.I64]-[.$I$2]" office:value-type="float" office:value="-0.004789">
            <text:p>-0.004789</text:p>
          </table:table-cell>
          <table:table-cell table:formula="of:=AVERAGE([.J60:.J64])" office:value-type="float" office:value="-0.1594542">
            <text:p>-0.1594542</text:p>
          </table:table-cell>
          <table:table-cell table:formula="of:=AVERAGE([.J56:.J64])" office:value-type="float" office:value="-0.0484163333333333">
            <text:p>-0.0484163333</text:p>
          </table:table-cell>
          <table:table-cell office:value-type="float" office:value="194.880875">
            <text:p>194.880875</text:p>
          </table:table-cell>
          <table:table-cell office:value-type="float" office:value="-0.116732">
            <text:p>-0.116732</text:p>
          </table:table-cell>
          <table:table-cell office:value-type="float" office:value="-0.11791">
            <text:p>-0.11791</text:p>
          </table:table-cell>
          <table:table-cell table:formula="of:=[.O64]-0.021583" office:value-type="float" office:value="-0.139493">
            <text:p>-0.139493</text:p>
          </table:table-cell>
          <table:table-cell office:value-type="float" office:value="1.009265">
            <text:p>1.009265</text:p>
          </table:table-cell>
          <table:table-cell office:value-type="float" office:value="1282">
            <text:p>1282</text:p>
          </table:table-cell>
          <table:table-cell office:value-type="float" office:value="-42">
            <text:p>-42</text:p>
          </table:table-cell>
          <table:table-cell office:value-type="float" office:value="2925">
            <text:p>2925</text:p>
          </table:table-cell>
          <table:table-cell office:value-type="float" office:value="453">
            <text:p>453</text:p>
          </table:table-cell>
          <table:table-cell office:value-type="float" office:value="1715.947021">
            <text:p>1715.947021</text:p>
          </table:table-cell>
          <table:table-cell office:value-type="float" office:value="-0.354764">
            <text:p>-0.354764</text:p>
          </table:table-cell>
          <table:table-cell office:value-type="float" office:value="-0.064646">
            <text:p>-0.064646</text:p>
          </table:table-cell>
          <table:table-cell office:value-type="float" office:value="81.777756">
            <text:p>81.777756</text:p>
          </table:table-cell>
        </table:table-row>
        <table:table-row table:style-name="ro1">
          <table:table-cell office:value-type="float" office:value="16705">
            <text:p>1670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.18779">
            <text:p>50.18779</text:p>
          </table:table-cell>
          <table:table-cell office:value-type="float" office:value="-0.03">
            <text:p>-0.03</text:p>
          </table:table-cell>
          <table:table-cell office:value-type="float" office:value="-0.032974">
            <text:p>-0.032974</text:p>
          </table:table-cell>
          <table:table-cell office:value-type="float" office:value="9.911787">
            <text:p>9.911787</text:p>
          </table:table-cell>
          <table:table-cell office:value-type="float" office:value="-0.01514">
            <text:p>-0.01514</text:p>
          </table:table-cell>
          <table:table-cell office:value-type="float" office:value="-0.253785">
            <text:p>-0.253785</text:p>
          </table:table-cell>
          <table:table-cell table:formula="of:=[.I65]-[.$I$2]" office:value-type="float" office:value="-0.272939">
            <text:p>-0.272939</text:p>
          </table:table-cell>
          <table:table-cell table:formula="of:=AVERAGE([.J61:.J65])" office:value-type="float" office:value="-0.15706">
            <text:p>-0.15706</text:p>
          </table:table-cell>
          <table:table-cell table:formula="of:=AVERAGE([.J57:.J65])" office:value-type="float" office:value="-0.0526726666666667">
            <text:p>-0.0526726667</text:p>
          </table:table-cell>
          <table:table-cell office:value-type="float" office:value="1776.226807">
            <text:p>1776.226807</text:p>
          </table:table-cell>
          <table:table-cell office:value-type="float" office:value="-0.116732">
            <text:p>-0.116732</text:p>
          </table:table-cell>
          <table:table-cell office:value-type="float" office:value="-0.128302">
            <text:p>-0.128302</text:p>
          </table:table-cell>
          <table:table-cell table:formula="of:=[.O65]-0.021583" office:value-type="float" office:value="-0.149885">
            <text:p>-0.149885</text:p>
          </table:table-cell>
          <table:table-cell office:value-type="float" office:value="9.911774">
            <text:p>9.911774</text:p>
          </table:table-cell>
          <table:table-cell office:value-type="float" office:value="1301">
            <text:p>1301</text:p>
          </table:table-cell>
          <table:table-cell office:value-type="float" office:value="-49">
            <text:p>-49</text:p>
          </table:table-cell>
          <table:table-cell office:value-type="float" office:value="2935">
            <text:p>2935</text:p>
          </table:table-cell>
          <table:table-cell office:value-type="float" office:value="452">
            <text:p>452</text:p>
          </table:table-cell>
          <table:table-cell office:value-type="float" office:value="1709.080688">
            <text:p>1709.080688</text:p>
          </table:table-cell>
          <table:table-cell office:value-type="float" office:value="-0.384764">
            <text:p>-0.384764</text:p>
          </table:table-cell>
          <table:table-cell office:value-type="float" office:value="-0.09762">
            <text:p>-0.09762</text:p>
          </table:table-cell>
          <table:table-cell office:value-type="float" office:value="74.628738">
            <text:p>74.628738</text:p>
          </table:table-cell>
        </table:table-row>
        <table:table-row table:style-name="ro1">
          <table:table-cell office:value-type="float" office:value="16962">
            <text:p>1696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.740675">
            <text:p>6.740675</text:p>
          </table:table-cell>
          <table:table-cell office:value-type="float" office:value="-0.03">
            <text:p>-0.03</text:p>
          </table:table-cell>
          <table:table-cell office:value-type="float" office:value="-0.027153">
            <text:p>-0.027153</text:p>
          </table:table-cell>
          <table:table-cell office:value-type="float" office:value="9.491127">
            <text:p>9.491127</text:p>
          </table:table-cell>
          <table:table-cell office:value-type="float" office:value="0">
            <text:p>0</text:p>
          </table:table-cell>
          <table:table-cell office:value-type="float" office:value="-0.172383">
            <text:p>-0.172383</text:p>
          </table:table-cell>
          <table:table-cell table:formula="of:=[.I66]-[.$I$2]" office:value-type="float" office:value="-0.191537">
            <text:p>-0.191537</text:p>
          </table:table-cell>
          <table:table-cell table:formula="of:=AVERAGE([.J62:.J66])" office:value-type="float" office:value="-0.1647216">
            <text:p>-0.1647216</text:p>
          </table:table-cell>
          <table:table-cell table:formula="of:=AVERAGE([.J58:.J66])" office:value-type="float" office:value="-0.0848614444444444">
            <text:p>-0.0848614444</text:p>
          </table:table-cell>
          <table:table-cell office:value-type="float" office:value="100">
            <text:p>100</text:p>
          </table:table-cell>
          <table:table-cell office:value-type="float" office:value="-0.116732">
            <text:p>-0.116732</text:p>
          </table:table-cell>
          <table:table-cell office:value-type="float" office:value="-0.105652">
            <text:p>-0.105652</text:p>
          </table:table-cell>
          <table:table-cell table:formula="of:=[.O66]-0.021583" office:value-type="float" office:value="-0.127235">
            <text:p>-0.127235</text:p>
          </table:table-cell>
          <table:table-cell office:value-type="float" office:value="9.49113">
            <text:p>9.49113</text:p>
          </table:table-cell>
          <table:table-cell office:value-type="float" office:value="1320">
            <text:p>1320</text:p>
          </table:table-cell>
          <table:table-cell office:value-type="float" office:value="-57">
            <text:p>-57</text:p>
          </table:table-cell>
          <table:table-cell office:value-type="float" office:value="2956">
            <text:p>2956</text:p>
          </table:table-cell>
          <table:table-cell office:value-type="float" office:value="450">
            <text:p>450</text:p>
          </table:table-cell>
          <table:table-cell office:value-type="float" office:value="1712.759521">
            <text:p>1712.759521</text:p>
          </table:table-cell>
          <table:table-cell office:value-type="float" office:value="-0.414764">
            <text:p>-0.414764</text:p>
          </table:table-cell>
          <table:table-cell office:value-type="float" office:value="-0.124772">
            <text:p>-0.124772</text:p>
          </table:table-cell>
          <table:table-cell office:value-type="float" office:value="69.917313">
            <text:p>69.917313</text:p>
          </table:table-cell>
        </table:table-row>
        <table:table-row table:style-name="ro1">
          <table:table-cell office:value-type="float" office:value="17219">
            <text:p>17219</text:p>
          </table:table-cell>
          <table:table-cell office:value-type="float" office:value="21">
            <text:p>21</text:p>
          </table:table-cell>
          <table:table-cell office:value-type="float" office:value="-38">
            <text:p>-38</text:p>
          </table:table-cell>
          <table:table-cell office:value-type="float" office:value="282.984558">
            <text:p>282.984558</text:p>
          </table:table-cell>
          <table:table-cell office:value-type="float" office:value="-0.028171">
            <text:p>-0.028171</text:p>
          </table:table-cell>
          <table:table-cell office:value-type="float" office:value="-0.033042">
            <text:p>-0.033042</text:p>
          </table:table-cell>
          <table:table-cell office:value-type="float" office:value="17.291979">
            <text:p>17.291979</text:p>
          </table:table-cell>
          <table:table-cell office:value-type="float" office:value="0.01514">
            <text:p>0.01514</text:p>
          </table:table-cell>
          <table:table-cell office:value-type="float" office:value="0.905008">
            <text:p>0.905008</text:p>
          </table:table-cell>
          <table:table-cell table:formula="of:=[.I67]-[.$I$2]" office:value-type="float" office:value="0.885854">
            <text:p>0.885854</text:p>
          </table:table-cell>
          <table:table-cell table:formula="of:=AVERAGE([.J63:.J67])" office:value-type="float" office:value="0.0062244">
            <text:p>0.0062244</text:p>
          </table:table-cell>
          <table:table-cell table:formula="of:=AVERAGE([.J59:.J67])" office:value-type="float" office:value="-0.00877911111111114">
            <text:p>-0.0087791111</text:p>
          </table:table-cell>
          <table:table-cell office:value-type="float" office:value="6077.488281">
            <text:p>6077.488281</text:p>
          </table:table-cell>
          <table:table-cell office:value-type="float" office:value="-0.109614">
            <text:p>-0.109614</text:p>
          </table:table-cell>
          <table:table-cell office:value-type="float" office:value="-0.128568">
            <text:p>-0.128568</text:p>
          </table:table-cell>
          <table:table-cell table:formula="of:=[.O67]-0.021583" office:value-type="float" office:value="-0.150151">
            <text:p>-0.150151</text:p>
          </table:table-cell>
          <table:table-cell office:value-type="float" office:value="17.291988">
            <text:p>17.291988</text:p>
          </table:table-cell>
          <table:table-cell office:value-type="float" office:value="1339">
            <text:p>1339</text:p>
          </table:table-cell>
          <table:table-cell office:value-type="float" office:value="-65">
            <text:p>-65</text:p>
          </table:table-cell>
          <table:table-cell office:value-type="float" office:value="2918">
            <text:p>2918</text:p>
          </table:table-cell>
          <table:table-cell office:value-type="float" office:value="455">
            <text:p>455</text:p>
          </table:table-cell>
          <table:table-cell office:value-type="float" office:value="1662.420166">
            <text:p>1662.420166</text:p>
          </table:table-cell>
          <table:table-cell office:value-type="float" office:value="-0.442935">
            <text:p>-0.442935</text:p>
          </table:table-cell>
          <table:table-cell office:value-type="float" office:value="-0.157814">
            <text:p>-0.157814</text:p>
          </table:table-cell>
          <table:table-cell office:value-type="float" office:value="64.370796">
            <text:p>64.370796</text:p>
          </table:table-cell>
        </table:table-row>
        <table:table-row table:style-name="ro1">
          <table:table-cell office:value-type="float" office:value="17476">
            <text:p>17476</text:p>
          </table:table-cell>
          <table:table-cell office:value-type="float" office:value="21">
            <text:p>21</text:p>
          </table:table-cell>
          <table:table-cell office:value-type="float" office:value="-84">
            <text:p>-84</text:p>
          </table:table-cell>
          <table:table-cell office:value-type="float" office:value="500.60791">
            <text:p>500.60791</text:p>
          </table:table-cell>
          <table:table-cell office:value-type="float" office:value="-0.033293">
            <text:p>-0.033293</text:p>
          </table:table-cell>
          <table:table-cell office:value-type="float" office:value="-0.036877">
            <text:p>-0.036877</text:p>
          </table:table-cell>
          <table:table-cell office:value-type="float" office:value="10.765903">
            <text:p>10.765903</text:p>
          </table:table-cell>
          <table:table-cell office:value-type="float" office:value="0">
            <text:p>0</text:p>
          </table:table-cell>
          <table:table-cell office:value-type="float" office:value="0.691924">
            <text:p>0.691924</text:p>
          </table:table-cell>
          <table:table-cell table:formula="of:=[.I68]-[.$I$2]" office:value-type="float" office:value="0.67277">
            <text:p>0.67277</text:p>
          </table:table-cell>
          <table:table-cell table:formula="of:=AVERAGE([.J64:.J68])" office:value-type="float" office:value="0.2178718">
            <text:p>0.2178718</text:p>
          </table:table-cell>
          <table:table-cell table:formula="of:=AVERAGE([.J60:.J68])" office:value-type="float" office:value="0.0329863333333333">
            <text:p>0.0329863333</text:p>
          </table:table-cell>
          <table:table-cell office:value-type="float" office:value="100">
            <text:p>100</text:p>
          </table:table-cell>
          <table:table-cell office:value-type="float" office:value="-0.129544">
            <text:p>-0.129544</text:p>
          </table:table-cell>
          <table:table-cell office:value-type="float" office:value="-0.14349">
            <text:p>-0.14349</text:p>
          </table:table-cell>
          <table:table-cell table:formula="of:=[.O68]-0.021583" office:value-type="float" office:value="-0.165073">
            <text:p>-0.165073</text:p>
          </table:table-cell>
          <table:table-cell office:value-type="float" office:value="10.765894">
            <text:p>10.765894</text:p>
          </table:table-cell>
          <table:table-cell office:value-type="float" office:value="1358">
            <text:p>1358</text:p>
          </table:table-cell>
          <table:table-cell office:value-type="float" office:value="-74">
            <text:p>-74</text:p>
          </table:table-cell>
          <table:table-cell office:value-type="float" office:value="2835">
            <text:p>2835</text:p>
          </table:table-cell>
          <table:table-cell office:value-type="float" office:value="468">
            <text:p>468</text:p>
          </table:table-cell>
          <table:table-cell office:value-type="float" office:value="1573.306396">
            <text:p>1573.306396</text:p>
          </table:table-cell>
          <table:table-cell office:value-type="float" office:value="-0.476228">
            <text:p>-0.476228</text:p>
          </table:table-cell>
          <table:table-cell office:value-type="float" office:value="-0.194691">
            <text:p>-0.194691</text:p>
          </table:table-cell>
          <table:table-cell office:value-type="float" office:value="59.118046">
            <text:p>59.118046</text:p>
          </table:table-cell>
        </table:table-row>
        <table:table-row table:style-name="ro1">
          <table:table-cell office:value-type="float" office:value="17733">
            <text:p>17733</text:p>
          </table:table-cell>
          <table:table-cell office:value-type="float" office:value="19">
            <text:p>19</text:p>
          </table:table-cell>
          <table:table-cell office:value-type="float" office:value="-82">
            <text:p>-82</text:p>
          </table:table-cell>
          <table:table-cell office:value-type="float" office:value="533.622009">
            <text:p>533.622009</text:p>
          </table:table-cell>
          <table:table-cell office:value-type="float" office:value="-0.038514">
            <text:p>-0.038514</text:p>
          </table:table-cell>
          <table:table-cell office:value-type="float" office:value="-0.036706">
            <text:p>-0.036706</text:p>
          </table:table-cell>
          <table:table-cell office:value-type="float" office:value="4.693863">
            <text:p>4.693863</text:p>
          </table:table-cell>
          <table:table-cell office:value-type="float" office:value="-0.030281">
            <text:p>-0.030281</text:p>
          </table:table-cell>
          <table:table-cell office:value-type="float" office:value="-0.026336">
            <text:p>-0.026336</text:p>
          </table:table-cell>
          <table:table-cell table:formula="of:=[.I69]-[.$I$2]" office:value-type="float" office:value="-0.04549">
            <text:p>-0.04549</text:p>
          </table:table-cell>
          <table:table-cell table:formula="of:=AVERAGE([.J65:.J69])" office:value-type="float" office:value="0.2097316">
            <text:p>0.2097316</text:p>
          </table:table-cell>
          <table:table-cell table:formula="of:=AVERAGE([.J61:.J69])" office:value-type="float" office:value="0.0595885555555555">
            <text:p>0.0595885556</text:p>
          </table:table-cell>
          <table:table-cell office:value-type="float" office:value="186.974014">
            <text:p>186.974014</text:p>
          </table:table-cell>
          <table:table-cell office:value-type="float" office:value="-0.149858">
            <text:p>-0.149858</text:p>
          </table:table-cell>
          <table:table-cell office:value-type="float" office:value="-0.142824">
            <text:p>-0.142824</text:p>
          </table:table-cell>
          <table:table-cell table:formula="of:=[.O69]-0.021583" office:value-type="float" office:value="-0.164407">
            <text:p>-0.164407</text:p>
          </table:table-cell>
          <table:table-cell office:value-type="float" office:value="4.693868">
            <text:p>4.693868</text:p>
          </table:table-cell>
          <table:table-cell office:value-type="float" office:value="1375">
            <text:p>1375</text:p>
          </table:table-cell>
          <table:table-cell office:value-type="float" office:value="-83">
            <text:p>-83</text:p>
          </table:table-cell>
          <table:table-cell office:value-type="float" office:value="2754">
            <text:p>2754</text:p>
          </table:table-cell>
          <table:table-cell office:value-type="float" office:value="484">
            <text:p>484</text:p>
          </table:table-cell>
          <table:table-cell office:value-type="float" office:value="1491.016479">
            <text:p>1491.016479</text:p>
          </table:table-cell>
          <table:table-cell office:value-type="float" office:value="-0.514741">
            <text:p>-0.514741</text:p>
          </table:table-cell>
          <table:table-cell office:value-type="float" office:value="-0.231397">
            <text:p>-0.231397</text:p>
          </table:table-cell>
          <table:table-cell office:value-type="float" office:value="55.045963">
            <text:p>55.045963</text:p>
          </table:table-cell>
        </table:table-row>
        <table:table-row table:style-name="ro1">
          <table:table-cell office:value-type="float" office:value="17990">
            <text:p>17990</text:p>
          </table:table-cell>
          <table:table-cell office:value-type="float" office:value="20">
            <text:p>20</text:p>
          </table:table-cell>
          <table:table-cell office:value-type="float" office:value="-76">
            <text:p>-76</text:p>
          </table:table-cell>
          <table:table-cell office:value-type="float" office:value="477.941986">
            <text:p>477.941986</text:p>
          </table:table-cell>
          <table:table-cell office:value-type="float" office:value="-0.033333">
            <text:p>-0.033333</text:p>
          </table:table-cell>
          <table:table-cell office:value-type="float" office:value="-0.030885">
            <text:p>-0.030885</text:p>
          </table:table-cell>
          <table:table-cell office:value-type="float" office:value="7.345402">
            <text:p>7.345402</text:p>
          </table:table-cell>
          <table:table-cell office:value-type="float" office:value="0.01514">
            <text:p>0.01514</text:p>
          </table:table-cell>
          <table:table-cell office:value-type="float" office:value="-0.102951">
            <text:p>-0.102951</text:p>
          </table:table-cell>
          <table:table-cell table:formula="of:=[.I70]-[.$I$2]" office:value-type="float" office:value="-0.122105">
            <text:p>-0.122105</text:p>
          </table:table-cell>
          <table:table-cell table:formula="of:=AVERAGE([.J66:.J70])" office:value-type="float" office:value="0.2398984">
            <text:p>0.2398984</text:p>
          </table:table-cell>
          <table:table-cell table:formula="of:=AVERAGE([.J62:.J70])" office:value-type="float" office:value="0.0630467777777778">
            <text:p>0.0630467778</text:p>
          </table:table-cell>
          <table:table-cell office:value-type="float" office:value="579.978821">
            <text:p>579.978821</text:p>
          </table:table-cell>
          <table:table-cell office:value-type="float" office:value="-0.129702">
            <text:p>-0.129702</text:p>
          </table:table-cell>
          <table:table-cell office:value-type="float" office:value="-0.120175">
            <text:p>-0.120175</text:p>
          </table:table-cell>
          <table:table-cell table:formula="of:=[.O70]-0.021583" office:value-type="float" office:value="-0.141758">
            <text:p>-0.141758</text:p>
          </table:table-cell>
          <table:table-cell office:value-type="float" office:value="7.345401">
            <text:p>7.345401</text:p>
          </table:table-cell>
          <table:table-cell office:value-type="float" office:value="1392">
            <text:p>1392</text:p>
          </table:table-cell>
          <table:table-cell office:value-type="float" office:value="-93">
            <text:p>-93</text:p>
          </table:table-cell>
          <table:table-cell office:value-type="float" office:value="2680">
            <text:p>2680</text:p>
          </table:table-cell>
          <table:table-cell office:value-type="float" office:value="501">
            <text:p>501</text:p>
          </table:table-cell>
          <table:table-cell office:value-type="float" office:value="1418.372314">
            <text:p>1418.372314</text:p>
          </table:table-cell>
          <table:table-cell office:value-type="float" office:value="-0.548074">
            <text:p>-0.548074</text:p>
          </table:table-cell>
          <table:table-cell office:value-type="float" office:value="-0.262282">
            <text:p>-0.262282</text:p>
          </table:table-cell>
          <table:table-cell office:value-type="float" office:value="52.144867">
            <text:p>52.144867</text:p>
          </table:table-cell>
        </table:table-row>
        <table:table-row table:style-name="ro1">
          <table:table-cell office:value-type="float" office:value="18247">
            <text:p>18247</text:p>
          </table:table-cell>
          <table:table-cell office:value-type="float" office:value="20">
            <text:p>20</text:p>
          </table:table-cell>
          <table:table-cell office:value-type="float" office:value="-106">
            <text:p>-106</text:p>
          </table:table-cell>
          <table:table-cell office:value-type="float" office:value="631.332581">
            <text:p>631.332581</text:p>
          </table:table-cell>
          <table:table-cell office:value-type="float" office:value="-0.03">
            <text:p>-0.03</text:p>
          </table:table-cell>
          <table:table-cell office:value-type="float" office:value="-0.032426">
            <text:p>-0.032426</text:p>
          </table:table-cell>
          <table:table-cell office:value-type="float" office:value="8.085625">
            <text:p>8.085625</text:p>
          </table:table-cell>
          <table:table-cell office:value-type="float" office:value="0">
            <text:p>0</text:p>
          </table:table-cell>
          <table:table-cell office:value-type="float" office:value="0.464475">
            <text:p>0.464475</text:p>
          </table:table-cell>
          <table:table-cell table:formula="of:=[.I71]-[.$I$2]" office:value-type="float" office:value="0.445321">
            <text:p>0.445321</text:p>
          </table:table-cell>
          <table:table-cell table:formula="of:=AVERAGE([.J67:.J71])" office:value-type="float" office:value="0.36727">
            <text:p>0.36727</text:p>
          </table:table-cell>
          <table:table-cell table:formula="of:=AVERAGE([.J63:.J71])" office:value-type="float" office:value="0.109068666666667">
            <text:p>0.1090686667</text:p>
          </table:table-cell>
          <table:table-cell office:value-type="float" office:value="100">
            <text:p>100</text:p>
          </table:table-cell>
          <table:table-cell office:value-type="float" office:value="-0.116732">
            <text:p>-0.116732</text:p>
          </table:table-cell>
          <table:table-cell office:value-type="float" office:value="-0.12617">
            <text:p>-0.12617</text:p>
          </table:table-cell>
          <table:table-cell table:formula="of:=[.O71]-0.021583" office:value-type="float" office:value="-0.147753">
            <text:p>-0.147753</text:p>
          </table:table-cell>
          <table:table-cell office:value-type="float" office:value="8.085616">
            <text:p>8.085616</text:p>
          </table:table-cell>
          <table:table-cell office:value-type="float" office:value="1409">
            <text:p>1409</text:p>
          </table:table-cell>
          <table:table-cell office:value-type="float" office:value="-103">
            <text:p>-103</text:p>
          </table:table-cell>
          <table:table-cell office:value-type="float" office:value="2577">
            <text:p>2577</text:p>
          </table:table-cell>
          <table:table-cell office:value-type="float" office:value="529">
            <text:p>529</text:p>
          </table:table-cell>
          <table:table-cell office:value-type="float" office:value="1328.024048">
            <text:p>1328.024048</text:p>
          </table:table-cell>
          <table:table-cell office:value-type="float" office:value="-0.578074">
            <text:p>-0.578074</text:p>
          </table:table-cell>
          <table:table-cell office:value-type="float" office:value="-0.294707">
            <text:p>-0.294707</text:p>
          </table:table-cell>
          <table:table-cell office:value-type="float" office:value="49.019119">
            <text:p>49.019119</text:p>
          </table:table-cell>
        </table:table-row>
        <table:table-row table:style-name="ro1">
          <table:table-cell office:value-type="float" office:value="18504">
            <text:p>18504</text:p>
          </table:table-cell>
          <table:table-cell office:value-type="float" office:value="20">
            <text:p>20</text:p>
          </table:table-cell>
          <table:table-cell office:value-type="float" office:value="-169">
            <text:p>-169</text:p>
          </table:table-cell>
          <table:table-cell office:value-type="float" office:value="944.439148">
            <text:p>944.439148</text:p>
          </table:table-cell>
          <table:table-cell office:value-type="float" office:value="-0.033333">
            <text:p>-0.033333</text:p>
          </table:table-cell>
          <table:table-cell office:value-type="float" office:value="-0.03561">
            <text:p>-0.03561</text:p>
          </table:table-cell>
          <table:table-cell office:value-type="float" office:value="6.830133">
            <text:p>6.830133</text:p>
          </table:table-cell>
          <table:table-cell office:value-type="float" office:value="0">
            <text:p>0</text:p>
          </table:table-cell>
          <table:table-cell office:value-type="float" office:value="0.948104">
            <text:p>0.948104</text:p>
          </table:table-cell>
          <table:table-cell table:formula="of:=[.I72]-[.$I$2]" office:value-type="float" office:value="0.92895">
            <text:p>0.92895</text:p>
          </table:table-cell>
          <table:table-cell table:formula="of:=AVERAGE([.J68:.J72])" office:value-type="float" office:value="0.3758892">
            <text:p>0.3758892</text:p>
          </table:table-cell>
          <table:table-cell table:formula="of:=AVERAGE([.J64:.J72])" office:value-type="float" office:value="0.255115">
            <text:p>0.255115</text:p>
          </table:table-cell>
          <table:table-cell office:value-type="float" office:value="100">
            <text:p>100</text:p>
          </table:table-cell>
          <table:table-cell office:value-type="float" office:value="-0.129702">
            <text:p>-0.129702</text:p>
          </table:table-cell>
          <table:table-cell office:value-type="float" office:value="-0.13856">
            <text:p>-0.13856</text:p>
          </table:table-cell>
          <table:table-cell table:formula="of:=[.O72]-0.021583" office:value-type="float" office:value="-0.160143">
            <text:p>-0.160143</text:p>
          </table:table-cell>
          <table:table-cell office:value-type="float" office:value="6.830134">
            <text:p>6.830134</text:p>
          </table:table-cell>
          <table:table-cell office:value-type="float" office:value="1426">
            <text:p>1426</text:p>
          </table:table-cell>
          <table:table-cell office:value-type="float" office:value="-114">
            <text:p>-114</text:p>
          </table:table-cell>
          <table:table-cell office:value-type="float" office:value="2415">
            <text:p>2415</text:p>
          </table:table-cell>
          <table:table-cell office:value-type="float" office:value="578">
            <text:p>578</text:p>
          </table:table-cell>
          <table:table-cell office:value-type="float" office:value="1207.056396">
            <text:p>1207.056396</text:p>
          </table:table-cell>
          <table:table-cell office:value-type="float" office:value="-0.611408">
            <text:p>-0.611408</text:p>
          </table:table-cell>
          <table:table-cell office:value-type="float" office:value="-0.330317">
            <text:p>-0.330317</text:p>
          </table:table-cell>
          <table:table-cell office:value-type="float" office:value="45.974274">
            <text:p>45.974274</text:p>
          </table:table-cell>
        </table:table-row>
        <table:table-row table:style-name="ro1">
          <table:table-cell office:value-type="float" office:value="18761">
            <text:p>18761</text:p>
          </table:table-cell>
          <table:table-cell office:value-type="float" office:value="18">
            <text:p>18</text:p>
          </table:table-cell>
          <table:table-cell office:value-type="float" office:value="-133">
            <text:p>-133</text:p>
          </table:table-cell>
          <table:table-cell office:value-type="float" office:value="837.083313">
            <text:p>837.083313</text:p>
          </table:table-cell>
          <table:table-cell office:value-type="float" office:value="-0.04">
            <text:p>-0.04</text:p>
          </table:table-cell>
          <table:table-cell office:value-type="float" office:value="-0.04554">
            <text:p>-0.04554</text:p>
          </table:table-cell>
          <table:table-cell office:value-type="float" office:value="13.84942">
            <text:p>13.84942</text:p>
          </table:table-cell>
          <table:table-cell office:value-type="float" office:value="-0.030281">
            <text:p>-0.030281</text:p>
          </table:table-cell>
          <table:table-cell office:value-type="float" office:value="-0.548272">
            <text:p>-0.548272</text:p>
          </table:table-cell>
          <table:table-cell table:formula="of:=[.I73]-[.$I$2]" office:value-type="float" office:value="-0.567426">
            <text:p>-0.567426</text:p>
          </table:table-cell>
          <table:table-cell table:formula="of:=AVERAGE([.J69:.J73])" office:value-type="float" office:value="0.12785">
            <text:p>0.12785</text:p>
          </table:table-cell>
          <table:table-cell table:formula="of:=AVERAGE([.J65:.J73])" office:value-type="float" office:value="0.192599777777778">
            <text:p>0.1925997778</text:p>
          </table:table-cell>
          <table:table-cell office:value-type="float" office:value="1910.641113">
            <text:p>1910.641113</text:p>
          </table:table-cell>
          <table:table-cell office:value-type="float" office:value="-0.155642">
            <text:p>-0.155642</text:p>
          </table:table-cell>
          <table:table-cell office:value-type="float" office:value="-0.177198">
            <text:p>-0.177198</text:p>
          </table:table-cell>
          <table:table-cell table:formula="of:=[.O73]-0.021583" office:value-type="float" office:value="-0.198781">
            <text:p>-0.198781</text:p>
          </table:table-cell>
          <table:table-cell office:value-type="float" office:value="13.849427">
            <text:p>13.849427</text:p>
          </table:table-cell>
          <table:table-cell office:value-type="float" office:value="1441">
            <text:p>1441</text:p>
          </table:table-cell>
          <table:table-cell office:value-type="float" office:value="-124">
            <text:p>-124</text:p>
          </table:table-cell>
          <table:table-cell office:value-type="float" office:value="2289">
            <text:p>2289</text:p>
          </table:table-cell>
          <table:table-cell office:value-type="float" office:value="621">
            <text:p>621</text:p>
          </table:table-cell>
          <table:table-cell office:value-type="float" office:value="1128.773193">
            <text:p>1128.773193</text:p>
          </table:table-cell>
          <table:table-cell office:value-type="float" office:value="-0.651408">
            <text:p>-0.651408</text:p>
          </table:table-cell>
          <table:table-cell office:value-type="float" office:value="-0.375857">
            <text:p>-0.375857</text:p>
          </table:table-cell>
          <table:table-cell office:value-type="float" office:value="42.300777">
            <text:p>42.300777</text:p>
          </table:table-cell>
        </table:table-row>
        <table:table-row table:style-name="ro1">
          <table:table-cell office:value-type="float" office:value="19018">
            <text:p>19018</text:p>
          </table:table-cell>
          <table:table-cell office:value-type="float" office:value="20">
            <text:p>20</text:p>
          </table:table-cell>
          <table:table-cell office:value-type="float" office:value="-91">
            <text:p>-91</text:p>
          </table:table-cell>
          <table:table-cell office:value-type="float" office:value="555.427917">
            <text:p>555.427917</text:p>
          </table:table-cell>
          <table:table-cell office:value-type="float" office:value="-0.035">
            <text:p>-0.035</text:p>
          </table:table-cell>
          <table:table-cell office:value-type="float" office:value="-0.033247">
            <text:p>-0.033247</text:p>
          </table:table-cell>
          <table:table-cell office:value-type="float" office:value="5.007269">
            <text:p>5.007269</text:p>
          </table:table-cell>
          <table:table-cell office:value-type="float" office:value="0.030281">
            <text:p>0.030281</text:p>
          </table:table-cell>
          <table:table-cell office:value-type="float" office:value="-0.629675">
            <text:p>-0.629675</text:p>
          </table:table-cell>
          <table:table-cell table:formula="of:=[.I74]-[.$I$2]" office:value-type="float" office:value="-0.648829">
            <text:p>-0.648829</text:p>
          </table:table-cell>
          <table:table-cell table:formula="of:=AVERAGE([.J70:.J74])" office:value-type="float" office:value="0.00718219999999997">
            <text:p>0.0071822</text:p>
          </table:table-cell>
          <table:table-cell table:formula="of:=AVERAGE([.J66:.J74])" office:value-type="float" office:value="0.150834222222222">
            <text:p>0.1508342222</text:p>
          </table:table-cell>
          <table:table-cell office:value-type="float" office:value="1979.470215">
            <text:p>1979.470215</text:p>
          </table:table-cell>
          <table:table-cell office:value-type="float" office:value="-0.136187">
            <text:p>-0.136187</text:p>
          </table:table-cell>
          <table:table-cell office:value-type="float" office:value="-0.129368">
            <text:p>-0.129368</text:p>
          </table:table-cell>
          <table:table-cell table:formula="of:=[.O74]-0.021583" office:value-type="float" office:value="-0.150951">
            <text:p>-0.150951</text:p>
          </table:table-cell>
          <table:table-cell office:value-type="float" office:value="5.007266">
            <text:p>5.007266</text:p>
          </table:table-cell>
          <table:table-cell office:value-type="float" office:value="1457">
            <text:p>1457</text:p>
          </table:table-cell>
          <table:table-cell office:value-type="float" office:value="-136">
            <text:p>-136</text:p>
          </table:table-cell>
          <table:table-cell office:value-type="float" office:value="2204">
            <text:p>2204</text:p>
          </table:table-cell>
          <table:table-cell office:value-type="float" office:value="654">
            <text:p>654</text:p>
          </table:table-cell>
          <table:table-cell office:value-type="float" office:value="1087.248413">
            <text:p>1087.248413</text:p>
          </table:table-cell>
          <table:table-cell office:value-type="float" office:value="-0.686408">
            <text:p>-0.686408</text:p>
          </table:table-cell>
          <table:table-cell office:value-type="float" office:value="-0.409105">
            <text:p>-0.409105</text:p>
          </table:table-cell>
          <table:table-cell office:value-type="float" office:value="40.399178">
            <text:p>40.399178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office:value-type="float" office:value="22">
            <text:p>22</text:p>
          </table:table-cell>
          <table:table-cell office:value-type="float" office:value="-67">
            <text:p>-67</text:p>
          </table:table-cell>
          <table:table-cell office:value-type="float" office:value="404.049957">
            <text:p>404.049957</text:p>
          </table:table-cell>
          <table:table-cell office:value-type="float" office:value="-0.03">
            <text:p>-0.03</text:p>
          </table:table-cell>
          <table:table-cell office:value-type="float" office:value="-0.026194">
            <text:p>-0.026194</text:p>
          </table:table-cell>
          <table:table-cell office:value-type="float" office:value="12.68691">
            <text:p>12.68691</text:p>
          </table:table-cell>
          <table:table-cell office:value-type="float" office:value="0.030281">
            <text:p>0.030281</text:p>
          </table:table-cell>
          <table:table-cell office:value-type="float" office:value="-0.366313">
            <text:p>-0.366313</text:p>
          </table:table-cell>
          <table:table-cell table:formula="of:=[.I75]-[.$I$2]" office:value-type="float" office:value="-0.385467">
            <text:p>-0.385467</text:p>
          </table:table-cell>
          <table:table-cell table:formula="of:=AVERAGE([.J71:.J75])" office:value-type="float" office:value="-0.0454902">
            <text:p>-0.0454902</text:p>
          </table:table-cell>
          <table:table-cell table:formula="of:=AVERAGE([.J67:.J75])" office:value-type="float" office:value="0.129286444444444">
            <text:p>0.1292864444</text:p>
          </table:table-cell>
          <table:table-cell office:value-type="float" office:value="1109.729736">
            <text:p>1109.729736</text:p>
          </table:table-cell>
          <table:table-cell office:value-type="float" office:value="-0.116732">
            <text:p>-0.116732</text:p>
          </table:table-cell>
          <table:table-cell office:value-type="float" office:value="-0.101922">
            <text:p>-0.101922</text:p>
          </table:table-cell>
          <table:table-cell table:formula="of:=[.O75]-0.021583" office:value-type="float" office:value="-0.123505">
            <text:p>-0.123505</text:p>
          </table:table-cell>
          <table:table-cell office:value-type="float" office:value="12.68691">
            <text:p>12.68691</text:p>
          </table:table-cell>
          <table:table-cell office:value-type="float" office:value="1474">
            <text:p>1474</text:p>
          </table:table-cell>
          <table:table-cell office:value-type="float" office:value="-150">
            <text:p>-150</text:p>
          </table:table-cell>
          <table:table-cell office:value-type="float" office:value="2143">
            <text:p>2143</text:p>
          </table:table-cell>
          <table:table-cell office:value-type="float" office:value="681">
            <text:p>681</text:p>
          </table:table-cell>
          <table:table-cell office:value-type="float" office:value="1066.828003">
            <text:p>1066.828003</text:p>
          </table:table-cell>
          <table:table-cell office:value-type="float" office:value="-0.716408">
            <text:p>-0.716408</text:p>
          </table:table-cell>
          <table:table-cell office:value-type="float" office:value="-0.435299">
            <text:p>-0.435299</text:p>
          </table:table-cell>
          <table:table-cell office:value-type="float" office:value="39.238708">
            <text:p>39.238708</text:p>
          </table:table-cell>
        </table:table-row>
        <table:table-row table:style-name="ro1">
          <table:table-cell office:value-type="float" office:value="19532">
            <text:p>19532</text:p>
          </table:table-cell>
          <table:table-cell office:value-type="float" office:value="22">
            <text:p>22</text:p>
          </table:table-cell>
          <table:table-cell office:value-type="float" office:value="-134">
            <text:p>-134</text:p>
          </table:table-cell>
          <table:table-cell office:value-type="float" office:value="710.974854">
            <text:p>710.974854</text:p>
          </table:table-cell>
          <table:table-cell office:value-type="float" office:value="-0.025">
            <text:p>-0.025</text:p>
          </table:table-cell>
          <table:table-cell office:value-type="float" office:value="-0.029139">
            <text:p>-0.029139</text:p>
          </table:table-cell>
          <table:table-cell office:value-type="float" office:value="16.554422">
            <text:p>16.554422</text:p>
          </table:table-cell>
          <table:table-cell office:value-type="float" office:value="0">
            <text:p>0</text:p>
          </table:table-cell>
          <table:table-cell office:value-type="float" office:value="1.022324">
            <text:p>1.022324</text:p>
          </table:table-cell>
          <table:table-cell table:formula="of:=[.I76]-[.$I$2]" office:value-type="float" office:value="1.00317">
            <text:p>1.00317</text:p>
          </table:table-cell>
          <table:table-cell table:formula="of:=AVERAGE([.J72:.J76])" office:value-type="float" office:value="0.0660796">
            <text:p>0.0660796</text:p>
          </table:table-cell>
          <table:table-cell table:formula="of:=AVERAGE([.J68:.J76])" office:value-type="float" office:value="0.142321555555556">
            <text:p>0.1423215556</text:p>
          </table:table-cell>
          <table:table-cell office:value-type="float" office:value="100">
            <text:p>100</text:p>
          </table:table-cell>
          <table:table-cell office:value-type="float" office:value="-0.097276">
            <text:p>-0.097276</text:p>
          </table:table-cell>
          <table:table-cell office:value-type="float" office:value="-0.11338">
            <text:p>-0.11338</text:p>
          </table:table-cell>
          <table:table-cell table:formula="of:=[.O76]-0.021583" office:value-type="float" office:value="-0.134963">
            <text:p>-0.134963</text:p>
          </table:table-cell>
          <table:table-cell office:value-type="float" office:value="16.55442">
            <text:p>16.55442</text:p>
          </table:table-cell>
          <table:table-cell office:value-type="float" office:value="1491">
            <text:p>1491</text:p>
          </table:table-cell>
          <table:table-cell office:value-type="float" office:value="-164">
            <text:p>-164</text:p>
          </table:table-cell>
          <table:table-cell office:value-type="float" office:value="2021">
            <text:p>2021</text:p>
          </table:table-cell>
          <table:table-cell office:value-type="float" office:value="738">
            <text:p>738</text:p>
          </table:table-cell>
          <table:table-cell office:value-type="float" office:value="1046.185425">
            <text:p>1046.185425</text:p>
          </table:table-cell>
          <table:table-cell office:value-type="float" office:value="-0.741408">
            <text:p>-0.741408</text:p>
          </table:table-cell>
          <table:table-cell office:value-type="float" office:value="-0.464437">
            <text:p>-0.464437</text:p>
          </table:table-cell>
          <table:table-cell office:value-type="float" office:value="37.357384">
            <text:p>37.357384</text:p>
          </table:table-cell>
        </table:table-row>
        <table:table-row table:style-name="ro1">
          <table:table-cell office:value-type="float" office:value="19789">
            <text:p>19789</text:p>
          </table:table-cell>
          <table:table-cell office:value-type="float" office:value="18">
            <text:p>18</text:p>
          </table:table-cell>
          <table:table-cell office:value-type="float" office:value="-148">
            <text:p>-148</text:p>
          </table:table-cell>
          <table:table-cell office:value-type="float" office:value="921.421814">
            <text:p>921.421814</text:p>
          </table:table-cell>
          <table:table-cell office:value-type="float" office:value="-0.035">
            <text:p>-0.035</text:p>
          </table:table-cell>
          <table:table-cell office:value-type="float" office:value="-0.033247">
            <text:p>-0.033247</text:p>
          </table:table-cell>
          <table:table-cell office:value-type="float" office:value="5.007269">
            <text:p>5.007269</text:p>
          </table:table-cell>
          <table:table-cell office:value-type="float" office:value="-0.060561">
            <text:p>-0.060561</text:p>
          </table:table-cell>
          <table:table-cell office:value-type="float" office:value="0.203507">
            <text:p>0.203507</text:p>
          </table:table-cell>
          <table:table-cell table:formula="of:=[.I77]-[.$I$2]" office:value-type="float" office:value="0.184353">
            <text:p>0.184353</text:p>
          </table:table-cell>
          <table:table-cell table:formula="of:=AVERAGE([.J73:.J77])" office:value-type="float" office:value="-0.0828397999999999">
            <text:p>-0.0828398</text:p>
          </table:table-cell>
          <table:table-cell table:formula="of:=AVERAGE([.J69:.J77])" office:value-type="float" office:value="0.088053">
            <text:p>0.088053</text:p>
          </table:table-cell>
          <table:table-cell office:value-type="float" office:value="236.036087">
            <text:p>236.036087</text:p>
          </table:table-cell>
          <table:table-cell office:value-type="float" office:value="-0.136187">
            <text:p>-0.136187</text:p>
          </table:table-cell>
          <table:table-cell office:value-type="float" office:value="-0.129368">
            <text:p>-0.129368</text:p>
          </table:table-cell>
          <table:table-cell table:formula="of:=[.O77]-0.021583" office:value-type="float" office:value="-0.150951">
            <text:p>-0.150951</text:p>
          </table:table-cell>
          <table:table-cell office:value-type="float" office:value="5.007266">
            <text:p>5.007266</text:p>
          </table:table-cell>
          <table:table-cell office:value-type="float" office:value="1504">
            <text:p>1504</text:p>
          </table:table-cell>
          <table:table-cell office:value-type="float" office:value="-176">
            <text:p>-176</text:p>
          </table:table-cell>
          <table:table-cell office:value-type="float" office:value="1889">
            <text:p>1889</text:p>
          </table:table-cell>
          <table:table-cell office:value-type="float" office:value="804">
            <text:p>804</text:p>
          </table:table-cell>
          <table:table-cell office:value-type="float" office:value="1052.912598">
            <text:p>1052.912598</text:p>
          </table:table-cell>
          <table:table-cell office:value-type="float" office:value="-0.776408">
            <text:p>-0.776408</text:p>
          </table:table-cell>
          <table:table-cell office:value-type="float" office:value="-0.497685">
            <text:p>-0.497685</text:p>
          </table:table-cell>
          <table:table-cell office:value-type="float" office:value="35.899063">
            <text:p>35.899063</text:p>
          </table:table-cell>
        </table:table-row>
        <table:table-row table:style-name="ro1">
          <table:table-cell office:value-type="float" office:value="20046">
            <text:p>20046</text:p>
          </table:table-cell>
          <table:table-cell office:value-type="float" office:value="16">
            <text:p>16</text:p>
          </table:table-cell>
          <table:table-cell office:value-type="float" office:value="-126">
            <text:p>-126</text:p>
          </table:table-cell>
          <table:table-cell office:value-type="float" office:value="884.743408">
            <text:p>884.743408</text:p>
          </table:table-cell>
          <table:table-cell office:value-type="float" office:value="-0.04">
            <text:p>-0.04</text:p>
          </table:table-cell>
          <table:table-cell office:value-type="float" office:value="-0.037836">
            <text:p>-0.037836</text:p>
          </table:table-cell>
          <table:table-cell office:value-type="float" office:value="5.410817">
            <text:p>5.410817</text:p>
          </table:table-cell>
          <table:table-cell office:value-type="float" office:value="-0.030281">
            <text:p>-0.030281</text:p>
          </table:table-cell>
          <table:table-cell office:value-type="float" office:value="-0.337582">
            <text:p>-0.337582</text:p>
          </table:table-cell>
          <table:table-cell table:formula="of:=[.I78]-[.$I$2]" office:value-type="float" office:value="-0.356736">
            <text:p>-0.356736</text:p>
          </table:table-cell>
          <table:table-cell table:formula="of:=AVERAGE([.J74:.J78])" office:value-type="float" office:value="-0.0407018">
            <text:p>-0.0407018</text:p>
          </table:table-cell>
          <table:table-cell table:formula="of:=AVERAGE([.J70:.J78])" office:value-type="float" office:value="0.0534701111111111">
            <text:p>0.0534701111</text:p>
          </table:table-cell>
          <table:table-cell office:value-type="float" office:value="1214.849487">
            <text:p>1214.849487</text:p>
          </table:table-cell>
          <table:table-cell office:value-type="float" office:value="-0.155642">
            <text:p>-0.155642</text:p>
          </table:table-cell>
          <table:table-cell office:value-type="float" office:value="-0.147221">
            <text:p>-0.147221</text:p>
          </table:table-cell>
          <table:table-cell table:formula="of:=[.O78]-0.021583" office:value-type="float" office:value="-0.168804">
            <text:p>-0.168804</text:p>
          </table:table-cell>
          <table:table-cell office:value-type="float" office:value="5.410811">
            <text:p>5.410811</text:p>
          </table:table-cell>
          <table:table-cell office:value-type="float" office:value="1515">
            <text:p>1515</text:p>
          </table:table-cell>
          <table:table-cell office:value-type="float" office:value="-187">
            <text:p>-187</text:p>
          </table:table-cell>
          <table:table-cell office:value-type="float" office:value="1779">
            <text:p>1779</text:p>
          </table:table-cell>
          <table:table-cell office:value-type="float" office:value="864">
            <text:p>864</text:p>
          </table:table-cell>
          <table:table-cell office:value-type="float" office:value="1083.649902">
            <text:p>1083.649902</text:p>
          </table:table-cell>
          <table:table-cell office:value-type="float" office:value="-0.816408">
            <text:p>-0.816408</text:p>
          </table:table-cell>
          <table:table-cell office:value-type="float" office:value="-0.53552">
            <text:p>-0.53552</text:p>
          </table:table-cell>
          <table:table-cell office:value-type="float" office:value="34.405293">
            <text:p>34.405293</text:p>
          </table:table-cell>
        </table:table-row>
        <table:table-row table:style-name="ro1">
          <table:table-cell office:value-type="float" office:value="20303">
            <text:p>20303</text:p>
          </table:table-cell>
          <table:table-cell office:value-type="float" office:value="18">
            <text:p>18</text:p>
          </table:table-cell>
          <table:table-cell office:value-type="float" office:value="-116">
            <text:p>-116</text:p>
          </table:table-cell>
          <table:table-cell office:value-type="float" office:value="745.716675">
            <text:p>745.716675</text:p>
          </table:table-cell>
          <table:table-cell office:value-type="float" office:value="-0.038571">
            <text:p>-0.038571</text:p>
          </table:table-cell>
          <table:table-cell office:value-type="float" office:value="-0.03698">
            <text:p>-0.03698</text:p>
          </table:table-cell>
          <table:table-cell office:value-type="float" office:value="4.126797">
            <text:p>4.126797</text:p>
          </table:table-cell>
          <table:table-cell office:value-type="float" office:value="0.030281">
            <text:p>0.030281</text:p>
          </table:table-cell>
          <table:table-cell office:value-type="float" office:value="-0.141258">
            <text:p>-0.141258</text:p>
          </table:table-cell>
          <table:table-cell table:formula="of:=[.I79]-[.$I$2]" office:value-type="float" office:value="-0.160412">
            <text:p>-0.160412</text:p>
          </table:table-cell>
          <table:table-cell table:formula="of:=AVERAGE([.J75:.J79])" office:value-type="float" office:value="0.0569816">
            <text:p>0.0569816</text:p>
          </table:table-cell>
          <table:table-cell table:formula="of:=AVERAGE([.J71:.J79])" office:value-type="float" office:value="0.0492137777777778">
            <text:p>0.0492137778</text:p>
          </table:table-cell>
          <table:table-cell office:value-type="float" office:value="366.497314">
            <text:p>366.497314</text:p>
          </table:table-cell>
          <table:table-cell office:value-type="float" office:value="-0.150083">
            <text:p>-0.150083</text:p>
          </table:table-cell>
          <table:table-cell office:value-type="float" office:value="-0.14389">
            <text:p>-0.14389</text:p>
          </table:table-cell>
          <table:table-cell table:formula="of:=[.O79]-0.021583" office:value-type="float" office:value="-0.165473">
            <text:p>-0.165473</text:p>
          </table:table-cell>
          <table:table-cell office:value-type="float" office:value="4.126808">
            <text:p>4.126808</text:p>
          </table:table-cell>
          <table:table-cell office:value-type="float" office:value="1527">
            <text:p>1527</text:p>
          </table:table-cell>
          <table:table-cell office:value-type="float" office:value="-200">
            <text:p>-200</text:p>
          </table:table-cell>
          <table:table-cell office:value-type="float" office:value="1679">
            <text:p>1679</text:p>
          </table:table-cell>
          <table:table-cell office:value-type="float" office:value="923">
            <text:p>923</text:p>
          </table:table-cell>
          <table:table-cell office:value-type="float" office:value="1133.23999">
            <text:p>1133.23999</text:p>
          </table:table-cell>
          <table:table-cell office:value-type="float" office:value="-0.854979">
            <text:p>-0.854979</text:p>
          </table:table-cell>
          <table:table-cell office:value-type="float" office:value="-0.5725">
            <text:p>-0.5725</text:p>
          </table:table-cell>
          <table:table-cell office:value-type="float" office:value="33.03931">
            <text:p>33.03931</text:p>
          </table:table-cell>
        </table:table-row>
        <table:table-row table:style-name="ro1">
          <table:table-cell office:value-type="float" office:value="20560">
            <text:p>20560</text:p>
          </table:table-cell>
          <table:table-cell office:value-type="float" office:value="21">
            <text:p>21</text:p>
          </table:table-cell>
          <table:table-cell office:value-type="float" office:value="-87">
            <text:p>-87</text:p>
          </table:table-cell>
          <table:table-cell office:value-type="float" office:value="512.656311">
            <text:p>512.656311</text:p>
          </table:table-cell>
          <table:table-cell office:value-type="float" office:value="-0.035">
            <text:p>-0.035</text:p>
          </table:table-cell>
          <table:table-cell office:value-type="float" office:value="-0.037082">
            <text:p>-0.037082</text:p>
          </table:table-cell>
          <table:table-cell office:value-type="float" office:value="5.949672">
            <text:p>5.949672</text:p>
          </table:table-cell>
          <table:table-cell office:value-type="float" office:value="0.045421">
            <text:p>0.045421</text:p>
          </table:table-cell>
          <table:table-cell office:value-type="float" office:value="-0.447716">
            <text:p>-0.447716</text:p>
          </table:table-cell>
          <table:table-cell table:formula="of:=[.I80]-[.$I$2]" office:value-type="float" office:value="-0.46687">
            <text:p>-0.46687</text:p>
          </table:table-cell>
          <table:table-cell table:formula="of:=AVERAGE([.J76:.J80])" office:value-type="float" office:value="0.040701">
            <text:p>0.040701</text:p>
          </table:table-cell>
          <table:table-cell table:formula="of:=AVERAGE([.J72:.J80])" office:value-type="float" office:value="-0.0521407777777778">
            <text:p>-0.0521407778</text:p>
          </table:table-cell>
          <table:table-cell office:value-type="float" office:value="885.705688">
            <text:p>885.705688</text:p>
          </table:table-cell>
          <table:table-cell office:value-type="float" office:value="-0.136187">
            <text:p>-0.136187</text:p>
          </table:table-cell>
          <table:table-cell office:value-type="float" office:value="-0.144289">
            <text:p>-0.144289</text:p>
          </table:table-cell>
          <table:table-cell table:formula="of:=[.O80]-0.021583" office:value-type="float" office:value="-0.165872">
            <text:p>-0.165872</text:p>
          </table:table-cell>
          <table:table-cell office:value-type="float" office:value="5.949675">
            <text:p>5.949675</text:p>
          </table:table-cell>
          <table:table-cell office:value-type="float" office:value="1541">
            <text:p>1541</text:p>
          </table:table-cell>
          <table:table-cell office:value-type="float" office:value="-216">
            <text:p>-216</text:p>
          </table:table-cell>
          <table:table-cell office:value-type="float" office:value="1606">
            <text:p>1606</text:p>
          </table:table-cell>
          <table:table-cell office:value-type="float" office:value="970">
            <text:p>970</text:p>
          </table:table-cell>
          <table:table-cell office:value-type="float" office:value="1187.779907">
            <text:p>1187.779907</text:p>
          </table:table-cell>
          <table:table-cell office:value-type="float" office:value="-0.889979">
            <text:p>-0.889979</text:p>
          </table:table-cell>
          <table:table-cell office:value-type="float" office:value="-0.609582">
            <text:p>-0.609582</text:p>
          </table:table-cell>
          <table:table-cell office:value-type="float" office:value="31.506002">
            <text:p>31.506002</text:p>
          </table:table-cell>
        </table:table-row>
        <table:table-row table:style-name="ro1">
          <table:table-cell office:value-type="float" office:value="20817">
            <text:p>20817</text:p>
          </table:table-cell>
          <table:table-cell office:value-type="float" office:value="23">
            <text:p>23</text:p>
          </table:table-cell>
          <table:table-cell office:value-type="float" office:value="-79">
            <text:p>-79</text:p>
          </table:table-cell>
          <table:table-cell office:value-type="float" office:value="441.708527">
            <text:p>441.708527</text:p>
          </table:table-cell>
          <table:table-cell office:value-type="float" office:value="-0.028111">
            <text:p>-0.028111</text:p>
          </table:table-cell>
          <table:table-cell office:value-type="float" office:value="-0.019414">
            <text:p>-0.019414</text:p>
          </table:table-cell>
          <table:table-cell office:value-type="float" office:value="30.937185">
            <text:p>30.937185</text:p>
          </table:table-cell>
          <table:table-cell office:value-type="float" office:value="0.030281">
            <text:p>0.030281</text:p>
          </table:table-cell>
          <table:table-cell office:value-type="float" office:value="-0.122104">
            <text:p>-0.122104</text:p>
          </table:table-cell>
          <table:table-cell table:formula="of:=[.I81]-[.$I$2]" office:value-type="float" office:value="-0.141258">
            <text:p>-0.141258</text:p>
          </table:table-cell>
          <table:table-cell table:formula="of:=AVERAGE([.J77:.J81])" office:value-type="float" office:value="-0.1881846">
            <text:p>-0.1881846</text:p>
          </table:table-cell>
          <table:table-cell table:formula="of:=AVERAGE([.J73:.J81])" office:value-type="float" office:value="-0.171052777777778">
            <text:p>-0.1710527778</text:p>
          </table:table-cell>
          <table:table-cell office:value-type="float" office:value="303.243225">
            <text:p>303.243225</text:p>
          </table:table-cell>
          <table:table-cell office:value-type="float" office:value="-0.109382">
            <text:p>-0.109382</text:p>
          </table:table-cell>
          <table:table-cell office:value-type="float" office:value="-0.075542">
            <text:p>-0.075542</text:p>
          </table:table-cell>
          <table:table-cell table:formula="of:=[.O81]-0.021583" office:value-type="float" office:value="-0.097125">
            <text:p>-0.097125</text:p>
          </table:table-cell>
          <table:table-cell office:value-type="float" office:value="30.937185">
            <text:p>30.937185</text:p>
          </table:table-cell>
          <table:table-cell office:value-type="float" office:value="1555">
            <text:p>1555</text:p>
          </table:table-cell>
          <table:table-cell office:value-type="float" office:value="-234">
            <text:p>-234</text:p>
          </table:table-cell>
          <table:table-cell office:value-type="float" office:value="1542">
            <text:p>1542</text:p>
          </table:table-cell>
          <table:table-cell office:value-type="float" office:value="1015">
            <text:p>1015</text:p>
          </table:table-cell>
          <table:table-cell office:value-type="float" office:value="1249.067627">
            <text:p>1249.067627</text:p>
          </table:table-cell>
          <table:table-cell office:value-type="float" office:value="-0.91809">
            <text:p>-0.91809</text:p>
          </table:table-cell>
          <table:table-cell office:value-type="float" office:value="-0.628997">
            <text:p>-0.628997</text:p>
          </table:table-cell>
          <table:table-cell office:value-type="float" office:value="31.488586">
            <text:p>31.488586</text:p>
          </table:table-cell>
        </table:table-row>
        <table:table-row table:style-name="ro1">
          <table:table-cell office:value-type="float" office:value="21074">
            <text:p>21074</text:p>
          </table:table-cell>
          <table:table-cell office:value-type="float" office:value="21">
            <text:p>21</text:p>
          </table:table-cell>
          <table:table-cell office:value-type="float" office:value="-83">
            <text:p>-83</text:p>
          </table:table-cell>
          <table:table-cell office:value-type="float" office:value="493.077698">
            <text:p>493.077698</text:p>
          </table:table-cell>
          <table:table-cell office:value-type="float" office:value="-0.025">
            <text:p>-0.025</text:p>
          </table:table-cell>
          <table:table-cell office:value-type="float" office:value="-0.025064">
            <text:p>-0.025064</text:p>
          </table:table-cell>
          <table:table-cell office:value-type="float" office:value="0.255972">
            <text:p>0.255972</text:p>
          </table:table-cell>
          <table:table-cell office:value-type="float" office:value="-0.030281">
            <text:p>-0.030281</text:p>
          </table:table-cell>
          <table:table-cell office:value-type="float" office:value="0.059855">
            <text:p>0.059855</text:p>
          </table:table-cell>
          <table:table-cell table:formula="of:=[.I82]-[.$I$2]" office:value-type="float" office:value="0.040701">
            <text:p>0.040701</text:p>
          </table:table-cell>
          <table:table-cell table:formula="of:=AVERAGE([.J78:.J82])" office:value-type="float" office:value="-0.216915">
            <text:p>-0.216915</text:p>
          </table:table-cell>
          <table:table-cell table:formula="of:=AVERAGE([.J74:.J82])" office:value-type="float" office:value="-0.103483111111111">
            <text:p>-0.1034831111</text:p>
          </table:table-cell>
          <table:table-cell office:value-type="float" office:value="97.668282">
            <text:p>97.668282</text:p>
          </table:table-cell>
          <table:table-cell office:value-type="float" office:value="-0.097276">
            <text:p>-0.097276</text:p>
          </table:table-cell>
          <table:table-cell office:value-type="float" office:value="-0.097525">
            <text:p>-0.097525</text:p>
          </table:table-cell>
          <table:table-cell table:formula="of:=[.O82]-0.021583" office:value-type="float" office:value="-0.119108">
            <text:p>-0.119108</text:p>
          </table:table-cell>
          <table:table-cell office:value-type="float" office:value="0.255978">
            <text:p>0.255978</text:p>
          </table:table-cell>
          <table:table-cell office:value-type="float" office:value="1568">
            <text:p>1568</text:p>
          </table:table-cell>
          <table:table-cell office:value-type="float" office:value="-251">
            <text:p>-251</text:p>
          </table:table-cell>
          <table:table-cell office:value-type="float" office:value="1475">
            <text:p>1475</text:p>
          </table:table-cell>
          <table:table-cell office:value-type="float" office:value="1064">
            <text:p>1064</text:p>
          </table:table-cell>
          <table:table-cell office:value-type="float" office:value="1318.284546">
            <text:p>1318.284546</text:p>
          </table:table-cell>
          <table:table-cell office:value-type="float" office:value="-0.94309">
            <text:p>-0.94309</text:p>
          </table:table-cell>
          <table:table-cell office:value-type="float" office:value="-0.654061">
            <text:p>-0.654061</text:p>
          </table:table-cell>
          <table:table-cell office:value-type="float" office:value="30.647081">
            <text:p>30.647081</text:p>
          </table:table-cell>
        </table:table-row>
        <table:table-row table:style-name="ro1">
          <table:table-cell office:value-type="float" office:value="21331">
            <text:p>21331</text:p>
          </table:table-cell>
          <table:table-cell office:value-type="float" office:value="19">
            <text:p>19</text:p>
          </table:table-cell>
          <table:table-cell office:value-type="float" office:value="-88">
            <text:p>-88</text:p>
          </table:table-cell>
          <table:table-cell office:value-type="float" office:value="564.416626">
            <text:p>564.416626</text:p>
          </table:table-cell>
          <table:table-cell office:value-type="float" office:value="-0.023108">
            <text:p>-0.023108</text:p>
          </table:table-cell>
          <table:table-cell office:value-type="float" office:value="-0.025612">
            <text:p>-0.025612</text:p>
          </table:table-cell>
          <table:table-cell office:value-type="float" office:value="10.834873">
            <text:p>10.834873</text:p>
          </table:table-cell>
          <table:table-cell office:value-type="float" office:value="-0.030281">
            <text:p>-0.030281</text:p>
          </table:table-cell>
          <table:table-cell office:value-type="float" office:value="0.086191">
            <text:p>0.086191</text:p>
          </table:table-cell>
          <table:table-cell table:formula="of:=[.I83]-[.$I$2]" office:value-type="float" office:value="0.067037">
            <text:p>0.067037</text:p>
          </table:table-cell>
          <table:table-cell table:formula="of:=AVERAGE([.J79:.J83])" office:value-type="float" office:value="-0.1321604">
            <text:p>-0.1321604</text:p>
          </table:table-cell>
          <table:table-cell table:formula="of:=AVERAGE([.J75:.J83])" office:value-type="float" office:value="-0.0239424444444444">
            <text:p>-0.0239424444</text:p>
          </table:table-cell>
          <table:table-cell office:value-type="float" office:value="184.642334">
            <text:p>184.642334</text:p>
          </table:table-cell>
          <table:table-cell office:value-type="float" office:value="-0.089915">
            <text:p>-0.089915</text:p>
          </table:table-cell>
          <table:table-cell office:value-type="float" office:value="-0.099657">
            <text:p>-0.099657</text:p>
          </table:table-cell>
          <table:table-cell table:formula="of:=[.O83]-0.021583" office:value-type="float" office:value="-0.12124">
            <text:p>-0.12124</text:p>
          </table:table-cell>
          <table:table-cell office:value-type="float" office:value="10.834864">
            <text:p>10.834864</text:p>
          </table:table-cell>
          <table:table-cell office:value-type="float" office:value="1579">
            <text:p>1579</text:p>
          </table:table-cell>
          <table:table-cell office:value-type="float" office:value="-266">
            <text:p>-266</text:p>
          </table:table-cell>
          <table:table-cell office:value-type="float" office:value="1405">
            <text:p>1405</text:p>
          </table:table-cell>
          <table:table-cell office:value-type="float" office:value="1118">
            <text:p>1118</text:p>
          </table:table-cell>
          <table:table-cell office:value-type="float" office:value="1394.89502">
            <text:p>1394.89502</text:p>
          </table:table-cell>
          <table:table-cell office:value-type="float" office:value="-0.966198">
            <text:p>-0.966198</text:p>
          </table:table-cell>
          <table:table-cell office:value-type="float" office:value="-0.679672">
            <text:p>-0.679672</text:p>
          </table:table-cell>
          <table:table-cell office:value-type="float" office:value="29.65498">
            <text:p>29.65498</text:p>
          </table:table-cell>
        </table:table-row>
        <table:table-row table:style-name="ro1">
          <table:table-cell office:value-type="float" office:value="21588">
            <text:p>21588</text:p>
          </table:table-cell>
          <table:table-cell office:value-type="float" office:value="19">
            <text:p>19</text:p>
          </table:table-cell>
          <table:table-cell office:value-type="float" office:value="-92">
            <text:p>-92</text:p>
          </table:table-cell>
          <table:table-cell office:value-type="float" office:value="581.894653">
            <text:p>581.894653</text:p>
          </table:table-cell>
          <table:table-cell office:value-type="float" office:value="-0.03">
            <text:p>-0.03</text:p>
          </table:table-cell>
          <table:table-cell office:value-type="float" office:value="-0.033932">
            <text:p>-0.033932</text:p>
          </table:table-cell>
          <table:table-cell office:value-type="float" office:value="13.107533">
            <text:p>13.107533</text:p>
          </table:table-cell>
          <table:table-cell office:value-type="float" office:value="0">
            <text:p>0</text:p>
          </table:table-cell>
          <table:table-cell office:value-type="float" office:value="0.050278">
            <text:p>0.050278</text:p>
          </table:table-cell>
          <table:table-cell table:formula="of:=[.I84]-[.$I$2]" office:value-type="float" office:value="0.031124">
            <text:p>0.031124</text:p>
          </table:table-cell>
          <table:table-cell table:formula="of:=AVERAGE([.J80:.J84])" office:value-type="float" office:value="-0.0938532">
            <text:p>-0.0938532</text:p>
          </table:table-cell>
          <table:table-cell table:formula="of:=AVERAGE([.J76:.J84])" office:value-type="float" office:value="0.0223454444444445">
            <text:p>0.0223454444</text:p>
          </table:table-cell>
          <table:table-cell office:value-type="float" office:value="100">
            <text:p>100</text:p>
          </table:table-cell>
          <table:table-cell office:value-type="float" office:value="-0.116732">
            <text:p>-0.116732</text:p>
          </table:table-cell>
          <table:table-cell office:value-type="float" office:value="-0.132032">
            <text:p>-0.132032</text:p>
          </table:table-cell>
          <table:table-cell table:formula="of:=[.O84]-0.021583" office:value-type="float" office:value="-0.153615">
            <text:p>-0.153615</text:p>
          </table:table-cell>
          <table:table-cell office:value-type="float" office:value="13.10754">
            <text:p>13.10754</text:p>
          </table:table-cell>
          <table:table-cell office:value-type="float" office:value="1590">
            <text:p>1590</text:p>
          </table:table-cell>
          <table:table-cell office:value-type="float" office:value="-282">
            <text:p>-282</text:p>
          </table:table-cell>
          <table:table-cell office:value-type="float" office:value="1334">
            <text:p>1334</text:p>
          </table:table-cell>
          <table:table-cell office:value-type="float" office:value="1176">
            <text:p>1176</text:p>
          </table:table-cell>
          <table:table-cell office:value-type="float" office:value="1480.304077">
            <text:p>1480.304077</text:p>
          </table:table-cell>
          <table:table-cell office:value-type="float" office:value="-0.996198">
            <text:p>-0.996198</text:p>
          </table:table-cell>
          <table:table-cell office:value-type="float" office:value="-0.713605">
            <text:p>-0.713605</text:p>
          </table:table-cell>
          <table:table-cell office:value-type="float" office:value="28.367207">
            <text:p>28.367207</text:p>
          </table:table-cell>
        </table:table-row>
        <table:table-row table:style-name="ro1">
          <table:table-cell office:value-type="float" office:value="21845">
            <text:p>21845</text:p>
          </table:table-cell>
          <table:table-cell office:value-type="float" office:value="20">
            <text:p>20</text:p>
          </table:table-cell>
          <table:table-cell office:value-type="float" office:value="-84">
            <text:p>-84</text:p>
          </table:table-cell>
          <table:table-cell office:value-type="float" office:value="520.638367">
            <text:p>520.638367</text:p>
          </table:table-cell>
          <table:table-cell office:value-type="float" office:value="-0.03">
            <text:p>-0.03</text:p>
          </table:table-cell>
          <table:table-cell office:value-type="float" office:value="-0.033179">
            <text:p>-0.033179</text:p>
          </table:table-cell>
          <table:table-cell office:value-type="float" office:value="10.596582">
            <text:p>10.596582</text:p>
          </table:table-cell>
          <table:table-cell office:value-type="float" office:value="0.01514">
            <text:p>0.01514</text:p>
          </table:table-cell>
          <table:table-cell office:value-type="float" office:value="-0.112527">
            <text:p>-0.112527</text:p>
          </table:table-cell>
          <table:table-cell table:formula="of:=[.I85]-[.$I$2]" office:value-type="float" office:value="-0.131681">
            <text:p>-0.131681</text:p>
          </table:table-cell>
          <table:table-cell table:formula="of:=AVERAGE([.J81:.J85])" office:value-type="float" office:value="-0.0268154">
            <text:p>-0.0268154</text:p>
          </table:table-cell>
          <table:table-cell table:formula="of:=AVERAGE([.J77:.J85])" office:value-type="float" office:value="-0.103749111111111">
            <text:p>-0.1037491111</text:p>
          </table:table-cell>
          <table:table-cell office:value-type="float" office:value="643.232666">
            <text:p>643.232666</text:p>
          </table:table-cell>
          <table:table-cell office:value-type="float" office:value="-0.116732">
            <text:p>-0.116732</text:p>
          </table:table-cell>
          <table:table-cell office:value-type="float" office:value="-0.129101">
            <text:p>-0.129101</text:p>
          </table:table-cell>
          <table:table-cell table:formula="of:=[.O85]-0.021583" office:value-type="float" office:value="-0.150684">
            <text:p>-0.150684</text:p>
          </table:table-cell>
          <table:table-cell office:value-type="float" office:value="10.596581">
            <text:p>10.596581</text:p>
          </table:table-cell>
          <table:table-cell office:value-type="float" office:value="1601">
            <text:p>1601</text:p>
          </table:table-cell>
          <table:table-cell office:value-type="float" office:value="-299">
            <text:p>-299</text:p>
          </table:table-cell>
          <table:table-cell office:value-type="float" office:value="1270">
            <text:p>1270</text:p>
          </table:table-cell>
          <table:table-cell office:value-type="float" office:value="1231">
            <text:p>1231</text:p>
          </table:table-cell>
          <table:table-cell office:value-type="float" office:value="1565.394897">
            <text:p>1565.394897</text:p>
          </table:table-cell>
          <table:table-cell office:value-type="float" office:value="-1.026198">
            <text:p>-1.026198</text:p>
          </table:table-cell>
          <table:table-cell office:value-type="float" office:value="-0.746784">
            <text:p>-0.746784</text:p>
          </table:table-cell>
          <table:table-cell office:value-type="float" office:value="27.228132">
            <text:p>27.228132</text:p>
          </table:table-cell>
        </table:table-row>
        <table:table-row table:style-name="ro1">
          <table:table-cell office:value-type="float" office:value="22102">
            <text:p>22102</text:p>
          </table:table-cell>
          <table:table-cell office:value-type="float" office:value="20">
            <text:p>20</text:p>
          </table:table-cell>
          <table:table-cell office:value-type="float" office:value="-98">
            <text:p>-98</text:p>
          </table:table-cell>
          <table:table-cell office:value-type="float" office:value="590.21759">
            <text:p>590.21759</text:p>
          </table:table-cell>
          <table:table-cell office:value-type="float" office:value="-0.035">
            <text:p>-0.035</text:p>
          </table:table-cell>
          <table:table-cell office:value-type="float" office:value="-0.037459">
            <text:p>-0.037459</text:p>
          </table:table-cell>
          <table:table-cell office:value-type="float" office:value="7.025801">
            <text:p>7.025801</text:p>
          </table:table-cell>
          <table:table-cell office:value-type="float" office:value="0">
            <text:p>0</text:p>
          </table:table-cell>
          <table:table-cell office:value-type="float" office:value="0.21069">
            <text:p>0.21069</text:p>
          </table:table-cell>
          <table:table-cell table:formula="of:=[.I86]-[.$I$2]" office:value-type="float" office:value="0.191536">
            <text:p>0.191536</text:p>
          </table:table-cell>
          <table:table-cell table:formula="of:=AVERAGE([.J82:.J86])" office:value-type="float" office:value="0.0397434">
            <text:p>0.0397434</text:p>
          </table:table-cell>
          <table:table-cell table:formula="of:=AVERAGE([.J78:.J86])" office:value-type="float" office:value="-0.102951">
            <text:p>-0.102951</text:p>
          </table:table-cell>
          <table:table-cell office:value-type="float" office:value="100">
            <text:p>100</text:p>
          </table:table-cell>
          <table:table-cell office:value-type="float" office:value="-0.136187">
            <text:p>-0.136187</text:p>
          </table:table-cell>
          <table:table-cell office:value-type="float" office:value="-0.145755">
            <text:p>-0.145755</text:p>
          </table:table-cell>
          <table:table-cell table:formula="of:=[.O86]-0.021583" office:value-type="float" office:value="-0.167338">
            <text:p>-0.167338</text:p>
          </table:table-cell>
          <table:table-cell office:value-type="float" office:value="7.025804">
            <text:p>7.025804</text:p>
          </table:table-cell>
          <table:table-cell office:value-type="float" office:value="1611">
            <text:p>1611</text:p>
          </table:table-cell>
          <table:table-cell office:value-type="float" office:value="-316">
            <text:p>-316</text:p>
          </table:table-cell>
          <table:table-cell office:value-type="float" office:value="1198">
            <text:p>1198</text:p>
          </table:table-cell>
          <table:table-cell office:value-type="float" office:value="1298">
            <text:p>1298</text:p>
          </table:table-cell>
          <table:table-cell office:value-type="float" office:value="1666.002686">
            <text:p>1666.002686</text:p>
          </table:table-cell>
          <table:table-cell office:value-type="float" office:value="-1.061198">
            <text:p>-1.061198</text:p>
          </table:table-cell>
          <table:table-cell office:value-type="float" office:value="-0.784243">
            <text:p>-0.784243</text:p>
          </table:table-cell>
          <table:table-cell office:value-type="float" office:value="26.098383">
            <text:p>26.098383</text:p>
          </table:table-cell>
        </table:table-row>
        <table:table-row table:style-name="ro1">
          <table:table-cell office:value-type="float" office:value="22359">
            <text:p>22359</text:p>
          </table:table-cell>
          <table:table-cell office:value-type="float" office:value="20">
            <text:p>20</text:p>
          </table:table-cell>
          <table:table-cell office:value-type="float" office:value="-83">
            <text:p>-83</text:p>
          </table:table-cell>
          <table:table-cell office:value-type="float" office:value="515.103638">
            <text:p>515.103638</text:p>
          </table:table-cell>
          <table:table-cell office:value-type="float" office:value="-0.033333">
            <text:p>-0.033333</text:p>
          </table:table-cell>
          <table:table-cell office:value-type="float" office:value="-0.04126">
            <text:p>-0.04126</text:p>
          </table:table-cell>
          <table:table-cell office:value-type="float" office:value="23.779158">
            <text:p>23.779158</text:p>
          </table:table-cell>
          <table:table-cell office:value-type="float" office:value="0">
            <text:p>0</text:p>
          </table:table-cell>
          <table:table-cell office:value-type="float" office:value="-0.227449">
            <text:p>-0.227449</text:p>
          </table:table-cell>
          <table:table-cell table:formula="of:=[.I87]-[.$I$2]" office:value-type="float" office:value="-0.246603">
            <text:p>-0.246603</text:p>
          </table:table-cell>
          <table:table-cell table:formula="of:=AVERAGE([.J83:.J87])" office:value-type="float" office:value="-0.0177174">
            <text:p>-0.0177174</text:p>
          </table:table-cell>
          <table:table-cell table:formula="of:=AVERAGE([.J79:.J87])" office:value-type="float" office:value="-0.090714">
            <text:p>-0.090714</text:p>
          </table:table-cell>
          <table:table-cell office:value-type="float" office:value="100">
            <text:p>100</text:p>
          </table:table-cell>
          <table:table-cell office:value-type="float" office:value="-0.129702">
            <text:p>-0.129702</text:p>
          </table:table-cell>
          <table:table-cell office:value-type="float" office:value="-0.160544">
            <text:p>-0.160544</text:p>
          </table:table-cell>
          <table:table-cell table:formula="of:=[.O87]-0.021583" office:value-type="float" office:value="-0.182127">
            <text:p>-0.182127</text:p>
          </table:table-cell>
          <table:table-cell office:value-type="float" office:value="23.779152">
            <text:p>23.779152</text:p>
          </table:table-cell>
          <table:table-cell office:value-type="float" office:value="1621">
            <text:p>1621</text:p>
          </table:table-cell>
          <table:table-cell office:value-type="float" office:value="-333">
            <text:p>-333</text:p>
          </table:table-cell>
          <table:table-cell office:value-type="float" office:value="1139">
            <text:p>1139</text:p>
          </table:table-cell>
          <table:table-cell office:value-type="float" office:value="1357">
            <text:p>1357</text:p>
          </table:table-cell>
          <table:table-cell office:value-type="float" office:value="1757.391235">
            <text:p>1757.391235</text:p>
          </table:table-cell>
          <table:table-cell office:value-type="float" office:value="-1.094532">
            <text:p>-1.094532</text:p>
          </table:table-cell>
          <table:table-cell office:value-type="float" office:value="-0.825502">
            <text:p>-0.825502</text:p>
          </table:table-cell>
          <table:table-cell office:value-type="float" office:value="24.57939">
            <text:p>24.57939</text:p>
          </table:table-cell>
        </table:table-row>
        <table:table-row table:style-name="ro1">
          <table:table-cell office:value-type="float" office:value="22616">
            <text:p>22616</text:p>
          </table:table-cell>
          <table:table-cell office:value-type="float" office:value="18">
            <text:p>18</text:p>
          </table:table-cell>
          <table:table-cell office:value-type="float" office:value="-70">
            <text:p>-70</text:p>
          </table:table-cell>
          <table:table-cell office:value-type="float" office:value="488.308624">
            <text:p>488.308624</text:p>
          </table:table-cell>
          <table:table-cell office:value-type="float" office:value="-0.04">
            <text:p>-0.04</text:p>
          </table:table-cell>
          <table:table-cell office:value-type="float" office:value="-0.04732">
            <text:p>-0.04732</text:p>
          </table:table-cell>
          <table:table-cell office:value-type="float" office:value="18.300674">
            <text:p>18.300674</text:p>
          </table:table-cell>
          <table:table-cell office:value-type="float" office:value="-0.030281">
            <text:p>-0.030281</text:p>
          </table:table-cell>
          <table:table-cell office:value-type="float" office:value="-0.198719">
            <text:p>-0.198719</text:p>
          </table:table-cell>
          <table:table-cell table:formula="of:=[.I88]-[.$I$2]" office:value-type="float" office:value="-0.217873">
            <text:p>-0.217873</text:p>
          </table:table-cell>
          <table:table-cell table:formula="of:=AVERAGE([.J84:.J88])" office:value-type="float" office:value="-0.0746994">
            <text:p>-0.0746994</text:p>
          </table:table-cell>
          <table:table-cell table:formula="of:=AVERAGE([.J80:.J88])" office:value-type="float" office:value="-0.0970985555555555">
            <text:p>-0.0970985556</text:p>
          </table:table-cell>
          <table:table-cell office:value-type="float" office:value="756.258606">
            <text:p>756.258606</text:p>
          </table:table-cell>
          <table:table-cell office:value-type="float" office:value="-0.155642">
            <text:p>-0.155642</text:p>
          </table:table-cell>
          <table:table-cell office:value-type="float" office:value="-0.184126">
            <text:p>-0.184126</text:p>
          </table:table-cell>
          <table:table-cell table:formula="of:=[.O88]-0.021583" office:value-type="float" office:value="-0.205709">
            <text:p>-0.205709</text:p>
          </table:table-cell>
          <table:table-cell office:value-type="float" office:value="18.300686">
            <text:p>18.300686</text:p>
          </table:table-cell>
          <table:table-cell office:value-type="float" office:value="1629">
            <text:p>1629</text:p>
          </table:table-cell>
          <table:table-cell office:value-type="float" office:value="-349">
            <text:p>-349</text:p>
          </table:table-cell>
          <table:table-cell office:value-type="float" office:value="1092">
            <text:p>1092</text:p>
          </table:table-cell>
          <table:table-cell office:value-type="float" office:value="1408">
            <text:p>1408</text:p>
          </table:table-cell>
          <table:table-cell office:value-type="float" office:value="1837.231079">
            <text:p>1837.231079</text:p>
          </table:table-cell>
          <table:table-cell office:value-type="float" office:value="-1.134532">
            <text:p>-1.134532</text:p>
          </table:table-cell>
          <table:table-cell office:value-type="float" office:value="-0.872823">
            <text:p>-0.872823</text:p>
          </table:table-cell>
          <table:table-cell office:value-type="float" office:value="23.067574">
            <text:p>23.067574</text:p>
          </table:table-cell>
        </table:table-row>
        <table:table-row table:style-name="ro1">
          <table:table-cell office:value-type="float" office:value="22873">
            <text:p>22873</text:p>
          </table:table-cell>
          <table:table-cell office:value-type="float" office:value="21">
            <text:p>21</text:p>
          </table:table-cell>
          <table:table-cell office:value-type="float" office:value="-112">
            <text:p>-112</text:p>
          </table:table-cell>
          <table:table-cell office:value-type="float" office:value="634.645874">
            <text:p>634.645874</text:p>
          </table:table-cell>
          <table:table-cell office:value-type="float" office:value="-0.038415">
            <text:p>-0.038415</text:p>
          </table:table-cell>
          <table:table-cell office:value-type="float" office:value="-0.032563">
            <text:p>-0.032563</text:p>
          </table:table-cell>
          <table:table-cell office:value-type="float" office:value="15.233747">
            <text:p>15.233747</text:p>
          </table:table-cell>
          <table:table-cell office:value-type="float" office:value="0.045421">
            <text:p>0.045421</text:p>
          </table:table-cell>
          <table:table-cell office:value-type="float" office:value="0.641646">
            <text:p>0.641646</text:p>
          </table:table-cell>
          <table:table-cell table:formula="of:=[.I89]-[.$I$2]" office:value-type="float" office:value="0.622492">
            <text:p>0.622492</text:p>
          </table:table-cell>
          <table:table-cell table:formula="of:=AVERAGE([.J85:.J89])" office:value-type="float" office:value="0.0435742">
            <text:p>0.0435742</text:p>
          </table:table-cell>
          <table:table-cell table:formula="of:=AVERAGE([.J81:.J89])" office:value-type="float" office:value="0.0239416666666667">
            <text:p>0.0239416667</text:p>
          </table:table-cell>
          <table:table-cell office:value-type="float" office:value="1512.669067">
            <text:p>1512.669067</text:p>
          </table:table-cell>
          <table:table-cell office:value-type="float" office:value="-0.149473">
            <text:p>-0.149473</text:p>
          </table:table-cell>
          <table:table-cell office:value-type="float" office:value="-0.126703">
            <text:p>-0.126703</text:p>
          </table:table-cell>
          <table:table-cell table:formula="of:=[.O89]-0.021583" office:value-type="float" office:value="-0.148286">
            <text:p>-0.148286</text:p>
          </table:table-cell>
          <table:table-cell office:value-type="float" office:value="15.233734">
            <text:p>15.233734</text:p>
          </table:table-cell>
          <table:table-cell office:value-type="float" office:value="1638">
            <text:p>1638</text:p>
          </table:table-cell>
          <table:table-cell office:value-type="float" office:value="-368">
            <text:p>-368</text:p>
          </table:table-cell>
          <table:table-cell office:value-type="float" office:value="1020">
            <text:p>1020</text:p>
          </table:table-cell>
          <table:table-cell office:value-type="float" office:value="1494">
            <text:p>1494</text:p>
          </table:table-cell>
          <table:table-cell office:value-type="float" office:value="1961.878662">
            <text:p>1961.878662</text:p>
          </table:table-cell>
          <table:table-cell office:value-type="float" office:value="-1.172946">
            <text:p>-1.172946</text:p>
          </table:table-cell>
          <table:table-cell office:value-type="float" office:value="-0.905385">
            <text:p>-0.905385</text:p>
          </table:table-cell>
          <table:table-cell office:value-type="float" office:value="22.811007">
            <text:p>22.811007</text:p>
          </table:table-cell>
        </table:table-row>
        <table:table-row table:style-name="ro1">
          <table:table-cell office:value-type="float" office:value="23130">
            <text:p>23130</text:p>
          </table:table-cell>
          <table:table-cell office:value-type="float" office:value="21">
            <text:p>21</text:p>
          </table:table-cell>
          <table:table-cell office:value-type="float" office:value="-116">
            <text:p>-116</text:p>
          </table:table-cell>
          <table:table-cell office:value-type="float" office:value="651.212341">
            <text:p>651.212341</text:p>
          </table:table-cell>
          <table:table-cell office:value-type="float" office:value="-0.028171">
            <text:p>-0.028171</text:p>
          </table:table-cell>
          <table:table-cell office:value-type="float" office:value="-0.033213">
            <text:p>-0.033213</text:p>
          </table:table-cell>
          <table:table-cell office:value-type="float" office:value="17.899714">
            <text:p>17.899714</text:p>
          </table:table-cell>
          <table:table-cell office:value-type="float" office:value="0">
            <text:p>0</text:p>
          </table:table-cell>
          <table:table-cell office:value-type="float" office:value="0.052672">
            <text:p>0.052672</text:p>
          </table:table-cell>
          <table:table-cell table:formula="of:=[.I90]-[.$I$2]" office:value-type="float" office:value="0.033518">
            <text:p>0.033518</text:p>
          </table:table-cell>
          <table:table-cell table:formula="of:=AVERAGE([.J86:.J90])" office:value-type="float" office:value="0.076614">
            <text:p>0.076614</text:p>
          </table:table-cell>
          <table:table-cell table:formula="of:=AVERAGE([.J82:.J90])" office:value-type="float" office:value="0.0433612222222222">
            <text:p>0.0433612222</text:p>
          </table:table-cell>
          <table:table-cell office:value-type="float" office:value="100">
            <text:p>100</text:p>
          </table:table-cell>
          <table:table-cell office:value-type="float" office:value="-0.109614">
            <text:p>-0.109614</text:p>
          </table:table-cell>
          <table:table-cell office:value-type="float" office:value="-0.129234">
            <text:p>-0.129234</text:p>
          </table:table-cell>
          <table:table-cell table:formula="of:=[.O90]-0.021583" office:value-type="float" office:value="-0.150817">
            <text:p>-0.150817</text:p>
          </table:table-cell>
          <table:table-cell office:value-type="float" office:value="17.899719">
            <text:p>17.899719</text:p>
          </table:table-cell>
          <table:table-cell office:value-type="float" office:value="1646">
            <text:p>1646</text:p>
          </table:table-cell>
          <table:table-cell office:value-type="float" office:value="-387">
            <text:p>-387</text:p>
          </table:table-cell>
          <table:table-cell office:value-type="float" office:value="949">
            <text:p>949</text:p>
          </table:table-cell>
          <table:table-cell office:value-type="float" office:value="1585">
            <text:p>1585</text:p>
          </table:table-cell>
          <table:table-cell office:value-type="float" office:value="2091.552734">
            <text:p>2091.552734</text:p>
          </table:table-cell>
          <table:table-cell office:value-type="float" office:value="-1.201117">
            <text:p>-1.201117</text:p>
          </table:table-cell>
          <table:table-cell office:value-type="float" office:value="-0.938599">
            <text:p>-0.938599</text:p>
          </table:table-cell>
          <table:table-cell office:value-type="float" office:value="21.856186">
            <text:p>21.856186</text:p>
          </table:table-cell>
        </table:table-row>
        <table:table-row table:style-name="ro1">
          <table:table-cell office:value-type="float" office:value="23387">
            <text:p>23387</text:p>
          </table:table-cell>
          <table:table-cell office:value-type="float" office:value="20">
            <text:p>20</text:p>
          </table:table-cell>
          <table:table-cell office:value-type="float" office:value="-110">
            <text:p>-110</text:p>
          </table:table-cell>
          <table:table-cell office:value-type="float" office:value="650.308716">
            <text:p>650.308716</text:p>
          </table:table-cell>
          <table:table-cell office:value-type="float" office:value="-0.03">
            <text:p>-0.03</text:p>
          </table:table-cell>
          <table:table-cell office:value-type="float" office:value="-0.033008">
            <text:p>-0.033008</text:p>
          </table:table-cell>
          <table:table-cell office:value-type="float" office:value="10.025905">
            <text:p>10.025905</text:p>
          </table:table-cell>
          <table:table-cell office:value-type="float" office:value="-0.01514">
            <text:p>-0.01514</text:p>
          </table:table-cell>
          <table:table-cell office:value-type="float" office:value="-0.086191">
            <text:p>-0.086191</text:p>
          </table:table-cell>
          <table:table-cell table:formula="of:=[.I91]-[.$I$2]" office:value-type="float" office:value="-0.105345">
            <text:p>-0.105345</text:p>
          </table:table-cell>
          <table:table-cell table:formula="of:=AVERAGE([.J87:.J91])" office:value-type="float" office:value="0.0172378">
            <text:p>0.0172378</text:p>
          </table:table-cell>
          <table:table-cell table:formula="of:=AVERAGE([.J83:.J91])" office:value-type="float" office:value="0.0271338888888889">
            <text:p>0.0271338889</text:p>
          </table:table-cell>
          <table:table-cell office:value-type="float" office:value="669.284546">
            <text:p>669.284546</text:p>
          </table:table-cell>
          <table:table-cell office:value-type="float" office:value="-0.116732">
            <text:p>-0.116732</text:p>
          </table:table-cell>
          <table:table-cell office:value-type="float" office:value="-0.128435">
            <text:p>-0.128435</text:p>
          </table:table-cell>
          <table:table-cell table:formula="of:=[.O91]-0.021583" office:value-type="float" office:value="-0.150018">
            <text:p>-0.150018</text:p>
          </table:table-cell>
          <table:table-cell office:value-type="float" office:value="10.025908">
            <text:p>10.025908</text:p>
          </table:table-cell>
          <table:table-cell office:value-type="float" office:value="1653">
            <text:p>1653</text:p>
          </table:table-cell>
          <table:table-cell office:value-type="float" office:value="-406">
            <text:p>-406</text:p>
          </table:table-cell>
          <table:table-cell office:value-type="float" office:value="884">
            <text:p>884</text:p>
          </table:table-cell>
          <table:table-cell office:value-type="float" office:value="1674">
            <text:p>1674</text:p>
          </table:table-cell>
          <table:table-cell office:value-type="float" office:value="2217.602539">
            <text:p>2217.602539</text:p>
          </table:table-cell>
          <table:table-cell office:value-type="float" office:value="-1.231117">
            <text:p>-1.231117</text:p>
          </table:table-cell>
          <table:table-cell office:value-type="float" office:value="-0.971606">
            <text:p>-0.971606</text:p>
          </table:table-cell>
          <table:table-cell office:value-type="float" office:value="21.079275">
            <text:p>21.079275</text:p>
          </table:table-cell>
        </table:table-row>
        <table:table-row table:style-name="ro1">
          <table:table-cell office:value-type="float" office:value="23644">
            <text:p>23644</text:p>
          </table:table-cell>
          <table:table-cell office:value-type="float" office:value="20">
            <text:p>20</text:p>
          </table:table-cell>
          <table:table-cell office:value-type="float" office:value="-91">
            <text:p>-91</text:p>
          </table:table-cell>
          <table:table-cell office:value-type="float" office:value="554.637268">
            <text:p>554.637268</text:p>
          </table:table-cell>
          <table:table-cell office:value-type="float" office:value="-0.03">
            <text:p>-0.03</text:p>
          </table:table-cell>
          <table:table-cell office:value-type="float" office:value="-0.030816">
            <text:p>-0.030816</text:p>
          </table:table-cell>
          <table:table-cell office:value-type="float" office:value="2.721287">
            <text:p>2.721287</text:p>
          </table:table-cell>
          <table:table-cell office:value-type="float" office:value="0">
            <text:p>0</text:p>
          </table:table-cell>
          <table:table-cell office:value-type="float" office:value="-0.289698">
            <text:p>-0.289698</text:p>
          </table:table-cell>
          <table:table-cell table:formula="of:=[.I92]-[.$I$2]" office:value-type="float" office:value="-0.308852">
            <text:p>-0.308852</text:p>
          </table:table-cell>
          <table:table-cell table:formula="of:=AVERAGE([.J88:.J92])" office:value-type="float" office:value="0.00478799999999999">
            <text:p>0.004788</text:p>
          </table:table-cell>
          <table:table-cell table:formula="of:=AVERAGE([.J84:.J92])" office:value-type="float" office:value="-0.0146315555555556">
            <text:p>-0.0146315556</text:p>
          </table:table-cell>
          <table:table-cell office:value-type="float" office:value="100">
            <text:p>100</text:p>
          </table:table-cell>
          <table:table-cell office:value-type="float" office:value="-0.116732">
            <text:p>-0.116732</text:p>
          </table:table-cell>
          <table:table-cell office:value-type="float" office:value="-0.119908">
            <text:p>-0.119908</text:p>
          </table:table-cell>
          <table:table-cell table:formula="of:=[.O92]-0.021583" office:value-type="float" office:value="-0.141491">
            <text:p>-0.141491</text:p>
          </table:table-cell>
          <table:table-cell office:value-type="float" office:value="2.721287">
            <text:p>2.721287</text:p>
          </table:table-cell>
          <table:table-cell office:value-type="float" office:value="1660">
            <text:p>1660</text:p>
          </table:table-cell>
          <table:table-cell office:value-type="float" office:value="-425">
            <text:p>-425</text:p>
          </table:table-cell>
          <table:table-cell office:value-type="float" office:value="833">
            <text:p>833</text:p>
          </table:table-cell>
          <table:table-cell office:value-type="float" office:value="1749">
            <text:p>1749</text:p>
          </table:table-cell>
          <table:table-cell office:value-type="float" office:value="2325.984619">
            <text:p>2325.984619</text:p>
          </table:table-cell>
          <table:table-cell office:value-type="float" office:value="-1.261117">
            <text:p>-1.261117</text:p>
          </table:table-cell>
          <table:table-cell office:value-type="float" office:value="-1.002423">
            <text:p>-1.002423</text:p>
          </table:table-cell>
          <table:table-cell office:value-type="float" office:value="20.513092">
            <text:p>20.513092</text:p>
          </table:table-cell>
        </table:table-row>
        <table:table-row table:style-name="ro1">
          <table:table-cell office:value-type="float" office:value="23901">
            <text:p>23901</text:p>
          </table:table-cell>
          <table:table-cell office:value-type="float" office:value="22">
            <text:p>22</text:p>
          </table:table-cell>
          <table:table-cell office:value-type="float" office:value="-86">
            <text:p>-86</text:p>
          </table:table-cell>
          <table:table-cell office:value-type="float" office:value="489.586456">
            <text:p>489.586456</text:p>
          </table:table-cell>
          <table:table-cell office:value-type="float" office:value="-0.02">
            <text:p>-0.02</text:p>
          </table:table-cell>
          <table:table-cell office:value-type="float" office:value="-0.008526">
            <text:p>-0.008526</text:p>
          </table:table-cell>
          <table:table-cell office:value-type="float" office:value="57.37067">
            <text:p>57.37067</text:p>
          </table:table-cell>
          <table:table-cell office:value-type="float" office:value="0.030281">
            <text:p>0.030281</text:p>
          </table:table-cell>
          <table:table-cell office:value-type="float" office:value="-0.079009">
            <text:p>-0.079009</text:p>
          </table:table-cell>
          <table:table-cell table:formula="of:=[.I93]-[.$I$2]" office:value-type="float" office:value="-0.098163">
            <text:p>-0.098163</text:p>
          </table:table-cell>
          <table:table-cell table:formula="of:=AVERAGE([.J89:.J93])" office:value-type="float" office:value="0.02873">
            <text:p>0.02873</text:p>
          </table:table-cell>
          <table:table-cell table:formula="of:=AVERAGE([.J85:.J93])" office:value-type="float" office:value="-0.0289967777777778">
            <text:p>-0.0289967778</text:p>
          </table:table-cell>
          <table:table-cell office:value-type="float" office:value="160.922104">
            <text:p>160.922104</text:p>
          </table:table-cell>
          <table:table-cell office:value-type="float" office:value="-0.077821">
            <text:p>-0.077821</text:p>
          </table:table-cell>
          <table:table-cell office:value-type="float" office:value="-0.033175">
            <text:p>-0.033175</text:p>
          </table:table-cell>
          <table:table-cell table:formula="of:=[.O93]-0.021583" office:value-type="float" office:value="-0.054758">
            <text:p>-0.054758</text:p>
          </table:table-cell>
          <table:table-cell office:value-type="float" office:value="57.370663">
            <text:p>57.370663</text:p>
          </table:table-cell>
          <table:table-cell office:value-type="float" office:value="1667">
            <text:p>1667</text:p>
          </table:table-cell>
          <table:table-cell office:value-type="float" office:value="-446">
            <text:p>-446</text:p>
          </table:table-cell>
          <table:table-cell office:value-type="float" office:value="787">
            <text:p>787</text:p>
          </table:table-cell>
          <table:table-cell office:value-type="float" office:value="1821">
            <text:p>1821</text:p>
          </table:table-cell>
          <table:table-cell office:value-type="float" office:value="2431.807861">
            <text:p>2431.807861</text:p>
          </table:table-cell>
          <table:table-cell office:value-type="float" office:value="-1.281117">
            <text:p>-1.281117</text:p>
          </table:table-cell>
          <table:table-cell office:value-type="float" office:value="-1.010949">
            <text:p>-1.010949</text:p>
          </table:table-cell>
          <table:table-cell office:value-type="float" office:value="21.088488">
            <text:p>21.088488</text:p>
          </table:table-cell>
        </table:table-row>
        <table:table-row table:style-name="ro1">
          <table:table-cell office:value-type="float" office:value="24158">
            <text:p>24158</text:p>
          </table:table-cell>
          <table:table-cell office:value-type="float" office:value="27">
            <text:p>27</text:p>
          </table:table-cell>
          <table:table-cell office:value-type="float" office:value="-92">
            <text:p>-92</text:p>
          </table:table-cell>
          <table:table-cell office:value-type="float" office:value="440.282501">
            <text:p>440.282501</text:p>
          </table:table-cell>
          <table:table-cell office:value-type="float" office:value="0.002547">
            <text:p>0.002547</text:p>
          </table:table-cell>
          <table:table-cell office:value-type="float" office:value="0.014963">
            <text:p>0.014963</text:p>
          </table:table-cell>
          <table:table-cell office:value-type="float" office:value="487.438904">
            <text:p>487.438904</text:p>
          </table:table-cell>
          <table:table-cell office:value-type="float" office:value="0.075701">
            <text:p>0.075701</text:p>
          </table:table-cell>
          <table:table-cell office:value-type="float" office:value="0.093374">
            <text:p>0.093374</text:p>
          </table:table-cell>
          <table:table-cell table:formula="of:=[.I94]-[.$I$2]" office:value-type="float" office:value="0.07422">
            <text:p>0.07422</text:p>
          </table:table-cell>
          <table:table-cell table:formula="of:=AVERAGE([.J90:.J94])" office:value-type="float" office:value="-0.0809244">
            <text:p>-0.0809244</text:p>
          </table:table-cell>
          <table:table-cell table:formula="of:=AVERAGE([.J86:.J94])" office:value-type="float" office:value="-0.0061188888888889">
            <text:p>-0.0061188889</text:p>
          </table:table-cell>
          <table:table-cell office:value-type="float" office:value="223.345016">
            <text:p>223.345016</text:p>
          </table:table-cell>
          <table:table-cell office:value-type="float" office:value="0.009911">
            <text:p>0.009911</text:p>
          </table:table-cell>
          <table:table-cell office:value-type="float" office:value="0.058222">
            <text:p>0.058222</text:p>
          </table:table-cell>
          <table:table-cell table:formula="of:=[.O94]-0.021583" office:value-type="float" office:value="0.036639">
            <text:p>0.036639</text:p>
          </table:table-cell>
          <table:table-cell office:value-type="float" office:value="487.438904">
            <text:p>487.438904</text:p>
          </table:table-cell>
          <table:table-cell office:value-type="float" office:value="1675">
            <text:p>1675</text:p>
          </table:table-cell>
          <table:table-cell office:value-type="float" office:value="-472">
            <text:p>-472</text:p>
          </table:table-cell>
          <table:table-cell office:value-type="float" office:value="738">
            <text:p>738</text:p>
          </table:table-cell>
          <table:table-cell office:value-type="float" office:value="1899">
            <text:p>1899</text:p>
          </table:table-cell>
          <table:table-cell office:value-type="float" office:value="2549.43335">
            <text:p>2549.43335</text:p>
          </table:table-cell>
          <table:table-cell office:value-type="float" office:value="-1.27857">
            <text:p>-1.27857</text:p>
          </table:table-cell>
          <table:table-cell office:value-type="float" office:value="-0.995986">
            <text:p>-0.995986</text:p>
          </table:table-cell>
          <table:table-cell office:value-type="float" office:value="22.101583">
            <text:p>22.101583</text:p>
          </table:table-cell>
        </table:table-row>
        <table:table-row table:style-name="ro1">
          <table:table-cell office:value-type="float" office:value="24415">
            <text:p>24415</text:p>
          </table:table-cell>
          <table:table-cell office:value-type="float" office:value="29">
            <text:p>29</text:p>
          </table:table-cell>
          <table:table-cell office:value-type="float" office:value="-110">
            <text:p>-110</text:p>
          </table:table-cell>
          <table:table-cell office:value-type="float" office:value="480.068542">
            <text:p>480.068542</text:p>
          </table:table-cell>
          <table:table-cell office:value-type="float" office:value="0.007632">
            <text:p>0.007632</text:p>
          </table:table-cell>
          <table:table-cell office:value-type="float" office:value="0.009827">
            <text:p>0.009827</text:p>
          </table:table-cell>
          <table:table-cell office:value-type="float" office:value="28.767637">
            <text:p>28.767637</text:p>
          </table:table-cell>
          <table:table-cell office:value-type="float" office:value="0.030281">
            <text:p>0.030281</text:p>
          </table:table-cell>
          <table:table-cell office:value-type="float" office:value="0.277727">
            <text:p>0.277727</text:p>
          </table:table-cell>
          <table:table-cell table:formula="of:=[.I95]-[.$I$2]" office:value-type="float" office:value="0.258573">
            <text:p>0.258573</text:p>
          </table:table-cell>
          <table:table-cell table:formula="of:=AVERAGE([.J91:.J95])" office:value-type="float" office:value="-0.0359134">
            <text:p>-0.0359134</text:p>
          </table:table-cell>
          <table:table-cell table:formula="of:=AVERAGE([.J87:.J95])" office:value-type="float" office:value="0.00132966666666666">
            <text:p>0.0013296667</text:p>
          </table:table-cell>
          <table:table-cell office:value-type="float" office:value="1017.180908">
            <text:p>1017.180908</text:p>
          </table:table-cell>
          <table:table-cell office:value-type="float" office:value="0.029695">
            <text:p>0.029695</text:p>
          </table:table-cell>
          <table:table-cell office:value-type="float" office:value="0.038237">
            <text:p>0.038237</text:p>
          </table:table-cell>
          <table:table-cell table:formula="of:=[.O95]-0.021583" office:value-type="float" office:value="0.016654">
            <text:p>0.016654</text:p>
          </table:table-cell>
          <table:table-cell office:value-type="float" office:value="28.767633">
            <text:p>28.767633</text:p>
          </table:table-cell>
          <table:table-cell office:value-type="float" office:value="1683">
            <text:p>1683</text:p>
          </table:table-cell>
          <table:table-cell office:value-type="float" office:value="-500">
            <text:p>-500</text:p>
          </table:table-cell>
          <table:table-cell office:value-type="float" office:value="678">
            <text:p>678</text:p>
          </table:table-cell>
          <table:table-cell office:value-type="float" office:value="1992">
            <text:p>1992</text:p>
          </table:table-cell>
          <table:table-cell office:value-type="float" office:value="2687.022217">
            <text:p>2687.022217</text:p>
          </table:table-cell>
          <table:table-cell office:value-type="float" office:value="-1.270938">
            <text:p>-1.270938</text:p>
          </table:table-cell>
          <table:table-cell office:value-type="float" office:value="-0.986159">
            <text:p>-0.986159</text:p>
          </table:table-cell>
          <table:table-cell office:value-type="float" office:value="22.407038">
            <text:p>22.407038</text:p>
          </table:table-cell>
        </table:table-row>
        <table:table-row table:style-name="ro1">
          <table:table-cell office:value-type="float" office:value="24672">
            <text:p>24672</text:p>
          </table:table-cell>
          <table:table-cell office:value-type="float" office:value="28">
            <text:p>28</text:p>
          </table:table-cell>
          <table:table-cell office:value-type="float" office:value="-63">
            <text:p>-63</text:p>
          </table:table-cell>
          <table:table-cell office:value-type="float" office:value="324.212463">
            <text:p>324.212463</text:p>
          </table:table-cell>
          <table:table-cell office:value-type="float" office:value="0.002545">
            <text:p>0.002545</text:p>
          </table:table-cell>
          <table:table-cell office:value-type="float" office:value="0.00743">
            <text:p>0.00743</text:p>
          </table:table-cell>
          <table:table-cell office:value-type="float" office:value="191.899658">
            <text:p>191.899658</text:p>
          </table:table-cell>
          <table:table-cell office:value-type="float" office:value="-0.01514">
            <text:p>-0.01514</text:p>
          </table:table-cell>
          <table:table-cell office:value-type="float" office:value="-0.718261">
            <text:p>-0.718261</text:p>
          </table:table-cell>
          <table:table-cell table:formula="of:=[.I96]-[.$I$2]" office:value-type="float" office:value="-0.737415">
            <text:p>-0.737415</text:p>
          </table:table-cell>
          <table:table-cell table:formula="of:=AVERAGE([.J92:.J96])" office:value-type="float" office:value="-0.1623274">
            <text:p>-0.1623274</text:p>
          </table:table-cell>
          <table:table-cell table:formula="of:=AVERAGE([.J88:.J96])" office:value-type="float" office:value="-0.053205">
            <text:p>-0.053205</text:p>
          </table:table-cell>
          <table:table-cell office:value-type="float" office:value="4844.038574">
            <text:p>4844.038574</text:p>
          </table:table-cell>
          <table:table-cell office:value-type="float" office:value="0.009904">
            <text:p>0.009904</text:p>
          </table:table-cell>
          <table:table-cell office:value-type="float" office:value="0.028911">
            <text:p>0.028911</text:p>
          </table:table-cell>
          <table:table-cell table:formula="of:=[.O96]-0.021583" office:value-type="float" office:value="0.007328">
            <text:p>0.007328</text:p>
          </table:table-cell>
          <table:table-cell office:value-type="float" office:value="191.899643">
            <text:p>191.899643</text:p>
          </table:table-cell>
          <table:table-cell office:value-type="float" office:value="1691">
            <text:p>1691</text:p>
          </table:table-cell>
          <table:table-cell office:value-type="float" office:value="-527">
            <text:p>-527</text:p>
          </table:table-cell>
          <table:table-cell office:value-type="float" office:value="643">
            <text:p>643</text:p>
          </table:table-cell>
          <table:table-cell office:value-type="float" office:value="2044">
            <text:p>2044</text:p>
          </table:table-cell>
          <table:table-cell office:value-type="float" office:value="2776.390625">
            <text:p>2776.390625</text:p>
          </table:table-cell>
          <table:table-cell office:value-type="float" office:value="-1.268393">
            <text:p>-1.268393</text:p>
          </table:table-cell>
          <table:table-cell office:value-type="float" office:value="-0.978728">
            <text:p>-0.978728</text:p>
          </table:table-cell>
          <table:table-cell office:value-type="float" office:value="22.837118">
            <text:p>22.837118</text:p>
          </table:table-cell>
        </table:table-row>
        <table:table-row table:style-name="ro1">
          <table:table-cell office:value-type="float" office:value="24929">
            <text:p>24929</text:p>
          </table:table-cell>
          <table:table-cell office:value-type="float" office:value="27">
            <text:p>27</text:p>
          </table:table-cell>
          <table:table-cell office:value-type="float" office:value="-38">
            <text:p>-38</text:p>
          </table:table-cell>
          <table:table-cell office:value-type="float" office:value="241.735626">
            <text:p>241.735626</text:p>
          </table:table-cell>
          <table:table-cell office:value-type="float" office:value="-0.002547">
            <text:p>-0.002547</text:p>
          </table:table-cell>
          <table:table-cell office:value-type="float" office:value="0.004588">
            <text:p>0.004588</text:p>
          </table:table-cell>
          <table:table-cell office:value-type="float" office:value="280.130035">
            <text:p>280.130035</text:p>
          </table:table-cell>
          <table:table-cell office:value-type="float" office:value="-0.01514">
            <text:p>-0.01514</text:p>
          </table:table-cell>
          <table:table-cell office:value-type="float" office:value="-0.371101">
            <text:p>-0.371101</text:p>
          </table:table-cell>
          <table:table-cell table:formula="of:=[.I97]-[.$I$2]" office:value-type="float" office:value="-0.390255">
            <text:p>-0.390255</text:p>
          </table:table-cell>
          <table:table-cell table:formula="of:=AVERAGE([.J93:.J97])" office:value-type="float" office:value="-0.178608">
            <text:p>-0.178608</text:p>
          </table:table-cell>
          <table:table-cell table:formula="of:=AVERAGE([.J89:.J97])" office:value-type="float" office:value="-0.0723585555555555">
            <text:p>-0.0723585556</text:p>
          </table:table-cell>
          <table:table-cell office:value-type="float" office:value="2551.086426">
            <text:p>2551.086426</text:p>
          </table:table-cell>
          <table:table-cell office:value-type="float" office:value="-0.009911">
            <text:p>-0.009911</text:p>
          </table:table-cell>
          <table:table-cell office:value-type="float" office:value="0.017853">
            <text:p>0.017853</text:p>
          </table:table-cell>
          <table:table-cell table:formula="of:=[.O97]-0.021583" office:value-type="float" office:value="-0.00373">
            <text:p>-0.00373</text:p>
          </table:table-cell>
          <table:table-cell office:value-type="float" office:value="280.130035">
            <text:p>280.130035</text:p>
          </table:table-cell>
          <table:table-cell office:value-type="float" office:value="1699">
            <text:p>1699</text:p>
          </table:table-cell>
          <table:table-cell office:value-type="float" office:value="-553">
            <text:p>-553</text:p>
          </table:table-cell>
          <table:table-cell office:value-type="float" office:value="622">
            <text:p>622</text:p>
          </table:table-cell>
          <table:table-cell office:value-type="float" office:value="2076">
            <text:p>2076</text:p>
          </table:table-cell>
          <table:table-cell office:value-type="float" office:value="2841.050781">
            <text:p>2841.050781</text:p>
          </table:table-cell>
          <table:table-cell office:value-type="float" office:value="-1.27094">
            <text:p>-1.27094</text:p>
          </table:table-cell>
          <table:table-cell office:value-type="float" office:value="-0.97414">
            <text:p>-0.97414</text:p>
          </table:table-cell>
          <table:table-cell office:value-type="float" office:value="23.352776">
            <text:p>23.352776</text:p>
          </table:table-cell>
        </table:table-row>
        <table:table-row table:style-name="ro1">
          <table:table-cell office:value-type="float" office:value="25186">
            <text:p>25186</text:p>
          </table:table-cell>
          <table:table-cell office:value-type="float" office:value="26">
            <text:p>26</text:p>
          </table:table-cell>
          <table:table-cell office:value-type="float" office:value="-81">
            <text:p>-81</text:p>
          </table:table-cell>
          <table:table-cell office:value-type="float" office:value="412.620117">
            <text:p>412.620117</text:p>
          </table:table-cell>
          <table:table-cell office:value-type="float" office:value="0">
            <text:p>0</text:p>
          </table:table-cell>
          <table:table-cell office:value-type="float" office:value="0.010443">
            <text:p>0.010443</text:p>
          </table:table-cell>
          <table:table-cell office:value-type="string">
            <text:p>Infinity</text:p>
          </table:table-cell>
          <table:table-cell office:value-type="float" office:value="-0.01514">
            <text:p>-0.01514</text:p>
          </table:table-cell>
          <table:table-cell office:value-type="float" office:value="0.651223">
            <text:p>0.651223</text:p>
          </table:table-cell>
          <table:table-cell table:formula="of:=[.I98]-[.$I$2]" office:value-type="float" office:value="0.632069">
            <text:p>0.632069</text:p>
          </table:table-cell>
          <table:table-cell table:formula="of:=AVERAGE([.J94:.J98])" office:value-type="float" office:value="-0.0325616">
            <text:p>-0.0325616</text:p>
          </table:table-cell>
          <table:table-cell table:formula="of:=AVERAGE([.J90:.J98])" office:value-type="float" office:value="-0.0712944444444444">
            <text:p>-0.0712944444</text:p>
          </table:table-cell>
          <table:table-cell office:value-type="float" office:value="4201.261719">
            <text:p>4201.261719</text:p>
          </table:table-cell>
          <table:table-cell office:value-type="float" office:value="0">
            <text:p>0</text:p>
          </table:table-cell>
          <table:table-cell office:value-type="float" office:value="0.040636">
            <text:p>0.040636</text:p>
          </table:table-cell>
          <table:table-cell table:formula="of:=[.O98]-0.021583" office:value-type="float" office:value="0.019053">
            <text:p>0.019053</text:p>
          </table:table-cell>
          <table:table-cell office:value-type="float" office:value="100">
            <text:p>100</text:p>
          </table:table-cell>
          <table:table-cell office:value-type="float" office:value="1707">
            <text:p>1707</text:p>
          </table:table-cell>
          <table:table-cell office:value-type="float" office:value="-578">
            <text:p>-578</text:p>
          </table:table-cell>
          <table:table-cell office:value-type="float" office:value="576">
            <text:p>576</text:p>
          </table:table-cell>
          <table:table-cell office:value-type="float" office:value="2143">
            <text:p>2143</text:p>
          </table:table-cell>
          <table:table-cell office:value-type="float" office:value="2946.693359">
            <text:p>2946.693359</text:p>
          </table:table-cell>
          <table:table-cell office:value-type="float" office:value="-1.27094">
            <text:p>-1.27094</text:p>
          </table:table-cell>
          <table:table-cell office:value-type="float" office:value="-0.963697">
            <text:p>-0.963697</text:p>
          </table:table-cell>
          <table:table-cell office:value-type="float" office:value="24.174477">
            <text:p>24.174477</text:p>
          </table:table-cell>
        </table:table-row>
        <table:table-row table:style-name="ro1">
          <table:table-cell office:value-type="float" office:value="25443">
            <text:p>25443</text:p>
          </table:table-cell>
          <table:table-cell office:value-type="float" office:value="25">
            <text:p>25</text:p>
          </table:table-cell>
          <table:table-cell office:value-type="float" office:value="-100">
            <text:p>-100</text:p>
          </table:table-cell>
          <table:table-cell office:value-type="float" office:value="498.49939">
            <text:p>498.49939</text:p>
          </table:table-cell>
          <table:table-cell office:value-type="float" office:value="0.007653">
            <text:p>0.007653</text:p>
          </table:table-cell>
          <table:table-cell office:value-type="float" office:value="0.00791">
            <text:p>0.00791</text:p>
          </table:table-cell>
          <table:table-cell office:value-type="float" office:value="3.351317">
            <text:p>3.351317</text:p>
          </table:table-cell>
          <table:table-cell office:value-type="float" office:value="-0.01514">
            <text:p>-0.01514</text:p>
          </table:table-cell>
          <table:table-cell office:value-type="float" office:value="0.277727">
            <text:p>0.277727</text:p>
          </table:table-cell>
          <table:table-cell table:formula="of:=[.I99]-[.$I$2]" office:value-type="float" office:value="0.258573">
            <text:p>0.258573</text:p>
          </table:table-cell>
          <table:table-cell table:formula="of:=AVERAGE([.J95:.J99])" office:value-type="float" office:value="0.00430900000000001">
            <text:p>0.004309</text:p>
          </table:table-cell>
          <table:table-cell table:formula="of:=AVERAGE([.J91:.J99])" office:value-type="float" office:value="-0.0462883333333333">
            <text:p>-0.0462883333</text:p>
          </table:table-cell>
          <table:table-cell office:value-type="float" office:value="1734.361816">
            <text:p>1734.361816</text:p>
          </table:table-cell>
          <table:table-cell office:value-type="float" office:value="0.029778">
            <text:p>0.029778</text:p>
          </table:table-cell>
          <table:table-cell office:value-type="float" office:value="0.030776">
            <text:p>0.030776</text:p>
          </table:table-cell>
          <table:table-cell table:formula="of:=[.O99]-0.021583" office:value-type="float" office:value="0.009193">
            <text:p>0.009193</text:p>
          </table:table-cell>
          <table:table-cell office:value-type="float" office:value="3.351316">
            <text:p>3.351316</text:p>
          </table:table-cell>
          <table:table-cell office:value-type="float" office:value="1714">
            <text:p>1714</text:p>
          </table:table-cell>
          <table:table-cell office:value-type="float" office:value="-602">
            <text:p>-602</text:p>
          </table:table-cell>
          <table:table-cell office:value-type="float" office:value="519">
            <text:p>519</text:p>
          </table:table-cell>
          <table:table-cell office:value-type="float" office:value="2225">
            <text:p>2225</text:p>
          </table:table-cell>
          <table:table-cell office:value-type="float" office:value="3069.194336">
            <text:p>3069.194336</text:p>
          </table:table-cell>
          <table:table-cell office:value-type="float" office:value="-1.263287">
            <text:p>-1.263287</text:p>
          </table:table-cell>
          <table:table-cell office:value-type="float" office:value="-0.955787">
            <text:p>-0.955787</text:p>
          </table:table-cell>
          <table:table-cell office:value-type="float" office:value="24.341225">
            <text:p>24.341225</text:p>
          </table:table-cell>
        </table:table-row>
        <table:table-row table:style-name="ro1">
          <table:table-cell office:value-type="float" office:value="25700">
            <text:p>25700</text:p>
          </table:table-cell>
          <table:table-cell office:value-type="float" office:value="25">
            <text:p>25</text:p>
          </table:table-cell>
          <table:table-cell office:value-type="float" office:value="-99">
            <text:p>-99</text:p>
          </table:table-cell>
          <table:table-cell office:value-type="float" office:value="495.336731">
            <text:p>495.336731</text:p>
          </table:table-cell>
          <table:table-cell office:value-type="float" office:value="0">
            <text:p>0</text:p>
          </table:table-cell>
          <table:table-cell office:value-type="float" office:value="0.004109">
            <text:p>0.004109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[.I100]-[.$I$2]" office:value-type="float" office:value="-0.031125">
            <text:p>-0.031125</text:p>
          </table:table-cell>
          <table:table-cell table:formula="of:=AVERAGE([.J96:.J100])" office:value-type="float" office:value="-0.0536306">
            <text:p>-0.0536306</text:p>
          </table:table-cell>
          <table:table-cell table:formula="of:=AVERAGE([.J92:.J100])" office:value-type="float" office:value="-0.0380416666666667">
            <text:p>-0.038041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5988">
            <text:p>0.015988</text:p>
          </table:table-cell>
          <table:table-cell table:formula="of:=[.O100]-0.021583" office:value-type="float" office:value="-0.005595">
            <text:p>-0.005595</text:p>
          </table:table-cell>
          <table:table-cell office:value-type="float" office:value="100">
            <text:p>100</text:p>
          </table:table-cell>
          <table:table-cell office:value-type="float" office:value="1722">
            <text:p>1722</text:p>
          </table:table-cell>
          <table:table-cell office:value-type="float" office:value="-626">
            <text:p>-626</text:p>
          </table:table-cell>
          <table:table-cell office:value-type="float" office:value="462">
            <text:p>462</text:p>
          </table:table-cell>
          <table:table-cell office:value-type="float" office:value="2306">
            <text:p>2306</text:p>
          </table:table-cell>
          <table:table-cell office:value-type="float" office:value="3191.273193">
            <text:p>3191.273193</text:p>
          </table:table-cell>
          <table:table-cell office:value-type="float" office:value="-1.263287">
            <text:p>-1.263287</text:p>
          </table:table-cell>
          <table:table-cell office:value-type="float" office:value="-0.951678">
            <text:p>-0.951678</text:p>
          </table:table-cell>
          <table:table-cell office:value-type="float" office:value="24.666477">
            <text:p>24.666477</text:p>
          </table:table-cell>
        </table:table-row>
        <table:table-row table:style-name="ro1">
          <table:table-cell office:value-type="float" office:value="25957">
            <text:p>25957</text:p>
          </table:table-cell>
          <table:table-cell office:value-type="float" office:value="27">
            <text:p>27</text:p>
          </table:table-cell>
          <table:table-cell office:value-type="float" office:value="-70">
            <text:p>-70</text:p>
          </table:table-cell>
          <table:table-cell office:value-type="float" office:value="359.458038">
            <text:p>359.458038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string">
            <text:p>Infinity</text:p>
          </table:table-cell>
          <table:table-cell office:value-type="float" office:value="0.030281">
            <text:p>0.030281</text:p>
          </table:table-cell>
          <table:table-cell office:value-type="float" office:value="-0.435745">
            <text:p>-0.435745</text:p>
          </table:table-cell>
          <table:table-cell table:formula="of:=[.I101]-[.$I$2]" office:value-type="float" office:value="-0.454899">
            <text:p>-0.454899</text:p>
          </table:table-cell>
          <table:table-cell table:formula="of:=AVERAGE([.J97:.J101])" office:value-type="float" office:value="0.0028726">
            <text:p>0.0028726</text:p>
          </table:table-cell>
          <table:table-cell table:formula="of:=AVERAGE([.J93:.J101])" office:value-type="float" office:value="-0.0542691111111111">
            <text:p>-0.0542691111</text:p>
          </table:table-cell>
          <table:table-cell office:value-type="float" office:value="1339.025024">
            <text:p>1339.025024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[.O101]-0.021583" office:value-type="float" office:value="0.001599">
            <text:p>0.001599</text:p>
          </table:table-cell>
          <table:table-cell office:value-type="float" office:value="100">
            <text:p>100</text:p>
          </table:table-cell>
          <table:table-cell office:value-type="float" office:value="1730">
            <text:p>1730</text:p>
          </table:table-cell>
          <table:table-cell office:value-type="float" office:value="-652">
            <text:p>-652</text:p>
          </table:table-cell>
          <table:table-cell office:value-type="float" office:value="421">
            <text:p>421</text:p>
          </table:table-cell>
          <table:table-cell office:value-type="float" office:value="2363">
            <text:p>2363</text:p>
          </table:table-cell>
          <table:table-cell office:value-type="float" office:value="3286.89917">
            <text:p>3286.89917</text:p>
          </table:table-cell>
          <table:table-cell office:value-type="float" office:value="-1.263287">
            <text:p>-1.263287</text:p>
          </table:table-cell>
          <table:table-cell office:value-type="float" office:value="-0.945721">
            <text:p>-0.945721</text:p>
          </table:table-cell>
          <table:table-cell office:value-type="float" office:value="25.138088">
            <text:p>25.138088</text:p>
          </table:table-cell>
        </table:table-row>
        <table:table-row table:style-name="ro1">
          <table:table-cell office:value-type="float" office:value="26214">
            <text:p>26214</text:p>
          </table:table-cell>
          <table:table-cell office:value-type="float" office:value="27">
            <text:p>27</text:p>
          </table:table-cell>
          <table:table-cell office:value-type="float" office:value="-101">
            <text:p>-101</text:p>
          </table:table-cell>
          <table:table-cell office:value-type="float" office:value="473.080719">
            <text:p>473.080719</text:p>
          </table:table-cell>
          <table:table-cell office:value-type="float" office:value="0">
            <text:p>0</text:p>
          </table:table-cell>
          <table:table-cell office:value-type="float" office:value="-0.001712">
            <text:p>-0.001712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464475">
            <text:p>0.464475</text:p>
          </table:table-cell>
          <table:table-cell table:formula="of:=[.I102]-[.$I$2]" office:value-type="float" office:value="0.445321">
            <text:p>0.445321</text:p>
          </table:table-cell>
          <table:table-cell table:formula="of:=AVERAGE([.J98:.J102])" office:value-type="float" office:value="0.1699878">
            <text:p>0.1699878</text:p>
          </table:table-cell>
          <table:table-cell table:formula="of:=AVERAGE([.J94:.J102])" office:value-type="float" office:value="0.00611800000000001">
            <text:p>0.0061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6662">
            <text:p>-0.006662</text:p>
          </table:table-cell>
          <table:table-cell table:formula="of:=[.O102]-0.021583" office:value-type="float" office:value="-0.028245">
            <text:p>-0.028245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-678">
            <text:p>-678</text:p>
          </table:table-cell>
          <table:table-cell office:value-type="float" office:value="362">
            <text:p>362</text:p>
          </table:table-cell>
          <table:table-cell office:value-type="float" office:value="2445">
            <text:p>2445</text:p>
          </table:table-cell>
          <table:table-cell office:value-type="float" office:value="3412.69751">
            <text:p>3412.69751</text:p>
          </table:table-cell>
          <table:table-cell office:value-type="float" office:value="-1.263287">
            <text:p>-1.263287</text:p>
          </table:table-cell>
          <table:table-cell office:value-type="float" office:value="-0.947433">
            <text:p>-0.947433</text:p>
          </table:table-cell>
          <table:table-cell office:value-type="float" office:value="25.002569">
            <text:p>25.002569</text:p>
          </table:table-cell>
        </table:table-row>
        <table:table-row table:style-name="ro1">
          <table:table-cell office:value-type="float" office:value="26471">
            <text:p>26471</text:p>
          </table:table-cell>
          <table:table-cell office:value-type="float" office:value="27">
            <text:p>27</text:p>
          </table:table-cell>
          <table:table-cell office:value-type="float" office:value="-122">
            <text:p>-122</text:p>
          </table:table-cell>
          <table:table-cell office:value-type="float" office:value="552.148071">
            <text:p>552.148071</text:p>
          </table:table-cell>
          <table:table-cell office:value-type="float" office:value="-0.002547">
            <text:p>-0.002547</text:p>
          </table:table-cell>
          <table:table-cell office:value-type="float" office:value="0.005239">
            <text:p>0.005239</text:p>
          </table:table-cell>
          <table:table-cell office:value-type="float" office:value="305.670837">
            <text:p>305.670837</text:p>
          </table:table-cell>
          <table:table-cell office:value-type="float" office:value="0">
            <text:p>0</text:p>
          </table:table-cell>
          <table:table-cell office:value-type="float" office:value="0.323217">
            <text:p>0.323217</text:p>
          </table:table-cell>
          <table:table-cell table:formula="of:=[.I103]-[.$I$2]" office:value-type="float" office:value="0.304063">
            <text:p>0.304063</text:p>
          </table:table-cell>
          <table:table-cell table:formula="of:=AVERAGE([.J99:.J103])" office:value-type="float" office:value="0.1043866">
            <text:p>0.1043866</text:p>
          </table:table-cell>
          <table:table-cell table:formula="of:=AVERAGE([.J95:.J103])" office:value-type="float" office:value="0.0316561111111111">
            <text:p>0.0316561111</text:p>
          </table:table-cell>
          <table:table-cell office:value-type="float" office:value="100">
            <text:p>100</text:p>
          </table:table-cell>
          <table:table-cell office:value-type="float" office:value="-0.009911">
            <text:p>-0.009911</text:p>
          </table:table-cell>
          <table:table-cell office:value-type="float" office:value="0.020384">
            <text:p>0.020384</text:p>
          </table:table-cell>
          <table:table-cell table:formula="of:=[.O103]-0.021583" office:value-type="float" office:value="-0.001199">
            <text:p>-0.001199</text:p>
          </table:table-cell>
          <table:table-cell office:value-type="float" office:value="305.670868">
            <text:p>305.670868</text:p>
          </table:table-cell>
          <table:table-cell office:value-type="float" office:value="1746">
            <text:p>1746</text:p>
          </table:table-cell>
          <table:table-cell office:value-type="float" office:value="-704">
            <text:p>-704</text:p>
          </table:table-cell>
          <table:table-cell office:value-type="float" office:value="291">
            <text:p>291</text:p>
          </table:table-cell>
          <table:table-cell office:value-type="float" office:value="2544">
            <text:p>2544</text:p>
          </table:table-cell>
          <table:table-cell office:value-type="float" office:value="3559.006836">
            <text:p>3559.006836</text:p>
          </table:table-cell>
          <table:table-cell office:value-type="float" office:value="-1.265834">
            <text:p>-1.265834</text:p>
          </table:table-cell>
          <table:table-cell office:value-type="float" office:value="-0.942194">
            <text:p>-0.942194</text:p>
          </table:table-cell>
          <table:table-cell office:value-type="float" office:value="25.567341">
            <text:p>25.567341</text:p>
          </table:table-cell>
        </table:table-row>
        <table:table-row table:style-name="ro1">
          <table:table-cell office:value-type="float" office:value="26728">
            <text:p>26728</text:p>
          </table:table-cell>
          <table:table-cell office:value-type="float" office:value="21">
            <text:p>21</text:p>
          </table:table-cell>
          <table:table-cell office:value-type="float" office:value="-126">
            <text:p>-126</text:p>
          </table:table-cell>
          <table:table-cell office:value-type="float" office:value="699.405701">
            <text:p>699.405701</text:p>
          </table:table-cell>
          <table:table-cell office:value-type="float" office:value="-0.015">
            <text:p>-0.015</text:p>
          </table:table-cell>
          <table:table-cell office:value-type="float" office:value="-0.019962">
            <text:p>-0.019962</text:p>
          </table:table-cell>
          <table:table-cell office:value-type="float" office:value="33.081131">
            <text:p>33.081131</text:p>
          </table:table-cell>
          <table:table-cell office:value-type="float" office:value="-0.090842">
            <text:p>-0.090842</text:p>
          </table:table-cell>
          <table:table-cell office:value-type="float" office:value="0.057461">
            <text:p>0.057461</text:p>
          </table:table-cell>
          <table:table-cell table:formula="of:=[.I104]-[.$I$2]" office:value-type="float" office:value="0.038307">
            <text:p>0.038307</text:p>
          </table:table-cell>
          <table:table-cell table:formula="of:=AVERAGE([.J100:.J104])" office:value-type="float" office:value="0.0603334">
            <text:p>0.0603334</text:p>
          </table:table-cell>
          <table:table-cell table:formula="of:=AVERAGE([.J96:.J104])" office:value-type="float" office:value="0.00718211111111111">
            <text:p>0.0071821111</text:p>
          </table:table-cell>
          <table:table-cell office:value-type="float" office:value="36.746155">
            <text:p>36.746155</text:p>
          </table:table-cell>
          <table:table-cell office:value-type="float" office:value="-0.058366">
            <text:p>-0.058366</text:p>
          </table:table-cell>
          <table:table-cell office:value-type="float" office:value="-0.077674">
            <text:p>-0.077674</text:p>
          </table:table-cell>
          <table:table-cell table:formula="of:=[.O104]-0.021583" office:value-type="float" office:value="-0.099257">
            <text:p>-0.099257</text:p>
          </table:table-cell>
          <table:table-cell office:value-type="float" office:value="33.081139">
            <text:p>33.081139</text:p>
          </table:table-cell>
          <table:table-cell office:value-type="float" office:value="1752">
            <text:p>1752</text:p>
          </table:table-cell>
          <table:table-cell office:value-type="float" office:value="-724">
            <text:p>-724</text:p>
          </table:table-cell>
          <table:table-cell office:value-type="float" office:value="217">
            <text:p>217</text:p>
          </table:table-cell>
          <table:table-cell office:value-type="float" office:value="2646">
            <text:p>2646</text:p>
          </table:table-cell>
          <table:table-cell office:value-type="float" office:value="3703.123779">
            <text:p>3703.123779</text:p>
          </table:table-cell>
          <table:table-cell office:value-type="float" office:value="-1.280834">
            <text:p>-1.280834</text:p>
          </table:table-cell>
          <table:table-cell office:value-type="float" office:value="-0.962156">
            <text:p>-0.962156</text:p>
          </table:table-cell>
          <table:table-cell office:value-type="float" office:value="24.880499">
            <text:p>24.880499</text:p>
          </table:table-cell>
        </table:table-row>
        <table:table-row table:style-name="ro1">
          <table:table-cell office:value-type="float" office:value="26985">
            <text:p>26985</text:p>
          </table:table-cell>
          <table:table-cell office:value-type="float" office:value="18">
            <text:p>18</text:p>
          </table:table-cell>
          <table:table-cell office:value-type="float" office:value="-85">
            <text:p>-85</text:p>
          </table:table-cell>
          <table:table-cell office:value-type="float" office:value="573.525574">
            <text:p>573.525574</text:p>
          </table:table-cell>
          <table:table-cell office:value-type="float" office:value="-0.033429">
            <text:p>-0.033429</text:p>
          </table:table-cell>
          <table:table-cell office:value-type="float" office:value="-0.033624">
            <text:p>-0.033624</text:p>
          </table:table-cell>
          <table:table-cell office:value-type="float" office:value="0.584917">
            <text:p>0.584917</text:p>
          </table:table-cell>
          <table:table-cell office:value-type="float" office:value="-0.045421">
            <text:p>-0.045421</text:p>
          </table:table-cell>
          <table:table-cell office:value-type="float" office:value="-0.61531">
            <text:p>-0.61531</text:p>
          </table:table-cell>
          <table:table-cell table:formula="of:=[.I105]-[.$I$2]" office:value-type="float" office:value="-0.634464">
            <text:p>-0.634464</text:p>
          </table:table-cell>
          <table:table-cell table:formula="of:=AVERAGE([.J101:.J105])" office:value-type="float" office:value="-0.0603344">
            <text:p>-0.0603344</text:p>
          </table:table-cell>
          <table:table-cell table:formula="of:=AVERAGE([.J97:.J105])" office:value-type="float" office:value="0.0186211111111111">
            <text:p>0.0186211111</text:p>
          </table:table-cell>
          <table:table-cell office:value-type="float" office:value="1454.686401">
            <text:p>1454.686401</text:p>
          </table:table-cell>
          <table:table-cell office:value-type="float" office:value="-0.130072">
            <text:p>-0.130072</text:p>
          </table:table-cell>
          <table:table-cell office:value-type="float" office:value="-0.130833">
            <text:p>-0.130833</text:p>
          </table:table-cell>
          <table:table-cell table:formula="of:=[.O105]-0.021583" office:value-type="float" office:value="-0.152416">
            <text:p>-0.152416</text:p>
          </table:table-cell>
          <table:table-cell office:value-type="float" office:value="0.584912">
            <text:p>0.584912</text:p>
          </table:table-cell>
          <table:table-cell office:value-type="float" office:value="1757">
            <text:p>1757</text:p>
          </table:table-cell>
          <table:table-cell office:value-type="float" office:value="-741">
            <text:p>-741</text:p>
          </table:table-cell>
          <table:table-cell office:value-type="float" office:value="168">
            <text:p>168</text:p>
          </table:table-cell>
          <table:table-cell office:value-type="float" office:value="2716">
            <text:p>2716</text:p>
          </table:table-cell>
          <table:table-cell office:value-type="float" office:value="3804.703613">
            <text:p>3804.703613</text:p>
          </table:table-cell>
          <table:table-cell office:value-type="float" office:value="-1.314262">
            <text:p>-1.314262</text:p>
          </table:table-cell>
          <table:table-cell office:value-type="float" office:value="-0.99578">
            <text:p>-0.99578</text:p>
          </table:table-cell>
          <table:table-cell office:value-type="float" office:value="24.232779">
            <text:p>24.232779</text:p>
          </table:table-cell>
        </table:table-row>
        <table:table-row table:style-name="ro1">
          <table:table-cell office:value-type="float" office:value="27242">
            <text:p>27242</text:p>
          </table:table-cell>
          <table:table-cell office:value-type="float" office:value="13">
            <text:p>13</text:p>
          </table:table-cell>
          <table:table-cell office:value-type="float" office:value="-104">
            <text:p>-104</text:p>
          </table:table-cell>
          <table:table-cell office:value-type="float" office:value="901.621216">
            <text:p>901.621216</text:p>
          </table:table-cell>
          <table:table-cell office:value-type="float" office:value="-0.0546">
            <text:p>-0.0546</text:p>
          </table:table-cell>
          <table:table-cell office:value-type="float" office:value="-0.073685">
            <text:p>-0.073685</text:p>
          </table:table-cell>
          <table:table-cell office:value-type="float" office:value="34.954952">
            <text:p>34.954952</text:p>
          </table:table-cell>
          <table:table-cell office:value-type="float" office:value="-0.075701">
            <text:p>-0.075701</text:p>
          </table:table-cell>
          <table:table-cell office:value-type="float" office:value="0.287304">
            <text:p>0.287304</text:p>
          </table:table-cell>
          <table:table-cell table:formula="of:=[.I106]-[.$I$2]" office:value-type="float" office:value="0.26815">
            <text:p>0.26815</text:p>
          </table:table-cell>
          <table:table-cell table:formula="of:=AVERAGE([.J102:.J106])" office:value-type="float" office:value="0.0842754">
            <text:p>0.0842754</text:p>
          </table:table-cell>
          <table:table-cell table:formula="of:=AVERAGE([.J98:.J106])" office:value-type="float" office:value="0.0917772222222222">
            <text:p>0.0917772222</text:p>
          </table:table-cell>
          <table:table-cell office:value-type="float" office:value="279.523193">
            <text:p>279.523193</text:p>
          </table:table-cell>
          <table:table-cell office:value-type="float" office:value="-0.212451">
            <text:p>-0.212451</text:p>
          </table:table-cell>
          <table:table-cell office:value-type="float" office:value="-0.286714">
            <text:p>-0.286714</text:p>
          </table:table-cell>
          <table:table-cell table:formula="of:=[.O106]-0.021583" office:value-type="float" office:value="-0.308297">
            <text:p>-0.308297</text:p>
          </table:table-cell>
          <table:table-cell office:value-type="float" office:value="34.954956">
            <text:p>34.954956</text:p>
          </table:table-cell>
          <table:table-cell office:value-type="float" office:value="1760">
            <text:p>1760</text:p>
          </table:table-cell>
          <table:table-cell office:value-type="float" office:value="-754">
            <text:p>-754</text:p>
          </table:table-cell>
          <table:table-cell office:value-type="float" office:value="111">
            <text:p>111</text:p>
          </table:table-cell>
          <table:table-cell office:value-type="float" office:value="2803">
            <text:p>2803</text:p>
          </table:table-cell>
          <table:table-cell office:value-type="float" office:value="3920.644043">
            <text:p>3920.644043</text:p>
          </table:table-cell>
          <table:table-cell office:value-type="float" office:value="-1.368862">
            <text:p>-1.368862</text:p>
          </table:table-cell>
          <table:table-cell office:value-type="float" office:value="-1.069466">
            <text:p>-1.069466</text:p>
          </table:table-cell>
          <table:table-cell office:value-type="float" office:value="21.871948">
            <text:p>21.871948</text:p>
          </table:table-cell>
        </table:table-row>
        <table:table-row table:style-name="ro1">
          <table:table-cell office:value-type="float" office:value="27499">
            <text:p>27499</text:p>
          </table:table-cell>
          <table:table-cell office:value-type="float" office:value="16">
            <text:p>16</text:p>
          </table:table-cell>
          <table:table-cell office:value-type="float" office:value="-97">
            <text:p>-97</text:p>
          </table:table-cell>
          <table:table-cell office:value-type="float" office:value="708.818604">
            <text:p>708.818604</text:p>
          </table:table-cell>
          <table:table-cell office:value-type="float" office:value="-0.06">
            <text:p>-0.06</text:p>
          </table:table-cell>
          <table:table-cell office:value-type="float" office:value="-0.037356">
            <text:p>-0.037356</text:p>
          </table:table-cell>
          <table:table-cell office:value-type="float" office:value="37.739487">
            <text:p>37.739487</text:p>
          </table:table-cell>
          <table:table-cell office:value-type="float" office:value="0.045421">
            <text:p>0.045421</text:p>
          </table:table-cell>
          <table:table-cell office:value-type="float" office:value="-0.102951">
            <text:p>-0.102951</text:p>
          </table:table-cell>
          <table:table-cell table:formula="of:=[.I107]-[.$I$2]" office:value-type="float" office:value="-0.122105">
            <text:p>-0.122105</text:p>
          </table:table-cell>
          <table:table-cell table:formula="of:=AVERAGE([.J103:.J107])" office:value-type="float" office:value="-0.0292098">
            <text:p>-0.0292098</text:p>
          </table:table-cell>
          <table:table-cell table:formula="of:=AVERAGE([.J99:.J107])" office:value-type="float" office:value="0.0079801111111111">
            <text:p>0.0079801111</text:p>
          </table:table-cell>
          <table:table-cell office:value-type="float" office:value="126.659584">
            <text:p>126.659584</text:p>
          </table:table-cell>
          <table:table-cell office:value-type="float" office:value="-0.233463">
            <text:p>-0.233463</text:p>
          </table:table-cell>
          <table:table-cell office:value-type="float" office:value="-0.145355">
            <text:p>-0.145355</text:p>
          </table:table-cell>
          <table:table-cell table:formula="of:=[.O107]-0.021583" office:value-type="float" office:value="-0.166938">
            <text:p>-0.166938</text:p>
          </table:table-cell>
          <table:table-cell office:value-type="float" office:value="37.739491">
            <text:p>37.739491</text:p>
          </table:table-cell>
          <table:table-cell office:value-type="float" office:value="1763">
            <text:p>1763</text:p>
          </table:table-cell>
          <table:table-cell office:value-type="float" office:value="-770">
            <text:p>-770</text:p>
          </table:table-cell>
          <table:table-cell office:value-type="float" office:value="64">
            <text:p>64</text:p>
          </table:table-cell>
          <table:table-cell office:value-type="float" office:value="2888">
            <text:p>2888</text:p>
          </table:table-cell>
          <table:table-cell office:value-type="float" office:value="4033.306885">
            <text:p>4033.306885</text:p>
          </table:table-cell>
          <table:table-cell office:value-type="float" office:value="-1.428862">
            <text:p>-1.428862</text:p>
          </table:table-cell>
          <table:table-cell office:value-type="float" office:value="-1.106822">
            <text:p>-1.106822</text:p>
          </table:table-cell>
          <table:table-cell office:value-type="float" office:value="22.53825">
            <text:p>22.53825</text:p>
          </table:table-cell>
        </table:table-row>
        <table:table-row table:style-name="ro1">
          <table:table-cell office:value-type="float" office:value="27756">
            <text:p>27756</text:p>
          </table:table-cell>
          <table:table-cell office:value-type="float" office:value="24">
            <text:p>24</text:p>
          </table:table-cell>
          <table:table-cell office:value-type="float" office:value="-118">
            <text:p>-118</text:p>
          </table:table-cell>
          <table:table-cell office:value-type="float" office:value="590.217529">
            <text:p>590.217529</text:p>
          </table:table-cell>
          <table:table-cell office:value-type="float" office:value="-0.022979">
            <text:p>-0.022979</text:p>
          </table:table-cell>
          <table:table-cell office:value-type="float" office:value="-0.010169">
            <text:p>-0.010169</text:p>
          </table:table-cell>
          <table:table-cell office:value-type="float" office:value="55.744244">
            <text:p>55.744244</text:p>
          </table:table-cell>
          <table:table-cell office:value-type="float" office:value="0.121122">
            <text:p>0.121122</text:p>
          </table:table-cell>
          <table:table-cell office:value-type="float" office:value="0.306458">
            <text:p>0.306458</text:p>
          </table:table-cell>
          <table:table-cell table:formula="of:=[.I108]-[.$I$2]" office:value-type="float" office:value="0.287304">
            <text:p>0.287304</text:p>
          </table:table-cell>
          <table:table-cell table:formula="of:=AVERAGE([.J104:.J108])" office:value-type="float" office:value="-0.0325616">
            <text:p>-0.0325616</text:p>
          </table:table-cell>
          <table:table-cell table:formula="of:=AVERAGE([.J100:.J108])" office:value-type="float" office:value="0.0111724444444444">
            <text:p>0.0111724444</text:p>
          </table:table-cell>
          <table:table-cell office:value-type="float" office:value="353.015411">
            <text:p>353.015411</text:p>
          </table:table-cell>
          <table:table-cell office:value-type="float" office:value="-0.089411">
            <text:p>-0.089411</text:p>
          </table:table-cell>
          <table:table-cell office:value-type="float" office:value="-0.03957">
            <text:p>-0.03957</text:p>
          </table:table-cell>
          <table:table-cell table:formula="of:=[.O108]-0.021583" office:value-type="float" office:value="-0.061153">
            <text:p>-0.061153</text:p>
          </table:table-cell>
          <table:table-cell office:value-type="float" office:value="55.744247">
            <text:p>55.744247</text:p>
          </table:table-cell>
          <table:table-cell office:value-type="float" office:value="1766">
            <text:p>1766</text:p>
          </table:table-cell>
          <table:table-cell office:value-type="float" office:value="-794">
            <text:p>-794</text:p>
          </table:table-cell>
          <table:table-cell office:value-type="float" office:value="11">
            <text:p>11</text:p>
          </table:table-cell>
          <table:table-cell office:value-type="float" office:value="2993">
            <text:p>2993</text:p>
          </table:table-cell>
          <table:table-cell office:value-type="float" office:value="4173.894531">
            <text:p>4173.894531</text:p>
          </table:table-cell>
          <table:table-cell office:value-type="float" office:value="-1.451841">
            <text:p>-1.451841</text:p>
          </table:table-cell>
          <table:table-cell office:value-type="float" office:value="-1.116991">
            <text:p>-1.116991</text:p>
          </table:table-cell>
          <table:table-cell office:value-type="float" office:value="23.063814">
            <text:p>23.063814</text:p>
          </table:table-cell>
        </table:table-row>
        <table:table-row table:style-name="ro1">
          <table:table-cell office:value-type="float" office:value="28013">
            <text:p>28013</text:p>
          </table:table-cell>
          <table:table-cell office:value-type="float" office:value="26">
            <text:p>26</text:p>
          </table:table-cell>
          <table:table-cell office:value-type="float" office:value="-93">
            <text:p>-93</text:p>
          </table:table-cell>
          <table:table-cell office:value-type="float" office:value="456.411316">
            <text:p>456.411316</text:p>
          </table:table-cell>
          <table:table-cell office:value-type="float" office:value="-0.01">
            <text:p>-0.01</text:p>
          </table:table-cell>
          <table:table-cell office:value-type="float" office:value="-0.001507">
            <text:p>-0.001507</text:p>
          </table:table-cell>
          <table:table-cell office:value-type="float" office:value="84.934212">
            <text:p>84.934212</text:p>
          </table:table-cell>
          <table:table-cell office:value-type="float" office:value="0.030281">
            <text:p>0.030281</text:p>
          </table:table-cell>
          <table:table-cell office:value-type="float" office:value="-0.378284">
            <text:p>-0.378284</text:p>
          </table:table-cell>
          <table:table-cell table:formula="of:=[.I109]-[.$I$2]" office:value-type="float" office:value="-0.397438">
            <text:p>-0.397438</text:p>
          </table:table-cell>
          <table:table-cell table:formula="of:=AVERAGE([.J105:.J109])" office:value-type="float" office:value="-0.1197106">
            <text:p>-0.1197106</text:p>
          </table:table-cell>
          <table:table-cell table:formula="of:=AVERAGE([.J101:.J109])" office:value-type="float" office:value="-0.029529">
            <text:p>-0.029529</text:p>
          </table:table-cell>
          <table:table-cell office:value-type="float" office:value="1149.263428">
            <text:p>1149.263428</text:p>
          </table:table-cell>
          <table:table-cell office:value-type="float" office:value="-0.038911">
            <text:p>-0.038911</text:p>
          </table:table-cell>
          <table:table-cell office:value-type="float" office:value="-0.005862">
            <text:p>-0.005862</text:p>
          </table:table-cell>
          <table:table-cell table:formula="of:=[.O109]-0.021583" office:value-type="float" office:value="-0.027445">
            <text:p>-0.027445</text:p>
          </table:table-cell>
          <table:table-cell office:value-type="float" office:value="84.934219">
            <text:p>84.934219</text:p>
          </table:table-cell>
          <table:table-cell office:value-type="float" office:value="1769">
            <text:p>1769</text:p>
          </table:table-cell>
          <table:table-cell office:value-type="float" office:value="-820">
            <text:p>-820</text:p>
          </table:table-cell>
          <table:table-cell office:value-type="float" office:value="-30">
            <text:p>-30</text:p>
          </table:table-cell>
          <table:table-cell office:value-type="float" office:value="3076">
            <text:p>3076</text:p>
          </table:table-cell>
          <table:table-cell office:value-type="float" office:value="4291.29541">
            <text:p>4291.29541</text:p>
          </table:table-cell>
          <table:table-cell office:value-type="float" office:value="-1.461841">
            <text:p>-1.461841</text:p>
          </table:table-cell>
          <table:table-cell office:value-type="float" office:value="-1.118498">
            <text:p>-1.118498</text:p>
          </table:table-cell>
          <table:table-cell office:value-type="float" office:value="23.487053">
            <text:p>23.487053</text:p>
          </table:table-cell>
        </table:table-row>
        <table:table-row table:style-name="ro1">
          <table:table-cell office:value-type="float" office:value="28270">
            <text:p>28270</text:p>
          </table:table-cell>
          <table:table-cell office:value-type="float" office:value="23">
            <text:p>23</text:p>
          </table:table-cell>
          <table:table-cell office:value-type="float" office:value="-67">
            <text:p>-67</text:p>
          </table:table-cell>
          <table:table-cell office:value-type="float" office:value="392.205475">
            <text:p>392.205475</text:p>
          </table:table-cell>
          <table:table-cell office:value-type="float" office:value="-0.015">
            <text:p>-0.015</text:p>
          </table:table-cell>
          <table:table-cell office:value-type="float" office:value="-0.023729">
            <text:p>-0.023729</text:p>
          </table:table-cell>
          <table:table-cell office:value-type="float" office:value="58.190781">
            <text:p>58.190781</text:p>
          </table:table-cell>
          <table:table-cell office:value-type="float" office:value="-0.045421">
            <text:p>-0.045421</text:p>
          </table:table-cell>
          <table:table-cell office:value-type="float" office:value="-0.385466">
            <text:p>-0.385466</text:p>
          </table:table-cell>
          <table:table-cell table:formula="of:=[.I110]-[.$I$2]" office:value-type="float" office:value="-0.40462">
            <text:p>-0.40462</text:p>
          </table:table-cell>
          <table:table-cell table:formula="of:=AVERAGE([.J106:.J110])" office:value-type="float" office:value="-0.0737418">
            <text:p>-0.0737418</text:p>
          </table:table-cell>
          <table:table-cell table:formula="of:=AVERAGE([.J102:.J110])" office:value-type="float" office:value="-0.0239424444444444">
            <text:p>-0.0239424444</text:p>
          </table:table-cell>
          <table:table-cell office:value-type="float" office:value="948.655701">
            <text:p>948.655701</text:p>
          </table:table-cell>
          <table:table-cell office:value-type="float" office:value="-0.058366">
            <text:p>-0.058366</text:p>
          </table:table-cell>
          <table:table-cell office:value-type="float" office:value="-0.092329">
            <text:p>-0.092329</text:p>
          </table:table-cell>
          <table:table-cell table:formula="of:=[.O110]-0.021583" office:value-type="float" office:value="-0.113912">
            <text:p>-0.113912</text:p>
          </table:table-cell>
          <table:table-cell office:value-type="float" office:value="58.190781">
            <text:p>58.190781</text:p>
          </table:table-cell>
          <table:table-cell office:value-type="float" office:value="1772">
            <text:p>1772</text:p>
          </table:table-cell>
          <table:table-cell office:value-type="float" office:value="-843">
            <text:p>-843</text:p>
          </table:table-cell>
          <table:table-cell office:value-type="float" office:value="-59">
            <text:p>-59</text:p>
          </table:table-cell>
          <table:table-cell office:value-type="float" office:value="3136">
            <text:p>3136</text:p>
          </table:table-cell>
          <table:table-cell office:value-type="float" office:value="4380.068848">
            <text:p>4380.068848</text:p>
          </table:table-cell>
          <table:table-cell office:value-type="float" office:value="-1.476841">
            <text:p>-1.476841</text:p>
          </table:table-cell>
          <table:table-cell office:value-type="float" office:value="-1.142226">
            <text:p>-1.142226</text:p>
          </table:table-cell>
          <table:table-cell office:value-type="float" office:value="22.657465">
            <text:p>22.657465</text:p>
          </table:table-cell>
        </table:table-row>
        <table:table-row table:style-name="ro1">
          <table:table-cell office:value-type="float" office:value="28527">
            <text:p>28527</text:p>
          </table:table-cell>
          <table:table-cell office:value-type="float" office:value="18">
            <text:p>18</text:p>
          </table:table-cell>
          <table:table-cell office:value-type="float" office:value="-97">
            <text:p>-97</text:p>
          </table:table-cell>
          <table:table-cell office:value-type="float" office:value="637.65802">
            <text:p>637.65802</text:p>
          </table:table-cell>
          <table:table-cell office:value-type="float" office:value="-0.04">
            <text:p>-0.04</text:p>
          </table:table-cell>
          <table:table-cell office:value-type="float" office:value="-0.053518">
            <text:p>-0.053518</text:p>
          </table:table-cell>
          <table:table-cell office:value-type="float" office:value="33.794483">
            <text:p>33.794483</text:p>
          </table:table-cell>
          <table:table-cell office:value-type="float" office:value="-0.075701">
            <text:p>-0.075701</text:p>
          </table:table-cell>
          <table:table-cell office:value-type="float" office:value="0.447716">
            <text:p>0.447716</text:p>
          </table:table-cell>
          <table:table-cell table:formula="of:=[.I111]-[.$I$2]" office:value-type="float" office:value="0.428562">
            <text:p>0.428562</text:p>
          </table:table-cell>
          <table:table-cell table:formula="of:=AVERAGE([.J107:.J111])" office:value-type="float" office:value="-0.0416594">
            <text:p>-0.0416594</text:p>
          </table:table-cell>
          <table:table-cell table:formula="of:=AVERAGE([.J103:.J111])" office:value-type="float" office:value="-0.0258045555555556">
            <text:p>-0.0258045556</text:p>
          </table:table-cell>
          <table:table-cell office:value-type="float" office:value="491.423401">
            <text:p>491.423401</text:p>
          </table:table-cell>
          <table:table-cell office:value-type="float" office:value="-0.155642">
            <text:p>-0.155642</text:p>
          </table:table-cell>
          <table:table-cell office:value-type="float" office:value="-0.20824">
            <text:p>-0.20824</text:p>
          </table:table-cell>
          <table:table-cell table:formula="of:=[.O111]-0.021583" office:value-type="float" office:value="-0.229823">
            <text:p>-0.229823</text:p>
          </table:table-cell>
          <table:table-cell office:value-type="float" office:value="33.794483">
            <text:p>33.794483</text:p>
          </table:table-cell>
          <table:table-cell office:value-type="float" office:value="1774">
            <text:p>1774</text:p>
          </table:table-cell>
          <table:table-cell office:value-type="float" office:value="-861">
            <text:p>-861</text:p>
          </table:table-cell>
          <table:table-cell office:value-type="float" office:value="-99">
            <text:p>-99</text:p>
          </table:table-cell>
          <table:table-cell office:value-type="float" office:value="3224">
            <text:p>3224</text:p>
          </table:table-cell>
          <table:table-cell office:value-type="float" office:value="4493.924316">
            <text:p>4493.924316</text:p>
          </table:table-cell>
          <table:table-cell office:value-type="float" office:value="-1.516841">
            <text:p>-1.516841</text:p>
          </table:table-cell>
          <table:table-cell office:value-type="float" office:value="-1.195744">
            <text:p>-1.195744</text:p>
          </table:table-cell>
          <table:table-cell office:value-type="float" office:value="21.168789">
            <text:p>21.168789</text:p>
          </table:table-cell>
        </table:table-row>
        <table:table-row table:style-name="ro1">
          <table:table-cell office:value-type="float" office:value="28784">
            <text:p>28784</text:p>
          </table:table-cell>
          <table:table-cell office:value-type="float" office:value="15">
            <text:p>15</text:p>
          </table:table-cell>
          <table:table-cell office:value-type="float" office:value="-139">
            <text:p>-139</text:p>
          </table:table-cell>
          <table:table-cell office:value-type="float" office:value="1027.723511">
            <text:p>1027.723511</text:p>
          </table:table-cell>
          <table:table-cell office:value-type="float" office:value="-0.05">
            <text:p>-0.05</text:p>
          </table:table-cell>
          <table:table-cell office:value-type="float" office:value="-0.053073">
            <text:p>-0.053073</text:p>
          </table:table-cell>
          <table:table-cell office:value-type="float" office:value="6.145329">
            <text:p>6.145329</text:p>
          </table:table-cell>
          <table:table-cell office:value-type="float" office:value="-0.045421">
            <text:p>-0.045421</text:p>
          </table:table-cell>
          <table:table-cell office:value-type="float" office:value="0.641646">
            <text:p>0.641646</text:p>
          </table:table-cell>
          <table:table-cell table:formula="of:=[.I112]-[.$I$2]" office:value-type="float" office:value="0.622492">
            <text:p>0.622492</text:p>
          </table:table-cell>
          <table:table-cell table:formula="of:=AVERAGE([.J108:.J112])" office:value-type="float" office:value="0.10726">
            <text:p>0.10726</text:p>
          </table:table-cell>
          <table:table-cell table:formula="of:=AVERAGE([.J104:.J112])" office:value-type="float" office:value="0.00957644444444443">
            <text:p>0.0095764444</text:p>
          </table:table-cell>
          <table:table-cell office:value-type="float" office:value="1312.669556">
            <text:p>1312.669556</text:p>
          </table:table-cell>
          <table:table-cell office:value-type="float" office:value="-0.194553">
            <text:p>-0.194553</text:p>
          </table:table-cell>
          <table:table-cell office:value-type="float" office:value="-0.206508">
            <text:p>-0.206508</text:p>
          </table:table-cell>
          <table:table-cell table:formula="of:=[.O112]-0.021583" office:value-type="float" office:value="-0.228091">
            <text:p>-0.228091</text:p>
          </table:table-cell>
          <table:table-cell office:value-type="float" office:value="6.145334">
            <text:p>6.145334</text:p>
          </table:table-cell>
          <table:table-cell office:value-type="float" office:value="1775">
            <text:p>1775</text:p>
          </table:table-cell>
          <table:table-cell office:value-type="float" office:value="-876">
            <text:p>-876</text:p>
          </table:table-cell>
          <table:table-cell office:value-type="float" office:value="-150">
            <text:p>-150</text:p>
          </table:table-cell>
          <table:table-cell office:value-type="float" office:value="3353">
            <text:p>3353</text:p>
          </table:table-cell>
          <table:table-cell office:value-type="float" office:value="4646.510742">
            <text:p>4646.510742</text:p>
          </table:table-cell>
          <table:table-cell office:value-type="float" office:value="-1.566841">
            <text:p>-1.566841</text:p>
          </table:table-cell>
          <table:table-cell office:value-type="float" office:value="-1.248817">
            <text:p>-1.248817</text:p>
          </table:table-cell>
          <table:table-cell office:value-type="float" office:value="20.297155">
            <text:p>20.297155</text:p>
          </table:table-cell>
        </table:table-row>
        <table:table-row table:style-name="ro1">
          <table:table-cell office:value-type="float" office:value="29041">
            <text:p>29041</text:p>
          </table:table-cell>
          <table:table-cell office:value-type="float" office:value="17">
            <text:p>17</text:p>
          </table:table-cell>
          <table:table-cell office:value-type="float" office:value="-144">
            <text:p>-144</text:p>
          </table:table-cell>
          <table:table-cell office:value-type="float" office:value="944.625183">
            <text:p>944.625183</text:p>
          </table:table-cell>
          <table:table-cell office:value-type="float" office:value="-0.048939">
            <text:p>-0.048939</text:p>
          </table:table-cell>
          <table:table-cell office:value-type="float" office:value="-0.043862">
            <text:p>-0.043862</text:p>
          </table:table-cell>
          <table:table-cell office:value-type="float" office:value="10.374887">
            <text:p>10.374887</text:p>
          </table:table-cell>
          <table:table-cell office:value-type="float" office:value="0.030281">
            <text:p>0.030281</text:p>
          </table:table-cell>
          <table:table-cell office:value-type="float" office:value="0.067038">
            <text:p>0.067038</text:p>
          </table:table-cell>
          <table:table-cell table:formula="of:=[.I113]-[.$I$2]" office:value-type="float" office:value="0.047884">
            <text:p>0.047884</text:p>
          </table:table-cell>
          <table:table-cell table:formula="of:=AVERAGE([.J109:.J113])" office:value-type="float" office:value="0.059376">
            <text:p>0.059376</text:p>
          </table:table-cell>
          <table:table-cell table:formula="of:=AVERAGE([.J105:.J113])" office:value-type="float" office:value="0.0106405555555556">
            <text:p>0.0106405556</text:p>
          </table:table-cell>
          <table:table-cell office:value-type="float" office:value="321.38855">
            <text:p>321.38855</text:p>
          </table:table-cell>
          <table:table-cell office:value-type="float" office:value="-0.190426">
            <text:p>-0.190426</text:p>
          </table:table-cell>
          <table:table-cell office:value-type="float" office:value="-0.170669">
            <text:p>-0.170669</text:p>
          </table:table-cell>
          <table:table-cell table:formula="of:=[.O113]-0.021583" office:value-type="float" office:value="-0.192252">
            <text:p>-0.192252</text:p>
          </table:table-cell>
          <table:table-cell office:value-type="float" office:value="10.374888">
            <text:p>10.374888</text:p>
          </table:table-cell>
          <table:table-cell office:value-type="float" office:value="1775">
            <text:p>1775</text:p>
          </table:table-cell>
          <table:table-cell office:value-type="float" office:value="-893">
            <text:p>-893</text:p>
          </table:table-cell>
          <table:table-cell office:value-type="float" office:value="-195">
            <text:p>-195</text:p>
          </table:table-cell>
          <table:table-cell office:value-type="float" office:value="3489">
            <text:p>3489</text:p>
          </table:table-cell>
          <table:table-cell office:value-type="float" office:value="4804.458984">
            <text:p>4804.458984</text:p>
          </table:table-cell>
          <table:table-cell office:value-type="float" office:value="-1.61578">
            <text:p>-1.61578</text:p>
          </table:table-cell>
          <table:table-cell office:value-type="float" office:value="-1.292679">
            <text:p>-1.292679</text:p>
          </table:table-cell>
          <table:table-cell office:value-type="float" office:value="19.996624">
            <text:p>19.996624</text:p>
          </table:table-cell>
        </table:table-row>
        <table:table-row table:style-name="ro1">
          <table:table-cell office:value-type="float" office:value="29298">
            <text:p>29298</text:p>
          </table:table-cell>
          <table:table-cell office:value-type="float" office:value="21">
            <text:p>21</text:p>
          </table:table-cell>
          <table:table-cell office:value-type="float" office:value="-133">
            <text:p>-133</text:p>
          </table:table-cell>
          <table:table-cell office:value-type="float" office:value="735.550781">
            <text:p>735.550781</text:p>
          </table:table-cell>
          <table:table-cell office:value-type="float" office:value="-0.03">
            <text:p>-0.03</text:p>
          </table:table-cell>
          <table:table-cell office:value-type="float" office:value="-0.021606">
            <text:p>-0.021606</text:p>
          </table:table-cell>
          <table:table-cell office:value-type="float" office:value="27.980965">
            <text:p>27.980965</text:p>
          </table:table-cell>
          <table:table-cell office:value-type="float" office:value="0.060561">
            <text:p>0.060561</text:p>
          </table:table-cell>
          <table:table-cell office:value-type="float" office:value="-0.153229">
            <text:p>-0.153229</text:p>
          </table:table-cell>
          <table:table-cell table:formula="of:=[.I114]-[.$I$2]" office:value-type="float" office:value="-0.172383">
            <text:p>-0.172383</text:p>
          </table:table-cell>
          <table:table-cell table:formula="of:=AVERAGE([.J110:.J114])" office:value-type="float" office:value="0.104387">
            <text:p>0.104387</text:p>
          </table:table-cell>
          <table:table-cell table:formula="of:=AVERAGE([.J106:.J114])" office:value-type="float" office:value="0.0619828888888889">
            <text:p>0.0619828889</text:p>
          </table:table-cell>
          <table:table-cell office:value-type="float" office:value="153.015381">
            <text:p>153.015381</text:p>
          </table:table-cell>
          <table:table-cell office:value-type="float" office:value="-0.116732">
            <text:p>-0.116732</text:p>
          </table:table-cell>
          <table:table-cell office:value-type="float" office:value="-0.084069">
            <text:p>-0.084069</text:p>
          </table:table-cell>
          <table:table-cell table:formula="of:=[.O114]-0.021583" office:value-type="float" office:value="-0.105652">
            <text:p>-0.105652</text:p>
          </table:table-cell>
          <table:table-cell office:value-type="float" office:value="27.980968">
            <text:p>27.980968</text:p>
          </table:table-cell>
          <table:table-cell office:value-type="float" office:value="1774">
            <text:p>1774</text:p>
          </table:table-cell>
          <table:table-cell office:value-type="float" office:value="-914">
            <text:p>-914</text:p>
          </table:table-cell>
          <table:table-cell office:value-type="float" office:value="-232">
            <text:p>-232</text:p>
          </table:table-cell>
          <table:table-cell office:value-type="float" office:value="3617">
            <text:p>3617</text:p>
          </table:table-cell>
          <table:table-cell office:value-type="float" office:value="4955.19873">
            <text:p>4955.19873</text:p>
          </table:table-cell>
          <table:table-cell office:value-type="float" office:value="-1.64578">
            <text:p>-1.64578</text:p>
          </table:table-cell>
          <table:table-cell office:value-type="float" office:value="-1.314285">
            <text:p>-1.314285</text:p>
          </table:table-cell>
          <table:table-cell office:value-type="float" office:value="20.142164">
            <text:p>20.142164</text:p>
          </table:table-cell>
        </table:table-row>
        <table:table-row table:style-name="ro1">
          <table:table-cell office:value-type="float" office:value="29555">
            <text:p>29555</text:p>
          </table:table-cell>
          <table:table-cell office:value-type="float" office:value="23">
            <text:p>23</text:p>
          </table:table-cell>
          <table:table-cell office:value-type="float" office:value="-141">
            <text:p>-141</text:p>
          </table:table-cell>
          <table:table-cell office:value-type="float" office:value="712.600037">
            <text:p>712.600037</text:p>
          </table:table-cell>
          <table:table-cell office:value-type="float" office:value="-0.02">
            <text:p>-0.02</text:p>
          </table:table-cell>
          <table:table-cell office:value-type="float" office:value="-0.015169">
            <text:p>-0.015169</text:p>
          </table:table-cell>
          <table:table-cell office:value-type="float" office:value="24.157452">
            <text:p>24.157452</text:p>
          </table:table-cell>
          <table:table-cell office:value-type="float" office:value="0.030281">
            <text:p>0.030281</text:p>
          </table:table-cell>
          <table:table-cell office:value-type="float" office:value="0.112527">
            <text:p>0.112527</text:p>
          </table:table-cell>
          <table:table-cell table:formula="of:=[.I115]-[.$I$2]" office:value-type="float" office:value="0.093373">
            <text:p>0.093373</text:p>
          </table:table-cell>
          <table:table-cell table:formula="of:=AVERAGE([.J111:.J115])" office:value-type="float" office:value="0.2039856">
            <text:p>0.2039856</text:p>
          </table:table-cell>
          <table:table-cell table:formula="of:=AVERAGE([.J107:.J115])" office:value-type="float" office:value="0.0425632222222222">
            <text:p>0.0425632222</text:p>
          </table:table-cell>
          <table:table-cell office:value-type="float" office:value="471.616364">
            <text:p>471.616364</text:p>
          </table:table-cell>
          <table:table-cell office:value-type="float" office:value="-0.077821">
            <text:p>-0.077821</text:p>
          </table:table-cell>
          <table:table-cell office:value-type="float" office:value="-0.059021">
            <text:p>-0.059021</text:p>
          </table:table-cell>
          <table:table-cell table:formula="of:=[.O115]-0.021583" office:value-type="float" office:value="-0.080604">
            <text:p>-0.080604</text:p>
          </table:table-cell>
          <table:table-cell office:value-type="float" office:value="24.157448">
            <text:p>24.157448</text:p>
          </table:table-cell>
          <table:table-cell office:value-type="float" office:value="1772">
            <text:p>1772</text:p>
          </table:table-cell>
          <table:table-cell office:value-type="float" office:value="-937">
            <text:p>-937</text:p>
          </table:table-cell>
          <table:table-cell office:value-type="float" office:value="-268">
            <text:p>-268</text:p>
          </table:table-cell>
          <table:table-cell office:value-type="float" office:value="3753">
            <text:p>3753</text:p>
          </table:table-cell>
          <table:table-cell office:value-type="float" office:value="5114.459961">
            <text:p>5114.459961</text:p>
          </table:table-cell>
          <table:table-cell office:value-type="float" office:value="-1.66578">
            <text:p>-1.66578</text:p>
          </table:table-cell>
          <table:table-cell office:value-type="float" office:value="-1.329453">
            <text:p>-1.329453</text:p>
          </table:table-cell>
          <table:table-cell office:value-type="float" office:value="20.190369">
            <text:p>20.190369</text:p>
          </table:table-cell>
        </table:table-row>
        <table:table-row table:style-name="ro1">
          <table:table-cell office:value-type="float" office:value="29812">
            <text:p>29812</text:p>
          </table:table-cell>
          <table:table-cell office:value-type="float" office:value="22">
            <text:p>22</text:p>
          </table:table-cell>
          <table:table-cell office:value-type="float" office:value="-153">
            <text:p>-153</text:p>
          </table:table-cell>
          <table:table-cell office:value-type="float" office:value="795.792603">
            <text:p>795.792603</text:p>
          </table:table-cell>
          <table:table-cell office:value-type="float" office:value="-0.02">
            <text:p>-0.02</text:p>
          </table:table-cell>
          <table:table-cell office:value-type="float" office:value="-0.023147">
            <text:p>-0.023147</text:p>
          </table:table-cell>
          <table:table-cell office:value-type="float" office:value="15.732655">
            <text:p>15.732655</text:p>
          </table:table-cell>
          <table:table-cell office:value-type="float" office:value="-0.01514">
            <text:p>-0.01514</text:p>
          </table:table-cell>
          <table:table-cell office:value-type="float" office:value="0.184354">
            <text:p>0.184354</text:p>
          </table:table-cell>
          <table:table-cell table:formula="of:=[.I116]-[.$I$2]" office:value-type="float" office:value="0.1652">
            <text:p>0.1652</text:p>
          </table:table-cell>
          <table:table-cell table:formula="of:=AVERAGE([.J112:.J116])" office:value-type="float" office:value="0.1513132">
            <text:p>0.1513132</text:p>
          </table:table-cell>
          <table:table-cell table:formula="of:=AVERAGE([.J108:.J116])" office:value-type="float" office:value="0.074486">
            <text:p>0.074486</text:p>
          </table:table-cell>
          <table:table-cell office:value-type="float" office:value="1117.636475">
            <text:p>1117.636475</text:p>
          </table:table-cell>
          <table:table-cell office:value-type="float" office:value="-0.077821">
            <text:p>-0.077821</text:p>
          </table:table-cell>
          <table:table-cell office:value-type="float" office:value="-0.090064">
            <text:p>-0.090064</text:p>
          </table:table-cell>
          <table:table-cell table:formula="of:=[.O116]-0.021583" office:value-type="float" office:value="-0.111647">
            <text:p>-0.111647</text:p>
          </table:table-cell>
          <table:table-cell office:value-type="float" office:value="15.732652">
            <text:p>15.732652</text:p>
          </table:table-cell>
          <table:table-cell office:value-type="float" office:value="1770">
            <text:p>1770</text:p>
          </table:table-cell>
          <table:table-cell office:value-type="float" office:value="-959">
            <text:p>-959</text:p>
          </table:table-cell>
          <table:table-cell office:value-type="float" office:value="-305">
            <text:p>-305</text:p>
          </table:table-cell>
          <table:table-cell office:value-type="float" office:value="3902">
            <text:p>3902</text:p>
          </table:table-cell>
          <table:table-cell office:value-type="float" office:value="5285.352051">
            <text:p>5285.352051</text:p>
          </table:table-cell>
          <table:table-cell office:value-type="float" office:value="-1.68578">
            <text:p>-1.68578</text:p>
          </table:table-cell>
          <table:table-cell office:value-type="float" office:value="-1.3526">
            <text:p>-1.3526</text:p>
          </table:table-cell>
          <table:table-cell office:value-type="float" office:value="19.764181">
            <text:p>19.764181</text:p>
          </table:table-cell>
        </table:table-row>
        <table:table-row table:style-name="ro1">
          <table:table-cell office:value-type="float" office:value="30069">
            <text:p>30069</text:p>
          </table:table-cell>
          <table:table-cell office:value-type="float" office:value="20">
            <text:p>20</text:p>
          </table:table-cell>
          <table:table-cell office:value-type="float" office:value="-139">
            <text:p>-139</text:p>
          </table:table-cell>
          <table:table-cell office:value-type="float" office:value="795.792603">
            <text:p>795.792603</text:p>
          </table:table-cell>
          <table:table-cell office:value-type="float" office:value="-0.028205">
            <text:p>-0.028205</text:p>
          </table:table-cell>
          <table:table-cell office:value-type="float" office:value="-0.030679">
            <text:p>-0.030679</text:p>
          </table:table-cell>
          <table:table-cell office:value-type="float" office:value="8.772501">
            <text:p>8.772501</text:p>
          </table:table-cell>
          <table:table-cell office:value-type="float" office:value="-0.030281">
            <text:p>-0.030281</text:p>
          </table:table-cell>
          <table:table-cell office:value-type="float" office:value="-0.21069">
            <text:p>-0.21069</text:p>
          </table:table-cell>
          <table:table-cell table:formula="of:=[.I117]-[.$I$2]" office:value-type="float" office:value="-0.229844">
            <text:p>-0.229844</text:p>
          </table:table-cell>
          <table:table-cell table:formula="of:=AVERAGE([.J113:.J117])" office:value-type="float" office:value="-0.019154">
            <text:p>-0.019154</text:p>
          </table:table-cell>
          <table:table-cell table:formula="of:=AVERAGE([.J109:.J117])" office:value-type="float" office:value="0.0170251111111111">
            <text:p>0.0170251111</text:p>
          </table:table-cell>
          <table:table-cell office:value-type="float" office:value="795.792297">
            <text:p>795.792297</text:p>
          </table:table-cell>
          <table:table-cell office:value-type="float" office:value="-0.109748">
            <text:p>-0.109748</text:p>
          </table:table-cell>
          <table:table-cell office:value-type="float" office:value="-0.119375">
            <text:p>-0.119375</text:p>
          </table:table-cell>
          <table:table-cell table:formula="of:=[.O117]-0.021583" office:value-type="float" office:value="-0.140958">
            <text:p>-0.140958</text:p>
          </table:table-cell>
          <table:table-cell office:value-type="float" office:value="8.772504">
            <text:p>8.772504</text:p>
          </table:table-cell>
          <table:table-cell office:value-type="float" office:value="1768">
            <text:p>1768</text:p>
          </table:table-cell>
          <table:table-cell office:value-type="float" office:value="-979">
            <text:p>-979</text:p>
          </table:table-cell>
          <table:table-cell office:value-type="float" office:value="-335">
            <text:p>-335</text:p>
          </table:table-cell>
          <table:table-cell office:value-type="float" office:value="4038">
            <text:p>4038</text:p>
          </table:table-cell>
          <table:table-cell office:value-type="float" office:value="5439.935059">
            <text:p>5439.935059</text:p>
          </table:table-cell>
          <table:table-cell office:value-type="float" office:value="-1.713985">
            <text:p>-1.713985</text:p>
          </table:table-cell>
          <table:table-cell office:value-type="float" office:value="-1.383279">
            <text:p>-1.383279</text:p>
          </table:table-cell>
          <table:table-cell office:value-type="float" office:value="19.294584">
            <text:p>19.294584</text:p>
          </table:table-cell>
        </table:table-row>
        <table:table-row table:style-name="ro1">
          <table:table-cell office:value-type="float" office:value="30326">
            <text:p>30326</text:p>
          </table:table-cell>
          <table:table-cell office:value-type="float" office:value="20">
            <text:p>20</text:p>
          </table:table-cell>
          <table:table-cell office:value-type="float" office:value="-100">
            <text:p>-100</text:p>
          </table:table-cell>
          <table:table-cell office:value-type="float" office:value="599.705688">
            <text:p>599.705688</text:p>
          </table:table-cell>
          <table:table-cell office:value-type="float" office:value="-0.028205">
            <text:p>-0.028205</text:p>
          </table:table-cell>
          <table:table-cell office:value-type="float" office:value="-0.027974">
            <text:p>-0.027974</text:p>
          </table:table-cell>
          <table:table-cell office:value-type="float" office:value="0.817929">
            <text:p>0.817929</text:p>
          </table:table-cell>
          <table:table-cell office:value-type="float" office:value="0">
            <text:p>0</text:p>
          </table:table-cell>
          <table:table-cell office:value-type="float" office:value="-0.593762">
            <text:p>-0.593762</text:p>
          </table:table-cell>
          <table:table-cell table:formula="of:=[.I118]-[.$I$2]" office:value-type="float" office:value="-0.612916">
            <text:p>-0.612916</text:p>
          </table:table-cell>
          <table:table-cell table:formula="of:=AVERAGE([.J114:.J118])" office:value-type="float" office:value="-0.151314">
            <text:p>-0.151314</text:p>
          </table:table-cell>
          <table:table-cell table:formula="of:=AVERAGE([.J110:.J118])" office:value-type="float" office:value="-0.00691688888888889">
            <text:p>-0.0069168889</text:p>
          </table:table-cell>
          <table:table-cell office:value-type="float" office:value="100">
            <text:p>100</text:p>
          </table:table-cell>
          <table:table-cell office:value-type="float" office:value="-0.109748">
            <text:p>-0.109748</text:p>
          </table:table-cell>
          <table:table-cell office:value-type="float" office:value="-0.10885">
            <text:p>-0.10885</text:p>
          </table:table-cell>
          <table:table-cell table:formula="of:=[.O118]-0.021583" office:value-type="float" office:value="-0.130433">
            <text:p>-0.130433</text:p>
          </table:table-cell>
          <table:table-cell office:value-type="float" office:value="0.817932">
            <text:p>0.817932</text:p>
          </table:table-cell>
          <table:table-cell office:value-type="float" office:value="1765">
            <text:p>1765</text:p>
          </table:table-cell>
          <table:table-cell office:value-type="float" office:value="-999">
            <text:p>-999</text:p>
          </table:table-cell>
          <table:table-cell office:value-type="float" office:value="-354">
            <text:p>-354</text:p>
          </table:table-cell>
          <table:table-cell office:value-type="float" office:value="4136">
            <text:p>4136</text:p>
          </table:table-cell>
          <table:table-cell office:value-type="float" office:value="5555.032227">
            <text:p>5555.032227</text:p>
          </table:table-cell>
          <table:table-cell office:value-type="float" office:value="-1.742191">
            <text:p>-1.742191</text:p>
          </table:table-cell>
          <table:table-cell office:value-type="float" office:value="-1.411254">
            <text:p>-1.411254</text:p>
          </table:table-cell>
          <table:table-cell office:value-type="float" office:value="18.995455">
            <text:p>18.995455</text:p>
          </table:table-cell>
        </table:table-row>
        <table:table-row table:style-name="ro1">
          <table:table-cell office:value-type="float" office:value="30583">
            <text:p>30583</text:p>
          </table:table-cell>
          <table:table-cell office:value-type="float" office:value="18">
            <text:p>18</text:p>
          </table:table-cell>
          <table:table-cell office:value-type="float" office:value="-104">
            <text:p>-104</text:p>
          </table:table-cell>
          <table:table-cell office:value-type="float" office:value="676.313171">
            <text:p>676.313171</text:p>
          </table:table-cell>
          <table:table-cell office:value-type="float" office:value="-0.035">
            <text:p>-0.035</text:p>
          </table:table-cell>
          <table:table-cell office:value-type="float" office:value="-0.052901">
            <text:p>-0.052901</text:p>
          </table:table-cell>
          <table:table-cell office:value-type="float" office:value="51.147034">
            <text:p>51.147034</text:p>
          </table:table-cell>
          <table:table-cell office:value-type="float" office:value="-0.030281">
            <text:p>-0.030281</text:p>
          </table:table-cell>
          <table:table-cell office:value-type="float" office:value="0.057461">
            <text:p>0.057461</text:p>
          </table:table-cell>
          <table:table-cell table:formula="of:=[.I119]-[.$I$2]" office:value-type="float" office:value="0.038307">
            <text:p>0.038307</text:p>
          </table:table-cell>
          <table:table-cell table:formula="of:=AVERAGE([.J115:.J119])" office:value-type="float" office:value="-0.109176">
            <text:p>-0.109176</text:p>
          </table:table-cell>
          <table:table-cell table:formula="of:=AVERAGE([.J111:.J119])" office:value-type="float" office:value="0.0422972222222222">
            <text:p>0.0422972222</text:p>
          </table:table-cell>
          <table:table-cell office:value-type="float" office:value="89.761559">
            <text:p>89.761559</text:p>
          </table:table-cell>
          <table:table-cell office:value-type="float" office:value="-0.136187">
            <text:p>-0.136187</text:p>
          </table:table-cell>
          <table:table-cell office:value-type="float" office:value="-0.205842">
            <text:p>-0.205842</text:p>
          </table:table-cell>
          <table:table-cell table:formula="of:=[.O119]-0.021583" office:value-type="float" office:value="-0.227425">
            <text:p>-0.227425</text:p>
          </table:table-cell>
          <table:table-cell office:value-type="float" office:value="51.147049">
            <text:p>51.147049</text:p>
          </table:table-cell>
          <table:table-cell office:value-type="float" office:value="1762">
            <text:p>1762</text:p>
          </table:table-cell>
          <table:table-cell office:value-type="float" office:value="-1017">
            <text:p>-1017</text:p>
          </table:table-cell>
          <table:table-cell office:value-type="float" office:value="-370">
            <text:p>-370</text:p>
          </table:table-cell>
          <table:table-cell office:value-type="float" office:value="4238">
            <text:p>4238</text:p>
          </table:table-cell>
          <table:table-cell office:value-type="float" office:value="5671.018066">
            <text:p>5671.018066</text:p>
          </table:table-cell>
          <table:table-cell office:value-type="float" office:value="-1.777191">
            <text:p>-1.777191</text:p>
          </table:table-cell>
          <table:table-cell office:value-type="float" office:value="-1.464155">
            <text:p>-1.464155</text:p>
          </table:table-cell>
          <table:table-cell office:value-type="float" office:value="17.614063">
            <text:p>17.614063</text:p>
          </table:table-cell>
        </table:table-row>
        <table:table-row table:style-name="ro1">
          <table:table-cell office:value-type="float" office:value="30840">
            <text:p>30840</text:p>
          </table:table-cell>
          <table:table-cell office:value-type="float" office:value="19">
            <text:p>19</text:p>
          </table:table-cell>
          <table:table-cell office:value-type="float" office:value="-118">
            <text:p>-118</text:p>
          </table:table-cell>
          <table:table-cell office:value-type="float" office:value="722.551331">
            <text:p>722.551331</text:p>
          </table:table-cell>
          <table:table-cell office:value-type="float" office:value="-0.048784">
            <text:p>-0.048784</text:p>
          </table:table-cell>
          <table:table-cell office:value-type="float" office:value="-0.056052">
            <text:p>-0.056052</text:p>
          </table:table-cell>
          <table:table-cell office:value-type="float" office:value="14.897974">
            <text:p>14.897974</text:p>
          </table:table-cell>
          <table:table-cell office:value-type="float" office:value="0.01514">
            <text:p>0.01514</text:p>
          </table:table-cell>
          <table:table-cell office:value-type="float" office:value="0.220267">
            <text:p>0.220267</text:p>
          </table:table-cell>
          <table:table-cell table:formula="of:=[.I120]-[.$I$2]" office:value-type="float" office:value="0.201113">
            <text:p>0.201113</text:p>
          </table:table-cell>
          <table:table-cell table:formula="of:=AVERAGE([.J116:.J120])" office:value-type="float" office:value="-0.087628">
            <text:p>-0.087628</text:p>
          </table:table-cell>
          <table:table-cell table:formula="of:=AVERAGE([.J112:.J120])" office:value-type="float" office:value="0.0170251111111111">
            <text:p>0.0170251111</text:p>
          </table:table-cell>
          <table:table-cell office:value-type="float" office:value="1554.838501">
            <text:p>1554.838501</text:p>
          </table:table-cell>
          <table:table-cell office:value-type="float" office:value="-0.18982">
            <text:p>-0.18982</text:p>
          </table:table-cell>
          <table:table-cell office:value-type="float" office:value="-0.2181">
            <text:p>-0.2181</text:p>
          </table:table-cell>
          <table:table-cell table:formula="of:=[.O120]-0.021583" office:value-type="float" office:value="-0.239683">
            <text:p>-0.239683</text:p>
          </table:table-cell>
          <table:table-cell office:value-type="float" office:value="14.897977">
            <text:p>14.897977</text:p>
          </table:table-cell>
          <table:table-cell office:value-type="float" office:value="1758">
            <text:p>1758</text:p>
          </table:table-cell>
          <table:table-cell office:value-type="float" office:value="-1036">
            <text:p>-1036</text:p>
          </table:table-cell>
          <table:table-cell office:value-type="float" office:value="-383">
            <text:p>-383</text:p>
          </table:table-cell>
          <table:table-cell office:value-type="float" office:value="4356">
            <text:p>4356</text:p>
          </table:table-cell>
          <table:table-cell office:value-type="float" office:value="5801.512207">
            <text:p>5801.512207</text:p>
          </table:table-cell>
          <table:table-cell office:value-type="float" office:value="-1.825974">
            <text:p>-1.825974</text:p>
          </table:table-cell>
          <table:table-cell office:value-type="float" office:value="-1.520207">
            <text:p>-1.520207</text:p>
          </table:table-cell>
          <table:table-cell office:value-type="float" office:value="16.745453">
            <text:p>16.745453</text:p>
          </table:table-cell>
        </table:table-row>
        <table:table-row table:style-name="ro1">
          <table:table-cell office:value-type="float" office:value="31097">
            <text:p>31097</text:p>
          </table:table-cell>
          <table:table-cell office:value-type="float" office:value="18">
            <text:p>18</text:p>
          </table:table-cell>
          <table:table-cell office:value-type="float" office:value="-125">
            <text:p>-125</text:p>
          </table:table-cell>
          <table:table-cell office:value-type="float" office:value="796.671204">
            <text:p>796.671204</text:p>
          </table:table-cell>
          <table:table-cell office:value-type="float" office:value="-0.04">
            <text:p>-0.04</text:p>
          </table:table-cell>
          <table:table-cell office:value-type="float" office:value="-0.031467">
            <text:p>-0.031467</text:p>
          </table:table-cell>
          <table:table-cell office:value-type="float" office:value="21.332615">
            <text:p>21.332615</text:p>
          </table:table-cell>
          <table:table-cell office:value-type="float" office:value="-0.01514">
            <text:p>-0.01514</text:p>
          </table:table-cell>
          <table:table-cell office:value-type="float" office:value="0.107739">
            <text:p>0.107739</text:p>
          </table:table-cell>
          <table:table-cell table:formula="of:=[.I121]-[.$I$2]" office:value-type="float" office:value="0.088585">
            <text:p>0.088585</text:p>
          </table:table-cell>
          <table:table-cell table:formula="of:=AVERAGE([.J117:.J121])" office:value-type="float" office:value="-0.102951">
            <text:p>-0.102951</text:p>
          </table:table-cell>
          <table:table-cell table:formula="of:=AVERAGE([.J113:.J121])" office:value-type="float" office:value="-0.0422978888888889">
            <text:p>-0.0422978889</text:p>
          </table:table-cell>
          <table:table-cell office:value-type="float" office:value="611.605896">
            <text:p>611.605896</text:p>
          </table:table-cell>
          <table:table-cell office:value-type="float" office:value="-0.155642">
            <text:p>-0.155642</text:p>
          </table:table-cell>
          <table:table-cell office:value-type="float" office:value="-0.12244">
            <text:p>-0.12244</text:p>
          </table:table-cell>
          <table:table-cell table:formula="of:=[.O121]-0.021583" office:value-type="float" office:value="-0.144023">
            <text:p>-0.144023</text:p>
          </table:table-cell>
          <table:table-cell office:value-type="float" office:value="21.332611">
            <text:p>21.332611</text:p>
          </table:table-cell>
          <table:table-cell office:value-type="float" office:value="1753">
            <text:p>1753</text:p>
          </table:table-cell>
          <table:table-cell office:value-type="float" office:value="-1053">
            <text:p>-1053</text:p>
          </table:table-cell>
          <table:table-cell office:value-type="float" office:value="-389">
            <text:p>-389</text:p>
          </table:table-cell>
          <table:table-cell office:value-type="float" office:value="4481">
            <text:p>4481</text:p>
          </table:table-cell>
          <table:table-cell office:value-type="float" office:value="5934.081055">
            <text:p>5934.081055</text:p>
          </table:table-cell>
          <table:table-cell office:value-type="float" office:value="-1.865974">
            <text:p>-1.865974</text:p>
          </table:table-cell>
          <table:table-cell office:value-type="float" office:value="-1.551674">
            <text:p>-1.551674</text:p>
          </table:table-cell>
          <table:table-cell office:value-type="float" office:value="16.843782">
            <text:p>16.843782</text:p>
          </table:table-cell>
        </table:table-row>
        <table:table-row table:style-name="ro1">
          <table:table-cell office:value-type="float" office:value="31354">
            <text:p>31354</text:p>
          </table:table-cell>
          <table:table-cell office:value-type="float" office:value="5">
            <text:p>5</text:p>
          </table:table-cell>
          <table:table-cell office:value-type="float" office:value="-125">
            <text:p>-125</text:p>
          </table:table-cell>
          <table:table-cell office:value-type="float" office:value="2604.853516">
            <text:p>2604.853516</text:p>
          </table:table-cell>
          <table:table-cell office:value-type="float" office:value="-0.005">
            <text:p>-0.005</text:p>
          </table:table-cell>
          <table:table-cell office:value-type="float" office:value="0.005718">
            <text:p>0.005718</text:p>
          </table:table-cell>
          <table:table-cell office:value-type="float" office:value="214.363052">
            <text:p>214.363052</text:p>
          </table:table-cell>
          <table:table-cell office:value-type="float" office:value="-0.196824">
            <text:p>-0.196824</text:p>
          </table:table-cell>
          <table:table-cell office:value-type="float" office:value="-0.002394">
            <text:p>-0.002394</text:p>
          </table:table-cell>
          <table:table-cell table:formula="of:=[.I122]-[.$I$2]" office:value-type="float" office:value="-0.021548">
            <text:p>-0.021548</text:p>
          </table:table-cell>
          <table:table-cell table:formula="of:=AVERAGE([.J118:.J122])" office:value-type="float" office:value="-0.0612918">
            <text:p>-0.0612918</text:p>
          </table:table-cell>
          <table:table-cell table:formula="of:=AVERAGE([.J114:.J122])" office:value-type="float" office:value="-0.0500125555555556">
            <text:p>-0.0500125556</text:p>
          </table:table-cell>
          <table:table-cell office:value-type="float" office:value="101.216423">
            <text:p>101.216423</text:p>
          </table:table-cell>
          <table:table-cell office:value-type="float" office:value="-0.019455">
            <text:p>-0.019455</text:p>
          </table:table-cell>
          <table:table-cell office:value-type="float" office:value="0.02225">
            <text:p>0.02225</text:p>
          </table:table-cell>
          <table:table-cell table:formula="of:=[.O122]-0.021583" office:value-type="float" office:value="0.000667000000000004">
            <text:p>0.000667</text:p>
          </table:table-cell>
          <table:table-cell office:value-type="float" office:value="214.363052">
            <text:p>214.363052</text:p>
          </table:table-cell>
          <table:table-cell office:value-type="float" office:value="1752">
            <text:p>1752</text:p>
          </table:table-cell>
          <table:table-cell office:value-type="float" office:value="-1058">
            <text:p>-1058</text:p>
          </table:table-cell>
          <table:table-cell office:value-type="float" office:value="-391">
            <text:p>-391</text:p>
          </table:table-cell>
          <table:table-cell office:value-type="float" office:value="4606">
            <text:p>4606</text:p>
          </table:table-cell>
          <table:table-cell office:value-type="float" office:value="6055.852051">
            <text:p>6055.852051</text:p>
          </table:table-cell>
          <table:table-cell office:value-type="float" office:value="-1.870974">
            <text:p>-1.870974</text:p>
          </table:table-cell>
          <table:table-cell office:value-type="float" office:value="-1.545956">
            <text:p>-1.545956</text:p>
          </table:table-cell>
          <table:table-cell office:value-type="float" office:value="17.371632">
            <text:p>17.371632</text:p>
          </table:table-cell>
        </table:table-row>
        <table:table-row table:style-name="ro1">
          <table:table-cell office:value-type="float" office:value="31611">
            <text:p>31611</text:p>
          </table:table-cell>
          <table:table-cell office:value-type="float" office:value="1">
            <text:p>1</text:p>
          </table:table-cell>
          <table:table-cell office:value-type="float" office:value="-126">
            <text:p>-126</text:p>
          </table:table-cell>
          <table:table-cell office:value-type="float" office:value="12703.335938">
            <text:p>12703.335938</text:p>
          </table:table-cell>
          <table:table-cell office:value-type="float" office:value="-0.005">
            <text:p>-0.005</text:p>
          </table:table-cell>
          <table:table-cell office:value-type="float" office:value="0.005924">
            <text:p>0.005924</text:p>
          </table:table-cell>
          <table:table-cell office:value-type="float" office:value="218.471878">
            <text:p>218.471878</text:p>
          </table:table-cell>
          <table:table-cell office:value-type="float" office:value="-0.060561">
            <text:p>-0.060561</text:p>
          </table:table-cell>
          <table:table-cell office:value-type="float" office:value="0.011971">
            <text:p>0.011971</text:p>
          </table:table-cell>
          <table:table-cell table:formula="of:=[.I123]-[.$I$2]" office:value-type="float" office:value="-0.007183">
            <text:p>-0.007183</text:p>
          </table:table-cell>
          <table:table-cell table:formula="of:=AVERAGE([.J119:.J123])" office:value-type="float" office:value="0.0598548">
            <text:p>0.0598548</text:p>
          </table:table-cell>
          <table:table-cell table:formula="of:=AVERAGE([.J115:.J123])" office:value-type="float" office:value="-0.031657">
            <text:p>-0.031657</text:p>
          </table:table-cell>
          <table:table-cell office:value-type="float" office:value="80.233139">
            <text:p>80.233139</text:p>
          </table:table-cell>
          <table:table-cell office:value-type="float" office:value="-0.019455">
            <text:p>-0.019455</text:p>
          </table:table-cell>
          <table:table-cell office:value-type="float" office:value="0.023049">
            <text:p>0.023049</text:p>
          </table:table-cell>
          <table:table-cell table:formula="of:=[.O123]-0.021583" office:value-type="float" office:value="0.001466">
            <text:p>0.001466</text:p>
          </table:table-cell>
          <table:table-cell office:value-type="float" office:value="218.471878">
            <text:p>218.471878</text:p>
          </table:table-cell>
          <table:table-cell office:value-type="float" office:value="1752">
            <text:p>1752</text:p>
          </table:table-cell>
          <table:table-cell office:value-type="float" office:value="-1059">
            <text:p>-1059</text:p>
          </table:table-cell>
          <table:table-cell office:value-type="float" office:value="-394">
            <text:p>-394</text:p>
          </table:table-cell>
          <table:table-cell office:value-type="float" office:value="4732">
            <text:p>4732</text:p>
          </table:table-cell>
          <table:table-cell office:value-type="float" office:value="6175.839844">
            <text:p>6175.839844</text:p>
          </table:table-cell>
          <table:table-cell office:value-type="float" office:value="-1.875974">
            <text:p>-1.875974</text:p>
          </table:table-cell>
          <table:table-cell office:value-type="float" office:value="-1.540032">
            <text:p>-1.540032</text:p>
          </table:table-cell>
          <table:table-cell office:value-type="float" office:value="17.907623">
            <text:p>17.907623</text:p>
          </table:table-cell>
        </table:table-row>
        <table:table-row table:style-name="ro1">
          <table:table-cell office:value-type="float" office:value="31868">
            <text:p>31868</text:p>
          </table:table-cell>
          <table:table-cell office:value-type="float" office:value="0">
            <text:p>0</text:p>
          </table:table-cell>
          <table:table-cell office:value-type="float" office:value="-126">
            <text:p>-1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32">
            <text:p>0.006232</text:p>
          </table:table-cell>
          <table:table-cell office:value-type="float" office:value="100">
            <text:p>100</text:p>
          </table:table-cell>
          <table:table-cell office:value-type="float" office:value="-0.01514">
            <text:p>-0.01514</text:p>
          </table:table-cell>
          <table:table-cell office:value-type="float" office:value="0">
            <text:p>0</text:p>
          </table:table-cell>
          <table:table-cell table:formula="of:=[.I124]-[.$I$2]" office:value-type="float" office:value="-0.019154">
            <text:p>-0.019154</text:p>
          </table:table-cell>
          <table:table-cell table:formula="of:=AVERAGE([.J120:.J124])" office:value-type="float" office:value="0.0483626">
            <text:p>0.0483626</text:p>
          </table:table-cell>
          <table:table-cell table:formula="of:=AVERAGE([.J116:.J124])" office:value-type="float" office:value="-0.04416">
            <text:p>-0.044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formula="of:=[.O124]-0.021583" office:value-type="float" office:value="0.002665">
            <text:p>0.002665</text:p>
          </table:table-cell>
          <table:table-cell office:value-type="float" office:value="100">
            <text:p>100</text:p>
          </table:table-cell>
          <table:table-cell office:value-type="float" office:value="1752">
            <text:p>1752</text:p>
          </table:table-cell>
          <table:table-cell office:value-type="float" office:value="-1059">
            <text:p>-1059</text:p>
          </table:table-cell>
          <table:table-cell office:value-type="float" office:value="-398">
            <text:p>-398</text:p>
          </table:table-cell>
          <table:table-cell office:value-type="float" office:value="4858">
            <text:p>4858</text:p>
          </table:table-cell>
          <table:table-cell office:value-type="float" office:value="6295.505371">
            <text:p>6295.505371</text:p>
          </table:table-cell>
          <table:table-cell office:value-type="float" office:value="-1.875974">
            <text:p>-1.875974</text:p>
          </table:table-cell>
          <table:table-cell office:value-type="float" office:value="-1.5338">
            <text:p>-1.5338</text:p>
          </table:table-cell>
          <table:table-cell office:value-type="float" office:value="18.239811">
            <text:p>18.239811</text:p>
          </table:table-cell>
        </table:table-row>
        <table:table-row table:style-name="ro1">
          <table:table-cell office:value-type="float" office:value="32125">
            <text:p>32125</text:p>
          </table:table-cell>
          <table:table-cell office:value-type="float" office:value="0">
            <text:p>0</text:p>
          </table:table-cell>
          <table:table-cell office:value-type="float" office:value="-124">
            <text:p>-1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3519">
            <text:p>-0.033519</text:p>
          </table:table-cell>
          <table:table-cell table:formula="of:=[.I125]-[.$I$2]" office:value-type="float" office:value="-0.052673">
            <text:p>-0.052673</text:p>
          </table:table-cell>
          <table:table-cell table:formula="of:=AVERAGE([.J121:.J125])" office:value-type="float" office:value="-0.0023946">
            <text:p>-0.0023946</text:p>
          </table:table-cell>
          <table:table-cell table:formula="of:=AVERAGE([.J117:.J125])" office:value-type="float" office:value="-0.0683681111111111">
            <text:p>-0.068368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[.O125]-0.021583" office:value-type="float" office:value="0.000933">
            <text:p>0.000933</text:p>
          </table:table-cell>
          <table:table-cell office:value-type="float" office:value="100">
            <text:p>100</text:p>
          </table:table-cell>
          <table:table-cell office:value-type="float" office:value="1752">
            <text:p>1752</text:p>
          </table:table-cell>
          <table:table-cell office:value-type="float" office:value="-1059">
            <text:p>-1059</text:p>
          </table:table-cell>
          <table:table-cell office:value-type="float" office:value="-403">
            <text:p>-403</text:p>
          </table:table-cell>
          <table:table-cell office:value-type="float" office:value="4982">
            <text:p>4982</text:p>
          </table:table-cell>
          <table:table-cell office:value-type="float" office:value="6413.868164">
            <text:p>6413.868164</text:p>
          </table:table-cell>
          <table:table-cell office:value-type="float" office:value="-1.875974">
            <text:p>-1.875974</text:p>
          </table:table-cell>
          <table:table-cell office:value-type="float" office:value="-1.528013">
            <text:p>-1.528013</text:p>
          </table:table-cell>
          <table:table-cell office:value-type="float" office:value="18.548273">
            <text:p>18.548273</text:p>
          </table:table-cell>
        </table:table-row>
        <table:table-row table:style-name="ro1">
          <table:table-cell office:value-type="float" office:value="32382">
            <text:p>32382</text:p>
          </table:table-cell>
          <table:table-cell office:value-type="float" office:value="1">
            <text:p>1</text:p>
          </table:table-cell>
          <table:table-cell office:value-type="float" office:value="-109">
            <text:p>-109</text:p>
          </table:table-cell>
          <table:table-cell office:value-type="float" office:value="10995.481445">
            <text:p>10995.481445</text:p>
          </table:table-cell>
          <table:table-cell office:value-type="float" office:value="-0.005">
            <text:p>-0.005</text:p>
          </table:table-cell>
          <table:table-cell office:value-type="float" office:value="-0.001301">
            <text:p>-0.001301</text:p>
          </table:table-cell>
          <table:table-cell office:value-type="float" office:value="73.977272">
            <text:p>73.977272</text:p>
          </table:table-cell>
          <table:table-cell office:value-type="float" office:value="0.01514">
            <text:p>0.01514</text:p>
          </table:table-cell>
          <table:table-cell office:value-type="float" office:value="-0.225055">
            <text:p>-0.225055</text:p>
          </table:table-cell>
          <table:table-cell table:formula="of:=[.I126]-[.$I$2]" office:value-type="float" office:value="-0.244209">
            <text:p>-0.244209</text:p>
          </table:table-cell>
          <table:table-cell table:formula="of:=AVERAGE([.J122:.J126])" office:value-type="float" office:value="-0.0689534">
            <text:p>-0.0689534</text:p>
          </table:table-cell>
          <table:table-cell table:formula="of:=AVERAGE([.J118:.J126])" office:value-type="float" office:value="-0.0699642222222222">
            <text:p>-0.0699642222</text:p>
          </table:table-cell>
          <table:table-cell office:value-type="float" office:value="1386.465454">
            <text:p>1386.465454</text:p>
          </table:table-cell>
          <table:table-cell office:value-type="float" office:value="-0.019455">
            <text:p>-0.019455</text:p>
          </table:table-cell>
          <table:table-cell office:value-type="float" office:value="-0.005063">
            <text:p>-0.005063</text:p>
          </table:table-cell>
          <table:table-cell table:formula="of:=[.O126]-0.021583" office:value-type="float" office:value="-0.026646">
            <text:p>-0.026646</text:p>
          </table:table-cell>
          <table:table-cell office:value-type="float" office:value="73.977272">
            <text:p>73.977272</text:p>
          </table:table-cell>
          <table:table-cell office:value-type="float" office:value="1752">
            <text:p>1752</text:p>
          </table:table-cell>
          <table:table-cell office:value-type="float" office:value="-1060">
            <text:p>-1060</text:p>
          </table:table-cell>
          <table:table-cell office:value-type="float" office:value="-408">
            <text:p>-408</text:p>
          </table:table-cell>
          <table:table-cell office:value-type="float" office:value="5091">
            <text:p>5091</text:p>
          </table:table-cell>
          <table:table-cell office:value-type="float" office:value="6519.23291">
            <text:p>6519.23291</text:p>
          </table:table-cell>
          <table:table-cell office:value-type="float" office:value="-1.880974">
            <text:p>-1.880974</text:p>
          </table:table-cell>
          <table:table-cell office:value-type="float" office:value="-1.529315">
            <text:p>-1.529315</text:p>
          </table:table-cell>
          <table:table-cell office:value-type="float" office:value="18.695612">
            <text:p>18.695612</text:p>
          </table:table-cell>
        </table:table-row>
        <table:table-row table:style-name="ro1">
          <table:table-cell office:value-type="float" office:value="32639">
            <text:p>32639</text:p>
          </table:table-cell>
          <table:table-cell office:value-type="float" office:value="4">
            <text:p>4</text:p>
          </table:table-cell>
          <table:table-cell office:value-type="float" office:value="-101">
            <text:p>-101</text:p>
          </table:table-cell>
          <table:table-cell office:value-type="float" office:value="2626.202148">
            <text:p>2626.202148</text:p>
          </table:table-cell>
          <table:table-cell office:value-type="float" office:value="-0.02">
            <text:p>-0.02</text:p>
          </table:table-cell>
          <table:table-cell office:value-type="float" office:value="-0.032049">
            <text:p>-0.032049</text:p>
          </table:table-cell>
          <table:table-cell office:value-type="float" office:value="60.245209">
            <text:p>60.245209</text:p>
          </table:table-cell>
          <table:table-cell office:value-type="float" office:value="0.045421">
            <text:p>0.045421</text:p>
          </table:table-cell>
          <table:table-cell office:value-type="float" office:value="-0.11971">
            <text:p>-0.11971</text:p>
          </table:table-cell>
          <table:table-cell table:formula="of:=[.I127]-[.$I$2]" office:value-type="float" office:value="-0.138864">
            <text:p>-0.138864</text:p>
          </table:table-cell>
          <table:table-cell table:formula="of:=AVERAGE([.J123:.J127])" office:value-type="float" office:value="-0.0924166">
            <text:p>-0.0924166</text:p>
          </table:table-cell>
          <table:table-cell table:formula="of:=AVERAGE([.J119:.J127])" office:value-type="float" office:value="-0.0172917777777778">
            <text:p>-0.0172917778</text:p>
          </table:table-cell>
          <table:table-cell office:value-type="float" office:value="163.557678">
            <text:p>163.557678</text:p>
          </table:table-cell>
          <table:table-cell office:value-type="float" office:value="-0.077821">
            <text:p>-0.077821</text:p>
          </table:table-cell>
          <table:table-cell office:value-type="float" office:value="-0.124704">
            <text:p>-0.124704</text:p>
          </table:table-cell>
          <table:table-cell table:formula="of:=[.O127]-0.021583" office:value-type="float" office:value="-0.146287">
            <text:p>-0.146287</text:p>
          </table:table-cell>
          <table:table-cell office:value-type="float" office:value="60.245216">
            <text:p>60.245216</text:p>
          </table:table-cell>
          <table:table-cell office:value-type="float" office:value="1751">
            <text:p>1751</text:p>
          </table:table-cell>
          <table:table-cell office:value-type="float" office:value="-1064">
            <text:p>-1064</text:p>
          </table:table-cell>
          <table:table-cell office:value-type="float" office:value="-412">
            <text:p>-412</text:p>
          </table:table-cell>
          <table:table-cell office:value-type="float" office:value="5192">
            <text:p>5192</text:p>
          </table:table-cell>
          <table:table-cell office:value-type="float" office:value="6619.373535">
            <text:p>6619.373535</text:p>
          </table:table-cell>
          <table:table-cell office:value-type="float" office:value="-1.900974">
            <text:p>-1.900974</text:p>
          </table:table-cell>
          <table:table-cell office:value-type="float" office:value="-1.561364">
            <text:p>-1.561364</text:p>
          </table:table-cell>
          <table:table-cell office:value-type="float" office:value="17.86508">
            <text:p>17.86508</text:p>
          </table:table-cell>
        </table:table-row>
        <table:table-row table:style-name="ro1">
          <table:table-cell office:value-type="float" office:value="32896">
            <text:p>32896</text:p>
          </table:table-cell>
          <table:table-cell office:value-type="float" office:value="9">
            <text:p>9</text:p>
          </table:table-cell>
          <table:table-cell office:value-type="float" office:value="-89">
            <text:p>-89</text:p>
          </table:table-cell>
          <table:table-cell office:value-type="float" office:value="1090.977783">
            <text:p>1090.977783</text:p>
          </table:table-cell>
          <table:table-cell office:value-type="float" office:value="-0.045">
            <text:p>-0.045</text:p>
          </table:table-cell>
          <table:table-cell office:value-type="float" office:value="-0.094435">
            <text:p>-0.094435</text:p>
          </table:table-cell>
          <table:table-cell office:value-type="float" office:value="109.855774">
            <text:p>109.855774</text:p>
          </table:table-cell>
          <table:table-cell office:value-type="float" office:value="0.075701">
            <text:p>0.075701</text:p>
          </table:table-cell>
          <table:table-cell office:value-type="float" office:value="-0.179565">
            <text:p>-0.179565</text:p>
          </table:table-cell>
          <table:table-cell table:formula="of:=[.I128]-[.$I$2]" office:value-type="float" office:value="-0.198719">
            <text:p>-0.198719</text:p>
          </table:table-cell>
          <table:table-cell table:formula="of:=AVERAGE([.J124:.J128])" office:value-type="float" office:value="-0.1307238">
            <text:p>-0.1307238</text:p>
          </table:table-cell>
          <table:table-cell table:formula="of:=AVERAGE([.J120:.J128])" office:value-type="float" office:value="-0.043628">
            <text:p>-0.043628</text:p>
          </table:table-cell>
          <table:table-cell office:value-type="float" office:value="137.20195">
            <text:p>137.20195</text:p>
          </table:table-cell>
          <table:table-cell office:value-type="float" office:value="-0.175097">
            <text:p>-0.175097</text:p>
          </table:table-cell>
          <table:table-cell office:value-type="float" office:value="-0.367452">
            <text:p>-0.367452</text:p>
          </table:table-cell>
          <table:table-cell table:formula="of:=[.O128]-0.021583" office:value-type="float" office:value="-0.389035">
            <text:p>-0.389035</text:p>
          </table:table-cell>
          <table:table-cell office:value-type="float" office:value="109.855782">
            <text:p>109.855782</text:p>
          </table:table-cell>
          <table:table-cell office:value-type="float" office:value="1748">
            <text:p>1748</text:p>
          </table:table-cell>
          <table:table-cell office:value-type="float" office:value="-1073">
            <text:p>-1073</text:p>
          </table:table-cell>
          <table:table-cell office:value-type="float" office:value="-413">
            <text:p>-413</text:p>
          </table:table-cell>
          <table:table-cell office:value-type="float" office:value="5281">
            <text:p>5281</text:p>
          </table:table-cell>
          <table:table-cell office:value-type="float" office:value="6711.425781">
            <text:p>6711.425781</text:p>
          </table:table-cell>
          <table:table-cell office:value-type="float" office:value="-1.945974">
            <text:p>-1.945974</text:p>
          </table:table-cell>
          <table:table-cell office:value-type="float" office:value="-1.655799">
            <text:p>-1.655799</text:p>
          </table:table-cell>
          <table:table-cell office:value-type="float" office:value="14.911577">
            <text:p>14.911577</text:p>
          </table:table-cell>
        </table:table-row>
        <table:table-row table:style-name="ro1">
          <table:table-cell office:value-type="float" office:value="33153">
            <text:p>33153</text:p>
          </table:table-cell>
          <table:table-cell office:value-type="float" office:value="6">
            <text:p>6</text:p>
          </table:table-cell>
          <table:table-cell office:value-type="float" office:value="-60">
            <text:p>-60</text:p>
          </table:table-cell>
          <table:table-cell office:value-type="float" office:value="1106.791382">
            <text:p>1106.791382</text:p>
          </table:table-cell>
          <table:table-cell office:value-type="float" office:value="-0.111818">
            <text:p>-0.111818</text:p>
          </table:table-cell>
          <table:table-cell office:value-type="float" office:value="-0.151171">
            <text:p>-0.151171</text:p>
          </table:table-cell>
          <table:table-cell office:value-type="float" office:value="35.194008">
            <text:p>35.194008</text:p>
          </table:table-cell>
          <table:table-cell office:value-type="float" office:value="-0.045421">
            <text:p>-0.045421</text:p>
          </table:table-cell>
          <table:table-cell office:value-type="float" office:value="-0.435745">
            <text:p>-0.435745</text:p>
          </table:table-cell>
          <table:table-cell table:formula="of:=[.I129]-[.$I$2]" office:value-type="float" office:value="-0.454899">
            <text:p>-0.454899</text:p>
          </table:table-cell>
          <table:table-cell table:formula="of:=AVERAGE([.J125:.J129])" office:value-type="float" office:value="-0.2178728">
            <text:p>-0.2178728</text:p>
          </table:table-cell>
          <table:table-cell table:formula="of:=AVERAGE([.J121:.J129])" office:value-type="float" office:value="-0.116518222222222">
            <text:p>-0.1165182222</text:p>
          </table:table-cell>
          <table:table-cell office:value-type="float" office:value="1059.350098">
            <text:p>1059.350098</text:p>
          </table:table-cell>
          <table:table-cell office:value-type="float" office:value="-0.43509">
            <text:p>-0.43509</text:p>
          </table:table-cell>
          <table:table-cell office:value-type="float" office:value="-0.588216">
            <text:p>-0.588216</text:p>
          </table:table-cell>
          <table:table-cell table:formula="of:=[.O129]-0.021583" office:value-type="float" office:value="-0.609799">
            <text:p>-0.609799</text:p>
          </table:table-cell>
          <table:table-cell office:value-type="float" office:value="35.194019">
            <text:p>35.194019</text:p>
          </table:table-cell>
          <table:table-cell office:value-type="float" office:value="1746">
            <text:p>1746</text:p>
          </table:table-cell>
          <table:table-cell office:value-type="float" office:value="-1079">
            <text:p>-1079</text:p>
          </table:table-cell>
          <table:table-cell office:value-type="float" office:value="-408">
            <text:p>-408</text:p>
          </table:table-cell>
          <table:table-cell office:value-type="float" office:value="5341">
            <text:p>5341</text:p>
          </table:table-cell>
          <table:table-cell office:value-type="float" office:value="6771.714355">
            <text:p>6771.714355</text:p>
          </table:table-cell>
          <table:table-cell office:value-type="float" office:value="-2.057792">
            <text:p>-2.057792</text:p>
          </table:table-cell>
          <table:table-cell office:value-type="float" office:value="-1.80697">
            <text:p>-1.80697</text:p>
          </table:table-cell>
          <table:table-cell office:value-type="float" office:value="12.188896">
            <text:p>12.188896</text:p>
          </table:table-cell>
        </table:table-row>
        <table:table-row table:style-name="ro1">
          <table:table-cell office:value-type="float" office:value="33410">
            <text:p>33410</text:p>
          </table:table-cell>
          <table:table-cell office:value-type="float" office:value="-3">
            <text:p>-3</text:p>
          </table:table-cell>
          <table:table-cell office:value-type="float" office:value="-57">
            <text:p>-57</text:p>
          </table:table-cell>
          <table:table-cell office:value-type="float" office:value="1813.43103">
            <text:p>1813.43103</text:p>
          </table:table-cell>
          <table:table-cell office:value-type="float" office:value="-0.14">
            <text:p>-0.14</text:p>
          </table:table-cell>
          <table:table-cell office:value-type="float" office:value="-0.16949">
            <text:p>-0.16949</text:p>
          </table:table-cell>
          <table:table-cell office:value-type="float" office:value="21.064377">
            <text:p>21.064377</text:p>
          </table:table-cell>
          <table:table-cell office:value-type="float" office:value="-0.136262">
            <text:p>-0.136262</text:p>
          </table:table-cell>
          <table:table-cell office:value-type="float" office:value="-0.04549">
            <text:p>-0.04549</text:p>
          </table:table-cell>
          <table:table-cell table:formula="of:=[.I130]-[.$I$2]" office:value-type="float" office:value="-0.064644">
            <text:p>-0.064644</text:p>
          </table:table-cell>
          <table:table-cell table:formula="of:=AVERAGE([.J126:.J130])" office:value-type="float" office:value="-0.220267">
            <text:p>-0.220267</text:p>
          </table:table-cell>
          <table:table-cell table:formula="of:=AVERAGE([.J122:.J130])" office:value-type="float" office:value="-0.133543666666667">
            <text:p>-0.1335436667</text:p>
          </table:table-cell>
          <table:table-cell office:value-type="float" office:value="133.383972">
            <text:p>133.383972</text:p>
          </table:table-cell>
          <table:table-cell office:value-type="float" office:value="-0.544747">
            <text:p>-0.544747</text:p>
          </table:table-cell>
          <table:table-cell office:value-type="float" office:value="-0.659495">
            <text:p>-0.659495</text:p>
          </table:table-cell>
          <table:table-cell table:formula="of:=[.O130]-0.021583" office:value-type="float" office:value="-0.681078">
            <text:p>-0.681078</text:p>
          </table:table-cell>
          <table:table-cell office:value-type="float" office:value="21.064379">
            <text:p>21.064379</text:p>
          </table:table-cell>
          <table:table-cell office:value-type="float" office:value="1747">
            <text:p>1747</text:p>
          </table:table-cell>
          <table:table-cell office:value-type="float" office:value="-1076">
            <text:p>-1076</text:p>
          </table:table-cell>
          <table:table-cell office:value-type="float" office:value="-395">
            <text:p>-395</text:p>
          </table:table-cell>
          <table:table-cell office:value-type="float" office:value="5397">
            <text:p>5397</text:p>
          </table:table-cell>
          <table:table-cell office:value-type="float" office:value="6818.203125">
            <text:p>6818.203125</text:p>
          </table:table-cell>
          <table:table-cell office:value-type="float" office:value="-2.197793">
            <text:p>-2.197793</text:p>
          </table:table-cell>
          <table:table-cell office:value-type="float" office:value="-1.97646">
            <text:p>-1.97646</text:p>
          </table:table-cell>
          <table:table-cell office:value-type="float" office:value="10.07066">
            <text:p>10.07066</text:p>
          </table:table-cell>
        </table:table-row>
        <table:table-row table:style-name="ro1">
          <table:table-cell office:value-type="float" office:value="33667">
            <text:p>33667</text:p>
          </table:table-cell>
          <table:table-cell office:value-type="float" office:value="-5">
            <text:p>-5</text:p>
          </table:table-cell>
          <table:table-cell office:value-type="float" office:value="-64">
            <text:p>-64</text:p>
          </table:table-cell>
          <table:table-cell office:value-type="float" office:value="1177.728882">
            <text:p>1177.728882</text:p>
          </table:table-cell>
          <table:table-cell office:value-type="float" office:value="-0.115909">
            <text:p>-0.115909</text:p>
          </table:table-cell>
          <table:table-cell office:value-type="float" office:value="-0.113712">
            <text:p>-0.113712</text:p>
          </table:table-cell>
          <table:table-cell office:value-type="float" office:value="1.895127">
            <text:p>1.895127</text:p>
          </table:table-cell>
          <table:table-cell office:value-type="float" office:value="-0.030281">
            <text:p>-0.030281</text:p>
          </table:table-cell>
          <table:table-cell office:value-type="float" office:value="0.098162">
            <text:p>0.098162</text:p>
          </table:table-cell>
          <table:table-cell table:formula="of:=[.I131]-[.$I$2]" office:value-type="float" office:value="0.079008">
            <text:p>0.079008</text:p>
          </table:table-cell>
          <table:table-cell table:formula="of:=AVERAGE([.J127:.J131])" office:value-type="float" office:value="-0.1556236">
            <text:p>-0.1556236</text:p>
          </table:table-cell>
          <table:table-cell table:formula="of:=AVERAGE([.J123:.J131])" office:value-type="float" office:value="-0.122370777777778">
            <text:p>-0.1223707778</text:p>
          </table:table-cell>
          <table:table-cell office:value-type="float" office:value="224.175995">
            <text:p>224.175995</text:p>
          </table:table-cell>
          <table:table-cell office:value-type="float" office:value="-0.451008">
            <text:p>-0.451008</text:p>
          </table:table-cell>
          <table:table-cell office:value-type="float" office:value="-0.442461">
            <text:p>-0.442461</text:p>
          </table:table-cell>
          <table:table-cell table:formula="of:=[.O131]-0.021583" office:value-type="float" office:value="-0.464044">
            <text:p>-0.464044</text:p>
          </table:table-cell>
          <table:table-cell office:value-type="float" office:value="1.895123">
            <text:p>1.895123</text:p>
          </table:table-cell>
          <table:table-cell office:value-type="float" office:value="1750">
            <text:p>1750</text:p>
          </table:table-cell>
          <table:table-cell office:value-type="float" office:value="-1072">
            <text:p>-1072</text:p>
          </table:table-cell>
          <table:table-cell office:value-type="float" office:value="-370">
            <text:p>-370</text:p>
          </table:table-cell>
          <table:table-cell office:value-type="float" office:value="5456">
            <text:p>5456</text:p>
          </table:table-cell>
          <table:table-cell office:value-type="float" office:value="6863.613281">
            <text:p>6863.613281</text:p>
          </table:table-cell>
          <table:table-cell office:value-type="float" office:value="-2.313702">
            <text:p>-2.313702</text:p>
          </table:table-cell>
          <table:table-cell office:value-type="float" office:value="-2.090173">
            <text:p>-2.090173</text:p>
          </table:table-cell>
          <table:table-cell office:value-type="float" office:value="9.661093">
            <text:p>9.661093</text:p>
          </table:table-cell>
        </table:table-row>
        <table:table-row table:style-name="ro1">
          <table:table-cell office:value-type="float" office:value="33924">
            <text:p>33924</text:p>
          </table:table-cell>
          <table:table-cell office:value-type="float" office:value="-7">
            <text:p>-7</text:p>
          </table:table-cell>
          <table:table-cell office:value-type="float" office:value="-69">
            <text:p>-69</text:p>
          </table:table-cell>
          <table:table-cell office:value-type="float" office:value="891.730774">
            <text:p>891.730774</text:p>
          </table:table-cell>
          <table:table-cell office:value-type="float" office:value="-0.08">
            <text:p>-0.08</text:p>
          </table:table-cell>
          <table:table-cell office:value-type="float" office:value="-0.070843">
            <text:p>-0.070843</text:p>
          </table:table-cell>
          <table:table-cell office:value-type="float" office:value="11.445684">
            <text:p>11.445684</text:p>
          </table:table-cell>
          <table:table-cell office:value-type="float" office:value="-0.030281">
            <text:p>-0.030281</text:p>
          </table:table-cell>
          <table:table-cell office:value-type="float" office:value="0.083797">
            <text:p>0.083797</text:p>
          </table:table-cell>
          <table:table-cell table:formula="of:=[.I132]-[.$I$2]" office:value-type="float" office:value="0.064643">
            <text:p>0.064643</text:p>
          </table:table-cell>
          <table:table-cell table:formula="of:=AVERAGE([.J128:.J132])" office:value-type="float" office:value="-0.1149222">
            <text:p>-0.1149222</text:p>
          </table:table-cell>
          <table:table-cell table:formula="of:=AVERAGE([.J124:.J132])" office:value-type="float" office:value="-0.114390111111111">
            <text:p>-0.1143901111</text:p>
          </table:table-cell>
          <table:table-cell office:value-type="float" office:value="176.735611">
            <text:p>176.735611</text:p>
          </table:table-cell>
          <table:table-cell office:value-type="float" office:value="-0.311284">
            <text:p>-0.311284</text:p>
          </table:table-cell>
          <table:table-cell office:value-type="float" office:value="-0.275655">
            <text:p>-0.275655</text:p>
          </table:table-cell>
          <table:table-cell table:formula="of:=[.O132]-0.021583" office:value-type="float" office:value="-0.297238">
            <text:p>-0.297238</text:p>
          </table:table-cell>
          <table:table-cell office:value-type="float" office:value="11.445684">
            <text:p>11.445684</text:p>
          </table:table-cell>
          <table:table-cell office:value-type="float" office:value="1755">
            <text:p>1755</text:p>
          </table:table-cell>
          <table:table-cell office:value-type="float" office:value="-1067">
            <text:p>-1067</text:p>
          </table:table-cell>
          <table:table-cell office:value-type="float" office:value="-336">
            <text:p>-336</text:p>
          </table:table-cell>
          <table:table-cell office:value-type="float" office:value="5516">
            <text:p>5516</text:p>
          </table:table-cell>
          <table:table-cell office:value-type="float" office:value="6907.109863">
            <text:p>6907.109863</text:p>
          </table:table-cell>
          <table:table-cell office:value-type="float" office:value="-2.393702">
            <text:p>-2.393702</text:p>
          </table:table-cell>
          <table:table-cell office:value-type="float" office:value="-2.161016">
            <text:p>-2.161016</text:p>
          </table:table-cell>
          <table:table-cell office:value-type="float" office:value="9.720733">
            <text:p>9.720733</text:p>
          </table:table-cell>
        </table:table-row>
        <table:table-row table:style-name="ro1">
          <table:table-cell office:value-type="float" office:value="34181">
            <text:p>34181</text:p>
          </table:table-cell>
          <table:table-cell office:value-type="float" office:value="-1">
            <text:p>-1</text:p>
          </table:table-cell>
          <table:table-cell office:value-type="float" office:value="-37">
            <text:p>-37</text:p>
          </table:table-cell>
          <table:table-cell office:value-type="float" office:value="3584.542969">
            <text:p>3584.542969</text:p>
          </table:table-cell>
          <table:table-cell office:value-type="float" office:value="-0.015">
            <text:p>-0.015</text:p>
          </table:table-cell>
          <table:table-cell office:value-type="float" office:value="0.006882">
            <text:p>0.006882</text:p>
          </table:table-cell>
          <table:table-cell office:value-type="float" office:value="145.882172">
            <text:p>145.882172</text:p>
          </table:table-cell>
          <table:table-cell office:value-type="float" office:value="0.090842">
            <text:p>0.090842</text:p>
          </table:table-cell>
          <table:table-cell office:value-type="float" office:value="-0.493206">
            <text:p>-0.493206</text:p>
          </table:table-cell>
          <table:table-cell table:formula="of:=[.I133]-[.$I$2]" office:value-type="float" office:value="-0.51236">
            <text:p>-0.51236</text:p>
          </table:table-cell>
          <table:table-cell table:formula="of:=AVERAGE([.J129:.J133])" office:value-type="float" office:value="-0.1776504">
            <text:p>-0.1776504</text:p>
          </table:table-cell>
          <table:table-cell table:formula="of:=AVERAGE([.J125:.J133])" office:value-type="float" office:value="-0.169190777777778">
            <text:p>-0.1691907778</text:p>
          </table:table-cell>
          <table:table-cell office:value-type="float" office:value="442.928894">
            <text:p>442.928894</text:p>
          </table:table-cell>
          <table:table-cell office:value-type="float" office:value="-0.058366">
            <text:p>-0.058366</text:p>
          </table:table-cell>
          <table:table-cell office:value-type="float" office:value="0.026779">
            <text:p>0.026779</text:p>
          </table:table-cell>
          <table:table-cell table:formula="of:=[.O133]-0.021583" office:value-type="float" office:value="0.005196">
            <text:p>0.005196</text:p>
          </table:table-cell>
          <table:table-cell office:value-type="float" office:value="145.882172">
            <text:p>145.882172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-315">
            <text:p>-315</text:p>
          </table:table-cell>
          <table:table-cell office:value-type="float" office:value="5547">
            <text:p>5547</text:p>
          </table:table-cell>
          <table:table-cell office:value-type="float" office:value="6929.70459">
            <text:p>6929.70459</text:p>
          </table:table-cell>
          <table:table-cell office:value-type="float" office:value="-2.408702">
            <text:p>-2.408702</text:p>
          </table:table-cell>
          <table:table-cell office:value-type="float" office:value="-2.154134">
            <text:p>-2.154134</text:p>
          </table:table-cell>
          <table:table-cell office:value-type="float" office:value="10.568675">
            <text:p>10.568675</text:p>
          </table:table-cell>
        </table:table-row>
        <table:table-row table:style-name="ro1">
          <table:table-cell office:value-type="float" office:value="34438">
            <text:p>34438</text:p>
          </table:table-cell>
          <table:table-cell office:value-type="float" office:value="0">
            <text:p>0</text:p>
          </table:table-cell>
          <table:table-cell office:value-type="float" office:value="-35">
            <text:p>-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554">
            <text:p>0.004554</text:p>
          </table:table-cell>
          <table:table-cell office:value-type="float" office:value="100">
            <text:p>100</text:p>
          </table:table-cell>
          <table:table-cell office:value-type="float" office:value="0.01514">
            <text:p>0.01514</text:p>
          </table:table-cell>
          <table:table-cell office:value-type="float" office:value="-0.031125">
            <text:p>-0.031125</text:p>
          </table:table-cell>
          <table:table-cell table:formula="of:=[.I134]-[.$I$2]" office:value-type="float" office:value="-0.050279">
            <text:p>-0.050279</text:p>
          </table:table-cell>
          <table:table-cell table:formula="of:=AVERAGE([.J130:.J134])" office:value-type="float" office:value="-0.0967264">
            <text:p>-0.0967264</text:p>
          </table:table-cell>
          <table:table-cell table:formula="of:=AVERAGE([.J126:.J134])" office:value-type="float" office:value="-0.168924777777778">
            <text:p>-0.1689247778</text:p>
          </table:table-cell>
          <table:table-cell office:value-type="float" office:value="105.575012">
            <text:p>105.575012</text:p>
          </table:table-cell>
          <table:table-cell office:value-type="float" office:value="0">
            <text:p>0</text:p>
          </table:table-cell>
          <table:table-cell office:value-type="float" office:value="0.01772">
            <text:p>0.01772</text:p>
          </table:table-cell>
          <table:table-cell table:formula="of:=[.O134]-0.021583" office:value-type="float" office:value="-0.00386299999999999">
            <text:p>-0.003863</text:p>
          </table:table-cell>
          <table:table-cell office:value-type="float" office:value="100">
            <text:p>100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-296">
            <text:p>-296</text:p>
          </table:table-cell>
          <table:table-cell office:value-type="float" office:value="5576">
            <text:p>5576</text:p>
          </table:table-cell>
          <table:table-cell office:value-type="float" office:value="6951.75293">
            <text:p>6951.75293</text:p>
          </table:table-cell>
          <table:table-cell office:value-type="float" office:value="-2.408702">
            <text:p>-2.408702</text:p>
          </table:table-cell>
          <table:table-cell office:value-type="float" office:value="-2.14958">
            <text:p>-2.14958</text:p>
          </table:table-cell>
          <table:table-cell office:value-type="float" office:value="10.757741">
            <text:p>10.757741</text:p>
          </table:table-cell>
        </table:table-row>
        <table:table-row table:style-name="ro1">
          <table:table-cell office:value-type="float" office:value="34695">
            <text:p>34695</text:p>
          </table:table-cell>
          <table:table-cell office:value-type="float" office:value="0">
            <text:p>0</text:p>
          </table:table-cell>
          <table:table-cell office:value-type="float" office:value="-28">
            <text:p>-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69">
            <text:p>0.0063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100556">
            <text:p>-0.100556</text:p>
          </table:table-cell>
          <table:table-cell table:formula="of:=[.I135]-[.$I$2]" office:value-type="float" office:value="-0.11971">
            <text:p>-0.11971</text:p>
          </table:table-cell>
          <table:table-cell table:formula="of:=AVERAGE([.J131:.J135])" office:value-type="float" office:value="-0.1077396">
            <text:p>-0.1077396</text:p>
          </table:table-cell>
          <table:table-cell table:formula="of:=AVERAGE([.J127:.J135])" office:value-type="float" office:value="-0.155091555555556">
            <text:p>-0.155091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table:formula="of:=[.O135]-0.021583" office:value-type="float" office:value="0.003198">
            <text:p>0.003198</text:p>
          </table:table-cell>
          <table:table-cell office:value-type="float" office:value="100">
            <text:p>100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-281">
            <text:p>-281</text:p>
          </table:table-cell>
          <table:table-cell office:value-type="float" office:value="5600">
            <text:p>5600</text:p>
          </table:table-cell>
          <table:table-cell office:value-type="float" office:value="6970.288574">
            <text:p>6970.288574</text:p>
          </table:table-cell>
          <table:table-cell office:value-type="float" office:value="-2.408702">
            <text:p>-2.408702</text:p>
          </table:table-cell>
          <table:table-cell office:value-type="float" office:value="-2.143211">
            <text:p>-2.143211</text:p>
          </table:table-cell>
          <table:table-cell office:value-type="float" office:value="11.022142">
            <text:p>11.022142</text:p>
          </table:table-cell>
        </table:table-row>
        <table:table-row table:style-name="ro1">
          <table:table-cell office:value-type="float" office:value="34952">
            <text:p>34952</text:p>
          </table:table-cell>
          <table:table-cell office:value-type="float" office:value="0">
            <text:p>0</text:p>
          </table:table-cell>
          <table:table-cell office:value-type="float" office:value="-26">
            <text:p>-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3519">
            <text:p>-0.033519</text:p>
          </table:table-cell>
          <table:table-cell table:formula="of:=[.I136]-[.$I$2]" office:value-type="float" office:value="-0.052673">
            <text:p>-0.052673</text:p>
          </table:table-cell>
          <table:table-cell table:formula="of:=AVERAGE([.J132:.J136])" office:value-type="float" office:value="-0.1340758">
            <text:p>-0.1340758</text:p>
          </table:table-cell>
          <table:table-cell table:formula="of:=AVERAGE([.J128:.J136])" office:value-type="float" office:value="-0.145514777777778">
            <text:p>-0.145514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[.O136]-0.021583" office:value-type="float" office:value="0.001466">
            <text:p>0.001466</text:p>
          </table:table-cell>
          <table:table-cell office:value-type="float" office:value="100">
            <text:p>100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-267">
            <text:p>-267</text:p>
          </table:table-cell>
          <table:table-cell office:value-type="float" office:value="5622">
            <text:p>5622</text:p>
          </table:table-cell>
          <table:table-cell office:value-type="float" office:value="6987.265137">
            <text:p>6987.265137</text:p>
          </table:table-cell>
          <table:table-cell office:value-type="float" office:value="-2.408702">
            <text:p>-2.408702</text:p>
          </table:table-cell>
          <table:table-cell office:value-type="float" office:value="-2.137288">
            <text:p>-2.137288</text:p>
          </table:table-cell>
          <table:table-cell office:value-type="float" office:value="11.268064">
            <text:p>11.268064</text:p>
          </table:table-cell>
        </table:table-row>
        <table:table-row table:style-name="ro1">
          <table:table-cell office:value-type="float" office:value="35209">
            <text:p>35209</text:p>
          </table:table-cell>
          <table:table-cell office:value-type="float" office:value="2">
            <text:p>2</text:p>
          </table:table-cell>
          <table:table-cell office:value-type="float" office:value="-48">
            <text:p>-48</text:p>
          </table:table-cell>
          <table:table-cell office:value-type="float" office:value="2511.556152">
            <text:p>2511.556152</text:p>
          </table:table-cell>
          <table:table-cell office:value-type="float" office:value="-0.01">
            <text:p>-0.01</text:p>
          </table:table-cell>
          <table:table-cell office:value-type="float" office:value="-0.029926">
            <text:p>-0.029926</text:p>
          </table:table-cell>
          <table:table-cell office:value-type="float" office:value="199.261337">
            <text:p>199.261337</text:p>
          </table:table-cell>
          <table:table-cell office:value-type="float" office:value="0.030281">
            <text:p>0.030281</text:p>
          </table:table-cell>
          <table:table-cell office:value-type="float" office:value="0.337582">
            <text:p>0.337582</text:p>
          </table:table-cell>
          <table:table-cell table:formula="of:=[.I137]-[.$I$2]" office:value-type="float" office:value="0.318428">
            <text:p>0.318428</text:p>
          </table:table-cell>
          <table:table-cell table:formula="of:=AVERAGE([.J133:.J137])" office:value-type="float" office:value="-0.0833188">
            <text:p>-0.0833188</text:p>
          </table:table-cell>
          <table:table-cell table:formula="of:=AVERAGE([.J129:.J137])" office:value-type="float" office:value="-0.088054">
            <text:p>-0.088054</text:p>
          </table:table-cell>
          <table:table-cell office:value-type="float" office:value="1214.849243">
            <text:p>1214.849243</text:p>
          </table:table-cell>
          <table:table-cell office:value-type="float" office:value="-0.038911">
            <text:p>-0.038911</text:p>
          </table:table-cell>
          <table:table-cell office:value-type="float" office:value="-0.116444">
            <text:p>-0.116444</text:p>
          </table:table-cell>
          <table:table-cell table:formula="of:=[.O137]-0.021583" office:value-type="float" office:value="-0.138027">
            <text:p>-0.138027</text:p>
          </table:table-cell>
          <table:table-cell office:value-type="float" office:value="199.261368">
            <text:p>199.261368</text:p>
          </table:table-cell>
          <table:table-cell office:value-type="float" office:value="1755">
            <text:p>1755</text:p>
          </table:table-cell>
          <table:table-cell office:value-type="float" office:value="-1067">
            <text:p>-1067</text:p>
          </table:table-cell>
          <table:table-cell office:value-type="float" office:value="-241">
            <text:p>-241</text:p>
          </table:table-cell>
          <table:table-cell office:value-type="float" office:value="5663">
            <text:p>5663</text:p>
          </table:table-cell>
          <table:table-cell office:value-type="float" office:value="7019.751953">
            <text:p>7019.751953</text:p>
          </table:table-cell>
          <table:table-cell office:value-type="float" office:value="-2.418702">
            <text:p>-2.418702</text:p>
          </table:table-cell>
          <table:table-cell office:value-type="float" office:value="-2.167214">
            <text:p>-2.167214</text:p>
          </table:table-cell>
          <table:table-cell office:value-type="float" office:value="10.397644">
            <text:p>10.397644</text:p>
          </table:table-cell>
        </table:table-row>
        <table:table-row table:style-name="ro1">
          <table:table-cell office:value-type="float" office:value="35466">
            <text:p>35466</text:p>
          </table:table-cell>
          <table:table-cell office:value-type="float" office:value="12">
            <text:p>12</text:p>
          </table:table-cell>
          <table:table-cell office:value-type="float" office:value="-78">
            <text:p>-78</text:p>
          </table:table-cell>
          <table:table-cell office:value-type="float" office:value="749.670227">
            <text:p>749.670227</text:p>
          </table:table-cell>
          <table:table-cell office:value-type="float" office:value="-0.054783">
            <text:p>-0.054783</text:p>
          </table:table-cell>
          <table:table-cell office:value-type="float" office:value="-0.024687">
            <text:p>-0.024687</text:p>
          </table:table-cell>
          <table:table-cell office:value-type="float" office:value="54.935791">
            <text:p>54.935791</text:p>
          </table:table-cell>
          <table:table-cell office:value-type="float" office:value="0.151403">
            <text:p>0.151403</text:p>
          </table:table-cell>
          <table:table-cell office:value-type="float" office:value="0.45011">
            <text:p>0.45011</text:p>
          </table:table-cell>
          <table:table-cell table:formula="of:=[.I138]-[.$I$2]" office:value-type="float" office:value="0.430956">
            <text:p>0.430956</text:p>
          </table:table-cell>
          <table:table-cell table:formula="of:=AVERAGE([.J134:.J138])" office:value-type="float" office:value="0.1053444">
            <text:p>0.1053444</text:p>
          </table:table-cell>
          <table:table-cell table:formula="of:=AVERAGE([.J130:.J138])" office:value-type="float" office:value="0.0103743333333333">
            <text:p>0.0103743333</text:p>
          </table:table-cell>
          <table:table-cell office:value-type="float" office:value="397.293121">
            <text:p>397.293121</text:p>
          </table:table-cell>
          <table:table-cell office:value-type="float" office:value="-0.213162">
            <text:p>-0.213162</text:p>
          </table:table-cell>
          <table:table-cell office:value-type="float" office:value="-0.09606">
            <text:p>-0.09606</text:p>
          </table:table-cell>
          <table:table-cell table:formula="of:=[.O138]-0.021583" office:value-type="float" office:value="-0.117643">
            <text:p>-0.117643</text:p>
          </table:table-cell>
          <table:table-cell office:value-type="float" office:value="54.935791">
            <text:p>54.935791</text:p>
          </table:table-cell>
          <table:table-cell office:value-type="float" office:value="1746">
            <text:p>1746</text:p>
          </table:table-cell>
          <table:table-cell office:value-type="float" office:value="-1075">
            <text:p>-1075</text:p>
          </table:table-cell>
          <table:table-cell office:value-type="float" office:value="-197">
            <text:p>-197</text:p>
          </table:table-cell>
          <table:table-cell office:value-type="float" office:value="5728">
            <text:p>5728</text:p>
          </table:table-cell>
          <table:table-cell office:value-type="float" office:value="7075.030273">
            <text:p>7075.030273</text:p>
          </table:table-cell>
          <table:table-cell office:value-type="float" office:value="-2.473484">
            <text:p>-2.473484</text:p>
          </table:table-cell>
          <table:table-cell office:value-type="float" office:value="-2.191901">
            <text:p>-2.191901</text:p>
          </table:table-cell>
          <table:table-cell office:value-type="float" office:value="11.384075">
            <text:p>11.384075</text:p>
          </table:table-cell>
        </table:table-row>
        <table:table-row table:style-name="ro1">
          <table:table-cell office:value-type="float" office:value="35723">
            <text:p>35723</text:p>
          </table:table-cell>
          <table:table-cell office:value-type="float" office:value="28">
            <text:p>28</text:p>
          </table:table-cell>
          <table:table-cell office:value-type="float" office:value="-145">
            <text:p>-145</text:p>
          </table:table-cell>
          <table:table-cell office:value-type="float" office:value="617.891052">
            <text:p>617.891052</text:p>
          </table:table-cell>
          <table:table-cell office:value-type="float" office:value="-0.02">
            <text:p>-0.02</text:p>
          </table:table-cell>
          <table:table-cell office:value-type="float" office:value="-0.011334">
            <text:p>-0.011334</text:p>
          </table:table-cell>
          <table:table-cell office:value-type="float" office:value="43.332088">
            <text:p>43.332088</text:p>
          </table:table-cell>
          <table:table-cell office:value-type="float" office:value="0.242244">
            <text:p>0.242244</text:p>
          </table:table-cell>
          <table:table-cell office:value-type="float" office:value="1.015141">
            <text:p>1.015141</text:p>
          </table:table-cell>
          <table:table-cell table:formula="of:=[.I139]-[.$I$2]" office:value-type="float" office:value="0.995987">
            <text:p>0.995987</text:p>
          </table:table-cell>
          <table:table-cell table:formula="of:=AVERAGE([.J135:.J139])" office:value-type="float" office:value="0.3145976">
            <text:p>0.3145976</text:p>
          </table:table-cell>
          <table:table-cell table:formula="of:=AVERAGE([.J131:.J139])" office:value-type="float" office:value="0.128222222222222">
            <text:p>0.1282222222</text:p>
          </table:table-cell>
          <table:table-cell office:value-type="float" office:value="519.056763">
            <text:p>519.056763</text:p>
          </table:table-cell>
          <table:table-cell office:value-type="float" office:value="-0.077821">
            <text:p>-0.077821</text:p>
          </table:table-cell>
          <table:table-cell office:value-type="float" office:value="-0.0441">
            <text:p>-0.0441</text:p>
          </table:table-cell>
          <table:table-cell table:formula="of:=[.O139]-0.021583" office:value-type="float" office:value="-0.065683">
            <text:p>-0.065683</text:p>
          </table:table-cell>
          <table:table-cell office:value-type="float" office:value="43.332092">
            <text:p>43.332092</text:p>
          </table:table-cell>
          <table:table-cell office:value-type="float" office:value="1724">
            <text:p>1724</text:p>
          </table:table-cell>
          <table:table-cell office:value-type="float" office:value="-1092">
            <text:p>-1092</text:p>
          </table:table-cell>
          <table:table-cell office:value-type="float" office:value="-113">
            <text:p>-113</text:p>
          </table:table-cell>
          <table:table-cell office:value-type="float" office:value="5846">
            <text:p>5846</text:p>
          </table:table-cell>
          <table:table-cell office:value-type="float" office:value="7177.075684">
            <text:p>7177.075684</text:p>
          </table:table-cell>
          <table:table-cell office:value-type="float" office:value="-2.493484">
            <text:p>-2.493484</text:p>
          </table:table-cell>
          <table:table-cell office:value-type="float" office:value="-2.203234">
            <text:p>-2.203234</text:p>
          </table:table-cell>
          <table:table-cell office:value-type="float" office:value="11.640331">
            <text:p>11.640331</text:p>
          </table:table-cell>
        </table:table-row>
        <table:table-row table:style-name="ro1">
          <table:table-cell office:value-type="float" office:value="35980">
            <text:p>35980</text:p>
          </table:table-cell>
          <table:table-cell office:value-type="float" office:value="31">
            <text:p>31</text:p>
          </table:table-cell>
          <table:table-cell office:value-type="float" office:value="-145">
            <text:p>-145</text:p>
          </table:table-cell>
          <table:table-cell office:value-type="float" office:value="568.792847">
            <text:p>568.792847</text:p>
          </table:table-cell>
          <table:table-cell office:value-type="float" office:value="-0.02">
            <text:p>-0.02</text:p>
          </table:table-cell>
          <table:table-cell office:value-type="float" office:value="-0.020887">
            <text:p>-0.020887</text:p>
          </table:table-cell>
          <table:table-cell office:value-type="float" office:value="4.43331">
            <text:p>4.43331</text:p>
          </table:table-cell>
          <table:table-cell office:value-type="float" office:value="0.045421">
            <text:p>0.045421</text:p>
          </table:table-cell>
          <table:table-cell office:value-type="float" office:value="0.004788">
            <text:p>0.004788</text:p>
          </table:table-cell>
          <table:table-cell table:formula="of:=[.I140]-[.$I$2]" office:value-type="float" office:value="-0.014366">
            <text:p>-0.014366</text:p>
          </table:table-cell>
          <table:table-cell table:formula="of:=AVERAGE([.J136:.J140])" office:value-type="float" office:value="0.3356664">
            <text:p>0.3356664</text:p>
          </table:table-cell>
          <table:table-cell table:formula="of:=AVERAGE([.J132:.J140])" office:value-type="float" office:value="0.117847333333333">
            <text:p>0.1178473333</text:p>
          </table:table-cell>
          <table:table-cell office:value-type="float" office:value="110.542297">
            <text:p>110.542297</text:p>
          </table:table-cell>
          <table:table-cell office:value-type="float" office:value="-0.077821">
            <text:p>-0.077821</text:p>
          </table:table-cell>
          <table:table-cell office:value-type="float" office:value="-0.081271">
            <text:p>-0.081271</text:p>
          </table:table-cell>
          <table:table-cell table:formula="of:=[.O140]-0.021583" office:value-type="float" office:value="-0.102854">
            <text:p>-0.102854</text:p>
          </table:table-cell>
          <table:table-cell office:value-type="float" office:value="4.433316">
            <text:p>4.433316</text:p>
          </table:table-cell>
          <table:table-cell office:value-type="float" office:value="1699">
            <text:p>1699</text:p>
          </table:table-cell>
          <table:table-cell office:value-type="float" office:value="-1111">
            <text:p>-1111</text:p>
          </table:table-cell>
          <table:table-cell office:value-type="float" office:value="-27">
            <text:p>-27</text:p>
          </table:table-cell>
          <table:table-cell office:value-type="float" office:value="5963">
            <text:p>5963</text:p>
          </table:table-cell>
          <table:table-cell office:value-type="float" office:value="7281.521484">
            <text:p>7281.521484</text:p>
          </table:table-cell>
          <table:table-cell office:value-type="float" office:value="-2.513484">
            <text:p>-2.513484</text:p>
          </table:table-cell>
          <table:table-cell office:value-type="float" office:value="-2.224121">
            <text:p>-2.224121</text:p>
          </table:table-cell>
          <table:table-cell office:value-type="float" office:value="11.512431">
            <text:p>11.512431</text:p>
          </table:table-cell>
        </table:table-row>
        <table:table-row table:style-name="ro1">
          <table:table-cell office:value-type="float" office:value="36237">
            <text:p>36237</text:p>
          </table:table-cell>
          <table:table-cell office:value-type="float" office:value="29">
            <text:p>29</text:p>
          </table:table-cell>
          <table:table-cell office:value-type="float" office:value="-117">
            <text:p>-117</text:p>
          </table:table-cell>
          <table:table-cell office:value-type="float" office:value="502.425537">
            <text:p>502.425537</text:p>
          </table:table-cell>
          <table:table-cell office:value-type="float" office:value="-0.017807">
            <text:p>-0.017807</text:p>
          </table:table-cell>
          <table:table-cell office:value-type="float" office:value="-0.011197">
            <text:p>-0.011197</text:p>
          </table:table-cell>
          <table:table-cell office:value-type="float" office:value="37.122433">
            <text:p>37.122433</text:p>
          </table:table-cell>
          <table:table-cell office:value-type="float" office:value="-0.030281">
            <text:p>-0.030281</text:p>
          </table:table-cell>
          <table:table-cell office:value-type="float" office:value="-0.433351">
            <text:p>-0.433351</text:p>
          </table:table-cell>
          <table:table-cell table:formula="of:=[.I141]-[.$I$2]" office:value-type="float" office:value="-0.452505">
            <text:p>-0.452505</text:p>
          </table:table-cell>
          <table:table-cell table:formula="of:=AVERAGE([.J137:.J141])" office:value-type="float" office:value="0.2557">
            <text:p>0.2557</text:p>
          </table:table-cell>
          <table:table-cell table:formula="of:=AVERAGE([.J133:.J141])" office:value-type="float" office:value="0.0603864444444444">
            <text:p>0.0603864444</text:p>
          </table:table-cell>
          <table:table-cell office:value-type="float" office:value="1531.118286">
            <text:p>1531.118286</text:p>
          </table:table-cell>
          <table:table-cell office:value-type="float" office:value="-0.069288">
            <text:p>-0.069288</text:p>
          </table:table-cell>
          <table:table-cell office:value-type="float" office:value="-0.043567">
            <text:p>-0.043567</text:p>
          </table:table-cell>
          <table:table-cell table:formula="of:=[.O141]-0.021583" office:value-type="float" office:value="-0.06515">
            <text:p>-0.06515</text:p>
          </table:table-cell>
          <table:table-cell office:value-type="float" office:value="37.122433">
            <text:p>37.122433</text:p>
          </table:table-cell>
          <table:table-cell office:value-type="float" office:value="1676">
            <text:p>1676</text:p>
          </table:table-cell>
          <table:table-cell office:value-type="float" office:value="-1128">
            <text:p>-1128</text:p>
          </table:table-cell>
          <table:table-cell office:value-type="float" office:value="44">
            <text:p>44</text:p>
          </table:table-cell>
          <table:table-cell office:value-type="float" office:value="6056">
            <text:p>6056</text:p>
          </table:table-cell>
          <table:table-cell office:value-type="float" office:value="7367.040039">
            <text:p>7367.040039</text:p>
          </table:table-cell>
          <table:table-cell office:value-type="float" office:value="-2.531291">
            <text:p>-2.531291</text:p>
          </table:table-cell>
          <table:table-cell office:value-type="float" office:value="-2.235318">
            <text:p>-2.235318</text:p>
          </table:table-cell>
          <table:table-cell office:value-type="float" office:value="11.692591">
            <text:p>11.692591</text:p>
          </table:table-cell>
        </table:table-row>
        <table:table-row table:style-name="ro1">
          <table:table-cell office:value-type="float" office:value="36494">
            <text:p>36494</text:p>
          </table:table-cell>
          <table:table-cell office:value-type="float" office:value="26">
            <text:p>26</text:p>
          </table:table-cell>
          <table:table-cell office:value-type="float" office:value="-131">
            <text:p>-131</text:p>
          </table:table-cell>
          <table:table-cell office:value-type="float" office:value="602.381714">
            <text:p>602.381714</text:p>
          </table:table-cell>
          <table:table-cell office:value-type="float" office:value="-0.01">
            <text:p>-0.01</text:p>
          </table:table-cell>
          <table:table-cell office:value-type="float" office:value="-0.000856">
            <text:p>-0.000856</text:p>
          </table:table-cell>
          <table:table-cell office:value-type="float" office:value="91.439896">
            <text:p>91.439896</text:p>
          </table:table-cell>
          <table:table-cell office:value-type="float" office:value="-0.045421">
            <text:p>-0.045421</text:p>
          </table:table-cell>
          <table:table-cell office:value-type="float" office:value="0.21069">
            <text:p>0.21069</text:p>
          </table:table-cell>
          <table:table-cell table:formula="of:=[.I142]-[.$I$2]" office:value-type="float" office:value="0.191536">
            <text:p>0.191536</text:p>
          </table:table-cell>
          <table:table-cell table:formula="of:=AVERAGE([.J138:.J142])" office:value-type="float" office:value="0.2303216">
            <text:p>0.2303216</text:p>
          </table:table-cell>
          <table:table-cell table:formula="of:=AVERAGE([.J134:.J142])" office:value-type="float" office:value="0.138597111111111">
            <text:p>0.1385971111</text:p>
          </table:table-cell>
          <table:table-cell office:value-type="float" office:value="363.861542">
            <text:p>363.861542</text:p>
          </table:table-cell>
          <table:table-cell office:value-type="float" office:value="-0.038911">
            <text:p>-0.038911</text:p>
          </table:table-cell>
          <table:table-cell office:value-type="float" office:value="-0.003331">
            <text:p>-0.003331</text:p>
          </table:table-cell>
          <table:table-cell table:formula="of:=[.O142]-0.021583" office:value-type="float" office:value="-0.024914">
            <text:p>-0.024914</text:p>
          </table:table-cell>
          <table:table-cell office:value-type="float" office:value="91.439888">
            <text:p>91.439888</text:p>
          </table:table-cell>
          <table:table-cell office:value-type="float" office:value="1655">
            <text:p>1655</text:p>
          </table:table-cell>
          <table:table-cell office:value-type="float" office:value="-1143">
            <text:p>-1143</text:p>
          </table:table-cell>
          <table:table-cell office:value-type="float" office:value="125">
            <text:p>125</text:p>
          </table:table-cell>
          <table:table-cell office:value-type="float" office:value="6159">
            <text:p>6159</text:p>
          </table:table-cell>
          <table:table-cell office:value-type="float" office:value="7460.569824">
            <text:p>7460.569824</text:p>
          </table:table-cell>
          <table:table-cell office:value-type="float" office:value="-2.541291">
            <text:p>-2.541291</text:p>
          </table:table-cell>
          <table:table-cell office:value-type="float" office:value="-2.236174">
            <text:p>-2.236174</text:p>
          </table:table-cell>
          <table:table-cell office:value-type="float" office:value="12.0064">
            <text:p>12.0064</text:p>
          </table:table-cell>
        </table:table-row>
        <table:table-row table:style-name="ro1">
          <table:table-cell office:value-type="float" office:value="36751">
            <text:p>36751</text:p>
          </table:table-cell>
          <table:table-cell office:value-type="float" office:value="23">
            <text:p>23</text:p>
          </table:table-cell>
          <table:table-cell office:value-type="float" office:value="-127">
            <text:p>-127</text:p>
          </table:table-cell>
          <table:table-cell office:value-type="float" office:value="650.721252">
            <text:p>650.721252</text:p>
          </table:table-cell>
          <table:table-cell office:value-type="float" office:value="-0.012778">
            <text:p>-0.012778</text:p>
          </table:table-cell>
          <table:table-cell office:value-type="float" office:value="-0.016333">
            <text:p>-0.016333</text:p>
          </table:table-cell>
          <table:table-cell office:value-type="float" office:value="27.821011">
            <text:p>27.821011</text:p>
          </table:table-cell>
          <table:table-cell office:value-type="float" office:value="-0.045421">
            <text:p>-0.045421</text:p>
          </table:table-cell>
          <table:table-cell office:value-type="float" office:value="-0.059855">
            <text:p>-0.059855</text:p>
          </table:table-cell>
          <table:table-cell table:formula="of:=[.I143]-[.$I$2]" office:value-type="float" office:value="-0.079009">
            <text:p>-0.079009</text:p>
          </table:table-cell>
          <table:table-cell table:formula="of:=AVERAGE([.J139:.J143])" office:value-type="float" office:value="0.1283286">
            <text:p>0.1283286</text:p>
          </table:table-cell>
          <table:table-cell table:formula="of:=AVERAGE([.J135:.J143])" office:value-type="float" office:value="0.135404888888889">
            <text:p>0.1354048889</text:p>
          </table:table-cell>
          <table:table-cell office:value-type="float" office:value="231.778809">
            <text:p>231.778809</text:p>
          </table:table-cell>
          <table:table-cell office:value-type="float" office:value="-0.049719">
            <text:p>-0.049719</text:p>
          </table:table-cell>
          <table:table-cell office:value-type="float" office:value="-0.063551">
            <text:p>-0.063551</text:p>
          </table:table-cell>
          <table:table-cell table:formula="of:=[.O143]-0.021583" office:value-type="float" office:value="-0.085134">
            <text:p>-0.085134</text:p>
          </table:table-cell>
          <table:table-cell office:value-type="float" office:value="27.821005">
            <text:p>27.821005</text:p>
          </table:table-cell>
          <table:table-cell office:value-type="float" office:value="1636">
            <text:p>1636</text:p>
          </table:table-cell>
          <table:table-cell office:value-type="float" office:value="-1156">
            <text:p>-1156</text:p>
          </table:table-cell>
          <table:table-cell office:value-type="float" office:value="203">
            <text:p>203</text:p>
          </table:table-cell>
          <table:table-cell office:value-type="float" office:value="6259">
            <text:p>6259</text:p>
          </table:table-cell>
          <table:table-cell office:value-type="float" office:value="7552.199219">
            <text:p>7552.199219</text:p>
          </table:table-cell>
          <table:table-cell office:value-type="float" office:value="-2.554069">
            <text:p>-2.554069</text:p>
          </table:table-cell>
          <table:table-cell office:value-type="float" office:value="-2.252506">
            <text:p>-2.252506</text:p>
          </table:table-cell>
          <table:table-cell office:value-type="float" office:value="11.807151">
            <text:p>11.807151</text:p>
          </table:table-cell>
        </table:table-row>
        <table:table-row table:style-name="ro1">
          <table:table-cell office:value-type="float" office:value="37008">
            <text:p>37008</text:p>
          </table:table-cell>
          <table:table-cell office:value-type="float" office:value="20">
            <text:p>20</text:p>
          </table:table-cell>
          <table:table-cell office:value-type="float" office:value="-103">
            <text:p>-103</text:p>
          </table:table-cell>
          <table:table-cell office:value-type="float" office:value="615.519165">
            <text:p>615.519165</text:p>
          </table:table-cell>
          <table:table-cell office:value-type="float" office:value="-0.025">
            <text:p>-0.025</text:p>
          </table:table-cell>
          <table:table-cell office:value-type="float" office:value="-0.033042">
            <text:p>-0.033042</text:p>
          </table:table-cell>
          <table:table-cell office:value-type="float" office:value="32.168037">
            <text:p>32.168037</text:p>
          </table:table-cell>
          <table:table-cell office:value-type="float" office:value="-0.045421">
            <text:p>-0.045421</text:p>
          </table:table-cell>
          <table:table-cell office:value-type="float" office:value="-0.356736">
            <text:p>-0.356736</text:p>
          </table:table-cell>
          <table:table-cell table:formula="of:=[.I144]-[.$I$2]" office:value-type="float" office:value="-0.37589">
            <text:p>-0.37589</text:p>
          </table:table-cell>
          <table:table-cell table:formula="of:=AVERAGE([.J140:.J144])" office:value-type="float" office:value="-0.1460468">
            <text:p>-0.1460468</text:p>
          </table:table-cell>
          <table:table-cell table:formula="of:=AVERAGE([.J136:.J144])" office:value-type="float" office:value="0.106940444444444">
            <text:p>0.1069404444</text:p>
          </table:table-cell>
          <table:table-cell office:value-type="float" office:value="885.401794">
            <text:p>885.401794</text:p>
          </table:table-cell>
          <table:table-cell office:value-type="float" office:value="-0.097276">
            <text:p>-0.097276</text:p>
          </table:table-cell>
          <table:table-cell office:value-type="float" office:value="-0.128568">
            <text:p>-0.128568</text:p>
          </table:table-cell>
          <table:table-cell table:formula="of:=[.O144]-0.021583" office:value-type="float" office:value="-0.150151">
            <text:p>-0.150151</text:p>
          </table:table-cell>
          <table:table-cell office:value-type="float" office:value="32.168053">
            <text:p>32.168053</text:p>
          </table:table-cell>
          <table:table-cell office:value-type="float" office:value="1619">
            <text:p>1619</text:p>
          </table:table-cell>
          <table:table-cell office:value-type="float" office:value="-1167">
            <text:p>-1167</text:p>
          </table:table-cell>
          <table:table-cell office:value-type="float" office:value="268">
            <text:p>268</text:p>
          </table:table-cell>
          <table:table-cell office:value-type="float" office:value="6339">
            <text:p>6339</text:p>
          </table:table-cell>
          <table:table-cell office:value-type="float" office:value="7626.61377">
            <text:p>7626.61377</text:p>
          </table:table-cell>
          <table:table-cell office:value-type="float" office:value="-2.579069">
            <text:p>-2.579069</text:p>
          </table:table-cell>
          <table:table-cell office:value-type="float" office:value="-2.285548">
            <text:p>-2.285548</text:p>
          </table:table-cell>
          <table:table-cell office:value-type="float" office:value="11.380886">
            <text:p>11.380886</text:p>
          </table:table-cell>
        </table:table-row>
        <table:table-row table:style-name="ro1">
          <table:table-cell office:value-type="float" office:value="37265">
            <text:p>37265</text:p>
          </table:table-cell>
          <table:table-cell office:value-type="float" office:value="19">
            <text:p>19</text:p>
          </table:table-cell>
          <table:table-cell office:value-type="float" office:value="-71">
            <text:p>-71</text:p>
          </table:table-cell>
          <table:table-cell office:value-type="float" office:value="472.032837">
            <text:p>472.032837</text:p>
          </table:table-cell>
          <table:table-cell office:value-type="float" office:value="-0.023108">
            <text:p>-0.023108</text:p>
          </table:table-cell>
          <table:table-cell office:value-type="float" office:value="-0.020305">
            <text:p>-0.020305</text:p>
          </table:table-cell>
          <table:table-cell office:value-type="float" office:value="12.132245">
            <text:p>12.132245</text:p>
          </table:table-cell>
          <table:table-cell office:value-type="float" office:value="-0.01514">
            <text:p>-0.01514</text:p>
          </table:table-cell>
          <table:table-cell office:value-type="float" office:value="-0.490811">
            <text:p>-0.490811</text:p>
          </table:table-cell>
          <table:table-cell table:formula="of:=[.I145]-[.$I$2]" office:value-type="float" office:value="-0.509965">
            <text:p>-0.509965</text:p>
          </table:table-cell>
          <table:table-cell table:formula="of:=AVERAGE([.J141:.J145])" office:value-type="float" office:value="-0.2451666">
            <text:p>-0.2451666</text:p>
          </table:table-cell>
          <table:table-cell table:formula="of:=AVERAGE([.J137:.J145])" office:value-type="float" office:value="0.0561302222222222">
            <text:p>0.0561302222</text:p>
          </table:table-cell>
          <table:table-cell office:value-type="float" office:value="3341.759766">
            <text:p>3341.759766</text:p>
          </table:table-cell>
          <table:table-cell office:value-type="float" office:value="-0.089915">
            <text:p>-0.089915</text:p>
          </table:table-cell>
          <table:table-cell office:value-type="float" office:value="-0.079006">
            <text:p>-0.079006</text:p>
          </table:table-cell>
          <table:table-cell table:formula="of:=[.O145]-0.021583" office:value-type="float" office:value="-0.100589">
            <text:p>-0.100589</text:p>
          </table:table-cell>
          <table:table-cell office:value-type="float" office:value="12.132253">
            <text:p>12.132253</text:p>
          </table:table-cell>
          <table:table-cell office:value-type="float" office:value="1603">
            <text:p>1603</text:p>
          </table:table-cell>
          <table:table-cell office:value-type="float" office:value="-1177">
            <text:p>-1177</text:p>
          </table:table-cell>
          <table:table-cell office:value-type="float" office:value="314">
            <text:p>314</text:p>
          </table:table-cell>
          <table:table-cell office:value-type="float" office:value="6392">
            <text:p>6392</text:p>
          </table:table-cell>
          <table:table-cell office:value-type="float" office:value="7677.973633">
            <text:p>7677.973633</text:p>
          </table:table-cell>
          <table:table-cell office:value-type="float" office:value="-2.602177">
            <text:p>-2.602177</text:p>
          </table:table-cell>
          <table:table-cell office:value-type="float" office:value="-2.305853">
            <text:p>-2.305853</text:p>
          </table:table-cell>
          <table:table-cell office:value-type="float" office:value="11.38755">
            <text:p>11.38755</text:p>
          </table:table-cell>
        </table:table-row>
        <table:table-row table:style-name="ro1">
          <table:table-cell office:value-type="float" office:value="37522">
            <text:p>37522</text:p>
          </table:table-cell>
          <table:table-cell office:value-type="float" office:value="24">
            <text:p>24</text:p>
          </table:table-cell>
          <table:table-cell office:value-type="float" office:value="-100">
            <text:p>-100</text:p>
          </table:table-cell>
          <table:table-cell office:value-type="float" office:value="518.398132">
            <text:p>518.398132</text:p>
          </table:table-cell>
          <table:table-cell office:value-type="float" office:value="-0.01">
            <text:p>-0.01</text:p>
          </table:table-cell>
          <table:table-cell office:value-type="float" office:value="0.004862">
            <text:p>0.004862</text:p>
          </table:table-cell>
          <table:table-cell office:value-type="float" office:value="148.621399">
            <text:p>148.621399</text:p>
          </table:table-cell>
          <table:table-cell office:value-type="float" office:value="0.075701">
            <text:p>0.075701</text:p>
          </table:table-cell>
          <table:table-cell office:value-type="float" office:value="0.45011">
            <text:p>0.45011</text:p>
          </table:table-cell>
          <table:table-cell table:formula="of:=[.I146]-[.$I$2]" office:value-type="float" office:value="0.430956">
            <text:p>0.430956</text:p>
          </table:table-cell>
          <table:table-cell table:formula="of:=AVERAGE([.J142:.J146])" office:value-type="float" office:value="-0.0684744">
            <text:p>-0.0684744</text:p>
          </table:table-cell>
          <table:table-cell table:formula="of:=AVERAGE([.J138:.J146])" office:value-type="float" office:value="0.0686333333333333">
            <text:p>0.0686333333</text:p>
          </table:table-cell>
          <table:table-cell office:value-type="float" office:value="694.58606">
            <text:p>694.58606</text:p>
          </table:table-cell>
          <table:table-cell office:value-type="float" office:value="-0.038911">
            <text:p>-0.038911</text:p>
          </table:table-cell>
          <table:table-cell office:value-type="float" office:value="0.018919">
            <text:p>0.018919</text:p>
          </table:table-cell>
          <table:table-cell table:formula="of:=[.O146]-0.021583" office:value-type="float" office:value="-0.002664">
            <text:p>-0.002664</text:p>
          </table:table-cell>
          <table:table-cell office:value-type="float" office:value="148.621414">
            <text:p>148.621414</text:p>
          </table:table-cell>
          <table:table-cell office:value-type="float" office:value="1582">
            <text:p>1582</text:p>
          </table:table-cell>
          <table:table-cell office:value-type="float" office:value="-1189">
            <text:p>-1189</text:p>
          </table:table-cell>
          <table:table-cell office:value-type="float" office:value="381">
            <text:p>381</text:p>
          </table:table-cell>
          <table:table-cell office:value-type="float" office:value="6466">
            <text:p>6466</text:p>
          </table:table-cell>
          <table:table-cell office:value-type="float" office:value="7748.640137">
            <text:p>7748.640137</text:p>
          </table:table-cell>
          <table:table-cell office:value-type="float" office:value="-2.612177">
            <text:p>-2.612177</text:p>
          </table:table-cell>
          <table:table-cell office:value-type="float" office:value="-2.300991">
            <text:p>-2.300991</text:p>
          </table:table-cell>
          <table:table-cell office:value-type="float" office:value="11.91291">
            <text:p>11.91291</text:p>
          </table:table-cell>
        </table:table-row>
        <table:table-row table:style-name="ro1">
          <table:table-cell office:value-type="float" office:value="37779">
            <text:p>37779</text:p>
          </table:table-cell>
          <table:table-cell office:value-type="float" office:value="27">
            <text:p>27</text:p>
          </table:table-cell>
          <table:table-cell office:value-type="float" office:value="-64">
            <text:p>-64</text:p>
          </table:table-cell>
          <table:table-cell office:value-type="float" office:value="335.445129">
            <text:p>335.445129</text:p>
          </table:table-cell>
          <table:table-cell office:value-type="float" office:value="-0.007642">
            <text:p>-0.007642</text:p>
          </table:table-cell>
          <table:table-cell office:value-type="float" office:value="-0.004109">
            <text:p>-0.004109</text:p>
          </table:table-cell>
          <table:table-cell office:value-type="float" office:value="46.229847">
            <text:p>46.229847</text:p>
          </table:table-cell>
          <table:table-cell office:value-type="float" office:value="0.045421">
            <text:p>0.045421</text:p>
          </table:table-cell>
          <table:table-cell office:value-type="float" office:value="-0.557849">
            <text:p>-0.557849</text:p>
          </table:table-cell>
          <table:table-cell table:formula="of:=[.I147]-[.$I$2]" office:value-type="float" office:value="-0.577003">
            <text:p>-0.577003</text:p>
          </table:table-cell>
          <table:table-cell table:formula="of:=AVERAGE([.J143:.J147])" office:value-type="float" office:value="-0.2221822">
            <text:p>-0.2221822</text:p>
          </table:table-cell>
          <table:table-cell table:formula="of:=AVERAGE([.J139:.J147])" office:value-type="float" office:value="-0.0433621111111111">
            <text:p>-0.0433621111</text:p>
          </table:table-cell>
          <table:table-cell office:value-type="float" office:value="1128.178833">
            <text:p>1128.178833</text:p>
          </table:table-cell>
          <table:table-cell office:value-type="float" office:value="-0.029733">
            <text:p>-0.029733</text:p>
          </table:table-cell>
          <table:table-cell office:value-type="float" office:value="-0.015988">
            <text:p>-0.015988</text:p>
          </table:table-cell>
          <table:table-cell table:formula="of:=[.O147]-0.021583" office:value-type="float" office:value="-0.037571">
            <text:p>-0.037571</text:p>
          </table:table-cell>
          <table:table-cell office:value-type="float" office:value="46.229847">
            <text:p>46.229847</text:p>
          </table:table-cell>
          <table:table-cell office:value-type="float" office:value="1559">
            <text:p>1559</text:p>
          </table:table-cell>
          <table:table-cell office:value-type="float" office:value="-1203">
            <text:p>-1203</text:p>
          </table:table-cell>
          <table:table-cell office:value-type="float" office:value="423">
            <text:p>423</text:p>
          </table:table-cell>
          <table:table-cell office:value-type="float" office:value="6513">
            <text:p>6513</text:p>
          </table:table-cell>
          <table:table-cell office:value-type="float" office:value="7799.17627">
            <text:p>7799.17627</text:p>
          </table:table-cell>
          <table:table-cell office:value-type="float" office:value="-2.619819">
            <text:p>-2.619819</text:p>
          </table:table-cell>
          <table:table-cell office:value-type="float" office:value="-2.3051">
            <text:p>-2.3051</text:p>
          </table:table-cell>
          <table:table-cell office:value-type="float" office:value="12.013005">
            <text:p>12.013005</text:p>
          </table:table-cell>
        </table:table-row>
        <table:table-row table:style-name="ro1">
          <table:table-cell office:value-type="float" office:value="38036">
            <text:p>38036</text:p>
          </table:table-cell>
          <table:table-cell office:value-type="float" office:value="25">
            <text:p>25</text:p>
          </table:table-cell>
          <table:table-cell office:value-type="float" office:value="-85">
            <text:p>-85</text:p>
          </table:table-cell>
          <table:table-cell office:value-type="float" office:value="439.040863">
            <text:p>439.040863</text:p>
          </table:table-cell>
          <table:table-cell office:value-type="float" office:value="-0.017857">
            <text:p>-0.017857</text:p>
          </table:table-cell>
          <table:table-cell office:value-type="float" office:value="-0.030337">
            <text:p>-0.030337</text:p>
          </table:table-cell>
          <table:table-cell office:value-type="float" office:value="69.887299">
            <text:p>69.887299</text:p>
          </table:table-cell>
          <table:table-cell office:value-type="float" office:value="-0.030281">
            <text:p>-0.030281</text:p>
          </table:table-cell>
          <table:table-cell office:value-type="float" office:value="0.320823">
            <text:p>0.320823</text:p>
          </table:table-cell>
          <table:table-cell table:formula="of:=[.I148]-[.$I$2]" office:value-type="float" office:value="0.301669">
            <text:p>0.301669</text:p>
          </table:table-cell>
          <table:table-cell table:formula="of:=AVERAGE([.J144:.J148])" office:value-type="float" office:value="-0.1460466">
            <text:p>-0.1460466</text:p>
          </table:table-cell>
          <table:table-cell table:formula="of:=AVERAGE([.J140:.J148])" office:value-type="float" office:value="-0.120508555555556">
            <text:p>-0.1205085556</text:p>
          </table:table-cell>
          <table:table-cell office:value-type="float" office:value="959.501831">
            <text:p>959.501831</text:p>
          </table:table-cell>
          <table:table-cell office:value-type="float" office:value="-0.069483">
            <text:p>-0.069483</text:p>
          </table:table-cell>
          <table:table-cell office:value-type="float" office:value="-0.118043">
            <text:p>-0.118043</text:p>
          </table:table-cell>
          <table:table-cell table:formula="of:=[.O148]-0.021583" office:value-type="float" office:value="-0.139626">
            <text:p>-0.139626</text:p>
          </table:table-cell>
          <table:table-cell office:value-type="float" office:value="69.887306">
            <text:p>69.887306</text:p>
          </table:table-cell>
          <table:table-cell office:value-type="float" office:value="1537">
            <text:p>1537</text:p>
          </table:table-cell>
          <table:table-cell office:value-type="float" office:value="-1215">
            <text:p>-1215</text:p>
          </table:table-cell>
          <table:table-cell office:value-type="float" office:value="480">
            <text:p>480</text:p>
          </table:table-cell>
          <table:table-cell office:value-type="float" office:value="6576">
            <text:p>6576</text:p>
          </table:table-cell>
          <table:table-cell office:value-type="float" office:value="7862.374023">
            <text:p>7862.374023</text:p>
          </table:table-cell>
          <table:table-cell office:value-type="float" office:value="-2.637676">
            <text:p>-2.637676</text:p>
          </table:table-cell>
          <table:table-cell office:value-type="float" office:value="-2.335437">
            <text:p>-2.335437</text:p>
          </table:table-cell>
          <table:table-cell office:value-type="float" office:value="11.458532">
            <text:p>11.458532</text:p>
          </table:table-cell>
        </table:table-row>
        <table:table-row table:style-name="ro1">
          <table:table-cell office:value-type="float" office:value="38293">
            <text:p>38293</text:p>
          </table:table-cell>
          <table:table-cell office:value-type="float" office:value="21">
            <text:p>21</text:p>
          </table:table-cell>
          <table:table-cell office:value-type="float" office:value="-65">
            <text:p>-65</text:p>
          </table:table-cell>
          <table:table-cell office:value-type="float" office:value="407.986298">
            <text:p>407.986298</text:p>
          </table:table-cell>
          <table:table-cell office:value-type="float" office:value="-0.025">
            <text:p>-0.025</text:p>
          </table:table-cell>
          <table:table-cell office:value-type="float" office:value="-0.017531">
            <text:p>-0.017531</text:p>
          </table:table-cell>
          <table:table-cell office:value-type="float" office:value="29.875607">
            <text:p>29.875607</text:p>
          </table:table-cell>
          <table:table-cell office:value-type="float" office:value="-0.060561">
            <text:p>-0.060561</text:p>
          </table:table-cell>
          <table:table-cell office:value-type="float" office:value="-0.304064">
            <text:p>-0.304064</text:p>
          </table:table-cell>
          <table:table-cell table:formula="of:=[.I149]-[.$I$2]" office:value-type="float" office:value="-0.323218">
            <text:p>-0.323218</text:p>
          </table:table-cell>
          <table:table-cell table:formula="of:=AVERAGE([.J145:.J149])" office:value-type="float" office:value="-0.1355122">
            <text:p>-0.1355122</text:p>
          </table:table-cell>
          <table:table-cell table:formula="of:=AVERAGE([.J141:.J149])" office:value-type="float" office:value="-0.154825444444444">
            <text:p>-0.1548254444</text:p>
          </table:table-cell>
          <table:table-cell office:value-type="float" office:value="602.077393">
            <text:p>602.077393</text:p>
          </table:table-cell>
          <table:table-cell office:value-type="float" office:value="-0.097276">
            <text:p>-0.097276</text:p>
          </table:table-cell>
          <table:table-cell office:value-type="float" office:value="-0.068214">
            <text:p>-0.068214</text:p>
          </table:table-cell>
          <table:table-cell table:formula="of:=[.O149]-0.021583" office:value-type="float" office:value="-0.089797">
            <text:p>-0.089797</text:p>
          </table:table-cell>
          <table:table-cell office:value-type="float" office:value="29.875601">
            <text:p>29.875601</text:p>
          </table:table-cell>
          <table:table-cell office:value-type="float" office:value="1519">
            <text:p>1519</text:p>
          </table:table-cell>
          <table:table-cell office:value-type="float" office:value="-1225">
            <text:p>-1225</text:p>
          </table:table-cell>
          <table:table-cell office:value-type="float" office:value="525">
            <text:p>525</text:p>
          </table:table-cell>
          <table:table-cell office:value-type="float" office:value="6623">
            <text:p>6623</text:p>
          </table:table-cell>
          <table:table-cell office:value-type="float" office:value="7910.697754">
            <text:p>7910.697754</text:p>
          </table:table-cell>
          <table:table-cell office:value-type="float" office:value="-2.662676">
            <text:p>-2.662676</text:p>
          </table:table-cell>
          <table:table-cell office:value-type="float" office:value="-2.352968">
            <text:p>-2.352968</text:p>
          </table:table-cell>
          <table:table-cell office:value-type="float" office:value="11.631453">
            <text:p>11.631453</text:p>
          </table:table-cell>
        </table:table-row>
        <table:table-row table:style-name="ro1">
          <table:table-cell office:value-type="float" office:value="38550">
            <text:p>38550</text:p>
          </table:table-cell>
          <table:table-cell office:value-type="float" office:value="23">
            <text:p>23</text:p>
          </table:table-cell>
          <table:table-cell office:value-type="float" office:value="-53">
            <text:p>-53</text:p>
          </table:table-cell>
          <table:table-cell office:value-type="float" office:value="328.951691">
            <text:p>328.951691</text:p>
          </table:table-cell>
          <table:table-cell office:value-type="float" office:value="-0.005">
            <text:p>-0.005</text:p>
          </table:table-cell>
          <table:table-cell office:value-type="float" office:value="0.004143">
            <text:p>0.004143</text:p>
          </table:table-cell>
          <table:table-cell office:value-type="float" office:value="182.861847">
            <text:p>182.861847</text:p>
          </table:table-cell>
          <table:table-cell office:value-type="float" office:value="0.030281">
            <text:p>0.030281</text:p>
          </table:table-cell>
          <table:table-cell office:value-type="float" office:value="-0.181959">
            <text:p>-0.181959</text:p>
          </table:table-cell>
          <table:table-cell table:formula="of:=[.I150]-[.$I$2]" office:value-type="float" office:value="-0.201113">
            <text:p>-0.201113</text:p>
          </table:table-cell>
          <table:table-cell table:formula="of:=AVERAGE([.J146:.J150])" office:value-type="float" office:value="-0.0737418">
            <text:p>-0.0737418</text:p>
          </table:table-cell>
          <table:table-cell table:formula="of:=AVERAGE([.J142:.J150])" office:value-type="float" office:value="-0.126893">
            <text:p>-0.126893</text:p>
          </table:table-cell>
          <table:table-cell office:value-type="float" office:value="500.91153">
            <text:p>500.91153</text:p>
          </table:table-cell>
          <table:table-cell office:value-type="float" office:value="-0.019455">
            <text:p>-0.019455</text:p>
          </table:table-cell>
          <table:table-cell office:value-type="float" office:value="0.016121">
            <text:p>0.016121</text:p>
          </table:table-cell>
          <table:table-cell table:formula="of:=[.O150]-0.021583" office:value-type="float" office:value="-0.005462">
            <text:p>-0.005462</text:p>
          </table:table-cell>
          <table:table-cell office:value-type="float" office:value="182.861847">
            <text:p>182.861847</text:p>
          </table:table-cell>
          <table:table-cell office:value-type="float" office:value="1499">
            <text:p>1499</text:p>
          </table:table-cell>
          <table:table-cell office:value-type="float" office:value="-1236">
            <text:p>-1236</text:p>
          </table:table-cell>
          <table:table-cell office:value-type="float" office:value="562">
            <text:p>562</text:p>
          </table:table-cell>
          <table:table-cell office:value-type="float" office:value="6660">
            <text:p>6660</text:p>
          </table:table-cell>
          <table:table-cell office:value-type="float" office:value="7951.401367">
            <text:p>7951.401367</text:p>
          </table:table-cell>
          <table:table-cell office:value-type="float" office:value="-2.667676">
            <text:p>-2.667676</text:p>
          </table:table-cell>
          <table:table-cell office:value-type="float" office:value="-2.348825">
            <text:p>-2.348825</text:p>
          </table:table-cell>
          <table:table-cell office:value-type="float" office:value="11.952389">
            <text:p>11.952389</text:p>
          </table:table-cell>
        </table:table-row>
        <table:table-row table:style-name="ro1">
          <table:table-cell office:value-type="float" office:value="38807">
            <text:p>38807</text:p>
          </table:table-cell>
          <table:table-cell office:value-type="float" office:value="24">
            <text:p>24</text:p>
          </table:table-cell>
          <table:table-cell office:value-type="float" office:value="-98">
            <text:p>-98</text:p>
          </table:table-cell>
          <table:table-cell office:value-type="float" office:value="507.19696">
            <text:p>507.19696</text:p>
          </table:table-cell>
          <table:table-cell office:value-type="float" office:value="0.01">
            <text:p>0.01</text:p>
          </table:table-cell>
          <table:table-cell office:value-type="float" office:value="0.027153">
            <text:p>0.027153</text:p>
          </table:table-cell>
          <table:table-cell office:value-type="float" office:value="171.526627">
            <text:p>171.526627</text:p>
          </table:table-cell>
          <table:table-cell office:value-type="float" office:value="0.01514">
            <text:p>0.01514</text:p>
          </table:table-cell>
          <table:table-cell office:value-type="float" office:value="0.682347">
            <text:p>0.682347</text:p>
          </table:table-cell>
          <table:table-cell table:formula="of:=[.I151]-[.$I$2]" office:value-type="float" office:value="0.663193">
            <text:p>0.663193</text:p>
          </table:table-cell>
          <table:table-cell table:formula="of:=AVERAGE([.J147:.J151])" office:value-type="float" office:value="-0.0272944">
            <text:p>-0.0272944</text:p>
          </table:table-cell>
          <table:table-cell table:formula="of:=AVERAGE([.J143:.J151])" office:value-type="float" office:value="-0.0744866666666667">
            <text:p>-0.0744866667</text:p>
          </table:table-cell>
          <table:table-cell office:value-type="float" office:value="4606.836914">
            <text:p>4606.836914</text:p>
          </table:table-cell>
          <table:table-cell office:value-type="float" office:value="0.038911">
            <text:p>0.038911</text:p>
          </table:table-cell>
          <table:table-cell office:value-type="float" office:value="0.105652">
            <text:p>0.105652</text:p>
          </table:table-cell>
          <table:table-cell table:formula="of:=[.O151]-0.021583" office:value-type="float" office:value="0.084069">
            <text:p>0.084069</text:p>
          </table:table-cell>
          <table:table-cell office:value-type="float" office:value="171.526611">
            <text:p>171.526611</text:p>
          </table:table-cell>
          <table:table-cell office:value-type="float" office:value="1478">
            <text:p>1478</text:p>
          </table:table-cell>
          <table:table-cell office:value-type="float" office:value="-1247">
            <text:p>-1247</text:p>
          </table:table-cell>
          <table:table-cell office:value-type="float" office:value="631">
            <text:p>631</text:p>
          </table:table-cell>
          <table:table-cell office:value-type="float" office:value="6730">
            <text:p>6730</text:p>
          </table:table-cell>
          <table:table-cell office:value-type="float" office:value="8021.841309">
            <text:p>8021.841309</text:p>
          </table:table-cell>
          <table:table-cell office:value-type="float" office:value="-2.657676">
            <text:p>-2.657676</text:p>
          </table:table-cell>
          <table:table-cell office:value-type="float" office:value="-2.321672">
            <text:p>-2.321672</text:p>
          </table:table-cell>
          <table:table-cell office:value-type="float" office:value="12.642767">
            <text:p>12.642767</text:p>
          </table:table-cell>
        </table:table-row>
        <table:table-row table:style-name="ro1">
          <table:table-cell office:value-type="float" office:value="39064">
            <text:p>39064</text:p>
          </table:table-cell>
          <table:table-cell office:value-type="float" office:value="22">
            <text:p>22</text:p>
          </table:table-cell>
          <table:table-cell office:value-type="float" office:value="-121">
            <text:p>-121</text:p>
          </table:table-cell>
          <table:table-cell office:value-type="float" office:value="649.877502">
            <text:p>649.877502</text:p>
          </table:table-cell>
          <table:table-cell office:value-type="float" office:value="0.033256">
            <text:p>0.033256</text:p>
          </table:table-cell>
          <table:table-cell office:value-type="float" office:value="0.056976">
            <text:p>0.056976</text:p>
          </table:table-cell>
          <table:table-cell office:value-type="float" office:value="71.32663">
            <text:p>71.32663</text:p>
          </table:table-cell>
          <table:table-cell office:value-type="float" office:value="-0.030281">
            <text:p>-0.030281</text:p>
          </table:table-cell>
          <table:table-cell office:value-type="float" office:value="0.351948">
            <text:p>0.351948</text:p>
          </table:table-cell>
          <table:table-cell table:formula="of:=[.I152]-[.$I$2]" office:value-type="float" office:value="0.332794">
            <text:p>0.332794</text:p>
          </table:table-cell>
          <table:table-cell table:formula="of:=AVERAGE([.J148:.J152])" office:value-type="float" office:value="0.154665">
            <text:p>0.154665</text:p>
          </table:table-cell>
          <table:table-cell table:formula="of:=AVERAGE([.J144:.J152])" office:value-type="float" office:value="-0.0287307777777778">
            <text:p>-0.0287307778</text:p>
          </table:table-cell>
          <table:table-cell office:value-type="float" office:value="1062.289429">
            <text:p>1062.289429</text:p>
          </table:table-cell>
          <table:table-cell office:value-type="float" office:value="0.1294">
            <text:p>0.1294</text:p>
          </table:table-cell>
          <table:table-cell office:value-type="float" office:value="0.221697">
            <text:p>0.221697</text:p>
          </table:table-cell>
          <table:table-cell table:formula="of:=[.O152]-0.021583" office:value-type="float" office:value="0.200114">
            <text:p>0.200114</text:p>
          </table:table-cell>
          <table:table-cell office:value-type="float" office:value="71.326645">
            <text:p>71.326645</text:p>
          </table:table-cell>
          <table:table-cell office:value-type="float" office:value="1459">
            <text:p>1459</text:p>
          </table:table-cell>
          <table:table-cell office:value-type="float" office:value="-1257">
            <text:p>-1257</text:p>
          </table:table-cell>
          <table:table-cell office:value-type="float" office:value="714">
            <text:p>714</text:p>
          </table:table-cell>
          <table:table-cell office:value-type="float" office:value="6818">
            <text:p>6818</text:p>
          </table:table-cell>
          <table:table-cell office:value-type="float" office:value="8109.293945">
            <text:p>8109.293945</text:p>
          </table:table-cell>
          <table:table-cell office:value-type="float" office:value="-2.62442">
            <text:p>-2.62442</text:p>
          </table:table-cell>
          <table:table-cell office:value-type="float" office:value="-2.264696">
            <text:p>-2.264696</text:p>
          </table:table-cell>
          <table:table-cell office:value-type="float" office:value="13.7068">
            <text:p>13.7068</text:p>
          </table:table-cell>
        </table:table-row>
        <table:table-row table:style-name="ro1">
          <table:table-cell office:value-type="float" office:value="39321">
            <text:p>39321</text:p>
          </table:table-cell>
          <table:table-cell office:value-type="float" office:value="18">
            <text:p>18</text:p>
          </table:table-cell>
          <table:table-cell office:value-type="float" office:value="-124">
            <text:p>-124</text:p>
          </table:table-cell>
          <table:table-cell office:value-type="float" office:value="786.128906">
            <text:p>786.128906</text:p>
          </table:table-cell>
          <table:table-cell office:value-type="float" office:value="0.04">
            <text:p>0.04</text:p>
          </table:table-cell>
          <table:table-cell office:value-type="float" office:value="0.053484">
            <text:p>0.053484</text:p>
          </table:table-cell>
          <table:table-cell office:value-type="float" office:value="33.708878">
            <text:p>33.708878</text:p>
          </table:table-cell>
          <table:table-cell office:value-type="float" office:value="-0.060561">
            <text:p>-0.060561</text:p>
          </table:table-cell>
          <table:table-cell office:value-type="float" office:value="0.038307">
            <text:p>0.038307</text:p>
          </table:table-cell>
          <table:table-cell table:formula="of:=[.I153]-[.$I$2]" office:value-type="float" office:value="0.019153">
            <text:p>0.019153</text:p>
          </table:table-cell>
          <table:table-cell table:formula="of:=AVERAGE([.J149:.J153])" office:value-type="float" office:value="0.0981618">
            <text:p>0.0981618</text:p>
          </table:table-cell>
          <table:table-cell table:formula="of:=AVERAGE([.J145:.J153])" office:value-type="float" office:value="0.0151628888888889">
            <text:p>0.0151628889</text:p>
          </table:table-cell>
          <table:table-cell office:value-type="float" office:value="36.746166">
            <text:p>36.746166</text:p>
          </table:table-cell>
          <table:table-cell office:value-type="float" office:value="0.155642">
            <text:p>0.155642</text:p>
          </table:table-cell>
          <table:table-cell office:value-type="float" office:value="0.208107">
            <text:p>0.208107</text:p>
          </table:table-cell>
          <table:table-cell table:formula="of:=[.O153]-0.021583" office:value-type="float" office:value="0.186524">
            <text:p>0.186524</text:p>
          </table:table-cell>
          <table:table-cell office:value-type="float" office:value="33.708881">
            <text:p>33.708881</text:p>
          </table:table-cell>
          <table:table-cell office:value-type="float" office:value="1443">
            <text:p>1443</text:p>
          </table:table-cell>
          <table:table-cell office:value-type="float" office:value="-1266">
            <text:p>-1266</text:p>
          </table:table-cell>
          <table:table-cell office:value-type="float" office:value="793">
            <text:p>793</text:p>
          </table:table-cell>
          <table:table-cell office:value-type="float" office:value="6913">
            <text:p>6913</text:p>
          </table:table-cell>
          <table:table-cell office:value-type="float" office:value="8204.788086">
            <text:p>8204.788086</text:p>
          </table:table-cell>
          <table:table-cell office:value-type="float" office:value="-2.58442">
            <text:p>-2.58442</text:p>
          </table:table-cell>
          <table:table-cell office:value-type="float" office:value="-2.211213">
            <text:p>-2.211213</text:p>
          </table:table-cell>
          <table:table-cell office:value-type="float" office:value="14.440669">
            <text:p>14.440669</text:p>
          </table:table-cell>
        </table:table-row>
        <table:table-row table:style-name="ro1">
          <table:table-cell office:value-type="float" office:value="39578">
            <text:p>39578</text:p>
          </table:table-cell>
          <table:table-cell office:value-type="float" office:value="22">
            <text:p>22</text:p>
          </table:table-cell>
          <table:table-cell office:value-type="float" office:value="-90">
            <text:p>-90</text:p>
          </table:table-cell>
          <table:table-cell office:value-type="float" office:value="508.993958">
            <text:p>508.993958</text:p>
          </table:table-cell>
          <table:table-cell office:value-type="float" office:value="0.023023">
            <text:p>0.023023</text:p>
          </table:table-cell>
          <table:table-cell office:value-type="float" office:value="0.019722">
            <text:p>0.019722</text:p>
          </table:table-cell>
          <table:table-cell office:value-type="float" office:value="14.336681">
            <text:p>14.336681</text:p>
          </table:table-cell>
          <table:table-cell office:value-type="float" office:value="0.060561">
            <text:p>0.060561</text:p>
          </table:table-cell>
          <table:table-cell office:value-type="float" office:value="-0.507571">
            <text:p>-0.507571</text:p>
          </table:table-cell>
          <table:table-cell table:formula="of:=[.I154]-[.$I$2]" office:value-type="float" office:value="-0.526725">
            <text:p>-0.526725</text:p>
          </table:table-cell>
          <table:table-cell table:formula="of:=AVERAGE([.J150:.J154])" office:value-type="float" office:value="0.0574604">
            <text:p>0.0574604</text:p>
          </table:table-cell>
          <table:table-cell table:formula="of:=AVERAGE([.J146:.J154])" office:value-type="float" office:value="0.0133006666666667">
            <text:p>0.0133006667</text:p>
          </table:table-cell>
          <table:table-cell office:value-type="float" office:value="738.113464">
            <text:p>738.113464</text:p>
          </table:table-cell>
          <table:table-cell office:value-type="float" office:value="0.089585">
            <text:p>0.089585</text:p>
          </table:table-cell>
          <table:table-cell office:value-type="float" office:value="0.076741">
            <text:p>0.076741</text:p>
          </table:table-cell>
          <table:table-cell table:formula="of:=[.O154]-0.021583" office:value-type="float" office:value="0.055158">
            <text:p>0.055158</text:p>
          </table:table-cell>
          <table:table-cell office:value-type="float" office:value="14.336674">
            <text:p>14.336674</text:p>
          </table:table-cell>
          <table:table-cell office:value-type="float" office:value="1424">
            <text:p>1424</text:p>
          </table:table-cell>
          <table:table-cell office:value-type="float" office:value="-1278">
            <text:p>-1278</text:p>
          </table:table-cell>
          <table:table-cell office:value-type="float" office:value="847">
            <text:p>847</text:p>
          </table:table-cell>
          <table:table-cell office:value-type="float" office:value="6985">
            <text:p>6985</text:p>
          </table:table-cell>
          <table:table-cell office:value-type="float" office:value="8283.121094">
            <text:p>8283.121094</text:p>
          </table:table-cell>
          <table:table-cell office:value-type="float" office:value="-2.561397">
            <text:p>-2.561397</text:p>
          </table:table-cell>
          <table:table-cell office:value-type="float" office:value="-2.19149">
            <text:p>-2.19149</text:p>
          </table:table-cell>
          <table:table-cell office:value-type="float" office:value="14.441599">
            <text:p>14.441599</text:p>
          </table:table-cell>
        </table:table-row>
        <table:table-row table:style-name="ro1">
          <table:table-cell office:value-type="float" office:value="39835">
            <text:p>39835</text:p>
          </table:table-cell>
          <table:table-cell office:value-type="float" office:value="27">
            <text:p>27</text:p>
          </table:table-cell>
          <table:table-cell office:value-type="float" office:value="-120">
            <text:p>-120</text:p>
          </table:table-cell>
          <table:table-cell office:value-type="float" office:value="543.362854">
            <text:p>543.362854</text:p>
          </table:table-cell>
          <table:table-cell office:value-type="float" office:value="0.005">
            <text:p>0.005</text:p>
          </table:table-cell>
          <table:table-cell office:value-type="float" office:value="0.008183">
            <text:p>0.008183</text:p>
          </table:table-cell>
          <table:table-cell office:value-type="float" office:value="63.66925">
            <text:p>63.66925</text:p>
          </table:table-cell>
          <table:table-cell office:value-type="float" office:value="0.075701">
            <text:p>0.075701</text:p>
          </table:table-cell>
          <table:table-cell office:value-type="float" office:value="0.45011">
            <text:p>0.45011</text:p>
          </table:table-cell>
          <table:table-cell table:formula="of:=[.I155]-[.$I$2]" office:value-type="float" office:value="0.430956">
            <text:p>0.430956</text:p>
          </table:table-cell>
          <table:table-cell table:formula="of:=AVERAGE([.J151:.J155])" office:value-type="float" office:value="0.1838742">
            <text:p>0.1838742</text:p>
          </table:table-cell>
          <table:table-cell table:formula="of:=AVERAGE([.J147:.J155])" office:value-type="float" office:value="0.0133006666666667">
            <text:p>0.0133006667</text:p>
          </table:table-cell>
          <table:table-cell office:value-type="float" office:value="694.58606">
            <text:p>694.58606</text:p>
          </table:table-cell>
          <table:table-cell office:value-type="float" office:value="0.019455">
            <text:p>0.019455</text:p>
          </table:table-cell>
          <table:table-cell office:value-type="float" office:value="0.031842">
            <text:p>0.031842</text:p>
          </table:table-cell>
          <table:table-cell table:formula="of:=[.O155]-0.021583" office:value-type="float" office:value="0.010259">
            <text:p>0.010259</text:p>
          </table:table-cell>
          <table:table-cell office:value-type="float" office:value="63.66925">
            <text:p>63.66925</text:p>
          </table:table-cell>
          <table:table-cell office:value-type="float" office:value="1401">
            <text:p>1401</text:p>
          </table:table-cell>
          <table:table-cell office:value-type="float" office:value="-1293">
            <text:p>-1293</text:p>
          </table:table-cell>
          <table:table-cell office:value-type="float" office:value="917">
            <text:p>917</text:p>
          </table:table-cell>
          <table:table-cell office:value-type="float" office:value="7082">
            <text:p>7082</text:p>
          </table:table-cell>
          <table:table-cell office:value-type="float" office:value="8388.973633">
            <text:p>8388.973633</text:p>
          </table:table-cell>
          <table:table-cell office:value-type="float" office:value="-2.556397">
            <text:p>-2.556397</text:p>
          </table:table-cell>
          <table:table-cell office:value-type="float" office:value="-2.183307">
            <text:p>-2.183307</text:p>
          </table:table-cell>
          <table:table-cell office:value-type="float" office:value="14.594372">
            <text:p>14.594372</text:p>
          </table:table-cell>
        </table:table-row>
        <table:table-row table:style-name="ro1">
          <table:table-cell office:value-type="float" office:value="40092">
            <text:p>40092</text:p>
          </table:table-cell>
          <table:table-cell office:value-type="float" office:value="27">
            <text:p>27</text:p>
          </table:table-cell>
          <table:table-cell office:value-type="float" office:value="-138">
            <text:p>-138</text:p>
          </table:table-cell>
          <table:table-cell office:value-type="float" office:value="611.887878">
            <text:p>611.887878</text:p>
          </table:table-cell>
          <table:table-cell office:value-type="float" office:value="0">
            <text:p>0</text:p>
          </table:table-cell>
          <table:table-cell office:value-type="float" office:value="0.006506">
            <text:p>0.006506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280122">
            <text:p>0.280122</text:p>
          </table:table-cell>
          <table:table-cell table:formula="of:=[.I156]-[.$I$2]" office:value-type="float" office:value="0.260968">
            <text:p>0.260968</text:p>
          </table:table-cell>
          <table:table-cell table:formula="of:=AVERAGE([.J152:.J156])" office:value-type="float" office:value="0.1034292">
            <text:p>0.1034292</text:p>
          </table:table-cell>
          <table:table-cell table:formula="of:=AVERAGE([.J148:.J156])" office:value-type="float" office:value="0.106408555555556">
            <text:p>0.106408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314">
            <text:p>0.025314</text:p>
          </table:table-cell>
          <table:table-cell table:formula="of:=[.O156]-0.021583" office:value-type="float" office:value="0.003731">
            <text:p>0.003731</text:p>
          </table:table-cell>
          <table:table-cell office:value-type="float" office:value="100">
            <text:p>100</text:p>
          </table:table-cell>
          <table:table-cell office:value-type="float" office:value="1378">
            <text:p>1378</text:p>
          </table:table-cell>
          <table:table-cell office:value-type="float" office:value="-1308">
            <text:p>-1308</text:p>
          </table:table-cell>
          <table:table-cell office:value-type="float" office:value="996">
            <text:p>996</text:p>
          </table:table-cell>
          <table:table-cell office:value-type="float" office:value="7195">
            <text:p>7195</text:p>
          </table:table-cell>
          <table:table-cell office:value-type="float" office:value="8511.576172">
            <text:p>8511.576172</text:p>
          </table:table-cell>
          <table:table-cell office:value-type="float" office:value="-2.556397">
            <text:p>-2.556397</text:p>
          </table:table-cell>
          <table:table-cell office:value-type="float" office:value="-2.176801">
            <text:p>-2.176801</text:p>
          </table:table-cell>
          <table:table-cell office:value-type="float" office:value="14.84886">
            <text:p>14.84886</text:p>
          </table:table-cell>
        </table:table-row>
        <table:table-row table:style-name="ro1">
          <table:table-cell office:value-type="float" office:value="40349">
            <text:p>40349</text:p>
          </table:table-cell>
          <table:table-cell office:value-type="float" office:value="26">
            <text:p>26</text:p>
          </table:table-cell>
          <table:table-cell office:value-type="float" office:value="-117">
            <text:p>-117</text:p>
          </table:table-cell>
          <table:table-cell office:value-type="float" office:value="550.683899">
            <text:p>550.683899</text:p>
          </table:table-cell>
          <table:table-cell office:value-type="float" office:value="0">
            <text:p>0</text:p>
          </table:table-cell>
          <table:table-cell office:value-type="float" office:value="-0.000479">
            <text:p>-0.000479</text:p>
          </table:table-cell>
          <table:table-cell office:value-type="string">
            <text:p>Infinity</text:p>
          </table:table-cell>
          <table:table-cell office:value-type="float" office:value="-0.01514">
            <text:p>-0.01514</text:p>
          </table:table-cell>
          <table:table-cell office:value-type="float" office:value="-0.318429">
            <text:p>-0.318429</text:p>
          </table:table-cell>
          <table:table-cell table:formula="of:=[.I157]-[.$I$2]" office:value-type="float" office:value="-0.337583">
            <text:p>-0.337583</text:p>
          </table:table-cell>
          <table:table-cell table:formula="of:=AVERAGE([.J153:.J157])" office:value-type="float" office:value="-0.0306462">
            <text:p>-0.0306462</text:p>
          </table:table-cell>
          <table:table-cell table:formula="of:=AVERAGE([.J149:.J157])" office:value-type="float" office:value="0.0353805555555555">
            <text:p>0.0353805556</text:p>
          </table:table-cell>
          <table:table-cell office:value-type="float" office:value="2203.190186">
            <text:p>2203.190186</text:p>
          </table:table-cell>
          <table:table-cell office:value-type="float" office:value="0">
            <text:p>0</text:p>
          </table:table-cell>
          <table:table-cell office:value-type="float" office:value="-0.001865">
            <text:p>-0.001865</text:p>
          </table:table-cell>
          <table:table-cell table:formula="of:=[.O157]-0.021583" office:value-type="float" office:value="-0.023448">
            <text:p>-0.023448</text:p>
          </table:table-cell>
          <table:table-cell office:value-type="float" office:value="100">
            <text:p>100</text:p>
          </table:table-cell>
          <table:table-cell office:value-type="float" office:value="1356">
            <text:p>1356</text:p>
          </table:table-cell>
          <table:table-cell office:value-type="float" office:value="-1322">
            <text:p>-1322</text:p>
          </table:table-cell>
          <table:table-cell office:value-type="float" office:value="1063">
            <text:p>1063</text:p>
          </table:table-cell>
          <table:table-cell office:value-type="float" office:value="7291">
            <text:p>7291</text:p>
          </table:table-cell>
          <table:table-cell office:value-type="float" office:value="8617.982422">
            <text:p>8617.982422</text:p>
          </table:table-cell>
          <table:table-cell office:value-type="float" office:value="-2.556397">
            <text:p>-2.556397</text:p>
          </table:table-cell>
          <table:table-cell office:value-type="float" office:value="-2.17728">
            <text:p>-2.17728</text:p>
          </table:table-cell>
          <table:table-cell office:value-type="float" office:value="14.830104">
            <text:p>14.830104</text:p>
          </table:table-cell>
        </table:table-row>
        <table:table-row table:style-name="ro1">
          <table:table-cell office:value-type="float" office:value="40606">
            <text:p>40606</text:p>
          </table:table-cell>
          <table:table-cell office:value-type="float" office:value="27">
            <text:p>27</text:p>
          </table:table-cell>
          <table:table-cell office:value-type="float" office:value="-99">
            <text:p>-99</text:p>
          </table:table-cell>
          <table:table-cell office:value-type="float" office:value="465.46698">
            <text:p>465.46698</text:p>
          </table:table-cell>
          <table:table-cell office:value-type="float" office:value="-0.002547">
            <text:p>-0.002547</text:p>
          </table:table-cell>
          <table:table-cell office:value-type="float" office:value="0.003458">
            <text:p>0.003458</text:p>
          </table:table-cell>
          <table:table-cell office:value-type="float" office:value="235.769623">
            <text:p>235.769623</text:p>
          </table:table-cell>
          <table:table-cell office:value-type="float" office:value="0.01514">
            <text:p>0.01514</text:p>
          </table:table-cell>
          <table:table-cell office:value-type="float" office:value="-0.280122">
            <text:p>-0.280122</text:p>
          </table:table-cell>
          <table:table-cell table:formula="of:=[.I158]-[.$I$2]" office:value-type="float" office:value="-0.299276">
            <text:p>-0.299276</text:p>
          </table:table-cell>
          <table:table-cell table:formula="of:=AVERAGE([.J154:.J158])" office:value-type="float" office:value="-0.094332">
            <text:p>-0.094332</text:p>
          </table:table-cell>
          <table:table-cell table:formula="of:=AVERAGE([.J150:.J158])" office:value-type="float" office:value="0.0380407777777778">
            <text:p>0.0380407778</text:p>
          </table:table-cell>
          <table:table-cell office:value-type="float" office:value="1750.175049">
            <text:p>1750.175049</text:p>
          </table:table-cell>
          <table:table-cell office:value-type="float" office:value="-0.009911">
            <text:p>-0.009911</text:p>
          </table:table-cell>
          <table:table-cell office:value-type="float" office:value="0.013456">
            <text:p>0.013456</text:p>
          </table:table-cell>
          <table:table-cell table:formula="of:=[.O158]-0.021583" office:value-type="float" office:value="-0.008127">
            <text:p>-0.008127</text:p>
          </table:table-cell>
          <table:table-cell office:value-type="float" office:value="235.769623">
            <text:p>235.769623</text:p>
          </table:table-cell>
          <table:table-cell office:value-type="float" office:value="1333">
            <text:p>1333</text:p>
          </table:table-cell>
          <table:table-cell office:value-type="float" office:value="-1337">
            <text:p>-1337</text:p>
          </table:table-cell>
          <table:table-cell office:value-type="float" office:value="1119">
            <text:p>1119</text:p>
          </table:table-cell>
          <table:table-cell office:value-type="float" office:value="7372">
            <text:p>7372</text:p>
          </table:table-cell>
          <table:table-cell office:value-type="float" office:value="8711.628906">
            <text:p>8711.628906</text:p>
          </table:table-cell>
          <table:table-cell office:value-type="float" office:value="-2.558944">
            <text:p>-2.558944</text:p>
          </table:table-cell>
          <table:table-cell office:value-type="float" office:value="-2.173822">
            <text:p>-2.173822</text:p>
          </table:table-cell>
          <table:table-cell office:value-type="float" office:value="15.05003">
            <text:p>15.05003</text:p>
          </table:table-cell>
        </table:table-row>
        <table:table-row table:style-name="ro1">
          <table:table-cell office:value-type="float" office:value="40863">
            <text:p>40863</text:p>
          </table:table-cell>
          <table:table-cell office:value-type="float" office:value="28">
            <text:p>28</text:p>
          </table:table-cell>
          <table:table-cell office:value-type="float" office:value="-110">
            <text:p>-110</text:p>
          </table:table-cell>
          <table:table-cell office:value-type="float" office:value="491.948273">
            <text:p>491.948273</text:p>
          </table:table-cell>
          <table:table-cell office:value-type="float" office:value="0">
            <text:p>0</text:p>
          </table:table-cell>
          <table:table-cell office:value-type="float" office:value="0.005855">
            <text:p>0.005855</text:p>
          </table:table-cell>
          <table:table-cell office:value-type="string">
            <text:p>Infinity</text:p>
          </table:table-cell>
          <table:table-cell office:value-type="float" office:value="0.01514">
            <text:p>0.01514</text:p>
          </table:table-cell>
          <table:table-cell office:value-type="float" office:value="0.167594">
            <text:p>0.167594</text:p>
          </table:table-cell>
          <table:table-cell table:formula="of:=[.I159]-[.$I$2]" office:value-type="float" office:value="0.14844">
            <text:p>0.14844</text:p>
          </table:table-cell>
          <table:table-cell table:formula="of:=AVERAGE([.J155:.J159])" office:value-type="float" office:value="0.040701">
            <text:p>0.040701</text:p>
          </table:table-cell>
          <table:table-cell table:formula="of:=AVERAGE([.J151:.J159])" office:value-type="float" office:value="0.07688">
            <text:p>0.07688</text:p>
          </table:table-cell>
          <table:table-cell office:value-type="float" office:value="1206.942505">
            <text:p>1206.942505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table:formula="of:=[.O159]-0.021583" office:value-type="float" office:value="0.0012">
            <text:p>0.0012</text:p>
          </table:table-cell>
          <table:table-cell office:value-type="float" office:value="100">
            <text:p>100</text:p>
          </table:table-cell>
          <table:table-cell office:value-type="float" office:value="1310">
            <text:p>1310</text:p>
          </table:table-cell>
          <table:table-cell office:value-type="float" office:value="-1352">
            <text:p>-1352</text:p>
          </table:table-cell>
          <table:table-cell office:value-type="float" office:value="1181">
            <text:p>1181</text:p>
          </table:table-cell>
          <table:table-cell office:value-type="float" office:value="7462">
            <text:p>7462</text:p>
          </table:table-cell>
          <table:table-cell office:value-type="float" office:value="8814.943359">
            <text:p>8814.943359</text:p>
          </table:table-cell>
          <table:table-cell office:value-type="float" office:value="-2.558944">
            <text:p>-2.558944</text:p>
          </table:table-cell>
          <table:table-cell office:value-type="float" office:value="-2.167967">
            <text:p>-2.167967</text:p>
          </table:table-cell>
          <table:table-cell office:value-type="float" office:value="15.278838">
            <text:p>15.278838</text:p>
          </table:table-cell>
        </table:table-row>
        <table:table-row table:style-name="ro1">
          <table:table-cell office:value-type="float" office:value="41120">
            <text:p>41120</text:p>
          </table:table-cell>
          <table:table-cell office:value-type="float" office:value="28">
            <text:p>28</text:p>
          </table:table-cell>
          <table:table-cell office:value-type="float" office:value="-114">
            <text:p>-114</text:p>
          </table:table-cell>
          <table:table-cell office:value-type="float" office:value="508.891235">
            <text:p>508.891235</text:p>
          </table:table-cell>
          <table:table-cell office:value-type="float" office:value="0.005">
            <text:p>0.005</text:p>
          </table:table-cell>
          <table:table-cell office:value-type="float" office:value="0.006814">
            <text:p>0.006814</text:p>
          </table:table-cell>
          <table:table-cell office:value-type="float" office:value="36.276917">
            <text:p>36.276917</text:p>
          </table:table-cell>
          <table:table-cell office:value-type="float" office:value="0">
            <text:p>0</text:p>
          </table:table-cell>
          <table:table-cell office:value-type="float" office:value="0.071826">
            <text:p>0.071826</text:p>
          </table:table-cell>
          <table:table-cell table:formula="of:=[.I160]-[.$I$2]" office:value-type="float" office:value="0.052672">
            <text:p>0.052672</text:p>
          </table:table-cell>
          <table:table-cell table:formula="of:=AVERAGE([.J156:.J160])" office:value-type="float" office:value="-0.0349558">
            <text:p>-0.0349558</text:p>
          </table:table-cell>
          <table:table-cell table:formula="of:=AVERAGE([.J152:.J160])" office:value-type="float" office:value="0.00904433333333332">
            <text:p>0.0090443333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026513">
            <text:p>0.026513</text:p>
          </table:table-cell>
          <table:table-cell table:formula="of:=[.O160]-0.021583" office:value-type="float" office:value="0.00493">
            <text:p>0.00493</text:p>
          </table:table-cell>
          <table:table-cell office:value-type="float" office:value="36.276917">
            <text:p>36.276917</text:p>
          </table:table-cell>
          <table:table-cell office:value-type="float" office:value="1287">
            <text:p>1287</text:p>
          </table:table-cell>
          <table:table-cell office:value-type="float" office:value="-1367">
            <text:p>-1367</text:p>
          </table:table-cell>
          <table:table-cell office:value-type="float" office:value="1245">
            <text:p>1245</text:p>
          </table:table-cell>
          <table:table-cell office:value-type="float" office:value="7557">
            <text:p>7557</text:p>
          </table:table-cell>
          <table:table-cell office:value-type="float" office:value="8924.098633">
            <text:p>8924.098633</text:p>
          </table:table-cell>
          <table:table-cell office:value-type="float" office:value="-2.553944">
            <text:p>-2.553944</text:p>
          </table:table-cell>
          <table:table-cell office:value-type="float" office:value="-2.161153">
            <text:p>-2.161153</text:p>
          </table:table-cell>
          <table:table-cell office:value-type="float" office:value="15.379765">
            <text:p>15.379765</text:p>
          </table:table-cell>
        </table:table-row>
        <table:table-row table:style-name="ro1">
          <table:table-cell office:value-type="float" office:value="41377">
            <text:p>41377</text:p>
          </table:table-cell>
          <table:table-cell office:value-type="float" office:value="26">
            <text:p>26</text:p>
          </table:table-cell>
          <table:table-cell office:value-type="float" office:value="-96">
            <text:p>-96</text:p>
          </table:table-cell>
          <table:table-cell office:value-type="float" office:value="471.008392">
            <text:p>471.008392</text:p>
          </table:table-cell>
          <table:table-cell office:value-type="float" office:value="-0.005">
            <text:p>-0.005</text:p>
          </table:table-cell>
          <table:table-cell office:value-type="float" office:value="0.001301">
            <text:p>0.001301</text:p>
          </table:table-cell>
          <table:table-cell office:value-type="float" office:value="126.022736">
            <text:p>126.022736</text:p>
          </table:table-cell>
          <table:table-cell office:value-type="float" office:value="-0.030281">
            <text:p>-0.030281</text:p>
          </table:table-cell>
          <table:table-cell office:value-type="float" office:value="-0.272939">
            <text:p>-0.272939</text:p>
          </table:table-cell>
          <table:table-cell table:formula="of:=[.I161]-[.$I$2]" office:value-type="float" office:value="-0.292093">
            <text:p>-0.292093</text:p>
          </table:table-cell>
          <table:table-cell table:formula="of:=AVERAGE([.J157:.J161])" office:value-type="float" office:value="-0.145568">
            <text:p>-0.145568</text:p>
          </table:table-cell>
          <table:table-cell table:formula="of:=AVERAGE([.J153:.J161])" office:value-type="float" office:value="-0.0603875555555556">
            <text:p>-0.0603875556</text:p>
          </table:table-cell>
          <table:table-cell office:value-type="float" office:value="1001.367371">
            <text:p>1001.367371</text:p>
          </table:table-cell>
          <table:table-cell office:value-type="float" office:value="-0.019455">
            <text:p>-0.019455</text:p>
          </table:table-cell>
          <table:table-cell office:value-type="float" office:value="0.005063">
            <text:p>0.005063</text:p>
          </table:table-cell>
          <table:table-cell table:formula="of:=[.O161]-0.021583" office:value-type="float" office:value="-0.01652">
            <text:p>-0.01652</text:p>
          </table:table-cell>
          <table:table-cell office:value-type="float" office:value="126.02272">
            <text:p>126.02272</text:p>
          </table:table-cell>
          <table:table-cell office:value-type="float" office:value="1265">
            <text:p>1265</text:p>
          </table:table-cell>
          <table:table-cell office:value-type="float" office:value="-1381">
            <text:p>-1381</text:p>
          </table:table-cell>
          <table:table-cell office:value-type="float" office:value="1299">
            <text:p>1299</text:p>
          </table:table-cell>
          <table:table-cell office:value-type="float" office:value="7637">
            <text:p>7637</text:p>
          </table:table-cell>
          <table:table-cell office:value-type="float" office:value="9018.063477">
            <text:p>9018.063477</text:p>
          </table:table-cell>
          <table:table-cell office:value-type="float" office:value="-2.558944">
            <text:p>-2.558944</text:p>
          </table:table-cell>
          <table:table-cell office:value-type="float" office:value="-2.159852">
            <text:p>-2.159852</text:p>
          </table:table-cell>
          <table:table-cell office:value-type="float" office:value="15.595953">
            <text:p>15.595953</text:p>
          </table:table-cell>
        </table:table-row>
        <table:table-row table:style-name="ro1">
          <table:table-cell office:value-type="float" office:value="41634">
            <text:p>41634</text:p>
          </table:table-cell>
          <table:table-cell office:value-type="float" office:value="25">
            <text:p>25</text:p>
          </table:table-cell>
          <table:table-cell office:value-type="float" office:value="-85">
            <text:p>-85</text:p>
          </table:table-cell>
          <table:table-cell office:value-type="float" office:value="439.040955">
            <text:p>439.040955</text:p>
          </table:table-cell>
          <table:table-cell office:value-type="float" office:value="0.002551">
            <text:p>0.002551</text:p>
          </table:table-cell>
          <table:table-cell office:value-type="float" office:value="0.000616">
            <text:p>0.000616</text:p>
          </table:table-cell>
          <table:table-cell office:value-type="float" office:value="75.839958">
            <text:p>75.839958</text:p>
          </table:table-cell>
          <table:table-cell office:value-type="float" office:value="-0.01514">
            <text:p>-0.01514</text:p>
          </table:table-cell>
          <table:table-cell office:value-type="float" office:value="-0.177171">
            <text:p>-0.177171</text:p>
          </table:table-cell>
          <table:table-cell table:formula="of:=[.I162]-[.$I$2]" office:value-type="float" office:value="-0.196325">
            <text:p>-0.196325</text:p>
          </table:table-cell>
          <table:table-cell table:formula="of:=AVERAGE([.J158:.J162])" office:value-type="float" office:value="-0.1173164">
            <text:p>-0.1173164</text:p>
          </table:table-cell>
          <table:table-cell table:formula="of:=AVERAGE([.J154:.J162])" office:value-type="float" office:value="-0.0843295555555556">
            <text:p>-0.0843295556</text:p>
          </table:table-cell>
          <table:table-cell office:value-type="float" office:value="1270.196167">
            <text:p>1270.196167</text:p>
          </table:table-cell>
          <table:table-cell office:value-type="float" office:value="0.009926">
            <text:p>0.009926</text:p>
          </table:table-cell>
          <table:table-cell office:value-type="float" office:value="0.002398">
            <text:p>0.002398</text:p>
          </table:table-cell>
          <table:table-cell table:formula="of:=[.O162]-0.021583" office:value-type="float" office:value="-0.019185">
            <text:p>-0.019185</text:p>
          </table:table-cell>
          <table:table-cell office:value-type="float" office:value="75.839958">
            <text:p>75.839958</text:p>
          </table:table-cell>
          <table:table-cell office:value-type="float" office:value="1244">
            <text:p>1244</text:p>
          </table:table-cell>
          <table:table-cell office:value-type="float" office:value="-1395">
            <text:p>-1395</text:p>
          </table:table-cell>
          <table:table-cell office:value-type="float" office:value="1346">
            <text:p>1346</text:p>
          </table:table-cell>
          <table:table-cell office:value-type="float" office:value="7707">
            <text:p>7707</text:p>
          </table:table-cell>
          <table:table-cell office:value-type="float" office:value="9102.571289">
            <text:p>9102.571289</text:p>
          </table:table-cell>
          <table:table-cell office:value-type="float" office:value="-2.556393">
            <text:p>-2.556393</text:p>
          </table:table-cell>
          <table:table-cell office:value-type="float" office:value="-2.159236">
            <text:p>-2.159236</text:p>
          </table:table-cell>
          <table:table-cell office:value-type="float" office:value="15.535834">
            <text:p>15.535834</text:p>
          </table:table-cell>
        </table:table-row>
        <table:table-row table:style-name="ro1">
          <table:table-cell office:value-type="float" office:value="41891">
            <text:p>41891</text:p>
          </table:table-cell>
          <table:table-cell office:value-type="float" office:value="24">
            <text:p>24</text:p>
          </table:table-cell>
          <table:table-cell office:value-type="float" office:value="-65">
            <text:p>-65</text:p>
          </table:table-cell>
          <table:table-cell office:value-type="float" office:value="370.146942">
            <text:p>370.146942</text:p>
          </table:table-cell>
          <table:table-cell office:value-type="float" office:value="-0.005">
            <text:p>-0.005</text:p>
          </table:table-cell>
          <table:table-cell office:value-type="float" office:value="-0.003732">
            <text:p>-0.003732</text:p>
          </table:table-cell>
          <table:table-cell office:value-type="float" office:value="25.355864">
            <text:p>25.355864</text:p>
          </table:table-cell>
          <table:table-cell office:value-type="float" office:value="-0.01514">
            <text:p>-0.01514</text:p>
          </table:table-cell>
          <table:table-cell office:value-type="float" office:value="-0.301669">
            <text:p>-0.301669</text:p>
          </table:table-cell>
          <table:table-cell table:formula="of:=[.I163]-[.$I$2]" office:value-type="float" office:value="-0.320823">
            <text:p>-0.320823</text:p>
          </table:table-cell>
          <table:table-cell table:formula="of:=AVERAGE([.J159:.J163])" office:value-type="float" office:value="-0.1216258">
            <text:p>-0.1216258</text:p>
          </table:table-cell>
          <table:table-cell table:formula="of:=AVERAGE([.J155:.J163])" office:value-type="float" office:value="-0.0614515555555556">
            <text:p>-0.0614515556</text:p>
          </table:table-cell>
          <table:table-cell office:value-type="float" office:value="2092.496094">
            <text:p>2092.496094</text:p>
          </table:table-cell>
          <table:table-cell office:value-type="float" office:value="-0.019455">
            <text:p>-0.019455</text:p>
          </table:table-cell>
          <table:table-cell office:value-type="float" office:value="-0.014522">
            <text:p>-0.014522</text:p>
          </table:table-cell>
          <table:table-cell table:formula="of:=[.O163]-0.021583" office:value-type="float" office:value="-0.036105">
            <text:p>-0.036105</text:p>
          </table:table-cell>
          <table:table-cell office:value-type="float" office:value="25.355864">
            <text:p>25.355864</text:p>
          </table:table-cell>
          <table:table-cell office:value-type="float" office:value="1224">
            <text:p>1224</text:p>
          </table:table-cell>
          <table:table-cell office:value-type="float" office:value="-1408">
            <text:p>-1408</text:p>
          </table:table-cell>
          <table:table-cell office:value-type="float" office:value="1382">
            <text:p>1382</text:p>
          </table:table-cell>
          <table:table-cell office:value-type="float" office:value="7761">
            <text:p>7761</text:p>
          </table:table-cell>
          <table:table-cell office:value-type="float" office:value="9170.361328">
            <text:p>9170.361328</text:p>
          </table:table-cell>
          <table:table-cell office:value-type="float" office:value="-2.561393">
            <text:p>-2.561393</text:p>
          </table:table-cell>
          <table:table-cell office:value-type="float" office:value="-2.162968">
            <text:p>-2.162968</text:p>
          </table:table-cell>
          <table:table-cell office:value-type="float" office:value="15.555006">
            <text:p>15.555006</text:p>
          </table:table-cell>
        </table:table-row>
        <table:table-row table:style-name="ro1">
          <table:table-cell office:value-type="float" office:value="42148">
            <text:p>42148</text:p>
          </table:table-cell>
          <table:table-cell office:value-type="float" office:value="26">
            <text:p>26</text:p>
          </table:table-cell>
          <table:table-cell office:value-type="float" office:value="-83">
            <text:p>-83</text:p>
          </table:table-cell>
          <table:table-cell office:value-type="float" office:value="417.485962">
            <text:p>417.485962</text:p>
          </table:table-cell>
          <table:table-cell office:value-type="float" office:value="0">
            <text:p>0</text:p>
          </table:table-cell>
          <table:table-cell office:value-type="float" office:value="0.003287">
            <text:p>0.003287</text:p>
          </table:table-cell>
          <table:table-cell office:value-type="string">
            <text:p>Infinity</text:p>
          </table:table-cell>
          <table:table-cell office:value-type="float" office:value="0.030281">
            <text:p>0.030281</text:p>
          </table:table-cell>
          <table:table-cell office:value-type="float" office:value="0.268151">
            <text:p>0.268151</text:p>
          </table:table-cell>
          <table:table-cell table:formula="of:=[.I164]-[.$I$2]" office:value-type="float" office:value="0.248997">
            <text:p>0.248997</text:p>
          </table:table-cell>
          <table:table-cell table:formula="of:=AVERAGE([.J160:.J164])" office:value-type="float" office:value="-0.1015144">
            <text:p>-0.1015144</text:p>
          </table:table-cell>
          <table:table-cell table:formula="of:=AVERAGE([.J156:.J164])" office:value-type="float" office:value="-0.0816692222222222">
            <text:p>-0.0816692222</text:p>
          </table:table-cell>
          <table:table-cell office:value-type="float" office:value="985.553833">
            <text:p>985.553833</text:p>
          </table:table-cell>
          <table:table-cell office:value-type="float" office:value="0">
            <text:p>0</text:p>
          </table:table-cell>
          <table:table-cell office:value-type="float" office:value="0.01279">
            <text:p>0.01279</text:p>
          </table:table-cell>
          <table:table-cell table:formula="of:=[.O164]-0.021583" office:value-type="float" office:value="-0.008793">
            <text:p>-0.008793</text:p>
          </table:table-cell>
          <table:table-cell office:value-type="float" office:value="100">
            <text:p>100</text:p>
          </table:table-cell>
          <table:table-cell office:value-type="float" office:value="1202">
            <text:p>1202</text:p>
          </table:table-cell>
          <table:table-cell office:value-type="float" office:value="-1422">
            <text:p>-1422</text:p>
          </table:table-cell>
          <table:table-cell office:value-type="float" office:value="1428">
            <text:p>1428</text:p>
          </table:table-cell>
          <table:table-cell office:value-type="float" office:value="7829">
            <text:p>7829</text:p>
          </table:table-cell>
          <table:table-cell office:value-type="float" office:value="9253.760742">
            <text:p>9253.760742</text:p>
          </table:table-cell>
          <table:table-cell office:value-type="float" office:value="-2.561393">
            <text:p>-2.561393</text:p>
          </table:table-cell>
          <table:table-cell office:value-type="float" office:value="-2.159681">
            <text:p>-2.159681</text:p>
          </table:table-cell>
          <table:table-cell office:value-type="float" office:value="15.683338">
            <text:p>15.683338</text:p>
          </table:table-cell>
        </table:table-row>
        <table:table-row table:style-name="ro1">
          <table:table-cell office:value-type="float" office:value="42405">
            <text:p>42405</text:p>
          </table:table-cell>
          <table:table-cell office:value-type="float" office:value="28">
            <text:p>28</text:p>
          </table:table-cell>
          <table:table-cell office:value-type="float" office:value="-85">
            <text:p>-85</text:p>
          </table:table-cell>
          <table:table-cell office:value-type="float" office:value="403.844696">
            <text:p>403.844696</text:p>
          </table:table-cell>
          <table:table-cell office:value-type="float" office:value="-0.002545">
            <text:p>-0.002545</text:p>
          </table:table-cell>
          <table:table-cell office:value-type="float" office:value="0.007601">
            <text:p>0.007601</text:p>
          </table:table-cell>
          <table:table-cell office:value-type="float" office:value="398.625458">
            <text:p>398.625458</text:p>
          </table:table-cell>
          <table:table-cell office:value-type="float" office:value="0.030281">
            <text:p>0.030281</text:p>
          </table:table-cell>
          <table:table-cell office:value-type="float" office:value="0.038307">
            <text:p>0.038307</text:p>
          </table:table-cell>
          <table:table-cell table:formula="of:=[.I165]-[.$I$2]" office:value-type="float" office:value="0.019153">
            <text:p>0.019153</text:p>
          </table:table-cell>
          <table:table-cell table:formula="of:=AVERAGE([.J161:.J165])" office:value-type="float" office:value="-0.1082182">
            <text:p>-0.1082182</text:p>
          </table:table-cell>
          <table:table-cell table:formula="of:=AVERAGE([.J157:.J165])" office:value-type="float" office:value="-0.108537555555556">
            <text:p>-0.1085375556</text:p>
          </table:table-cell>
          <table:table-cell office:value-type="float" office:value="226.50769">
            <text:p>226.50769</text:p>
          </table:table-cell>
          <table:table-cell office:value-type="float" office:value="-0.009904">
            <text:p>-0.009904</text:p>
          </table:table-cell>
          <table:table-cell office:value-type="float" office:value="0.029577">
            <text:p>0.029577</text:p>
          </table:table-cell>
          <table:table-cell table:formula="of:=[.O165]-0.021583" office:value-type="float" office:value="0.007994">
            <text:p>0.007994</text:p>
          </table:table-cell>
          <table:table-cell office:value-type="float" office:value="398.625427">
            <text:p>398.625427</text:p>
          </table:table-cell>
          <table:table-cell office:value-type="float" office:value="1179">
            <text:p>1179</text:p>
          </table:table-cell>
          <table:table-cell office:value-type="float" office:value="-1437">
            <text:p>-1437</text:p>
          </table:table-cell>
          <table:table-cell office:value-type="float" office:value="1475">
            <text:p>1475</text:p>
          </table:table-cell>
          <table:table-cell office:value-type="float" office:value="7900">
            <text:p>7900</text:p>
          </table:table-cell>
          <table:table-cell office:value-type="float" office:value="9341.69043">
            <text:p>9341.69043</text:p>
          </table:table-cell>
          <table:table-cell office:value-type="float" office:value="-2.563938">
            <text:p>-2.563938</text:p>
          </table:table-cell>
          <table:table-cell office:value-type="float" office:value="-2.15208">
            <text:p>-2.15208</text:p>
          </table:table-cell>
          <table:table-cell office:value-type="float" office:value="16.063513">
            <text:p>16.063513</text:p>
          </table:table-cell>
        </table:table-row>
        <table:table-row table:style-name="ro1">
          <table:table-cell office:value-type="float" office:value="42662">
            <text:p>42662</text:p>
          </table:table-cell>
          <table:table-cell office:value-type="float" office:value="27">
            <text:p>27</text:p>
          </table:table-cell>
          <table:table-cell office:value-type="float" office:value="-62">
            <text:p>-62</text:p>
          </table:table-cell>
          <table:table-cell office:value-type="float" office:value="330.759705">
            <text:p>330.759705</text:p>
          </table:table-cell>
          <table:table-cell office:value-type="float" office:value="0">
            <text:p>0</text:p>
          </table:table-cell>
          <table:table-cell office:value-type="float" office:value="0.003664">
            <text:p>0.003664</text:p>
          </table:table-cell>
          <table:table-cell office:value-type="string">
            <text:p>Infinity</text:p>
          </table:table-cell>
          <table:table-cell office:value-type="float" office:value="-0.01514">
            <text:p>-0.01514</text:p>
          </table:table-cell>
          <table:table-cell office:value-type="float" office:value="-0.344765">
            <text:p>-0.344765</text:p>
          </table:table-cell>
          <table:table-cell table:formula="of:=[.I166]-[.$I$2]" office:value-type="float" office:value="-0.363919">
            <text:p>-0.363919</text:p>
          </table:table-cell>
          <table:table-cell table:formula="of:=AVERAGE([.J162:.J166])" office:value-type="float" office:value="-0.1225834">
            <text:p>-0.1225834</text:p>
          </table:table-cell>
          <table:table-cell table:formula="of:=AVERAGE([.J158:.J166])" office:value-type="float" office:value="-0.111463777777778">
            <text:p>-0.1114637778</text:p>
          </table:table-cell>
          <table:table-cell office:value-type="float" office:value="2377.138428">
            <text:p>2377.138428</text:p>
          </table:table-cell>
          <table:table-cell office:value-type="float" office:value="0">
            <text:p>0</text:p>
          </table:table-cell>
          <table:table-cell office:value-type="float" office:value="0.014256">
            <text:p>0.014256</text:p>
          </table:table-cell>
          <table:table-cell table:formula="of:=[.O166]-0.021583" office:value-type="float" office:value="-0.007327">
            <text:p>-0.007327</text:p>
          </table:table-cell>
          <table:table-cell office:value-type="float" office:value="100">
            <text:p>100</text:p>
          </table:table-cell>
          <table:table-cell office:value-type="float" office:value="1156">
            <text:p>1156</text:p>
          </table:table-cell>
          <table:table-cell office:value-type="float" office:value="-1452">
            <text:p>-1452</text:p>
          </table:table-cell>
          <table:table-cell office:value-type="float" office:value="1509">
            <text:p>1509</text:p>
          </table:table-cell>
          <table:table-cell office:value-type="float" office:value="7952">
            <text:p>7952</text:p>
          </table:table-cell>
          <table:table-cell office:value-type="float" office:value="9410.623047">
            <text:p>9410.623047</text:p>
          </table:table-cell>
          <table:table-cell office:value-type="float" office:value="-2.563938">
            <text:p>-2.563938</text:p>
          </table:table-cell>
          <table:table-cell office:value-type="float" office:value="-2.148416">
            <text:p>-2.148416</text:p>
          </table:table-cell>
          <table:table-cell office:value-type="float" office:value="16.206409">
            <text:p>16.206409</text:p>
          </table:table-cell>
        </table:table-row>
        <table:table-row table:style-name="ro1">
          <table:table-cell office:value-type="float" office:value="42919">
            <text:p>42919</text:p>
          </table:table-cell>
          <table:table-cell office:value-type="float" office:value="27">
            <text:p>27</text:p>
          </table:table-cell>
          <table:table-cell office:value-type="float" office:value="-65">
            <text:p>-65</text:p>
          </table:table-cell>
          <table:table-cell office:value-type="float" office:value="340.130615">
            <text:p>340.130615</text:p>
          </table:table-cell>
          <table:table-cell office:value-type="float" office:value="0">
            <text:p>0</text:p>
          </table:table-cell>
          <table:table-cell office:value-type="float" office:value="0.000411">
            <text:p>0.000411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038307">
            <text:p>0.038307</text:p>
          </table:table-cell>
          <table:table-cell table:formula="of:=[.I167]-[.$I$2]" office:value-type="float" office:value="0.019153">
            <text:p>0.019153</text:p>
          </table:table-cell>
          <table:table-cell table:formula="of:=AVERAGE([.J163:.J167])" office:value-type="float" office:value="-0.0794878">
            <text:p>-0.0794878</text:p>
          </table:table-cell>
          <table:table-cell table:formula="of:=AVERAGE([.J159:.J167])" office:value-type="float" office:value="-0.0760827777777778">
            <text:p>-0.076082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1599">
            <text:p>0.001599</text:p>
          </table:table-cell>
          <table:table-cell table:formula="of:=[.O167]-0.021583" office:value-type="float" office:value="-0.019984">
            <text:p>-0.019984</text:p>
          </table:table-cell>
          <table:table-cell office:value-type="float" office:value="100">
            <text:p>100</text:p>
          </table:table-cell>
          <table:table-cell office:value-type="float" office:value="1133">
            <text:p>1133</text:p>
          </table:table-cell>
          <table:table-cell office:value-type="float" office:value="-1467">
            <text:p>-1467</text:p>
          </table:table-cell>
          <table:table-cell office:value-type="float" office:value="1544">
            <text:p>1544</text:p>
          </table:table-cell>
          <table:table-cell office:value-type="float" office:value="8006">
            <text:p>8006</text:p>
          </table:table-cell>
          <table:table-cell office:value-type="float" office:value="9481.912109">
            <text:p>9481.912109</text:p>
          </table:table-cell>
          <table:table-cell office:value-type="float" office:value="-2.563938">
            <text:p>-2.563938</text:p>
          </table:table-cell>
          <table:table-cell office:value-type="float" office:value="-2.148005">
            <text:p>-2.148005</text:p>
          </table:table-cell>
          <table:table-cell office:value-type="float" office:value="16.222431">
            <text:p>16.222431</text:p>
          </table:table-cell>
        </table:table-row>
        <table:table-row table:style-name="ro1">
          <table:table-cell office:value-type="float" office:value="43176">
            <text:p>43176</text:p>
          </table:table-cell>
          <table:table-cell office:value-type="float" office:value="25">
            <text:p>25</text:p>
          </table:table-cell>
          <table:table-cell office:value-type="float" office:value="-6">
            <text:p>-6</text:p>
          </table:table-cell>
          <table:table-cell office:value-type="float" office:value="124.036766">
            <text:p>124.036766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string">
            <text:p>Infinity</text:p>
          </table:table-cell>
          <table:table-cell office:value-type="float" office:value="-0.030281">
            <text:p>-0.030281</text:p>
          </table:table-cell>
          <table:table-cell office:value-type="float" office:value="-0.890643">
            <text:p>-0.890643</text:p>
          </table:table-cell>
          <table:table-cell table:formula="of:=[.I168]-[.$I$2]" office:value-type="float" office:value="-0.909797">
            <text:p>-0.909797</text:p>
          </table:table-cell>
          <table:table-cell table:formula="of:=AVERAGE([.J164:.J168])" office:value-type="float" office:value="-0.1972826">
            <text:p>-0.1972826</text:p>
          </table:table-cell>
          <table:table-cell table:formula="of:=AVERAGE([.J160:.J168])" office:value-type="float" office:value="-0.193664666666667">
            <text:p>-0.1936646667</text:p>
          </table:table-cell>
          <table:table-cell office:value-type="float" office:value="3041.303711">
            <text:p>3041.303711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[.O168]-0.021583" office:value-type="float" office:value="0.001732">
            <text:p>0.001732</text:p>
          </table:table-cell>
          <table:table-cell office:value-type="float" office:value="100">
            <text:p>100</text:p>
          </table:table-cell>
          <table:table-cell office:value-type="float" office:value="1112">
            <text:p>1112</text:p>
          </table:table-cell>
          <table:table-cell office:value-type="float" office:value="-1481">
            <text:p>-1481</text:p>
          </table:table-cell>
          <table:table-cell office:value-type="float" office:value="1547">
            <text:p>1547</text:p>
          </table:table-cell>
          <table:table-cell office:value-type="float" office:value="8011">
            <text:p>8011</text:p>
          </table:table-cell>
          <table:table-cell office:value-type="float" office:value="9501.961914">
            <text:p>9501.961914</text:p>
          </table:table-cell>
          <table:table-cell office:value-type="float" office:value="-2.563938">
            <text:p>-2.563938</text:p>
          </table:table-cell>
          <table:table-cell office:value-type="float" office:value="-2.142013">
            <text:p>-2.142013</text:p>
          </table:table-cell>
          <table:table-cell office:value-type="float" office:value="16.456141">
            <text:p>16.456141</text:p>
          </table:table-cell>
        </table:table-row>
        <table:table-row table:style-name="ro1">
          <table:table-cell office:value-type="float" office:value="43433">
            <text:p>43433</text:p>
          </table:table-cell>
          <table:table-cell office:value-type="float" office:value="26">
            <text:p>26</text:p>
          </table:table-cell>
          <table:table-cell office:value-type="float" office:value="-40">
            <text:p>-40</text:p>
          </table:table-cell>
          <table:table-cell office:value-type="float" office:value="252.052811">
            <text:p>252.052811</text:p>
          </table:table-cell>
          <table:table-cell office:value-type="float" office:value="0.002549">
            <text:p>0.002549</text:p>
          </table:table-cell>
          <table:table-cell office:value-type="float" office:value="0.007362">
            <text:p>0.007362</text:p>
          </table:table-cell>
          <table:table-cell office:value-type="float" office:value="188.804825">
            <text:p>188.804825</text:p>
          </table:table-cell>
          <table:table-cell office:value-type="float" office:value="0.01514">
            <text:p>0.01514</text:p>
          </table:table-cell>
          <table:table-cell office:value-type="float" office:value="0.507571">
            <text:p>0.507571</text:p>
          </table:table-cell>
          <table:table-cell table:formula="of:=[.I169]-[.$I$2]" office:value-type="float" office:value="0.488417">
            <text:p>0.488417</text:p>
          </table:table-cell>
          <table:table-cell table:formula="of:=AVERAGE([.J165:.J169])" office:value-type="float" office:value="-0.1493986">
            <text:p>-0.1493986</text:p>
          </table:table-cell>
          <table:table-cell table:formula="of:=AVERAGE([.J161:.J169])" office:value-type="float" office:value="-0.145248555555556">
            <text:p>-0.1452485556</text:p>
          </table:table-cell>
          <table:table-cell office:value-type="float" office:value="3452.454102">
            <text:p>3452.454102</text:p>
          </table:table-cell>
          <table:table-cell office:value-type="float" office:value="0.009918">
            <text:p>0.009918</text:p>
          </table:table-cell>
          <table:table-cell office:value-type="float" office:value="0.028645">
            <text:p>0.028645</text:p>
          </table:table-cell>
          <table:table-cell table:formula="of:=[.O169]-0.021583" office:value-type="float" office:value="0.007062">
            <text:p>0.007062</text:p>
          </table:table-cell>
          <table:table-cell office:value-type="float" office:value="188.804855">
            <text:p>188.804855</text:p>
          </table:table-cell>
          <table:table-cell office:value-type="float" office:value="1090">
            <text:p>1090</text:p>
          </table:table-cell>
          <table:table-cell office:value-type="float" office:value="-1495">
            <text:p>-1495</text:p>
          </table:table-cell>
          <table:table-cell office:value-type="float" office:value="1568">
            <text:p>1568</text:p>
          </table:table-cell>
          <table:table-cell office:value-type="float" office:value="8044">
            <text:p>8044</text:p>
          </table:table-cell>
          <table:table-cell office:value-type="float" office:value="9550.96875">
            <text:p>9550.96875</text:p>
          </table:table-cell>
          <table:table-cell office:value-type="float" office:value="-2.561389">
            <text:p>-2.561389</text:p>
          </table:table-cell>
          <table:table-cell office:value-type="float" office:value="-2.134651">
            <text:p>-2.134651</text:p>
          </table:table-cell>
          <table:table-cell office:value-type="float" office:value="16.660412">
            <text:p>16.660412</text:p>
          </table:table-cell>
        </table:table-row>
        <table:table-row table:style-name="ro1">
          <table:table-cell office:value-type="float" office:value="43690">
            <text:p>43690</text:p>
          </table:table-cell>
          <table:table-cell office:value-type="float" office:value="26">
            <text:p>26</text:p>
          </table:table-cell>
          <table:table-cell office:value-type="float" office:value="-21">
            <text:p>-21</text:p>
          </table:table-cell>
          <table:table-cell office:value-type="float" office:value="182.108643">
            <text:p>182.108643</text:p>
          </table:table-cell>
          <table:table-cell office:value-type="float" office:value="-0.002549">
            <text:p>-0.002549</text:p>
          </table:table-cell>
          <table:table-cell office:value-type="float" office:value="0.000651">
            <text:p>0.000651</text:p>
          </table:table-cell>
          <table:table-cell office:value-type="float" office:value="125.522293">
            <text:p>125.522293</text:p>
          </table:table-cell>
          <table:table-cell office:value-type="float" office:value="0">
            <text:p>0</text:p>
          </table:table-cell>
          <table:table-cell office:value-type="float" office:value="-0.275333">
            <text:p>-0.275333</text:p>
          </table:table-cell>
          <table:table-cell table:formula="of:=[.I170]-[.$I$2]" office:value-type="float" office:value="-0.294487">
            <text:p>-0.294487</text:p>
          </table:table-cell>
          <table:table-cell table:formula="of:=AVERAGE([.J166:.J170])" office:value-type="float" office:value="-0.2121266">
            <text:p>-0.2121266</text:p>
          </table:table-cell>
          <table:table-cell table:formula="of:=AVERAGE([.J162:.J170])" office:value-type="float" office:value="-0.145514555555556">
            <text:p>-0.1455145556</text:p>
          </table:table-cell>
          <table:table-cell office:value-type="float" office:value="100">
            <text:p>100</text:p>
          </table:table-cell>
          <table:table-cell office:value-type="float" office:value="-0.009918">
            <text:p>-0.009918</text:p>
          </table:table-cell>
          <table:table-cell office:value-type="float" office:value="0.002531">
            <text:p>0.002531</text:p>
          </table:table-cell>
          <table:table-cell table:formula="of:=[.O170]-0.021583" office:value-type="float" office:value="-0.019052">
            <text:p>-0.019052</text:p>
          </table:table-cell>
          <table:table-cell office:value-type="float" office:value="125.522293">
            <text:p>125.522293</text:p>
          </table:table-cell>
          <table:table-cell office:value-type="float" office:value="1068">
            <text:p>1068</text:p>
          </table:table-cell>
          <table:table-cell office:value-type="float" office:value="-1509">
            <text:p>-1509</text:p>
          </table:table-cell>
          <table:table-cell office:value-type="float" office:value="1579">
            <text:p>1579</text:p>
          </table:table-cell>
          <table:table-cell office:value-type="float" office:value="8062">
            <text:p>8062</text:p>
          </table:table-cell>
          <table:table-cell office:value-type="float" office:value="9584.631836">
            <text:p>9584.631836</text:p>
          </table:table-cell>
          <table:table-cell office:value-type="float" office:value="-2.563938">
            <text:p>-2.563938</text:p>
          </table:table-cell>
          <table:table-cell office:value-type="float" office:value="-2.134001">
            <text:p>-2.134001</text:p>
          </table:table-cell>
          <table:table-cell office:value-type="float" office:value="16.768641">
            <text:p>16.768641</text:p>
          </table:table-cell>
        </table:table-row>
        <table:table-row table:style-name="ro1">
          <table:table-cell office:value-type="float" office:value="43947">
            <text:p>43947</text:p>
          </table:table-cell>
          <table:table-cell office:value-type="float" office:value="26">
            <text:p>26</text:p>
          </table:table-cell>
          <table:table-cell office:value-type="float" office:value="-2">
            <text:p>-2</text:p>
          </table:table-cell>
          <table:table-cell office:value-type="float" office:value="107.907021">
            <text:p>107.907021</text:p>
          </table:table-cell>
          <table:table-cell office:value-type="float" office:value="0">
            <text:p>0</text:p>
          </table:table-cell>
          <table:table-cell office:value-type="float" office:value="0.007533">
            <text:p>0.007533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292093">
            <text:p>-0.292093</text:p>
          </table:table-cell>
          <table:table-cell table:formula="of:=[.I171]-[.$I$2]" office:value-type="float" office:value="-0.311247">
            <text:p>-0.311247</text:p>
          </table:table-cell>
          <table:table-cell table:formula="of:=AVERAGE([.J167:.J171])" office:value-type="float" office:value="-0.2015922">
            <text:p>-0.2015922</text:p>
          </table:table-cell>
          <table:table-cell table:formula="of:=AVERAGE([.J163:.J171])" office:value-type="float" office:value="-0.158283666666667">
            <text:p>-0.158283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9311">
            <text:p>0.029311</text:p>
          </table:table-cell>
          <table:table-cell table:formula="of:=[.O171]-0.021583" office:value-type="float" office:value="0.007728">
            <text:p>0.007728</text:p>
          </table:table-cell>
          <table:table-cell office:value-type="float" office:value="100">
            <text:p>100</text:p>
          </table:table-cell>
          <table:table-cell office:value-type="float" office:value="1046">
            <text:p>1046</text:p>
          </table:table-cell>
          <table:table-cell office:value-type="float" office:value="-1523">
            <text:p>-1523</text:p>
          </table:table-cell>
          <table:table-cell office:value-type="float" office:value="1580">
            <text:p>1580</text:p>
          </table:table-cell>
          <table:table-cell office:value-type="float" office:value="8064">
            <text:p>8064</text:p>
          </table:table-cell>
          <table:table-cell office:value-type="float" office:value="9601.860352">
            <text:p>9601.860352</text:p>
          </table:table-cell>
          <table:table-cell office:value-type="float" office:value="-2.563938">
            <text:p>-2.563938</text:p>
          </table:table-cell>
          <table:table-cell office:value-type="float" office:value="-2.126468">
            <text:p>-2.126468</text:p>
          </table:table-cell>
          <table:table-cell office:value-type="float" office:value="17.062439">
            <text:p>17.062439</text:p>
          </table:table-cell>
        </table:table-row>
        <table:table-row table:style-name="ro1">
          <table:table-cell office:value-type="float" office:value="44204">
            <text:p>44204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9.690338">
            <text:p>69.690338</text:p>
          </table:table-cell>
          <table:table-cell office:value-type="float" office:value="0">
            <text:p>0</text:p>
          </table:table-cell>
          <table:table-cell office:value-type="float" office:value="0.000719">
            <text:p>0.000719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699107">
            <text:p>-0.699107</text:p>
          </table:table-cell>
          <table:table-cell table:formula="of:=[.I172]-[.$I$2]" office:value-type="float" office:value="-0.718261">
            <text:p>-0.718261</text:p>
          </table:table-cell>
          <table:table-cell table:formula="of:=AVERAGE([.J168:.J172])" office:value-type="float" office:value="-0.349075">
            <text:p>-0.349075</text:p>
          </table:table-cell>
          <table:table-cell table:formula="of:=AVERAGE([.J164:.J172])" office:value-type="float" office:value="-0.202443444444444">
            <text:p>-0.202443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2798">
            <text:p>0.002798</text:p>
          </table:table-cell>
          <table:table-cell table:formula="of:=[.O172]-0.021583" office:value-type="float" office:value="-0.018785">
            <text:p>-0.018785</text:p>
          </table:table-cell>
          <table:table-cell office:value-type="float" office:value="100">
            <text:p>100</text:p>
          </table:table-cell>
          <table:table-cell office:value-type="float" office:value="1024">
            <text:p>1024</text:p>
          </table:table-cell>
          <table:table-cell office:value-type="float" office:value="-1537">
            <text:p>-1537</text:p>
          </table:table-cell>
          <table:table-cell office:value-type="float" office:value="1557">
            <text:p>1557</text:p>
          </table:table-cell>
          <table:table-cell office:value-type="float" office:value="8027">
            <text:p>8027</text:p>
          </table:table-cell>
          <table:table-cell office:value-type="float" office:value="9578.84082">
            <text:p>9578.84082</text:p>
          </table:table-cell>
          <table:table-cell office:value-type="float" office:value="-2.563938">
            <text:p>-2.563938</text:p>
          </table:table-cell>
          <table:table-cell office:value-type="float" office:value="-2.125749">
            <text:p>-2.125749</text:p>
          </table:table-cell>
          <table:table-cell office:value-type="float" office:value="17.090485">
            <text:p>17.090485</text:p>
          </table:table-cell>
        </table:table-row>
        <table:table-row table:style-name="ro1">
          <table:table-cell office:value-type="float" office:value="44461">
            <text:p>44461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65.748245">
            <text:p>65.748245</text:p>
          </table:table-cell>
          <table:table-cell office:value-type="float" office:value="0">
            <text:p>0</text:p>
          </table:table-cell>
          <table:table-cell office:value-type="float" office:value="0.010751">
            <text:p>0.010751</text:p>
          </table:table-cell>
          <table:table-cell office:value-type="string">
            <text:p>Infinity</text:p>
          </table:table-cell>
          <table:table-cell office:value-type="float" office:value="0.01514">
            <text:p>0.01514</text:p>
          </table:table-cell>
          <table:table-cell office:value-type="float" office:value="-0.009577">
            <text:p>-0.009577</text:p>
          </table:table-cell>
          <table:table-cell table:formula="of:=[.I173]-[.$I$2]" office:value-type="float" office:value="-0.028731">
            <text:p>-0.028731</text:p>
          </table:table-cell>
          <table:table-cell table:formula="of:=AVERAGE([.J169:.J173])" office:value-type="float" office:value="-0.1728618">
            <text:p>-0.1728618</text:p>
          </table:table-cell>
          <table:table-cell table:formula="of:=AVERAGE([.J165:.J173])" office:value-type="float" office:value="-0.233302111111111">
            <text:p>-0.2333021111</text:p>
          </table:table-cell>
          <table:table-cell office:value-type="float" office:value="36.746212">
            <text:p>36.746212</text:p>
          </table:table-cell>
          <table:table-cell office:value-type="float" office:value="0">
            <text:p>0</text:p>
          </table:table-cell>
          <table:table-cell office:value-type="float" office:value="0.041835">
            <text:p>0.041835</text:p>
          </table:table-cell>
          <table:table-cell table:formula="of:=[.O173]-0.021583" office:value-type="float" office:value="0.020252">
            <text:p>0.020252</text:p>
          </table:table-cell>
          <table:table-cell office:value-type="float" office:value="100">
            <text:p>100</text:p>
          </table:table-cell>
          <table:table-cell office:value-type="float" office:value="1001">
            <text:p>1001</text:p>
          </table:table-cell>
          <table:table-cell office:value-type="float" office:value="-1552">
            <text:p>-1552</text:p>
          </table:table-cell>
          <table:table-cell office:value-type="float" office:value="1533">
            <text:p>1533</text:p>
          </table:table-cell>
          <table:table-cell office:value-type="float" office:value="7989">
            <text:p>7989</text:p>
          </table:table-cell>
          <table:table-cell office:value-type="float" office:value="9555.820313">
            <text:p>9555.820313</text:p>
          </table:table-cell>
          <table:table-cell office:value-type="float" office:value="-2.563938">
            <text:p>-2.563938</text:p>
          </table:table-cell>
          <table:table-cell office:value-type="float" office:value="-2.114997">
            <text:p>-2.114997</text:p>
          </table:table-cell>
          <table:table-cell office:value-type="float" office:value="17.509819">
            <text:p>17.509819</text:p>
          </table:table-cell>
        </table:table-row>
        <table:table-row table:style-name="ro1">
          <table:table-cell office:value-type="float" office:value="44718">
            <text:p>4471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46.234528">
            <text:p>46.234528</text:p>
          </table:table-cell>
          <table:table-cell office:value-type="float" office:value="0">
            <text:p>0</text:p>
          </table:table-cell>
          <table:table-cell office:value-type="float" office:value="0.007396">
            <text:p>0.007396</text:p>
          </table:table-cell>
          <table:table-cell office:value-type="string">
            <text:p>Infinity</text:p>
          </table:table-cell>
          <table:table-cell office:value-type="float" office:value="-0.030281">
            <text:p>-0.030281</text:p>
          </table:table-cell>
          <table:table-cell office:value-type="float" office:value="0.474052">
            <text:p>0.474052</text:p>
          </table:table-cell>
          <table:table-cell table:formula="of:=[.I174]-[.$I$2]" office:value-type="float" office:value="0.454898">
            <text:p>0.454898</text:p>
          </table:table-cell>
          <table:table-cell table:formula="of:=AVERAGE([.J170:.J174])" office:value-type="float" office:value="-0.1795656">
            <text:p>-0.1795656</text:p>
          </table:table-cell>
          <table:table-cell table:formula="of:=AVERAGE([.J166:.J174])" office:value-type="float" office:value="-0.184886">
            <text:p>-0.184886</text:p>
          </table:table-cell>
          <table:table-cell office:value-type="float" office:value="1465.532837">
            <text:p>1465.532837</text:p>
          </table:table-cell>
          <table:table-cell office:value-type="float" office:value="0">
            <text:p>0</text:p>
          </table:table-cell>
          <table:table-cell office:value-type="float" office:value="0.028778">
            <text:p>0.028778</text:p>
          </table:table-cell>
          <table:table-cell table:formula="of:=[.O174]-0.021583" office:value-type="float" office:value="0.007195">
            <text:p>0.007195</text:p>
          </table:table-cell>
          <table:table-cell office:value-type="float" office:value="100">
            <text:p>100</text:p>
          </table:table-cell>
          <table:table-cell office:value-type="float" office:value="980">
            <text:p>980</text:p>
          </table:table-cell>
          <table:table-cell office:value-type="float" office:value="-1566">
            <text:p>-1566</text:p>
          </table:table-cell>
          <table:table-cell office:value-type="float" office:value="1526">
            <text:p>1526</text:p>
          </table:table-cell>
          <table:table-cell office:value-type="float" office:value="7978">
            <text:p>7978</text:p>
          </table:table-cell>
          <table:table-cell office:value-type="float" office:value="9559.605469">
            <text:p>9559.605469</text:p>
          </table:table-cell>
          <table:table-cell office:value-type="float" office:value="-2.563938">
            <text:p>-2.563938</text:p>
          </table:table-cell>
          <table:table-cell office:value-type="float" office:value="-2.107601">
            <text:p>-2.107601</text:p>
          </table:table-cell>
          <table:table-cell office:value-type="float" office:value="17.798283">
            <text:p>17.798283</text:p>
          </table:table-cell>
        </table:table-row>
        <table:table-row table:style-name="ro1">
          <table:table-cell office:value-type="float" office:value="44975">
            <text:p>44975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9.787491">
            <text:p>39.787491</text:p>
          </table:table-cell>
          <table:table-cell office:value-type="float" office:value="0.002549">
            <text:p>0.002549</text:p>
          </table:table-cell>
          <table:table-cell office:value-type="float" office:value="0.003835">
            <text:p>0.003835</text:p>
          </table:table-cell>
          <table:table-cell office:value-type="float" office:value="50.44717">
            <text:p>50.44717</text:p>
          </table:table-cell>
          <table:table-cell office:value-type="float" office:value="0.01514">
            <text:p>0.01514</text:p>
          </table:table-cell>
          <table:table-cell office:value-type="float" office:value="-0.033519">
            <text:p>-0.033519</text:p>
          </table:table-cell>
          <table:table-cell table:formula="of:=[.I175]-[.$I$2]" office:value-type="float" office:value="-0.052673">
            <text:p>-0.052673</text:p>
          </table:table-cell>
          <table:table-cell table:formula="of:=AVERAGE([.J171:.J175])" office:value-type="float" office:value="-0.1312028">
            <text:p>-0.1312028</text:p>
          </table:table-cell>
          <table:table-cell table:formula="of:=AVERAGE([.J167:.J175])" office:value-type="float" office:value="-0.150303111111111">
            <text:p>-0.1503031111</text:p>
          </table:table-cell>
          <table:table-cell office:value-type="float" office:value="121.388451">
            <text:p>121.388451</text:p>
          </table:table-cell>
          <table:table-cell office:value-type="float" office:value="0.009918">
            <text:p>0.009918</text:p>
          </table:table-cell>
          <table:table-cell office:value-type="float" office:value="0.014922">
            <text:p>0.014922</text:p>
          </table:table-cell>
          <table:table-cell table:formula="of:=[.O175]-0.021583" office:value-type="float" office:value="-0.006661">
            <text:p>-0.006661</text:p>
          </table:table-cell>
          <table:table-cell office:value-type="float" office:value="50.447186">
            <text:p>50.447186</text:p>
          </table:table-cell>
          <table:table-cell office:value-type="float" office:value="958">
            <text:p>958</text:p>
          </table:table-cell>
          <table:table-cell office:value-type="float" office:value="-1580">
            <text:p>-1580</text:p>
          </table:table-cell>
          <table:table-cell office:value-type="float" office:value="1518">
            <text:p>1518</text:p>
          </table:table-cell>
          <table:table-cell office:value-type="float" office:value="7965">
            <text:p>7965</text:p>
          </table:table-cell>
          <table:table-cell office:value-type="float" office:value="9561.413086">
            <text:p>9561.413086</text:p>
          </table:table-cell>
          <table:table-cell office:value-type="float" office:value="-2.561389">
            <text:p>-2.561389</text:p>
          </table:table-cell>
          <table:table-cell office:value-type="float" office:value="-2.103766">
            <text:p>-2.103766</text:p>
          </table:table-cell>
          <table:table-cell office:value-type="float" office:value="17.866201">
            <text:p>17.866201</text:p>
          </table:table-cell>
        </table:table-row>
        <table:table-row table:style-name="ro1">
          <table:table-cell office:value-type="float" office:value="45232">
            <text:p>4523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0.693907">
            <text:p>10.693907</text:p>
          </table:table-cell>
          <table:table-cell office:value-type="float" office:value="-0.01">
            <text:p>-0.01</text:p>
          </table:table-cell>
          <table:table-cell office:value-type="float" office:value="-0.017771">
            <text:p>-0.017771</text:p>
          </table:table-cell>
          <table:table-cell office:value-type="float" office:value="77.707825">
            <text:p>77.707825</text:p>
          </table:table-cell>
          <table:table-cell office:value-type="float" office:value="-0.045421">
            <text:p>-0.045421</text:p>
          </table:table-cell>
          <table:table-cell office:value-type="float" office:value="-0.14844">
            <text:p>-0.14844</text:p>
          </table:table-cell>
          <table:table-cell table:formula="of:=[.I176]-[.$I$2]" office:value-type="float" office:value="-0.167594">
            <text:p>-0.167594</text:p>
          </table:table-cell>
          <table:table-cell table:formula="of:=AVERAGE([.J172:.J176])" office:value-type="float" office:value="-0.1024722">
            <text:p>-0.1024722</text:p>
          </table:table-cell>
          <table:table-cell table:formula="of:=AVERAGE([.J168:.J176])" office:value-type="float" office:value="-0.171052777777778">
            <text:p>-0.1710527778</text:p>
          </table:table-cell>
          <table:table-cell office:value-type="float" office:value="426.811493">
            <text:p>426.811493</text:p>
          </table:table-cell>
          <table:table-cell office:value-type="float" office:value="-0.038911">
            <text:p>-0.038911</text:p>
          </table:table-cell>
          <table:table-cell office:value-type="float" office:value="-0.069147">
            <text:p>-0.069147</text:p>
          </table:table-cell>
          <table:table-cell table:formula="of:=[.O176]-0.021583" office:value-type="float" office:value="-0.09073">
            <text:p>-0.09073</text:p>
          </table:table-cell>
          <table:table-cell office:value-type="float" office:value="77.707832">
            <text:p>77.707832</text:p>
          </table:table-cell>
          <table:table-cell office:value-type="float" office:value="939">
            <text:p>939</text:p>
          </table:table-cell>
          <table:table-cell office:value-type="float" office:value="-1593">
            <text:p>-1593</text:p>
          </table:table-cell>
          <table:table-cell office:value-type="float" office:value="1505">
            <text:p>1505</text:p>
          </table:table-cell>
          <table:table-cell office:value-type="float" office:value="7943">
            <text:p>7943</text:p>
          </table:table-cell>
          <table:table-cell office:value-type="float" office:value="9552.782227">
            <text:p>9552.782227</text:p>
          </table:table-cell>
          <table:table-cell office:value-type="float" office:value="-2.571389">
            <text:p>-2.571389</text:p>
          </table:table-cell>
          <table:table-cell office:value-type="float" office:value="-2.121537">
            <text:p>-2.121537</text:p>
          </table:table-cell>
          <table:table-cell office:value-type="float" office:value="17.494518">
            <text:p>17.494518</text:p>
          </table:table-cell>
        </table:table-row>
        <table:table-row table:style-name="ro1">
          <table:table-cell office:value-type="float" office:value="45489">
            <text:p>45489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65.624809">
            <text:p>65.624809</text:p>
          </table:table-cell>
          <table:table-cell office:value-type="float" office:value="-0.038514">
            <text:p>-0.038514</text:p>
          </table:table-cell>
          <table:table-cell office:value-type="float" office:value="-0.049203">
            <text:p>-0.049203</text:p>
          </table:table-cell>
          <table:table-cell office:value-type="float" office:value="27.756453">
            <text:p>27.756453</text:p>
          </table:table-cell>
          <table:table-cell office:value-type="float" office:value="-0.060561">
            <text:p>-0.060561</text:p>
          </table:table-cell>
          <table:table-cell office:value-type="float" office:value="-0.09098">
            <text:p>-0.09098</text:p>
          </table:table-cell>
          <table:table-cell table:formula="of:=[.I177]-[.$I$2]" office:value-type="float" office:value="-0.110134">
            <text:p>-0.110134</text:p>
          </table:table-cell>
          <table:table-cell table:formula="of:=AVERAGE([.J173:.J177])" office:value-type="float" office:value="0.0191532">
            <text:p>0.0191532</text:p>
          </table:table-cell>
          <table:table-cell table:formula="of:=AVERAGE([.J169:.J177])" office:value-type="float" office:value="-0.0822013333333333">
            <text:p>-0.0822013333</text:p>
          </table:table-cell>
          <table:table-cell office:value-type="float" office:value="250.227875">
            <text:p>250.227875</text:p>
          </table:table-cell>
          <table:table-cell office:value-type="float" office:value="-0.149858">
            <text:p>-0.149858</text:p>
          </table:table-cell>
          <table:table-cell office:value-type="float" office:value="-0.191453">
            <text:p>-0.191453</text:p>
          </table:table-cell>
          <table:table-cell table:formula="of:=[.O177]-0.021583" office:value-type="float" office:value="-0.213036">
            <text:p>-0.213036</text:p>
          </table:table-cell>
          <table:table-cell office:value-type="float" office:value="27.756447">
            <text:p>27.756447</text:p>
          </table:table-cell>
          <table:table-cell office:value-type="float" office:value="923">
            <text:p>923</text:p>
          </table:table-cell>
          <table:table-cell office:value-type="float" office:value="-1603">
            <text:p>-1603</text:p>
          </table:table-cell>
          <table:table-cell office:value-type="float" office:value="1489">
            <text:p>1489</text:p>
          </table:table-cell>
          <table:table-cell office:value-type="float" office:value="7916">
            <text:p>7916</text:p>
          </table:table-cell>
          <table:table-cell office:value-type="float" office:value="9535.8125">
            <text:p>9535.8125</text:p>
          </table:table-cell>
          <table:table-cell office:value-type="float" office:value="-2.609903">
            <text:p>-2.609903</text:p>
          </table:table-cell>
          <table:table-cell office:value-type="float" office:value="-2.170741">
            <text:p>-2.170741</text:p>
          </table:table-cell>
          <table:table-cell office:value-type="float" office:value="16.826767">
            <text:p>16.826767</text:p>
          </table:table-cell>
        </table:table-row>
        <table:table-row table:style-name="ro1">
          <table:table-cell office:value-type="float" office:value="45746">
            <text:p>4574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7.019106">
            <text:p>17.019106</text:p>
          </table:table-cell>
          <table:table-cell office:value-type="float" office:value="-0.055">
            <text:p>-0.055</text:p>
          </table:table-cell>
          <table:table-cell office:value-type="float" office:value="-0.044581">
            <text:p>-0.044581</text:p>
          </table:table-cell>
          <table:table-cell office:value-type="float" office:value="18.943573">
            <text:p>18.943573</text:p>
          </table:table-cell>
          <table:table-cell office:value-type="float" office:value="-0.060561">
            <text:p>-0.060561</text:p>
          </table:table-cell>
          <table:table-cell office:value-type="float" office:value="0.21069">
            <text:p>0.21069</text:p>
          </table:table-cell>
          <table:table-cell table:formula="of:=[.I178]-[.$I$2]" office:value-type="float" office:value="0.191536">
            <text:p>0.191536</text:p>
          </table:table-cell>
          <table:table-cell table:formula="of:=AVERAGE([.J174:.J178])" office:value-type="float" office:value="0.0632066">
            <text:p>0.0632066</text:p>
          </table:table-cell>
          <table:table-cell table:formula="of:=AVERAGE([.J170:.J178])" office:value-type="float" office:value="-0.115188111111111">
            <text:p>-0.1151881111</text:p>
          </table:table-cell>
          <table:table-cell office:value-type="float" office:value="247.89624">
            <text:p>247.89624</text:p>
          </table:table-cell>
          <table:table-cell office:value-type="float" office:value="-0.214008">
            <text:p>-0.214008</text:p>
          </table:table-cell>
          <table:table-cell office:value-type="float" office:value="-0.173467">
            <text:p>-0.173467</text:p>
          </table:table-cell>
          <table:table-cell table:formula="of:=[.O178]-0.021583" office:value-type="float" office:value="-0.19505">
            <text:p>-0.19505</text:p>
          </table:table-cell>
          <table:table-cell office:value-type="float" office:value="18.943573">
            <text:p>18.943573</text:p>
          </table:table-cell>
          <table:table-cell office:value-type="float" office:value="910">
            <text:p>910</text:p>
          </table:table-cell>
          <table:table-cell office:value-type="float" office:value="-1611">
            <text:p>-1611</text:p>
          </table:table-cell>
          <table:table-cell office:value-type="float" office:value="1479">
            <text:p>1479</text:p>
          </table:table-cell>
          <table:table-cell office:value-type="float" office:value="7902">
            <text:p>7902</text:p>
          </table:table-cell>
          <table:table-cell office:value-type="float" office:value="9530.001953">
            <text:p>9530.001953</text:p>
          </table:table-cell>
          <table:table-cell office:value-type="float" office:value="-2.664903">
            <text:p>-2.664903</text:p>
          </table:table-cell>
          <table:table-cell office:value-type="float" office:value="-2.215322">
            <text:p>-2.215322</text:p>
          </table:table-cell>
          <table:table-cell office:value-type="float" office:value="16.870461">
            <text:p>16.870461</text:p>
          </table:table-cell>
        </table:table-row>
        <table:table-row table:style-name="ro1">
          <table:table-cell office:value-type="float" office:value="46003">
            <text:p>46003</text:p>
          </table:table-cell>
          <table:table-cell office:value-type="float" office:value="18">
            <text:p>18</text:p>
          </table:table-cell>
          <table:table-cell office:value-type="float" office:value="-3">
            <text:p>-3</text:p>
          </table:table-cell>
          <table:table-cell office:value-type="float" office:value="114.935349">
            <text:p>114.935349</text:p>
          </table:table-cell>
          <table:table-cell office:value-type="float" office:value="-0.04">
            <text:p>-0.04</text:p>
          </table:table-cell>
          <table:table-cell office:value-type="float" office:value="-0.032118">
            <text:p>-0.032118</text:p>
          </table:table-cell>
          <table:table-cell office:value-type="float" office:value="19.70619">
            <text:p>19.70619</text:p>
          </table:table-cell>
          <table:table-cell office:value-type="float" office:value="0.045421">
            <text:p>0.045421</text:p>
          </table:table-cell>
          <table:table-cell office:value-type="float" office:value="0.306458">
            <text:p>0.306458</text:p>
          </table:table-cell>
          <table:table-cell table:formula="of:=[.I179]-[.$I$2]" office:value-type="float" office:value="0.287304">
            <text:p>0.287304</text:p>
          </table:table-cell>
          <table:table-cell table:formula="of:=AVERAGE([.J175:.J179])" office:value-type="float" office:value="0.0296878">
            <text:p>0.0296878</text:p>
          </table:table-cell>
          <table:table-cell table:formula="of:=AVERAGE([.J171:.J179])" office:value-type="float" office:value="-0.0505446666666667">
            <text:p>-0.0505446667</text:p>
          </table:table-cell>
          <table:table-cell office:value-type="float" office:value="774.707947">
            <text:p>774.707947</text:p>
          </table:table-cell>
          <table:table-cell office:value-type="float" office:value="-0.155642">
            <text:p>-0.155642</text:p>
          </table:table-cell>
          <table:table-cell office:value-type="float" office:value="-0.124971">
            <text:p>-0.124971</text:p>
          </table:table-cell>
          <table:table-cell table:formula="of:=[.O179]-0.021583" office:value-type="float" office:value="-0.146554">
            <text:p>-0.146554</text:p>
          </table:table-cell>
          <table:table-cell office:value-type="float" office:value="19.70619">
            <text:p>19.70619</text:p>
          </table:table-cell>
          <table:table-cell office:value-type="float" office:value="894">
            <text:p>894</text:p>
          </table:table-cell>
          <table:table-cell office:value-type="float" office:value="-1619">
            <text:p>-1619</text:p>
          </table:table-cell>
          <table:table-cell office:value-type="float" office:value="1481">
            <text:p>1481</text:p>
          </table:table-cell>
          <table:table-cell office:value-type="float" office:value="7904">
            <text:p>7904</text:p>
          </table:table-cell>
          <table:table-cell office:value-type="float" office:value="9541.074219">
            <text:p>9541.074219</text:p>
          </table:table-cell>
          <table:table-cell office:value-type="float" office:value="-2.704903">
            <text:p>-2.704903</text:p>
          </table:table-cell>
          <table:table-cell office:value-type="float" office:value="-2.247439">
            <text:p>-2.247439</text:p>
          </table:table-cell>
          <table:table-cell office:value-type="float" office:value="16.91239">
            <text:p>16.91239</text:p>
          </table:table-cell>
        </table:table-row>
        <table:table-row table:style-name="ro1">
          <table:table-cell office:value-type="float" office:value="46260">
            <text:p>4626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.035538">
            <text:p>4.035538</text:p>
          </table:table-cell>
          <table:table-cell office:value-type="float" office:value="-0.025">
            <text:p>-0.025</text:p>
          </table:table-cell>
          <table:table-cell office:value-type="float" office:value="-0.027735">
            <text:p>-0.027735</text:p>
          </table:table-cell>
          <table:table-cell office:value-type="float" office:value="10.938987">
            <text:p>10.938987</text:p>
          </table:table-cell>
          <table:table-cell office:value-type="float" office:value="0.01514">
            <text:p>0.01514</text:p>
          </table:table-cell>
          <table:table-cell office:value-type="float" office:value="-0.339977">
            <text:p>-0.339977</text:p>
          </table:table-cell>
          <table:table-cell table:formula="of:=[.I180]-[.$I$2]" office:value-type="float" office:value="-0.359131">
            <text:p>-0.359131</text:p>
          </table:table-cell>
          <table:table-cell table:formula="of:=AVERAGE([.J176:.J180])" office:value-type="float" office:value="-0.0316038">
            <text:p>-0.0316038</text:p>
          </table:table-cell>
          <table:table-cell table:formula="of:=AVERAGE([.J172:.J180])" office:value-type="float" office:value="-0.0558651111111111">
            <text:p>-0.0558651111</text:p>
          </table:table-cell>
          <table:table-cell office:value-type="float" office:value="2145.511719">
            <text:p>2145.511719</text:p>
          </table:table-cell>
          <table:table-cell office:value-type="float" office:value="-0.097276">
            <text:p>-0.097276</text:p>
          </table:table-cell>
          <table:table-cell office:value-type="float" office:value="-0.107917">
            <text:p>-0.107917</text:p>
          </table:table-cell>
          <table:table-cell table:formula="of:=[.O180]-0.021583" office:value-type="float" office:value="-0.1295">
            <text:p>-0.1295</text:p>
          </table:table-cell>
          <table:table-cell office:value-type="float" office:value="10.938988">
            <text:p>10.938988</text:p>
          </table:table-cell>
          <table:table-cell office:value-type="float" office:value="877">
            <text:p>877</text:p>
          </table:table-cell>
          <table:table-cell office:value-type="float" office:value="-1627">
            <text:p>-1627</text:p>
          </table:table-cell>
          <table:table-cell office:value-type="float" office:value="1469">
            <text:p>1469</text:p>
          </table:table-cell>
          <table:table-cell office:value-type="float" office:value="7889">
            <text:p>7889</text:p>
          </table:table-cell>
          <table:table-cell office:value-type="float" office:value="9534.396484">
            <text:p>9534.396484</text:p>
          </table:table-cell>
          <table:table-cell office:value-type="float" office:value="-2.729903">
            <text:p>-2.729903</text:p>
          </table:table-cell>
          <table:table-cell office:value-type="float" office:value="-2.275174">
            <text:p>-2.275174</text:p>
          </table:table-cell>
          <table:table-cell office:value-type="float" office:value="16.657335">
            <text:p>16.657335</text:p>
          </table:table-cell>
        </table:table-row>
        <table:table-row table:style-name="ro1">
          <table:table-cell office:value-type="float" office:value="46517">
            <text:p>46517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128.165329">
            <text:p>128.165329</text:p>
          </table:table-cell>
          <table:table-cell office:value-type="float" office:value="-0.028171">
            <text:p>-0.028171</text:p>
          </table:table-cell>
          <table:table-cell office:value-type="float" office:value="-0.035952">
            <text:p>-0.035952</text:p>
          </table:table-cell>
          <table:table-cell office:value-type="float" office:value="27.623405">
            <text:p>27.623405</text:p>
          </table:table-cell>
          <table:table-cell office:value-type="float" office:value="0.030281">
            <text:p>0.030281</text:p>
          </table:table-cell>
          <table:table-cell office:value-type="float" office:value="-0.426168">
            <text:p>-0.426168</text:p>
          </table:table-cell>
          <table:table-cell table:formula="of:=[.I181]-[.$I$2]" office:value-type="float" office:value="-0.445322">
            <text:p>-0.445322</text:p>
          </table:table-cell>
          <table:table-cell table:formula="of:=AVERAGE([.J177:.J181])" office:value-type="float" office:value="-0.0871494">
            <text:p>-0.0871494</text:p>
          </table:table-cell>
          <table:table-cell table:formula="of:=AVERAGE([.J173:.J181])" office:value-type="float" office:value="-0.0255385555555555">
            <text:p>-0.0255385556</text:p>
          </table:table-cell>
          <table:table-cell office:value-type="float" office:value="1307.398071">
            <text:p>1307.398071</text:p>
          </table:table-cell>
          <table:table-cell office:value-type="float" office:value="-0.109614">
            <text:p>-0.109614</text:p>
          </table:table-cell>
          <table:table-cell office:value-type="float" office:value="-0.139893">
            <text:p>-0.139893</text:p>
          </table:table-cell>
          <table:table-cell table:formula="of:=[.O181]-0.021583" office:value-type="float" office:value="-0.161476">
            <text:p>-0.161476</text:p>
          </table:table-cell>
          <table:table-cell office:value-type="float" office:value="27.623411">
            <text:p>27.623411</text:p>
          </table:table-cell>
          <table:table-cell office:value-type="float" office:value="858">
            <text:p>858</text:p>
          </table:table-cell>
          <table:table-cell office:value-type="float" office:value="-1635">
            <text:p>-1635</text:p>
          </table:table-cell>
          <table:table-cell office:value-type="float" office:value="1438">
            <text:p>1438</text:p>
          </table:table-cell>
          <table:table-cell office:value-type="float" office:value="7852">
            <text:p>7852</text:p>
          </table:table-cell>
          <table:table-cell office:value-type="float" office:value="9504.712891">
            <text:p>9504.712891</text:p>
          </table:table-cell>
          <table:table-cell office:value-type="float" office:value="-2.758074">
            <text:p>-2.758074</text:p>
          </table:table-cell>
          <table:table-cell office:value-type="float" office:value="-2.311126">
            <text:p>-2.311126</text:p>
          </table:table-cell>
          <table:table-cell office:value-type="float" office:value="16.205063">
            <text:p>16.205063</text:p>
          </table:table-cell>
        </table:table-row>
        <table:table-row table:style-name="ro1">
          <table:table-cell office:value-type="float" office:value="46774">
            <text:p>4677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5.422746">
            <text:p>5.422746</text:p>
          </table:table-cell>
          <table:table-cell office:value-type="float" office:value="-0.03">
            <text:p>-0.03</text:p>
          </table:table-cell>
          <table:table-cell office:value-type="float" office:value="-0.027118">
            <text:p>-0.027118</text:p>
          </table:table-cell>
          <table:table-cell office:value-type="float" office:value="9.605264">
            <text:p>9.605264</text:p>
          </table:table-cell>
          <table:table-cell office:value-type="float" office:value="0">
            <text:p>0</text:p>
          </table:table-cell>
          <table:table-cell office:value-type="float" office:value="0.390255">
            <text:p>0.390255</text:p>
          </table:table-cell>
          <table:table-cell table:formula="of:=[.I182]-[.$I$2]" office:value-type="float" office:value="0.371101">
            <text:p>0.371101</text:p>
          </table:table-cell>
          <table:table-cell table:formula="of:=AVERAGE([.J178:.J182])" office:value-type="float" office:value="0.00909759999999999">
            <text:p>0.0090976</text:p>
          </table:table-cell>
          <table:table-cell table:formula="of:=AVERAGE([.J174:.J182])" office:value-type="float" office:value="0.0188872222222222">
            <text:p>0.0188872222</text:p>
          </table:table-cell>
          <table:table-cell office:value-type="float" office:value="100">
            <text:p>100</text:p>
          </table:table-cell>
          <table:table-cell office:value-type="float" office:value="-0.116732">
            <text:p>-0.116732</text:p>
          </table:table-cell>
          <table:table-cell office:value-type="float" office:value="-0.105519">
            <text:p>-0.105519</text:p>
          </table:table-cell>
          <table:table-cell table:formula="of:=[.O182]-0.021583" office:value-type="float" office:value="-0.127102">
            <text:p>-0.127102</text:p>
          </table:table-cell>
          <table:table-cell office:value-type="float" office:value="9.605265">
            <text:p>9.605265</text:p>
          </table:table-cell>
          <table:table-cell office:value-type="float" office:value="839">
            <text:p>839</text:p>
          </table:table-cell>
          <table:table-cell office:value-type="float" office:value="-1643">
            <text:p>-1643</text:p>
          </table:table-cell>
          <table:table-cell office:value-type="float" office:value="1423">
            <text:p>1423</text:p>
          </table:table-cell>
          <table:table-cell office:value-type="float" office:value="7836">
            <text:p>7836</text:p>
          </table:table-cell>
          <table:table-cell office:value-type="float" office:value="9496.972656">
            <text:p>9496.972656</text:p>
          </table:table-cell>
          <table:table-cell office:value-type="float" office:value="-2.788074">
            <text:p>-2.788074</text:p>
          </table:table-cell>
          <table:table-cell office:value-type="float" office:value="-2.338245">
            <text:p>-2.338245</text:p>
          </table:table-cell>
          <table:table-cell office:value-type="float" office:value="16.134047">
            <text:p>16.134047</text:p>
          </table:table-cell>
        </table:table-row>
        <table:table-row table:style-name="ro1">
          <table:table-cell office:value-type="float" office:value="47031">
            <text:p>4703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3.223305">
            <text:p>93.223305</text:p>
          </table:table-cell>
          <table:table-cell office:value-type="float" office:value="-0.049259">
            <text:p>-0.049259</text:p>
          </table:table-cell>
          <table:table-cell office:value-type="float" office:value="-0.051874">
            <text:p>-0.051874</text:p>
          </table:table-cell>
          <table:table-cell office:value-type="float" office:value="5.308641">
            <text:p>5.308641</text:p>
          </table:table-cell>
          <table:table-cell office:value-type="float" office:value="-0.105982">
            <text:p>-0.105982</text:p>
          </table:table-cell>
          <table:table-cell office:value-type="float" office:value="0.320823">
            <text:p>0.320823</text:p>
          </table:table-cell>
          <table:table-cell table:formula="of:=[.I183]-[.$I$2]" office:value-type="float" office:value="0.301669">
            <text:p>0.301669</text:p>
          </table:table-cell>
          <table:table-cell table:formula="of:=AVERAGE([.J179:.J183])" office:value-type="float" office:value="0.0311242">
            <text:p>0.0311242</text:p>
          </table:table-cell>
          <table:table-cell table:formula="of:=AVERAGE([.J175:.J183])" office:value-type="float" office:value="0.00186177777777778">
            <text:p>0.0018617778</text:p>
          </table:table-cell>
          <table:table-cell office:value-type="float" office:value="202.714874">
            <text:p>202.714874</text:p>
          </table:table-cell>
          <table:table-cell office:value-type="float" office:value="-0.19167">
            <text:p>-0.19167</text:p>
          </table:table-cell>
          <table:table-cell office:value-type="float" office:value="-0.201845">
            <text:p>-0.201845</text:p>
          </table:table-cell>
          <table:table-cell table:formula="of:=[.O183]-0.021583" office:value-type="float" office:value="-0.223428">
            <text:p>-0.223428</text:p>
          </table:table-cell>
          <table:table-cell office:value-type="float" office:value="5.308629">
            <text:p>5.308629</text:p>
          </table:table-cell>
          <table:table-cell office:value-type="float" office:value="826">
            <text:p>826</text:p>
          </table:table-cell>
          <table:table-cell office:value-type="float" office:value="-1648">
            <text:p>-1648</text:p>
          </table:table-cell>
          <table:table-cell office:value-type="float" office:value="1422">
            <text:p>1422</text:p>
          </table:table-cell>
          <table:table-cell office:value-type="float" office:value="7835">
            <text:p>7835</text:p>
          </table:table-cell>
          <table:table-cell office:value-type="float" office:value="9501.710938">
            <text:p>9501.710938</text:p>
          </table:table-cell>
          <table:table-cell office:value-type="float" office:value="-2.837333">
            <text:p>-2.837333</text:p>
          </table:table-cell>
          <table:table-cell office:value-type="float" office:value="-2.390119">
            <text:p>-2.390119</text:p>
          </table:table-cell>
          <table:table-cell office:value-type="float" office:value="15.761778">
            <text:p>15.761778</text:p>
          </table:table-cell>
        </table:table-row>
        <table:table-row table:style-name="ro1">
          <table:table-cell office:value-type="float" office:value="47288">
            <text:p>4728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43.94191">
            <text:p>243.94191</text:p>
          </table:table-cell>
          <table:table-cell office:value-type="float" office:value="-0.03">
            <text:p>-0.03</text:p>
          </table:table-cell>
          <table:table-cell office:value-type="float" office:value="-0.019346">
            <text:p>-0.019346</text:p>
          </table:table-cell>
          <table:table-cell office:value-type="float" office:value="35.513863">
            <text:p>35.513863</text:p>
          </table:table-cell>
          <table:table-cell office:value-type="float" office:value="-0.090842">
            <text:p>-0.090842</text:p>
          </table:table-cell>
          <table:table-cell office:value-type="float" office:value="-0.402226">
            <text:p>-0.402226</text:p>
          </table:table-cell>
          <table:table-cell table:formula="of:=[.I184]-[.$I$2]" office:value-type="float" office:value="-0.42138">
            <text:p>-0.42138</text:p>
          </table:table-cell>
          <table:table-cell table:formula="of:=AVERAGE([.J180:.J184])" office:value-type="float" office:value="-0.1106126">
            <text:p>-0.1106126</text:p>
          </table:table-cell>
          <table:table-cell table:formula="of:=AVERAGE([.J176:.J184])" office:value-type="float" office:value="-0.0391056666666667">
            <text:p>-0.0391056667</text:p>
          </table:table-cell>
          <table:table-cell office:value-type="float" office:value="542.776917">
            <text:p>542.776917</text:p>
          </table:table-cell>
          <table:table-cell office:value-type="float" office:value="-0.116732">
            <text:p>-0.116732</text:p>
          </table:table-cell>
          <table:table-cell office:value-type="float" office:value="-0.075276">
            <text:p>-0.075276</text:p>
          </table:table-cell>
          <table:table-cell table:formula="of:=[.O184]-0.021583" office:value-type="float" office:value="-0.096859">
            <text:p>-0.096859</text:p>
          </table:table-cell>
          <table:table-cell office:value-type="float" office:value="35.513863">
            <text:p>35.513863</text:p>
          </table:table-cell>
          <table:table-cell office:value-type="float" office:value="818">
            <text:p>818</text:p>
          </table:table-cell>
          <table:table-cell office:value-type="float" office:value="-1650">
            <text:p>-1650</text:p>
          </table:table-cell>
          <table:table-cell office:value-type="float" office:value="1402">
            <text:p>1402</text:p>
          </table:table-cell>
          <table:table-cell office:value-type="float" office:value="7816">
            <text:p>7816</text:p>
          </table:table-cell>
          <table:table-cell office:value-type="float" office:value="9483.99707">
            <text:p>9483.99707</text:p>
          </table:table-cell>
          <table:table-cell office:value-type="float" office:value="-2.867333">
            <text:p>-2.867333</text:p>
          </table:table-cell>
          <table:table-cell office:value-type="float" office:value="-2.409465">
            <text:p>-2.409465</text:p>
          </table:table-cell>
          <table:table-cell office:value-type="float" office:value="15.96844">
            <text:p>15.96844</text:p>
          </table:table-cell>
        </table:table-row>
        <table:table-row table:style-name="ro1">
          <table:table-cell office:value-type="float" office:value="47545">
            <text:p>4754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924.119629">
            <text:p>1924.119629</text:p>
          </table:table-cell>
          <table:table-cell office:value-type="float" office:value="-0.005">
            <text:p>-0.005</text:p>
          </table:table-cell>
          <table:table-cell office:value-type="float" office:value="0.0063">
            <text:p>0.0063</text:p>
          </table:table-cell>
          <table:table-cell office:value-type="float" office:value="226.004791">
            <text:p>226.004791</text:p>
          </table:table-cell>
          <table:table-cell office:value-type="float" office:value="-0.090842">
            <text:p>-0.090842</text:p>
          </table:table-cell>
          <table:table-cell office:value-type="float" office:value="-0.196325">
            <text:p>-0.196325</text:p>
          </table:table-cell>
          <table:table-cell table:formula="of:=[.I185]-[.$I$2]" office:value-type="float" office:value="-0.215479">
            <text:p>-0.215479</text:p>
          </table:table-cell>
          <table:table-cell table:formula="of:=AVERAGE([.J181:.J185])" office:value-type="float" office:value="-0.0818822">
            <text:p>-0.0818822</text:p>
          </table:table-cell>
          <table:table-cell table:formula="of:=AVERAGE([.J177:.J185])" office:value-type="float" office:value="-0.0444262222222222">
            <text:p>-0.0444262222</text:p>
          </table:table-cell>
          <table:table-cell office:value-type="float" office:value="316.11731">
            <text:p>316.11731</text:p>
          </table:table-cell>
          <table:table-cell office:value-type="float" office:value="-0.019455">
            <text:p>-0.019455</text:p>
          </table:table-cell>
          <table:table-cell office:value-type="float" office:value="0.024515">
            <text:p>0.024515</text:p>
          </table:table-cell>
          <table:table-cell table:formula="of:=[.O185]-0.021583" office:value-type="float" office:value="0.002932">
            <text:p>0.002932</text:p>
          </table:table-cell>
          <table:table-cell office:value-type="float" office:value="226.004791">
            <text:p>226.004791</text:p>
          </table:table-cell>
          <table:table-cell office:value-type="float" office:value="816">
            <text:p>816</text:p>
          </table:table-cell>
          <table:table-cell office:value-type="float" office:value="-1651">
            <text:p>-1651</text:p>
          </table:table-cell>
          <table:table-cell office:value-type="float" office:value="1372">
            <text:p>1372</text:p>
          </table:table-cell>
          <table:table-cell office:value-type="float" office:value="7789">
            <text:p>7789</text:p>
          </table:table-cell>
          <table:table-cell office:value-type="float" office:value="9456.359375">
            <text:p>9456.359375</text:p>
          </table:table-cell>
          <table:table-cell office:value-type="float" office:value="-2.872333">
            <text:p>-2.872333</text:p>
          </table:table-cell>
          <table:table-cell office:value-type="float" office:value="-2.403164">
            <text:p>-2.403164</text:p>
          </table:table-cell>
          <table:table-cell office:value-type="float" office:value="16.334061">
            <text:p>16.334061</text:p>
          </table:table-cell>
        </table:table-row>
        <table:table-row table:style-name="ro1">
          <table:table-cell office:value-type="float" office:value="47802">
            <text:p>4780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-0.030281">
            <text:p>-0.030281</text:p>
          </table:table-cell>
          <table:table-cell office:value-type="float" office:value="-0.031125">
            <text:p>-0.031125</text:p>
          </table:table-cell>
          <table:table-cell table:formula="of:=[.I186]-[.$I$2]" office:value-type="float" office:value="-0.050279">
            <text:p>-0.050279</text:p>
          </table:table-cell>
          <table:table-cell table:formula="of:=AVERAGE([.J182:.J186])" office:value-type="float" office:value="-0.00287360000000001">
            <text:p>-0.0028736</text:p>
          </table:table-cell>
          <table:table-cell table:formula="of:=AVERAGE([.J178:.J186])" office:value-type="float" office:value="-0.0377756666666667">
            <text:p>-0.0377756667</text:p>
          </table:table-cell>
          <table:table-cell office:value-type="float" office:value="202.787521">
            <text:p>202.787521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[.O186]-0.021583" office:value-type="float" office:value="0.000533000000000002">
            <text:p>0.000533</text:p>
          </table:table-cell>
          <table:table-cell office:value-type="float" office:value="100">
            <text:p>100</text:p>
          </table:table-cell>
          <table:table-cell office:value-type="float" office:value="816">
            <text:p>816</text:p>
          </table:table-cell>
          <table:table-cell office:value-type="float" office:value="-1651">
            <text:p>-1651</text:p>
          </table:table-cell>
          <table:table-cell office:value-type="float" office:value="1341">
            <text:p>1341</text:p>
          </table:table-cell>
          <table:table-cell office:value-type="float" office:value="7760">
            <text:p>7760</text:p>
          </table:table-cell>
          <table:table-cell office:value-type="float" office:value="9425.631836">
            <text:p>9425.631836</text:p>
          </table:table-cell>
          <table:table-cell office:value-type="float" office:value="-2.872333">
            <text:p>-2.872333</text:p>
          </table:table-cell>
          <table:table-cell office:value-type="float" office:value="-2.39748">
            <text:p>-2.39748</text:p>
          </table:table-cell>
          <table:table-cell office:value-type="float" office:value="16.531946">
            <text:p>16.531946</text:p>
          </table:table-cell>
        </table:table-row>
        <table:table-row table:style-name="ro1">
          <table:table-cell office:value-type="float" office:value="48059">
            <text:p>4805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8.141647">
            <text:p>88.141647</text:p>
          </table:table-cell>
          <table:table-cell office:value-type="float" office:value="0.015">
            <text:p>0.015</text:p>
          </table:table-cell>
          <table:table-cell office:value-type="float" office:value="-0.026981">
            <text:p>-0.026981</text:p>
          </table:table-cell>
          <table:table-cell office:value-type="float" office:value="279.876373">
            <text:p>279.876373</text:p>
          </table:table-cell>
          <table:table-cell office:value-type="float" office:value="0.060561">
            <text:p>0.060561</text:p>
          </table:table-cell>
          <table:table-cell office:value-type="float" office:value="0.636858">
            <text:p>0.636858</text:p>
          </table:table-cell>
          <table:table-cell table:formula="of:=[.I187]-[.$I$2]" office:value-type="float" office:value="0.617704">
            <text:p>0.617704</text:p>
          </table:table-cell>
          <table:table-cell table:formula="of:=AVERAGE([.J183:.J187])" office:value-type="float" office:value="0.046447">
            <text:p>0.046447</text:p>
          </table:table-cell>
          <table:table-cell table:formula="of:=AVERAGE([.J179:.J187])" office:value-type="float" office:value="0.00957633333333332">
            <text:p>0.0095763333</text:p>
          </table:table-cell>
          <table:table-cell office:value-type="float" office:value="1151.595337">
            <text:p>1151.595337</text:p>
          </table:table-cell>
          <table:table-cell office:value-type="float" office:value="0.058366">
            <text:p>0.058366</text:p>
          </table:table-cell>
          <table:table-cell office:value-type="float" office:value="-0.104986">
            <text:p>-0.104986</text:p>
          </table:table-cell>
          <table:table-cell table:formula="of:=[.O187]-0.021583" office:value-type="float" office:value="-0.126569">
            <text:p>-0.126569</text:p>
          </table:table-cell>
          <table:table-cell office:value-type="float" office:value="279.876373">
            <text:p>279.876373</text:p>
          </table:table-cell>
          <table:table-cell office:value-type="float" office:value="812">
            <text:p>812</text:p>
          </table:table-cell>
          <table:table-cell office:value-type="float" office:value="-1652">
            <text:p>-1652</text:p>
          </table:table-cell>
          <table:table-cell office:value-type="float" office:value="1341">
            <text:p>1341</text:p>
          </table:table-cell>
          <table:table-cell office:value-type="float" office:value="7760">
            <text:p>7760</text:p>
          </table:table-cell>
          <table:table-cell office:value-type="float" office:value="9426.854492">
            <text:p>9426.854492</text:p>
          </table:table-cell>
          <table:table-cell office:value-type="float" office:value="-2.857333">
            <text:p>-2.857333</text:p>
          </table:table-cell>
          <table:table-cell office:value-type="float" office:value="-2.424462">
            <text:p>-2.424462</text:p>
          </table:table-cell>
          <table:table-cell office:value-type="float" office:value="15.14948">
            <text:p>15.14948</text:p>
          </table:table-cell>
        </table:table-row>
        <table:table-row table:style-name="ro1">
          <table:table-cell office:value-type="float" office:value="48316">
            <text:p>48316</text:p>
          </table:table-cell>
          <table:table-cell office:value-type="float" office:value="-5">
            <text:p>-5</text:p>
          </table:table-cell>
          <table:table-cell office:value-type="float" office:value="-66">
            <text:p>-66</text:p>
          </table:table-cell>
          <table:table-cell office:value-type="float" office:value="1212.518799">
            <text:p>1212.518799</text:p>
          </table:table-cell>
          <table:table-cell office:value-type="float" office:value="-0.056818">
            <text:p>-0.056818</text:p>
          </table:table-cell>
          <table:table-cell office:value-type="float" office:value="-0.133777">
            <text:p>-0.133777</text:p>
          </table:table-cell>
          <table:table-cell office:value-type="float" office:value="135.448151">
            <text:p>135.448151</text:p>
          </table:table-cell>
          <table:table-cell office:value-type="float" office:value="-0.136262">
            <text:p>-0.136262</text:p>
          </table:table-cell>
          <table:table-cell office:value-type="float" office:value="1.000776">
            <text:p>1.000776</text:p>
          </table:table-cell>
          <table:table-cell table:formula="of:=[.I188]-[.$I$2]" office:value-type="float" office:value="0.981622">
            <text:p>0.981622</text:p>
          </table:table-cell>
          <table:table-cell table:formula="of:=AVERAGE([.J184:.J188])" office:value-type="float" office:value="0.1824376">
            <text:p>0.1824376</text:p>
          </table:table-cell>
          <table:table-cell table:formula="of:=AVERAGE([.J180:.J188])" office:value-type="float" office:value="0.0867227777777778">
            <text:p>0.0867227778</text:p>
          </table:table-cell>
          <table:table-cell office:value-type="float" office:value="634.447449">
            <text:p>634.447449</text:p>
          </table:table-cell>
          <table:table-cell office:value-type="float" office:value="-0.221082">
            <text:p>-0.221082</text:p>
          </table:table-cell>
          <table:table-cell office:value-type="float" office:value="-0.520534">
            <text:p>-0.520534</text:p>
          </table:table-cell>
          <table:table-cell table:formula="of:=[.O188]-0.021583" office:value-type="float" office:value="-0.542117">
            <text:p>-0.542117</text:p>
          </table:table-cell>
          <table:table-cell office:value-type="float" office:value="135.44812">
            <text:p>135.44812</text:p>
          </table:table-cell>
          <table:table-cell office:value-type="float" office:value="817">
            <text:p>817</text:p>
          </table:table-cell>
          <table:table-cell office:value-type="float" office:value="-1651">
            <text:p>-1651</text:p>
          </table:table-cell>
          <table:table-cell office:value-type="float" office:value="1390">
            <text:p>1390</text:p>
          </table:table-cell>
          <table:table-cell office:value-type="float" office:value="7803">
            <text:p>7803</text:p>
          </table:table-cell>
          <table:table-cell office:value-type="float" office:value="9471.348633">
            <text:p>9471.348633</text:p>
          </table:table-cell>
          <table:table-cell office:value-type="float" office:value="-2.914151">
            <text:p>-2.914151</text:p>
          </table:table-cell>
          <table:table-cell office:value-type="float" office:value="-2.558239">
            <text:p>-2.558239</text:p>
          </table:table-cell>
          <table:table-cell office:value-type="float" office:value="12.213229">
            <text:p>12.213229</text:p>
          </table:table-cell>
        </table:table-row>
        <table:table-row table:style-name="ro1">
          <table:table-cell office:value-type="float" office:value="48573">
            <text:p>48573</text:p>
          </table:table-cell>
          <table:table-cell office:value-type="float" office:value="-9">
            <text:p>-9</text:p>
          </table:table-cell>
          <table:table-cell office:value-type="float" office:value="10">
            <text:p>10</text:p>
          </table:table-cell>
          <table:table-cell office:value-type="float" office:value="215.964676">
            <text:p>215.964676</text:p>
          </table:table-cell>
          <table:table-cell office:value-type="float" office:value="-0.144474">
            <text:p>-0.144474</text:p>
          </table:table-cell>
          <table:table-cell office:value-type="float" office:value="-0.195479">
            <text:p>-0.195479</text:p>
          </table:table-cell>
          <table:table-cell office:value-type="float" office:value="35.303947">
            <text:p>35.303947</text:p>
          </table:table-cell>
          <table:table-cell office:value-type="float" office:value="-0.060561">
            <text:p>-0.060561</text:p>
          </table:table-cell>
          <table:table-cell office:value-type="float" office:value="-1.151611">
            <text:p>-1.151611</text:p>
          </table:table-cell>
          <table:table-cell table:formula="of:=[.I189]-[.$I$2]" office:value-type="float" office:value="-1.170765">
            <text:p>-1.170765</text:p>
          </table:table-cell>
          <table:table-cell table:formula="of:=AVERAGE([.J185:.J189])" office:value-type="float" office:value="0.0325606">
            <text:p>0.0325606</text:p>
          </table:table-cell>
          <table:table-cell table:formula="of:=AVERAGE([.J181:.J189])" office:value-type="float" office:value="-0.00345877777777777">
            <text:p>-0.0034587778</text:p>
          </table:table-cell>
          <table:table-cell office:value-type="float" office:value="2001.56897">
            <text:p>2001.56897</text:p>
          </table:table-cell>
          <table:table-cell office:value-type="float" office:value="-0.562154">
            <text:p>-0.562154</text:p>
          </table:table-cell>
          <table:table-cell office:value-type="float" office:value="-0.760617">
            <text:p>-0.760617</text:p>
          </table:table-cell>
          <table:table-cell table:formula="of:=[.O189]-0.021583" office:value-type="float" office:value="-0.7822">
            <text:p>-0.7822</text:p>
          </table:table-cell>
          <table:table-cell office:value-type="float" office:value="35.30394">
            <text:p>35.30394</text:p>
          </table:table-cell>
          <table:table-cell office:value-type="float" office:value="826">
            <text:p>826</text:p>
          </table:table-cell>
          <table:table-cell office:value-type="float" office:value="-1649">
            <text:p>-1649</text:p>
          </table:table-cell>
          <table:table-cell office:value-type="float" office:value="1381">
            <text:p>1381</text:p>
          </table:table-cell>
          <table:table-cell office:value-type="float" office:value="7797">
            <text:p>7797</text:p>
          </table:table-cell>
          <table:table-cell office:value-type="float" office:value="9462.290039">
            <text:p>9462.290039</text:p>
          </table:table-cell>
          <table:table-cell office:value-type="float" office:value="-3.058625">
            <text:p>-3.058625</text:p>
          </table:table-cell>
          <table:table-cell office:value-type="float" office:value="-2.753718">
            <text:p>-2.753718</text:p>
          </table:table-cell>
          <table:table-cell office:value-type="float" office:value="9.968763">
            <text:p>9.968763</text:p>
          </table:table-cell>
        </table:table-row>
        <table:table-row table:style-name="ro1">
          <table:table-cell office:value-type="float" office:value="48830">
            <text:p>48830</text:p>
          </table:table-cell>
          <table:table-cell office:value-type="float" office:value="-4">
            <text:p>-4</text:p>
          </table:table-cell>
          <table:table-cell office:value-type="float" office:value="26">
            <text:p>26</text:p>
          </table:table-cell>
          <table:table-cell office:value-type="float" office:value="752.303711">
            <text:p>752.303711</text:p>
          </table:table-cell>
          <table:table-cell office:value-type="float" office:value="-0.15">
            <text:p>-0.15</text:p>
          </table:table-cell>
          <table:table-cell office:value-type="float" office:value="-0.153363">
            <text:p>-0.153363</text:p>
          </table:table-cell>
          <table:table-cell office:value-type="float" office:value="2.241919">
            <text:p>2.241919</text:p>
          </table:table-cell>
          <table:table-cell office:value-type="float" office:value="0.075701">
            <text:p>0.075701</text:p>
          </table:table-cell>
          <table:table-cell office:value-type="float" office:value="-0.237026">
            <text:p>-0.237026</text:p>
          </table:table-cell>
          <table:table-cell table:formula="of:=[.I190]-[.$I$2]" office:value-type="float" office:value="-0.25618">
            <text:p>-0.25618</text:p>
          </table:table-cell>
          <table:table-cell table:formula="of:=AVERAGE([.J186:.J190])" office:value-type="float" office:value="0.0244204">
            <text:p>0.0244204</text:p>
          </table:table-cell>
          <table:table-cell table:formula="of:=AVERAGE([.J182:.J190])" office:value-type="float" office:value="0.017557">
            <text:p>0.017557</text:p>
          </table:table-cell>
          <table:table-cell office:value-type="float" office:value="213.106583">
            <text:p>213.106583</text:p>
          </table:table-cell>
          <table:table-cell office:value-type="float" office:value="-0.583658">
            <text:p>-0.583658</text:p>
          </table:table-cell>
          <table:table-cell office:value-type="float" office:value="-0.596743">
            <text:p>-0.596743</text:p>
          </table:table-cell>
          <table:table-cell table:formula="of:=[.O190]-0.021583" office:value-type="float" office:value="-0.618326">
            <text:p>-0.618326</text:p>
          </table:table-cell>
          <table:table-cell office:value-type="float" office:value="2.241929">
            <text:p>2.241929</text:p>
          </table:table-cell>
          <table:table-cell office:value-type="float" office:value="830">
            <text:p>830</text:p>
          </table:table-cell>
          <table:table-cell office:value-type="float" office:value="-1649">
            <text:p>-1649</text:p>
          </table:table-cell>
          <table:table-cell office:value-type="float" office:value="1357">
            <text:p>1357</text:p>
          </table:table-cell>
          <table:table-cell office:value-type="float" office:value="7787">
            <text:p>7787</text:p>
          </table:table-cell>
          <table:table-cell office:value-type="float" office:value="9450.705078">
            <text:p>9450.705078</text:p>
          </table:table-cell>
          <table:table-cell office:value-type="float" office:value="-3.208625">
            <text:p>-3.208625</text:p>
          </table:table-cell>
          <table:table-cell office:value-type="float" office:value="-2.907081">
            <text:p>-2.907081</text:p>
          </table:table-cell>
          <table:table-cell office:value-type="float" office:value="9.397925">
            <text:p>9.397925</text:p>
          </table:table-cell>
        </table:table-row>
        <table:table-row table:style-name="ro1">
          <table:table-cell office:value-type="float" office:value="49087">
            <text:p>49087</text:p>
          </table:table-cell>
          <table:table-cell office:value-type="float" office:value="-1">
            <text:p>-1</text:p>
          </table:table-cell>
          <table:table-cell office:value-type="float" office:value="71">
            <text:p>71</text:p>
          </table:table-cell>
          <table:table-cell office:value-type="float" office:value="7231.864746">
            <text:p>7231.864746</text:p>
          </table:table-cell>
          <table:table-cell office:value-type="float" office:value="-0.035">
            <text:p>-0.035</text:p>
          </table:table-cell>
          <table:table-cell office:value-type="float" office:value="0.00452">
            <text:p>0.00452</text:p>
          </table:table-cell>
          <table:table-cell office:value-type="float" office:value="112.913536">
            <text:p>112.913536</text:p>
          </table:table-cell>
          <table:table-cell office:value-type="float" office:value="0.045421">
            <text:p>0.045421</text:p>
          </table:table-cell>
          <table:table-cell office:value-type="float" office:value="-0.684742">
            <text:p>-0.684742</text:p>
          </table:table-cell>
          <table:table-cell table:formula="of:=[.I191]-[.$I$2]" office:value-type="float" office:value="-0.703896">
            <text:p>-0.703896</text:p>
          </table:table-cell>
          <table:table-cell table:formula="of:=AVERAGE([.J187:.J191])" office:value-type="float" office:value="-0.106303">
            <text:p>-0.106303</text:p>
          </table:table-cell>
          <table:table-cell table:formula="of:=AVERAGE([.J183:.J191])" office:value-type="float" office:value="-0.101887111111111">
            <text:p>-0.1018871111</text:p>
          </table:table-cell>
          <table:table-cell office:value-type="float" office:value="1407.550049">
            <text:p>1407.550049</text:p>
          </table:table-cell>
          <table:table-cell office:value-type="float" office:value="-0.136187">
            <text:p>-0.136187</text:p>
          </table:table-cell>
          <table:table-cell office:value-type="float" office:value="0.017587">
            <text:p>0.017587</text:p>
          </table:table-cell>
          <table:table-cell table:formula="of:=[.O191]-0.021583" office:value-type="float" office:value="-0.003996">
            <text:p>-0.003996</text:p>
          </table:table-cell>
          <table:table-cell office:value-type="float" office:value="112.913536">
            <text:p>112.913536</text:p>
          </table:table-cell>
          <table:table-cell office:value-type="float" office:value="831">
            <text:p>831</text:p>
          </table:table-cell>
          <table:table-cell office:value-type="float" office:value="-1649">
            <text:p>-1649</text:p>
          </table:table-cell>
          <table:table-cell office:value-type="float" office:value="1288">
            <text:p>1288</text:p>
          </table:table-cell>
          <table:table-cell office:value-type="float" office:value="7770">
            <text:p>7770</text:p>
          </table:table-cell>
          <table:table-cell office:value-type="float" office:value="9430.080078">
            <text:p>9430.080078</text:p>
          </table:table-cell>
          <table:table-cell office:value-type="float" office:value="-3.243625">
            <text:p>-3.243625</text:p>
          </table:table-cell>
          <table:table-cell office:value-type="float" office:value="-2.902561">
            <text:p>-2.902561</text:p>
          </table:table-cell>
          <table:table-cell office:value-type="float" office:value="10.514901">
            <text:p>10.514901</text:p>
          </table:table-cell>
        </table:table-row>
        <table:table-row table:style-name="ro1">
          <table:table-cell office:value-type="float" office:value="49344">
            <text:p>49344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34">
            <text:p>0.006334</text:p>
          </table:table-cell>
          <table:table-cell office:value-type="float" office:value="100">
            <text:p>100</text:p>
          </table:table-cell>
          <table:table-cell office:value-type="float" office:value="0.01514">
            <text:p>0.01514</text:p>
          </table:table-cell>
          <table:table-cell office:value-type="float" office:value="-0.110133">
            <text:p>-0.110133</text:p>
          </table:table-cell>
          <table:table-cell table:formula="of:=[.I192]-[.$I$2]" office:value-type="float" office:value="-0.129287">
            <text:p>-0.129287</text:p>
          </table:table-cell>
          <table:table-cell table:formula="of:=AVERAGE([.J188:.J192])" office:value-type="float" office:value="-0.2557012">
            <text:p>-0.2557012</text:p>
          </table:table-cell>
          <table:table-cell table:formula="of:=AVERAGE([.J184:.J192])" office:value-type="float" office:value="-0.149771111111111">
            <text:p>-0.1497711111</text:p>
          </table:table-cell>
          <table:table-cell office:value-type="float" office:value="627.419312">
            <text:p>627.419312</text:p>
          </table:table-cell>
          <table:table-cell office:value-type="float" office:value="0">
            <text:p>0</text:p>
          </table:table-cell>
          <table:table-cell office:value-type="float" office:value="0.024648">
            <text:p>0.024648</text:p>
          </table:table-cell>
          <table:table-cell table:formula="of:=[.O192]-0.021583" office:value-type="float" office:value="0.003065">
            <text:p>0.003065</text:p>
          </table:table-cell>
          <table:table-cell office:value-type="float" office:value="100">
            <text:p>100</text:p>
          </table:table-cell>
          <table:table-cell office:value-type="float" office:value="831">
            <text:p>831</text:p>
          </table:table-cell>
          <table:table-cell office:value-type="float" office:value="-1649">
            <text:p>-1649</text:p>
          </table:table-cell>
          <table:table-cell office:value-type="float" office:value="1212">
            <text:p>1212</text:p>
          </table:table-cell>
          <table:table-cell office:value-type="float" office:value="7751">
            <text:p>7751</text:p>
          </table:table-cell>
          <table:table-cell office:value-type="float" office:value="9407.717773">
            <text:p>9407.717773</text:p>
          </table:table-cell>
          <table:table-cell office:value-type="float" office:value="-3.243625">
            <text:p>-3.243625</text:p>
          </table:table-cell>
          <table:table-cell office:value-type="float" office:value="-2.896227">
            <text:p>-2.896227</text:p>
          </table:table-cell>
          <table:table-cell office:value-type="float" office:value="10.710194">
            <text:p>10.710194</text:p>
          </table:table-cell>
        </table:table-row>
        <table:table-row table:style-name="ro1">
          <table:table-cell office:value-type="float" office:value="49601">
            <text:p>49601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6921.173828">
            <text:p>6921.173828</text:p>
          </table:table-cell>
          <table:table-cell office:value-type="float" office:value="-0.01">
            <text:p>-0.01</text:p>
          </table:table-cell>
          <table:table-cell office:value-type="float" office:value="-0.021845">
            <text:p>-0.021845</text:p>
          </table:table-cell>
          <table:table-cell office:value-type="float" office:value="118.453934">
            <text:p>118.453934</text:p>
          </table:table-cell>
          <table:table-cell office:value-type="float" office:value="0.030281">
            <text:p>0.030281</text:p>
          </table:table-cell>
          <table:table-cell office:value-type="float" office:value="-0.936133">
            <text:p>-0.936133</text:p>
          </table:table-cell>
          <table:table-cell table:formula="of:=[.I193]-[.$I$2]" office:value-type="float" office:value="-0.955287">
            <text:p>-0.955287</text:p>
          </table:table-cell>
          <table:table-cell table:formula="of:=AVERAGE([.J189:.J193])" office:value-type="float" office:value="-0.643083">
            <text:p>-0.643083</text:p>
          </table:table-cell>
          <table:table-cell table:formula="of:=AVERAGE([.J185:.J193])" office:value-type="float" office:value="-0.209094111111111">
            <text:p>-0.2090941111</text:p>
          </table:table-cell>
          <table:table-cell office:value-type="float" office:value="2991.531982">
            <text:p>2991.531982</text:p>
          </table:table-cell>
          <table:table-cell office:value-type="float" office:value="-0.038911">
            <text:p>-0.038911</text:p>
          </table:table-cell>
          <table:table-cell office:value-type="float" office:value="-0.085002">
            <text:p>-0.085002</text:p>
          </table:table-cell>
          <table:table-cell table:formula="of:=[.O193]-0.021583" office:value-type="float" office:value="-0.106585">
            <text:p>-0.106585</text:p>
          </table:table-cell>
          <table:table-cell office:value-type="float" office:value="118.453934">
            <text:p>118.453934</text:p>
          </table:table-cell>
          <table:table-cell office:value-type="float" office:value="829">
            <text:p>829</text:p>
          </table:table-cell>
          <table:table-cell office:value-type="float" office:value="-1649">
            <text:p>-1649</text:p>
          </table:table-cell>
          <table:table-cell office:value-type="float" office:value="1076">
            <text:p>1076</text:p>
          </table:table-cell>
          <table:table-cell office:value-type="float" office:value="7717">
            <text:p>7717</text:p>
          </table:table-cell>
          <table:table-cell office:value-type="float" office:value="9369.255859">
            <text:p>9369.255859</text:p>
          </table:table-cell>
          <table:table-cell office:value-type="float" office:value="-3.253625">
            <text:p>-3.253625</text:p>
          </table:table-cell>
          <table:table-cell office:value-type="float" office:value="-2.918072">
            <text:p>-2.918072</text:p>
          </table:table-cell>
          <table:table-cell office:value-type="float" office:value="10.31321">
            <text:p>10.31321</text:p>
          </table:table-cell>
        </table:table-row>
        <table:table-row table:style-name="ro1">
          <table:table-cell office:value-type="float" office:value="49858">
            <text:p>49858</text:p>
          </table:table-cell>
          <table:table-cell office:value-type="float" office:value="11">
            <text:p>11</text:p>
          </table:table-cell>
          <table:table-cell office:value-type="float" office:value="163">
            <text:p>163</text:p>
          </table:table-cell>
          <table:table-cell office:value-type="float" office:value="1385.027222">
            <text:p>1385.027222</text:p>
          </table:table-cell>
          <table:table-cell office:value-type="float" office:value="-0.044524">
            <text:p>-0.044524</text:p>
          </table:table-cell>
          <table:table-cell office:value-type="float" office:value="-0.031193">
            <text:p>-0.031193</text:p>
          </table:table-cell>
          <table:table-cell office:value-type="float" office:value="29.940784">
            <text:p>29.940784</text:p>
          </table:table-cell>
          <table:table-cell office:value-type="float" office:value="0.136262">
            <text:p>0.136262</text:p>
          </table:table-cell>
          <table:table-cell office:value-type="float" office:value="-0.347159">
            <text:p>-0.347159</text:p>
          </table:table-cell>
          <table:table-cell table:formula="of:=[.I194]-[.$I$2]" office:value-type="float" office:value="-0.366313">
            <text:p>-0.366313</text:p>
          </table:table-cell>
          <table:table-cell table:formula="of:=AVERAGE([.J190:.J194])" office:value-type="float" office:value="-0.4821926">
            <text:p>-0.4821926</text:p>
          </table:table-cell>
          <table:table-cell table:formula="of:=AVERAGE([.J186:.J194])" office:value-type="float" office:value="-0.225853444444444">
            <text:p>-0.2258534444</text:p>
          </table:table-cell>
          <table:table-cell office:value-type="float" office:value="154.77243">
            <text:p>154.77243</text:p>
          </table:table-cell>
          <table:table-cell office:value-type="float" office:value="-0.173244">
            <text:p>-0.173244</text:p>
          </table:table-cell>
          <table:table-cell office:value-type="float" office:value="-0.121374">
            <text:p>-0.121374</text:p>
          </table:table-cell>
          <table:table-cell table:formula="of:=[.O194]-0.021583" office:value-type="float" office:value="-0.142957">
            <text:p>-0.142957</text:p>
          </table:table-cell>
          <table:table-cell office:value-type="float" office:value="29.940784">
            <text:p>29.940784</text:p>
          </table:table-cell>
          <table:table-cell office:value-type="float" office:value="818">
            <text:p>818</text:p>
          </table:table-cell>
          <table:table-cell office:value-type="float" office:value="-1648">
            <text:p>-1648</text:p>
          </table:table-cell>
          <table:table-cell office:value-type="float" office:value="917">
            <text:p>917</text:p>
          </table:table-cell>
          <table:table-cell office:value-type="float" office:value="7681">
            <text:p>7681</text:p>
          </table:table-cell>
          <table:table-cell office:value-type="float" office:value="9329.525391">
            <text:p>9329.525391</text:p>
          </table:table-cell>
          <table:table-cell office:value-type="float" office:value="-3.298149">
            <text:p>-3.298149</text:p>
          </table:table-cell>
          <table:table-cell office:value-type="float" office:value="-2.949265">
            <text:p>-2.949265</text:p>
          </table:table-cell>
          <table:table-cell office:value-type="float" office:value="10.578172">
            <text:p>10.578172</text:p>
          </table:table-cell>
        </table:table-row>
        <table:table-row table:style-name="ro1">
          <table:table-cell office:value-type="float" office:value="50115">
            <text:p>50115</text:p>
          </table:table-cell>
          <table:table-cell office:value-type="float" office:value="32">
            <text:p>32</text:p>
          </table:table-cell>
          <table:table-cell office:value-type="float" office:value="124">
            <text:p>124</text:p>
          </table:table-cell>
          <table:table-cell office:value-type="float" office:value="287.429565">
            <text:p>287.429565</text:p>
          </table:table-cell>
          <table:table-cell office:value-type="float" office:value="-0.007619">
            <text:p>-0.007619</text:p>
          </table:table-cell>
          <table:table-cell office:value-type="float" office:value="-0.000719">
            <text:p>-0.000719</text:p>
          </table:table-cell>
          <table:table-cell office:value-type="float" office:value="90.562477">
            <text:p>90.562477</text:p>
          </table:table-cell>
          <table:table-cell office:value-type="float" office:value="0.317946">
            <text:p>0.317946</text:p>
          </table:table-cell>
          <table:table-cell office:value-type="float" office:value="0.596156">
            <text:p>0.596156</text:p>
          </table:table-cell>
          <table:table-cell table:formula="of:=[.I195]-[.$I$2]" office:value-type="float" office:value="0.577002">
            <text:p>0.577002</text:p>
          </table:table-cell>
          <table:table-cell table:formula="of:=AVERAGE([.J191:.J195])" office:value-type="float" office:value="-0.3155562">
            <text:p>-0.3155562</text:p>
          </table:table-cell>
          <table:table-cell table:formula="of:=AVERAGE([.J187:.J195])" office:value-type="float" office:value="-0.156155555555556">
            <text:p>-0.1561555556</text:p>
          </table:table-cell>
          <table:table-cell office:value-type="float" office:value="287.502472">
            <text:p>287.502472</text:p>
          </table:table-cell>
          <table:table-cell office:value-type="float" office:value="-0.029646">
            <text:p>-0.029646</text:p>
          </table:table-cell>
          <table:table-cell office:value-type="float" office:value="-0.002798">
            <text:p>-0.002798</text:p>
          </table:table-cell>
          <table:table-cell table:formula="of:=[.O195]-0.021583" office:value-type="float" office:value="-0.024381">
            <text:p>-0.024381</text:p>
          </table:table-cell>
          <table:table-cell office:value-type="float" office:value="90.562485">
            <text:p>90.562485</text:p>
          </table:table-cell>
          <table:table-cell office:value-type="float" office:value="786">
            <text:p>786</text:p>
          </table:table-cell>
          <table:table-cell office:value-type="float" office:value="-1643">
            <text:p>-1643</text:p>
          </table:table-cell>
          <table:table-cell office:value-type="float" office:value="795">
            <text:p>795</text:p>
          </table:table-cell>
          <table:table-cell office:value-type="float" office:value="7657">
            <text:p>7657</text:p>
          </table:table-cell>
          <table:table-cell office:value-type="float" office:value="9300.003906">
            <text:p>9300.003906</text:p>
          </table:table-cell>
          <table:table-cell office:value-type="float" office:value="-3.305768">
            <text:p>-3.305768</text:p>
          </table:table-cell>
          <table:table-cell office:value-type="float" office:value="-2.949984">
            <text:p>-2.949984</text:p>
          </table:table-cell>
          <table:table-cell office:value-type="float" office:value="10.76252">
            <text:p>10.76252</text:p>
          </table:table-cell>
        </table:table-row>
        <table:table-row table:style-name="ro1">
          <table:table-cell office:value-type="float" office:value="50372">
            <text:p>50372</text:p>
          </table:table-cell>
          <table:table-cell office:value-type="float" office:value="37">
            <text:p>37</text:p>
          </table:table-cell>
          <table:table-cell office:value-type="float" office:value="99">
            <text:p>99</text:p>
          </table:table-cell>
          <table:table-cell office:value-type="float" office:value="167.11908">
            <text:p>167.11908</text:p>
          </table:table-cell>
          <table:table-cell office:value-type="float" office:value="0">
            <text:p>0</text:p>
          </table:table-cell>
          <table:table-cell office:value-type="float" office:value="0.00339">
            <text:p>0.00339</text:p>
          </table:table-cell>
          <table:table-cell office:value-type="string">
            <text:p>Infinity</text:p>
          </table:table-cell>
          <table:table-cell office:value-type="float" office:value="0.075701">
            <text:p>0.075701</text:p>
          </table:table-cell>
          <table:table-cell office:value-type="float" office:value="0.380678">
            <text:p>0.380678</text:p>
          </table:table-cell>
          <table:table-cell table:formula="of:=[.I196]-[.$I$2]" office:value-type="float" office:value="0.361524">
            <text:p>0.361524</text:p>
          </table:table-cell>
          <table:table-cell table:formula="of:=AVERAGE([.J192:.J196])" office:value-type="float" office:value="-0.1024722">
            <text:p>-0.1024722</text:p>
          </table:table-cell>
          <table:table-cell table:formula="of:=AVERAGE([.J188:.J196])" office:value-type="float" office:value="-0.18462">
            <text:p>-0.18462</text:p>
          </table:table-cell>
          <table:table-cell office:value-type="float" office:value="602.868286">
            <text:p>602.868286</text:p>
          </table:table-cell>
          <table:table-cell office:value-type="float" office:value="0">
            <text:p>0</text:p>
          </table:table-cell>
          <table:table-cell office:value-type="float" office:value="0.01319">
            <text:p>0.01319</text:p>
          </table:table-cell>
          <table:table-cell table:formula="of:=[.O196]-0.021583" office:value-type="float" office:value="-0.008393">
            <text:p>-0.008393</text:p>
          </table:table-cell>
          <table:table-cell office:value-type="float" office:value="100">
            <text:p>100</text:p>
          </table:table-cell>
          <table:table-cell office:value-type="float" office:value="749">
            <text:p>749</text:p>
          </table:table-cell>
          <table:table-cell office:value-type="float" office:value="-1637">
            <text:p>-1637</text:p>
          </table:table-cell>
          <table:table-cell office:value-type="float" office:value="698">
            <text:p>698</text:p>
          </table:table-cell>
          <table:table-cell office:value-type="float" office:value="7638">
            <text:p>7638</text:p>
          </table:table-cell>
          <table:table-cell office:value-type="float" office:value="9275.139648">
            <text:p>9275.139648</text:p>
          </table:table-cell>
          <table:table-cell office:value-type="float" office:value="-3.305768">
            <text:p>-3.305768</text:p>
          </table:table-cell>
          <table:table-cell office:value-type="float" office:value="-2.946594">
            <text:p>-2.946594</text:p>
          </table:table-cell>
          <table:table-cell office:value-type="float" office:value="10.865064">
            <text:p>10.865064</text:p>
          </table:table-cell>
        </table:table-row>
        <table:table-row table:style-name="ro1">
          <table:table-cell office:value-type="float" office:value="50629">
            <text:p>50629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258.438202">
            <text:p>258.438202</text:p>
          </table:table-cell>
          <table:table-cell office:value-type="float" office:value="-0.01">
            <text:p>-0.01</text:p>
          </table:table-cell>
          <table:table-cell office:value-type="float" office:value="-0.008286">
            <text:p>-0.008286</text:p>
          </table:table-cell>
          <table:table-cell office:value-type="float" office:value="17.138161">
            <text:p>17.138161</text:p>
          </table:table-cell>
          <table:table-cell office:value-type="float" office:value="-0.105982">
            <text:p>-0.105982</text:p>
          </table:table-cell>
          <table:table-cell office:value-type="float" office:value="-0.131681">
            <text:p>-0.131681</text:p>
          </table:table-cell>
          <table:table-cell table:formula="of:=[.I197]-[.$I$2]" office:value-type="float" office:value="-0.150835">
            <text:p>-0.150835</text:p>
          </table:table-cell>
          <table:table-cell table:formula="of:=AVERAGE([.J193:.J197])" office:value-type="float" office:value="-0.1067818">
            <text:p>-0.1067818</text:p>
          </table:table-cell>
          <table:table-cell table:formula="of:=AVERAGE([.J189:.J197])" office:value-type="float" office:value="-0.310448555555555">
            <text:p>-0.3104485556</text:p>
          </table:table-cell>
          <table:table-cell office:value-type="float" office:value="224.248642">
            <text:p>224.248642</text:p>
          </table:table-cell>
          <table:table-cell office:value-type="float" office:value="-0.038911">
            <text:p>-0.038911</text:p>
          </table:table-cell>
          <table:table-cell office:value-type="float" office:value="-0.032242">
            <text:p>-0.032242</text:p>
          </table:table-cell>
          <table:table-cell table:formula="of:=[.O197]-0.021583" office:value-type="float" office:value="-0.053825">
            <text:p>-0.053825</text:p>
          </table:table-cell>
          <table:table-cell office:value-type="float" office:value="17.138163">
            <text:p>17.138163</text:p>
          </table:table-cell>
          <table:table-cell office:value-type="float" office:value="719">
            <text:p>719</text:p>
          </table:table-cell>
          <table:table-cell office:value-type="float" office:value="-1632">
            <text:p>-1632</text:p>
          </table:table-cell>
          <table:table-cell office:value-type="float" office:value="593">
            <text:p>593</text:p>
          </table:table-cell>
          <table:table-cell office:value-type="float" office:value="7617">
            <text:p>7617</text:p>
          </table:table-cell>
          <table:table-cell office:value-type="float" office:value="9249.858398">
            <text:p>9249.858398</text:p>
          </table:table-cell>
          <table:table-cell office:value-type="float" office:value="-3.315768">
            <text:p>-3.315768</text:p>
          </table:table-cell>
          <table:table-cell office:value-type="float" office:value="-2.95488">
            <text:p>-2.95488</text:p>
          </table:table-cell>
          <table:table-cell office:value-type="float" office:value="10.88398">
            <text:p>10.88398</text:p>
          </table:table-cell>
        </table:table-row>
        <table:table-row table:style-name="ro1">
          <table:table-cell office:value-type="float" office:value="50886">
            <text:p>50886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office:value-type="float" office:value="487.254059">
            <text:p>487.254059</text:p>
          </table:table-cell>
          <table:table-cell office:value-type="float" office:value="-0.02">
            <text:p>-0.02</text:p>
          </table:table-cell>
          <table:table-cell office:value-type="float" office:value="-0.027974">
            <text:p>-0.027974</text:p>
          </table:table-cell>
          <table:table-cell office:value-type="float" office:value="39.872154">
            <text:p>39.872154</text:p>
          </table:table-cell>
          <table:table-cell office:value-type="float" office:value="-0.121122">
            <text:p>-0.121122</text:p>
          </table:table-cell>
          <table:table-cell office:value-type="float" office:value="-0.328006">
            <text:p>-0.328006</text:p>
          </table:table-cell>
          <table:table-cell table:formula="of:=[.I198]-[.$I$2]" office:value-type="float" office:value="-0.34716">
            <text:p>-0.34716</text:p>
          </table:table-cell>
          <table:table-cell table:formula="of:=AVERAGE([.J194:.J198])" office:value-type="float" office:value="0.0148436">
            <text:p>0.0148436</text:p>
          </table:table-cell>
          <table:table-cell table:formula="of:=AVERAGE([.J190:.J198])" office:value-type="float" office:value="-0.218936888888889">
            <text:p>-0.2189368889</text:p>
          </table:table-cell>
          <table:table-cell office:value-type="float" office:value="370.805511">
            <text:p>370.805511</text:p>
          </table:table-cell>
          <table:table-cell office:value-type="float" office:value="-0.077821">
            <text:p>-0.077821</text:p>
          </table:table-cell>
          <table:table-cell office:value-type="float" office:value="-0.10885">
            <text:p>-0.10885</text:p>
          </table:table-cell>
          <table:table-cell table:formula="of:=[.O198]-0.021583" office:value-type="float" office:value="-0.130433">
            <text:p>-0.130433</text:p>
          </table:table-cell>
          <table:table-cell office:value-type="float" office:value="39.87215">
            <text:p>39.87215</text:p>
          </table:table-cell>
          <table:table-cell office:value-type="float" office:value="697">
            <text:p>697</text:p>
          </table:table-cell>
          <table:table-cell office:value-type="float" office:value="-1628">
            <text:p>-1628</text:p>
          </table:table-cell>
          <table:table-cell office:value-type="float" office:value="466">
            <text:p>466</text:p>
          </table:table-cell>
          <table:table-cell office:value-type="float" office:value="7593">
            <text:p>7593</text:p>
          </table:table-cell>
          <table:table-cell office:value-type="float" office:value="9223.892578">
            <text:p>9223.892578</text:p>
          </table:table-cell>
          <table:table-cell office:value-type="float" office:value="-3.335768">
            <text:p>-3.335768</text:p>
          </table:table-cell>
          <table:table-cell office:value-type="float" office:value="-2.982855">
            <text:p>-2.982855</text:p>
          </table:table-cell>
          <table:table-cell office:value-type="float" office:value="10.579667">
            <text:p>10.579667</text:p>
          </table:table-cell>
        </table:table-row>
        <table:table-row table:style-name="ro1">
          <table:table-cell office:value-type="float" office:value="51143">
            <text:p>51143</text:p>
          </table:table-cell>
          <table:table-cell office:value-type="float" office:value="16">
            <text:p>16</text:p>
          </table:table-cell>
          <table:table-cell office:value-type="float" office:value="136">
            <text:p>136</text:p>
          </table:table-cell>
          <table:table-cell office:value-type="float" office:value="749.973022">
            <text:p>749.973022</text:p>
          </table:table-cell>
          <table:table-cell office:value-type="float" office:value="-0.04">
            <text:p>-0.04</text:p>
          </table:table-cell>
          <table:table-cell office:value-type="float" office:value="-0.046738">
            <text:p>-0.046738</text:p>
          </table:table-cell>
          <table:table-cell office:value-type="float" office:value="16.845465">
            <text:p>16.845465</text:p>
          </table:table-cell>
          <table:table-cell office:value-type="float" office:value="-0.090842">
            <text:p>-0.090842</text:p>
          </table:table-cell>
          <table:table-cell office:value-type="float" office:value="-0.102951">
            <text:p>-0.102951</text:p>
          </table:table-cell>
          <table:table-cell table:formula="of:=[.I199]-[.$I$2]" office:value-type="float" office:value="-0.122105">
            <text:p>-0.122105</text:p>
          </table:table-cell>
          <table:table-cell table:formula="of:=AVERAGE([.J195:.J199])" office:value-type="float" office:value="0.0636852">
            <text:p>0.0636852</text:p>
          </table:table-cell>
          <table:table-cell table:formula="of:=AVERAGE([.J191:.J199])" office:value-type="float" office:value="-0.204039666666667">
            <text:p>-0.2040396667</text:p>
          </table:table-cell>
          <table:table-cell office:value-type="float" office:value="213.329819">
            <text:p>213.329819</text:p>
          </table:table-cell>
          <table:table-cell office:value-type="float" office:value="-0.155642">
            <text:p>-0.155642</text:p>
          </table:table-cell>
          <table:table-cell office:value-type="float" office:value="-0.181861">
            <text:p>-0.181861</text:p>
          </table:table-cell>
          <table:table-cell table:formula="of:=[.O199]-0.021583" office:value-type="float" office:value="-0.203444">
            <text:p>-0.203444</text:p>
          </table:table-cell>
          <table:table-cell office:value-type="float" office:value="16.845467">
            <text:p>16.845467</text:p>
          </table:table-cell>
          <table:table-cell office:value-type="float" office:value="681">
            <text:p>681</text:p>
          </table:table-cell>
          <table:table-cell office:value-type="float" office:value="-1625">
            <text:p>-1625</text:p>
          </table:table-cell>
          <table:table-cell office:value-type="float" office:value="332">
            <text:p>332</text:p>
          </table:table-cell>
          <table:table-cell office:value-type="float" office:value="7572">
            <text:p>7572</text:p>
          </table:table-cell>
          <table:table-cell office:value-type="float" office:value="9203.619141">
            <text:p>9203.619141</text:p>
          </table:table-cell>
          <table:table-cell office:value-type="float" office:value="-3.375768">
            <text:p>-3.375768</text:p>
          </table:table-cell>
          <table:table-cell office:value-type="float" office:value="-3.029593">
            <text:p>-3.029593</text:p>
          </table:table-cell>
          <table:table-cell office:value-type="float" office:value="10.254703">
            <text:p>10.254703</text:p>
          </table:table-cell>
        </table:table-row>
        <table:table-row table:style-name="ro1">
          <table:table-cell office:value-type="float" office:value="51400">
            <text:p>51400</text:p>
          </table:table-cell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float" office:value="1124.224854">
            <text:p>1124.224854</text:p>
          </table:table-cell>
          <table:table-cell office:value-type="float" office:value="-0.045">
            <text:p>-0.045</text:p>
          </table:table-cell>
          <table:table-cell office:value-type="float" office:value="-0.039753">
            <text:p>-0.039753</text:p>
          </table:table-cell>
          <table:table-cell office:value-type="float" office:value="11.659695">
            <text:p>11.659695</text:p>
          </table:table-cell>
          <table:table-cell office:value-type="float" office:value="-0.060561">
            <text:p>-0.060561</text:p>
          </table:table-cell>
          <table:table-cell office:value-type="float" office:value="-0.1652">
            <text:p>-0.1652</text:p>
          </table:table-cell>
          <table:table-cell table:formula="of:=[.I200]-[.$I$2]" office:value-type="float" office:value="-0.184354">
            <text:p>-0.184354</text:p>
          </table:table-cell>
          <table:table-cell table:formula="of:=AVERAGE([.J196:.J200])" office:value-type="float" office:value="-0.088586">
            <text:p>-0.088586</text:p>
          </table:table-cell>
          <table:table-cell table:formula="of:=AVERAGE([.J192:.J200])" office:value-type="float" office:value="-0.146312777777778">
            <text:p>-0.1463127778</text:p>
          </table:table-cell>
          <table:table-cell office:value-type="float" office:value="372.782196">
            <text:p>372.782196</text:p>
          </table:table-cell>
          <table:table-cell office:value-type="float" office:value="-0.175097">
            <text:p>-0.175097</text:p>
          </table:table-cell>
          <table:table-cell office:value-type="float" office:value="-0.154681">
            <text:p>-0.154681</text:p>
          </table:table-cell>
          <table:table-cell table:formula="of:=[.O200]-0.021583" office:value-type="float" office:value="-0.176264">
            <text:p>-0.176264</text:p>
          </table:table-cell>
          <table:table-cell office:value-type="float" office:value="11.659689">
            <text:p>11.659689</text:p>
          </table:table-cell>
          <table:table-cell office:value-type="float" office:value="669">
            <text:p>669</text:p>
          </table:table-cell>
          <table:table-cell office:value-type="float" office:value="-1622">
            <text:p>-1622</text:p>
          </table:table-cell>
          <table:table-cell office:value-type="float" office:value="186">
            <text:p>186</text:p>
          </table:table-cell>
          <table:table-cell office:value-type="float" office:value="7556">
            <text:p>7556</text:p>
          </table:table-cell>
          <table:table-cell office:value-type="float" office:value="9190.700195">
            <text:p>9190.700195</text:p>
          </table:table-cell>
          <table:table-cell office:value-type="float" office:value="-3.420768">
            <text:p>-3.420768</text:p>
          </table:table-cell>
          <table:table-cell office:value-type="float" office:value="-3.069346">
            <text:p>-3.069346</text:p>
          </table:table-cell>
          <table:table-cell office:value-type="float" office:value="10.273186">
            <text:p>10.273186</text:p>
          </table:table-cell>
        </table:table-row>
        <table:table-row table:style-name="ro1">
          <table:table-cell office:value-type="float" office:value="51657">
            <text:p>51657</text:p>
          </table:table-cell>
          <table:table-cell office:value-type="float" office:value="17">
            <text:p>17</text:p>
          </table:table-cell>
          <table:table-cell office:value-type="float" office:value="135">
            <text:p>135</text:p>
          </table:table-cell>
          <table:table-cell office:value-type="float" office:value="692.533081">
            <text:p>692.533081</text:p>
          </table:table-cell>
          <table:table-cell office:value-type="float" office:value="-0.043788">
            <text:p>-0.043788</text:p>
          </table:table-cell>
          <table:table-cell office:value-type="float" office:value="-0.044958">
            <text:p>-0.044958</text:p>
          </table:table-cell>
          <table:table-cell office:value-type="float" office:value="2.671526">
            <text:p>2.671526</text:p>
          </table:table-cell>
          <table:table-cell office:value-type="float" office:value="0.075701">
            <text:p>0.075701</text:p>
          </table:table-cell>
          <table:table-cell office:value-type="float" office:value="0.184354">
            <text:p>0.184354</text:p>
          </table:table-cell>
          <table:table-cell table:formula="of:=[.I201]-[.$I$2]" office:value-type="float" office:value="0.1652">
            <text:p>0.1652</text:p>
          </table:table-cell>
          <table:table-cell table:formula="of:=AVERAGE([.J197:.J201])" office:value-type="float" office:value="-0.1278508">
            <text:p>-0.1278508</text:p>
          </table:table-cell>
          <table:table-cell table:formula="of:=AVERAGE([.J193:.J201])" office:value-type="float" office:value="-0.113592">
            <text:p>-0.113592</text:p>
          </table:table-cell>
          <table:table-cell office:value-type="float" office:value="343.527344">
            <text:p>343.527344</text:p>
          </table:table-cell>
          <table:table-cell office:value-type="float" office:value="-0.170381">
            <text:p>-0.170381</text:p>
          </table:table-cell>
          <table:table-cell office:value-type="float" office:value="-0.174933">
            <text:p>-0.174933</text:p>
          </table:table-cell>
          <table:table-cell table:formula="of:=[.O201]-0.021583" office:value-type="float" office:value="-0.196516">
            <text:p>-0.196516</text:p>
          </table:table-cell>
          <table:table-cell office:value-type="float" office:value="2.671526">
            <text:p>2.671526</text:p>
          </table:table-cell>
          <table:table-cell office:value-type="float" office:value="653">
            <text:p>653</text:p>
          </table:table-cell>
          <table:table-cell office:value-type="float" office:value="-1617">
            <text:p>-1617</text:p>
          </table:table-cell>
          <table:table-cell office:value-type="float" office:value="52">
            <text:p>52</text:p>
          </table:table-cell>
          <table:table-cell office:value-type="float" office:value="7546">
            <text:p>7546</text:p>
          </table:table-cell>
          <table:table-cell office:value-type="float" office:value="9182.688477">
            <text:p>9182.688477</text:p>
          </table:table-cell>
          <table:table-cell office:value-type="float" office:value="-3.464556">
            <text:p>-3.464556</text:p>
          </table:table-cell>
          <table:table-cell office:value-type="float" office:value="-3.114304">
            <text:p>-3.114304</text:p>
          </table:table-cell>
          <table:table-cell office:value-type="float" office:value="10.109583">
            <text:p>10.109583</text:p>
          </table:table-cell>
        </table:table-row>
        <table:table-row table:style-name="ro1">
          <table:table-cell office:value-type="float" office:value="51914">
            <text:p>51914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692.254089">
            <text:p>692.254089</text:p>
          </table:table-cell>
          <table:table-cell office:value-type="float" office:value="-0.04359">
            <text:p>-0.04359</text:p>
          </table:table-cell>
          <table:table-cell office:value-type="float" office:value="-0.036432">
            <text:p>-0.036432</text:p>
          </table:table-cell>
          <table:table-cell office:value-type="float" office:value="16.421131">
            <text:p>16.421131</text:p>
          </table:table-cell>
          <table:table-cell office:value-type="float" office:value="0.045421">
            <text:p>0.045421</text:p>
          </table:table-cell>
          <table:table-cell office:value-type="float" office:value="-0.35913">
            <text:p>-0.35913</text:p>
          </table:table-cell>
          <table:table-cell table:formula="of:=[.I202]-[.$I$2]" office:value-type="float" office:value="-0.378284">
            <text:p>-0.378284</text:p>
          </table:table-cell>
          <table:table-cell table:formula="of:=AVERAGE([.J198:.J202])" office:value-type="float" office:value="-0.1733406">
            <text:p>-0.1733406</text:p>
          </table:table-cell>
          <table:table-cell table:formula="of:=AVERAGE([.J194:.J202])" office:value-type="float" office:value="-0.0494805555555556">
            <text:p>-0.0494805556</text:p>
          </table:table-cell>
          <table:table-cell office:value-type="float" office:value="690.673035">
            <text:p>690.673035</text:p>
          </table:table-cell>
          <table:table-cell office:value-type="float" office:value="-0.16961">
            <text:p>-0.16961</text:p>
          </table:table-cell>
          <table:table-cell office:value-type="float" office:value="-0.141758">
            <text:p>-0.141758</text:p>
          </table:table-cell>
          <table:table-cell table:formula="of:=[.O202]-0.021583" office:value-type="float" office:value="-0.163341">
            <text:p>-0.163341</text:p>
          </table:table-cell>
          <table:table-cell office:value-type="float" office:value="16.421131">
            <text:p>16.421131</text:p>
          </table:table-cell>
          <table:table-cell office:value-type="float" office:value="634">
            <text:p>634</text:p>
          </table:table-cell>
          <table:table-cell office:value-type="float" office:value="-1611">
            <text:p>-1611</text:p>
          </table:table-cell>
          <table:table-cell office:value-type="float" office:value="-106">
            <text:p>-106</text:p>
          </table:table-cell>
          <table:table-cell office:value-type="float" office:value="7542">
            <text:p>7542</text:p>
          </table:table-cell>
          <table:table-cell office:value-type="float" office:value="9182.865234">
            <text:p>9182.865234</text:p>
          </table:table-cell>
          <table:table-cell office:value-type="float" office:value="-3.508146">
            <text:p>-3.508146</text:p>
          </table:table-cell>
          <table:table-cell office:value-type="float" office:value="-3.150736">
            <text:p>-3.150736</text:p>
          </table:table-cell>
          <table:table-cell office:value-type="float" office:value="10.188009">
            <text:p>10.188009</text:p>
          </table:table-cell>
        </table:table-row>
        <table:table-row table:style-name="ro1">
          <table:table-cell office:value-type="float" office:value="52171">
            <text:p>52171</text:p>
          </table:table-cell>
          <table:table-cell office:value-type="float" office:value="22">
            <text:p>22</text:p>
          </table:table-cell>
          <table:table-cell office:value-type="float" office:value="165">
            <text:p>165</text:p>
          </table:table-cell>
          <table:table-cell office:value-type="float" office:value="651.139099">
            <text:p>651.139099</text:p>
          </table:table-cell>
          <table:table-cell office:value-type="float" office:value="-0.025">
            <text:p>-0.025</text:p>
          </table:table-cell>
          <table:table-cell office:value-type="float" office:value="-0.022291">
            <text:p>-0.022291</text:p>
          </table:table-cell>
          <table:table-cell office:value-type="float" office:value="10.837928">
            <text:p>10.837928</text:p>
          </table:table-cell>
          <table:table-cell office:value-type="float" office:value="0.030281">
            <text:p>0.030281</text:p>
          </table:table-cell>
          <table:table-cell office:value-type="float" office:value="-0.102951">
            <text:p>-0.102951</text:p>
          </table:table-cell>
          <table:table-cell table:formula="of:=[.I203]-[.$I$2]" office:value-type="float" office:value="-0.122105">
            <text:p>-0.122105</text:p>
          </table:table-cell>
          <table:table-cell table:formula="of:=AVERAGE([.J199:.J203])" office:value-type="float" office:value="-0.1283296">
            <text:p>-0.1283296</text:p>
          </table:table-cell>
          <table:table-cell table:formula="of:=AVERAGE([.J195:.J203])" office:value-type="float" office:value="-0.0223463333333333">
            <text:p>-0.0223463333</text:p>
          </table:table-cell>
          <table:table-cell office:value-type="float" office:value="239.989395">
            <text:p>239.989395</text:p>
          </table:table-cell>
          <table:table-cell office:value-type="float" office:value="-0.097276">
            <text:p>-0.097276</text:p>
          </table:table-cell>
          <table:table-cell office:value-type="float" office:value="-0.086734">
            <text:p>-0.086734</text:p>
          </table:table-cell>
          <table:table-cell table:formula="of:=[.O203]-0.021583" office:value-type="float" office:value="-0.108317">
            <text:p>-0.108317</text:p>
          </table:table-cell>
          <table:table-cell office:value-type="float" office:value="10.837925">
            <text:p>10.837925</text:p>
          </table:table-cell>
          <table:table-cell office:value-type="float" office:value="613">
            <text:p>613</text:p>
          </table:table-cell>
          <table:table-cell office:value-type="float" office:value="-1603">
            <text:p>-1603</text:p>
          </table:table-cell>
          <table:table-cell office:value-type="float" office:value="-271">
            <text:p>-271</text:p>
          </table:table-cell>
          <table:table-cell office:value-type="float" office:value="7544">
            <text:p>7544</text:p>
          </table:table-cell>
          <table:table-cell office:value-type="float" office:value="9189.617188">
            <text:p>9189.617188</text:p>
          </table:table-cell>
          <table:table-cell office:value-type="float" office:value="-3.533146">
            <text:p>-3.533146</text:p>
          </table:table-cell>
          <table:table-cell office:value-type="float" office:value="-3.173026">
            <text:p>-3.173026</text:p>
          </table:table-cell>
          <table:table-cell office:value-type="float" office:value="10.192611">
            <text:p>10.192611</text:p>
          </table:table-cell>
        </table:table-row>
        <table:table-row table:style-name="ro1">
          <table:table-cell office:value-type="float" office:value="52428">
            <text:p>52428</text:p>
          </table:table-cell>
          <table:table-cell office:value-type="float" office:value="22">
            <text:p>22</text:p>
          </table:table-cell>
          <table:table-cell office:value-type="float" office:value="171">
            <text:p>171</text:p>
          </table:table-cell>
          <table:table-cell office:value-type="float" office:value="678.453247">
            <text:p>678.453247</text:p>
          </table:table-cell>
          <table:table-cell office:value-type="float" office:value="-0.023023">
            <text:p>-0.023023</text:p>
          </table:table-cell>
          <table:table-cell office:value-type="float" office:value="-0.021469">
            <text:p>-0.021469</text:p>
          </table:table-cell>
          <table:table-cell office:value-type="float" office:value="6.75191">
            <text:p>6.75191</text:p>
          </table:table-cell>
          <table:table-cell office:value-type="float" office:value="0">
            <text:p>0</text:p>
          </table:table-cell>
          <table:table-cell office:value-type="float" office:value="-0.09098">
            <text:p>-0.09098</text:p>
          </table:table-cell>
          <table:table-cell table:formula="of:=[.I204]-[.$I$2]" office:value-type="float" office:value="-0.110134">
            <text:p>-0.110134</text:p>
          </table:table-cell>
          <table:table-cell table:formula="of:=AVERAGE([.J200:.J204])" office:value-type="float" office:value="-0.1259354">
            <text:p>-0.1259354</text:p>
          </table:table-cell>
          <table:table-cell table:formula="of:=AVERAGE([.J196:.J204])" office:value-type="float" office:value="-0.0986947777777778">
            <text:p>-0.0986947778</text:p>
          </table:table-cell>
          <table:table-cell office:value-type="float" office:value="100">
            <text:p>100</text:p>
          </table:table-cell>
          <table:table-cell office:value-type="float" office:value="-0.089585">
            <text:p>-0.089585</text:p>
          </table:table-cell>
          <table:table-cell office:value-type="float" office:value="-0.083536">
            <text:p>-0.083536</text:p>
          </table:table-cell>
          <table:table-cell table:formula="of:=[.O204]-0.021583" office:value-type="float" office:value="-0.105119">
            <text:p>-0.105119</text:p>
          </table:table-cell>
          <table:table-cell office:value-type="float" office:value="6.751906">
            <text:p>6.751906</text:p>
          </table:table-cell>
          <table:table-cell office:value-type="float" office:value="593">
            <text:p>593</text:p>
          </table:table-cell>
          <table:table-cell office:value-type="float" office:value="-1595">
            <text:p>-1595</text:p>
          </table:table-cell>
          <table:table-cell office:value-type="float" office:value="-442">
            <text:p>-442</text:p>
          </table:table-cell>
          <table:table-cell office:value-type="float" office:value="7549">
            <text:p>7549</text:p>
          </table:table-cell>
          <table:table-cell office:value-type="float" office:value="9202.388672">
            <text:p>9202.388672</text:p>
          </table:table-cell>
          <table:table-cell office:value-type="float" office:value="-3.556169">
            <text:p>-3.556169</text:p>
          </table:table-cell>
          <table:table-cell office:value-type="float" office:value="-3.194495">
            <text:p>-3.194495</text:p>
          </table:table-cell>
          <table:table-cell office:value-type="float" office:value="10.170341">
            <text:p>10.170341</text:p>
          </table:table-cell>
        </table:table-row>
        <table:table-row table:style-name="ro1">
          <table:table-cell office:value-type="float" office:value="52685">
            <text:p>52685</text:p>
          </table:table-cell>
          <table:table-cell office:value-type="float" office:value="21">
            <text:p>21</text:p>
          </table:table-cell>
          <table:table-cell office:value-type="float" office:value="123">
            <text:p>123</text:p>
          </table:table-cell>
          <table:table-cell office:value-type="float" office:value="487.356812">
            <text:p>487.356812</text:p>
          </table:table-cell>
          <table:table-cell office:value-type="float" office:value="-0.028171">
            <text:p>-0.028171</text:p>
          </table:table-cell>
          <table:table-cell office:value-type="float" office:value="-0.029652">
            <text:p>-0.029652</text:p>
          </table:table-cell>
          <table:table-cell office:value-type="float" office:value="5.258923">
            <text:p>5.258923</text:p>
          </table:table-cell>
          <table:table-cell office:value-type="float" office:value="-0.01514">
            <text:p>-0.01514</text:p>
          </table:table-cell>
          <table:table-cell office:value-type="float" office:value="0.725443">
            <text:p>0.725443</text:p>
          </table:table-cell>
          <table:table-cell table:formula="of:=[.I205]-[.$I$2]" office:value-type="float" office:value="0.706289">
            <text:p>0.706289</text:p>
          </table:table-cell>
          <table:table-cell table:formula="of:=AVERAGE([.J201:.J205])" office:value-type="float" office:value="0.0521932">
            <text:p>0.0521932</text:p>
          </table:table-cell>
          <table:table-cell table:formula="of:=AVERAGE([.J197:.J205])" office:value-type="float" office:value="-0.0603875555555556">
            <text:p>-0.0603875556</text:p>
          </table:table-cell>
          <table:table-cell office:value-type="float" office:value="4691.478516">
            <text:p>4691.478516</text:p>
          </table:table-cell>
          <table:table-cell office:value-type="float" office:value="-0.109614">
            <text:p>-0.109614</text:p>
          </table:table-cell>
          <table:table-cell office:value-type="float" office:value="-0.115378">
            <text:p>-0.115378</text:p>
          </table:table-cell>
          <table:table-cell table:formula="of:=[.O205]-0.021583" office:value-type="float" office:value="-0.136961">
            <text:p>-0.136961</text:p>
          </table:table-cell>
          <table:table-cell office:value-type="float" office:value="5.258927">
            <text:p>5.258927</text:p>
          </table:table-cell>
          <table:table-cell office:value-type="float" office:value="574">
            <text:p>574</text:p>
          </table:table-cell>
          <table:table-cell office:value-type="float" office:value="-1587">
            <text:p>-1587</text:p>
          </table:table-cell>
          <table:table-cell office:value-type="float" office:value="-565">
            <text:p>-565</text:p>
          </table:table-cell>
          <table:table-cell office:value-type="float" office:value="7556">
            <text:p>7556</text:p>
          </table:table-cell>
          <table:table-cell office:value-type="float" office:value="9213.672852">
            <text:p>9213.672852</text:p>
          </table:table-cell>
          <table:table-cell office:value-type="float" office:value="-3.58434">
            <text:p>-3.58434</text:p>
          </table:table-cell>
          <table:table-cell office:value-type="float" office:value="-3.224147">
            <text:p>-3.224147</text:p>
          </table:table-cell>
          <table:table-cell office:value-type="float" office:value="10.049082">
            <text:p>10.049082</text:p>
          </table:table-cell>
        </table:table-row>
        <table:table-row table:style-name="ro1">
          <table:table-cell office:value-type="float" office:value="52942">
            <text:p>52942</text:p>
          </table:table-cell>
          <table:table-cell office:value-type="float" office:value="20">
            <text:p>20</text:p>
          </table:table-cell>
          <table:table-cell office:value-type="float" office:value="111">
            <text:p>111</text:p>
          </table:table-cell>
          <table:table-cell office:value-type="float" office:value="455.842773">
            <text:p>455.842773</text:p>
          </table:table-cell>
          <table:table-cell office:value-type="float" office:value="-0.03">
            <text:p>-0.03</text:p>
          </table:table-cell>
          <table:table-cell office:value-type="float" office:value="-0.026297">
            <text:p>-0.026297</text:p>
          </table:table-cell>
          <table:table-cell office:value-type="float" office:value="12.344501">
            <text:p>12.344501</text:p>
          </table:table-cell>
          <table:table-cell office:value-type="float" office:value="-0.01514">
            <text:p>-0.01514</text:p>
          </table:table-cell>
          <table:table-cell office:value-type="float" office:value="0.184354">
            <text:p>0.184354</text:p>
          </table:table-cell>
          <table:table-cell table:formula="of:=[.I206]-[.$I$2]" office:value-type="float" office:value="0.1652">
            <text:p>0.1652</text:p>
          </table:table-cell>
          <table:table-cell table:formula="of:=AVERAGE([.J202:.J206])" office:value-type="float" office:value="0.0521932">
            <text:p>0.0521932</text:p>
          </table:table-cell>
          <table:table-cell table:formula="of:=AVERAGE([.J198:.J206])" office:value-type="float" office:value="-0.0252725555555556">
            <text:p>-0.0252725556</text:p>
          </table:table-cell>
          <table:table-cell office:value-type="float" office:value="1117.636475">
            <text:p>1117.636475</text:p>
          </table:table-cell>
          <table:table-cell office:value-type="float" office:value="-0.116732">
            <text:p>-0.116732</text:p>
          </table:table-cell>
          <table:table-cell office:value-type="float" office:value="-0.102322">
            <text:p>-0.102322</text:p>
          </table:table-cell>
          <table:table-cell table:formula="of:=[.O206]-0.021583" office:value-type="float" office:value="-0.123905">
            <text:p>-0.123905</text:p>
          </table:table-cell>
          <table:table-cell office:value-type="float" office:value="12.3445">
            <text:p>12.3445</text:p>
          </table:table-cell>
          <table:table-cell office:value-type="float" office:value="556">
            <text:p>556</text:p>
          </table:table-cell>
          <table:table-cell office:value-type="float" office:value="-1578">
            <text:p>-1578</text:p>
          </table:table-cell>
          <table:table-cell office:value-type="float" office:value="-676">
            <text:p>-676</text:p>
          </table:table-cell>
          <table:table-cell office:value-type="float" office:value="7565">
            <text:p>7565</text:p>
          </table:table-cell>
          <table:table-cell office:value-type="float" office:value="9225.630859">
            <text:p>9225.630859</text:p>
          </table:table-cell>
          <table:table-cell office:value-type="float" office:value="-3.61434">
            <text:p>-3.61434</text:p>
          </table:table-cell>
          <table:table-cell office:value-type="float" office:value="-3.250443">
            <text:p>-3.250443</text:p>
          </table:table-cell>
          <table:table-cell office:value-type="float" office:value="10.068134">
            <text:p>10.068134</text:p>
          </table:table-cell>
        </table:table-row>
        <table:table-row table:style-name="ro1">
          <table:table-cell office:value-type="float" office:value="53199">
            <text:p>53199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525.421997">
            <text:p>525.421997</text:p>
          </table:table-cell>
          <table:table-cell office:value-type="float" office:value="-0.028205">
            <text:p>-0.028205</text:p>
          </table:table-cell>
          <table:table-cell office:value-type="float" office:value="-0.026091">
            <text:p>-0.026091</text:p>
          </table:table-cell>
          <table:table-cell office:value-type="float" office:value="7.494812">
            <text:p>7.494812</text:p>
          </table:table-cell>
          <table:table-cell office:value-type="float" office:value="0">
            <text:p>0</text:p>
          </table:table-cell>
          <table:table-cell office:value-type="float" office:value="-0.21069">
            <text:p>-0.21069</text:p>
          </table:table-cell>
          <table:table-cell table:formula="of:=[.I207]-[.$I$2]" office:value-type="float" office:value="-0.229844">
            <text:p>-0.229844</text:p>
          </table:table-cell>
          <table:table-cell table:formula="of:=AVERAGE([.J203:.J207])" office:value-type="float" office:value="0.0818812">
            <text:p>0.0818812</text:p>
          </table:table-cell>
          <table:table-cell table:formula="of:=AVERAGE([.J199:.J207])" office:value-type="float" office:value="-0.0122374444444444">
            <text:p>-0.0122374444</text:p>
          </table:table-cell>
          <table:table-cell office:value-type="float" office:value="100">
            <text:p>100</text:p>
          </table:table-cell>
          <table:table-cell office:value-type="float" office:value="-0.109748">
            <text:p>-0.109748</text:p>
          </table:table-cell>
          <table:table-cell office:value-type="float" office:value="-0.101522">
            <text:p>-0.101522</text:p>
          </table:table-cell>
          <table:table-cell table:formula="of:=[.O207]-0.021583" office:value-type="float" office:value="-0.123105">
            <text:p>-0.123105</text:p>
          </table:table-cell>
          <table:table-cell office:value-type="float" office:value="7.494811">
            <text:p>7.494811</text:p>
          </table:table-cell>
          <table:table-cell office:value-type="float" office:value="538">
            <text:p>538</text:p>
          </table:table-cell>
          <table:table-cell office:value-type="float" office:value="-1569">
            <text:p>-1569</text:p>
          </table:table-cell>
          <table:table-cell office:value-type="float" office:value="-800">
            <text:p>-800</text:p>
          </table:table-cell>
          <table:table-cell office:value-type="float" office:value="7579">
            <text:p>7579</text:p>
          </table:table-cell>
          <table:table-cell office:value-type="float" office:value="9245.331055">
            <text:p>9245.331055</text:p>
          </table:table-cell>
          <table:table-cell office:value-type="float" office:value="-3.642545">
            <text:p>-3.642545</text:p>
          </table:table-cell>
          <table:table-cell office:value-type="float" office:value="-3.276535">
            <text:p>-3.276535</text:p>
          </table:table-cell>
          <table:table-cell office:value-type="float" office:value="10.048212">
            <text:p>10.048212</text:p>
          </table:table-cell>
        </table:table-row>
        <table:table-row table:style-name="ro1">
          <table:table-cell office:value-type="float" office:value="53456">
            <text:p>53456</text:p>
          </table:table-cell>
          <table:table-cell office:value-type="float" office:value="19">
            <text:p>19</text:p>
          </table:table-cell>
          <table:table-cell office:value-type="float" office:value="131">
            <text:p>131</text:p>
          </table:table-cell>
          <table:table-cell office:value-type="float" office:value="589.133606">
            <text:p>589.133606</text:p>
          </table:table-cell>
          <table:table-cell office:value-type="float" office:value="-0.03">
            <text:p>-0.03</text:p>
          </table:table-cell>
          <table:table-cell office:value-type="float" office:value="-0.026913">
            <text:p>-0.026913</text:p>
          </table:table-cell>
          <table:table-cell office:value-type="float" office:value="10.290077">
            <text:p>10.290077</text:p>
          </table:table-cell>
          <table:table-cell office:value-type="float" office:value="-0.01514">
            <text:p>-0.01514</text:p>
          </table:table-cell>
          <table:table-cell office:value-type="float" office:value="-0.088585">
            <text:p>-0.088585</text:p>
          </table:table-cell>
          <table:table-cell table:formula="of:=[.I208]-[.$I$2]" office:value-type="float" office:value="-0.107739">
            <text:p>-0.107739</text:p>
          </table:table-cell>
          <table:table-cell table:formula="of:=AVERAGE([.J204:.J208])" office:value-type="float" office:value="0.0847544">
            <text:p>0.0847544</text:p>
          </table:table-cell>
          <table:table-cell table:formula="of:=AVERAGE([.J200:.J208])" office:value-type="float" office:value="-0.0106412222222222">
            <text:p>-0.0106412222</text:p>
          </table:table-cell>
          <table:table-cell office:value-type="float" office:value="685.097961">
            <text:p>685.097961</text:p>
          </table:table-cell>
          <table:table-cell office:value-type="float" office:value="-0.116732">
            <text:p>-0.116732</text:p>
          </table:table-cell>
          <table:table-cell office:value-type="float" office:value="-0.10472">
            <text:p>-0.10472</text:p>
          </table:table-cell>
          <table:table-cell table:formula="of:=[.O208]-0.021583" office:value-type="float" office:value="-0.126303">
            <text:p>-0.126303</text:p>
          </table:table-cell>
          <table:table-cell office:value-type="float" office:value="10.290079">
            <text:p>10.290079</text:p>
          </table:table-cell>
          <table:table-cell office:value-type="float" office:value="521">
            <text:p>521</text:p>
          </table:table-cell>
          <table:table-cell office:value-type="float" office:value="-1560">
            <text:p>-1560</text:p>
          </table:table-cell>
          <table:table-cell office:value-type="float" office:value="-930">
            <text:p>-930</text:p>
          </table:table-cell>
          <table:table-cell office:value-type="float" office:value="7597">
            <text:p>7597</text:p>
          </table:table-cell>
          <table:table-cell office:value-type="float" office:value="9271.248047">
            <text:p>9271.248047</text:p>
          </table:table-cell>
          <table:table-cell office:value-type="float" office:value="-3.672545">
            <text:p>-3.672545</text:p>
          </table:table-cell>
          <table:table-cell office:value-type="float" office:value="-3.303447">
            <text:p>-3.303447</text:p>
          </table:table-cell>
          <table:table-cell office:value-type="float" office:value="10.050188">
            <text:p>10.050188</text:p>
          </table:table-cell>
        </table:table-row>
        <table:table-row table:style-name="ro1">
          <table:table-cell office:value-type="float" office:value="53713">
            <text:p>53713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507.569397">
            <text:p>507.569397</text:p>
          </table:table-cell>
          <table:table-cell office:value-type="float" office:value="-0.028243">
            <text:p>-0.028243</text:p>
          </table:table-cell>
          <table:table-cell office:value-type="float" office:value="-0.031981">
            <text:p>-0.031981</text:p>
          </table:table-cell>
          <table:table-cell office:value-type="float" office:value="13.232608">
            <text:p>13.232608</text:p>
          </table:table-cell>
          <table:table-cell office:value-type="float" office:value="0">
            <text:p>0</text:p>
          </table:table-cell>
          <table:table-cell office:value-type="float" office:value="0.234632">
            <text:p>0.234632</text:p>
          </table:table-cell>
          <table:table-cell table:formula="of:=[.I209]-[.$I$2]" office:value-type="float" office:value="0.215478">
            <text:p>0.215478</text:p>
          </table:table-cell>
          <table:table-cell table:formula="of:=AVERAGE([.J205:.J209])" office:value-type="float" office:value="0.1498768">
            <text:p>0.1498768</text:p>
          </table:table-cell>
          <table:table-cell table:formula="of:=AVERAGE([.J201:.J209])" office:value-type="float" office:value="0.0337845555555556">
            <text:p>0.0337845556</text:p>
          </table:table-cell>
          <table:table-cell office:value-type="float" office:value="100">
            <text:p>100</text:p>
          </table:table-cell>
          <table:table-cell office:value-type="float" office:value="-0.109896">
            <text:p>-0.109896</text:p>
          </table:table-cell>
          <table:table-cell office:value-type="float" office:value="-0.124438">
            <text:p>-0.124438</text:p>
          </table:table-cell>
          <table:table-cell table:formula="of:=[.O209]-0.021583" office:value-type="float" office:value="-0.146021">
            <text:p>-0.146021</text:p>
          </table:table-cell>
          <table:table-cell office:value-type="float" office:value="13.232611">
            <text:p>13.232611</text:p>
          </table:table-cell>
          <table:table-cell office:value-type="float" office:value="505">
            <text:p>505</text:p>
          </table:table-cell>
          <table:table-cell office:value-type="float" office:value="-1550">
            <text:p>-1550</text:p>
          </table:table-cell>
          <table:table-cell office:value-type="float" office:value="-1044">
            <text:p>-1044</text:p>
          </table:table-cell>
          <table:table-cell office:value-type="float" office:value="7616">
            <text:p>7616</text:p>
          </table:table-cell>
          <table:table-cell office:value-type="float" office:value="9295.963867">
            <text:p>9295.963867</text:p>
          </table:table-cell>
          <table:table-cell office:value-type="float" office:value="-3.700788">
            <text:p>-3.700788</text:p>
          </table:table-cell>
          <table:table-cell office:value-type="float" office:value="-3.335428">
            <text:p>-3.335428</text:p>
          </table:table-cell>
          <table:table-cell office:value-type="float" office:value="9.872504">
            <text:p>9.872504</text:p>
          </table:table-cell>
        </table:table-row>
        <table:table-row table:style-name="ro1">
          <table:table-cell office:value-type="float" office:value="53970">
            <text:p>53970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office:value-type="float" office:value="409.359497">
            <text:p>409.359497</text:p>
          </table:table-cell>
          <table:table-cell office:value-type="float" office:value="-0.04">
            <text:p>-0.04</text:p>
          </table:table-cell>
          <table:table-cell office:value-type="float" office:value="-0.038418">
            <text:p>-0.038418</text:p>
          </table:table-cell>
          <table:table-cell office:value-type="float" office:value="3.955588">
            <text:p>3.955588</text:p>
          </table:table-cell>
          <table:table-cell office:value-type="float" office:value="0">
            <text:p>0</text:p>
          </table:table-cell>
          <table:table-cell office:value-type="float" office:value="0.282516">
            <text:p>0.282516</text:p>
          </table:table-cell>
          <table:table-cell table:formula="of:=[.I210]-[.$I$2]" office:value-type="float" office:value="0.263362">
            <text:p>0.263362</text:p>
          </table:table-cell>
          <table:table-cell table:formula="of:=AVERAGE([.J206:.J210])" office:value-type="float" office:value="0.0612914">
            <text:p>0.0612914</text:p>
          </table:table-cell>
          <table:table-cell table:formula="of:=AVERAGE([.J202:.J210])" office:value-type="float" office:value="0.0446914444444444">
            <text:p>0.0446914444</text:p>
          </table:table-cell>
          <table:table-cell office:value-type="float" office:value="100">
            <text:p>100</text:p>
          </table:table-cell>
          <table:table-cell office:value-type="float" office:value="-0.155642">
            <text:p>-0.155642</text:p>
          </table:table-cell>
          <table:table-cell office:value-type="float" office:value="-0.149485">
            <text:p>-0.149485</text:p>
          </table:table-cell>
          <table:table-cell table:formula="of:=[.O210]-0.021583" office:value-type="float" office:value="-0.171068">
            <text:p>-0.171068</text:p>
          </table:table-cell>
          <table:table-cell office:value-type="float" office:value="3.955592">
            <text:p>3.955592</text:p>
          </table:table-cell>
          <table:table-cell office:value-type="float" office:value="489">
            <text:p>489</text:p>
          </table:table-cell>
          <table:table-cell office:value-type="float" office:value="-1540">
            <text:p>-1540</text:p>
          </table:table-cell>
          <table:table-cell office:value-type="float" office:value="-1139">
            <text:p>-1139</text:p>
          </table:table-cell>
          <table:table-cell office:value-type="float" office:value="7635">
            <text:p>7635</text:p>
          </table:table-cell>
          <table:table-cell office:value-type="float" office:value="9318.31543">
            <text:p>9318.31543</text:p>
          </table:table-cell>
          <table:table-cell office:value-type="float" office:value="-3.740788">
            <text:p>-3.740788</text:p>
          </table:table-cell>
          <table:table-cell office:value-type="float" office:value="-3.373846">
            <text:p>-3.373846</text:p>
          </table:table-cell>
          <table:table-cell office:value-type="float" office:value="9.809233">
            <text:p>9.809233</text:p>
          </table:table-cell>
        </table:table-row>
        <table:table-row table:style-name="ro1">
          <table:table-cell office:value-type="float" office:value="54227">
            <text:p>54227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552.512939">
            <text:p>552.512939</text:p>
          </table:table-cell>
          <table:table-cell office:value-type="float" office:value="-0.04">
            <text:p>-0.04</text:p>
          </table:table-cell>
          <table:table-cell office:value-type="float" office:value="-0.042355">
            <text:p>-0.042355</text:p>
          </table:table-cell>
          <table:table-cell office:value-type="float" office:value="5.888529">
            <text:p>5.888529</text:p>
          </table:table-cell>
          <table:table-cell office:value-type="float" office:value="0">
            <text:p>0</text:p>
          </table:table-cell>
          <table:table-cell office:value-type="float" office:value="-0.411803">
            <text:p>-0.411803</text:p>
          </table:table-cell>
          <table:table-cell table:formula="of:=[.I211]-[.$I$2]" office:value-type="float" office:value="-0.430957">
            <text:p>-0.430957</text:p>
          </table:table-cell>
          <table:table-cell table:formula="of:=AVERAGE([.J207:.J211])" office:value-type="float" office:value="-0.05794">
            <text:p>-0.05794</text:p>
          </table:table-cell>
          <table:table-cell table:formula="of:=AVERAGE([.J203:.J211])" office:value-type="float" office:value="0.0388388888888889">
            <text:p>0.0388388889</text:p>
          </table:table-cell>
          <table:table-cell office:value-type="float" office:value="100">
            <text:p>100</text:p>
          </table:table-cell>
          <table:table-cell office:value-type="float" office:value="-0.155642">
            <text:p>-0.155642</text:p>
          </table:table-cell>
          <table:table-cell office:value-type="float" office:value="-0.164807">
            <text:p>-0.164807</text:p>
          </table:table-cell>
          <table:table-cell table:formula="of:=[.O211]-0.021583" office:value-type="float" office:value="-0.18639">
            <text:p>-0.18639</text:p>
          </table:table-cell>
          <table:table-cell office:value-type="float" office:value="5.888535">
            <text:p>5.888535</text:p>
          </table:table-cell>
          <table:table-cell office:value-type="float" office:value="473">
            <text:p>473</text:p>
          </table:table-cell>
          <table:table-cell office:value-type="float" office:value="-1529">
            <text:p>-1529</text:p>
          </table:table-cell>
          <table:table-cell office:value-type="float" office:value="-1260">
            <text:p>-1260</text:p>
          </table:table-cell>
          <table:table-cell office:value-type="float" office:value="7664">
            <text:p>7664</text:p>
          </table:table-cell>
          <table:table-cell office:value-type="float" office:value="9354.920898">
            <text:p>9354.920898</text:p>
          </table:table-cell>
          <table:table-cell office:value-type="float" office:value="-3.780788">
            <text:p>-3.780788</text:p>
          </table:table-cell>
          <table:table-cell office:value-type="float" office:value="-3.416201">
            <text:p>-3.416201</text:p>
          </table:table-cell>
          <table:table-cell office:value-type="float" office:value="9.643155">
            <text:p>9.643155</text:p>
          </table:table-cell>
        </table:table-row>
        <table:table-row table:style-name="ro1">
          <table:table-cell office:value-type="float" office:value="54484">
            <text:p>54484</text:p>
          </table:table-cell>
          <table:table-cell office:value-type="float" office:value="20">
            <text:p>20</text:p>
          </table:table-cell>
          <table:table-cell office:value-type="float" office:value="168">
            <text:p>168</text:p>
          </table:table-cell>
          <table:table-cell office:value-type="float" office:value="740.485107">
            <text:p>740.485107</text:p>
          </table:table-cell>
          <table:table-cell office:value-type="float" office:value="-0.033333">
            <text:p>-0.033333</text:p>
          </table:table-cell>
          <table:table-cell office:value-type="float" office:value="-0.030166">
            <text:p>-0.030166</text:p>
          </table:table-cell>
          <table:table-cell office:value-type="float" office:value="9.502552">
            <text:p>9.502552</text:p>
          </table:table-cell>
          <table:table-cell office:value-type="float" office:value="0.01514">
            <text:p>0.01514</text:p>
          </table:table-cell>
          <table:table-cell office:value-type="float" office:value="-0.667982">
            <text:p>-0.667982</text:p>
          </table:table-cell>
          <table:table-cell table:formula="of:=[.I212]-[.$I$2]" office:value-type="float" office:value="-0.687136">
            <text:p>-0.687136</text:p>
          </table:table-cell>
          <table:table-cell table:formula="of:=AVERAGE([.J208:.J212])" office:value-type="float" office:value="-0.1493984">
            <text:p>-0.1493984</text:p>
          </table:table-cell>
          <table:table-cell table:formula="of:=AVERAGE([.J204:.J212])" office:value-type="float" office:value="-0.0239423333333333">
            <text:p>-0.0239423333</text:p>
          </table:table-cell>
          <table:table-cell office:value-type="float" office:value="4311.955078">
            <text:p>4311.955078</text:p>
          </table:table-cell>
          <table:table-cell office:value-type="float" office:value="-0.129702">
            <text:p>-0.129702</text:p>
          </table:table-cell>
          <table:table-cell office:value-type="float" office:value="-0.117377">
            <text:p>-0.117377</text:p>
          </table:table-cell>
          <table:table-cell table:formula="of:=[.O212]-0.021583" office:value-type="float" office:value="-0.13896">
            <text:p>-0.13896</text:p>
          </table:table-cell>
          <table:table-cell office:value-type="float" office:value="9.502549">
            <text:p>9.502549</text:p>
          </table:table-cell>
          <table:table-cell office:value-type="float" office:value="457">
            <text:p>457</text:p>
          </table:table-cell>
          <table:table-cell office:value-type="float" office:value="-1517">
            <text:p>-1517</text:p>
          </table:table-cell>
          <table:table-cell office:value-type="float" office:value="-1422">
            <text:p>-1422</text:p>
          </table:table-cell>
          <table:table-cell office:value-type="float" office:value="7710">
            <text:p>7710</text:p>
          </table:table-cell>
          <table:table-cell office:value-type="float" office:value="9416.37793">
            <text:p>9416.37793</text:p>
          </table:table-cell>
          <table:table-cell office:value-type="float" office:value="-3.814122">
            <text:p>-3.814122</text:p>
          </table:table-cell>
          <table:table-cell office:value-type="float" office:value="-3.446367">
            <text:p>-3.446367</text:p>
          </table:table-cell>
          <table:table-cell office:value-type="float" office:value="9.641924">
            <text:p>9.641924</text:p>
          </table:table-cell>
        </table:table-row>
        <table:table-row table:style-name="ro1">
          <table:table-cell office:value-type="float" office:value="54741">
            <text:p>54741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552.476807">
            <text:p>552.476807</text:p>
          </table:table-cell>
          <table:table-cell office:value-type="float" office:value="-0.015">
            <text:p>-0.015</text:p>
          </table:table-cell>
          <table:table-cell office:value-type="float" office:value="-0.001986">
            <text:p>-0.001986</text:p>
          </table:table-cell>
          <table:table-cell office:value-type="float" office:value="86.760368">
            <text:p>86.760368</text:p>
          </table:table-cell>
          <table:table-cell office:value-type="float" office:value="0.045421">
            <text:p>0.045421</text:p>
          </table:table-cell>
          <table:table-cell office:value-type="float" office:value="0.272939">
            <text:p>0.272939</text:p>
          </table:table-cell>
          <table:table-cell table:formula="of:=[.I213]-[.$I$2]" office:value-type="float" office:value="0.253785">
            <text:p>0.253785</text:p>
          </table:table-cell>
          <table:table-cell table:formula="of:=AVERAGE([.J209:.J213])" office:value-type="float" office:value="-0.0770936">
            <text:p>-0.0770936</text:p>
          </table:table-cell>
          <table:table-cell table:formula="of:=AVERAGE([.J205:.J213])" office:value-type="float" office:value="0.0164931111111111">
            <text:p>0.0164931111</text:p>
          </table:table-cell>
          <table:table-cell office:value-type="float" office:value="700.911438">
            <text:p>700.911438</text:p>
          </table:table-cell>
          <table:table-cell office:value-type="float" office:value="-0.058366">
            <text:p>-0.058366</text:p>
          </table:table-cell>
          <table:table-cell office:value-type="float" office:value="-0.007727">
            <text:p>-0.007727</text:p>
          </table:table-cell>
          <table:table-cell table:formula="of:=[.O213]-0.021583" office:value-type="float" office:value="-0.02931">
            <text:p>-0.02931</text:p>
          </table:table-cell>
          <table:table-cell office:value-type="float" office:value="86.760368">
            <text:p>86.760368</text:p>
          </table:table-cell>
          <table:table-cell office:value-type="float" office:value="439">
            <text:p>439</text:p>
          </table:table-cell>
          <table:table-cell office:value-type="float" office:value="-1503">
            <text:p>-1503</text:p>
          </table:table-cell>
          <table:table-cell office:value-type="float" office:value="-1565">
            <text:p>-1565</text:p>
          </table:table-cell>
          <table:table-cell office:value-type="float" office:value="7755">
            <text:p>7755</text:p>
          </table:table-cell>
          <table:table-cell office:value-type="float" office:value="9472.411133">
            <text:p>9472.411133</text:p>
          </table:table-cell>
          <table:table-cell office:value-type="float" office:value="-3.829122">
            <text:p>-3.829122</text:p>
          </table:table-cell>
          <table:table-cell office:value-type="float" office:value="-3.448353">
            <text:p>-3.448353</text:p>
          </table:table-cell>
          <table:table-cell office:value-type="float" office:value="9.944023">
            <text:p>9.944023</text:p>
          </table:table-cell>
        </table:table-row>
        <table:table-row table:style-name="ro1">
          <table:table-cell office:value-type="float" office:value="54998">
            <text:p>54998</text:p>
          </table:table-cell>
          <table:table-cell office:value-type="float" office:value="26">
            <text:p>26</text:p>
          </table:table-cell>
          <table:table-cell office:value-type="float" office:value="109">
            <text:p>109</text:p>
          </table:table-cell>
          <table:table-cell office:value-type="float" office:value="318.448242">
            <text:p>318.448242</text:p>
          </table:table-cell>
          <table:table-cell office:value-type="float" office:value="0">
            <text:p>0</text:p>
          </table:table-cell>
          <table:table-cell office:value-type="float" office:value="0.00339">
            <text:p>0.00339</text:p>
          </table:table-cell>
          <table:table-cell office:value-type="string">
            <text:p>Infinity</text:p>
          </table:table-cell>
          <table:table-cell office:value-type="float" office:value="0.045421">
            <text:p>0.045421</text:p>
          </table:table-cell>
          <table:table-cell office:value-type="float" office:value="0.624887">
            <text:p>0.624887</text:p>
          </table:table-cell>
          <table:table-cell table:formula="of:=[.I214]-[.$I$2]" office:value-type="float" office:value="0.605733">
            <text:p>0.605733</text:p>
          </table:table-cell>
          <table:table-cell table:formula="of:=AVERAGE([.J210:.J214])" office:value-type="float" office:value="0.000957399999999975">
            <text:p>0.0009574</text:p>
          </table:table-cell>
          <table:table-cell table:formula="of:=AVERAGE([.J206:.J214])" office:value-type="float" office:value="0.00532022222222223">
            <text:p>0.0053202222</text:p>
          </table:table-cell>
          <table:table-cell office:value-type="float" office:value="1475.770996">
            <text:p>1475.770996</text:p>
          </table:table-cell>
          <table:table-cell office:value-type="float" office:value="0">
            <text:p>0</text:p>
          </table:table-cell>
          <table:table-cell office:value-type="float" office:value="0.01319">
            <text:p>0.01319</text:p>
          </table:table-cell>
          <table:table-cell table:formula="of:=[.O214]-0.021583" office:value-type="float" office:value="-0.008393">
            <text:p>-0.008393</text:p>
          </table:table-cell>
          <table:table-cell office:value-type="float" office:value="100">
            <text:p>100</text:p>
          </table:table-cell>
          <table:table-cell office:value-type="float" office:value="419">
            <text:p>419</text:p>
          </table:table-cell>
          <table:table-cell office:value-type="float" office:value="-1486">
            <text:p>-1486</text:p>
          </table:table-cell>
          <table:table-cell office:value-type="float" office:value="-1669">
            <text:p>-1669</text:p>
          </table:table-cell>
          <table:table-cell office:value-type="float" office:value="7788">
            <text:p>7788</text:p>
          </table:table-cell>
          <table:table-cell office:value-type="float" office:value="9506.146484">
            <text:p>9506.146484</text:p>
          </table:table-cell>
          <table:table-cell office:value-type="float" office:value="-3.829122">
            <text:p>-3.829122</text:p>
          </table:table-cell>
          <table:table-cell office:value-type="float" office:value="-3.444963">
            <text:p>-3.444963</text:p>
          </table:table-cell>
          <table:table-cell office:value-type="float" office:value="10.032551">
            <text:p>10.032551</text:p>
          </table:table-cell>
        </table:table-row>
        <table:table-row table:style-name="ro1">
          <table:table-cell office:value-type="float" office:value="55255">
            <text:p>55255</text:p>
          </table:table-cell>
          <table:table-cell office:value-type="float" office:value="28">
            <text:p>28</text:p>
          </table:table-cell>
          <table:table-cell office:value-type="float" office:value="111">
            <text:p>111</text:p>
          </table:table-cell>
          <table:table-cell office:value-type="float" office:value="297.030579">
            <text:p>297.030579</text:p>
          </table:table-cell>
          <table:table-cell office:value-type="float" office:value="0">
            <text:p>0</text:p>
          </table:table-cell>
          <table:table-cell office:value-type="float" office:value="0.006882">
            <text:p>0.006882</text:p>
          </table:table-cell>
          <table:table-cell office:value-type="string">
            <text:p>Infinity</text:p>
          </table:table-cell>
          <table:table-cell office:value-type="float" office:value="0.030281">
            <text:p>0.030281</text:p>
          </table:table-cell>
          <table:table-cell office:value-type="float" office:value="-0.035913">
            <text:p>-0.035913</text:p>
          </table:table-cell>
          <table:table-cell table:formula="of:=[.I215]-[.$I$2]" office:value-type="float" office:value="-0.055067">
            <text:p>-0.055067</text:p>
          </table:table-cell>
          <table:table-cell table:formula="of:=AVERAGE([.J211:.J215])" office:value-type="float" office:value="-0.0627284">
            <text:p>-0.0627284</text:p>
          </table:table-cell>
          <table:table-cell table:formula="of:=AVERAGE([.J207:.J215])" office:value-type="float" office:value="-0.0191538888888889">
            <text:p>-0.0191538889</text:p>
          </table:table-cell>
          <table:table-cell office:value-type="float" office:value="18.600948">
            <text:p>18.600948</text:p>
          </table:table-cell>
          <table:table-cell office:value-type="float" office:value="0">
            <text:p>0</text:p>
          </table:table-cell>
          <table:table-cell office:value-type="float" office:value="0.026779">
            <text:p>0.026779</text:p>
          </table:table-cell>
          <table:table-cell table:formula="of:=[.O215]-0.021583" office:value-type="float" office:value="0.005196">
            <text:p>0.005196</text:p>
          </table:table-cell>
          <table:table-cell office:value-type="float" office:value="100">
            <text:p>100</text:p>
          </table:table-cell>
          <table:table-cell office:value-type="float" office:value="397">
            <text:p>397</text:p>
          </table:table-cell>
          <table:table-cell office:value-type="float" office:value="-1468">
            <text:p>-1468</text:p>
          </table:table-cell>
          <table:table-cell office:value-type="float" office:value="-1775">
            <text:p>-1775</text:p>
          </table:table-cell>
          <table:table-cell office:value-type="float" office:value="7821">
            <text:p>7821</text:p>
          </table:table-cell>
          <table:table-cell office:value-type="float" office:value="9539.554688">
            <text:p>9539.554688</text:p>
          </table:table-cell>
          <table:table-cell office:value-type="float" office:value="-3.829122">
            <text:p>-3.829122</text:p>
          </table:table-cell>
          <table:table-cell office:value-type="float" office:value="-3.438081">
            <text:p>-3.438081</text:p>
          </table:table-cell>
          <table:table-cell office:value-type="float" office:value="10.21229">
            <text:p>10.21229</text:p>
          </table:table-cell>
        </table:table-row>
        <table:table-row table:style-name="ro1">
          <table:table-cell office:value-type="float" office:value="55512">
            <text:p>55512</text:p>
          </table:table-cell>
          <table:table-cell office:value-type="float" office:value="28">
            <text:p>28</text:p>
          </table:table-cell>
          <table:table-cell office:value-type="float" office:value="167">
            <text:p>167</text:p>
          </table:table-cell>
          <table:table-cell office:value-type="float" office:value="496.957886">
            <text:p>496.957886</text:p>
          </table:table-cell>
          <table:table-cell office:value-type="float" office:value="0.002545">
            <text:p>0.002545</text:p>
          </table:table-cell>
          <table:table-cell office:value-type="float" office:value="0.004896">
            <text:p>0.004896</text:p>
          </table:table-cell>
          <table:table-cell office:value-type="float" office:value="92.357841">
            <text:p>92.357841</text:p>
          </table:table-cell>
          <table:table-cell office:value-type="float" office:value="0">
            <text:p>0</text:p>
          </table:table-cell>
          <table:table-cell office:value-type="float" office:value="-0.847547">
            <text:p>-0.847547</text:p>
          </table:table-cell>
          <table:table-cell table:formula="of:=[.I216]-[.$I$2]" office:value-type="float" office:value="-0.866701">
            <text:p>-0.866701</text:p>
          </table:table-cell>
          <table:table-cell table:formula="of:=AVERAGE([.J212:.J216])" office:value-type="float" office:value="-0.1498772">
            <text:p>-0.1498772</text:p>
          </table:table-cell>
          <table:table-cell table:formula="of:=AVERAGE([.J208:.J216])" office:value-type="float" office:value="-0.0899157777777778">
            <text:p>-0.0899157778</text:p>
          </table:table-cell>
          <table:table-cell office:value-type="float" office:value="100">
            <text:p>100</text:p>
          </table:table-cell>
          <table:table-cell office:value-type="float" office:value="0.009904">
            <text:p>0.009904</text:p>
          </table:table-cell>
          <table:table-cell office:value-type="float" office:value="0.019052">
            <text:p>0.019052</text:p>
          </table:table-cell>
          <table:table-cell table:formula="of:=[.O216]-0.021583" office:value-type="float" office:value="-0.002531">
            <text:p>-0.002531</text:p>
          </table:table-cell>
          <table:table-cell office:value-type="float" office:value="92.357841">
            <text:p>92.357841</text:p>
          </table:table-cell>
          <table:table-cell office:value-type="float" office:value="375">
            <text:p>375</text:p>
          </table:table-cell>
          <table:table-cell office:value-type="float" office:value="-1450">
            <text:p>-1450</text:p>
          </table:table-cell>
          <table:table-cell office:value-type="float" office:value="-1935">
            <text:p>-1935</text:p>
          </table:table-cell>
          <table:table-cell office:value-type="float" office:value="7870">
            <text:p>7870</text:p>
          </table:table-cell>
          <table:table-cell office:value-type="float" office:value="9602.004883">
            <text:p>9602.004883</text:p>
          </table:table-cell>
          <table:table-cell office:value-type="float" office:value="-3.826576">
            <text:p>-3.826576</text:p>
          </table:table-cell>
          <table:table-cell office:value-type="float" office:value="-3.433184">
            <text:p>-3.433184</text:p>
          </table:table-cell>
          <table:table-cell office:value-type="float" office:value="10.280523">
            <text:p>10.280523</text:p>
          </table:table-cell>
        </table:table-row>
        <table:table-row table:style-name="ro1">
          <table:table-cell office:value-type="float" office:value="55769">
            <text:p>55769</text:p>
          </table:table-cell>
          <table:table-cell office:value-type="float" office:value="27">
            <text:p>27</text:p>
          </table:table-cell>
          <table:table-cell office:value-type="float" office:value="184">
            <text:p>184</text:p>
          </table:table-cell>
          <table:table-cell office:value-type="float" office:value="579.978577">
            <text:p>579.978577</text:p>
          </table:table-cell>
          <table:table-cell office:value-type="float" office:value="-0.002547">
            <text:p>-0.002547</text:p>
          </table:table-cell>
          <table:table-cell office:value-type="float" office:value="0.003219">
            <text:p>0.003219</text:p>
          </table:table-cell>
          <table:table-cell office:value-type="float" office:value="226.359863">
            <text:p>226.359863</text:p>
          </table:table-cell>
          <table:table-cell office:value-type="float" office:value="-0.01514">
            <text:p>-0.01514</text:p>
          </table:table-cell>
          <table:table-cell office:value-type="float" office:value="-0.248997">
            <text:p>-0.248997</text:p>
          </table:table-cell>
          <table:table-cell table:formula="of:=[.I217]-[.$I$2]" office:value-type="float" office:value="-0.268151">
            <text:p>-0.268151</text:p>
          </table:table-cell>
          <table:table-cell table:formula="of:=AVERAGE([.J213:.J217])" office:value-type="float" office:value="-0.0660802">
            <text:p>-0.0660802</text:p>
          </table:table-cell>
          <table:table-cell table:formula="of:=AVERAGE([.J209:.J217])" office:value-type="float" office:value="-0.107739333333333">
            <text:p>-0.1077393333</text:p>
          </table:table-cell>
          <table:table-cell office:value-type="float" office:value="1744.599854">
            <text:p>1744.599854</text:p>
          </table:table-cell>
          <table:table-cell office:value-type="float" office:value="-0.009911">
            <text:p>-0.009911</text:p>
          </table:table-cell>
          <table:table-cell office:value-type="float" office:value="0.012524">
            <text:p>0.012524</text:p>
          </table:table-cell>
          <table:table-cell table:formula="of:=[.O217]-0.021583" office:value-type="float" office:value="-0.009059">
            <text:p>-0.009059</text:p>
          </table:table-cell>
          <table:table-cell office:value-type="float" office:value="226.359863">
            <text:p>226.359863</text:p>
          </table:table-cell>
          <table:table-cell office:value-type="float" office:value="354">
            <text:p>354</text:p>
          </table:table-cell>
          <table:table-cell office:value-type="float" office:value="-1433">
            <text:p>-1433</text:p>
          </table:table-cell>
          <table:table-cell office:value-type="float" office:value="-2111">
            <text:p>-2111</text:p>
          </table:table-cell>
          <table:table-cell office:value-type="float" office:value="7923">
            <text:p>7923</text:p>
          </table:table-cell>
          <table:table-cell office:value-type="float" office:value="9675.275391">
            <text:p>9675.275391</text:p>
          </table:table-cell>
          <table:table-cell office:value-type="float" office:value="-3.829124">
            <text:p>-3.829124</text:p>
          </table:table-cell>
          <table:table-cell office:value-type="float" office:value="-3.429966">
            <text:p>-3.429966</text:p>
          </table:table-cell>
          <table:table-cell office:value-type="float" office:value="10.424265">
            <text:p>10.424265</text:p>
          </table:table-cell>
        </table:table-row>
        <table:table-row table:style-name="ro1">
          <table:table-cell office:value-type="float" office:value="56026">
            <text:p>56026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466.851471">
            <text:p>466.851471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string">
            <text:p>Infinity</text:p>
          </table:table-cell>
          <table:table-cell office:value-type="float" office:value="-0.01514">
            <text:p>-0.01514</text:p>
          </table:table-cell>
          <table:table-cell office:value-type="float" office:value="0.548272">
            <text:p>0.548272</text:p>
          </table:table-cell>
          <table:table-cell table:formula="of:=[.I218]-[.$I$2]" office:value-type="float" office:value="0.529118">
            <text:p>0.529118</text:p>
          </table:table-cell>
          <table:table-cell table:formula="of:=AVERAGE([.J214:.J218])" office:value-type="float" office:value="-0.0110136">
            <text:p>-0.0110136</text:p>
          </table:table-cell>
          <table:table-cell table:formula="of:=AVERAGE([.J210:.J218])" office:value-type="float" office:value="-0.0728904444444445">
            <text:p>-0.0728904444</text:p>
          </table:table-cell>
          <table:table-cell office:value-type="float" office:value="3521.282471">
            <text:p>3521.282471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[.O218]-0.021583" office:value-type="float" office:value="0.001999">
            <text:p>0.001999</text:p>
          </table:table-cell>
          <table:table-cell office:value-type="float" office:value="100">
            <text:p>100</text:p>
          </table:table-cell>
          <table:table-cell office:value-type="float" office:value="334">
            <text:p>334</text:p>
          </table:table-cell>
          <table:table-cell office:value-type="float" office:value="-1416">
            <text:p>-1416</text:p>
          </table:table-cell>
          <table:table-cell office:value-type="float" office:value="-2252">
            <text:p>-2252</text:p>
          </table:table-cell>
          <table:table-cell office:value-type="float" office:value="7965">
            <text:p>7965</text:p>
          </table:table-cell>
          <table:table-cell office:value-type="float" office:value="9730.907227">
            <text:p>9730.907227</text:p>
          </table:table-cell>
          <table:table-cell office:value-type="float" office:value="-3.829124">
            <text:p>-3.829124</text:p>
          </table:table-cell>
          <table:table-cell office:value-type="float" office:value="-3.423905">
            <text:p>-3.423905</text:p>
          </table:table-cell>
          <table:table-cell office:value-type="float" office:value="10.582541">
            <text:p>10.582541</text:p>
          </table:table-cell>
        </table:table-row>
        <table:table-row table:style-name="ro1">
          <table:table-cell office:value-type="float" office:value="56283">
            <text:p>56283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457.570587">
            <text:p>457.570587</text:p>
          </table:table-cell>
          <table:table-cell office:value-type="float" office:value="-0.002547">
            <text:p>-0.002547</text:p>
          </table:table-cell>
          <table:table-cell office:value-type="float" office:value="0.008355">
            <text:p>0.008355</text:p>
          </table:table-cell>
          <table:table-cell office:value-type="float" office:value="427.997986">
            <text:p>427.997986</text:p>
          </table:table-cell>
          <table:table-cell office:value-type="float" office:value="0.01514">
            <text:p>0.01514</text:p>
          </table:table-cell>
          <table:table-cell office:value-type="float" office:value="-0.047884">
            <text:p>-0.047884</text:p>
          </table:table-cell>
          <table:table-cell table:formula="of:=[.I219]-[.$I$2]" office:value-type="float" office:value="-0.067038">
            <text:p>-0.067038</text:p>
          </table:table-cell>
          <table:table-cell table:formula="of:=AVERAGE([.J215:.J219])" office:value-type="float" office:value="-0.1455678">
            <text:p>-0.1455678</text:p>
          </table:table-cell>
          <table:table-cell table:formula="of:=AVERAGE([.J211:.J219])" office:value-type="float" office:value="-0.109601555555556">
            <text:p>-0.1096015556</text:p>
          </table:table-cell>
          <table:table-cell office:value-type="float" office:value="216.269226">
            <text:p>216.269226</text:p>
          </table:table-cell>
          <table:table-cell office:value-type="float" office:value="-0.009911">
            <text:p>-0.009911</text:p>
          </table:table-cell>
          <table:table-cell office:value-type="float" office:value="0.032508">
            <text:p>0.032508</text:p>
          </table:table-cell>
          <table:table-cell table:formula="of:=[.O219]-0.021583" office:value-type="float" office:value="0.010925">
            <text:p>0.010925</text:p>
          </table:table-cell>
          <table:table-cell office:value-type="float" office:value="427.997986">
            <text:p>427.997986</text:p>
          </table:table-cell>
          <table:table-cell office:value-type="float" office:value="313">
            <text:p>313</text:p>
          </table:table-cell>
          <table:table-cell office:value-type="float" office:value="-1399">
            <text:p>-1399</text:p>
          </table:table-cell>
          <table:table-cell office:value-type="float" office:value="-2397">
            <text:p>-2397</text:p>
          </table:table-cell>
          <table:table-cell office:value-type="float" office:value="8007">
            <text:p>8007</text:p>
          </table:table-cell>
          <table:table-cell office:value-type="float" office:value="9788.612305">
            <text:p>9788.612305</text:p>
          </table:table-cell>
          <table:table-cell office:value-type="float" office:value="-3.831671">
            <text:p>-3.831671</text:p>
          </table:table-cell>
          <table:table-cell office:value-type="float" office:value="-3.41555">
            <text:p>-3.41555</text:p>
          </table:table-cell>
          <table:table-cell office:value-type="float" office:value="10.860027">
            <text:p>10.860027</text:p>
          </table:table-cell>
        </table:table-row>
        <table:table-row table:style-name="ro1">
          <table:table-cell office:value-type="float" office:value="56540">
            <text:p>56540</text:p>
          </table:table-cell>
          <table:table-cell office:value-type="float" office:value="26">
            <text:p>26</text:p>
          </table:table-cell>
          <table:table-cell office:value-type="float" office:value="176">
            <text:p>176</text:p>
          </table:table-cell>
          <table:table-cell office:value-type="float" office:value="576.329285">
            <text:p>576.329285</text:p>
          </table:table-cell>
          <table:table-cell office:value-type="float" office:value="0.002549">
            <text:p>0.002549</text:p>
          </table:table-cell>
          <table:table-cell office:value-type="float" office:value="0.004725">
            <text:p>0.004725</text:p>
          </table:table-cell>
          <table:table-cell office:value-type="float" office:value="85.372414">
            <text:p>85.372414</text:p>
          </table:table-cell>
          <table:table-cell office:value-type="float" office:value="-0.01514">
            <text:p>-0.01514</text:p>
          </table:table-cell>
          <table:table-cell office:value-type="float" office:value="-0.383072">
            <text:p>-0.383072</text:p>
          </table:table-cell>
          <table:table-cell table:formula="of:=[.I220]-[.$I$2]" office:value-type="float" office:value="-0.402226">
            <text:p>-0.402226</text:p>
          </table:table-cell>
          <table:table-cell table:formula="of:=AVERAGE([.J216:.J220])" office:value-type="float" office:value="-0.2149996">
            <text:p>-0.2149996</text:p>
          </table:table-cell>
          <table:table-cell table:formula="of:=AVERAGE([.J212:.J220])" office:value-type="float" office:value="-0.106409222222222">
            <text:p>-0.1064092222</text:p>
          </table:table-cell>
          <table:table-cell office:value-type="float" office:value="2630.153564">
            <text:p>2630.153564</text:p>
          </table:table-cell>
          <table:table-cell office:value-type="float" office:value="0.009918">
            <text:p>0.009918</text:p>
          </table:table-cell>
          <table:table-cell office:value-type="float" office:value="0.018386">
            <text:p>0.018386</text:p>
          </table:table-cell>
          <table:table-cell table:formula="of:=[.O220]-0.021583" office:value-type="float" office:value="-0.003197">
            <text:p>-0.003197</text:p>
          </table:table-cell>
          <table:table-cell office:value-type="float" office:value="85.372421">
            <text:p>85.372421</text:p>
          </table:table-cell>
          <table:table-cell office:value-type="float" office:value="293">
            <text:p>293</text:p>
          </table:table-cell>
          <table:table-cell office:value-type="float" office:value="-1382">
            <text:p>-1382</text:p>
          </table:table-cell>
          <table:table-cell office:value-type="float" office:value="-2566">
            <text:p>-2566</text:p>
          </table:table-cell>
          <table:table-cell office:value-type="float" office:value="8055">
            <text:p>8055</text:p>
          </table:table-cell>
          <table:table-cell office:value-type="float" office:value="9860.570313">
            <text:p>9860.570313</text:p>
          </table:table-cell>
          <table:table-cell office:value-type="float" office:value="-3.829122">
            <text:p>-3.829122</text:p>
          </table:table-cell>
          <table:table-cell office:value-type="float" office:value="-3.410825">
            <text:p>-3.410825</text:p>
          </table:table-cell>
          <table:table-cell office:value-type="float" office:value="10.924092">
            <text:p>10.924092</text:p>
          </table:table-cell>
        </table:table-row>
        <table:table-row table:style-name="ro1">
          <table:table-cell office:value-type="float" office:value="56797">
            <text:p>56797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604.307007">
            <text:p>604.307007</text:p>
          </table:table-cell>
          <table:table-cell office:value-type="float" office:value="-0.002549">
            <text:p>-0.002549</text:p>
          </table:table-cell>
          <table:table-cell office:value-type="float" office:value="0.009519">
            <text:p>0.009519</text:p>
          </table:table-cell>
          <table:table-cell office:value-type="float" office:value="473.431335">
            <text:p>473.431335</text:p>
          </table:table-cell>
          <table:table-cell office:value-type="float" office:value="0">
            <text:p>0</text:p>
          </table:table-cell>
          <table:table-cell office:value-type="float" office:value="-0.110133">
            <text:p>-0.110133</text:p>
          </table:table-cell>
          <table:table-cell table:formula="of:=[.I221]-[.$I$2]" office:value-type="float" office:value="-0.129287">
            <text:p>-0.129287</text:p>
          </table:table-cell>
          <table:table-cell table:formula="of:=AVERAGE([.J217:.J221])" office:value-type="float" office:value="-0.0675168">
            <text:p>-0.0675168</text:p>
          </table:table-cell>
          <table:table-cell table:formula="of:=AVERAGE([.J213:.J221])" office:value-type="float" office:value="-0.044426">
            <text:p>-0.044426</text:p>
          </table:table-cell>
          <table:table-cell office:value-type="float" office:value="100">
            <text:p>100</text:p>
          </table:table-cell>
          <table:table-cell office:value-type="float" office:value="-0.009918">
            <text:p>-0.009918</text:p>
          </table:table-cell>
          <table:table-cell office:value-type="float" office:value="0.037038">
            <text:p>0.037038</text:p>
          </table:table-cell>
          <table:table-cell table:formula="of:=[.O221]-0.021583" office:value-type="float" office:value="0.015455">
            <text:p>0.015455</text:p>
          </table:table-cell>
          <table:table-cell office:value-type="float" office:value="473.431458">
            <text:p>473.431458</text:p>
          </table:table-cell>
          <table:table-cell office:value-type="float" office:value="273">
            <text:p>273</text:p>
          </table:table-cell>
          <table:table-cell office:value-type="float" office:value="-1365">
            <text:p>-1365</text:p>
          </table:table-cell>
          <table:table-cell office:value-type="float" office:value="-2743">
            <text:p>-2743</text:p>
          </table:table-cell>
          <table:table-cell office:value-type="float" office:value="8104">
            <text:p>8104</text:p>
          </table:table-cell>
          <table:table-cell office:value-type="float" office:value="9937.716797">
            <text:p>9937.716797</text:p>
          </table:table-cell>
          <table:table-cell office:value-type="float" office:value="-3.831671">
            <text:p>-3.831671</text:p>
          </table:table-cell>
          <table:table-cell office:value-type="float" office:value="-3.401306">
            <text:p>-3.401306</text:p>
          </table:table-cell>
          <table:table-cell office:value-type="float" office:value="11.231773">
            <text:p>11.231773</text:p>
          </table:table-cell>
        </table:table-row>
        <table:table-row table:style-name="ro1">
          <table:table-cell office:value-type="float" office:value="57054">
            <text:p>57054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478.407471">
            <text:p>478.407471</text:p>
          </table:table-cell>
          <table:table-cell office:value-type="float" office:value="0">
            <text:p>0</text:p>
          </table:table-cell>
          <table:table-cell office:value-type="float" office:value="0.009074">
            <text:p>0.009074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4956">
            <text:p>0.4956</text:p>
          </table:table-cell>
          <table:table-cell table:formula="of:=[.I222]-[.$I$2]" office:value-type="float" office:value="0.476446">
            <text:p>0.476446</text:p>
          </table:table-cell>
          <table:table-cell table:formula="of:=AVERAGE([.J218:.J222])" office:value-type="float" office:value="0.0814026">
            <text:p>0.0814026</text:p>
          </table:table-cell>
          <table:table-cell table:formula="of:=AVERAGE([.J214:.J222])" office:value-type="float" office:value="-0.0196858888888889">
            <text:p>-0.019685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5306">
            <text:p>0.035306</text:p>
          </table:table-cell>
          <table:table-cell table:formula="of:=[.O222]-0.021583" office:value-type="float" office:value="0.013723">
            <text:p>0.013723</text:p>
          </table:table-cell>
          <table:table-cell office:value-type="float" office:value="100">
            <text:p>100</text:p>
          </table:table-cell>
          <table:table-cell office:value-type="float" office:value="253">
            <text:p>253</text:p>
          </table:table-cell>
          <table:table-cell office:value-type="float" office:value="-1348">
            <text:p>-1348</text:p>
          </table:table-cell>
          <table:table-cell office:value-type="float" office:value="-2888">
            <text:p>-2888</text:p>
          </table:table-cell>
          <table:table-cell office:value-type="float" office:value="8143">
            <text:p>8143</text:p>
          </table:table-cell>
          <table:table-cell office:value-type="float" office:value="9997.248047">
            <text:p>9997.248047</text:p>
          </table:table-cell>
          <table:table-cell office:value-type="float" office:value="-3.831671">
            <text:p>-3.831671</text:p>
          </table:table-cell>
          <table:table-cell office:value-type="float" office:value="-3.392233">
            <text:p>-3.392233</text:p>
          </table:table-cell>
          <table:table-cell office:value-type="float" office:value="11.468582">
            <text:p>11.468582</text:p>
          </table:table-cell>
        </table:table-row>
        <table:table-row table:style-name="ro1">
          <table:table-cell office:value-type="float" office:value="57311">
            <text:p>57311</text:p>
          </table:table-cell>
          <table:table-cell office:value-type="float" office:value="27">
            <text:p>27</text:p>
          </table:table-cell>
          <table:table-cell office:value-type="float" office:value="189">
            <text:p>189</text:p>
          </table:table-cell>
          <table:table-cell office:value-type="float" office:value="598.720459">
            <text:p>598.720459</text:p>
          </table:table-cell>
          <table:table-cell office:value-type="float" office:value="0">
            <text:p>0</text:p>
          </table:table-cell>
          <table:table-cell office:value-type="float" office:value="0.009279">
            <text:p>0.009279</text:p>
          </table:table-cell>
          <table:table-cell office:value-type="string">
            <text:p>Infinity</text:p>
          </table:table-cell>
          <table:table-cell office:value-type="float" office:value="0.01514">
            <text:p>0.01514</text:p>
          </table:table-cell>
          <table:table-cell office:value-type="float" office:value="-0.579397">
            <text:p>-0.579397</text:p>
          </table:table-cell>
          <table:table-cell table:formula="of:=[.I223]-[.$I$2]" office:value-type="float" office:value="-0.598551">
            <text:p>-0.598551</text:p>
          </table:table-cell>
          <table:table-cell table:formula="of:=AVERAGE([.J219:.J223])" office:value-type="float" office:value="-0.1441312">
            <text:p>-0.1441312</text:p>
          </table:table-cell>
          <table:table-cell table:formula="of:=AVERAGE([.J215:.J223])" office:value-type="float" office:value="-0.153495222222222">
            <text:p>-0.1534952222</text:p>
          </table:table-cell>
          <table:table-cell office:value-type="float" office:value="3726.857422">
            <text:p>3726.857422</text:p>
          </table:table-cell>
          <table:table-cell office:value-type="float" office:value="0">
            <text:p>0</text:p>
          </table:table-cell>
          <table:table-cell office:value-type="float" office:value="0.036106">
            <text:p>0.036106</text:p>
          </table:table-cell>
          <table:table-cell table:formula="of:=[.O223]-0.021583" office:value-type="float" office:value="0.014523">
            <text:p>0.014523</text:p>
          </table:table-cell>
          <table:table-cell office:value-type="float" office:value="100">
            <text:p>100</text:p>
          </table:table-cell>
          <table:table-cell office:value-type="float" office:value="232">
            <text:p>232</text:p>
          </table:table-cell>
          <table:table-cell office:value-type="float" office:value="-1331">
            <text:p>-1331</text:p>
          </table:table-cell>
          <table:table-cell office:value-type="float" office:value="-3071">
            <text:p>-3071</text:p>
          </table:table-cell>
          <table:table-cell office:value-type="float" office:value="8190">
            <text:p>8190</text:p>
          </table:table-cell>
          <table:table-cell office:value-type="float" office:value="10077.661133">
            <text:p>10077.661133</text:p>
          </table:table-cell>
          <table:table-cell office:value-type="float" office:value="-3.831671">
            <text:p>-3.831671</text:p>
          </table:table-cell>
          <table:table-cell office:value-type="float" office:value="-3.382953">
            <text:p>-3.382953</text:p>
          </table:table-cell>
          <table:table-cell office:value-type="float" office:value="11.710754">
            <text:p>11.710754</text:p>
          </table:table-cell>
        </table:table-row>
        <table:table-row table:style-name="ro1">
          <table:table-cell office:value-type="float" office:value="57568">
            <text:p>57568</text:p>
          </table:table-cell>
          <table:table-cell office:value-type="float" office:value="26">
            <text:p>26</text:p>
          </table:table-cell>
          <table:table-cell office:value-type="float" office:value="243">
            <text:p>243</text:p>
          </table:table-cell>
          <table:table-cell office:value-type="float" office:value="833.602173">
            <text:p>833.602173</text:p>
          </table:table-cell>
          <table:table-cell office:value-type="float" office:value="0.005">
            <text:p>0.005</text:p>
          </table:table-cell>
          <table:table-cell office:value-type="float" office:value="0.00791">
            <text:p>0.00791</text:p>
          </table:table-cell>
          <table:table-cell office:value-type="float" office:value="58.190788">
            <text:p>58.190788</text:p>
          </table:table-cell>
          <table:table-cell office:value-type="float" office:value="-0.01514">
            <text:p>-0.01514</text:p>
          </table:table-cell>
          <table:table-cell office:value-type="float" office:value="-0.818817">
            <text:p>-0.818817</text:p>
          </table:table-cell>
          <table:table-cell table:formula="of:=[.I224]-[.$I$2]" office:value-type="float" office:value="-0.837971">
            <text:p>-0.837971</text:p>
          </table:table-cell>
          <table:table-cell table:formula="of:=AVERAGE([.J220:.J224])" office:value-type="float" office:value="-0.2983178">
            <text:p>-0.2983178</text:p>
          </table:table-cell>
          <table:table-cell table:formula="of:=AVERAGE([.J216:.J224])" office:value-type="float" office:value="-0.240484555555556">
            <text:p>-0.2404845556</text:p>
          </table:table-cell>
          <table:table-cell office:value-type="float" office:value="5508.204102">
            <text:p>5508.204102</text:p>
          </table:table-cell>
          <table:table-cell office:value-type="float" office:value="0.019455">
            <text:p>0.019455</text:p>
          </table:table-cell>
          <table:table-cell office:value-type="float" office:value="0.030776">
            <text:p>0.030776</text:p>
          </table:table-cell>
          <table:table-cell table:formula="of:=[.O224]-0.021583" office:value-type="float" office:value="0.009193">
            <text:p>0.009193</text:p>
          </table:table-cell>
          <table:table-cell office:value-type="float" office:value="58.190788">
            <text:p>58.190788</text:p>
          </table:table-cell>
          <table:table-cell office:value-type="float" office:value="212">
            <text:p>212</text:p>
          </table:table-cell>
          <table:table-cell office:value-type="float" office:value="-1314">
            <text:p>-1314</text:p>
          </table:table-cell>
          <table:table-cell office:value-type="float" office:value="-3307">
            <text:p>-3307</text:p>
          </table:table-cell>
          <table:table-cell office:value-type="float" office:value="8248">
            <text:p>8248</text:p>
          </table:table-cell>
          <table:table-cell office:value-type="float" office:value="10188.974609">
            <text:p>10188.974609</text:p>
          </table:table-cell>
          <table:table-cell office:value-type="float" office:value="-3.826671">
            <text:p>-3.826671</text:p>
          </table:table-cell>
          <table:table-cell office:value-type="float" office:value="-3.375044">
            <text:p>-3.375044</text:p>
          </table:table-cell>
          <table:table-cell office:value-type="float" office:value="11.802087">
            <text:p>11.802087</text:p>
          </table:table-cell>
        </table:table-row>
        <table:table-row table:style-name="ro1">
          <table:table-cell office:value-type="float" office:value="57825">
            <text:p>57825</text:p>
          </table:table-cell>
          <table:table-cell office:value-type="float" office:value="26">
            <text:p>26</text:p>
          </table:table-cell>
          <table:table-cell office:value-type="float" office:value="241">
            <text:p>241</text:p>
          </table:table-cell>
          <table:table-cell office:value-type="float" office:value="825.695435">
            <text:p>825.695435</text:p>
          </table:table-cell>
          <table:table-cell office:value-type="float" office:value="0.002549">
            <text:p>0.002549</text:p>
          </table:table-cell>
          <table:table-cell office:value-type="float" office:value="0.011197">
            <text:p>0.011197</text:p>
          </table:table-cell>
          <table:table-cell office:value-type="float" office:value="339.251984">
            <text:p>339.251984</text:p>
          </table:table-cell>
          <table:table-cell office:value-type="float" office:value="0">
            <text:p>0</text:p>
          </table:table-cell>
          <table:table-cell office:value-type="float" office:value="0.031125">
            <text:p>0.031125</text:p>
          </table:table-cell>
          <table:table-cell table:formula="of:=[.I225]-[.$I$2]" office:value-type="float" office:value="0.011971">
            <text:p>0.011971</text:p>
          </table:table-cell>
          <table:table-cell table:formula="of:=AVERAGE([.J221:.J225])" office:value-type="float" office:value="-0.2154784">
            <text:p>-0.2154784</text:p>
          </table:table-cell>
          <table:table-cell table:formula="of:=AVERAGE([.J217:.J225])" office:value-type="float" office:value="-0.142854333333333">
            <text:p>-0.1428543333</text:p>
          </table:table-cell>
          <table:table-cell office:value-type="float" office:value="100">
            <text:p>100</text:p>
          </table:table-cell>
          <table:table-cell office:value-type="float" office:value="0.009918">
            <text:p>0.009918</text:p>
          </table:table-cell>
          <table:table-cell office:value-type="float" office:value="0.043567">
            <text:p>0.043567</text:p>
          </table:table-cell>
          <table:table-cell table:formula="of:=[.O225]-0.021583" office:value-type="float" office:value="0.021984">
            <text:p>0.021984</text:p>
          </table:table-cell>
          <table:table-cell office:value-type="float" office:value="339.252045">
            <text:p>339.252045</text:p>
          </table:table-cell>
          <table:table-cell office:value-type="float" office:value="192">
            <text:p>192</text:p>
          </table:table-cell>
          <table:table-cell office:value-type="float" office:value="-1298">
            <text:p>-1298</text:p>
          </table:table-cell>
          <table:table-cell office:value-type="float" office:value="-3541">
            <text:p>-3541</text:p>
          </table:table-cell>
          <table:table-cell office:value-type="float" office:value="8304">
            <text:p>8304</text:p>
          </table:table-cell>
          <table:table-cell office:value-type="float" office:value="10302.120117">
            <text:p>10302.120117</text:p>
          </table:table-cell>
          <table:table-cell office:value-type="float" office:value="-3.824122">
            <text:p>-3.824122</text:p>
          </table:table-cell>
          <table:table-cell office:value-type="float" office:value="-3.363847">
            <text:p>-3.363847</text:p>
          </table:table-cell>
          <table:table-cell office:value-type="float" office:value="12.036088">
            <text:p>12.036088</text:p>
          </table:table-cell>
        </table:table-row>
        <table:table-row table:style-name="ro1">
          <table:table-cell office:value-type="float" office:value="58082">
            <text:p>58082</text:p>
          </table:table-cell>
          <table:table-cell office:value-type="float" office:value="26">
            <text:p>26</text:p>
          </table:table-cell>
          <table:table-cell office:value-type="float" office:value="216">
            <text:p>216</text:p>
          </table:table-cell>
          <table:table-cell office:value-type="float" office:value="732.639282">
            <text:p>732.639282</text:p>
          </table:table-cell>
          <table:table-cell office:value-type="float" office:value="-0.002549">
            <text:p>-0.002549</text:p>
          </table:table-cell>
          <table:table-cell office:value-type="float" office:value="0.005787">
            <text:p>0.005787</text:p>
          </table:table-cell>
          <table:table-cell office:value-type="float" office:value="327.014008">
            <text:p>327.014008</text:p>
          </table:table-cell>
          <table:table-cell office:value-type="float" office:value="0">
            <text:p>0</text:p>
          </table:table-cell>
          <table:table-cell office:value-type="float" office:value="0.366313">
            <text:p>0.366313</text:p>
          </table:table-cell>
          <table:table-cell table:formula="of:=[.I226]-[.$I$2]" office:value-type="float" office:value="0.347159">
            <text:p>0.347159</text:p>
          </table:table-cell>
          <table:table-cell table:formula="of:=AVERAGE([.J222:.J226])" office:value-type="float" office:value="-0.1201892">
            <text:p>-0.1201892</text:p>
          </table:table-cell>
          <table:table-cell table:formula="of:=AVERAGE([.J218:.J226])" office:value-type="float" office:value="-0.0744865555555556">
            <text:p>-0.0744865556</text:p>
          </table:table-cell>
          <table:table-cell office:value-type="float" office:value="100">
            <text:p>100</text:p>
          </table:table-cell>
          <table:table-cell office:value-type="float" office:value="-0.009918">
            <text:p>-0.009918</text:p>
          </table:table-cell>
          <table:table-cell office:value-type="float" office:value="0.022516">
            <text:p>0.022516</text:p>
          </table:table-cell>
          <table:table-cell table:formula="of:=[.O226]-0.021583" office:value-type="float" office:value="0.000933">
            <text:p>0.000933</text:p>
          </table:table-cell>
          <table:table-cell office:value-type="float" office:value="327.014038">
            <text:p>327.014038</text:p>
          </table:table-cell>
          <table:table-cell office:value-type="float" office:value="172">
            <text:p>172</text:p>
          </table:table-cell>
          <table:table-cell office:value-type="float" office:value="-1282">
            <text:p>-1282</text:p>
          </table:table-cell>
          <table:table-cell office:value-type="float" office:value="-3752">
            <text:p>-3752</text:p>
          </table:table-cell>
          <table:table-cell office:value-type="float" office:value="8352">
            <text:p>8352</text:p>
          </table:table-cell>
          <table:table-cell office:value-type="float" office:value="10402.486328">
            <text:p>10402.486328</text:p>
          </table:table-cell>
          <table:table-cell office:value-type="float" office:value="-3.826671">
            <text:p>-3.826671</text:p>
          </table:table-cell>
          <table:table-cell office:value-type="float" office:value="-3.358061">
            <text:p>-3.358061</text:p>
          </table:table-cell>
          <table:table-cell office:value-type="float" office:value="12.2459">
            <text:p>12.2459</text:p>
          </table:table-cell>
        </table:table-row>
        <table:table-row table:style-name="ro1">
          <table:table-cell office:value-type="float" office:value="58339">
            <text:p>58339</text:p>
          </table:table-cell>
          <table:table-cell office:value-type="float" office:value="27">
            <text:p>27</text:p>
          </table:table-cell>
          <table:table-cell office:value-type="float" office:value="168">
            <text:p>168</text:p>
          </table:table-cell>
          <table:table-cell office:value-type="float" office:value="520.824524">
            <text:p>520.824524</text:p>
          </table:table-cell>
          <table:table-cell office:value-type="float" office:value="0.002547">
            <text:p>0.002547</text:p>
          </table:table-cell>
          <table:table-cell office:value-type="float" office:value="0.005615">
            <text:p>0.005615</text:p>
          </table:table-cell>
          <table:table-cell office:value-type="float" office:value="120.457634">
            <text:p>120.457634</text:p>
          </table:table-cell>
          <table:table-cell office:value-type="float" office:value="0.01514">
            <text:p>0.01514</text:p>
          </table:table-cell>
          <table:table-cell office:value-type="float" office:value="0.739808">
            <text:p>0.739808</text:p>
          </table:table-cell>
          <table:table-cell table:formula="of:=[.I227]-[.$I$2]" office:value-type="float" office:value="0.720654">
            <text:p>0.720654</text:p>
          </table:table-cell>
          <table:table-cell table:formula="of:=AVERAGE([.J223:.J227])" office:value-type="float" office:value="-0.0713476">
            <text:p>-0.0713476</text:p>
          </table:table-cell>
          <table:table-cell table:formula="of:=AVERAGE([.J219:.J227])" office:value-type="float" office:value="-0.0532047777777778">
            <text:p>-0.0532047778</text:p>
          </table:table-cell>
          <table:table-cell office:value-type="float" office:value="4986.359863">
            <text:p>4986.359863</text:p>
          </table:table-cell>
          <table:table-cell office:value-type="float" office:value="0.009911">
            <text:p>0.009911</text:p>
          </table:table-cell>
          <table:table-cell office:value-type="float" office:value="0.02185">
            <text:p>0.02185</text:p>
          </table:table-cell>
          <table:table-cell table:formula="of:=[.O227]-0.021583" office:value-type="float" office:value="0.000267000000000003">
            <text:p>0.000267</text:p>
          </table:table-cell>
          <table:table-cell office:value-type="float" office:value="120.457626">
            <text:p>120.457626</text:p>
          </table:table-cell>
          <table:table-cell office:value-type="float" office:value="151">
            <text:p>151</text:p>
          </table:table-cell>
          <table:table-cell office:value-type="float" office:value="-1265">
            <text:p>-1265</text:p>
          </table:table-cell>
          <table:table-cell office:value-type="float" office:value="-3916">
            <text:p>-3916</text:p>
          </table:table-cell>
          <table:table-cell office:value-type="float" office:value="8388">
            <text:p>8388</text:p>
          </table:table-cell>
          <table:table-cell office:value-type="float" office:value="10474.774414">
            <text:p>10474.774414</text:p>
          </table:table-cell>
          <table:table-cell office:value-type="float" office:value="-3.824124">
            <text:p>-3.824124</text:p>
          </table:table-cell>
          <table:table-cell office:value-type="float" office:value="-3.352445">
            <text:p>-3.352445</text:p>
          </table:table-cell>
          <table:table-cell office:value-type="float" office:value="12.334291">
            <text:p>12.334291</text:p>
          </table:table-cell>
        </table:table-row>
        <table:table-row table:style-name="ro1">
          <table:table-cell office:value-type="float" office:value="58596">
            <text:p>58596</text:p>
          </table:table-cell>
          <table:table-cell office:value-type="float" office:value="28">
            <text:p>28</text:p>
          </table:table-cell>
          <table:table-cell office:value-type="float" office:value="144">
            <text:p>144</text:p>
          </table:table-cell>
          <table:table-cell office:value-type="float" office:value="414.502014">
            <text:p>414.502014</text:p>
          </table:table-cell>
          <table:table-cell office:value-type="float" office:value="0">
            <text:p>0</text:p>
          </table:table-cell>
          <table:table-cell office:value-type="float" office:value="0.004931">
            <text:p>0.004931</text:p>
          </table:table-cell>
          <table:table-cell office:value-type="string">
            <text:p>Infinity</text:p>
          </table:table-cell>
          <table:table-cell office:value-type="float" office:value="0.01514">
            <text:p>0.01514</text:p>
          </table:table-cell>
          <table:table-cell office:value-type="float" office:value="0.356736">
            <text:p>0.356736</text:p>
          </table:table-cell>
          <table:table-cell table:formula="of:=[.I228]-[.$I$2]" office:value-type="float" office:value="0.337582">
            <text:p>0.337582</text:p>
          </table:table-cell>
          <table:table-cell table:formula="of:=AVERAGE([.J224:.J228])" office:value-type="float" office:value="0.115879">
            <text:p>0.115879</text:p>
          </table:table-cell>
          <table:table-cell table:formula="of:=AVERAGE([.J220:.J228])" office:value-type="float" office:value="-0.00824700000000001">
            <text:p>-0.008247</text:p>
          </table:table-cell>
          <table:table-cell office:value-type="float" office:value="2456.205811">
            <text:p>2456.205811</text:p>
          </table:table-cell>
          <table:table-cell office:value-type="float" office:value="0">
            <text:p>0</text:p>
          </table:table-cell>
          <table:table-cell office:value-type="float" office:value="0.019185">
            <text:p>0.019185</text:p>
          </table:table-cell>
          <table:table-cell table:formula="of:=[.O228]-0.021583" office:value-type="float" office:value="-0.002398">
            <text:p>-0.002398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-1247">
            <text:p>-1247</text:p>
          </table:table-cell>
          <table:table-cell office:value-type="float" office:value="-4057">
            <text:p>-4057</text:p>
          </table:table-cell>
          <table:table-cell office:value-type="float" office:value="8418">
            <text:p>8418</text:p>
          </table:table-cell>
          <table:table-cell office:value-type="float" office:value="10532.55957">
            <text:p>10532.55957</text:p>
          </table:table-cell>
          <table:table-cell office:value-type="float" office:value="-3.824124">
            <text:p>-3.824124</text:p>
          </table:table-cell>
          <table:table-cell office:value-type="float" office:value="-3.347514">
            <text:p>-3.347514</text:p>
          </table:table-cell>
          <table:table-cell office:value-type="float" office:value="12.463227">
            <text:p>12.463227</text:p>
          </table:table-cell>
        </table:table-row>
        <table:table-row table:style-name="ro1">
          <table:table-cell office:value-type="float" office:value="58853">
            <text:p>58853</text:p>
          </table:table-cell>
          <table:table-cell office:value-type="float" office:value="26">
            <text:p>26</text:p>
          </table:table-cell>
          <table:table-cell office:value-type="float" office:value="157">
            <text:p>157</text:p>
          </table:table-cell>
          <table:table-cell office:value-type="float" office:value="502.127747">
            <text:p>502.127747</text:p>
          </table:table-cell>
          <table:table-cell office:value-type="float" office:value="0.002549">
            <text:p>0.002549</text:p>
          </table:table-cell>
          <table:table-cell office:value-type="float" office:value="0.004554">
            <text:p>0.004554</text:p>
          </table:table-cell>
          <table:table-cell office:value-type="float" office:value="78.656021">
            <text:p>78.656021</text:p>
          </table:table-cell>
          <table:table-cell office:value-type="float" office:value="-0.030281">
            <text:p>-0.030281</text:p>
          </table:table-cell>
          <table:table-cell office:value-type="float" office:value="-0.189142">
            <text:p>-0.189142</text:p>
          </table:table-cell>
          <table:table-cell table:formula="of:=[.I229]-[.$I$2]" office:value-type="float" office:value="-0.208296">
            <text:p>-0.208296</text:p>
          </table:table-cell>
          <table:table-cell table:formula="of:=AVERAGE([.J225:.J229])" office:value-type="float" office:value="0.241814">
            <text:p>0.241814</text:p>
          </table:table-cell>
          <table:table-cell table:formula="of:=AVERAGE([.J221:.J229])" office:value-type="float" office:value="0.0133007777777778">
            <text:p>0.0133007778</text:p>
          </table:table-cell>
          <table:table-cell office:value-type="float" office:value="724.631714">
            <text:p>724.631714</text:p>
          </table:table-cell>
          <table:table-cell office:value-type="float" office:value="0.009918">
            <text:p>0.009918</text:p>
          </table:table-cell>
          <table:table-cell office:value-type="float" office:value="0.01772">
            <text:p>0.01772</text:p>
          </table:table-cell>
          <table:table-cell table:formula="of:=[.O229]-0.021583" office:value-type="float" office:value="-0.00386299999999999">
            <text:p>-0.003863</text:p>
          </table:table-cell>
          <table:table-cell office:value-type="float" office:value="78.656029">
            <text:p>78.656029</text:p>
          </table:table-cell>
          <table:table-cell office:value-type="float" office:value="109">
            <text:p>109</text:p>
          </table:table-cell>
          <table:table-cell office:value-type="float" office:value="-1231">
            <text:p>-1231</text:p>
          </table:table-cell>
          <table:table-cell office:value-type="float" office:value="-4210">
            <text:p>-4210</text:p>
          </table:table-cell>
          <table:table-cell office:value-type="float" office:value="8450">
            <text:p>8450</text:p>
          </table:table-cell>
          <table:table-cell office:value-type="float" office:value="10600.732422">
            <text:p>10600.732422</text:p>
          </table:table-cell>
          <table:table-cell office:value-type="float" office:value="-3.821575">
            <text:p>-3.821575</text:p>
          </table:table-cell>
          <table:table-cell office:value-type="float" office:value="-3.34296">
            <text:p>-3.34296</text:p>
          </table:table-cell>
          <table:table-cell office:value-type="float" office:value="12.524009">
            <text:p>12.524009</text:p>
          </table:table-cell>
        </table:table-row>
        <table:table-row table:style-name="ro1">
          <table:table-cell office:value-type="float" office:value="59110">
            <text:p>59110</text:p>
          </table:table-cell>
          <table:table-cell office:value-type="float" office:value="24">
            <text:p>24</text:p>
          </table:table-cell>
          <table:table-cell office:value-type="float" office:value="166">
            <text:p>166</text:p>
          </table:table-cell>
          <table:table-cell office:value-type="float" office:value="590.520935">
            <text:p>590.520935</text:p>
          </table:table-cell>
          <table:table-cell office:value-type="float" office:value="0.005">
            <text:p>0.005</text:p>
          </table:table-cell>
          <table:table-cell office:value-type="float" office:value="0.011025">
            <text:p>0.011025</text:p>
          </table:table-cell>
          <table:table-cell office:value-type="float" office:value="120.508362">
            <text:p>120.508362</text:p>
          </table:table-cell>
          <table:table-cell office:value-type="float" office:value="-0.030281">
            <text:p>-0.030281</text:p>
          </table:table-cell>
          <table:table-cell office:value-type="float" office:value="-0.138864">
            <text:p>-0.138864</text:p>
          </table:table-cell>
          <table:table-cell table:formula="of:=[.I230]-[.$I$2]" office:value-type="float" office:value="-0.158018">
            <text:p>-0.158018</text:p>
          </table:table-cell>
          <table:table-cell table:formula="of:=AVERAGE([.J226:.J230])" office:value-type="float" office:value="0.2078162">
            <text:p>0.2078162</text:p>
          </table:table-cell>
          <table:table-cell table:formula="of:=AVERAGE([.J222:.J230])" office:value-type="float" office:value="0.0101084444444444">
            <text:p>0.0101084444</text:p>
          </table:table-cell>
          <table:table-cell office:value-type="float" office:value="558.590332">
            <text:p>558.590332</text:p>
          </table:table-cell>
          <table:table-cell office:value-type="float" office:value="0.019455">
            <text:p>0.019455</text:p>
          </table:table-cell>
          <table:table-cell office:value-type="float" office:value="0.0429">
            <text:p>0.0429</text:p>
          </table:table-cell>
          <table:table-cell table:formula="of:=[.O230]-0.021583" office:value-type="float" office:value="0.021317">
            <text:p>0.021317</text:p>
          </table:table-cell>
          <table:table-cell office:value-type="float" office:value="120.508362">
            <text:p>120.508362</text:p>
          </table:table-cell>
          <table:table-cell office:value-type="float" office:value="90">
            <text:p>90</text:p>
          </table:table-cell>
          <table:table-cell office:value-type="float" office:value="-1216">
            <text:p>-1216</text:p>
          </table:table-cell>
          <table:table-cell office:value-type="float" office:value="-4372">
            <text:p>-4372</text:p>
          </table:table-cell>
          <table:table-cell office:value-type="float" office:value="8483">
            <text:p>8483</text:p>
          </table:table-cell>
          <table:table-cell office:value-type="float" office:value="10676.143555">
            <text:p>10676.143555</text:p>
          </table:table-cell>
          <table:table-cell office:value-type="float" office:value="-3.816575">
            <text:p>-3.816575</text:p>
          </table:table-cell>
          <table:table-cell office:value-type="float" office:value="-3.331935">
            <text:p>-3.331935</text:p>
          </table:table-cell>
          <table:table-cell office:value-type="float" office:value="12.698288">
            <text:p>12.698288</text:p>
          </table:table-cell>
        </table:table-row>
        <table:table-row table:style-name="ro1">
          <table:table-cell office:value-type="float" office:value="59367">
            <text:p>59367</text:p>
          </table:table-cell>
          <table:table-cell office:value-type="float" office:value="25">
            <text:p>25</text:p>
          </table:table-cell>
          <table:table-cell office:value-type="float" office:value="160">
            <text:p>160</text:p>
          </table:table-cell>
          <table:table-cell office:value-type="float" office:value="538.863586">
            <text:p>538.863586</text:p>
          </table:table-cell>
          <table:table-cell office:value-type="float" office:value="0">
            <text:p>0</text:p>
          </table:table-cell>
          <table:table-cell office:value-type="float" office:value="0.005718">
            <text:p>0.005718</text:p>
          </table:table-cell>
          <table:table-cell office:value-type="string">
            <text:p>Infinity</text:p>
          </table:table-cell>
          <table:table-cell office:value-type="float" office:value="0.01514">
            <text:p>0.01514</text:p>
          </table:table-cell>
          <table:table-cell office:value-type="float" office:value="0.09098">
            <text:p>0.09098</text:p>
          </table:table-cell>
          <table:table-cell table:formula="of:=[.I231]-[.$I$2]" office:value-type="float" office:value="0.071826">
            <text:p>0.071826</text:p>
          </table:table-cell>
          <table:table-cell table:formula="of:=AVERAGE([.J227:.J231])" office:value-type="float" office:value="0.1527496">
            <text:p>0.1527496</text:p>
          </table:table-cell>
          <table:table-cell table:formula="of:=AVERAGE([.J223:.J231])" office:value-type="float" office:value="-0.0348493333333333">
            <text:p>-0.0348493333</text:p>
          </table:table-cell>
          <table:table-cell office:value-type="float" office:value="700.911499">
            <text:p>700.911499</text:p>
          </table:table-cell>
          <table:table-cell office:value-type="float" office:value="0">
            <text:p>0</text:p>
          </table:table-cell>
          <table:table-cell office:value-type="float" office:value="0.02225">
            <text:p>0.02225</text:p>
          </table:table-cell>
          <table:table-cell table:formula="of:=[.O231]-0.021583" office:value-type="float" office:value="0.000667000000000004">
            <text:p>0.000667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-1200">
            <text:p>-1200</text:p>
          </table:table-cell>
          <table:table-cell office:value-type="float" office:value="-4529">
            <text:p>-4529</text:p>
          </table:table-cell>
          <table:table-cell office:value-type="float" office:value="8513">
            <text:p>8513</text:p>
          </table:table-cell>
          <table:table-cell office:value-type="float" office:value="10746.774414">
            <text:p>10746.774414</text:p>
          </table:table-cell>
          <table:table-cell office:value-type="float" office:value="-3.816575">
            <text:p>-3.816575</text:p>
          </table:table-cell>
          <table:table-cell office:value-type="float" office:value="-3.326217">
            <text:p>-3.326217</text:p>
          </table:table-cell>
          <table:table-cell office:value-type="float" office:value="12.848115">
            <text:p>12.848115</text:p>
          </table:table-cell>
        </table:table-row>
        <table:table-row table:style-name="ro1">
          <table:table-cell office:value-type="float" office:value="59624">
            <text:p>59624</text:p>
          </table:table-cell>
          <table:table-cell office:value-type="float" office:value="28">
            <text:p>28</text:p>
          </table:table-cell>
          <table:table-cell office:value-type="float" office:value="194">
            <text:p>194</text:p>
          </table:table-cell>
          <table:table-cell office:value-type="float" office:value="592.403442">
            <text:p>592.403442</text:p>
          </table:table-cell>
          <table:table-cell office:value-type="float" office:value="0">
            <text:p>0</text:p>
          </table:table-cell>
          <table:table-cell office:value-type="float" office:value="0.002876">
            <text:p>0.002876</text:p>
          </table:table-cell>
          <table:table-cell office:value-type="string">
            <text:p>Infinity</text:p>
          </table:table-cell>
          <table:table-cell office:value-type="float" office:value="0.045421">
            <text:p>0.045421</text:p>
          </table:table-cell>
          <table:table-cell office:value-type="float" office:value="-0.517148">
            <text:p>-0.517148</text:p>
          </table:table-cell>
          <table:table-cell table:formula="of:=[.I232]-[.$I$2]" office:value-type="float" office:value="-0.536302">
            <text:p>-0.536302</text:p>
          </table:table-cell>
          <table:table-cell table:formula="of:=AVERAGE([.J228:.J232])" office:value-type="float" office:value="-0.0986416">
            <text:p>-0.0986416</text:p>
          </table:table-cell>
          <table:table-cell table:formula="of:=AVERAGE([.J224:.J232])" office:value-type="float" office:value="-0.0279327777777778">
            <text:p>-0.0279327778</text:p>
          </table:table-cell>
          <table:table-cell office:value-type="float" office:value="1038.569214">
            <text:p>1038.569214</text:p>
          </table:table-cell>
          <table:table-cell office:value-type="float" office:value="0">
            <text:p>0</text:p>
          </table:table-cell>
          <table:table-cell office:value-type="float" office:value="0.011191">
            <text:p>0.011191</text:p>
          </table:table-cell>
          <table:table-cell table:formula="of:=[.O232]-0.021583" office:value-type="float" office:value="-0.010392">
            <text:p>-0.01039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-1183">
            <text:p>-1183</text:p>
          </table:table-cell>
          <table:table-cell office:value-type="float" office:value="-4720">
            <text:p>-4720</text:p>
          </table:table-cell>
          <table:table-cell office:value-type="float" office:value="8549">
            <text:p>8549</text:p>
          </table:table-cell>
          <table:table-cell office:value-type="float" office:value="10837.234375">
            <text:p>10837.234375</text:p>
          </table:table-cell>
          <table:table-cell office:value-type="float" office:value="-3.816575">
            <text:p>-3.816575</text:p>
          </table:table-cell>
          <table:table-cell office:value-type="float" office:value="-3.32334">
            <text:p>-3.32334</text:p>
          </table:table-cell>
          <table:table-cell office:value-type="float" office:value="12.923477">
            <text:p>12.923477</text:p>
          </table:table-cell>
        </table:table-row>
        <table:table-row table:style-name="ro1">
          <table:table-cell office:value-type="float" office:value="59881">
            <text:p>59881</text:p>
          </table:table-cell>
          <table:table-cell office:value-type="float" office:value="27">
            <text:p>27</text:p>
          </table:table-cell>
          <table:table-cell office:value-type="float" office:value="228">
            <text:p>228</text:p>
          </table:table-cell>
          <table:table-cell office:value-type="float" office:value="745.141418">
            <text:p>745.141418</text:p>
          </table:table-cell>
          <table:table-cell office:value-type="float" office:value="0">
            <text:p>0</text:p>
          </table:table-cell>
          <table:table-cell office:value-type="float" office:value="-0.001301">
            <text:p>-0.001301</text:p>
          </table:table-cell>
          <table:table-cell office:value-type="string">
            <text:p>Infinity</text:p>
          </table:table-cell>
          <table:table-cell office:value-type="float" office:value="-0.01514">
            <text:p>-0.01514</text:p>
          </table:table-cell>
          <table:table-cell office:value-type="float" office:value="-0.519542">
            <text:p>-0.519542</text:p>
          </table:table-cell>
          <table:table-cell table:formula="of:=[.I233]-[.$I$2]" office:value-type="float" office:value="-0.538696">
            <text:p>-0.538696</text:p>
          </table:table-cell>
          <table:table-cell table:formula="of:=AVERAGE([.J229:.J233])" office:value-type="float" office:value="-0.2738972">
            <text:p>-0.2738972</text:p>
          </table:table-cell>
          <table:table-cell table:formula="of:=AVERAGE([.J225:.J233])" office:value-type="float" office:value="0.00532000000000002">
            <text:p>0.00532</text:p>
          </table:table-cell>
          <table:table-cell office:value-type="float" office:value="3531.52124">
            <text:p>3531.52124</text:p>
          </table:table-cell>
          <table:table-cell office:value-type="float" office:value="0">
            <text:p>0</text:p>
          </table:table-cell>
          <table:table-cell office:value-type="float" office:value="-0.005063">
            <text:p>-0.005063</text:p>
          </table:table-cell>
          <table:table-cell table:formula="of:=[.O233]-0.021583" office:value-type="float" office:value="-0.026646">
            <text:p>-0.026646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-1166">
            <text:p>-1166</text:p>
          </table:table-cell>
          <table:table-cell office:value-type="float" office:value="-4944">
            <text:p>-4944</text:p>
          </table:table-cell>
          <table:table-cell office:value-type="float" office:value="8590">
            <text:p>8590</text:p>
          </table:table-cell>
          <table:table-cell office:value-type="float" office:value="10949.446289">
            <text:p>10949.446289</text:p>
          </table:table-cell>
          <table:table-cell office:value-type="float" office:value="-3.816575">
            <text:p>-3.816575</text:p>
          </table:table-cell>
          <table:table-cell office:value-type="float" office:value="-3.324641">
            <text:p>-3.324641</text:p>
          </table:table-cell>
          <table:table-cell office:value-type="float" office:value="12.889388">
            <text:p>12.889388</text:p>
          </table:table-cell>
        </table:table-row>
        <table:table-row table:style-name="ro1">
          <table:table-cell office:value-type="float" office:value="60138">
            <text:p>60138</text:p>
          </table:table-cell>
          <table:table-cell office:value-type="float" office:value="25">
            <text:p>25</text:p>
          </table:table-cell>
          <table:table-cell office:value-type="float" office:value="271">
            <text:p>271</text:p>
          </table:table-cell>
          <table:table-cell office:value-type="float" office:value="985.435791">
            <text:p>985.435791</text:p>
          </table:table-cell>
          <table:table-cell office:value-type="float" office:value="-0.017857">
            <text:p>-0.017857</text:p>
          </table:table-cell>
          <table:table-cell office:value-type="float" office:value="-0.016846">
            <text:p>-0.016846</text:p>
          </table:table-cell>
          <table:table-cell office:value-type="float" office:value="5.660781">
            <text:p>5.660781</text:p>
          </table:table-cell>
          <table:table-cell office:value-type="float" office:value="-0.030281">
            <text:p>-0.030281</text:p>
          </table:table-cell>
          <table:table-cell office:value-type="float" office:value="-0.653617">
            <text:p>-0.653617</text:p>
          </table:table-cell>
          <table:table-cell table:formula="of:=[.I234]-[.$I$2]" office:value-type="float" office:value="-0.672771">
            <text:p>-0.672771</text:p>
          </table:table-cell>
          <table:table-cell table:formula="of:=AVERAGE([.J230:.J234])" office:value-type="float" office:value="-0.3667922">
            <text:p>-0.3667922</text:p>
          </table:table-cell>
          <table:table-cell table:formula="of:=AVERAGE([.J226:.J234])" office:value-type="float" office:value="-0.0707624444444445">
            <text:p>-0.0707624444</text:p>
          </table:table-cell>
          <table:table-cell office:value-type="float" office:value="2258.537354">
            <text:p>2258.537354</text:p>
          </table:table-cell>
          <table:table-cell office:value-type="float" office:value="-0.069483">
            <text:p>-0.069483</text:p>
          </table:table-cell>
          <table:table-cell office:value-type="float" office:value="-0.06555">
            <text:p>-0.06555</text:p>
          </table:table-cell>
          <table:table-cell table:formula="of:=[.O234]-0.021583" office:value-type="float" office:value="-0.087133">
            <text:p>-0.087133</text:p>
          </table:table-cell>
          <table:table-cell office:value-type="float" office:value="5.660777">
            <text:p>5.660777</text:p>
          </table:table-cell>
          <table:table-cell office:value-type="float" office:value="7">
            <text:p>7</text:p>
          </table:table-cell>
          <table:table-cell office:value-type="float" office:value="-1150">
            <text:p>-1150</text:p>
          </table:table-cell>
          <table:table-cell office:value-type="float" office:value="-5211">
            <text:p>-5211</text:p>
          </table:table-cell>
          <table:table-cell office:value-type="float" office:value="8639">
            <text:p>8639</text:p>
          </table:table-cell>
          <table:table-cell office:value-type="float" office:value="11092.882813">
            <text:p>11092.882813</text:p>
          </table:table-cell>
          <table:table-cell office:value-type="float" office:value="-3.834432">
            <text:p>-3.834432</text:p>
          </table:table-cell>
          <table:table-cell office:value-type="float" office:value="-3.341488">
            <text:p>-3.341488</text:p>
          </table:table-cell>
          <table:table-cell office:value-type="float" office:value="12.855725">
            <text:p>12.855725</text:p>
          </table:table-cell>
        </table:table-row>
        <table:table-row table:style-name="ro1">
          <table:table-cell office:value-type="float" office:value="60395">
            <text:p>60395</text:p>
          </table:table-cell>
          <table:table-cell office:value-type="float" office:value="21">
            <text:p>21</text:p>
          </table:table-cell>
          <table:table-cell office:value-type="float" office:value="245">
            <text:p>245</text:p>
          </table:table-cell>
          <table:table-cell office:value-type="float" office:value="1064.924805">
            <text:p>1064.924805</text:p>
          </table:table-cell>
          <table:table-cell office:value-type="float" office:value="-0.023049">
            <text:p>-0.023049</text:p>
          </table:table-cell>
          <table:table-cell office:value-type="float" office:value="-0.031296">
            <text:p>-0.031296</text:p>
          </table:table-cell>
          <table:table-cell office:value-type="float" office:value="35.780502">
            <text:p>35.780502</text:p>
          </table:table-cell>
          <table:table-cell office:value-type="float" office:value="-0.060561">
            <text:p>-0.060561</text:p>
          </table:table-cell>
          <table:table-cell office:value-type="float" office:value="0.40462">
            <text:p>0.40462</text:p>
          </table:table-cell>
          <table:table-cell table:formula="of:=[.I235]-[.$I$2]" office:value-type="float" office:value="0.385466">
            <text:p>0.385466</text:p>
          </table:table-cell>
          <table:table-cell table:formula="of:=AVERAGE([.J231:.J235])" office:value-type="float" office:value="-0.2580954">
            <text:p>-0.2580954</text:p>
          </table:table-cell>
          <table:table-cell table:formula="of:=AVERAGE([.J227:.J235])" office:value-type="float" office:value="-0.0665061111111111">
            <text:p>-0.0665061111</text:p>
          </table:table-cell>
          <table:table-cell office:value-type="float" office:value="568.118835">
            <text:p>568.118835</text:p>
          </table:table-cell>
          <table:table-cell office:value-type="float" office:value="-0.089684">
            <text:p>-0.089684</text:p>
          </table:table-cell>
          <table:table-cell office:value-type="float" office:value="-0.121773">
            <text:p>-0.121773</text:p>
          </table:table-cell>
          <table:table-cell table:formula="of:=[.O235]-0.021583" office:value-type="float" office:value="-0.143356">
            <text:p>-0.143356</text:p>
          </table:table-cell>
          <table:table-cell office:value-type="float" office:value="35.78051">
            <text:p>35.78051</text:p>
          </table:table-cell>
          <table:table-cell office:value-type="float" office:value="-9">
            <text:p>-9</text:p>
          </table:table-cell>
          <table:table-cell office:value-type="float" office:value="-1137">
            <text:p>-1137</text:p>
          </table:table-cell>
          <table:table-cell office:value-type="float" office:value="-5451">
            <text:p>-5451</text:p>
          </table:table-cell>
          <table:table-cell office:value-type="float" office:value="8688">
            <text:p>8688</text:p>
          </table:table-cell>
          <table:table-cell office:value-type="float" office:value="11231.472656">
            <text:p>11231.472656</text:p>
          </table:table-cell>
          <table:table-cell office:value-type="float" office:value="-3.857481">
            <text:p>-3.857481</text:p>
          </table:table-cell>
          <table:table-cell office:value-type="float" office:value="-3.372783">
            <text:p>-3.372783</text:p>
          </table:table-cell>
          <table:table-cell office:value-type="float" office:value="12.565121">
            <text:p>12.565121</text:p>
          </table:table-cell>
        </table:table-row>
        <table:table-row table:style-name="ro1">
          <table:table-cell office:value-type="float" office:value="60652">
            <text:p>60652</text:p>
          </table:table-cell>
          <table:table-cell office:value-type="float" office:value="17">
            <text:p>17</text:p>
          </table:table-cell>
          <table:table-cell office:value-type="float" office:value="317">
            <text:p>317</text:p>
          </table:table-cell>
          <table:table-cell office:value-type="float" office:value="1762.26709">
            <text:p>1762.26709</text:p>
          </table:table-cell>
          <table:table-cell office:value-type="float" office:value="-0.043788">
            <text:p>-0.043788</text:p>
          </table:table-cell>
          <table:table-cell office:value-type="float" office:value="-0.051052">
            <text:p>-0.051052</text:p>
          </table:table-cell>
          <table:table-cell office:value-type="float" office:value="16.590435">
            <text:p>16.590435</text:p>
          </table:table-cell>
          <table:table-cell office:value-type="float" office:value="-0.060561">
            <text:p>-0.060561</text:p>
          </table:table-cell>
          <table:table-cell office:value-type="float" office:value="-1.089362">
            <text:p>-1.089362</text:p>
          </table:table-cell>
          <table:table-cell table:formula="of:=[.I236]-[.$I$2]" office:value-type="float" office:value="-1.108516">
            <text:p>-1.108516</text:p>
          </table:table-cell>
          <table:table-cell table:formula="of:=AVERAGE([.J232:.J236])" office:value-type="float" office:value="-0.4941638">
            <text:p>-0.4941638</text:p>
          </table:table-cell>
          <table:table-cell table:formula="of:=AVERAGE([.J228:.J236])" office:value-type="float" office:value="-0.269747222222222">
            <text:p>-0.2697472222</text:p>
          </table:table-cell>
          <table:table-cell office:value-type="float" office:value="1898.781006">
            <text:p>1898.781006</text:p>
          </table:table-cell>
          <table:table-cell office:value-type="float" office:value="-0.170381">
            <text:p>-0.170381</text:p>
          </table:table-cell>
          <table:table-cell office:value-type="float" office:value="-0.198648">
            <text:p>-0.198648</text:p>
          </table:table-cell>
          <table:table-cell table:formula="of:=[.O236]-0.021583" office:value-type="float" office:value="-0.220231">
            <text:p>-0.220231</text:p>
          </table:table-cell>
          <table:table-cell office:value-type="float" office:value="16.590443">
            <text:p>16.590443</text:p>
          </table:table-cell>
          <table:table-cell office:value-type="float" office:value="-22">
            <text:p>-22</text:p>
          </table:table-cell>
          <table:table-cell office:value-type="float" office:value="-1126">
            <text:p>-1126</text:p>
          </table:table-cell>
          <table:table-cell office:value-type="float" office:value="-5759">
            <text:p>-5759</text:p>
          </table:table-cell>
          <table:table-cell office:value-type="float" office:value="8761">
            <text:p>8761</text:p>
          </table:table-cell>
          <table:table-cell office:value-type="float" office:value="11430.919922">
            <text:p>11430.919922</text:p>
          </table:table-cell>
          <table:table-cell office:value-type="float" office:value="-3.901268">
            <text:p>-3.901268</text:p>
          </table:table-cell>
          <table:table-cell office:value-type="float" office:value="-3.423836">
            <text:p>-3.423836</text:p>
          </table:table-cell>
          <table:table-cell office:value-type="float" office:value="12.237878">
            <text:p>12.237878</text:p>
          </table:table-cell>
        </table:table-row>
        <table:table-row table:style-name="ro1">
          <table:table-cell office:value-type="float" office:value="60909">
            <text:p>60909</text:p>
          </table:table-cell>
          <table:table-cell office:value-type="float" office:value="17">
            <text:p>17</text:p>
          </table:table-cell>
          <table:table-cell office:value-type="float" office:value="358">
            <text:p>358</text:p>
          </table:table-cell>
          <table:table-cell office:value-type="float" office:value="2003.190063">
            <text:p>2003.190063</text:p>
          </table:table-cell>
          <table:table-cell office:value-type="float" office:value="-0.048939">
            <text:p>-0.048939</text:p>
          </table:table-cell>
          <table:table-cell office:value-type="float" office:value="-0.048142">
            <text:p>-0.048142</text:p>
          </table:table-cell>
          <table:table-cell office:value-type="float" office:value="1.62926">
            <text:p>1.62926</text:p>
          </table:table-cell>
          <table:table-cell office:value-type="float" office:value="0">
            <text:p>0</text:p>
          </table:table-cell>
          <table:table-cell office:value-type="float" office:value="-0.620098">
            <text:p>-0.620098</text:p>
          </table:table-cell>
          <table:table-cell table:formula="of:=[.I237]-[.$I$2]" office:value-type="float" office:value="-0.639252">
            <text:p>-0.639252</text:p>
          </table:table-cell>
          <table:table-cell table:formula="of:=AVERAGE([.J233:.J237])" office:value-type="float" office:value="-0.5147538">
            <text:p>-0.5147538</text:p>
          </table:table-cell>
          <table:table-cell table:formula="of:=AVERAGE([.J229:.J237])" office:value-type="float" office:value="-0.378284333333333">
            <text:p>-0.3782843333</text:p>
          </table:table-cell>
          <table:table-cell office:value-type="float" office:value="100">
            <text:p>100</text:p>
          </table:table-cell>
          <table:table-cell office:value-type="float" office:value="-0.190426">
            <text:p>-0.190426</text:p>
          </table:table-cell>
          <table:table-cell office:value-type="float" office:value="-0.187323">
            <text:p>-0.187323</text:p>
          </table:table-cell>
          <table:table-cell table:formula="of:=[.O237]-0.021583" office:value-type="float" office:value="-0.208906">
            <text:p>-0.208906</text:p>
          </table:table-cell>
          <table:table-cell office:value-type="float" office:value="1.629266">
            <text:p>1.629266</text:p>
          </table:table-cell>
          <table:table-cell office:value-type="float" office:value="-34">
            <text:p>-34</text:p>
          </table:table-cell>
          <table:table-cell office:value-type="float" office:value="-1114">
            <text:p>-1114</text:p>
          </table:table-cell>
          <table:table-cell office:value-type="float" office:value="-6102">
            <text:p>-6102</text:p>
          </table:table-cell>
          <table:table-cell office:value-type="float" office:value="8861">
            <text:p>8861</text:p>
          </table:table-cell>
          <table:table-cell office:value-type="float" office:value="11675.668945">
            <text:p>11675.668945</text:p>
          </table:table-cell>
          <table:table-cell office:value-type="float" office:value="-3.950208">
            <text:p>-3.950208</text:p>
          </table:table-cell>
          <table:table-cell office:value-type="float" office:value="-3.471978">
            <text:p>-3.471978</text:p>
          </table:table-cell>
          <table:table-cell office:value-type="float" office:value="12.106451">
            <text:p>12.106451</text:p>
          </table:table-cell>
        </table:table-row>
        <table:table-row table:style-name="ro1">
          <table:table-cell office:value-type="float" office:value="61166">
            <text:p>61166</text:p>
          </table:table-cell>
          <table:table-cell office:value-type="float" office:value="18">
            <text:p>18</text:p>
          </table:table-cell>
          <table:table-cell office:value-type="float" office:value="385">
            <text:p>385</text:p>
          </table:table-cell>
          <table:table-cell office:value-type="float" office:value="2039.209717">
            <text:p>2039.209717</text:p>
          </table:table-cell>
          <table:table-cell office:value-type="float" office:value="-0.04">
            <text:p>-0.04</text:p>
          </table:table-cell>
          <table:table-cell office:value-type="float" office:value="-0.039103">
            <text:p>-0.039103</text:p>
          </table:table-cell>
          <table:table-cell office:value-type="float" office:value="2.243575">
            <text:p>2.243575</text:p>
          </table:table-cell>
          <table:table-cell office:value-type="float" office:value="0.01514">
            <text:p>0.01514</text:p>
          </table:table-cell>
          <table:table-cell office:value-type="float" office:value="-0.416591">
            <text:p>-0.416591</text:p>
          </table:table-cell>
          <table:table-cell table:formula="of:=[.I238]-[.$I$2]" office:value-type="float" office:value="-0.435745">
            <text:p>-0.435745</text:p>
          </table:table-cell>
          <table:table-cell table:formula="of:=AVERAGE([.J234:.J238])" office:value-type="float" office:value="-0.4941636">
            <text:p>-0.4941636</text:p>
          </table:table-cell>
          <table:table-cell table:formula="of:=AVERAGE([.J230:.J238])" office:value-type="float" office:value="-0.403556444444444">
            <text:p>-0.4035564444</text:p>
          </table:table-cell>
          <table:table-cell office:value-type="float" office:value="2651.542236">
            <text:p>2651.542236</text:p>
          </table:table-cell>
          <table:table-cell office:value-type="float" office:value="-0.155642">
            <text:p>-0.155642</text:p>
          </table:table-cell>
          <table:table-cell office:value-type="float" office:value="-0.15215">
            <text:p>-0.15215</text:p>
          </table:table-cell>
          <table:table-cell table:formula="of:=[.O238]-0.021583" office:value-type="float" office:value="-0.173733">
            <text:p>-0.173733</text:p>
          </table:table-cell>
          <table:table-cell office:value-type="float" office:value="2.24357">
            <text:p>2.24357</text:p>
          </table:table-cell>
          <table:table-cell office:value-type="float" office:value="-46">
            <text:p>-46</text:p>
          </table:table-cell>
          <table:table-cell office:value-type="float" office:value="-1101">
            <text:p>-1101</text:p>
          </table:table-cell>
          <table:table-cell office:value-type="float" office:value="-6466">
            <text:p>-6466</text:p>
          </table:table-cell>
          <table:table-cell office:value-type="float" office:value="8986">
            <text:p>8986</text:p>
          </table:table-cell>
          <table:table-cell office:value-type="float" office:value="11956.753906">
            <text:p>11956.753906</text:p>
          </table:table-cell>
          <table:table-cell office:value-type="float" office:value="-3.990208">
            <text:p>-3.990208</text:p>
          </table:table-cell>
          <table:table-cell office:value-type="float" office:value="-3.511081">
            <text:p>-3.511081</text:p>
          </table:table-cell>
          <table:table-cell office:value-type="float" office:value="12.00758">
            <text:p>12.00758</text:p>
          </table:table-cell>
        </table:table-row>
        <table:table-row table:style-name="ro1">
          <table:table-cell office:value-type="float" office:value="61423">
            <text:p>61423</text:p>
          </table:table-cell>
          <table:table-cell office:value-type="float" office:value="21">
            <text:p>21</text:p>
          </table:table-cell>
          <table:table-cell office:value-type="float" office:value="374">
            <text:p>374</text:p>
          </table:table-cell>
          <table:table-cell office:value-type="float" office:value="1683.155762">
            <text:p>1683.155762</text:p>
          </table:table-cell>
          <table:table-cell office:value-type="float" office:value="-0.033293">
            <text:p>-0.033293</text:p>
          </table:table-cell>
          <table:table-cell office:value-type="float" office:value="-0.034617">
            <text:p>-0.034617</text:p>
          </table:table-cell>
          <table:table-cell office:value-type="float" office:value="3.978019">
            <text:p>3.978019</text:p>
          </table:table-cell>
          <table:table-cell office:value-type="float" office:value="0.045421">
            <text:p>0.045421</text:p>
          </table:table-cell>
          <table:table-cell office:value-type="float" office:value="0.160412">
            <text:p>0.160412</text:p>
          </table:table-cell>
          <table:table-cell table:formula="of:=[.I239]-[.$I$2]" office:value-type="float" office:value="0.141258">
            <text:p>0.141258</text:p>
          </table:table-cell>
          <table:table-cell table:formula="of:=AVERAGE([.J235:.J239])" office:value-type="float" office:value="-0.3313578">
            <text:p>-0.3313578</text:p>
          </table:table-cell>
          <table:table-cell table:formula="of:=AVERAGE([.J231:.J239])" office:value-type="float" office:value="-0.370303555555555">
            <text:p>-0.3703035556</text:p>
          </table:table-cell>
          <table:table-cell office:value-type="float" office:value="453.167236">
            <text:p>453.167236</text:p>
          </table:table-cell>
          <table:table-cell office:value-type="float" office:value="-0.129544">
            <text:p>-0.129544</text:p>
          </table:table-cell>
          <table:table-cell office:value-type="float" office:value="-0.134697">
            <text:p>-0.134697</text:p>
          </table:table-cell>
          <table:table-cell table:formula="of:=[.O239]-0.021583" office:value-type="float" office:value="-0.15628">
            <text:p>-0.15628</text:p>
          </table:table-cell>
          <table:table-cell office:value-type="float" office:value="3.978009">
            <text:p>3.978009</text:p>
          </table:table-cell>
          <table:table-cell office:value-type="float" office:value="-60">
            <text:p>-60</text:p>
          </table:table-cell>
          <table:table-cell office:value-type="float" office:value="-1085">
            <text:p>-1085</text:p>
          </table:table-cell>
          <table:table-cell office:value-type="float" office:value="-6815">
            <text:p>-6815</text:p>
          </table:table-cell>
          <table:table-cell office:value-type="float" office:value="9121">
            <text:p>9121</text:p>
          </table:table-cell>
          <table:table-cell office:value-type="float" office:value="12238.972656">
            <text:p>12238.972656</text:p>
          </table:table-cell>
          <table:table-cell office:value-type="float" office:value="-4.0235">
            <text:p>-4.0235</text:p>
          </table:table-cell>
          <table:table-cell office:value-type="float" office:value="-3.545698">
            <text:p>-3.545698</text:p>
          </table:table-cell>
          <table:table-cell office:value-type="float" office:value="11.8753">
            <text:p>11.8753</text:p>
          </table:table-cell>
        </table:table-row>
        <table:table-row table:style-name="ro1">
          <table:table-cell office:value-type="float" office:value="61680">
            <text:p>61680</text:p>
          </table:table-cell>
          <table:table-cell office:value-type="float" office:value="21">
            <text:p>21</text:p>
          </table:table-cell>
          <table:table-cell office:value-type="float" office:value="364">
            <text:p>364</text:p>
          </table:table-cell>
          <table:table-cell office:value-type="float" office:value="1634.96228">
            <text:p>1634.96228</text:p>
          </table:table-cell>
          <table:table-cell office:value-type="float" office:value="-0.028171">
            <text:p>-0.028171</text:p>
          </table:table-cell>
          <table:table-cell office:value-type="float" office:value="-0.028557">
            <text:p>-0.028557</text:p>
          </table:table-cell>
          <table:table-cell office:value-type="float" office:value="1.369448">
            <text:p>1.369448</text:p>
          </table:table-cell>
          <table:table-cell office:value-type="float" office:value="0">
            <text:p>0</text:p>
          </table:table-cell>
          <table:table-cell office:value-type="float" office:value="0.153229">
            <text:p>0.153229</text:p>
          </table:table-cell>
          <table:table-cell table:formula="of:=[.I240]-[.$I$2]" office:value-type="float" office:value="0.134075">
            <text:p>0.134075</text:p>
          </table:table-cell>
          <table:table-cell table:formula="of:=AVERAGE([.J236:.J240])" office:value-type="float" office:value="-0.381636">
            <text:p>-0.381636</text:p>
          </table:table-cell>
          <table:table-cell table:formula="of:=AVERAGE([.J232:.J240])" office:value-type="float" office:value="-0.363387">
            <text:p>-0.363387</text:p>
          </table:table-cell>
          <table:table-cell office:value-type="float" office:value="100">
            <text:p>100</text:p>
          </table:table-cell>
          <table:table-cell office:value-type="float" office:value="-0.109614">
            <text:p>-0.109614</text:p>
          </table:table-cell>
          <table:table-cell office:value-type="float" office:value="-0.111115">
            <text:p>-0.111115</text:p>
          </table:table-cell>
          <table:table-cell table:formula="of:=[.O240]-0.021583" office:value-type="float" office:value="-0.132698">
            <text:p>-0.132698</text:p>
          </table:table-cell>
          <table:table-cell office:value-type="float" office:value="1.36945">
            <text:p>1.36945</text:p>
          </table:table-cell>
          <table:table-cell office:value-type="float" office:value="-73">
            <text:p>-73</text:p>
          </table:table-cell>
          <table:table-cell office:value-type="float" office:value="-1069">
            <text:p>-1069</text:p>
          </table:table-cell>
          <table:table-cell office:value-type="float" office:value="-7150">
            <text:p>-7150</text:p>
          </table:table-cell>
          <table:table-cell office:value-type="float" office:value="9264">
            <text:p>9264</text:p>
          </table:table-cell>
          <table:table-cell office:value-type="float" office:value="12524.168945">
            <text:p>12524.168945</text:p>
          </table:table-cell>
          <table:table-cell office:value-type="float" office:value="-4.051671">
            <text:p>-4.051671</text:p>
          </table:table-cell>
          <table:table-cell office:value-type="float" office:value="-3.574254">
            <text:p>-3.574254</text:p>
          </table:table-cell>
          <table:table-cell office:value-type="float" office:value="11.783207">
            <text:p>11.783207</text:p>
          </table:table-cell>
        </table:table-row>
        <table:table-row table:style-name="ro1">
          <table:table-cell office:value-type="float" office:value="61937">
            <text:p>61937</text:p>
          </table:table-cell>
          <table:table-cell office:value-type="float" office:value="21">
            <text:p>21</text:p>
          </table:table-cell>
          <table:table-cell office:value-type="float" office:value="446">
            <text:p>446</text:p>
          </table:table-cell>
          <table:table-cell office:value-type="float" office:value="2025.02771">
            <text:p>2025.02771</text:p>
          </table:table-cell>
          <table:table-cell office:value-type="float" office:value="-0.028171">
            <text:p>-0.028171</text:p>
          </table:table-cell>
          <table:table-cell office:value-type="float" office:value="-0.029173">
            <text:p>-0.029173</text:p>
          </table:table-cell>
          <table:table-cell office:value-type="float" office:value="3.557282">
            <text:p>3.557282</text:p>
          </table:table-cell>
          <table:table-cell office:value-type="float" office:value="0">
            <text:p>0</text:p>
          </table:table-cell>
          <table:table-cell office:value-type="float" office:value="-1.240196">
            <text:p>-1.240196</text:p>
          </table:table-cell>
          <table:table-cell table:formula="of:=[.I241]-[.$I$2]" office:value-type="float" office:value="-1.25935">
            <text:p>-1.25935</text:p>
          </table:table-cell>
          <table:table-cell table:formula="of:=AVERAGE([.J237:.J241])" office:value-type="float" office:value="-0.4118028">
            <text:p>-0.4118028</text:p>
          </table:table-cell>
          <table:table-cell table:formula="of:=AVERAGE([.J233:.J241])" office:value-type="float" office:value="-0.443725666666667">
            <text:p>-0.4437256667</text:p>
          </table:table-cell>
          <table:table-cell office:value-type="float" office:value="100">
            <text:p>100</text:p>
          </table:table-cell>
          <table:table-cell office:value-type="float" office:value="-0.109614">
            <text:p>-0.109614</text:p>
          </table:table-cell>
          <table:table-cell office:value-type="float" office:value="-0.113513">
            <text:p>-0.113513</text:p>
          </table:table-cell>
          <table:table-cell table:formula="of:=[.O241]-0.021583" office:value-type="float" office:value="-0.135096">
            <text:p>-0.135096</text:p>
          </table:table-cell>
          <table:table-cell office:value-type="float" office:value="3.557281">
            <text:p>3.557281</text:p>
          </table:table-cell>
          <table:table-cell office:value-type="float" office:value="-86">
            <text:p>-86</text:p>
          </table:table-cell>
          <table:table-cell office:value-type="float" office:value="-1052">
            <text:p>-1052</text:p>
          </table:table-cell>
          <table:table-cell office:value-type="float" office:value="-7555">
            <text:p>-7555</text:p>
          </table:table-cell>
          <table:table-cell office:value-type="float" office:value="9451">
            <text:p>9451</text:p>
          </table:table-cell>
          <table:table-cell office:value-type="float" office:value="12887.939453">
            <text:p>12887.939453</text:p>
          </table:table-cell>
          <table:table-cell office:value-type="float" office:value="-4.079842">
            <text:p>-4.079842</text:p>
          </table:table-cell>
          <table:table-cell office:value-type="float" office:value="-3.603427">
            <text:p>-3.603427</text:p>
          </table:table-cell>
          <table:table-cell office:value-type="float" office:value="11.677278">
            <text:p>11.677278</text:p>
          </table:table-cell>
        </table:table-row>
        <table:table-row table:style-name="ro1">
          <table:table-cell office:value-type="float" office:value="62194">
            <text:p>62194</text:p>
          </table:table-cell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2199.276855">
            <text:p>2199.276855</text:p>
          </table:table-cell>
          <table:table-cell office:value-type="float" office:value="-0.028205">
            <text:p>-0.028205</text:p>
          </table:table-cell>
          <table:table-cell office:value-type="float" office:value="-0.02705">
            <text:p>-0.02705</text:p>
          </table:table-cell>
          <table:table-cell office:value-type="float" office:value="4.095668">
            <text:p>4.095668</text:p>
          </table:table-cell>
          <table:table-cell office:value-type="float" office:value="-0.01514">
            <text:p>-0.01514</text:p>
          </table:table-cell>
          <table:table-cell office:value-type="float" office:value="-0.205901">
            <text:p>-0.205901</text:p>
          </table:table-cell>
          <table:table-cell table:formula="of:=[.I242]-[.$I$2]" office:value-type="float" office:value="-0.225055">
            <text:p>-0.225055</text:p>
          </table:table-cell>
          <table:table-cell table:formula="of:=AVERAGE([.J238:.J242])" office:value-type="float" office:value="-0.3289634">
            <text:p>-0.3289634</text:p>
          </table:table-cell>
          <table:table-cell table:formula="of:=AVERAGE([.J234:.J242])" office:value-type="float" office:value="-0.408876666666667">
            <text:p>-0.4088766667</text:p>
          </table:table-cell>
          <table:table-cell office:value-type="float" office:value="1459.957642">
            <text:p>1459.957642</text:p>
          </table:table-cell>
          <table:table-cell office:value-type="float" office:value="-0.109748">
            <text:p>-0.109748</text:p>
          </table:table-cell>
          <table:table-cell office:value-type="float" office:value="-0.105253">
            <text:p>-0.105253</text:p>
          </table:table-cell>
          <table:table-cell table:formula="of:=[.O242]-0.021583" office:value-type="float" office:value="-0.126836">
            <text:p>-0.126836</text:p>
          </table:table-cell>
          <table:table-cell office:value-type="float" office:value="4.095669">
            <text:p>4.095669</text:p>
          </table:table-cell>
          <table:table-cell office:value-type="float" office:value="-98">
            <text:p>-98</text:p>
          </table:table-cell>
          <table:table-cell office:value-type="float" office:value="-1036">
            <text:p>-1036</text:p>
          </table:table-cell>
          <table:table-cell office:value-type="float" office:value="-7967">
            <text:p>-7967</text:p>
          </table:table-cell>
          <table:table-cell office:value-type="float" office:value="9656">
            <text:p>9656</text:p>
          </table:table-cell>
          <table:table-cell office:value-type="float" office:value="13275.542969">
            <text:p>13275.542969</text:p>
          </table:table-cell>
          <table:table-cell office:value-type="float" office:value="-4.108047">
            <text:p>-4.108047</text:p>
          </table:table-cell>
          <table:table-cell office:value-type="float" office:value="-3.630477">
            <text:p>-3.630477</text:p>
          </table:table-cell>
          <table:table-cell office:value-type="float" office:value="11.625217">
            <text:p>11.625217</text:p>
          </table:table-cell>
        </table:table-row>
        <table:table-row table:style-name="ro1">
          <table:table-cell office:value-type="float" office:value="62451">
            <text:p>62451</text:p>
          </table:table-cell>
          <table:table-cell office:value-type="float" office:value="20">
            <text:p>20</text:p>
          </table:table-cell>
          <table:table-cell office:value-type="float" office:value="469">
            <text:p>469</text:p>
          </table:table-cell>
          <table:table-cell office:value-type="float" office:value="2242.763916">
            <text:p>2242.763916</text:p>
          </table:table-cell>
          <table:table-cell office:value-type="float" office:value="-0.03">
            <text:p>-0.03</text:p>
          </table:table-cell>
          <table:table-cell office:value-type="float" office:value="-0.027769">
            <text:p>-0.027769</text:p>
          </table:table-cell>
          <table:table-cell office:value-type="float" office:value="7.436704">
            <text:p>7.436704</text:p>
          </table:table-cell>
          <table:table-cell office:value-type="float" office:value="0">
            <text:p>0</text:p>
          </table:table-cell>
          <table:table-cell office:value-type="float" office:value="-0.131681">
            <text:p>-0.131681</text:p>
          </table:table-cell>
          <table:table-cell table:formula="of:=[.I243]-[.$I$2]" office:value-type="float" office:value="-0.150835">
            <text:p>-0.150835</text:p>
          </table:table-cell>
          <table:table-cell table:formula="of:=AVERAGE([.J239:.J243])" office:value-type="float" office:value="-0.2719814">
            <text:p>-0.2719814</text:p>
          </table:table-cell>
          <table:table-cell table:formula="of:=AVERAGE([.J235:.J243])" office:value-type="float" office:value="-0.350883777777778">
            <text:p>-0.3508837778</text:p>
          </table:table-cell>
          <table:table-cell office:value-type="float" office:value="100">
            <text:p>100</text:p>
          </table:table-cell>
          <table:table-cell office:value-type="float" office:value="-0.116732">
            <text:p>-0.116732</text:p>
          </table:table-cell>
          <table:table-cell office:value-type="float" office:value="-0.108051">
            <text:p>-0.108051</text:p>
          </table:table-cell>
          <table:table-cell table:formula="of:=[.O243]-0.021583" office:value-type="float" office:value="-0.129634">
            <text:p>-0.129634</text:p>
          </table:table-cell>
          <table:table-cell office:value-type="float" office:value="7.43671">
            <text:p>7.43671</text:p>
          </table:table-cell>
          <table:table-cell office:value-type="float" office:value="-109">
            <text:p>-109</text:p>
          </table:table-cell>
          <table:table-cell office:value-type="float" office:value="-1020">
            <text:p>-1020</text:p>
          </table:table-cell>
          <table:table-cell office:value-type="float" office:value="-8381">
            <text:p>-8381</text:p>
          </table:table-cell>
          <table:table-cell office:value-type="float" office:value="9876">
            <text:p>9876</text:p>
          </table:table-cell>
          <table:table-cell office:value-type="float" office:value="13680.234375">
            <text:p>13680.234375</text:p>
          </table:table-cell>
          <table:table-cell office:value-type="float" office:value="-4.138047">
            <text:p>-4.138047</text:p>
          </table:table-cell>
          <table:table-cell office:value-type="float" office:value="-3.658246">
            <text:p>-3.658246</text:p>
          </table:table-cell>
          <table:table-cell office:value-type="float" office:value="11.594853">
            <text:p>11.594853</text:p>
          </table:table-cell>
        </table:table-row>
        <table:table-row table:style-name="ro1">
          <table:table-cell office:value-type="float" office:value="62708">
            <text:p>62708</text:p>
          </table:table-cell>
          <table:table-cell office:value-type="float" office:value="20">
            <text:p>20</text:p>
          </table:table-cell>
          <table:table-cell office:value-type="float" office:value="475">
            <text:p>475</text:p>
          </table:table-cell>
          <table:table-cell office:value-type="float" office:value="2272.809814">
            <text:p>2272.809814</text:p>
          </table:table-cell>
          <table:table-cell office:value-type="float" office:value="-0.025">
            <text:p>-0.025</text:p>
          </table:table-cell>
          <table:table-cell office:value-type="float" office:value="-0.030063">
            <text:p>-0.030063</text:p>
          </table:table-cell>
          <table:table-cell office:value-type="float" office:value="20.252384">
            <text:p>20.252384</text:p>
          </table:table-cell>
          <table:table-cell office:value-type="float" office:value="0">
            <text:p>0</text:p>
          </table:table-cell>
          <table:table-cell office:value-type="float" office:value="-0.09098">
            <text:p>-0.09098</text:p>
          </table:table-cell>
          <table:table-cell table:formula="of:=[.I244]-[.$I$2]" office:value-type="float" office:value="-0.110134">
            <text:p>-0.110134</text:p>
          </table:table-cell>
          <table:table-cell table:formula="of:=AVERAGE([.J240:.J244])" office:value-type="float" office:value="-0.3222598">
            <text:p>-0.3222598</text:p>
          </table:table-cell>
          <table:table-cell table:formula="of:=AVERAGE([.J236:.J244])" office:value-type="float" office:value="-0.405950444444444">
            <text:p>-0.4059504444</text:p>
          </table:table-cell>
          <table:table-cell office:value-type="float" office:value="100">
            <text:p>100</text:p>
          </table:table-cell>
          <table:table-cell office:value-type="float" office:value="-0.097276">
            <text:p>-0.097276</text:p>
          </table:table-cell>
          <table:table-cell office:value-type="float" office:value="-0.116977">
            <text:p>-0.116977</text:p>
          </table:table-cell>
          <table:table-cell table:formula="of:=[.O244]-0.021583" office:value-type="float" office:value="-0.13856">
            <text:p>-0.13856</text:p>
          </table:table-cell>
          <table:table-cell office:value-type="float" office:value="20.252388">
            <text:p>20.252388</text:p>
          </table:table-cell>
          <table:table-cell office:value-type="float" office:value="-120">
            <text:p>-120</text:p>
          </table:table-cell>
          <table:table-cell office:value-type="float" office:value="-1003">
            <text:p>-1003</text:p>
          </table:table-cell>
          <table:table-cell office:value-type="float" office:value="-8794">
            <text:p>-8794</text:p>
          </table:table-cell>
          <table:table-cell office:value-type="float" office:value="10110">
            <text:p>10110</text:p>
          </table:table-cell>
          <table:table-cell office:value-type="float" office:value="14097.412109">
            <text:p>14097.412109</text:p>
          </table:table-cell>
          <table:table-cell office:value-type="float" office:value="-4.163047">
            <text:p>-4.163047</text:p>
          </table:table-cell>
          <table:table-cell office:value-type="float" office:value="-3.688309">
            <text:p>-3.688309</text:p>
          </table:table-cell>
          <table:table-cell office:value-type="float" office:value="11.403605">
            <text:p>11.403605</text:p>
          </table:table-cell>
        </table:table-row>
        <table:table-row table:style-name="ro1">
          <table:table-cell office:value-type="float" office:value="62965">
            <text:p>62965</text:p>
          </table:table-cell>
          <table:table-cell office:value-type="float" office:value="5">
            <text:p>5</text:p>
          </table:table-cell>
          <table:table-cell office:value-type="float" office:value="484">
            <text:p>484</text:p>
          </table:table-cell>
          <table:table-cell office:value-type="float" office:value="9574.674805">
            <text:p>9574.674805</text:p>
          </table:table-cell>
          <table:table-cell office:value-type="float" office:value="-0.005">
            <text:p>-0.005</text:p>
          </table:table-cell>
          <table:table-cell office:value-type="float" office:value="0.007875">
            <text:p>0.007875</text:p>
          </table:table-cell>
          <table:table-cell office:value-type="float" office:value="257.505951">
            <text:p>257.505951</text:p>
          </table:table-cell>
          <table:table-cell office:value-type="float" office:value="-0.227104">
            <text:p>-0.227104</text:p>
          </table:table-cell>
          <table:table-cell office:value-type="float" office:value="-0.138864">
            <text:p>-0.138864</text:p>
          </table:table-cell>
          <table:table-cell table:formula="of:=[.I245]-[.$I$2]" office:value-type="float" office:value="-0.158018">
            <text:p>-0.158018</text:p>
          </table:table-cell>
          <table:table-cell table:formula="of:=AVERAGE([.J241:.J245])" office:value-type="float" office:value="-0.3806784">
            <text:p>-0.3806784</text:p>
          </table:table-cell>
          <table:table-cell table:formula="of:=AVERAGE([.J237:.J245])" office:value-type="float" office:value="-0.300339555555556">
            <text:p>-0.3003395556</text:p>
          </table:table-cell>
          <table:table-cell office:value-type="float" office:value="161.145386">
            <text:p>161.145386</text:p>
          </table:table-cell>
          <table:table-cell office:value-type="float" office:value="-0.019455">
            <text:p>-0.019455</text:p>
          </table:table-cell>
          <table:table-cell office:value-type="float" office:value="0.030643">
            <text:p>0.030643</text:p>
          </table:table-cell>
          <table:table-cell table:formula="of:=[.O245]-0.021583" office:value-type="float" office:value="0.00906">
            <text:p>0.00906</text:p>
          </table:table-cell>
          <table:table-cell office:value-type="float" office:value="257.505981">
            <text:p>257.505981</text:p>
          </table:table-cell>
          <table:table-cell office:value-type="float" office:value="-123">
            <text:p>-123</text:p>
          </table:table-cell>
          <table:table-cell office:value-type="float" office:value="-999">
            <text:p>-999</text:p>
          </table:table-cell>
          <table:table-cell office:value-type="float" office:value="-9207">
            <text:p>-9207</text:p>
          </table:table-cell>
          <table:table-cell office:value-type="float" office:value="10361">
            <text:p>10361</text:p>
          </table:table-cell>
          <table:table-cell office:value-type="float" office:value="14545.399414">
            <text:p>14545.399414</text:p>
          </table:table-cell>
          <table:table-cell office:value-type="float" office:value="-4.168047">
            <text:p>-4.168047</text:p>
          </table:table-cell>
          <table:table-cell office:value-type="float" office:value="-3.680434">
            <text:p>-3.680434</text:p>
          </table:table-cell>
          <table:table-cell office:value-type="float" office:value="11.69883">
            <text:p>11.69883</text:p>
          </table:table-cell>
        </table:table-row>
        <table:table-row table:style-name="ro1">
          <table:table-cell office:value-type="float" office:value="63222">
            <text:p>63222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office:value-type="float" office:value="48652.894531">
            <text:p>48652.894531</text:p>
          </table:table-cell>
          <table:table-cell office:value-type="float" office:value="0.005">
            <text:p>0.005</text:p>
          </table:table-cell>
          <table:table-cell office:value-type="float" office:value="0.005752">
            <text:p>0.005752</text:p>
          </table:table-cell>
          <table:table-cell office:value-type="float" office:value="15.047834">
            <text:p>15.047834</text:p>
          </table:table-cell>
          <table:table-cell office:value-type="float" office:value="-0.060561">
            <text:p>-0.060561</text:p>
          </table:table-cell>
          <table:table-cell office:value-type="float" office:value="-0.057461">
            <text:p>-0.057461</text:p>
          </table:table-cell>
          <table:table-cell table:formula="of:=[.I246]-[.$I$2]" office:value-type="float" office:value="-0.076615">
            <text:p>-0.076615</text:p>
          </table:table-cell>
          <table:table-cell table:formula="of:=AVERAGE([.J242:.J246])" office:value-type="float" office:value="-0.1441314">
            <text:p>-0.1441314</text:p>
          </table:table-cell>
          <table:table-cell table:formula="of:=AVERAGE([.J238:.J246])" office:value-type="float" office:value="-0.237824333333333">
            <text:p>-0.2378243333</text:p>
          </table:table-cell>
          <table:table-cell office:value-type="float" office:value="194.880753">
            <text:p>194.880753</text:p>
          </table:table-cell>
          <table:table-cell office:value-type="float" office:value="0.019455">
            <text:p>0.019455</text:p>
          </table:table-cell>
          <table:table-cell office:value-type="float" office:value="0.022383">
            <text:p>0.022383</text:p>
          </table:table-cell>
          <table:table-cell table:formula="of:=[.O246]-0.021583" office:value-type="float" office:value="0.000800000000000002">
            <text:p>0.0008</text:p>
          </table:table-cell>
          <table:table-cell office:value-type="float" office:value="15.047842">
            <text:p>15.047842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-9625">
            <text:p>-9625</text:p>
          </table:table-cell>
          <table:table-cell office:value-type="float" office:value="10611">
            <text:p>10611</text:p>
          </table:table-cell>
          <table:table-cell office:value-type="float" office:value="15001.262695">
            <text:p>15001.262695</text:p>
          </table:table-cell>
          <table:table-cell office:value-type="float" office:value="-4.163047">
            <text:p>-4.163047</text:p>
          </table:table-cell>
          <table:table-cell office:value-type="float" office:value="-3.674682">
            <text:p>-3.674682</text:p>
          </table:table-cell>
          <table:table-cell office:value-type="float" office:value="11.730949">
            <text:p>11.730949</text:p>
          </table:table-cell>
        </table:table-row>
        <table:table-row table:style-name="ro1">
          <table:table-cell office:value-type="float" office:value="63479">
            <text:p>63479</text:p>
          </table:table-cell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1">
            <text:p>0.00541</text:p>
          </table:table-cell>
          <table:table-cell office:value-type="float" office:value="100">
            <text:p>100</text:p>
          </table:table-cell>
          <table:table-cell office:value-type="float" office:value="-0.01514">
            <text:p>-0.01514</text:p>
          </table:table-cell>
          <table:table-cell office:value-type="float" office:value="-0.098162">
            <text:p>-0.098162</text:p>
          </table:table-cell>
          <table:table-cell table:formula="of:=[.I247]-[.$I$2]" office:value-type="float" office:value="-0.117316">
            <text:p>-0.117316</text:p>
          </table:table-cell>
          <table:table-cell table:formula="of:=AVERAGE([.J243:.J247])" office:value-type="float" office:value="-0.1225836">
            <text:p>-0.1225836</text:p>
          </table:table-cell>
          <table:table-cell table:formula="of:=AVERAGE([.J239:.J247])" office:value-type="float" office:value="-0.202443333333333">
            <text:p>-0.2024433333</text:p>
          </table:table-cell>
          <table:table-cell office:value-type="float" office:value="748.351929">
            <text:p>748.351929</text:p>
          </table:table-cell>
          <table:table-cell office:value-type="float" office:value="0">
            <text:p>0</text:p>
          </table:table-cell>
          <table:table-cell office:value-type="float" office:value="0.021051">
            <text:p>0.021051</text:p>
          </table:table-cell>
          <table:table-cell table:formula="of:=[.O247]-0.021583" office:value-type="float" office:value="-0.000531999999999998">
            <text:p>-0.000532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-10050">
            <text:p>-10050</text:p>
          </table:table-cell>
          <table:table-cell office:value-type="float" office:value="10862">
            <text:p>10862</text:p>
          </table:table-cell>
          <table:table-cell office:value-type="float" office:value="15465.609375">
            <text:p>15465.609375</text:p>
          </table:table-cell>
          <table:table-cell office:value-type="float" office:value="-4.163047">
            <text:p>-4.163047</text:p>
          </table:table-cell>
          <table:table-cell office:value-type="float" office:value="-3.669272">
            <text:p>-3.669272</text:p>
          </table:table-cell>
          <table:table-cell office:value-type="float" office:value="11.860902">
            <text:p>11.860902</text:p>
          </table:table-cell>
        </table:table-row>
        <table:table-row table:style-name="ro1">
          <table:table-cell office:value-type="float" office:value="63736">
            <text:p>63736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81403">
            <text:p>-0.081403</text:p>
          </table:table-cell>
          <table:table-cell table:formula="of:=[.I248]-[.$I$2]" office:value-type="float" office:value="-0.100557">
            <text:p>-0.100557</text:p>
          </table:table-cell>
          <table:table-cell table:formula="of:=AVERAGE([.J244:.J248])" office:value-type="float" office:value="-0.112528">
            <text:p>-0.112528</text:p>
          </table:table-cell>
          <table:table-cell table:formula="of:=AVERAGE([.J240:.J248])" office:value-type="float" office:value="-0.229311666666667">
            <text:p>-0.229311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[.O248]-0.021583" office:value-type="float" office:value="0.000400000000000001">
            <text:p>0.0004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-10481">
            <text:p>-10481</text:p>
          </table:table-cell>
          <table:table-cell office:value-type="float" office:value="11113">
            <text:p>11113</text:p>
          </table:table-cell>
          <table:table-cell office:value-type="float" office:value="15935.613281">
            <text:p>15935.613281</text:p>
          </table:table-cell>
          <table:table-cell office:value-type="float" office:value="-4.163047">
            <text:p>-4.163047</text:p>
          </table:table-cell>
          <table:table-cell office:value-type="float" office:value="-3.663622">
            <text:p>-3.663622</text:p>
          </table:table-cell>
          <table:table-cell office:value-type="float" office:value="11.996609">
            <text:p>11.996609</text:p>
          </table:table-cell>
        </table:table-row>
        <table:table-row table:style-name="ro1">
          <table:table-cell office:value-type="float" office:value="63993">
            <text:p>63993</text:p>
          </table:table-cell>
          <table:table-cell office:value-type="float" office:value="0">
            <text:p>0</text:p>
          </table:table-cell>
          <table:table-cell office:value-type="float" office:value="502">
            <text:p>5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7">
            <text:p>0.005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5913">
            <text:p>-0.035913</text:p>
          </table:table-cell>
          <table:table-cell table:formula="of:=[.I249]-[.$I$2]" office:value-type="float" office:value="-0.055067">
            <text:p>-0.055067</text:p>
          </table:table-cell>
          <table:table-cell table:formula="of:=AVERAGE([.J245:.J249])" office:value-type="float" office:value="-0.1015146">
            <text:p>-0.1015146</text:p>
          </table:table-cell>
          <table:table-cell table:formula="of:=AVERAGE([.J241:.J249])" office:value-type="float" office:value="-0.250327444444444">
            <text:p>-0.250327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118">
            <text:p>0.020118</text:p>
          </table:table-cell>
          <table:table-cell table:formula="of:=[.O249]-0.021583" office:value-type="float" office:value="-0.001465">
            <text:p>-0.001465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-10916">
            <text:p>-10916</text:p>
          </table:table-cell>
          <table:table-cell office:value-type="float" office:value="11363">
            <text:p>11363</text:p>
          </table:table-cell>
          <table:table-cell office:value-type="float" office:value="16409.191406">
            <text:p>16409.191406</text:p>
          </table:table-cell>
          <table:table-cell office:value-type="float" office:value="-4.163047">
            <text:p>-4.163047</text:p>
          </table:table-cell>
          <table:table-cell office:value-type="float" office:value="-3.658452">
            <text:p>-3.658452</text:p>
          </table:table-cell>
          <table:table-cell office:value-type="float" office:value="12.120806">
            <text:p>12.120806</text:p>
          </table:table-cell>
        </table:table-row>
        <table:table-row table:style-name="ro1">
          <table:table-cell office:value-type="float" office:value="64250">
            <text:p>64250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49427.753906">
            <text:p>49427.753906</text:p>
          </table:table-cell>
          <table:table-cell office:value-type="float" office:value="-0.005">
            <text:p>-0.005</text:p>
          </table:table-cell>
          <table:table-cell office:value-type="float" office:value="-0.007054">
            <text:p>-0.007054</text:p>
          </table:table-cell>
          <table:table-cell office:value-type="float" office:value="41.070572">
            <text:p>41.070572</text:p>
          </table:table-cell>
          <table:table-cell office:value-type="float" office:value="0.01514">
            <text:p>0.01514</text:p>
          </table:table-cell>
          <table:table-cell office:value-type="float" office:value="0.098162">
            <text:p>0.098162</text:p>
          </table:table-cell>
          <table:table-cell table:formula="of:=[.I250]-[.$I$2]" office:value-type="float" office:value="0.079008">
            <text:p>0.079008</text:p>
          </table:table-cell>
          <table:table-cell table:formula="of:=AVERAGE([.J246:.J250])" office:value-type="float" office:value="-0.0541094">
            <text:p>-0.0541094</text:p>
          </table:table-cell>
          <table:table-cell table:formula="of:=AVERAGE([.J242:.J250])" office:value-type="float" office:value="-0.101621">
            <text:p>-0.101621</text:p>
          </table:table-cell>
          <table:table-cell office:value-type="float" office:value="748.351929">
            <text:p>748.351929</text:p>
          </table:table-cell>
          <table:table-cell office:value-type="float" office:value="-0.019455">
            <text:p>-0.019455</text:p>
          </table:table-cell>
          <table:table-cell office:value-type="float" office:value="-0.027446">
            <text:p>-0.027446</text:p>
          </table:table-cell>
          <table:table-cell table:formula="of:=[.O250]-0.021583" office:value-type="float" office:value="-0.049029">
            <text:p>-0.049029</text:p>
          </table:table-cell>
          <table:table-cell office:value-type="float" office:value="41.070568">
            <text:p>41.070568</text:p>
          </table:table-cell>
          <table:table-cell office:value-type="float" office:value="-125">
            <text:p>-125</text:p>
          </table:table-cell>
          <table:table-cell office:value-type="float" office:value="-997">
            <text:p>-997</text:p>
          </table:table-cell>
          <table:table-cell office:value-type="float" office:value="-11347">
            <text:p>-11347</text:p>
          </table:table-cell>
          <table:table-cell office:value-type="float" office:value="11608">
            <text:p>11608</text:p>
          </table:table-cell>
          <table:table-cell office:value-type="float" office:value="16876.591797">
            <text:p>16876.591797</text:p>
          </table:table-cell>
          <table:table-cell office:value-type="float" office:value="-4.168047">
            <text:p>-4.168047</text:p>
          </table:table-cell>
          <table:table-cell office:value-type="float" office:value="-3.665506">
            <text:p>-3.665506</text:p>
          </table:table-cell>
          <table:table-cell office:value-type="float" office:value="12.056997">
            <text:p>12.056997</text:p>
          </table:table-cell>
        </table:table-row>
        <table:table-row table:style-name="ro1">
          <table:table-cell office:value-type="float" office:value="64507">
            <text:p>64507</text:p>
          </table:table-cell>
          <table:table-cell office:value-type="float" office:value="4">
            <text:p>4</text:p>
          </table:table-cell>
          <table:table-cell office:value-type="float" office:value="501">
            <text:p>501</text:p>
          </table:table-cell>
          <table:table-cell office:value-type="float" office:value="12432.166992">
            <text:p>12432.166992</text:p>
          </table:table-cell>
          <table:table-cell office:value-type="float" office:value="-0.02">
            <text:p>-0.02</text:p>
          </table:table-cell>
          <table:table-cell office:value-type="float" office:value="-0.037254">
            <text:p>-0.037254</text:p>
          </table:table-cell>
          <table:table-cell office:value-type="float" office:value="86.267929">
            <text:p>86.267929</text:p>
          </table:table-cell>
          <table:table-cell office:value-type="float" office:value="0.045421">
            <text:p>0.045421</text:p>
          </table:table-cell>
          <table:table-cell office:value-type="float" office:value="-0.09098">
            <text:p>-0.09098</text:p>
          </table:table-cell>
          <table:table-cell table:formula="of:=[.I251]-[.$I$2]" office:value-type="float" office:value="-0.110134">
            <text:p>-0.110134</text:p>
          </table:table-cell>
          <table:table-cell table:formula="of:=AVERAGE([.J247:.J251])" office:value-type="float" office:value="-0.0608132">
            <text:p>-0.0608132</text:p>
          </table:table-cell>
          <table:table-cell table:formula="of:=AVERAGE([.J243:.J251])" office:value-type="float" office:value="-0.088852">
            <text:p>-0.088852</text:p>
          </table:table-cell>
          <table:table-cell office:value-type="float" office:value="100.303825">
            <text:p>100.303825</text:p>
          </table:table-cell>
          <table:table-cell office:value-type="float" office:value="-0.077821">
            <text:p>-0.077821</text:p>
          </table:table-cell>
          <table:table-cell office:value-type="float" office:value="-0.144956">
            <text:p>-0.144956</text:p>
          </table:table-cell>
          <table:table-cell table:formula="of:=[.O251]-0.021583" office:value-type="float" office:value="-0.166539">
            <text:p>-0.166539</text:p>
          </table:table-cell>
          <table:table-cell office:value-type="float" office:value="86.267944">
            <text:p>86.267944</text:p>
          </table:table-cell>
          <table:table-cell office:value-type="float" office:value="-127">
            <text:p>-127</text:p>
          </table:table-cell>
          <table:table-cell office:value-type="float" office:value="-994">
            <text:p>-994</text:p>
          </table:table-cell>
          <table:table-cell office:value-type="float" office:value="-11781">
            <text:p>-11781</text:p>
          </table:table-cell>
          <table:table-cell office:value-type="float" office:value="11859">
            <text:p>11859</text:p>
          </table:table-cell>
          <table:table-cell office:value-type="float" office:value="17349.792969">
            <text:p>17349.792969</text:p>
          </table:table-cell>
          <table:table-cell office:value-type="float" office:value="-4.188047">
            <text:p>-4.188047</text:p>
          </table:table-cell>
          <table:table-cell office:value-type="float" office:value="-3.702759">
            <text:p>-3.702759</text:p>
          </table:table-cell>
          <table:table-cell office:value-type="float" office:value="11.587445">
            <text:p>11.587445</text:p>
          </table:table-cell>
        </table:table-row>
        <table:table-row table:style-name="ro1">
          <table:table-cell office:value-type="float" office:value="64764">
            <text:p>64764</text:p>
          </table:table-cell>
          <table:table-cell office:value-type="float" office:value="11">
            <text:p>11</text:p>
          </table:table-cell>
          <table:table-cell office:value-type="float" office:value="487">
            <text:p>487</text:p>
          </table:table-cell>
          <table:table-cell office:value-type="float" office:value="4324.893555">
            <text:p>4324.893555</text:p>
          </table:table-cell>
          <table:table-cell office:value-type="float" office:value="-0.055">
            <text:p>-0.055</text:p>
          </table:table-cell>
          <table:table-cell office:value-type="float" office:value="-0.112548">
            <text:p>-0.112548</text:p>
          </table:table-cell>
          <table:table-cell office:value-type="float" office:value="104.633263">
            <text:p>104.633263</text:p>
          </table:table-cell>
          <table:table-cell office:value-type="float" office:value="0.105982">
            <text:p>0.105982</text:p>
          </table:table-cell>
          <table:table-cell office:value-type="float" office:value="0.220267">
            <text:p>0.220267</text:p>
          </table:table-cell>
          <table:table-cell table:formula="of:=[.I252]-[.$I$2]" office:value-type="float" office:value="0.201113">
            <text:p>0.201113</text:p>
          </table:table-cell>
          <table:table-cell table:formula="of:=AVERAGE([.J248:.J252])" office:value-type="float" office:value="0.0028726">
            <text:p>0.0028726</text:p>
          </table:table-cell>
          <table:table-cell table:formula="of:=AVERAGE([.J244:.J252])" office:value-type="float" office:value="-0.0497466666666667">
            <text:p>-0.0497466667</text:p>
          </table:table-cell>
          <table:table-cell office:value-type="float" office:value="307.834106">
            <text:p>307.834106</text:p>
          </table:table-cell>
          <table:table-cell office:value-type="float" office:value="-0.214008">
            <text:p>-0.214008</text:p>
          </table:table-cell>
          <table:table-cell office:value-type="float" office:value="-0.437931">
            <text:p>-0.437931</text:p>
          </table:table-cell>
          <table:table-cell table:formula="of:=[.O252]-0.021583" office:value-type="float" office:value="-0.459514">
            <text:p>-0.459514</text:p>
          </table:table-cell>
          <table:table-cell office:value-type="float" office:value="104.633263">
            <text:p>104.633263</text:p>
          </table:table-cell>
          <table:table-cell office:value-type="float" office:value="-133">
            <text:p>-133</text:p>
          </table:table-cell>
          <table:table-cell office:value-type="float" office:value="-984">
            <text:p>-984</text:p>
          </table:table-cell>
          <table:table-cell office:value-type="float" office:value="-12193">
            <text:p>-12193</text:p>
          </table:table-cell>
          <table:table-cell office:value-type="float" office:value="12118">
            <text:p>12118</text:p>
          </table:table-cell>
          <table:table-cell office:value-type="float" office:value="17807.470703">
            <text:p>17807.470703</text:p>
          </table:table-cell>
          <table:table-cell office:value-type="float" office:value="-4.243047">
            <text:p>-4.243047</text:p>
          </table:table-cell>
          <table:table-cell office:value-type="float" office:value="-3.815308">
            <text:p>-3.815308</text:p>
          </table:table-cell>
          <table:table-cell office:value-type="float" office:value="10.080943">
            <text:p>10.080943</text:p>
          </table:table-cell>
        </table:table-row>
        <table:table-row table:style-name="ro1">
          <table:table-cell office:value-type="float" office:value="65021">
            <text:p>65021</text:p>
          </table:table-cell>
          <table:table-cell office:value-type="float" office:value="3">
            <text:p>3</text:p>
          </table:table-cell>
          <table:table-cell office:value-type="float" office:value="468">
            <text:p>468</text:p>
          </table:table-cell>
          <table:table-cell office:value-type="float" office:value="15497.341797">
            <text:p>15497.341797</text:p>
          </table:table-cell>
          <table:table-cell office:value-type="float" office:value="-0.115">
            <text:p>-0.115</text:p>
          </table:table-cell>
          <table:table-cell office:value-type="float" office:value="-0.160656">
            <text:p>-0.160656</text:p>
          </table:table-cell>
          <table:table-cell office:value-type="float" office:value="39.700951">
            <text:p>39.700951</text:p>
          </table:table-cell>
          <table:table-cell office:value-type="float" office:value="-0.121122">
            <text:p>-0.121122</text:p>
          </table:table-cell>
          <table:table-cell office:value-type="float" office:value="0.28491">
            <text:p>0.28491</text:p>
          </table:table-cell>
          <table:table-cell table:formula="of:=[.I253]-[.$I$2]" office:value-type="float" office:value="0.265756">
            <text:p>0.265756</text:p>
          </table:table-cell>
          <table:table-cell table:formula="of:=AVERAGE([.J249:.J253])" office:value-type="float" office:value="0.0761352">
            <text:p>0.0761352</text:p>
          </table:table-cell>
          <table:table-cell table:formula="of:=AVERAGE([.J245:.J253])" office:value-type="float" office:value="-0.00798111111111111">
            <text:p>-0.0079811111</text:p>
          </table:table-cell>
          <table:table-cell office:value-type="float" office:value="135.225296">
            <text:p>135.225296</text:p>
          </table:table-cell>
          <table:table-cell office:value-type="float" office:value="-0.447471">
            <text:p>-0.447471</text:p>
          </table:table-cell>
          <table:table-cell office:value-type="float" office:value="-0.625121">
            <text:p>-0.625121</text:p>
          </table:table-cell>
          <table:table-cell table:formula="of:=[.O253]-0.021583" office:value-type="float" office:value="-0.646704">
            <text:p>-0.646704</text:p>
          </table:table-cell>
          <table:table-cell office:value-type="float" office:value="39.700954">
            <text:p>39.700954</text:p>
          </table:table-cell>
          <table:table-cell office:value-type="float" office:value="-134">
            <text:p>-134</text:p>
          </table:table-cell>
          <table:table-cell office:value-type="float" office:value="-981">
            <text:p>-981</text:p>
          </table:table-cell>
          <table:table-cell office:value-type="float" office:value="-12559">
            <text:p>-12559</text:p>
          </table:table-cell>
          <table:table-cell office:value-type="float" office:value="12410">
            <text:p>12410</text:p>
          </table:table-cell>
          <table:table-cell office:value-type="float" office:value="18267.443359">
            <text:p>18267.443359</text:p>
          </table:table-cell>
          <table:table-cell office:value-type="float" office:value="-4.358047">
            <text:p>-4.358047</text:p>
          </table:table-cell>
          <table:table-cell office:value-type="float" office:value="-3.975964">
            <text:p>-3.975964</text:p>
          </table:table-cell>
          <table:table-cell office:value-type="float" office:value="8.767299">
            <text:p>8.767299</text:p>
          </table:table-cell>
        </table:table-row>
        <table:table-row table:style-name="ro1">
          <table:table-cell office:value-type="float" office:value="65278">
            <text:p>65278</text:p>
          </table:table-cell>
          <table:table-cell office:value-type="float" office:value="-6">
            <text:p>-6</text:p>
          </table:table-cell>
          <table:table-cell office:value-type="float" office:value="465">
            <text:p>465</text:p>
          </table:table-cell>
          <table:table-cell office:value-type="float" office:value="7853.865723">
            <text:p>7853.865723</text:p>
          </table:table-cell>
          <table:table-cell office:value-type="float" office:value="-0.126923">
            <text:p>-0.126923</text:p>
          </table:table-cell>
          <table:table-cell office:value-type="float" office:value="-0.150898">
            <text:p>-0.150898</text:p>
          </table:table-cell>
          <table:table-cell office:value-type="float" office:value="18.888994">
            <text:p>18.888994</text:p>
          </table:table-cell>
          <table:table-cell office:value-type="float" office:value="-0.136262">
            <text:p>-0.136262</text:p>
          </table:table-cell>
          <table:table-cell office:value-type="float" office:value="0.040701">
            <text:p>0.040701</text:p>
          </table:table-cell>
          <table:table-cell table:formula="of:=[.I254]-[.$I$2]" office:value-type="float" office:value="0.021547">
            <text:p>0.021547</text:p>
          </table:table-cell>
          <table:table-cell table:formula="of:=AVERAGE([.J250:.J254])" office:value-type="float" office:value="0.091458">
            <text:p>0.091458</text:p>
          </table:table-cell>
          <table:table-cell table:formula="of:=AVERAGE([.J246:.J254])" office:value-type="float" office:value="0.0119705555555556">
            <text:p>0.0119705556</text:p>
          </table:table-cell>
          <table:table-cell office:value-type="float" office:value="70.130112">
            <text:p>70.130112</text:p>
          </table:table-cell>
          <table:table-cell office:value-type="float" office:value="-0.493864">
            <text:p>-0.493864</text:p>
          </table:table-cell>
          <table:table-cell office:value-type="float" office:value="-0.58715">
            <text:p>-0.58715</text:p>
          </table:table-cell>
          <table:table-cell table:formula="of:=[.O254]-0.021583" office:value-type="float" office:value="-0.608733">
            <text:p>-0.608733</text:p>
          </table:table-cell>
          <table:table-cell office:value-type="float" office:value="18.889004">
            <text:p>18.889004</text:p>
          </table:table-cell>
          <table:table-cell office:value-type="float" office:value="-132">
            <text:p>-132</text:p>
          </table:table-cell>
          <table:table-cell office:value-type="float" office:value="-987">
            <text:p>-987</text:p>
          </table:table-cell>
          <table:table-cell office:value-type="float" office:value="-12871">
            <text:p>-12871</text:p>
          </table:table-cell>
          <table:table-cell office:value-type="float" office:value="12755">
            <text:p>12755</text:p>
          </table:table-cell>
          <table:table-cell office:value-type="float" office:value="18738.320313">
            <text:p>18738.320313</text:p>
          </table:table-cell>
          <table:table-cell office:value-type="float" office:value="-4.48497">
            <text:p>-4.48497</text:p>
          </table:table-cell>
          <table:table-cell office:value-type="float" office:value="-4.126861">
            <text:p>-4.126861</text:p>
          </table:table-cell>
          <table:table-cell office:value-type="float" office:value="7.984637">
            <text:p>7.984637</text:p>
          </table:table-cell>
        </table:table-row>
        <table:table-row table:style-name="ro1">
          <table:table-cell office:value-type="float" office:value="65535">
            <text:p>65535</text:p>
          </table:table-cell>
          <table:table-cell office:value-type="float" office:value="-7">
            <text:p>-7</text:p>
          </table:table-cell>
          <table:table-cell office:value-type="float" office:value="467">
            <text:p>467</text:p>
          </table:table-cell>
          <table:table-cell office:value-type="float" office:value="6777.797852">
            <text:p>6777.797852</text:p>
          </table:table-cell>
          <table:table-cell office:value-type="float" office:value="-0.105">
            <text:p>-0.105</text:p>
          </table:table-cell>
          <table:table-cell office:value-type="float" office:value="-0.113849">
            <text:p>-0.113849</text:p>
          </table:table-cell>
          <table:table-cell office:value-type="float" office:value="8.428019">
            <text:p>8.428019</text:p>
          </table:table-cell>
          <table:table-cell office:value-type="float" office:value="-0.01514">
            <text:p>-0.01514</text:p>
          </table:table-cell>
          <table:table-cell office:value-type="float" office:value="-0.033519">
            <text:p>-0.033519</text:p>
          </table:table-cell>
          <table:table-cell table:formula="of:=[.I255]-[.$I$2]" office:value-type="float" office:value="-0.052673">
            <text:p>-0.052673</text:p>
          </table:table-cell>
          <table:table-cell table:formula="of:=AVERAGE([.J251:.J255])" office:value-type="float" office:value="0.0651218">
            <text:p>0.0651218</text:p>
          </table:table-cell>
          <table:table-cell table:formula="of:=AVERAGE([.J247:.J255])" office:value-type="float" office:value="0.0146307777777778">
            <text:p>0.0146307778</text:p>
          </table:table-cell>
          <table:table-cell office:value-type="float" office:value="321.388458">
            <text:p>321.388458</text:p>
          </table:table-cell>
          <table:table-cell office:value-type="float" office:value="-0.40856">
            <text:p>-0.40856</text:p>
          </table:table-cell>
          <table:table-cell office:value-type="float" office:value="-0.442994">
            <text:p>-0.442994</text:p>
          </table:table-cell>
          <table:table-cell table:formula="of:=[.O255]-0.021583" office:value-type="float" office:value="-0.464577">
            <text:p>-0.464577</text:p>
          </table:table-cell>
          <table:table-cell office:value-type="float" office:value="8.42802">
            <text:p>8.42802</text:p>
          </table:table-cell>
          <table:table-cell office:value-type="float" office:value="-130">
            <text:p>-130</text:p>
          </table:table-cell>
          <table:table-cell office:value-type="float" office:value="-994">
            <text:p>-994</text:p>
          </table:table-cell>
          <table:table-cell office:value-type="float" office:value="-13129">
            <text:p>-13129</text:p>
          </table:table-cell>
          <table:table-cell office:value-type="float" office:value="13145">
            <text:p>13145</text:p>
          </table:table-cell>
          <table:table-cell office:value-type="float" office:value="19206.386719">
            <text:p>19206.386719</text:p>
          </table:table-cell>
          <table:table-cell office:value-type="float" office:value="-4.58997">
            <text:p>-4.58997</text:p>
          </table:table-cell>
          <table:table-cell office:value-type="float" office:value="-4.240711">
            <text:p>-4.240711</text:p>
          </table:table-cell>
          <table:table-cell office:value-type="float" office:value="7.609177">
            <text:p>7.609177</text:p>
          </table:table-cell>
        </table:table-row>
        <table:table-row table:style-name="ro1">
          <table:table-cell office:value-type="float" office:value="65792">
            <text:p>65792</text:p>
          </table:table-cell>
          <table:table-cell office:value-type="float" office:value="-4">
            <text:p>-4</text:p>
          </table:table-cell>
          <table:table-cell office:value-type="float" office:value="470">
            <text:p>470</text:p>
          </table:table-cell>
          <table:table-cell office:value-type="float" office:value="11853.353516">
            <text:p>11853.353516</text:p>
          </table:table-cell>
          <table:table-cell office:value-type="float" office:value="-0.077778">
            <text:p>-0.077778</text:p>
          </table:table-cell>
          <table:table-cell office:value-type="float" office:value="-0.072966">
            <text:p>-0.072966</text:p>
          </table:table-cell>
          <table:table-cell office:value-type="float" office:value="6.186122">
            <text:p>6.186122</text:p>
          </table:table-cell>
          <table:table-cell office:value-type="float" office:value="0.045421">
            <text:p>0.045421</text:p>
          </table:table-cell>
          <table:table-cell office:value-type="float" office:value="-0.040701">
            <text:p>-0.040701</text:p>
          </table:table-cell>
          <table:table-cell table:formula="of:=[.I256]-[.$I$2]" office:value-type="float" office:value="-0.059855">
            <text:p>-0.059855</text:p>
          </table:table-cell>
          <table:table-cell table:formula="of:=AVERAGE([.J252:.J256])" office:value-type="float" office:value="0.0751776">
            <text:p>0.0751776</text:p>
          </table:table-cell>
          <table:table-cell table:formula="of:=AVERAGE([.J248:.J256])" office:value-type="float" office:value="0.0210153333333333">
            <text:p>0.0210153333</text:p>
          </table:table-cell>
          <table:table-cell office:value-type="float" office:value="10.390403">
            <text:p>10.390403</text:p>
          </table:table-cell>
          <table:table-cell office:value-type="float" office:value="-0.302637">
            <text:p>-0.302637</text:p>
          </table:table-cell>
          <table:table-cell office:value-type="float" office:value="-0.283916">
            <text:p>-0.283916</text:p>
          </table:table-cell>
          <table:table-cell table:formula="of:=[.O256]-0.021583" office:value-type="float" office:value="-0.305499">
            <text:p>-0.305499</text:p>
          </table:table-cell>
          <table:table-cell office:value-type="float" office:value="6.186115">
            <text:p>6.186115</text:p>
          </table:table-cell>
          <table:table-cell office:value-type="float" office:value="-130">
            <text:p>-130</text:p>
          </table:table-cell>
          <table:table-cell office:value-type="float" office:value="-998">
            <text:p>-998</text:p>
          </table:table-cell>
          <table:table-cell office:value-type="float" office:value="-13343">
            <text:p>-13343</text:p>
          </table:table-cell>
          <table:table-cell office:value-type="float" office:value="13564">
            <text:p>13564</text:p>
          </table:table-cell>
          <table:table-cell office:value-type="float" office:value="19663.041016">
            <text:p>19663.041016</text:p>
          </table:table-cell>
          <table:table-cell office:value-type="float" office:value="-4.667747">
            <text:p>-4.667747</text:p>
          </table:table-cell>
          <table:table-cell office:value-type="float" office:value="-4.313677">
            <text:p>-4.313677</text:p>
          </table:table-cell>
          <table:table-cell office:value-type="float" office:value="7.585462">
            <text:p>7.585462</text:p>
          </table:table-cell>
        </table:table-row>
        <table:table-row table:style-name="ro1">
          <table:table-cell office:value-type="float" office:value="66049">
            <text:p>66049</text:p>
          </table:table-cell>
          <table:table-cell office:value-type="float" office:value="-2">
            <text:p>-2</text:p>
          </table:table-cell>
          <table:table-cell office:value-type="float" office:value="545">
            <text:p>545</text:p>
          </table:table-cell>
          <table:table-cell office:value-type="float" office:value="27354.498047">
            <text:p>27354.498047</text:p>
          </table:table-cell>
          <table:table-cell office:value-type="float" office:value="-0.06">
            <text:p>-0.06</text:p>
          </table:table-cell>
          <table:table-cell office:value-type="float" office:value="-0.062489">
            <text:p>-0.062489</text:p>
          </table:table-cell>
          <table:table-cell office:value-type="float" office:value="4.147968">
            <text:p>4.147968</text:p>
          </table:table-cell>
          <table:table-cell office:value-type="float" office:value="0.030281">
            <text:p>0.030281</text:p>
          </table:table-cell>
          <table:table-cell office:value-type="float" office:value="-1.134852">
            <text:p>-1.134852</text:p>
          </table:table-cell>
          <table:table-cell table:formula="of:=[.I257]-[.$I$2]" office:value-type="float" office:value="-1.154006">
            <text:p>-1.154006</text:p>
          </table:table-cell>
          <table:table-cell table:formula="of:=AVERAGE([.J253:.J257])" office:value-type="float" office:value="-0.1958462">
            <text:p>-0.1958462</text:p>
          </table:table-cell>
          <table:table-cell table:formula="of:=AVERAGE([.J249:.J257])" office:value-type="float" office:value="-0.0960345555555555">
            <text:p>-0.0960345556</text:p>
          </table:table-cell>
          <table:table-cell office:value-type="float" office:value="3647.790527">
            <text:p>3647.790527</text:p>
          </table:table-cell>
          <table:table-cell office:value-type="float" office:value="-0.233463">
            <text:p>-0.233463</text:p>
          </table:table-cell>
          <table:table-cell office:value-type="float" office:value="-0.243147">
            <text:p>-0.243147</text:p>
          </table:table-cell>
          <table:table-cell table:formula="of:=[.O257]-0.021583" office:value-type="float" office:value="-0.26473">
            <text:p>-0.26473</text:p>
          </table:table-cell>
          <table:table-cell office:value-type="float" office:value="4.147965">
            <text:p>4.147965</text:p>
          </table:table-cell>
          <table:table-cell office:value-type="float" office:value="-130">
            <text:p>-130</text:p>
          </table:table-cell>
          <table:table-cell office:value-type="float" office:value="-1000">
            <text:p>-1000</text:p>
          </table:table-cell>
          <table:table-cell office:value-type="float" office:value="-13555">
            <text:p>-13555</text:p>
          </table:table-cell>
          <table:table-cell office:value-type="float" office:value="14066">
            <text:p>14066</text:p>
          </table:table-cell>
          <table:table-cell office:value-type="float" office:value="20179.568359">
            <text:p>20179.568359</text:p>
          </table:table-cell>
          <table:table-cell office:value-type="float" office:value="-4.727747">
            <text:p>-4.727747</text:p>
          </table:table-cell>
          <table:table-cell office:value-type="float" office:value="-4.376166">
            <text:p>-4.376166</text:p>
          </table:table-cell>
          <table:table-cell office:value-type="float" office:value="7.436556">
            <text:p>7.436556</text:p>
          </table:table-cell>
        </table:table-row>
        <table:table-row table:style-name="ro1">
          <table:table-cell office:value-type="float" office:value="66306">
            <text:p>66306</text:p>
          </table:table-cell>
          <table:table-cell office:value-type="float" office:value="3">
            <text:p>3</text:p>
          </table:table-cell>
          <table:table-cell office:value-type="float" office:value="578">
            <text:p>578</text:p>
          </table:table-cell>
          <table:table-cell office:value-type="float" office:value="19166.066406">
            <text:p>19166.066406</text:p>
          </table:table-cell>
          <table:table-cell office:value-type="float" office:value="-0.075">
            <text:p>-0.075</text:p>
          </table:table-cell>
          <table:table-cell office:value-type="float" office:value="-0.090258">
            <text:p>-0.090258</text:p>
          </table:table-cell>
          <table:table-cell office:value-type="float" office:value="20.343681">
            <text:p>20.343681</text:p>
          </table:table-cell>
          <table:table-cell office:value-type="float" office:value="0.075701">
            <text:p>0.075701</text:p>
          </table:table-cell>
          <table:table-cell office:value-type="float" office:value="-0.497994">
            <text:p>-0.497994</text:p>
          </table:table-cell>
          <table:table-cell table:formula="of:=[.I258]-[.$I$2]" office:value-type="float" office:value="-0.517148">
            <text:p>-0.517148</text:p>
          </table:table-cell>
          <table:table-cell table:formula="of:=AVERAGE([.J254:.J258])" office:value-type="float" office:value="-0.352427">
            <text:p>-0.352427</text:p>
          </table:table-cell>
          <table:table-cell table:formula="of:=AVERAGE([.J250:.J258])" office:value-type="float" office:value="-0.147376888888889">
            <text:p>-0.1473768889</text:p>
          </table:table-cell>
          <table:table-cell office:value-type="float" office:value="557.840088">
            <text:p>557.840088</text:p>
          </table:table-cell>
          <table:table-cell office:value-type="float" office:value="-0.291829">
            <text:p>-0.291829</text:p>
          </table:table-cell>
          <table:table-cell office:value-type="float" office:value="-0.351198">
            <text:p>-0.351198</text:p>
          </table:table-cell>
          <table:table-cell table:formula="of:=[.O258]-0.021583" office:value-type="float" office:value="-0.372781">
            <text:p>-0.372781</text:p>
          </table:table-cell>
          <table:table-cell office:value-type="float" office:value="20.343695">
            <text:p>20.343695</text:p>
          </table:table-cell>
          <table:table-cell office:value-type="float" office:value="-130">
            <text:p>-130</text:p>
          </table:table-cell>
          <table:table-cell office:value-type="float" office:value="-997">
            <text:p>-997</text:p>
          </table:table-cell>
          <table:table-cell office:value-type="float" office:value="-13746">
            <text:p>-13746</text:p>
          </table:table-cell>
          <table:table-cell office:value-type="float" office:value="14612">
            <text:p>14612</text:p>
          </table:table-cell>
          <table:table-cell office:value-type="float" office:value="20713.193359">
            <text:p>20713.193359</text:p>
          </table:table-cell>
          <table:table-cell office:value-type="float" office:value="-4.802747">
            <text:p>-4.802747</text:p>
          </table:table-cell>
          <table:table-cell office:value-type="float" office:value="-4.466424">
            <text:p>-4.466424</text:p>
          </table:table-cell>
          <table:table-cell office:value-type="float" office:value="7.002737">
            <text:p>7.002737</text:p>
          </table:table-cell>
        </table:table-row>
        <table:table-row table:style-name="ro1">
          <table:table-cell office:value-type="float" office:value="66563">
            <text:p>66563</text:p>
          </table:table-cell>
          <table:table-cell office:value-type="float" office:value="2">
            <text:p>2</text:p>
          </table:table-cell>
          <table:table-cell office:value-type="float" office:value="568">
            <text:p>568</text:p>
          </table:table-cell>
          <table:table-cell office:value-type="float" office:value="28308.882813">
            <text:p>28308.882813</text:p>
          </table:table-cell>
          <table:table-cell office:value-type="float" office:value="-0.095">
            <text:p>-0.095</text:p>
          </table:table-cell>
          <table:table-cell office:value-type="float" office:value="-0.120218">
            <text:p>-0.120218</text:p>
          </table:table-cell>
          <table:table-cell office:value-type="float" office:value="26.545424">
            <text:p>26.545424</text:p>
          </table:table-cell>
          <table:table-cell office:value-type="float" office:value="-0.01514">
            <text:p>-0.01514</text:p>
          </table:table-cell>
          <table:table-cell office:value-type="float" office:value="0.148441">
            <text:p>0.148441</text:p>
          </table:table-cell>
          <table:table-cell table:formula="of:=[.I259]-[.$I$2]" office:value-type="float" office:value="0.129287">
            <text:p>0.129287</text:p>
          </table:table-cell>
          <table:table-cell table:formula="of:=AVERAGE([.J255:.J259])" office:value-type="float" office:value="-0.330879">
            <text:p>-0.330879</text:p>
          </table:table-cell>
          <table:table-cell table:formula="of:=AVERAGE([.J251:.J259])" office:value-type="float" office:value="-0.141790333333333">
            <text:p>-0.1417903333</text:p>
          </table:table-cell>
          <table:table-cell office:value-type="float" office:value="880.434692">
            <text:p>880.434692</text:p>
          </table:table-cell>
          <table:table-cell office:value-type="float" office:value="-0.36965">
            <text:p>-0.36965</text:p>
          </table:table-cell>
          <table:table-cell office:value-type="float" office:value="-0.467775">
            <text:p>-0.467775</text:p>
          </table:table-cell>
          <table:table-cell table:formula="of:=[.O259]-0.021583" office:value-type="float" office:value="-0.489358">
            <text:p>-0.489358</text:p>
          </table:table-cell>
          <table:table-cell office:value-type="float" office:value="26.545424">
            <text:p>26.545424</text:p>
          </table:table-cell>
          <table:table-cell office:value-type="float" office:value="-130">
            <text:p>-130</text:p>
          </table:table-cell>
          <table:table-cell office:value-type="float" office:value="-995">
            <text:p>-995</text:p>
          </table:table-cell>
          <table:table-cell office:value-type="float" office:value="-13884">
            <text:p>-13884</text:p>
          </table:table-cell>
          <table:table-cell office:value-type="float" office:value="15163">
            <text:p>15163</text:p>
          </table:table-cell>
          <table:table-cell office:value-type="float" office:value="21219.177734">
            <text:p>21219.177734</text:p>
          </table:table-cell>
          <table:table-cell office:value-type="float" office:value="-4.897747">
            <text:p>-4.897747</text:p>
          </table:table-cell>
          <table:table-cell office:value-type="float" office:value="-4.586642">
            <text:p>-4.586642</text:p>
          </table:table-cell>
          <table:table-cell office:value-type="float" office:value="6.352007">
            <text:p>6.352007</text:p>
          </table:table-cell>
        </table:table-row>
        <table:table-row table:style-name="ro1">
          <table:table-cell office:value-type="float" office:value="66820">
            <text:p>66820</text:p>
          </table:table-cell>
          <table:table-cell office:value-type="float" office:value="-2">
            <text:p>-2</text:p>
          </table:table-cell>
          <table:table-cell office:value-type="float" office:value="552">
            <text:p>552</text:p>
          </table:table-cell>
          <table:table-cell office:value-type="float" office:value="27678.673828">
            <text:p>27678.673828</text:p>
          </table:table-cell>
          <table:table-cell office:value-type="float" office:value="-0.105">
            <text:p>-0.105</text:p>
          </table:table-cell>
          <table:table-cell office:value-type="float" office:value="-0.111487">
            <text:p>-0.111487</text:p>
          </table:table-cell>
          <table:table-cell office:value-type="float" office:value="6.177929">
            <text:p>6.177929</text:p>
          </table:table-cell>
          <table:table-cell office:value-type="float" office:value="-0.060561">
            <text:p>-0.060561</text:p>
          </table:table-cell>
          <table:table-cell office:value-type="float" office:value="0.251391">
            <text:p>0.251391</text:p>
          </table:table-cell>
          <table:table-cell table:formula="of:=[.I260]-[.$I$2]" office:value-type="float" office:value="0.232237">
            <text:p>0.232237</text:p>
          </table:table-cell>
          <table:table-cell table:formula="of:=AVERAGE([.J256:.J260])" office:value-type="float" office:value="-0.273897">
            <text:p>-0.273897</text:p>
          </table:table-cell>
          <table:table-cell table:formula="of:=AVERAGE([.J252:.J260])" office:value-type="float" office:value="-0.103749111111111">
            <text:p>-0.1037491111</text:p>
          </table:table-cell>
          <table:table-cell office:value-type="float" office:value="315.103424">
            <text:p>315.103424</text:p>
          </table:table-cell>
          <table:table-cell office:value-type="float" office:value="-0.40856">
            <text:p>-0.40856</text:p>
          </table:table-cell>
          <table:table-cell office:value-type="float" office:value="-0.433801">
            <text:p>-0.433801</text:p>
          </table:table-cell>
          <table:table-cell table:formula="of:=[.O260]-0.021583" office:value-type="float" office:value="-0.455384">
            <text:p>-0.455384</text:p>
          </table:table-cell>
          <table:table-cell office:value-type="float" office:value="6.17793">
            <text:p>6.17793</text:p>
          </table:table-cell>
          <table:table-cell office:value-type="float" office:value="-130">
            <text:p>-130</text:p>
          </table:table-cell>
          <table:table-cell office:value-type="float" office:value="-997">
            <text:p>-997</text:p>
          </table:table-cell>
          <table:table-cell office:value-type="float" office:value="-13953">
            <text:p>-13953</text:p>
          </table:table-cell>
          <table:table-cell office:value-type="float" office:value="15710">
            <text:p>15710</text:p>
          </table:table-cell>
          <table:table-cell office:value-type="float" office:value="21684.076172">
            <text:p>21684.076172</text:p>
          </table:table-cell>
          <table:table-cell office:value-type="float" office:value="-5.002747">
            <text:p>-5.002747</text:p>
          </table:table-cell>
          <table:table-cell office:value-type="float" office:value="-4.698129">
            <text:p>-4.698129</text:p>
          </table:table-cell>
          <table:table-cell office:value-type="float" office:value="6.089022">
            <text:p>6.089022</text:p>
          </table:table-cell>
        </table:table-row>
        <table:table-row table:style-name="ro1">
          <table:table-cell office:value-type="float" office:value="67077">
            <text:p>67077</text:p>
          </table:table-cell>
          <table:table-cell office:value-type="float" office:value="-4">
            <text:p>-4</text:p>
          </table:table-cell>
          <table:table-cell office:value-type="float" office:value="559">
            <text:p>559</text:p>
          </table:table-cell>
          <table:table-cell office:value-type="float" office:value="14067.239258">
            <text:p>14067.239258</text:p>
          </table:table-cell>
          <table:table-cell office:value-type="float" office:value="-0.09">
            <text:p>-0.09</text:p>
          </table:table-cell>
          <table:table-cell office:value-type="float" office:value="-0.093716">
            <text:p>-0.093716</text:p>
          </table:table-cell>
          <table:table-cell office:value-type="float" office:value="4.128946">
            <text:p>4.128946</text:p>
          </table:table-cell>
          <table:table-cell office:value-type="float" office:value="-0.030281">
            <text:p>-0.030281</text:p>
          </table:table-cell>
          <table:table-cell office:value-type="float" office:value="-0.107739">
            <text:p>-0.107739</text:p>
          </table:table-cell>
          <table:table-cell table:formula="of:=[.I261]-[.$I$2]" office:value-type="float" office:value="-0.126893">
            <text:p>-0.126893</text:p>
          </table:table-cell>
          <table:table-cell table:formula="of:=AVERAGE([.J257:.J261])" office:value-type="float" office:value="-0.2873046">
            <text:p>-0.2873046</text:p>
          </table:table-cell>
          <table:table-cell table:formula="of:=AVERAGE([.J253:.J261])" office:value-type="float" office:value="-0.140194222222222">
            <text:p>-0.1401942222</text:p>
          </table:table-cell>
          <table:table-cell office:value-type="float" office:value="455.802856">
            <text:p>455.802856</text:p>
          </table:table-cell>
          <table:table-cell office:value-type="float" office:value="-0.350195">
            <text:p>-0.350195</text:p>
          </table:table-cell>
          <table:table-cell office:value-type="float" office:value="-0.364654">
            <text:p>-0.364654</text:p>
          </table:table-cell>
          <table:table-cell table:formula="of:=[.O261]-0.021583" office:value-type="float" office:value="-0.386237">
            <text:p>-0.386237</text:p>
          </table:table-cell>
          <table:table-cell office:value-type="float" office:value="4.128954">
            <text:p>4.128954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-13961">
            <text:p>-13961</text:p>
          </table:table-cell>
          <table:table-cell office:value-type="float" office:value="16269">
            <text:p>16269</text:p>
          </table:table-cell>
          <table:table-cell office:value-type="float" office:value="22125.138672">
            <text:p>22125.138672</text:p>
          </table:table-cell>
          <table:table-cell office:value-type="float" office:value="-5.092747">
            <text:p>-5.092747</text:p>
          </table:table-cell>
          <table:table-cell office:value-type="float" office:value="-4.791845">
            <text:p>-4.791845</text:p>
          </table:table-cell>
          <table:table-cell office:value-type="float" office:value="5.908449">
            <text:p>5.908449</text:p>
          </table:table-cell>
        </table:table-row>
        <table:table-row table:style-name="ro1">
          <table:table-cell office:value-type="float" office:value="67334">
            <text:p>67334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711">
            <text:p>0.006711</text:p>
          </table:table-cell>
          <table:table-cell office:value-type="float" office:value="100">
            <text:p>100</text:p>
          </table:table-cell>
          <table:table-cell office:value-type="float" office:value="0.060561">
            <text:p>0.060561</text:p>
          </table:table-cell>
          <table:table-cell office:value-type="float" office:value="-0.246603">
            <text:p>-0.246603</text:p>
          </table:table-cell>
          <table:table-cell table:formula="of:=[.I262]-[.$I$2]" office:value-type="float" office:value="-0.265757">
            <text:p>-0.265757</text:p>
          </table:table-cell>
          <table:table-cell table:formula="of:=AVERAGE([.J258:.J262])" office:value-type="float" office:value="-0.1096548">
            <text:p>-0.1096548</text:p>
          </table:table-cell>
          <table:table-cell table:formula="of:=AVERAGE([.J254:.J262])" office:value-type="float" office:value="-0.199251222222222">
            <text:p>-0.1992512222</text:p>
          </table:table-cell>
          <table:table-cell office:value-type="float" office:value="307.196655">
            <text:p>307.196655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table:formula="of:=[.O262]-0.021583" office:value-type="float" office:value="0.00453">
            <text:p>0.00453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-13915">
            <text:p>-13915</text:p>
          </table:table-cell>
          <table:table-cell office:value-type="float" office:value="16842">
            <text:p>16842</text:p>
          </table:table-cell>
          <table:table-cell office:value-type="float" office:value="22547.089844">
            <text:p>22547.089844</text:p>
          </table:table-cell>
          <table:table-cell office:value-type="float" office:value="-5.092747">
            <text:p>-5.092747</text:p>
          </table:table-cell>
          <table:table-cell office:value-type="float" office:value="-4.785134">
            <text:p>-4.785134</text:p>
          </table:table-cell>
          <table:table-cell office:value-type="float" office:value="6.040225">
            <text:p>6.040225</text:p>
          </table:table-cell>
        </table:table-row>
        <table:table-row table:style-name="ro1">
          <table:table-cell office:value-type="float" office:value="67591">
            <text:p>67591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44">
            <text:p>0.005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95768">
            <text:p>0.095768</text:p>
          </table:table-cell>
          <table:table-cell table:formula="of:=[.I263]-[.$I$2]" office:value-type="float" office:value="0.076614">
            <text:p>0.076614</text:p>
          </table:table-cell>
          <table:table-cell table:formula="of:=AVERAGE([.J259:.J263])" office:value-type="float" office:value="0.00909759999999999">
            <text:p>0.0090976</text:p>
          </table:table-cell>
          <table:table-cell table:formula="of:=AVERAGE([.J255:.J263])" office:value-type="float" office:value="-0.193132666666667">
            <text:p>-0.193132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table:formula="of:=[.O263]-0.021583" office:value-type="float" office:value="-0.000399">
            <text:p>-0.000399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-13874">
            <text:p>-13874</text:p>
          </table:table-cell>
          <table:table-cell office:value-type="float" office:value="17409">
            <text:p>17409</text:p>
          </table:table-cell>
          <table:table-cell office:value-type="float" office:value="22973.857422">
            <text:p>22973.857422</text:p>
          </table:table-cell>
          <table:table-cell office:value-type="float" office:value="-5.092747">
            <text:p>-5.092747</text:p>
          </table:table-cell>
          <table:table-cell office:value-type="float" office:value="-4.77969">
            <text:p>-4.77969</text:p>
          </table:table-cell>
          <table:table-cell office:value-type="float" office:value="6.147123">
            <text:p>6.147123</text:p>
          </table:table-cell>
        </table:table-row>
        <table:table-row table:style-name="ro1">
          <table:table-cell office:value-type="float" office:value="67848">
            <text:p>67848</text:p>
          </table:table-cell>
          <table:table-cell office:value-type="float" office:value="0">
            <text:p>0</text:p>
          </table:table-cell>
          <table:table-cell office:value-type="float" office:value="567">
            <text:p>5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89">
            <text:p>0.005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[.I264]-[.$I$2]" office:value-type="float" office:value="0">
            <text:p>0</text:p>
          </table:table-cell>
          <table:table-cell table:formula="of:=AVERAGE([.J260:.J264])" office:value-type="float" office:value="-0.0167598">
            <text:p>-0.0167598</text:p>
          </table:table-cell>
          <table:table-cell table:formula="of:=AVERAGE([.J256:.J264])" office:value-type="float" office:value="-0.187280111111111">
            <text:p>-0.187280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916">
            <text:p>0.022916</text:p>
          </table:table-cell>
          <table:table-cell table:formula="of:=[.O264]-0.021583" office:value-type="float" office:value="0.001333">
            <text:p>0.001333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-13836">
            <text:p>-13836</text:p>
          </table:table-cell>
          <table:table-cell office:value-type="float" office:value="17975">
            <text:p>17975</text:p>
          </table:table-cell>
          <table:table-cell office:value-type="float" office:value="23407.597656">
            <text:p>23407.597656</text:p>
          </table:table-cell>
          <table:table-cell office:value-type="float" office:value="-5.092747">
            <text:p>-5.092747</text:p>
          </table:table-cell>
          <table:table-cell office:value-type="float" office:value="-4.7738">
            <text:p>-4.7738</text:p>
          </table:table-cell>
          <table:table-cell office:value-type="float" office:value="6.262766">
            <text:p>6.262766</text:p>
          </table:table-cell>
        </table:table-row>
        <table:table-row table:style-name="ro1">
          <table:table-cell office:value-type="float" office:value="68105">
            <text:p>68105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13">
            <text:p>0.0055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19">
            <text:p>0.033519</text:p>
          </table:table-cell>
          <table:table-cell table:formula="of:=[.I265]-[.$I$2]" office:value-type="float" office:value="0.014365">
            <text:p>0.014365</text:p>
          </table:table-cell>
          <table:table-cell table:formula="of:=AVERAGE([.J261:.J265])" office:value-type="float" office:value="-0.0603342">
            <text:p>-0.0603342</text:p>
          </table:table-cell>
          <table:table-cell table:formula="of:=AVERAGE([.J257:.J265])" office:value-type="float" office:value="-0.179033444444444">
            <text:p>-0.179033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45">
            <text:p>0.02145</text:p>
          </table:table-cell>
          <table:table-cell table:formula="of:=[.O265]-0.021583" office:value-type="float" office:value="-0.000132999999999998">
            <text:p>-0.000133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-13801">
            <text:p>-13801</text:p>
          </table:table-cell>
          <table:table-cell office:value-type="float" office:value="18539">
            <text:p>18539</text:p>
          </table:table-cell>
          <table:table-cell office:value-type="float" office:value="23847.021484">
            <text:p>23847.021484</text:p>
          </table:table-cell>
          <table:table-cell office:value-type="float" office:value="-5.092747">
            <text:p>-5.092747</text:p>
          </table:table-cell>
          <table:table-cell office:value-type="float" office:value="-4.768288">
            <text:p>-4.768288</text:p>
          </table:table-cell>
          <table:table-cell office:value-type="float" office:value="6.371012">
            <text:p>6.371012</text:p>
          </table:table-cell>
        </table:table-row>
        <table:table-row table:style-name="ro1">
          <table:table-cell office:value-type="float" office:value="68362">
            <text:p>68362</text:p>
          </table:table-cell>
          <table:table-cell office:value-type="float" office:value="3">
            <text:p>3</text:p>
          </table:table-cell>
          <table:table-cell office:value-type="float" office:value="566">
            <text:p>566</text:p>
          </table:table-cell>
          <table:table-cell office:value-type="float" office:value="18765.460938">
            <text:p>18765.460938</text:p>
          </table:table-cell>
          <table:table-cell office:value-type="float" office:value="-0.015">
            <text:p>-0.015</text:p>
          </table:table-cell>
          <table:table-cell office:value-type="float" office:value="-0.020921">
            <text:p>-0.020921</text:p>
          </table:table-cell>
          <table:table-cell office:value-type="float" office:value="39.472687">
            <text:p>39.472687</text:p>
          </table:table-cell>
          <table:table-cell office:value-type="float" office:value="0.045421">
            <text:p>0.045421</text:p>
          </table:table-cell>
          <table:table-cell office:value-type="float" office:value="-0.011971">
            <text:p>-0.011971</text:p>
          </table:table-cell>
          <table:table-cell table:formula="of:=[.I266]-[.$I$2]" office:value-type="float" office:value="-0.031125">
            <text:p>-0.031125</text:p>
          </table:table-cell>
          <table:table-cell table:formula="of:=AVERAGE([.J262:.J266])" office:value-type="float" office:value="-0.0411806">
            <text:p>-0.0411806</text:p>
          </table:table-cell>
          <table:table-cell table:formula="of:=AVERAGE([.J258:.J266])" office:value-type="float" office:value="-0.0542688888888889">
            <text:p>-0.0542688889</text:p>
          </table:table-cell>
          <table:table-cell office:value-type="float" office:value="73.644257">
            <text:p>73.644257</text:p>
          </table:table-cell>
          <table:table-cell office:value-type="float" office:value="-0.058366">
            <text:p>-0.058366</text:p>
          </table:table-cell>
          <table:table-cell office:value-type="float" office:value="-0.081404">
            <text:p>-0.081404</text:p>
          </table:table-cell>
          <table:table-cell table:formula="of:=[.O266]-0.021583" office:value-type="float" office:value="-0.102987">
            <text:p>-0.102987</text:p>
          </table:table-cell>
          <table:table-cell office:value-type="float" office:value="39.472687">
            <text:p>39.472687</text:p>
          </table:table-cell>
          <table:table-cell office:value-type="float" office:value="-130">
            <text:p>-130</text:p>
          </table:table-cell>
          <table:table-cell office:value-type="float" office:value="-998">
            <text:p>-998</text:p>
          </table:table-cell>
          <table:table-cell office:value-type="float" office:value="-13769">
            <text:p>-13769</text:p>
          </table:table-cell>
          <table:table-cell office:value-type="float" office:value="19104">
            <text:p>19104</text:p>
          </table:table-cell>
          <table:table-cell office:value-type="float" office:value="24292.236328">
            <text:p>24292.236328</text:p>
          </table:table-cell>
          <table:table-cell office:value-type="float" office:value="-5.107747">
            <text:p>-5.107747</text:p>
          </table:table-cell>
          <table:table-cell office:value-type="float" office:value="-4.789208">
            <text:p>-4.789208</text:p>
          </table:table-cell>
          <table:table-cell office:value-type="float" office:value="6.236383">
            <text:p>6.236383</text:p>
          </table:table-cell>
        </table:table-row>
        <table:table-row table:style-name="ro1">
          <table:table-cell office:value-type="float" office:value="68619">
            <text:p>68619</text:p>
          </table:table-cell>
          <table:table-cell office:value-type="float" office:value="10">
            <text:p>10</text:p>
          </table:table-cell>
          <table:table-cell office:value-type="float" office:value="530">
            <text:p>530</text:p>
          </table:table-cell>
          <table:table-cell office:value-type="float" office:value="5203.834961">
            <text:p>5203.834961</text:p>
          </table:table-cell>
          <table:table-cell office:value-type="float" office:value="-0.05">
            <text:p>-0.05</text:p>
          </table:table-cell>
          <table:table-cell office:value-type="float" office:value="-0.032391">
            <text:p>-0.032391</text:p>
          </table:table-cell>
          <table:table-cell office:value-type="float" office:value="35.217113">
            <text:p>35.217113</text:p>
          </table:table-cell>
          <table:table-cell office:value-type="float" office:value="0.105982">
            <text:p>0.105982</text:p>
          </table:table-cell>
          <table:table-cell office:value-type="float" office:value="0.538695">
            <text:p>0.538695</text:p>
          </table:table-cell>
          <table:table-cell table:formula="of:=[.I267]-[.$I$2]" office:value-type="float" office:value="0.519541">
            <text:p>0.519541</text:p>
          </table:table-cell>
          <table:table-cell table:formula="of:=AVERAGE([.J263:.J267])" office:value-type="float" office:value="0.115879">
            <text:p>0.115879</text:p>
          </table:table-cell>
          <table:table-cell table:formula="of:=AVERAGE([.J259:.J267])" office:value-type="float" office:value="0.0609187777777778">
            <text:p>0.0609187778</text:p>
          </table:table-cell>
          <table:table-cell office:value-type="float" office:value="608.289917">
            <text:p>608.289917</text:p>
          </table:table-cell>
          <table:table-cell office:value-type="float" office:value="-0.194553">
            <text:p>-0.194553</text:p>
          </table:table-cell>
          <table:table-cell office:value-type="float" office:value="-0.126037">
            <text:p>-0.126037</text:p>
          </table:table-cell>
          <table:table-cell table:formula="of:=[.O267]-0.021583" office:value-type="float" office:value="-0.14762">
            <text:p>-0.14762</text:p>
          </table:table-cell>
          <table:table-cell office:value-type="float" office:value="35.21711">
            <text:p>35.21711</text:p>
          </table:table-cell>
          <table:table-cell office:value-type="float" office:value="-126">
            <text:p>-126</text:p>
          </table:table-cell>
          <table:table-cell office:value-type="float" office:value="-989">
            <text:p>-989</text:p>
          </table:table-cell>
          <table:table-cell office:value-type="float" office:value="-13728">
            <text:p>-13728</text:p>
          </table:table-cell>
          <table:table-cell office:value-type="float" office:value="19633">
            <text:p>19633</text:p>
          </table:table-cell>
          <table:table-cell office:value-type="float" office:value="24703.871094">
            <text:p>24703.871094</text:p>
          </table:table-cell>
          <table:table-cell office:value-type="float" office:value="-5.157747">
            <text:p>-5.157747</text:p>
          </table:table-cell>
          <table:table-cell office:value-type="float" office:value="-4.8216">
            <text:p>-4.8216</text:p>
          </table:table-cell>
          <table:table-cell office:value-type="float" office:value="6.517328">
            <text:p>6.517328</text:p>
          </table:table-cell>
        </table:table-row>
        <table:table-row table:style-name="ro1">
          <table:table-cell office:value-type="float" office:value="68876">
            <text:p>68876</text:p>
          </table:table-cell>
          <table:table-cell office:value-type="float" office:value="26">
            <text:p>26</text:p>
          </table:table-cell>
          <table:table-cell office:value-type="float" office:value="544">
            <text:p>544</text:p>
          </table:table-cell>
          <table:table-cell office:value-type="float" office:value="1990.417847">
            <text:p>1990.417847</text:p>
          </table:table-cell>
          <table:table-cell office:value-type="float" office:value="-0.035">
            <text:p>-0.035</text:p>
          </table:table-cell>
          <table:table-cell office:value-type="float" office:value="-0.032152">
            <text:p>-0.032152</text:p>
          </table:table-cell>
          <table:table-cell office:value-type="float" office:value="8.137833">
            <text:p>8.137833</text:p>
          </table:table-cell>
          <table:table-cell office:value-type="float" office:value="0.242244">
            <text:p>0.242244</text:p>
          </table:table-cell>
          <table:table-cell office:value-type="float" office:value="-0.198719">
            <text:p>-0.198719</text:p>
          </table:table-cell>
          <table:table-cell table:formula="of:=[.I268]-[.$I$2]" office:value-type="float" office:value="-0.217873">
            <text:p>-0.217873</text:p>
          </table:table-cell>
          <table:table-cell table:formula="of:=AVERAGE([.J264:.J268])" office:value-type="float" office:value="0.0569816">
            <text:p>0.0569816</text:p>
          </table:table-cell>
          <table:table-cell table:formula="of:=AVERAGE([.J260:.J268])" office:value-type="float" office:value="0.0223454444444444">
            <text:p>0.0223454444</text:p>
          </table:table-cell>
          <table:table-cell office:value-type="float" office:value="17.967667">
            <text:p>17.967667</text:p>
          </table:table-cell>
          <table:table-cell office:value-type="float" office:value="-0.136187">
            <text:p>-0.136187</text:p>
          </table:table-cell>
          <table:table-cell office:value-type="float" office:value="-0.125104">
            <text:p>-0.125104</text:p>
          </table:table-cell>
          <table:table-cell table:formula="of:=[.O268]-0.021583" office:value-type="float" office:value="-0.146687">
            <text:p>-0.146687</text:p>
          </table:table-cell>
          <table:table-cell office:value-type="float" office:value="8.13782">
            <text:p>8.13782</text:p>
          </table:table-cell>
          <table:table-cell office:value-type="float" office:value="-115">
            <text:p>-115</text:p>
          </table:table-cell>
          <table:table-cell office:value-type="float" office:value="-966">
            <text:p>-966</text:p>
          </table:table-cell>
          <table:table-cell office:value-type="float" office:value="-13669">
            <text:p>-13669</text:p>
          </table:table-cell>
          <table:table-cell office:value-type="float" office:value="20173">
            <text:p>20173</text:p>
          </table:table-cell>
          <table:table-cell office:value-type="float" office:value="25111.117188">
            <text:p>25111.117188</text:p>
          </table:table-cell>
          <table:table-cell office:value-type="float" office:value="-5.192747">
            <text:p>-5.192747</text:p>
          </table:table-cell>
          <table:table-cell office:value-type="float" office:value="-4.853752">
            <text:p>-4.853752</text:p>
          </table:table-cell>
          <table:table-cell office:value-type="float" office:value="6.528249">
            <text:p>6.528249</text:p>
          </table:table-cell>
        </table:table-row>
        <table:table-row table:style-name="ro1">
          <table:table-cell office:value-type="float" office:value="69133">
            <text:p>69133</text:p>
          </table:table-cell>
          <table:table-cell office:value-type="float" office:value="31">
            <text:p>31</text:p>
          </table:table-cell>
          <table:table-cell office:value-type="float" office:value="562">
            <text:p>562</text:p>
          </table:table-cell>
          <table:table-cell office:value-type="float" office:value="1711.916748">
            <text:p>1711.916748</text:p>
          </table:table-cell>
          <table:table-cell office:value-type="float" office:value="-0.03">
            <text:p>-0.03</text:p>
          </table:table-cell>
          <table:table-cell office:value-type="float" office:value="-0.030474">
            <text:p>-0.030474</text:p>
          </table:table-cell>
          <table:table-cell office:value-type="float" office:value="1.579939">
            <text:p>1.579939</text:p>
          </table:table-cell>
          <table:table-cell office:value-type="float" office:value="0.075701">
            <text:p>0.075701</text:p>
          </table:table-cell>
          <table:table-cell office:value-type="float" office:value="-0.275333">
            <text:p>-0.275333</text:p>
          </table:table-cell>
          <table:table-cell table:formula="of:=[.I269]-[.$I$2]" office:value-type="float" office:value="-0.294487">
            <text:p>-0.294487</text:p>
          </table:table-cell>
          <table:table-cell table:formula="of:=AVERAGE([.J265:.J269])" office:value-type="float" office:value="-0.00191580000000002">
            <text:p>-0.0019158</text:p>
          </table:table-cell>
          <table:table-cell table:formula="of:=AVERAGE([.J261:.J269])" office:value-type="float" office:value="-0.0361794444444444">
            <text:p>-0.0361794444</text:p>
          </table:table-cell>
          <table:table-cell office:value-type="float" office:value="263.709625">
            <text:p>263.709625</text:p>
          </table:table-cell>
          <table:table-cell office:value-type="float" office:value="-0.116732">
            <text:p>-0.116732</text:p>
          </table:table-cell>
          <table:table-cell office:value-type="float" office:value="-0.118576">
            <text:p>-0.118576</text:p>
          </table:table-cell>
          <table:table-cell table:formula="of:=[.O269]-0.021583" office:value-type="float" office:value="-0.140159">
            <text:p>-0.140159</text:p>
          </table:table-cell>
          <table:table-cell office:value-type="float" office:value="1.579939">
            <text:p>1.579939</text:p>
          </table:table-cell>
          <table:table-cell office:value-type="float" office:value="-101">
            <text:p>-101</text:p>
          </table:table-cell>
          <table:table-cell office:value-type="float" office:value="-939">
            <text:p>-939</text:p>
          </table:table-cell>
          <table:table-cell office:value-type="float" office:value="-13590">
            <text:p>-13590</text:p>
          </table:table-cell>
          <table:table-cell office:value-type="float" office:value="20729">
            <text:p>20729</text:p>
          </table:table-cell>
          <table:table-cell office:value-type="float" office:value="25523.623047">
            <text:p>25523.623047</text:p>
          </table:table-cell>
          <table:table-cell office:value-type="float" office:value="-5.222747">
            <text:p>-5.222747</text:p>
          </table:table-cell>
          <table:table-cell office:value-type="float" office:value="-4.884226">
            <text:p>-4.884226</text:p>
          </table:table-cell>
          <table:table-cell office:value-type="float" office:value="6.481674">
            <text:p>6.481674</text:p>
          </table:table-cell>
        </table:table-row>
        <table:table-row table:style-name="ro1">
          <table:table-cell office:value-type="float" office:value="69390">
            <text:p>69390</text:p>
          </table:table-cell>
          <table:table-cell office:value-type="float" office:value="7">
            <text:p>7</text:p>
          </table:table-cell>
          <table:table-cell office:value-type="float" office:value="530">
            <text:p>530</text:p>
          </table:table-cell>
          <table:table-cell office:value-type="float" office:value="7472.38916">
            <text:p>7472.38916</text:p>
          </table:table-cell>
          <table:table-cell office:value-type="float" office:value="-0.002692">
            <text:p>-0.002692</text:p>
          </table:table-cell>
          <table:table-cell office:value-type="float" office:value="0.009005">
            <text:p>0.009005</text:p>
          </table:table-cell>
          <table:table-cell office:value-type="float" office:value="434.480103">
            <text:p>434.480103</text:p>
          </table:table-cell>
          <table:table-cell office:value-type="float" office:value="-0.363367">
            <text:p>-0.363367</text:p>
          </table:table-cell>
          <table:table-cell office:value-type="float" office:value="0.47884">
            <text:p>0.47884</text:p>
          </table:table-cell>
          <table:table-cell table:formula="of:=[.I270]-[.$I$2]" office:value-type="float" office:value="0.459686">
            <text:p>0.459686</text:p>
          </table:table-cell>
          <table:table-cell table:formula="of:=AVERAGE([.J266:.J270])" office:value-type="float" office:value="0.0871484">
            <text:p>0.0871484</text:p>
          </table:table-cell>
          <table:table-cell table:formula="of:=AVERAGE([.J262:.J270])" office:value-type="float" office:value="0.028996">
            <text:p>0.028996</text:p>
          </table:table-cell>
          <table:table-cell office:value-type="float" office:value="31.778854">
            <text:p>31.778854</text:p>
          </table:table-cell>
          <table:table-cell office:value-type="float" office:value="-0.010476">
            <text:p>-0.010476</text:p>
          </table:table-cell>
          <table:table-cell office:value-type="float" office:value="0.03504">
            <text:p>0.03504</text:p>
          </table:table-cell>
          <table:table-cell table:formula="of:=[.O270]-0.021583" office:value-type="float" office:value="0.013457">
            <text:p>0.013457</text:p>
          </table:table-cell>
          <table:table-cell office:value-type="float" office:value="434.480103">
            <text:p>434.480103</text:p>
          </table:table-cell>
          <table:table-cell office:value-type="float" office:value="-98">
            <text:p>-98</text:p>
          </table:table-cell>
          <table:table-cell office:value-type="float" office:value="-933">
            <text:p>-933</text:p>
          </table:table-cell>
          <table:table-cell office:value-type="float" office:value="-13499">
            <text:p>-13499</text:p>
          </table:table-cell>
          <table:table-cell office:value-type="float" office:value="21251">
            <text:p>21251</text:p>
          </table:table-cell>
          <table:table-cell office:value-type="float" office:value="25917.498047">
            <text:p>25917.498047</text:p>
          </table:table-cell>
          <table:table-cell office:value-type="float" office:value="-5.22544">
            <text:p>-5.22544</text:p>
          </table:table-cell>
          <table:table-cell office:value-type="float" office:value="-4.875221">
            <text:p>-4.875221</text:p>
          </table:table-cell>
          <table:table-cell office:value-type="float" office:value="6.702188">
            <text:p>6.702188</text:p>
          </table:table-cell>
        </table:table-row>
        <table:table-row table:style-name="ro1">
          <table:table-cell office:value-type="float" office:value="69647">
            <text:p>69647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3507.636719">
            <text:p>53507.636719</text:p>
          </table:table-cell>
          <table:table-cell office:value-type="float" office:value="-0.005">
            <text:p>-0.005</text:p>
          </table:table-cell>
          <table:table-cell office:value-type="float" office:value="0.006608">
            <text:p>0.006608</text:p>
          </table:table-cell>
          <table:table-cell office:value-type="float" office:value="232.168076">
            <text:p>232.168076</text:p>
          </table:table-cell>
          <table:table-cell office:value-type="float" office:value="-0.090842">
            <text:p>-0.090842</text:p>
          </table:table-cell>
          <table:table-cell office:value-type="float" office:value="-0.09098">
            <text:p>-0.09098</text:p>
          </table:table-cell>
          <table:table-cell table:formula="of:=[.I271]-[.$I$2]" office:value-type="float" office:value="-0.110134">
            <text:p>-0.110134</text:p>
          </table:table-cell>
          <table:table-cell table:formula="of:=AVERAGE([.J267:.J271])" office:value-type="float" office:value="0.0713466">
            <text:p>0.0713466</text:p>
          </table:table-cell>
          <table:table-cell table:formula="of:=AVERAGE([.J263:.J271])" office:value-type="float" office:value="0.0462874444444444">
            <text:p>0.0462874444</text:p>
          </table:table-cell>
          <table:table-cell office:value-type="float" office:value="200.151917">
            <text:p>200.151917</text:p>
          </table:table-cell>
          <table:table-cell office:value-type="float" office:value="-0.019455">
            <text:p>-0.019455</text:p>
          </table:table-cell>
          <table:table-cell office:value-type="float" office:value="0.025714">
            <text:p>0.025714</text:p>
          </table:table-cell>
          <table:table-cell table:formula="of:=[.O271]-0.021583" office:value-type="float" office:value="0.004131">
            <text:p>0.004131</text:p>
          </table:table-cell>
          <table:table-cell office:value-type="float" office:value="232.168076">
            <text:p>232.168076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412">
            <text:p>-13412</text:p>
          </table:table-cell>
          <table:table-cell office:value-type="float" office:value="21780">
            <text:p>21780</text:p>
          </table:table-cell>
          <table:table-cell office:value-type="float" office:value="26326.746094">
            <text:p>26326.746094</text:p>
          </table:table-cell>
          <table:table-cell office:value-type="float" office:value="-5.23044">
            <text:p>-5.23044</text:p>
          </table:table-cell>
          <table:table-cell office:value-type="float" office:value="-4.868612">
            <text:p>-4.868612</text:p>
          </table:table-cell>
          <table:table-cell office:value-type="float" office:value="6.917724">
            <text:p>6.917724</text:p>
          </table:table-cell>
        </table:table-row>
        <table:table-row table:style-name="ro1">
          <table:table-cell office:value-type="float" office:value="69904">
            <text:p>69904</text:p>
          </table:table-cell>
          <table:table-cell office:value-type="float" office:value="0">
            <text:p>0</text:p>
          </table:table-cell>
          <table:table-cell office:value-type="float" office:value="534">
            <text:p>5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862">
            <text:p>0.004862</text:p>
          </table:table-cell>
          <table:table-cell office:value-type="float" office:value="100">
            <text:p>100</text:p>
          </table:table-cell>
          <table:table-cell office:value-type="float" office:value="-0.01514">
            <text:p>-0.01514</text:p>
          </table:table-cell>
          <table:table-cell office:value-type="float" office:value="0.033519">
            <text:p>0.033519</text:p>
          </table:table-cell>
          <table:table-cell table:formula="of:=[.I272]-[.$I$2]" office:value-type="float" office:value="0.014365">
            <text:p>0.014365</text:p>
          </table:table-cell>
          <table:table-cell table:formula="of:=AVERAGE([.J268:.J272])" office:value-type="float" office:value="-0.0296886">
            <text:p>-0.0296886</text:p>
          </table:table-cell>
          <table:table-cell table:formula="of:=AVERAGE([.J264:.J272])" office:value-type="float" office:value="0.0393708888888889">
            <text:p>0.0393708889</text:p>
          </table:table-cell>
          <table:table-cell office:value-type="float" office:value="121.388458">
            <text:p>121.388458</text:p>
          </table:table-cell>
          <table:table-cell office:value-type="float" office:value="0">
            <text:p>0</text:p>
          </table:table-cell>
          <table:table-cell office:value-type="float" office:value="0.018919">
            <text:p>0.018919</text:p>
          </table:table-cell>
          <table:table-cell table:formula="of:=[.O272]-0.021583" office:value-type="float" office:value="-0.002664">
            <text:p>-0.002664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329">
            <text:p>-13329</text:p>
          </table:table-cell>
          <table:table-cell office:value-type="float" office:value="22307">
            <text:p>22307</text:p>
          </table:table-cell>
          <table:table-cell office:value-type="float" office:value="26741.550781">
            <text:p>26741.550781</text:p>
          </table:table-cell>
          <table:table-cell office:value-type="float" office:value="-5.23044">
            <text:p>-5.23044</text:p>
          </table:table-cell>
          <table:table-cell office:value-type="float" office:value="-4.86375">
            <text:p>-4.86375</text:p>
          </table:table-cell>
          <table:table-cell office:value-type="float" office:value="7.010685">
            <text:p>7.010685</text:p>
          </table:table-cell>
        </table:table-row>
        <table:table-row table:style-name="ro1">
          <table:table-cell office:value-type="float" office:value="70161">
            <text:p>70161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7461">
            <text:p>0.057461</text:p>
          </table:table-cell>
          <table:table-cell table:formula="of:=[.I273]-[.$I$2]" office:value-type="float" office:value="0.038307">
            <text:p>0.038307</text:p>
          </table:table-cell>
          <table:table-cell table:formula="of:=AVERAGE([.J269:.J273])" office:value-type="float" office:value="0.0215474">
            <text:p>0.0215474</text:p>
          </table:table-cell>
          <table:table-cell table:formula="of:=AVERAGE([.J265:.J273])" office:value-type="float" office:value="0.0436272222222222">
            <text:p>0.043627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[.O273]-0.021583" office:value-type="float" office:value="0.001732">
            <text:p>0.001732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249">
            <text:p>-13249</text:p>
          </table:table-cell>
          <table:table-cell office:value-type="float" office:value="22831">
            <text:p>22831</text:p>
          </table:table-cell>
          <table:table-cell office:value-type="float" office:value="27159.326172">
            <text:p>27159.326172</text:p>
          </table:table-cell>
          <table:table-cell office:value-type="float" office:value="-5.23044">
            <text:p>-5.23044</text:p>
          </table:table-cell>
          <table:table-cell office:value-type="float" office:value="-4.857758">
            <text:p>-4.857758</text:p>
          </table:table-cell>
          <table:table-cell office:value-type="float" office:value="7.125244">
            <text:p>7.125244</text:p>
          </table:table-cell>
        </table:table-row>
        <table:table-row table:style-name="ro1">
          <table:table-cell office:value-type="float" office:value="70418">
            <text:p>70418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32">
            <text:p>0.00623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2394">
            <text:p>0.002394</text:p>
          </table:table-cell>
          <table:table-cell table:formula="of:=[.I274]-[.$I$2]" office:value-type="float" office:value="-0.01676">
            <text:p>-0.01676</text:p>
          </table:table-cell>
          <table:table-cell table:formula="of:=AVERAGE([.J270:.J274])" office:value-type="float" office:value="0.0770928">
            <text:p>0.0770928</text:p>
          </table:table-cell>
          <table:table-cell table:formula="of:=AVERAGE([.J266:.J274])" office:value-type="float" office:value="0.0401688888888889">
            <text:p>0.040168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formula="of:=[.O274]-0.021583" office:value-type="float" office:value="0.002665">
            <text:p>0.00266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172">
            <text:p>-13172</text:p>
          </table:table-cell>
          <table:table-cell office:value-type="float" office:value="23355">
            <text:p>23355</text:p>
          </table:table-cell>
          <table:table-cell office:value-type="float" office:value="27582.382813">
            <text:p>27582.382813</text:p>
          </table:table-cell>
          <table:table-cell office:value-type="float" office:value="-5.23044">
            <text:p>-5.23044</text:p>
          </table:table-cell>
          <table:table-cell office:value-type="float" office:value="-4.851526">
            <text:p>-4.851526</text:p>
          </table:table-cell>
          <table:table-cell office:value-type="float" office:value="7.24439">
            <text:p>7.24439</text:p>
          </table:table-cell>
        </table:table-row>
        <table:table-row table:style-name="ro1">
          <table:table-cell office:value-type="float" office:value="70675">
            <text:p>70675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336">
            <text:p>0.026336</text:p>
          </table:table-cell>
          <table:table-cell table:formula="of:=[.I275]-[.$I$2]" office:value-type="float" office:value="0.007182">
            <text:p>0.007182</text:p>
          </table:table-cell>
          <table:table-cell table:formula="of:=AVERAGE([.J271:.J275])" office:value-type="float" office:value="-0.013408">
            <text:p>-0.013408</text:p>
          </table:table-cell>
          <table:table-cell table:formula="of:=AVERAGE([.J267:.J275])" office:value-type="float" office:value="0.0444252222222222">
            <text:p>0.044425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[.O275]-0.021583" office:value-type="float" office:value="0.001732">
            <text:p>0.001732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099">
            <text:p>-13099</text:p>
          </table:table-cell>
          <table:table-cell office:value-type="float" office:value="23878">
            <text:p>23878</text:p>
          </table:table-cell>
          <table:table-cell office:value-type="float" office:value="28010.035156">
            <text:p>28010.035156</text:p>
          </table:table-cell>
          <table:table-cell office:value-type="float" office:value="-5.23044">
            <text:p>-5.23044</text:p>
          </table:table-cell>
          <table:table-cell office:value-type="float" office:value="-4.845534">
            <text:p>-4.845534</text:p>
          </table:table-cell>
          <table:table-cell office:value-type="float" office:value="7.358948">
            <text:p>7.358948</text:p>
          </table:table-cell>
        </table:table-row>
        <table:table-row table:style-name="ro1">
          <table:table-cell office:value-type="float" office:value="70932">
            <text:p>70932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942">
            <text:p>0.023942</text:p>
          </table:table-cell>
          <table:table-cell table:formula="of:=[.I276]-[.$I$2]" office:value-type="float" office:value="0.004788">
            <text:p>0.004788</text:p>
          </table:table-cell>
          <table:table-cell table:formula="of:=AVERAGE([.J272:.J276])" office:value-type="float" office:value="0.0095764">
            <text:p>0.0095764</text:p>
          </table:table-cell>
          <table:table-cell table:formula="of:=AVERAGE([.J268:.J276])" office:value-type="float" office:value="-0.0127695555555556">
            <text:p>-0.012769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[.O276]-0.021583" office:value-type="float" office:value="0.000933">
            <text:p>0.000933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029">
            <text:p>-13029</text:p>
          </table:table-cell>
          <table:table-cell office:value-type="float" office:value="24400">
            <text:p>24400</text:p>
          </table:table-cell>
          <table:table-cell office:value-type="float" office:value="28441.535156">
            <text:p>28441.535156</text:p>
          </table:table-cell>
          <table:table-cell office:value-type="float" office:value="-5.23044">
            <text:p>-5.23044</text:p>
          </table:table-cell>
          <table:table-cell office:value-type="float" office:value="-4.839748">
            <text:p>-4.839748</text:p>
          </table:table-cell>
          <table:table-cell office:value-type="float" office:value="7.469578">
            <text:p>7.469578</text:p>
          </table:table-cell>
        </table:table-row>
        <table:table-row table:style-name="ro1">
          <table:table-cell office:value-type="float" office:value="71189">
            <text:p>71189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52">
            <text:p>0.0057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5913">
            <text:p>0.035913</text:p>
          </table:table-cell>
          <table:table-cell table:formula="of:=[.I277]-[.$I$2]" office:value-type="float" office:value="0.016759">
            <text:p>0.016759</text:p>
          </table:table-cell>
          <table:table-cell table:formula="of:=AVERAGE([.J273:.J277])" office:value-type="float" office:value="0.0100552">
            <text:p>0.0100552</text:p>
          </table:table-cell>
          <table:table-cell table:formula="of:=AVERAGE([.J269:.J277])" office:value-type="float" office:value="0.0133006666666667">
            <text:p>0.013300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[.O277]-0.021583" office:value-type="float" office:value="0.000800000000000002">
            <text:p>0.0008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2962">
            <text:p>-12962</text:p>
          </table:table-cell>
          <table:table-cell office:value-type="float" office:value="24920">
            <text:p>24920</text:p>
          </table:table-cell>
          <table:table-cell office:value-type="float" office:value="28875.740234">
            <text:p>28875.740234</text:p>
          </table:table-cell>
          <table:table-cell office:value-type="float" office:value="-5.23044">
            <text:p>-5.23044</text:p>
          </table:table-cell>
          <table:table-cell office:value-type="float" office:value="-4.833995">
            <text:p>-4.833995</text:p>
          </table:table-cell>
          <table:table-cell office:value-type="float" office:value="7.57956">
            <text:p>7.57956</text:p>
          </table:table-cell>
        </table:table-row>
        <table:table-row table:style-name="ro1">
          <table:table-cell office:value-type="float" office:value="71446">
            <text:p>71446</text:p>
          </table:table-cell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13">
            <text:p>0.0055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[.I278]-[.$I$2]" office:value-type="float" office:value="-0.033519">
            <text:p>-0.033519</text:p>
          </table:table-cell>
          <table:table-cell table:formula="of:=AVERAGE([.J274:.J278])" office:value-type="float" office:value="-0.00431">
            <text:p>-0.00431</text:p>
          </table:table-cell>
          <table:table-cell table:formula="of:=AVERAGE([.J270:.J278])" office:value-type="float" office:value="0.0422971111111111">
            <text:p>0.042297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45">
            <text:p>0.02145</text:p>
          </table:table-cell>
          <table:table-cell table:formula="of:=[.O278]-0.021583" office:value-type="float" office:value="-0.000132999999999998">
            <text:p>-0.000133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2898">
            <text:p>-12898</text:p>
          </table:table-cell>
          <table:table-cell office:value-type="float" office:value="25441">
            <text:p>25441</text:p>
          </table:table-cell>
          <table:table-cell office:value-type="float" office:value="29315.099609">
            <text:p>29315.099609</text:p>
          </table:table-cell>
          <table:table-cell office:value-type="float" office:value="-5.23044">
            <text:p>-5.23044</text:p>
          </table:table-cell>
          <table:table-cell office:value-type="float" office:value="-4.828483">
            <text:p>-4.828483</text:p>
          </table:table-cell>
          <table:table-cell office:value-type="float" office:value="7.684957">
            <text:p>7.684957</text:p>
          </table:table-cell>
        </table:table-row>
        <table:table-row table:style-name="ro1">
          <table:table-cell office:value-type="float" office:value="71703">
            <text:p>71703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7884">
            <text:p>0.047884</text:p>
          </table:table-cell>
          <table:table-cell table:formula="of:=[.I279]-[.$I$2]" office:value-type="float" office:value="0.02873">
            <text:p>0.02873</text:p>
          </table:table-cell>
          <table:table-cell table:formula="of:=AVERAGE([.J275:.J279])" office:value-type="float" office:value="0.004788">
            <text:p>0.004788</text:p>
          </table:table-cell>
          <table:table-cell table:formula="of:=AVERAGE([.J271:.J279])" office:value-type="float" office:value="-0.00558688888888889">
            <text:p>-0.005586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[.O279]-0.021583" office:value-type="float" office:value="0.001999">
            <text:p>0.001999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2838">
            <text:p>-12838</text:p>
          </table:table-cell>
          <table:table-cell office:value-type="float" office:value="25959">
            <text:p>25959</text:p>
          </table:table-cell>
          <table:table-cell office:value-type="float" office:value="29756.234375">
            <text:p>29756.234375</text:p>
          </table:table-cell>
          <table:table-cell office:value-type="float" office:value="-5.23044">
            <text:p>-5.23044</text:p>
          </table:table-cell>
          <table:table-cell office:value-type="float" office:value="-4.822422">
            <text:p>-4.822422</text:p>
          </table:table-cell>
          <table:table-cell office:value-type="float" office:value="7.800828">
            <text:p>7.800828</text:p>
          </table:table-cell>
        </table:table-row>
        <table:table-row table:style-name="ro1">
          <table:table-cell office:value-type="float" office:value="71960">
            <text:p>71960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033">
            <text:p>0.0050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[.I280]-[.$I$2]" office:value-type="float" office:value="-0.033519">
            <text:p>-0.033519</text:p>
          </table:table-cell>
          <table:table-cell table:formula="of:=AVERAGE([.J276:.J280])" office:value-type="float" office:value="-0.0033522">
            <text:p>-0.0033522</text:p>
          </table:table-cell>
          <table:table-cell table:formula="of:=AVERAGE([.J272:.J280])" office:value-type="float" office:value="0.00292588888888889">
            <text:p>0.002925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585">
            <text:p>0.019585</text:p>
          </table:table-cell>
          <table:table-cell table:formula="of:=[.O280]-0.021583" office:value-type="float" office:value="-0.001998">
            <text:p>-0.001998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2781">
            <text:p>-12781</text:p>
          </table:table-cell>
          <table:table-cell office:value-type="float" office:value="26479">
            <text:p>26479</text:p>
          </table:table-cell>
          <table:table-cell office:value-type="float" office:value="30203.003906">
            <text:p>30203.003906</text:p>
          </table:table-cell>
          <table:table-cell office:value-type="float" office:value="-5.23044">
            <text:p>-5.23044</text:p>
          </table:table-cell>
          <table:table-cell office:value-type="float" office:value="-4.817389">
            <text:p>-4.817389</text:p>
          </table:table-cell>
          <table:table-cell office:value-type="float" office:value="7.897063">
            <text:p>7.897063</text:p>
          </table:table-cell>
        </table:table-row>
        <table:table-row table:style-name="ro1">
          <table:table-cell office:value-type="float" office:value="72217">
            <text:p>72217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table:formula="of:=[.I281]-[.$I$2]" office:value-type="float" office:value="-0.004789">
            <text:p>-0.004789</text:p>
          </table:table-cell>
          <table:table-cell table:formula="of:=AVERAGE([.J277:.J281])" office:value-type="float" office:value="-0.0052676">
            <text:p>-0.0052676</text:p>
          </table:table-cell>
          <table:table-cell table:formula="of:=AVERAGE([.J273:.J281])" office:value-type="float" office:value="0.000797666666666669">
            <text:p>0.000797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[.O281]-0.021583" office:value-type="float" office:value="0.001732">
            <text:p>0.001732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2726">
            <text:p>-12726</text:p>
          </table:table-cell>
          <table:table-cell office:value-type="float" office:value="26998">
            <text:p>26998</text:p>
          </table:table-cell>
          <table:table-cell office:value-type="float" office:value="30652.101563">
            <text:p>30652.101563</text:p>
          </table:table-cell>
          <table:table-cell office:value-type="float" office:value="-5.23044">
            <text:p>-5.23044</text:p>
          </table:table-cell>
          <table:table-cell office:value-type="float" office:value="-4.811397">
            <text:p>-4.811397</text:p>
          </table:table-cell>
          <table:table-cell office:value-type="float" office:value="8.011622">
            <text:p>8.011622</text:p>
          </table:table-cell>
        </table:table-row>
        <table:table-row table:style-name="ro1">
          <table:table-cell office:value-type="float" office:value="72474">
            <text:p>72474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  <table:table-cell office:value-type="float" office:value="52084.421875">
            <text:p>52084.421875</text:p>
          </table:table-cell>
          <table:table-cell office:value-type="float" office:value="-0.005">
            <text:p>-0.005</text:p>
          </table:table-cell>
          <table:table-cell office:value-type="float" office:value="0.005581">
            <text:p>0.005581</text:p>
          </table:table-cell>
          <table:table-cell office:value-type="float" office:value="211.62381">
            <text:p>211.62381</text:p>
          </table:table-cell>
          <table:table-cell office:value-type="float" office:value="0.01514">
            <text:p>0.01514</text:p>
          </table:table-cell>
          <table:table-cell office:value-type="float" office:value="0.002394">
            <text:p>0.002394</text:p>
          </table:table-cell>
          <table:table-cell table:formula="of:=[.I282]-[.$I$2]" office:value-type="float" office:value="-0.01676">
            <text:p>-0.01676</text:p>
          </table:table-cell>
          <table:table-cell table:formula="of:=AVERAGE([.J278:.J282])" office:value-type="float" office:value="-0.0119714">
            <text:p>-0.0119714</text:p>
          </table:table-cell>
          <table:table-cell table:formula="of:=AVERAGE([.J274:.J282])" office:value-type="float" office:value="-0.00532088888888889">
            <text:p>-0.0053208889</text:p>
          </table:table-cell>
          <table:table-cell office:value-type="float" office:value="115.813446">
            <text:p>115.813446</text:p>
          </table:table-cell>
          <table:table-cell office:value-type="float" office:value="-0.019455">
            <text:p>-0.019455</text:p>
          </table:table-cell>
          <table:table-cell office:value-type="float" office:value="0.021717">
            <text:p>0.021717</text:p>
          </table:table-cell>
          <table:table-cell table:formula="of:=[.O282]-0.021583" office:value-type="float" office:value="0.000134000000000002">
            <text:p>0.000134</text:p>
          </table:table-cell>
          <table:table-cell office:value-type="float" office:value="211.62381">
            <text:p>211.62381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674">
            <text:p>-12674</text:p>
          </table:table-cell>
          <table:table-cell office:value-type="float" office:value="27517">
            <text:p>27517</text:p>
          </table:table-cell>
          <table:table-cell office:value-type="float" office:value="31103.769531">
            <text:p>31103.769531</text:p>
          </table:table-cell>
          <table:table-cell office:value-type="float" office:value="-5.23544">
            <text:p>-5.23544</text:p>
          </table:table-cell>
          <table:table-cell office:value-type="float" office:value="-4.805815">
            <text:p>-4.805815</text:p>
          </table:table-cell>
          <table:table-cell office:value-type="float" office:value="8.206083">
            <text:p>8.206083</text:p>
          </table:table-cell>
        </table:table-row>
        <table:table-row table:style-name="ro1">
          <table:table-cell office:value-type="float" office:value="72731">
            <text:p>72731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66">
            <text:p>0.006266</text:p>
          </table:table-cell>
          <table:table-cell office:value-type="float" office:value="100">
            <text:p>100</text:p>
          </table:table-cell>
          <table:table-cell office:value-type="float" office:value="-0.01514">
            <text:p>-0.01514</text:p>
          </table:table-cell>
          <table:table-cell office:value-type="float" office:value="0.050278">
            <text:p>0.050278</text:p>
          </table:table-cell>
          <table:table-cell table:formula="of:=[.I283]-[.$I$2]" office:value-type="float" office:value="0.031124">
            <text:p>0.031124</text:p>
          </table:table-cell>
          <table:table-cell table:formula="of:=AVERAGE([.J279:.J283])" office:value-type="float" office:value="0.000957200000000001">
            <text:p>0.0009572</text:p>
          </table:table-cell>
          <table:table-cell table:formula="of:=AVERAGE([.J275:.J283])" office:value-type="float" office:value="-0.000000444444444442576">
            <text:p>-4.44444444442576E-007</text:p>
          </table:table-cell>
          <table:table-cell office:value-type="float" office:value="232.082794">
            <text:p>232.082794</text:p>
          </table:table-cell>
          <table:table-cell office:value-type="float" office:value="0">
            <text:p>0</text:p>
          </table:table-cell>
          <table:table-cell office:value-type="float" office:value="0.024381">
            <text:p>0.024381</text:p>
          </table:table-cell>
          <table:table-cell table:formula="of:=[.O283]-0.021583" office:value-type="float" office:value="0.002798">
            <text:p>0.002798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626">
            <text:p>-12626</text:p>
          </table:table-cell>
          <table:table-cell office:value-type="float" office:value="28033">
            <text:p>28033</text:p>
          </table:table-cell>
          <table:table-cell office:value-type="float" office:value="31557.314453">
            <text:p>31557.314453</text:p>
          </table:table-cell>
          <table:table-cell office:value-type="float" office:value="-5.23544">
            <text:p>-5.23544</text:p>
          </table:table-cell>
          <table:table-cell office:value-type="float" office:value="-4.799549">
            <text:p>-4.799549</text:p>
          </table:table-cell>
          <table:table-cell office:value-type="float" office:value="8.325769">
            <text:p>8.325769</text:p>
          </table:table-cell>
        </table:table-row>
        <table:table-row table:style-name="ro1">
          <table:table-cell office:value-type="float" office:value="72988">
            <text:p>72988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273">
            <text:p>0.0052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0701">
            <text:p>0.040701</text:p>
          </table:table-cell>
          <table:table-cell table:formula="of:=[.I284]-[.$I$2]" office:value-type="float" office:value="0.021547">
            <text:p>0.021547</text:p>
          </table:table-cell>
          <table:table-cell table:formula="of:=AVERAGE([.J280:.J284])" office:value-type="float" office:value="-0.000479399999999997">
            <text:p>-0.0004794</text:p>
          </table:table-cell>
          <table:table-cell table:formula="of:=AVERAGE([.J276:.J284])" office:value-type="float" office:value="0.00159566666666667">
            <text:p>0.001595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518">
            <text:p>0.020518</text:p>
          </table:table-cell>
          <table:table-cell table:formula="of:=[.O284]-0.021583" office:value-type="float" office:value="-0.001065">
            <text:p>-0.00106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581">
            <text:p>-12581</text:p>
          </table:table-cell>
          <table:table-cell office:value-type="float" office:value="28547">
            <text:p>28547</text:p>
          </table:table-cell>
          <table:table-cell office:value-type="float" office:value="32012.150391">
            <text:p>32012.150391</text:p>
          </table:table-cell>
          <table:table-cell office:value-type="float" office:value="-5.23544">
            <text:p>-5.23544</text:p>
          </table:table-cell>
          <table:table-cell office:value-type="float" office:value="-4.794276">
            <text:p>-4.794276</text:p>
          </table:table-cell>
          <table:table-cell office:value-type="float" office:value="8.426485">
            <text:p>8.426485</text:p>
          </table:table-cell>
        </table:table-row>
        <table:table-row table:style-name="ro1">
          <table:table-cell office:value-type="float" office:value="73245">
            <text:p>73245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7">
            <text:p>0.005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1125">
            <text:p>0.031125</text:p>
          </table:table-cell>
          <table:table-cell table:formula="of:=[.I285]-[.$I$2]" office:value-type="float" office:value="0.011971">
            <text:p>0.011971</text:p>
          </table:table-cell>
          <table:table-cell table:formula="of:=AVERAGE([.J281:.J285])" office:value-type="float" office:value="0.0086186">
            <text:p>0.0086186</text:p>
          </table:table-cell>
          <table:table-cell table:formula="of:=AVERAGE([.J277:.J285])" office:value-type="float" office:value="0.00239377777777778">
            <text:p>0.002393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118">
            <text:p>0.020118</text:p>
          </table:table-cell>
          <table:table-cell table:formula="of:=[.O285]-0.021583" office:value-type="float" office:value="-0.001465">
            <text:p>-0.00146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539">
            <text:p>-12539</text:p>
          </table:table-cell>
          <table:table-cell office:value-type="float" office:value="29059">
            <text:p>29059</text:p>
          </table:table-cell>
          <table:table-cell office:value-type="float" office:value="32468.117188">
            <text:p>32468.117188</text:p>
          </table:table-cell>
          <table:table-cell office:value-type="float" office:value="-5.23544">
            <text:p>-5.23544</text:p>
          </table:table-cell>
          <table:table-cell office:value-type="float" office:value="-4.789106">
            <text:p>-4.789106</text:p>
          </table:table-cell>
          <table:table-cell office:value-type="float" office:value="8.525241">
            <text:p>8.525241</text:p>
          </table:table-cell>
        </table:table-row>
        <table:table-row table:style-name="ro1">
          <table:table-cell office:value-type="float" office:value="73502">
            <text:p>73502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205">
            <text:p>0.0052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table:formula="of:=[.I286]-[.$I$2]" office:value-type="float" office:value="-0.026337">
            <text:p>-0.026337</text:p>
          </table:table-cell>
          <table:table-cell table:formula="of:=AVERAGE([.J282:.J286])" office:value-type="float" office:value="0.004309">
            <text:p>0.004309</text:p>
          </table:table-cell>
          <table:table-cell table:formula="of:=AVERAGE([.J278:.J286])" office:value-type="float" office:value="-0.00239466666666666">
            <text:p>-0.002394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[.O286]-0.021583" office:value-type="float" office:value="-0.001332">
            <text:p>-0.001332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500">
            <text:p>-12500</text:p>
          </table:table-cell>
          <table:table-cell office:value-type="float" office:value="29572">
            <text:p>29572</text:p>
          </table:table-cell>
          <table:table-cell office:value-type="float" office:value="32927.839844">
            <text:p>32927.839844</text:p>
          </table:table-cell>
          <table:table-cell office:value-type="float" office:value="-5.23544">
            <text:p>-5.23544</text:p>
          </table:table-cell>
          <table:table-cell office:value-type="float" office:value="-4.783901">
            <text:p>-4.783901</text:p>
          </table:table-cell>
          <table:table-cell office:value-type="float" office:value="8.624654">
            <text:p>8.624654</text:p>
          </table:table-cell>
        </table:table-row>
        <table:table-row table:style-name="ro1">
          <table:table-cell office:value-type="float" office:value="73759">
            <text:p>73759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78">
            <text:p>0.0054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1125">
            <text:p>0.031125</text:p>
          </table:table-cell>
          <table:table-cell table:formula="of:=[.I287]-[.$I$2]" office:value-type="float" office:value="0.011971">
            <text:p>0.011971</text:p>
          </table:table-cell>
          <table:table-cell table:formula="of:=AVERAGE([.J283:.J287])" office:value-type="float" office:value="0.0100552">
            <text:p>0.0100552</text:p>
          </table:table-cell>
          <table:table-cell table:formula="of:=AVERAGE([.J279:.J287])" office:value-type="float" office:value="0.00265977777777778">
            <text:p>0.002659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table:formula="of:=[.O287]-0.021583" office:value-type="float" office:value="-0.000265999999999999">
            <text:p>-0.000266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463">
            <text:p>-12463</text:p>
          </table:table-cell>
          <table:table-cell office:value-type="float" office:value="30083">
            <text:p>30083</text:p>
          </table:table-cell>
          <table:table-cell office:value-type="float" office:value="33388.042969">
            <text:p>33388.042969</text:p>
          </table:table-cell>
          <table:table-cell office:value-type="float" office:value="-5.23544">
            <text:p>-5.23544</text:p>
          </table:table-cell>
          <table:table-cell office:value-type="float" office:value="-4.778423">
            <text:p>-4.778423</text:p>
          </table:table-cell>
          <table:table-cell office:value-type="float" office:value="8.729294">
            <text:p>8.729294</text:p>
          </table:table-cell>
        </table:table-row>
        <table:table-row table:style-name="ro1">
          <table:table-cell office:value-type="float" office:value="74016">
            <text:p>74016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66">
            <text:p>0.0062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9432">
            <text:p>-0.069432</text:p>
          </table:table-cell>
          <table:table-cell table:formula="of:=[.I288]-[.$I$2]" office:value-type="float" office:value="-0.088586">
            <text:p>-0.088586</text:p>
          </table:table-cell>
          <table:table-cell table:formula="of:=AVERAGE([.J284:.J288])" office:value-type="float" office:value="-0.0138868">
            <text:p>-0.0138868</text:p>
          </table:table-cell>
          <table:table-cell table:formula="of:=AVERAGE([.J280:.J288])" office:value-type="float" office:value="-0.0103753333333333">
            <text:p>-0.010375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381">
            <text:p>0.024381</text:p>
          </table:table-cell>
          <table:table-cell table:formula="of:=[.O288]-0.021583" office:value-type="float" office:value="0.002798">
            <text:p>0.002798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429">
            <text:p>-12429</text:p>
          </table:table-cell>
          <table:table-cell office:value-type="float" office:value="30599">
            <text:p>30599</text:p>
          </table:table-cell>
          <table:table-cell office:value-type="float" office:value="33855.492188">
            <text:p>33855.492188</text:p>
          </table:table-cell>
          <table:table-cell office:value-type="float" office:value="-5.23544">
            <text:p>-5.23544</text:p>
          </table:table-cell>
          <table:table-cell office:value-type="float" office:value="-4.772157">
            <text:p>-4.772157</text:p>
          </table:table-cell>
          <table:table-cell office:value-type="float" office:value="8.848981">
            <text:p>8.848981</text:p>
          </table:table-cell>
        </table:table-row>
        <table:table-row table:style-name="ro1">
          <table:table-cell office:value-type="float" office:value="74273">
            <text:p>74273</text:p>
          </table:table-cell>
          <table:table-cell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811">
            <text:p>-0.0218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35913">
            <text:p>0.35913</text:p>
          </table:table-cell>
          <table:table-cell table:formula="of:=[.I289]-[.$I$2]" office:value-type="float" office:value="0.339976">
            <text:p>0.339976</text:p>
          </table:table-cell>
          <table:table-cell table:formula="of:=AVERAGE([.J285:.J289])" office:value-type="float" office:value="0.049799">
            <text:p>0.049799</text:p>
          </table:table-cell>
          <table:table-cell table:formula="of:=AVERAGE([.J281:.J289])" office:value-type="float" office:value="0.0311241111111111">
            <text:p>0.031124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84868">
            <text:p>-0.084868</text:p>
          </table:table-cell>
          <table:table-cell table:formula="of:=[.O289]-0.021583" office:value-type="float" office:value="-0.106451">
            <text:p>-0.106451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400">
            <text:p>-12400</text:p>
          </table:table-cell>
          <table:table-cell office:value-type="float" office:value="31091">
            <text:p>31091</text:p>
          </table:table-cell>
          <table:table-cell office:value-type="float" office:value="34303.757813">
            <text:p>34303.757813</text:p>
          </table:table-cell>
          <table:table-cell office:value-type="float" office:value="-5.23544">
            <text:p>-5.23544</text:p>
          </table:table-cell>
          <table:table-cell office:value-type="float" office:value="-4.793968">
            <text:p>-4.793968</text:p>
          </table:table-cell>
          <table:table-cell office:value-type="float" office:value="8.432378">
            <text:p>8.432378</text:p>
          </table:table-cell>
        </table:table-row>
        <table:table-row table:style-name="ro1">
          <table:table-cell office:value-type="float" office:value="74530">
            <text:p>74530</text:p>
          </table:table-cell>
          <table:table-cell office:value-type="float" office:value="-10">
            <text:p>-10</text:p>
          </table:table-cell>
          <table:table-cell office:value-type="float" office:value="458">
            <text:p>458</text:p>
          </table:table-cell>
          <table:table-cell office:value-type="float" office:value="4681.159668">
            <text:p>4681.159668</text:p>
          </table:table-cell>
          <table:table-cell office:value-type="float" office:value="-0.05">
            <text:p>-0.05</text:p>
          </table:table-cell>
          <table:table-cell office:value-type="float" office:value="-0.067043">
            <text:p>-0.067043</text:p>
          </table:table-cell>
          <table:table-cell office:value-type="float" office:value="34.085503">
            <text:p>34.085503</text:p>
          </table:table-cell>
          <table:table-cell office:value-type="float" office:value="-0.151403">
            <text:p>-0.151403</text:p>
          </table:table-cell>
          <table:table-cell office:value-type="float" office:value="0.529119">
            <text:p>0.529119</text:p>
          </table:table-cell>
          <table:table-cell table:formula="of:=[.I290]-[.$I$2]" office:value-type="float" office:value="0.509965">
            <text:p>0.509965</text:p>
          </table:table-cell>
          <table:table-cell table:formula="of:=AVERAGE([.J286:.J290])" office:value-type="float" office:value="0.1493978">
            <text:p>0.1493978</text:p>
          </table:table-cell>
          <table:table-cell table:formula="of:=AVERAGE([.J282:.J290])" office:value-type="float" office:value="0.088319">
            <text:p>0.088319</text:p>
          </table:table-cell>
          <table:table-cell office:value-type="float" office:value="249.477554">
            <text:p>249.477554</text:p>
          </table:table-cell>
          <table:table-cell office:value-type="float" office:value="-0.194553">
            <text:p>-0.194553</text:p>
          </table:table-cell>
          <table:table-cell office:value-type="float" office:value="-0.260867">
            <text:p>-0.260867</text:p>
          </table:table-cell>
          <table:table-cell table:formula="of:=[.O290]-0.021583" office:value-type="float" office:value="-0.28245">
            <text:p>-0.28245</text:p>
          </table:table-cell>
          <table:table-cell office:value-type="float" office:value="34.085518">
            <text:p>34.085518</text:p>
          </table:table-cell>
          <table:table-cell office:value-type="float" office:value="-103">
            <text:p>-103</text:p>
          </table:table-cell>
          <table:table-cell office:value-type="float" office:value="-940">
            <text:p>-940</text:p>
          </table:table-cell>
          <table:table-cell office:value-type="float" office:value="-12363">
            <text:p>-12363</text:p>
          </table:table-cell>
          <table:table-cell office:value-type="float" office:value="31548">
            <text:p>31548</text:p>
          </table:table-cell>
          <table:table-cell office:value-type="float" office:value="34724.3125">
            <text:p>34724.3125</text:p>
          </table:table-cell>
          <table:table-cell office:value-type="float" office:value="-5.28544">
            <text:p>-5.28544</text:p>
          </table:table-cell>
          <table:table-cell office:value-type="float" office:value="-4.861011">
            <text:p>-4.861011</text:p>
          </table:table-cell>
          <table:table-cell office:value-type="float" office:value="8.030163">
            <text:p>8.030163</text:p>
          </table:table-cell>
        </table:table-row>
        <table:table-row table:style-name="ro1">
          <table:table-cell office:value-type="float" office:value="74787">
            <text:p>74787</text:p>
          </table:table-cell>
          <table:table-cell office:value-type="float" office:value="-4">
            <text:p>-4</text:p>
          </table:table-cell>
          <table:table-cell office:value-type="float" office:value="485">
            <text:p>485</text:p>
          </table:table-cell>
          <table:table-cell office:value-type="float" office:value="12232.87793">
            <text:p>12232.87793</text:p>
          </table:table-cell>
          <table:table-cell office:value-type="float" office:value="-0.02">
            <text:p>-0.02</text:p>
          </table:table-cell>
          <table:table-cell office:value-type="float" office:value="0.003561">
            <text:p>0.003561</text:p>
          </table:table-cell>
          <table:table-cell office:value-type="float" office:value="117.805031">
            <text:p>117.805031</text:p>
          </table:table-cell>
          <table:table-cell office:value-type="float" office:value="0.090842">
            <text:p>0.090842</text:p>
          </table:table-cell>
          <table:table-cell office:value-type="float" office:value="-0.411803">
            <text:p>-0.411803</text:p>
          </table:table-cell>
          <table:table-cell table:formula="of:=[.I291]-[.$I$2]" office:value-type="float" office:value="-0.430957">
            <text:p>-0.430957</text:p>
          </table:table-cell>
          <table:table-cell table:formula="of:=AVERAGE([.J287:.J291])" office:value-type="float" office:value="0.0684738">
            <text:p>0.0684738</text:p>
          </table:table-cell>
          <table:table-cell table:formula="of:=AVERAGE([.J283:.J291])" office:value-type="float" office:value="0.0422971111111111">
            <text:p>0.0422971111</text:p>
          </table:table-cell>
          <table:table-cell office:value-type="float" office:value="353.319275">
            <text:p>353.319275</text:p>
          </table:table-cell>
          <table:table-cell office:value-type="float" office:value="-0.077821">
            <text:p>-0.077821</text:p>
          </table:table-cell>
          <table:table-cell office:value-type="float" office:value="0.013856">
            <text:p>0.013856</text:p>
          </table:table-cell>
          <table:table-cell table:formula="of:=[.O291]-0.021583" office:value-type="float" office:value="-0.007727">
            <text:p>-0.007727</text:p>
          </table:table-cell>
          <table:table-cell office:value-type="float" office:value="117.805016">
            <text:p>117.805016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2291">
            <text:p>-12291</text:p>
          </table:table-cell>
          <table:table-cell office:value-type="float" office:value="32028">
            <text:p>32028</text:p>
          </table:table-cell>
          <table:table-cell office:value-type="float" office:value="35150.894531">
            <text:p>35150.894531</text:p>
          </table:table-cell>
          <table:table-cell office:value-type="float" office:value="-5.30544">
            <text:p>-5.30544</text:p>
          </table:table-cell>
          <table:table-cell office:value-type="float" office:value="-4.85745">
            <text:p>-4.85745</text:p>
          </table:table-cell>
          <table:table-cell office:value-type="float" office:value="8.443982">
            <text:p>8.443982</text:p>
          </table:table-cell>
        </table:table-row>
        <table:table-row table:style-name="ro1">
          <table:table-cell office:value-type="float" office:value="75044">
            <text:p>75044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98">
            <text:p>0.006198</text:p>
          </table:table-cell>
          <table:table-cell office:value-type="float" office:value="100">
            <text:p>100</text:p>
          </table:table-cell>
          <table:table-cell office:value-type="float" office:value="0.060561">
            <text:p>0.060561</text:p>
          </table:table-cell>
          <table:table-cell office:value-type="float" office:value="0.057461">
            <text:p>0.057461</text:p>
          </table:table-cell>
          <table:table-cell table:formula="of:=[.I292]-[.$I$2]" office:value-type="float" office:value="0.038307">
            <text:p>0.038307</text:p>
          </table:table-cell>
          <table:table-cell table:formula="of:=AVERAGE([.J288:.J292])" office:value-type="float" office:value="0.073741">
            <text:p>0.073741</text:p>
          </table:table-cell>
          <table:table-cell table:formula="of:=AVERAGE([.J284:.J292])" office:value-type="float" office:value="0.0430952222222222">
            <text:p>0.0430952222</text:p>
          </table:table-cell>
          <table:table-cell office:value-type="float" office:value="194.880783">
            <text:p>194.880783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[.O292]-0.021583" office:value-type="float" office:value="0.002532">
            <text:p>0.002532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2221">
            <text:p>-12221</text:p>
          </table:table-cell>
          <table:table-cell office:value-type="float" office:value="32504">
            <text:p>32504</text:p>
          </table:table-cell>
          <table:table-cell office:value-type="float" office:value="35573.855469">
            <text:p>35573.855469</text:p>
          </table:table-cell>
          <table:table-cell office:value-type="float" office:value="-5.30544">
            <text:p>-5.30544</text:p>
          </table:table-cell>
          <table:table-cell office:value-type="float" office:value="-4.851252">
            <text:p>-4.851252</text:p>
          </table:table-cell>
          <table:table-cell office:value-type="float" office:value="8.560796">
            <text:p>8.560796</text:p>
          </table:table-cell>
        </table:table-row>
        <table:table-row table:style-name="ro1">
          <table:table-cell office:value-type="float" office:value="75301">
            <text:p>75301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403">
            <text:p>0.0064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48">
            <text:p>0.021548</text:p>
          </table:table-cell>
          <table:table-cell table:formula="of:=[.I293]-[.$I$2]" office:value-type="float" office:value="0.002394">
            <text:p>0.002394</text:p>
          </table:table-cell>
          <table:table-cell table:formula="of:=AVERAGE([.J289:.J293])" office:value-type="float" office:value="0.091937">
            <text:p>0.091937</text:p>
          </table:table-cell>
          <table:table-cell table:formula="of:=AVERAGE([.J285:.J293])" office:value-type="float" office:value="0.0409671111111111">
            <text:p>0.040967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914">
            <text:p>0.024914</text:p>
          </table:table-cell>
          <table:table-cell table:formula="of:=[.O293]-0.021583" office:value-type="float" office:value="0.003331">
            <text:p>0.003331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2155">
            <text:p>-12155</text:p>
          </table:table-cell>
          <table:table-cell office:value-type="float" office:value="32979">
            <text:p>32979</text:p>
          </table:table-cell>
          <table:table-cell office:value-type="float" office:value="35998.671875">
            <text:p>35998.671875</text:p>
          </table:table-cell>
          <table:table-cell office:value-type="float" office:value="-5.30544">
            <text:p>-5.30544</text:p>
          </table:table-cell>
          <table:table-cell office:value-type="float" office:value="-4.844849">
            <text:p>-4.844849</text:p>
          </table:table-cell>
          <table:table-cell office:value-type="float" office:value="8.681483">
            <text:p>8.681483</text:p>
          </table:table-cell>
        </table:table-row>
        <table:table-row table:style-name="ro1">
          <table:table-cell office:value-type="float" office:value="75558">
            <text:p>75558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2672">
            <text:p>0.052672</text:p>
          </table:table-cell>
          <table:table-cell table:formula="of:=[.I294]-[.$I$2]" office:value-type="float" office:value="0.033518">
            <text:p>0.033518</text:p>
          </table:table-cell>
          <table:table-cell table:formula="of:=AVERAGE([.J290:.J294])" office:value-type="float" office:value="0.0306454">
            <text:p>0.0306454</text:p>
          </table:table-cell>
          <table:table-cell table:formula="of:=AVERAGE([.J286:.J294])" office:value-type="float" office:value="0.0433612222222222">
            <text:p>0.043361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[.O294]-0.021583" office:value-type="float" office:value="0.000933">
            <text:p>0.000933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2092">
            <text:p>-12092</text:p>
          </table:table-cell>
          <table:table-cell office:value-type="float" office:value="33451">
            <text:p>33451</text:p>
          </table:table-cell>
          <table:table-cell office:value-type="float" office:value="36423.007813">
            <text:p>36423.007813</text:p>
          </table:table-cell>
          <table:table-cell office:value-type="float" office:value="-5.30544">
            <text:p>-5.30544</text:p>
          </table:table-cell>
          <table:table-cell office:value-type="float" office:value="-4.839063">
            <text:p>-4.839063</text:p>
          </table:table-cell>
          <table:table-cell office:value-type="float" office:value="8.790548">
            <text:p>8.790548</text:p>
          </table:table-cell>
        </table:table-row>
        <table:table-row table:style-name="ro1">
          <table:table-cell office:value-type="float" office:value="75815">
            <text:p>75815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69">
            <text:p>0.0063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9577">
            <text:p>-0.009577</text:p>
          </table:table-cell>
          <table:table-cell table:formula="of:=[.I295]-[.$I$2]" office:value-type="float" office:value="-0.028731">
            <text:p>-0.028731</text:p>
          </table:table-cell>
          <table:table-cell table:formula="of:=AVERAGE([.J291:.J295])" office:value-type="float" office:value="-0.0770938">
            <text:p>-0.0770938</text:p>
          </table:table-cell>
          <table:table-cell table:formula="of:=AVERAGE([.J287:.J295])" office:value-type="float" office:value="0.0430952222222222">
            <text:p>0.043095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table:formula="of:=[.O295]-0.021583" office:value-type="float" office:value="0.003198">
            <text:p>0.003198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2032">
            <text:p>-12032</text:p>
          </table:table-cell>
          <table:table-cell office:value-type="float" office:value="33924">
            <text:p>33924</text:p>
          </table:table-cell>
          <table:table-cell office:value-type="float" office:value="36850.523438">
            <text:p>36850.523438</text:p>
          </table:table-cell>
          <table:table-cell office:value-type="float" office:value="-5.30544">
            <text:p>-5.30544</text:p>
          </table:table-cell>
          <table:table-cell office:value-type="float" office:value="-4.832694">
            <text:p>-4.832694</text:p>
          </table:table-cell>
          <table:table-cell office:value-type="float" office:value="8.910588">
            <text:p>8.910588</text:p>
          </table:table-cell>
        </table:table-row>
        <table:table-row table:style-name="ro1">
          <table:table-cell office:value-type="float" office:value="76072">
            <text:p>76072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15">
            <text:p>0.0056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86191">
            <text:p>0.086191</text:p>
          </table:table-cell>
          <table:table-cell table:formula="of:=[.I296]-[.$I$2]" office:value-type="float" office:value="0.067037">
            <text:p>0.067037</text:p>
          </table:table-cell>
          <table:table-cell table:formula="of:=AVERAGE([.J292:.J296])" office:value-type="float" office:value="0.022505">
            <text:p>0.022505</text:p>
          </table:table-cell>
          <table:table-cell table:formula="of:=AVERAGE([.J288:.J296])" office:value-type="float" office:value="0.0492136666666667">
            <text:p>0.049213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[.O296]-0.021583" office:value-type="float" office:value="0.000267000000000003">
            <text:p>0.000267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1975">
            <text:p>-11975</text:p>
          </table:table-cell>
          <table:table-cell office:value-type="float" office:value="34392">
            <text:p>34392</text:p>
          </table:table-cell>
          <table:table-cell office:value-type="float" office:value="37275.449219">
            <text:p>37275.449219</text:p>
          </table:table-cell>
          <table:table-cell office:value-type="float" office:value="-5.30544">
            <text:p>-5.30544</text:p>
          </table:table-cell>
          <table:table-cell office:value-type="float" office:value="-4.827079">
            <text:p>-4.827079</text:p>
          </table:table-cell>
          <table:table-cell office:value-type="float" office:value="9.016427">
            <text:p>9.016427</text:p>
          </table:table-cell>
        </table:table-row>
        <table:table-row table:style-name="ro1">
          <table:table-cell office:value-type="float" office:value="76329">
            <text:p>76329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07">
            <text:p>0.0053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71826">
            <text:p>0.071826</text:p>
          </table:table-cell>
          <table:table-cell table:formula="of:=[.I297]-[.$I$2]" office:value-type="float" office:value="0.052672">
            <text:p>0.052672</text:p>
          </table:table-cell>
          <table:table-cell table:formula="of:=AVERAGE([.J293:.J297])" office:value-type="float" office:value="0.025378">
            <text:p>0.025378</text:p>
          </table:table-cell>
          <table:table-cell table:formula="of:=AVERAGE([.J289:.J297])" office:value-type="float" office:value="0.064909">
            <text:p>0.06490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651">
            <text:p>0.020651</text:p>
          </table:table-cell>
          <table:table-cell table:formula="of:=[.O297]-0.021583" office:value-type="float" office:value="-0.000931999999999999">
            <text:p>-0.000932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1922">
            <text:p>-11922</text:p>
          </table:table-cell>
          <table:table-cell office:value-type="float" office:value="34856">
            <text:p>34856</text:p>
          </table:table-cell>
          <table:table-cell office:value-type="float" office:value="37698.9375">
            <text:p>37698.9375</text:p>
          </table:table-cell>
          <table:table-cell office:value-type="float" office:value="-5.30544">
            <text:p>-5.30544</text:p>
          </table:table-cell>
          <table:table-cell office:value-type="float" office:value="-4.821772">
            <text:p>-4.821772</text:p>
          </table:table-cell>
          <table:table-cell office:value-type="float" office:value="9.116461">
            <text:p>9.116461</text:p>
          </table:table-cell>
        </table:table-row>
        <table:table-row table:style-name="ro1">
          <table:table-cell office:value-type="float" office:value="76586">
            <text:p>76586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98">
            <text:p>0.0061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[.I298]-[.$I$2]" office:value-type="float" office:value="-0.033519">
            <text:p>-0.033519</text:p>
          </table:table-cell>
          <table:table-cell table:formula="of:=AVERAGE([.J294:.J298])" office:value-type="float" office:value="0.0181954">
            <text:p>0.0181954</text:p>
          </table:table-cell>
          <table:table-cell table:formula="of:=AVERAGE([.J290:.J298])" office:value-type="float" office:value="0.0234095555555555">
            <text:p>0.023409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[.O298]-0.021583" office:value-type="float" office:value="0.002532">
            <text:p>0.002532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1871">
            <text:p>-11871</text:p>
          </table:table-cell>
          <table:table-cell office:value-type="float" office:value="35321">
            <text:p>35321</text:p>
          </table:table-cell>
          <table:table-cell office:value-type="float" office:value="38125.011719">
            <text:p>38125.011719</text:p>
          </table:table-cell>
          <table:table-cell office:value-type="float" office:value="-5.30544">
            <text:p>-5.30544</text:p>
          </table:table-cell>
          <table:table-cell office:value-type="float" office:value="-4.815574">
            <text:p>-4.815574</text:p>
          </table:table-cell>
          <table:table-cell office:value-type="float" office:value="9.233274">
            <text:p>9.233274</text:p>
          </table:table-cell>
        </table:table-row>
        <table:table-row table:style-name="ro1">
          <table:table-cell office:value-type="float" office:value="76843">
            <text:p>76843</text:p>
          </table:table-cell>
          <table:table-cell office:value-type="float" office:value="-7">
            <text:p>-7</text:p>
          </table:table-cell>
          <table:table-cell office:value-type="float" office:value="459">
            <text:p>459</text:p>
          </table:table-cell>
          <table:table-cell office:value-type="float" office:value="6660.328125">
            <text:p>6660.328125</text:p>
          </table:table-cell>
          <table:table-cell office:value-type="float" office:value="-0.025667">
            <text:p>-0.025667</text:p>
          </table:table-cell>
          <table:table-cell office:value-type="float" office:value="0.004143">
            <text:p>0.004143</text:p>
          </table:table-cell>
          <table:table-cell office:value-type="float" office:value="116.141914">
            <text:p>116.141914</text:p>
          </table:table-cell>
          <table:table-cell office:value-type="float" office:value="-0.105982">
            <text:p>-0.105982</text:p>
          </table:table-cell>
          <table:table-cell office:value-type="float" office:value="0.129287">
            <text:p>0.129287</text:p>
          </table:table-cell>
          <table:table-cell table:formula="of:=[.I299]-[.$I$2]" office:value-type="float" office:value="0.110133">
            <text:p>0.110133</text:p>
          </table:table-cell>
          <table:table-cell table:formula="of:=AVERAGE([.J295:.J299])" office:value-type="float" office:value="0.0335184">
            <text:p>0.0335184</text:p>
          </table:table-cell>
          <table:table-cell table:formula="of:=AVERAGE([.J291:.J299])" office:value-type="float" office:value="-0.0210162222222222">
            <text:p>-0.0210162222</text:p>
          </table:table-cell>
          <table:table-cell office:value-type="float" office:value="21.989563">
            <text:p>21.989563</text:p>
          </table:table-cell>
          <table:table-cell office:value-type="float" office:value="-0.09987">
            <text:p>-0.09987</text:p>
          </table:table-cell>
          <table:table-cell office:value-type="float" office:value="0.016121">
            <text:p>0.016121</text:p>
          </table:table-cell>
          <table:table-cell table:formula="of:=[.O299]-0.021583" office:value-type="float" office:value="-0.005462">
            <text:p>-0.005462</text:p>
          </table:table-cell>
          <table:table-cell office:value-type="float" office:value="116.141914">
            <text:p>116.141914</text:p>
          </table:table-cell>
          <table:table-cell office:value-type="float" office:value="-109">
            <text:p>-109</text:p>
          </table:table-cell>
          <table:table-cell office:value-type="float" office:value="-949">
            <text:p>-949</text:p>
          </table:table-cell>
          <table:table-cell office:value-type="float" office:value="-11824">
            <text:p>-11824</text:p>
          </table:table-cell>
          <table:table-cell office:value-type="float" office:value="35778">
            <text:p>35778</text:p>
          </table:table-cell>
          <table:table-cell office:value-type="float" office:value="38550.144531">
            <text:p>38550.144531</text:p>
          </table:table-cell>
          <table:table-cell office:value-type="float" office:value="-5.331107">
            <text:p>-5.331107</text:p>
          </table:table-cell>
          <table:table-cell office:value-type="float" office:value="-4.811431">
            <text:p>-4.811431</text:p>
          </table:table-cell>
          <table:table-cell office:value-type="float" office:value="9.74799">
            <text:p>9.74799</text:p>
          </table:table-cell>
        </table:table-row>
        <table:table-row table:style-name="ro1">
          <table:table-cell office:value-type="float" office:value="77100">
            <text:p>77100</text:p>
          </table:table-cell>
          <table:table-cell office:value-type="float" office:value="-5">
            <text:p>-5</text:p>
          </table:table-cell>
          <table:table-cell office:value-type="float" office:value="480">
            <text:p>480</text:p>
          </table:table-cell>
          <table:table-cell office:value-type="float" office:value="9698.771484">
            <text:p>9698.771484</text:p>
          </table:table-cell>
          <table:table-cell office:value-type="float" office:value="0.002273">
            <text:p>0.002273</text:p>
          </table:table-cell>
          <table:table-cell office:value-type="float" office:value="0.000993">
            <text:p>0.000993</text:p>
          </table:table-cell>
          <table:table-cell office:value-type="float" office:value="56.309212">
            <text:p>56.309212</text:p>
          </table:table-cell>
          <table:table-cell office:value-type="float" office:value="0.030281">
            <text:p>0.030281</text:p>
          </table:table-cell>
          <table:table-cell office:value-type="float" office:value="-0.31364">
            <text:p>-0.31364</text:p>
          </table:table-cell>
          <table:table-cell table:formula="of:=[.I300]-[.$I$2]" office:value-type="float" office:value="-0.332794">
            <text:p>-0.332794</text:p>
          </table:table-cell>
          <table:table-cell table:formula="of:=AVERAGE([.J296:.J300])" office:value-type="float" office:value="-0.0272942">
            <text:p>-0.0272942</text:p>
          </table:table-cell>
          <table:table-cell table:formula="of:=AVERAGE([.J292:.J300])" office:value-type="float" office:value="-0.0101092222222222">
            <text:p>-0.0101092222</text:p>
          </table:table-cell>
          <table:table-cell office:value-type="float" office:value="935.781677">
            <text:p>935.781677</text:p>
          </table:table-cell>
          <table:table-cell office:value-type="float" office:value="0.008843">
            <text:p>0.008843</text:p>
          </table:table-cell>
          <table:table-cell office:value-type="float" office:value="0.003864">
            <text:p>0.003864</text:p>
          </table:table-cell>
          <table:table-cell table:formula="of:=[.O300]-0.021583" office:value-type="float" office:value="-0.017719">
            <text:p>-0.017719</text:p>
          </table:table-cell>
          <table:table-cell office:value-type="float" office:value="56.309212">
            <text:p>56.309212</text:p>
          </table:table-cell>
          <table:table-cell office:value-type="float" office:value="-112">
            <text:p>-112</text:p>
          </table:table-cell>
          <table:table-cell office:value-type="float" office:value="-953">
            <text:p>-953</text:p>
          </table:table-cell>
          <table:table-cell office:value-type="float" office:value="-11777">
            <text:p>-11777</text:p>
          </table:table-cell>
          <table:table-cell office:value-type="float" office:value="36256">
            <text:p>36256</text:p>
          </table:table-cell>
          <table:table-cell office:value-type="float" office:value="38994.640625">
            <text:p>38994.640625</text:p>
          </table:table-cell>
          <table:table-cell office:value-type="float" office:value="-5.328834">
            <text:p>-5.328834</text:p>
          </table:table-cell>
          <table:table-cell office:value-type="float" office:value="-4.810438">
            <text:p>-4.810438</text:p>
          </table:table-cell>
          <table:table-cell office:value-type="float" office:value="9.72813">
            <text:p>9.72813</text:p>
          </table:table-cell>
        </table:table-row>
        <table:table-row table:style-name="ro1">
          <table:table-cell office:value-type="float" office:value="77357">
            <text:p>77357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0.075701">
            <text:p>0.075701</text:p>
          </table:table-cell>
          <table:table-cell office:value-type="float" office:value="-0.067038">
            <text:p>-0.067038</text:p>
          </table:table-cell>
          <table:table-cell table:formula="of:=[.I301]-[.$I$2]" office:value-type="float" office:value="-0.086192">
            <text:p>-0.086192</text:p>
          </table:table-cell>
          <table:table-cell table:formula="of:=AVERAGE([.J297:.J301])" office:value-type="float" office:value="-0.05794">
            <text:p>-0.05794</text:p>
          </table:table-cell>
          <table:table-cell table:formula="of:=AVERAGE([.J293:.J301])" office:value-type="float" office:value="-0.0239424444444444">
            <text:p>-0.0239424444</text:p>
          </table:table-cell>
          <table:table-cell office:value-type="float" office:value="11.444613">
            <text:p>11.444613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[.O301]-0.021583" office:value-type="float" office:value="0.000400000000000001">
            <text:p>0.0004</text:p>
          </table:table-cell>
          <table:table-cell office:value-type="float" office:value="100">
            <text:p>100</text:p>
          </table:table-cell>
          <table:table-cell office:value-type="float" office:value="-112">
            <text:p>-112</text:p>
          </table:table-cell>
          <table:table-cell office:value-type="float" office:value="-953">
            <text:p>-953</text:p>
          </table:table-cell>
          <table:table-cell office:value-type="float" office:value="-11730">
            <text:p>-11730</text:p>
          </table:table-cell>
          <table:table-cell office:value-type="float" office:value="36738">
            <text:p>36738</text:p>
          </table:table-cell>
          <table:table-cell office:value-type="float" office:value="39440.960938">
            <text:p>39440.960938</text:p>
          </table:table-cell>
          <table:table-cell office:value-type="float" office:value="-5.328834">
            <text:p>-5.328834</text:p>
          </table:table-cell>
          <table:table-cell office:value-type="float" office:value="-4.804789">
            <text:p>-4.804789</text:p>
          </table:table-cell>
          <table:table-cell office:value-type="float" office:value="9.834148">
            <text:p>9.834148</text:p>
          </table:table-cell>
        </table:table-row>
        <table:table-row table:style-name="ro1">
          <table:table-cell office:value-type="float" office:value="77614">
            <text:p>77614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[.I302]-[.$I$2]" office:value-type="float" office:value="-0.023942">
            <text:p>-0.023942</text:p>
          </table:table-cell>
          <table:table-cell table:formula="of:=AVERAGE([.J298:.J302])" office:value-type="float" office:value="-0.0732628">
            <text:p>-0.0732628</text:p>
          </table:table-cell>
          <table:table-cell table:formula="of:=AVERAGE([.J294:.J302])" office:value-type="float" office:value="-0.0268686666666667">
            <text:p>-0.026868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[.O302]-0.021583" office:value-type="float" office:value="0.000933">
            <text:p>0.000933</text:p>
          </table:table-cell>
          <table:table-cell office:value-type="float" office:value="100">
            <text:p>100</text:p>
          </table:table-cell>
          <table:table-cell office:value-type="float" office:value="-112">
            <text:p>-112</text:p>
          </table:table-cell>
          <table:table-cell office:value-type="float" office:value="-953">
            <text:p>-953</text:p>
          </table:table-cell>
          <table:table-cell office:value-type="float" office:value="-11685">
            <text:p>-11685</text:p>
          </table:table-cell>
          <table:table-cell office:value-type="float" office:value="37221">
            <text:p>37221</text:p>
          </table:table-cell>
          <table:table-cell office:value-type="float" office:value="39889.707031">
            <text:p>39889.707031</text:p>
          </table:table-cell>
          <table:table-cell office:value-type="float" office:value="-5.328834">
            <text:p>-5.328834</text:p>
          </table:table-cell>
          <table:table-cell office:value-type="float" office:value="-4.799002">
            <text:p>-4.799002</text:p>
          </table:table-cell>
          <table:table-cell office:value-type="float" office:value="9.942736">
            <text:p>9.942736</text:p>
          </table:table-cell>
        </table:table-row>
        <table:table-row table:style-name="ro1">
          <table:table-cell office:value-type="float" office:value="77871">
            <text:p>77871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574">
            <text:p>0.0065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table:formula="of:=[.I303]-[.$I$2]" office:value-type="float" office:value="-0.014366">
            <text:p>-0.014366</text:p>
          </table:table-cell>
          <table:table-cell table:formula="of:=AVERAGE([.J299:.J303])" office:value-type="float" office:value="-0.0694322">
            <text:p>-0.0694322</text:p>
          </table:table-cell>
          <table:table-cell table:formula="of:=AVERAGE([.J295:.J303])" office:value-type="float" office:value="-0.0321891111111111">
            <text:p>-0.032189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58">
            <text:p>0.02558</text:p>
          </table:table-cell>
          <table:table-cell table:formula="of:=[.O303]-0.021583" office:value-type="float" office:value="0.003997">
            <text:p>0.003997</text:p>
          </table:table-cell>
          <table:table-cell office:value-type="float" office:value="100">
            <text:p>100</text:p>
          </table:table-cell>
          <table:table-cell office:value-type="float" office:value="-112">
            <text:p>-112</text:p>
          </table:table-cell>
          <table:table-cell office:value-type="float" office:value="-953">
            <text:p>-953</text:p>
          </table:table-cell>
          <table:table-cell office:value-type="float" office:value="-11643">
            <text:p>-11643</text:p>
          </table:table-cell>
          <table:table-cell office:value-type="float" office:value="37704">
            <text:p>37704</text:p>
          </table:table-cell>
          <table:table-cell office:value-type="float" office:value="40340.148438">
            <text:p>40340.148438</text:p>
          </table:table-cell>
          <table:table-cell office:value-type="float" office:value="-5.328834">
            <text:p>-5.328834</text:p>
          </table:table-cell>
          <table:table-cell office:value-type="float" office:value="-4.792428">
            <text:p>-4.792428</text:p>
          </table:table-cell>
          <table:table-cell office:value-type="float" office:value="10.066106">
            <text:p>10.066106</text:p>
          </table:table-cell>
        </table:table-row>
        <table:table-row table:style-name="ro1">
          <table:table-cell office:value-type="float" office:value="78128">
            <text:p>78128</text:p>
          </table:table-cell>
          <table:table-cell office:value-type="float" office:value="-14">
            <text:p>-14</text:p>
          </table:table-cell>
          <table:table-cell office:value-type="float" office:value="441">
            <text:p>441</text:p>
          </table:table-cell>
          <table:table-cell office:value-type="float" office:value="3249.138184">
            <text:p>3249.138184</text:p>
          </table:table-cell>
          <table:table-cell office:value-type="float" office:value="-0.002414">
            <text:p>-0.002414</text:p>
          </table:table-cell>
          <table:table-cell office:value-type="float" office:value="0.008012">
            <text:p>0.008012</text:p>
          </table:table-cell>
          <table:table-cell office:value-type="float" office:value="431.936554">
            <text:p>431.936554</text:p>
          </table:table-cell>
          <table:table-cell office:value-type="float" office:value="-0.211964">
            <text:p>-0.211964</text:p>
          </table:table-cell>
          <table:table-cell office:value-type="float" office:value="0.658405">
            <text:p>0.658405</text:p>
          </table:table-cell>
          <table:table-cell table:formula="of:=[.I304]-[.$I$2]" office:value-type="float" office:value="0.639251">
            <text:p>0.639251</text:p>
          </table:table-cell>
          <table:table-cell table:formula="of:=AVERAGE([.J300:.J304])" office:value-type="float" office:value="0.0363914">
            <text:p>0.0363914</text:p>
          </table:table-cell>
          <table:table-cell table:formula="of:=AVERAGE([.J296:.J304])" office:value-type="float" office:value="0.0420311111111111">
            <text:p>0.0420311111</text:p>
          </table:table-cell>
          <table:table-cell office:value-type="float" office:value="210.621597">
            <text:p>210.621597</text:p>
          </table:table-cell>
          <table:table-cell office:value-type="float" office:value="-0.009392">
            <text:p>-0.009392</text:p>
          </table:table-cell>
          <table:table-cell office:value-type="float" office:value="0.031176">
            <text:p>0.031176</text:p>
          </table:table-cell>
          <table:table-cell table:formula="of:=[.O304]-0.021583" office:value-type="float" office:value="0.009593">
            <text:p>0.009593</text:p>
          </table:table-cell>
          <table:table-cell office:value-type="float" office:value="431.936493">
            <text:p>431.936493</text:p>
          </table:table-cell>
          <table:table-cell office:value-type="float" office:value="-120">
            <text:p>-120</text:p>
          </table:table-cell>
          <table:table-cell office:value-type="float" office:value="-964">
            <text:p>-964</text:p>
          </table:table-cell>
          <table:table-cell office:value-type="float" office:value="-11608">
            <text:p>-11608</text:p>
          </table:table-cell>
          <table:table-cell office:value-type="float" office:value="38143">
            <text:p>38143</text:p>
          </table:table-cell>
          <table:table-cell office:value-type="float" office:value="40759.433594">
            <text:p>40759.433594</text:p>
          </table:table-cell>
          <table:table-cell office:value-type="float" office:value="-5.331248">
            <text:p>-5.331248</text:p>
          </table:table-cell>
          <table:table-cell office:value-type="float" office:value="-4.784416">
            <text:p>-4.784416</text:p>
          </table:table-cell>
          <table:table-cell office:value-type="float" office:value="10.257113">
            <text:p>10.257113</text:p>
          </table:table-cell>
        </table:table-row>
        <table:table-row table:style-name="ro1">
          <table:table-cell office:value-type="float" office:value="78385">
            <text:p>78385</text:p>
          </table:table-cell>
          <table:table-cell office:value-type="float" office:value="-36">
            <text:p>-36</text:p>
          </table:table-cell>
          <table:table-cell office:value-type="float" office:value="429">
            <text:p>429</text:p>
          </table:table-cell>
          <table:table-cell office:value-type="float" office:value="1290.402344">
            <text:p>1290.402344</text:p>
          </table:table-cell>
          <table:table-cell office:value-type="float" office:value="-0.01726">
            <text:p>-0.01726</text:p>
          </table:table-cell>
          <table:table-cell office:value-type="float" office:value="-0.010306">
            <text:p>-0.010306</text:p>
          </table:table-cell>
          <table:table-cell office:value-type="float" office:value="40.288494">
            <text:p>40.288494</text:p>
          </table:table-cell>
          <table:table-cell office:value-type="float" office:value="-0.333086">
            <text:p>-0.333086</text:p>
          </table:table-cell>
          <table:table-cell office:value-type="float" office:value="0.186748">
            <text:p>0.186748</text:p>
          </table:table-cell>
          <table:table-cell table:formula="of:=[.I305]-[.$I$2]" office:value-type="float" office:value="0.167594">
            <text:p>0.167594</text:p>
          </table:table-cell>
          <table:table-cell table:formula="of:=AVERAGE([.J301:.J305])" office:value-type="float" office:value="0.136469">
            <text:p>0.136469</text:p>
          </table:table-cell>
          <table:table-cell table:formula="of:=AVERAGE([.J297:.J305])" office:value-type="float" office:value="0.0532041111111111">
            <text:p>0.0532041111</text:p>
          </table:table-cell>
          <table:table-cell office:value-type="float" office:value="43.934082">
            <text:p>43.934082</text:p>
          </table:table-cell>
          <table:table-cell office:value-type="float" office:value="-0.067161">
            <text:p>-0.067161</text:p>
          </table:table-cell>
          <table:table-cell office:value-type="float" office:value="-0.040103">
            <text:p>-0.040103</text:p>
          </table:table-cell>
          <table:table-cell table:formula="of:=[.O305]-0.021583" office:value-type="float" office:value="-0.061686">
            <text:p>-0.061686</text:p>
          </table:table-cell>
          <table:table-cell office:value-type="float" office:value="40.288494">
            <text:p>40.288494</text:p>
          </table:table-cell>
          <table:table-cell office:value-type="float" office:value="-141">
            <text:p>-141</text:p>
          </table:table-cell>
          <table:table-cell office:value-type="float" office:value="-993">
            <text:p>-993</text:p>
          </table:table-cell>
          <table:table-cell office:value-type="float" office:value="-11577">
            <text:p>-11577</text:p>
          </table:table-cell>
          <table:table-cell office:value-type="float" office:value="38570">
            <text:p>38570</text:p>
          </table:table-cell>
          <table:table-cell office:value-type="float" office:value="41182.679688">
            <text:p>41182.679688</text:p>
          </table:table-cell>
          <table:table-cell office:value-type="float" office:value="-5.348508">
            <text:p>-5.348508</text:p>
          </table:table-cell>
          <table:table-cell office:value-type="float" office:value="-4.794722">
            <text:p>-4.794722</text:p>
          </table:table-cell>
          <table:table-cell office:value-type="float" office:value="10.354024">
            <text:p>10.354024</text:p>
          </table:table-cell>
        </table:table-row>
        <table:table-row table:style-name="ro1">
          <table:table-cell office:value-type="float" office:value="78642">
            <text:p>78642</text:p>
          </table:table-cell>
          <table:table-cell office:value-type="float" office:value="-9">
            <text:p>-9</text:p>
          </table:table-cell>
          <table:table-cell office:value-type="float" office:value="469">
            <text:p>469</text:p>
          </table:table-cell>
          <table:table-cell office:value-type="float" office:value="5314.928223">
            <text:p>5314.928223</text:p>
          </table:table-cell>
          <table:table-cell office:value-type="float" office:value="0">
            <text:p>0</text:p>
          </table:table-cell>
          <table:table-cell office:value-type="float" office:value="0.003869">
            <text:p>0.003869</text:p>
          </table:table-cell>
          <table:table-cell office:value-type="string">
            <text:p>Infinity</text:p>
          </table:table-cell>
          <table:table-cell office:value-type="float" office:value="0.408787">
            <text:p>0.408787</text:p>
          </table:table-cell>
          <table:table-cell office:value-type="float" office:value="-0.617704">
            <text:p>-0.617704</text:p>
          </table:table-cell>
          <table:table-cell table:formula="of:=[.I306]-[.$I$2]" office:value-type="float" office:value="-0.636858">
            <text:p>-0.636858</text:p>
          </table:table-cell>
          <table:table-cell table:formula="of:=AVERAGE([.J302:.J306])" office:value-type="float" office:value="0.0263358">
            <text:p>0.0263358</text:p>
          </table:table-cell>
          <table:table-cell table:formula="of:=AVERAGE([.J298:.J306])" office:value-type="float" office:value="-0.0234103333333333">
            <text:p>-0.0234103333</text:p>
          </table:table-cell>
          <table:table-cell office:value-type="float" office:value="51.106441">
            <text:p>51.106441</text:p>
          </table:table-cell>
          <table:table-cell office:value-type="float" office:value="0">
            <text:p>0</text:p>
          </table:table-cell>
          <table:table-cell office:value-type="float" office:value="0.015055">
            <text:p>0.015055</text:p>
          </table:table-cell>
          <table:table-cell table:formula="of:=[.O306]-0.021583" office:value-type="float" office:value="-0.006528">
            <text:p>-0.006528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538">
            <text:p>-11538</text:p>
          </table:table-cell>
          <table:table-cell office:value-type="float" office:value="39038">
            <text:p>39038</text:p>
          </table:table-cell>
          <table:table-cell office:value-type="float" office:value="41627.144531">
            <text:p>41627.144531</text:p>
          </table:table-cell>
          <table:table-cell office:value-type="float" office:value="-5.348508">
            <text:p>-5.348508</text:p>
          </table:table-cell>
          <table:table-cell office:value-type="float" office:value="-4.790853">
            <text:p>-4.790853</text:p>
          </table:table-cell>
          <table:table-cell office:value-type="float" office:value="10.426363">
            <text:p>10.426363</text:p>
          </table:table-cell>
        </table:table-row>
        <table:table-row table:style-name="ro1">
          <table:table-cell office:value-type="float" office:value="78899">
            <text:p>78899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100">
            <text:p>100</text:p>
          </table:table-cell>
          <table:table-cell office:value-type="float" office:value="-0">
            <text:p>0</text:p>
          </table:table-cell>
          <table:table-cell office:value-type="float" office:value="0.005068">
            <text:p>0.005068</text:p>
          </table:table-cell>
          <table:table-cell office:value-type="float" office:value="100">
            <text:p>100</text:p>
          </table:table-cell>
          <table:table-cell office:value-type="float" office:value="0.136262">
            <text:p>0.136262</text:p>
          </table:table-cell>
          <table:table-cell office:value-type="float" office:value="-0.002394">
            <text:p>-0.002394</text:p>
          </table:table-cell>
          <table:table-cell table:formula="of:=[.I307]-[.$I$2]" office:value-type="float" office:value="-0.021548">
            <text:p>-0.021548</text:p>
          </table:table-cell>
          <table:table-cell table:formula="of:=AVERAGE([.J303:.J307])" office:value-type="float" office:value="0.0268146">
            <text:p>0.0268146</text:p>
          </table:table-cell>
          <table:table-cell table:formula="of:=AVERAGE([.J299:.J307])" office:value-type="float" office:value="-0.0220802222222222">
            <text:p>-0.0220802222</text:p>
          </table:table-cell>
          <table:table-cell office:value-type="float" office:value="98.24295">
            <text:p>98.24295</text:p>
          </table:table-cell>
          <table:table-cell office:value-type="float" office:value="-0">
            <text:p>0</text:p>
          </table:table-cell>
          <table:table-cell office:value-type="float" office:value="0.019718">
            <text:p>0.019718</text:p>
          </table:table-cell>
          <table:table-cell table:formula="of:=[.O307]-0.021583" office:value-type="float" office:value="-0.001865">
            <text:p>-0.001865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501">
            <text:p>-11501</text:p>
          </table:table-cell>
          <table:table-cell office:value-type="float" office:value="39506">
            <text:p>39506</text:p>
          </table:table-cell>
          <table:table-cell office:value-type="float" office:value="42067.46875">
            <text:p>42067.46875</text:p>
          </table:table-cell>
          <table:table-cell office:value-type="float" office:value="-5.348508">
            <text:p>-5.348508</text:p>
          </table:table-cell>
          <table:table-cell office:value-type="float" office:value="-4.785786">
            <text:p>-4.785786</text:p>
          </table:table-cell>
          <table:table-cell office:value-type="float" office:value="10.521107">
            <text:p>10.521107</text:p>
          </table:table-cell>
        </table:table-row>
        <table:table-row table:style-name="ro1">
          <table:table-cell office:value-type="float" office:value="79156">
            <text:p>79156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36">
            <text:p>0.0051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71826">
            <text:p>0.071826</text:p>
          </table:table-cell>
          <table:table-cell table:formula="of:=[.I308]-[.$I$2]" office:value-type="float" office:value="0.052672">
            <text:p>0.052672</text:p>
          </table:table-cell>
          <table:table-cell table:formula="of:=AVERAGE([.J304:.J308])" office:value-type="float" office:value="0.0402222">
            <text:p>0.0402222</text:p>
          </table:table-cell>
          <table:table-cell table:formula="of:=AVERAGE([.J300:.J308])" office:value-type="float" office:value="-0.0284647777777778">
            <text:p>-0.028464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[.O308]-0.021583" office:value-type="float" office:value="-0.001598">
            <text:p>-0.001598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467">
            <text:p>-11467</text:p>
          </table:table-cell>
          <table:table-cell office:value-type="float" office:value="39970">
            <text:p>39970</text:p>
          </table:table-cell>
          <table:table-cell office:value-type="float" office:value="42505.363281">
            <text:p>42505.363281</text:p>
          </table:table-cell>
          <table:table-cell office:value-type="float" office:value="-5.348508">
            <text:p>-5.348508</text:p>
          </table:table-cell>
          <table:table-cell office:value-type="float" office:value="-4.78065">
            <text:p>-4.78065</text:p>
          </table:table-cell>
          <table:table-cell office:value-type="float" office:value="10.617133">
            <text:p>10.617133</text:p>
          </table:table-cell>
        </table:table-row>
        <table:table-row table:style-name="ro1">
          <table:table-cell office:value-type="float" office:value="79413">
            <text:p>79413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table:formula="of:=[.I309]-[.$I$2]" office:value-type="float" office:value="-0.014366">
            <text:p>-0.014366</text:p>
          </table:table-cell>
          <table:table-cell table:formula="of:=AVERAGE([.J305:.J309])" office:value-type="float" office:value="-0.0905012">
            <text:p>-0.0905012</text:p>
          </table:table-cell>
          <table:table-cell table:formula="of:=AVERAGE([.J301:.J309])" office:value-type="float" office:value="0.00691611111111113">
            <text:p>0.006916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[.O309]-0.021583" office:value-type="float" office:value="0.000933">
            <text:p>0.000933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435">
            <text:p>-11435</text:p>
          </table:table-cell>
          <table:table-cell office:value-type="float" office:value="40433">
            <text:p>40433</text:p>
          </table:table-cell>
          <table:table-cell office:value-type="float" office:value="42943.394531">
            <text:p>42943.394531</text:p>
          </table:table-cell>
          <table:table-cell office:value-type="float" office:value="-5.348508">
            <text:p>-5.348508</text:p>
          </table:table-cell>
          <table:table-cell office:value-type="float" office:value="-4.774863">
            <text:p>-4.774863</text:p>
          </table:table-cell>
          <table:table-cell office:value-type="float" office:value="10.725321">
            <text:p>10.725321</text:p>
          </table:table-cell>
        </table:table-row>
        <table:table-row table:style-name="ro1">
          <table:table-cell office:value-type="float" office:value="79670">
            <text:p>79670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55">
            <text:p>0.0058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942">
            <text:p>0.023942</text:p>
          </table:table-cell>
          <table:table-cell table:formula="of:=[.I310]-[.$I$2]" office:value-type="float" office:value="0.004788">
            <text:p>0.004788</text:p>
          </table:table-cell>
          <table:table-cell table:formula="of:=AVERAGE([.J306:.J310])" office:value-type="float" office:value="-0.1230624">
            <text:p>-0.1230624</text:p>
          </table:table-cell>
          <table:table-cell table:formula="of:=AVERAGE([.J302:.J310])" office:value-type="float" office:value="0.017025">
            <text:p>0.0170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table:formula="of:=[.O310]-0.021583" office:value-type="float" office:value="0.0012">
            <text:p>0.0012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406">
            <text:p>-11406</text:p>
          </table:table-cell>
          <table:table-cell office:value-type="float" office:value="40895">
            <text:p>40895</text:p>
          </table:table-cell>
          <table:table-cell office:value-type="float" office:value="43381.777344">
            <text:p>43381.777344</text:p>
          </table:table-cell>
          <table:table-cell office:value-type="float" office:value="-5.348508">
            <text:p>-5.348508</text:p>
          </table:table-cell>
          <table:table-cell office:value-type="float" office:value="-4.769008">
            <text:p>-4.769008</text:p>
          </table:table-cell>
          <table:table-cell office:value-type="float" office:value="10.834792">
            <text:p>10.834792</text:p>
          </table:table-cell>
        </table:table-row>
        <table:table-row table:style-name="ro1">
          <table:table-cell office:value-type="float" office:value="79927">
            <text:p>79927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67">
            <text:p>0.007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[.I311]-[.$I$2]" office:value-type="float" office:value="-0.011971">
            <text:p>-0.011971</text:p>
          </table:table-cell>
          <table:table-cell table:formula="of:=AVERAGE([.J307:.J311])" office:value-type="float" office:value="0.001915">
            <text:p>0.001915</text:p>
          </table:table-cell>
          <table:table-cell table:formula="of:=AVERAGE([.J303:.J311])" office:value-type="float" office:value="0.0183551111111111">
            <text:p>0.018355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9844">
            <text:p>0.029844</text:p>
          </table:table-cell>
          <table:table-cell table:formula="of:=[.O311]-0.021583" office:value-type="float" office:value="0.008261">
            <text:p>0.008261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380">
            <text:p>-11380</text:p>
          </table:table-cell>
          <table:table-cell office:value-type="float" office:value="41357">
            <text:p>41357</text:p>
          </table:table-cell>
          <table:table-cell office:value-type="float" office:value="43821.433594">
            <text:p>43821.433594</text:p>
          </table:table-cell>
          <table:table-cell office:value-type="float" office:value="-5.348508">
            <text:p>-5.348508</text:p>
          </table:table-cell>
          <table:table-cell office:value-type="float" office:value="-4.761338">
            <text:p>-4.761338</text:p>
          </table:table-cell>
          <table:table-cell office:value-type="float" office:value="10.978195">
            <text:p>10.978195</text:p>
          </table:table-cell>
        </table:table-row>
        <table:table-row table:style-name="ro1">
          <table:table-cell office:value-type="float" office:value="80184">
            <text:p>80184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8834">
            <text:p>0.0088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9098">
            <text:p>0.09098</text:p>
          </table:table-cell>
          <table:table-cell table:formula="of:=[.I312]-[.$I$2]" office:value-type="float" office:value="0.071826">
            <text:p>0.071826</text:p>
          </table:table-cell>
          <table:table-cell table:formula="of:=AVERAGE([.J308:.J312])" office:value-type="float" office:value="0.0205898">
            <text:p>0.0205898</text:p>
          </table:table-cell>
          <table:table-cell table:formula="of:=AVERAGE([.J304:.J312])" office:value-type="float" office:value="0.027932">
            <text:p>0.027932</text:p>
          </table:table-cell>
          <table:table-cell office:value-type="float" office:value="100">
            <text:p>100</text:p>
          </table:table-cell>
          <table:table-cell office:value-type="float" office:value="-0">
            <text:p>0</text:p>
          </table:table-cell>
          <table:table-cell office:value-type="float" office:value="0.034374">
            <text:p>0.034374</text:p>
          </table:table-cell>
          <table:table-cell table:formula="of:=[.O312]-0.021583" office:value-type="float" office:value="0.012791">
            <text:p>0.012791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358">
            <text:p>-11358</text:p>
          </table:table-cell>
          <table:table-cell office:value-type="float" office:value="41813">
            <text:p>41813</text:p>
          </table:table-cell>
          <table:table-cell office:value-type="float" office:value="44256.773438">
            <text:p>44256.773438</text:p>
          </table:table-cell>
          <table:table-cell office:value-type="float" office:value="-5.348508">
            <text:p>-5.348508</text:p>
          </table:table-cell>
          <table:table-cell office:value-type="float" office:value="-4.752504">
            <text:p>-4.752504</text:p>
          </table:table-cell>
          <table:table-cell office:value-type="float" office:value="11.143361">
            <text:p>11.143361</text:p>
          </table:table-cell>
        </table:table-row>
        <table:table-row table:style-name="ro1">
          <table:table-cell office:value-type="float" office:value="80441">
            <text:p>80441</text:p>
          </table:table-cell>
          <table:table-cell office:value-type="float" office:value="5">
            <text:p>5</text:p>
          </table:table-cell>
          <table:table-cell office:value-type="float" office:value="476">
            <text:p>476</text:p>
          </table:table-cell>
          <table:table-cell office:value-type="float" office:value="9422.867188">
            <text:p>9422.867188</text:p>
          </table:table-cell>
          <table:table-cell office:value-type="float" office:value="0.025">
            <text:p>0.025</text:p>
          </table:table-cell>
          <table:table-cell office:value-type="float" office:value="0.063516">
            <text:p>0.063516</text:p>
          </table:table-cell>
          <table:table-cell office:value-type="float" office:value="154.063995">
            <text:p>154.063995</text:p>
          </table:table-cell>
          <table:table-cell office:value-type="float" office:value="0.075701">
            <text:p>0.075701</text:p>
          </table:table-cell>
          <table:table-cell office:value-type="float" office:value="-0.299275">
            <text:p>-0.299275</text:p>
          </table:table-cell>
          <table:table-cell table:formula="of:=[.I313]-[.$I$2]" office:value-type="float" office:value="-0.318429">
            <text:p>-0.318429</text:p>
          </table:table-cell>
          <table:table-cell table:formula="of:=AVERAGE([.J309:.J313])" office:value-type="float" office:value="-0.0536304">
            <text:p>-0.0536304</text:p>
          </table:table-cell>
          <table:table-cell table:formula="of:=AVERAGE([.J305:.J313])" office:value-type="float" office:value="-0.0784768888888889">
            <text:p>-0.0784768889</text:p>
          </table:table-cell>
          <table:table-cell office:value-type="float" office:value="295.336548">
            <text:p>295.336548</text:p>
          </table:table-cell>
          <table:table-cell office:value-type="float" office:value="0.097276">
            <text:p>0.097276</text:p>
          </table:table-cell>
          <table:table-cell office:value-type="float" office:value="0.247144">
            <text:p>0.247144</text:p>
          </table:table-cell>
          <table:table-cell table:formula="of:=[.O313]-0.021583" office:value-type="float" office:value="0.225561">
            <text:p>0.225561</text:p>
          </table:table-cell>
          <table:table-cell office:value-type="float" office:value="154.06398">
            <text:p>154.06398</text:p>
          </table:table-cell>
          <table:table-cell office:value-type="float" office:value="-143">
            <text:p>-143</text:p>
          </table:table-cell>
          <table:table-cell office:value-type="float" office:value="-996">
            <text:p>-996</text:p>
          </table:table-cell>
          <table:table-cell office:value-type="float" office:value="-11339">
            <text:p>-11339</text:p>
          </table:table-cell>
          <table:table-cell office:value-type="float" office:value="42289">
            <text:p>42289</text:p>
          </table:table-cell>
          <table:table-cell office:value-type="float" office:value="44709.523438">
            <text:p>44709.523438</text:p>
          </table:table-cell>
          <table:table-cell office:value-type="float" office:value="-5.323508">
            <text:p>-5.323508</text:p>
          </table:table-cell>
          <table:table-cell office:value-type="float" office:value="-4.688988">
            <text:p>-4.688988</text:p>
          </table:table-cell>
          <table:table-cell office:value-type="float" office:value="11.919201">
            <text:p>11.919201</text:p>
          </table:table-cell>
        </table:table-row>
        <table:table-row table:style-name="ro1">
          <table:table-cell office:value-type="float" office:value="80698">
            <text:p>80698</text:p>
          </table:table-cell>
          <table:table-cell office:value-type="float" office:value="16">
            <text:p>16</text:p>
          </table:table-cell>
          <table:table-cell office:value-type="float" office:value="458">
            <text:p>458</text:p>
          </table:table-cell>
          <table:table-cell office:value-type="float" office:value="2763.225098">
            <text:p>2763.225098</text:p>
          </table:table-cell>
          <table:table-cell office:value-type="float" office:value="0.08">
            <text:p>0.08</text:p>
          </table:table-cell>
          <table:table-cell office:value-type="float" office:value="0.111281">
            <text:p>0.111281</text:p>
          </table:table-cell>
          <table:table-cell office:value-type="float" office:value="39.101738">
            <text:p>39.101738</text:p>
          </table:table-cell>
          <table:table-cell office:value-type="float" office:value="0.166543">
            <text:p>0.166543</text:p>
          </table:table-cell>
          <table:table-cell office:value-type="float" office:value="0.272939">
            <text:p>0.272939</text:p>
          </table:table-cell>
          <table:table-cell table:formula="of:=[.I314]-[.$I$2]" office:value-type="float" office:value="0.253785">
            <text:p>0.253785</text:p>
          </table:table-cell>
          <table:table-cell table:formula="of:=AVERAGE([.J310:.J314])" office:value-type="float" office:value="-0.000000200000000008527">
            <text:p>-0.0000002</text:p>
          </table:table-cell>
          <table:table-cell table:formula="of:=AVERAGE([.J306:.J314])" office:value-type="float" office:value="-0.0689001111111111">
            <text:p>-0.0689001111</text:p>
          </table:table-cell>
          <table:table-cell office:value-type="float" office:value="263.884949">
            <text:p>263.884949</text:p>
          </table:table-cell>
          <table:table-cell office:value-type="float" office:value="0.311284">
            <text:p>0.311284</text:p>
          </table:table-cell>
          <table:table-cell office:value-type="float" office:value="0.433002">
            <text:p>0.433002</text:p>
          </table:table-cell>
          <table:table-cell table:formula="of:=[.O314]-0.021583" office:value-type="float" office:value="0.411419">
            <text:p>0.411419</text:p>
          </table:table-cell>
          <table:table-cell office:value-type="float" office:value="39.101746">
            <text:p>39.101746</text:p>
          </table:table-cell>
          <table:table-cell office:value-type="float" office:value="-134">
            <text:p>-134</text:p>
          </table:table-cell>
          <table:table-cell office:value-type="float" office:value="-983">
            <text:p>-983</text:p>
          </table:table-cell>
          <table:table-cell office:value-type="float" office:value="-11350">
            <text:p>-11350</text:p>
          </table:table-cell>
          <table:table-cell office:value-type="float" office:value="42747">
            <text:p>42747</text:p>
          </table:table-cell>
          <table:table-cell office:value-type="float" office:value="45145.449219">
            <text:p>45145.449219</text:p>
          </table:table-cell>
          <table:table-cell office:value-type="float" office:value="-5.243508">
            <text:p>-5.243508</text:p>
          </table:table-cell>
          <table:table-cell office:value-type="float" office:value="-4.577707">
            <text:p>-4.577707</text:p>
          </table:table-cell>
          <table:table-cell office:value-type="float" office:value="12.697627">
            <text:p>12.697627</text:p>
          </table:table-cell>
        </table:table-row>
        <table:table-row table:style-name="ro1">
          <table:table-cell office:value-type="float" office:value="80955">
            <text:p>80955</text:p>
          </table:table-cell>
          <table:table-cell office:value-type="float" office:value="20">
            <text:p>20</text:p>
          </table:table-cell>
          <table:table-cell office:value-type="float" office:value="450">
            <text:p>450</text:p>
          </table:table-cell>
          <table:table-cell office:value-type="float" office:value="2147.883545">
            <text:p>2147.883545</text:p>
          </table:table-cell>
          <table:table-cell office:value-type="float" office:value="0.09">
            <text:p>0.09</text:p>
          </table:table-cell>
          <table:table-cell office:value-type="float" office:value="0.050881">
            <text:p>0.050881</text:p>
          </table:table-cell>
          <table:table-cell office:value-type="float" office:value="43.465244">
            <text:p>43.465244</text:p>
          </table:table-cell>
          <table:table-cell office:value-type="float" office:value="0.060561">
            <text:p>0.060561</text:p>
          </table:table-cell>
          <table:table-cell office:value-type="float" office:value="0.129287">
            <text:p>0.129287</text:p>
          </table:table-cell>
          <table:table-cell table:formula="of:=[.I315]-[.$I$2]" office:value-type="float" office:value="0.110133">
            <text:p>0.110133</text:p>
          </table:table-cell>
          <table:table-cell table:formula="of:=AVERAGE([.J311:.J315])" office:value-type="float" office:value="0.0210688">
            <text:p>0.0210688</text:p>
          </table:table-cell>
          <table:table-cell table:formula="of:=AVERAGE([.J307:.J315])" office:value-type="float" office:value="0.0140988888888889">
            <text:p>0.0140988889</text:p>
          </table:table-cell>
          <table:table-cell office:value-type="float" office:value="313.481781">
            <text:p>313.481781</text:p>
          </table:table-cell>
          <table:table-cell office:value-type="float" office:value="0.350195">
            <text:p>0.350195</text:p>
          </table:table-cell>
          <table:table-cell office:value-type="float" office:value="0.197982">
            <text:p>0.197982</text:p>
          </table:table-cell>
          <table:table-cell table:formula="of:=[.O315]-0.021583" office:value-type="float" office:value="0.176399">
            <text:p>0.176399</text:p>
          </table:table-cell>
          <table:table-cell office:value-type="float" office:value="43.46524">
            <text:p>43.46524</text:p>
          </table:table-cell>
          <table:table-cell office:value-type="float" office:value="-124">
            <text:p>-124</text:p>
          </table:table-cell>
          <table:table-cell office:value-type="float" office:value="-966">
            <text:p>-966</text:p>
          </table:table-cell>
          <table:table-cell office:value-type="float" office:value="-11410">
            <text:p>-11410</text:p>
          </table:table-cell>
          <table:table-cell office:value-type="float" office:value="43193">
            <text:p>43193</text:p>
          </table:table-cell>
          <table:table-cell office:value-type="float" office:value="45578.40625">
            <text:p>45578.40625</text:p>
          </table:table-cell>
          <table:table-cell office:value-type="float" office:value="-5.153508">
            <text:p>-5.153508</text:p>
          </table:table-cell>
          <table:table-cell office:value-type="float" office:value="-4.526825">
            <text:p>-4.526825</text:p>
          </table:table-cell>
          <table:table-cell office:value-type="float" office:value="12.160306">
            <text:p>12.160306</text:p>
          </table:table-cell>
        </table:table-row>
        <table:table-row table:style-name="ro1">
          <table:table-cell office:value-type="float" office:value="81212">
            <text:p>81212</text:p>
          </table:table-cell>
          <table:table-cell office:value-type="float" office:value="33">
            <text:p>33</text:p>
          </table:table-cell>
          <table:table-cell office:value-type="float" office:value="500">
            <text:p>500</text:p>
          </table:table-cell>
          <table:table-cell office:value-type="float" office:value="1415.217163">
            <text:p>1415.217163</text:p>
          </table:table-cell>
          <table:table-cell office:value-type="float" office:value="-0.002538">
            <text:p>-0.002538</text:p>
          </table:table-cell>
          <table:table-cell office:value-type="float" office:value="-0.020613">
            <text:p>-0.020613</text:p>
          </table:table-cell>
          <table:table-cell office:value-type="float" office:value="712.017029">
            <text:p>712.017029</text:p>
          </table:table-cell>
          <table:table-cell office:value-type="float" office:value="0.196824">
            <text:p>0.196824</text:p>
          </table:table-cell>
          <table:table-cell office:value-type="float" office:value="-0.76375">
            <text:p>-0.76375</text:p>
          </table:table-cell>
          <table:table-cell table:formula="of:=[.I316]-[.$I$2]" office:value-type="float" office:value="-0.782904">
            <text:p>-0.782904</text:p>
          </table:table-cell>
          <table:table-cell table:formula="of:=AVERAGE([.J312:.J316])" office:value-type="float" office:value="-0.1331178">
            <text:p>-0.1331178</text:p>
          </table:table-cell>
          <table:table-cell table:formula="of:=AVERAGE([.J308:.J316])" office:value-type="float" office:value="-0.0704962222222222">
            <text:p>-0.0704962222</text:p>
          </table:table-cell>
          <table:table-cell office:value-type="float" office:value="288.038086">
            <text:p>288.038086</text:p>
          </table:table-cell>
          <table:table-cell office:value-type="float" office:value="-0.009877">
            <text:p>-0.009877</text:p>
          </table:table-cell>
          <table:table-cell office:value-type="float" office:value="-0.080205">
            <text:p>-0.080205</text:p>
          </table:table-cell>
          <table:table-cell table:formula="of:=[.O316]-0.021583" office:value-type="float" office:value="-0.101788">
            <text:p>-0.101788</text:p>
          </table:table-cell>
          <table:table-cell office:value-type="float" office:value="712.017029">
            <text:p>712.017029</text:p>
          </table:table-cell>
          <table:table-cell office:value-type="float" office:value="-110">
            <text:p>-110</text:p>
          </table:table-cell>
          <table:table-cell office:value-type="float" office:value="-936">
            <text:p>-936</text:p>
          </table:table-cell>
          <table:table-cell office:value-type="float" office:value="-11502">
            <text:p>-11502</text:p>
          </table:table-cell>
          <table:table-cell office:value-type="float" office:value="43684">
            <text:p>43684</text:p>
          </table:table-cell>
          <table:table-cell office:value-type="float" office:value="46051.296875">
            <text:p>46051.296875</text:p>
          </table:table-cell>
          <table:table-cell office:value-type="float" office:value="-5.156046">
            <text:p>-5.156046</text:p>
          </table:table-cell>
          <table:table-cell office:value-type="float" office:value="-4.547438">
            <text:p>-4.547438</text:p>
          </table:table-cell>
          <table:table-cell office:value-type="float" office:value="11.803778">
            <text:p>11.803778</text:p>
          </table:table-cell>
        </table:table-row>
        <table:table-row table:style-name="ro1">
          <table:table-cell office:value-type="float" office:value="81469">
            <text:p>81469</text:p>
          </table:table-cell>
          <table:table-cell office:value-type="float" office:value="9">
            <text:p>9</text:p>
          </table:table-cell>
          <table:table-cell office:value-type="float" office:value="503">
            <text:p>503</text:p>
          </table:table-cell>
          <table:table-cell office:value-type="float" office:value="5487.42334">
            <text:p>5487.42334</text:p>
          </table:table-cell>
          <table:table-cell office:value-type="float" office:value="0">
            <text:p>0</text:p>
          </table:table-cell>
          <table:table-cell office:value-type="float" office:value="0.007122">
            <text:p>0.007122</text:p>
          </table:table-cell>
          <table:table-cell office:value-type="string">
            <text:p>Infinity</text:p>
          </table:table-cell>
          <table:table-cell office:value-type="float" office:value="-0.363367">
            <text:p>-0.363367</text:p>
          </table:table-cell>
          <table:table-cell office:value-type="float" office:value="-0.043096">
            <text:p>-0.043096</text:p>
          </table:table-cell>
          <table:table-cell table:formula="of:=[.I317]-[.$I$2]" office:value-type="float" office:value="-0.06225">
            <text:p>-0.06225</text:p>
          </table:table-cell>
          <table:table-cell table:formula="of:=AVERAGE([.J313:.J317])" office:value-type="float" office:value="-0.159933">
            <text:p>-0.159933</text:p>
          </table:table-cell>
          <table:table-cell table:formula="of:=AVERAGE([.J309:.J317])" office:value-type="float" office:value="-0.0832653333333333">
            <text:p>-0.0832653333</text:p>
          </table:table-cell>
          <table:table-cell office:value-type="float" office:value="111.8601">
            <text:p>111.8601</text:p>
          </table:table-cell>
          <table:table-cell office:value-type="float" office:value="0">
            <text:p>0</text:p>
          </table:table-cell>
          <table:table-cell office:value-type="float" office:value="0.027712">
            <text:p>0.027712</text:p>
          </table:table-cell>
          <table:table-cell table:formula="of:=[.O317]-0.021583" office:value-type="float" office:value="0.006129">
            <text:p>0.006129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928">
            <text:p>-928</text:p>
          </table:table-cell>
          <table:table-cell office:value-type="float" office:value="-11585">
            <text:p>-11585</text:p>
          </table:table-cell>
          <table:table-cell office:value-type="float" office:value="44180">
            <text:p>44180</text:p>
          </table:table-cell>
          <table:table-cell office:value-type="float" office:value="46545.667969">
            <text:p>46545.667969</text:p>
          </table:table-cell>
          <table:table-cell office:value-type="float" office:value="-5.156046">
            <text:p>-5.156046</text:p>
          </table:table-cell>
          <table:table-cell office:value-type="float" office:value="-4.540316">
            <text:p>-4.540316</text:p>
          </table:table-cell>
          <table:table-cell office:value-type="float" office:value="11.941908">
            <text:p>11.941908</text:p>
          </table:table-cell>
        </table:table-row>
        <table:table-row table:style-name="ro1">
          <table:table-cell office:value-type="float" office:value="81726">
            <text:p>81726</text:p>
          </table:table-cell>
          <table:table-cell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-0.136262">
            <text:p>-0.136262</text:p>
          </table:table-cell>
          <table:table-cell office:value-type="float" office:value="-0.059855">
            <text:p>-0.059855</text:p>
          </table:table-cell>
          <table:table-cell table:formula="of:=[.I318]-[.$I$2]" office:value-type="float" office:value="-0.079009">
            <text:p>-0.079009</text:p>
          </table:table-cell>
          <table:table-cell table:formula="of:=AVERAGE([.J314:.J318])" office:value-type="float" office:value="-0.112049">
            <text:p>-0.112049</text:p>
          </table:table-cell>
          <table:table-cell table:formula="of:=AVERAGE([.J310:.J318])" office:value-type="float" office:value="-0.0904478888888889">
            <text:p>-0.0904478889</text:p>
          </table:table-cell>
          <table:table-cell office:value-type="float" office:value="143.92627">
            <text:p>143.92627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[.O318]-0.021583" office:value-type="float" office:value="0.001866">
            <text:p>0.001866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928">
            <text:p>-928</text:p>
          </table:table-cell>
          <table:table-cell office:value-type="float" office:value="-11672">
            <text:p>-11672</text:p>
          </table:table-cell>
          <table:table-cell office:value-type="float" office:value="44679">
            <text:p>44679</text:p>
          </table:table-cell>
          <table:table-cell office:value-type="float" office:value="47050.726563">
            <text:p>47050.726563</text:p>
          </table:table-cell>
          <table:table-cell office:value-type="float" office:value="-5.156046">
            <text:p>-5.156046</text:p>
          </table:table-cell>
          <table:table-cell office:value-type="float" office:value="-4.53429">
            <text:p>-4.53429</text:p>
          </table:table-cell>
          <table:table-cell office:value-type="float" office:value="12.058784">
            <text:p>12.058784</text:p>
          </table:table-cell>
        </table:table-row>
        <table:table-row table:style-name="ro1">
          <table:table-cell office:value-type="float" office:value="81983">
            <text:p>81983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5913">
            <text:p>0.035913</text:p>
          </table:table-cell>
          <table:table-cell table:formula="of:=[.I319]-[.$I$2]" office:value-type="float" office:value="0.016759">
            <text:p>0.016759</text:p>
          </table:table-cell>
          <table:table-cell table:formula="of:=AVERAGE([.J315:.J319])" office:value-type="float" office:value="-0.1594542">
            <text:p>-0.1594542</text:p>
          </table:table-cell>
          <table:table-cell table:formula="of:=AVERAGE([.J311:.J319])" office:value-type="float" office:value="-0.0891177777777778">
            <text:p>-0.089117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[.O319]-0.021583" office:value-type="float" office:value="0.000533000000000002">
            <text:p>0.000533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928">
            <text:p>-928</text:p>
          </table:table-cell>
          <table:table-cell office:value-type="float" office:value="-11761">
            <text:p>-11761</text:p>
          </table:table-cell>
          <table:table-cell office:value-type="float" office:value="45175">
            <text:p>45175</text:p>
          </table:table-cell>
          <table:table-cell office:value-type="float" office:value="47553.398438">
            <text:p>47553.398438</text:p>
          </table:table-cell>
          <table:table-cell office:value-type="float" office:value="-5.156046">
            <text:p>-5.156046</text:p>
          </table:table-cell>
          <table:table-cell office:value-type="float" office:value="-4.528606">
            <text:p>-4.528606</text:p>
          </table:table-cell>
          <table:table-cell office:value-type="float" office:value="12.169023">
            <text:p>12.169023</text:p>
          </table:table-cell>
        </table:table-row>
        <table:table-row table:style-name="ro1">
          <table:table-cell office:value-type="float" office:value="82240">
            <text:p>82240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7038">
            <text:p>-0.067038</text:p>
          </table:table-cell>
          <table:table-cell table:formula="of:=[.I320]-[.$I$2]" office:value-type="float" office:value="-0.086192">
            <text:p>-0.086192</text:p>
          </table:table-cell>
          <table:table-cell table:formula="of:=AVERAGE([.J316:.J320])" office:value-type="float" office:value="-0.1987192">
            <text:p>-0.1987192</text:p>
          </table:table-cell>
          <table:table-cell table:formula="of:=AVERAGE([.J312:.J320])" office:value-type="float" office:value="-0.0973645555555556">
            <text:p>-0.097364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[.O320]-0.021583" office:value-type="float" office:value="0.000400000000000001">
            <text:p>0.0004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928">
            <text:p>-928</text:p>
          </table:table-cell>
          <table:table-cell office:value-type="float" office:value="-11854">
            <text:p>-11854</text:p>
          </table:table-cell>
          <table:table-cell office:value-type="float" office:value="45675">
            <text:p>45675</text:p>
          </table:table-cell>
          <table:table-cell office:value-type="float" office:value="48060.949219">
            <text:p>48060.949219</text:p>
          </table:table-cell>
          <table:table-cell office:value-type="float" office:value="-5.156046">
            <text:p>-5.156046</text:p>
          </table:table-cell>
          <table:table-cell office:value-type="float" office:value="-4.522956">
            <text:p>-4.522956</text:p>
          </table:table-cell>
          <table:table-cell office:value-type="float" office:value="12.278594">
            <text:p>12.278594</text:p>
          </table:table-cell>
        </table:table-row>
        <table:table-row table:style-name="ro1">
          <table:table-cell office:value-type="float" office:value="82497">
            <text:p>82497</text:p>
          </table:table-cell>
          <table:table-cell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16361.814453">
            <text:p>16361.814453</text:p>
          </table:table-cell>
          <table:table-cell office:value-type="float" office:value="0.015">
            <text:p>0.015</text:p>
          </table:table-cell>
          <table:table-cell office:value-type="float" office:value="-0.033008">
            <text:p>-0.033008</text:p>
          </table:table-cell>
          <table:table-cell office:value-type="float" office:value="320.051819">
            <text:p>320.051819</text:p>
          </table:table-cell>
          <table:table-cell office:value-type="float" office:value="0.045421">
            <text:p>0.045421</text:p>
          </table:table-cell>
          <table:table-cell office:value-type="float" office:value="0.227449">
            <text:p>0.227449</text:p>
          </table:table-cell>
          <table:table-cell table:formula="of:=[.I321]-[.$I$2]" office:value-type="float" office:value="0.208295">
            <text:p>0.208295</text:p>
          </table:table-cell>
          <table:table-cell table:formula="of:=AVERAGE([.J317:.J321])" office:value-type="float" office:value="-0.000479400000000001">
            <text:p>-0.0004794</text:p>
          </table:table-cell>
          <table:table-cell table:formula="of:=AVERAGE([.J313:.J321])" office:value-type="float" office:value="-0.0822013333333333">
            <text:p>-0.0822013333</text:p>
          </table:table-cell>
          <table:table-cell office:value-type="float" office:value="600.759705">
            <text:p>600.759705</text:p>
          </table:table-cell>
          <table:table-cell office:value-type="float" office:value="0.058366">
            <text:p>0.058366</text:p>
          </table:table-cell>
          <table:table-cell office:value-type="float" office:value="-0.128435">
            <text:p>-0.128435</text:p>
          </table:table-cell>
          <table:table-cell table:formula="of:=[.O321]-0.021583" office:value-type="float" office:value="-0.150018">
            <text:p>-0.150018</text:p>
          </table:table-cell>
          <table:table-cell office:value-type="float" office:value="320.051819">
            <text:p>320.051819</text:p>
          </table:table-cell>
          <table:table-cell office:value-type="float" office:value="-105">
            <text:p>-105</text:p>
          </table:table-cell>
          <table:table-cell office:value-type="float" office:value="-925">
            <text:p>-925</text:p>
          </table:table-cell>
          <table:table-cell office:value-type="float" office:value="-11947">
            <text:p>-11947</text:p>
          </table:table-cell>
          <table:table-cell office:value-type="float" office:value="46160">
            <text:p>46160</text:p>
          </table:table-cell>
          <table:table-cell office:value-type="float" office:value="48551.3125">
            <text:p>48551.3125</text:p>
          </table:table-cell>
          <table:table-cell office:value-type="float" office:value="-5.141047">
            <text:p>-5.141047</text:p>
          </table:table-cell>
          <table:table-cell office:value-type="float" office:value="-4.555964">
            <text:p>-4.555964</text:p>
          </table:table-cell>
          <table:table-cell office:value-type="float" office:value="11.380611">
            <text:p>11.380611</text:p>
          </table:table-cell>
        </table:table-row>
        <table:table-row table:style-name="ro1">
          <table:table-cell office:value-type="float" office:value="82754">
            <text:p>82754</text:p>
          </table:table-cell>
          <table:table-cell office:value-type="float" office:value="-13">
            <text:p>-13</text:p>
          </table:table-cell>
          <table:table-cell office:value-type="float" office:value="523">
            <text:p>523</text:p>
          </table:table-cell>
          <table:table-cell office:value-type="float" office:value="4123.917969">
            <text:p>4123.917969</text:p>
          </table:table-cell>
          <table:table-cell office:value-type="float" office:value="-0.065">
            <text:p>-0.065</text:p>
          </table:table-cell>
          <table:table-cell office:value-type="float" office:value="-0.095017">
            <text:p>-0.095017</text:p>
          </table:table-cell>
          <table:table-cell office:value-type="float" office:value="46.180305">
            <text:p>46.180305</text:p>
          </table:table-cell>
          <table:table-cell office:value-type="float" office:value="-0.242244">
            <text:p>-0.242244</text:p>
          </table:table-cell>
          <table:table-cell office:value-type="float" office:value="-0.442927">
            <text:p>-0.442927</text:p>
          </table:table-cell>
          <table:table-cell table:formula="of:=[.I322]-[.$I$2]" office:value-type="float" office:value="-0.462081">
            <text:p>-0.462081</text:p>
          </table:table-cell>
          <table:table-cell table:formula="of:=AVERAGE([.J318:.J322])" office:value-type="float" office:value="-0.0804456">
            <text:p>-0.0804456</text:p>
          </table:table-cell>
          <table:table-cell table:formula="of:=AVERAGE([.J314:.J322])" office:value-type="float" office:value="-0.0981626666666667">
            <text:p>-0.0981626667</text:p>
          </table:table-cell>
          <table:table-cell office:value-type="float" office:value="282.84317">
            <text:p>282.84317</text:p>
          </table:table-cell>
          <table:table-cell office:value-type="float" office:value="-0.252918">
            <text:p>-0.252918</text:p>
          </table:table-cell>
          <table:table-cell office:value-type="float" office:value="-0.369717">
            <text:p>-0.369717</text:p>
          </table:table-cell>
          <table:table-cell table:formula="of:=[.O322]-0.021583" office:value-type="float" office:value="-0.3913">
            <text:p>-0.3913</text:p>
          </table:table-cell>
          <table:table-cell office:value-type="float" office:value="46.180305">
            <text:p>46.180305</text:p>
          </table:table-cell>
          <table:table-cell office:value-type="float" office:value="-110">
            <text:p>-110</text:p>
          </table:table-cell>
          <table:table-cell office:value-type="float" office:value="-937">
            <text:p>-937</text:p>
          </table:table-cell>
          <table:table-cell office:value-type="float" office:value="-12028">
            <text:p>-12028</text:p>
          </table:table-cell>
          <table:table-cell office:value-type="float" office:value="46677">
            <text:p>46677</text:p>
          </table:table-cell>
          <table:table-cell office:value-type="float" office:value="49082.90625">
            <text:p>49082.90625</text:p>
          </table:table-cell>
          <table:table-cell office:value-type="float" office:value="-5.206047">
            <text:p>-5.206047</text:p>
          </table:table-cell>
          <table:table-cell office:value-type="float" office:value="-4.650981">
            <text:p>-4.650981</text:p>
          </table:table-cell>
          <table:table-cell office:value-type="float" office:value="10.661941">
            <text:p>10.661941</text:p>
          </table:table-cell>
        </table:table-row>
        <table:table-row table:style-name="ro1">
          <table:table-cell office:value-type="float" office:value="83011">
            <text:p>83011</text:p>
          </table:table-cell>
          <table:table-cell office:value-type="float" office:value="-21">
            <text:p>-21</text:p>
          </table:table-cell>
          <table:table-cell office:value-type="float" office:value="564">
            <text:p>564</text:p>
          </table:table-cell>
          <table:table-cell office:value-type="float" office:value="2785.276611">
            <text:p>2785.276611</text:p>
          </table:table-cell>
          <table:table-cell office:value-type="float" office:value="-0.1">
            <text:p>-0.1</text:p>
          </table:table-cell>
          <table:table-cell office:value-type="float" office:value="-0.074199">
            <text:p>-0.074199</text:p>
          </table:table-cell>
          <table:table-cell office:value-type="float" office:value="25.800995">
            <text:p>25.800995</text:p>
          </table:table-cell>
          <table:table-cell office:value-type="float" office:value="-0.121122">
            <text:p>-0.121122</text:p>
          </table:table-cell>
          <table:table-cell office:value-type="float" office:value="-0.617704">
            <text:p>-0.617704</text:p>
          </table:table-cell>
          <table:table-cell table:formula="of:=[.I323]-[.$I$2]" office:value-type="float" office:value="-0.636858">
            <text:p>-0.636858</text:p>
          </table:table-cell>
          <table:table-cell table:formula="of:=AVERAGE([.J319:.J323])" office:value-type="float" office:value="-0.1920154">
            <text:p>-0.1920154</text:p>
          </table:table-cell>
          <table:table-cell table:formula="of:=AVERAGE([.J315:.J323])" office:value-type="float" office:value="-0.197123">
            <text:p>-0.197123</text:p>
          </table:table-cell>
          <table:table-cell office:value-type="float" office:value="609.984192">
            <text:p>609.984192</text:p>
          </table:table-cell>
          <table:table-cell office:value-type="float" office:value="-0.389105">
            <text:p>-0.389105</text:p>
          </table:table-cell>
          <table:table-cell office:value-type="float" office:value="-0.288712">
            <text:p>-0.288712</text:p>
          </table:table-cell>
          <table:table-cell table:formula="of:=[.O323]-0.021583" office:value-type="float" office:value="-0.310295">
            <text:p>-0.310295</text:p>
          </table:table-cell>
          <table:table-cell office:value-type="float" office:value="25.800995">
            <text:p>25.800995</text:p>
          </table:table-cell>
          <table:table-cell office:value-type="float" office:value="-120">
            <text:p>-120</text:p>
          </table:table-cell>
          <table:table-cell office:value-type="float" office:value="-955">
            <text:p>-955</text:p>
          </table:table-cell>
          <table:table-cell office:value-type="float" office:value="-12063">
            <text:p>-12063</text:p>
          </table:table-cell>
          <table:table-cell office:value-type="float" office:value="47240">
            <text:p>47240</text:p>
          </table:table-cell>
          <table:table-cell office:value-type="float" office:value="49652.726563">
            <text:p>49652.726563</text:p>
          </table:table-cell>
          <table:table-cell office:value-type="float" office:value="-5.306046">
            <text:p>-5.306046</text:p>
          </table:table-cell>
          <table:table-cell office:value-type="float" office:value="-4.72518">
            <text:p>-4.72518</text:p>
          </table:table-cell>
          <table:table-cell office:value-type="float" office:value="10.947253">
            <text:p>10.947253</text:p>
          </table:table-cell>
        </table:table-row>
        <table:table-row table:style-name="ro1">
          <table:table-cell office:value-type="float" office:value="83268">
            <text:p>83268</text:p>
          </table:table-cell>
          <table:table-cell office:value-type="float" office:value="-31">
            <text:p>-31</text:p>
          </table:table-cell>
          <table:table-cell office:value-type="float" office:value="573">
            <text:p>573</text:p>
          </table:table-cell>
          <table:table-cell office:value-type="float" office:value="1948.134399">
            <text:p>1948.134399</text:p>
          </table:table-cell>
          <table:table-cell office:value-type="float" office:value="-0.036905">
            <text:p>-0.036905</text:p>
          </table:table-cell>
          <table:table-cell office:value-type="float" office:value="0.001233">
            <text:p>0.001233</text:p>
          </table:table-cell>
          <table:table-cell office:value-type="float" office:value="103.340088">
            <text:p>103.340088</text:p>
          </table:table-cell>
          <table:table-cell office:value-type="float" office:value="-0.151403">
            <text:p>-0.151403</text:p>
          </table:table-cell>
          <table:table-cell office:value-type="float" office:value="-0.136469">
            <text:p>-0.136469</text:p>
          </table:table-cell>
          <table:table-cell table:formula="of:=[.I324]-[.$I$2]" office:value-type="float" office:value="-0.155623">
            <text:p>-0.155623</text:p>
          </table:table-cell>
          <table:table-cell table:formula="of:=AVERAGE([.J320:.J324])" office:value-type="float" office:value="-0.2264918">
            <text:p>-0.2264918</text:p>
          </table:table-cell>
          <table:table-cell table:formula="of:=AVERAGE([.J316:.J324])" office:value-type="float" office:value="-0.226651444444444">
            <text:p>-0.2266514444</text:p>
          </table:table-cell>
          <table:table-cell office:value-type="float" office:value="190.136734">
            <text:p>190.136734</text:p>
          </table:table-cell>
          <table:table-cell office:value-type="float" office:value="-0.143598">
            <text:p>-0.143598</text:p>
          </table:table-cell>
          <table:table-cell office:value-type="float" office:value="0.004796">
            <text:p>0.004796</text:p>
          </table:table-cell>
          <table:table-cell table:formula="of:=[.O324]-0.021583" office:value-type="float" office:value="-0.016787">
            <text:p>-0.016787</text:p>
          </table:table-cell>
          <table:table-cell office:value-type="float" office:value="103.340103">
            <text:p>103.340103</text:p>
          </table:table-cell>
          <table:table-cell office:value-type="float" office:value="-137">
            <text:p>-137</text:p>
          </table:table-cell>
          <table:table-cell office:value-type="float" office:value="-981">
            <text:p>-981</text:p>
          </table:table-cell>
          <table:table-cell office:value-type="float" office:value="-12056">
            <text:p>-12056</text:p>
          </table:table-cell>
          <table:table-cell office:value-type="float" office:value="47813">
            <text:p>47813</text:p>
          </table:table-cell>
          <table:table-cell office:value-type="float" office:value="50228.648438">
            <text:p>50228.648438</text:p>
          </table:table-cell>
          <table:table-cell office:value-type="float" office:value="-5.342951">
            <text:p>-5.342951</text:p>
          </table:table-cell>
          <table:table-cell office:value-type="float" office:value="-4.723948">
            <text:p>-4.723948</text:p>
          </table:table-cell>
          <table:table-cell office:value-type="float" office:value="11.585428">
            <text:p>11.585428</text:p>
          </table:table-cell>
        </table:table-row>
        <table:table-row table:style-name="ro1">
          <table:table-cell office:value-type="float" office:value="83525">
            <text:p>83525</text:p>
          </table:table-cell>
          <table:table-cell office:value-type="float" office:value="-37">
            <text:p>-37</text:p>
          </table:table-cell>
          <table:table-cell office:value-type="float" office:value="572">
            <text:p>572</text:p>
          </table:table-cell>
          <table:table-cell office:value-type="float" office:value="1645.445313">
            <text:p>1645.445313</text:p>
          </table:table-cell>
          <table:table-cell office:value-type="float" office:value="0.02">
            <text:p>0.02</text:p>
          </table:table-cell>
          <table:table-cell office:value-type="float" office:value="0.036089">
            <text:p>0.036089</text:p>
          </table:table-cell>
          <table:table-cell office:value-type="float" office:value="80.447067">
            <text:p>80.447067</text:p>
          </table:table-cell>
          <table:table-cell office:value-type="float" office:value="-0.090842">
            <text:p>-0.090842</text:p>
          </table:table-cell>
          <table:table-cell office:value-type="float" office:value="0.016759">
            <text:p>0.016759</text:p>
          </table:table-cell>
          <table:table-cell table:formula="of:=[.I325]-[.$I$2]" office:value-type="float" office:value="-0.002395">
            <text:p>-0.002395</text:p>
          </table:table-cell>
          <table:table-cell table:formula="of:=AVERAGE([.J321:.J325])" office:value-type="float" office:value="-0.2097324">
            <text:p>-0.2097324</text:p>
          </table:table-cell>
          <table:table-cell table:formula="of:=AVERAGE([.J317:.J325])" office:value-type="float" office:value="-0.139928222222222">
            <text:p>-0.1399282222</text:p>
          </table:table-cell>
          <table:table-cell office:value-type="float" office:value="81.550941">
            <text:p>81.550941</text:p>
          </table:table-cell>
          <table:table-cell office:value-type="float" office:value="0.077821">
            <text:p>0.077821</text:p>
          </table:table-cell>
          <table:table-cell office:value-type="float" office:value="0.140426">
            <text:p>0.140426</text:p>
          </table:table-cell>
          <table:table-cell table:formula="of:=[.O325]-0.021583" office:value-type="float" office:value="0.118843">
            <text:p>0.118843</text:p>
          </table:table-cell>
          <table:table-cell office:value-type="float" office:value="80.447067">
            <text:p>80.447067</text:p>
          </table:table-cell>
          <table:table-cell office:value-type="float" office:value="-159">
            <text:p>-159</text:p>
          </table:table-cell>
          <table:table-cell office:value-type="float" office:value="-1011">
            <text:p>-1011</text:p>
          </table:table-cell>
          <table:table-cell office:value-type="float" office:value="-12049">
            <text:p>-12049</text:p>
          </table:table-cell>
          <table:table-cell office:value-type="float" office:value="48385">
            <text:p>48385</text:p>
          </table:table-cell>
          <table:table-cell office:value-type="float" office:value="50806.859375">
            <text:p>50806.859375</text:p>
          </table:table-cell>
          <table:table-cell office:value-type="float" office:value="-5.322951">
            <text:p>-5.322951</text:p>
          </table:table-cell>
          <table:table-cell office:value-type="float" office:value="-4.687858">
            <text:p>-4.687858</text:p>
          </table:table-cell>
          <table:table-cell office:value-type="float" office:value="11.931224">
            <text:p>11.931224</text:p>
          </table:table-cell>
        </table:table-row>
        <table:table-row table:style-name="ro1">
          <table:table-cell office:value-type="float" office:value="83782">
            <text:p>83782</text:p>
          </table:table-cell>
          <table:table-cell office:value-type="float" office:value="-7">
            <text:p>-7</text:p>
          </table:table-cell>
          <table:table-cell office:value-type="float" office:value="565">
            <text:p>565</text:p>
          </table:table-cell>
          <table:table-cell office:value-type="float" office:value="8164.864258">
            <text:p>8164.864258</text:p>
          </table:table-cell>
          <table:table-cell office:value-type="float" office:value="0.002333">
            <text:p>0.002333</text:p>
          </table:table-cell>
          <table:table-cell office:value-type="float" office:value="0.003219">
            <text:p>0.003219</text:p>
          </table:table-cell>
          <table:table-cell office:value-type="float" office:value="37.940018">
            <text:p>37.940018</text:p>
          </table:table-cell>
          <table:table-cell office:value-type="float" office:value="0.454208">
            <text:p>0.454208</text:p>
          </table:table-cell>
          <table:table-cell office:value-type="float" office:value="0.110133">
            <text:p>0.110133</text:p>
          </table:table-cell>
          <table:table-cell table:formula="of:=[.I326]-[.$I$2]" office:value-type="float" office:value="0.090979">
            <text:p>0.090979</text:p>
          </table:table-cell>
          <table:table-cell table:formula="of:=AVERAGE([.J322:.J326])" office:value-type="float" office:value="-0.2331956">
            <text:p>-0.2331956</text:p>
          </table:table-cell>
          <table:table-cell table:formula="of:=AVERAGE([.J318:.J326])" office:value-type="float" office:value="-0.122902777777778">
            <text:p>-0.1229027778</text:p>
          </table:table-cell>
          <table:table-cell office:value-type="float" office:value="124.247314">
            <text:p>124.247314</text:p>
          </table:table-cell>
          <table:table-cell office:value-type="float" office:value="0.009079">
            <text:p>0.009079</text:p>
          </table:table-cell>
          <table:table-cell office:value-type="float" office:value="0.012524">
            <text:p>0.012524</text:p>
          </table:table-cell>
          <table:table-cell table:formula="of:=[.O326]-0.021583" office:value-type="float" office:value="-0.009059">
            <text:p>-0.009059</text:p>
          </table:table-cell>
          <table:table-cell office:value-type="float" office:value="37.940025">
            <text:p>37.940025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063">
            <text:p>-12063</text:p>
          </table:table-cell>
          <table:table-cell office:value-type="float" office:value="48949">
            <text:p>48949</text:p>
          </table:table-cell>
          <table:table-cell office:value-type="float" office:value="51363.519531">
            <text:p>51363.519531</text:p>
          </table:table-cell>
          <table:table-cell office:value-type="float" office:value="-5.320618">
            <text:p>-5.320618</text:p>
          </table:table-cell>
          <table:table-cell office:value-type="float" office:value="-4.684639">
            <text:p>-4.684639</text:p>
          </table:table-cell>
          <table:table-cell office:value-type="float" office:value="11.953097">
            <text:p>11.953097</text:p>
          </table:table-cell>
        </table:table-row>
        <table:table-row table:style-name="ro1">
          <table:table-cell office:value-type="float" office:value="84039">
            <text:p>84039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63">
            <text:p>0.006163</text:p>
          </table:table-cell>
          <table:table-cell office:value-type="float" office:value="100">
            <text:p>100</text:p>
          </table:table-cell>
          <table:table-cell office:value-type="float" office:value="0.105982">
            <text:p>0.105982</text:p>
          </table:table-cell>
          <table:table-cell office:value-type="float" office:value="-0.047884">
            <text:p>-0.047884</text:p>
          </table:table-cell>
          <table:table-cell table:formula="of:=[.I327]-[.$I$2]" office:value-type="float" office:value="-0.067038">
            <text:p>-0.067038</text:p>
          </table:table-cell>
          <table:table-cell table:formula="of:=AVERAGE([.J323:.J327])" office:value-type="float" office:value="-0.154187">
            <text:p>-0.154187</text:p>
          </table:table-cell>
          <table:table-cell table:formula="of:=AVERAGE([.J319:.J327])" office:value-type="float" office:value="-0.121572666666667">
            <text:p>-0.1215726667</text:p>
          </table:table-cell>
          <table:table-cell office:value-type="float" office:value="54.81868">
            <text:p>54.81868</text:p>
          </table:table-cell>
          <table:table-cell office:value-type="float" office:value="0">
            <text:p>0</text:p>
          </table:table-cell>
          <table:table-cell office:value-type="float" office:value="0.023982">
            <text:p>0.023982</text:p>
          </table:table-cell>
          <table:table-cell table:formula="of:=[.O327]-0.021583" office:value-type="float" office:value="0.002399">
            <text:p>0.00239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079">
            <text:p>-12079</text:p>
          </table:table-cell>
          <table:table-cell office:value-type="float" office:value="49516">
            <text:p>49516</text:p>
          </table:table-cell>
          <table:table-cell office:value-type="float" office:value="51918.929688">
            <text:p>51918.929688</text:p>
          </table:table-cell>
          <table:table-cell office:value-type="float" office:value="-5.320618">
            <text:p>-5.320618</text:p>
          </table:table-cell>
          <table:table-cell office:value-type="float" office:value="-4.678476">
            <text:p>-4.678476</text:p>
          </table:table-cell>
          <table:table-cell office:value-type="float" office:value="12.068933">
            <text:p>12.068933</text:p>
          </table:table-cell>
        </table:table-row>
        <table:table-row table:style-name="ro1">
          <table:table-cell office:value-type="float" office:value="84296">
            <text:p>84296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float" office:value="55784.765625">
            <text:p>55784.765625</text:p>
          </table:table-cell>
          <table:table-cell office:value-type="float" office:value="0.005">
            <text:p>0.005</text:p>
          </table:table-cell>
          <table:table-cell office:value-type="float" office:value="0.008423">
            <text:p>0.008423</text:p>
          </table:table-cell>
          <table:table-cell office:value-type="float" office:value="68.462906">
            <text:p>68.462906</text:p>
          </table:table-cell>
          <table:table-cell office:value-type="float" office:value="0.01514">
            <text:p>0.01514</text:p>
          </table:table-cell>
          <table:table-cell office:value-type="float" office:value="0.134075">
            <text:p>0.134075</text:p>
          </table:table-cell>
          <table:table-cell table:formula="of:=[.I328]-[.$I$2]" office:value-type="float" office:value="0.114921">
            <text:p>0.114921</text:p>
          </table:table-cell>
          <table:table-cell table:formula="of:=AVERAGE([.J324:.J328])" office:value-type="float" office:value="-0.0038312">
            <text:p>-0.0038312</text:p>
          </table:table-cell>
          <table:table-cell table:formula="of:=AVERAGE([.J320:.J328])" office:value-type="float" office:value="-0.110665777777778">
            <text:p>-0.1106657778</text:p>
          </table:table-cell>
          <table:table-cell office:value-type="float" office:value="985.554138">
            <text:p>985.554138</text:p>
          </table:table-cell>
          <table:table-cell office:value-type="float" office:value="0.019455">
            <text:p>0.019455</text:p>
          </table:table-cell>
          <table:table-cell office:value-type="float" office:value="0.032775">
            <text:p>0.032775</text:p>
          </table:table-cell>
          <table:table-cell table:formula="of:=[.O328]-0.021583" office:value-type="float" office:value="0.011192">
            <text:p>0.011192</text:p>
          </table:table-cell>
          <table:table-cell office:value-type="float" office:value="68.462906">
            <text:p>68.462906</text:p>
          </table:table-cell>
          <table:table-cell office:value-type="float" office:value="-162">
            <text:p>-162</text:p>
          </table:table-cell>
          <table:table-cell office:value-type="float" office:value="-1016">
            <text:p>-1016</text:p>
          </table:table-cell>
          <table:table-cell office:value-type="float" office:value="-12098">
            <text:p>-12098</text:p>
          </table:table-cell>
          <table:table-cell office:value-type="float" office:value="50075">
            <text:p>50075</text:p>
          </table:table-cell>
          <table:table-cell office:value-type="float" office:value="52466.734375">
            <text:p>52466.734375</text:p>
          </table:table-cell>
          <table:table-cell office:value-type="float" office:value="-5.315618">
            <text:p>-5.315618</text:p>
          </table:table-cell>
          <table:table-cell office:value-type="float" office:value="-4.670053">
            <text:p>-4.670053</text:p>
          </table:table-cell>
          <table:table-cell office:value-type="float" office:value="12.144684">
            <text:p>12.144684</text:p>
          </table:table-cell>
        </table:table-row>
        <table:table-row table:style-name="ro1">
          <table:table-cell office:value-type="float" office:value="84553">
            <text:p>84553</text:p>
          </table:table-cell>
          <table:table-cell office:value-type="float" office:value="-1">
            <text:p>-1</text:p>
          </table:table-cell>
          <table:table-cell office:value-type="float" office:value="554">
            <text:p>554</text:p>
          </table:table-cell>
          <table:table-cell office:value-type="float" office:value="55526.179688">
            <text:p>55526.179688</text:p>
          </table:table-cell>
          <table:table-cell office:value-type="float" office:value="0">
            <text:p>0</text:p>
          </table:table-cell>
          <table:table-cell office:value-type="float" office:value="0.005102">
            <text:p>0.005102</text:p>
          </table:table-cell>
          <table:table-cell office:value-type="string">
            <text:p>Infinity</text:p>
          </table:table-cell>
          <table:table-cell office:value-type="float" office:value="-0.030281">
            <text:p>-0.030281</text:p>
          </table:table-cell>
          <table:table-cell office:value-type="float" office:value="0.069432">
            <text:p>0.069432</text:p>
          </table:table-cell>
          <table:table-cell table:formula="of:=[.I329]-[.$I$2]" office:value-type="float" office:value="0.050278">
            <text:p>0.050278</text:p>
          </table:table-cell>
          <table:table-cell table:formula="of:=AVERAGE([.J325:.J329])" office:value-type="float" office:value="0.037349">
            <text:p>0.037349</text:p>
          </table:table-cell>
          <table:table-cell table:formula="of:=AVERAGE([.J321:.J329])" office:value-type="float" office:value="-0.0955024444444444">
            <text:p>-0.0955024444</text:p>
          </table:table-cell>
          <table:table-cell office:value-type="float" office:value="129.295181">
            <text:p>129.295181</text:p>
          </table:table-cell>
          <table:table-cell office:value-type="float" office:value="0">
            <text:p>0</text:p>
          </table:table-cell>
          <table:table-cell office:value-type="float" office:value="0.019851">
            <text:p>0.019851</text:p>
          </table:table-cell>
          <table:table-cell table:formula="of:=[.O329]-0.021583" office:value-type="float" office:value="-0.001732">
            <text:p>-0.0017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121">
            <text:p>-12121</text:p>
          </table:table-cell>
          <table:table-cell office:value-type="float" office:value="50629">
            <text:p>50629</text:p>
          </table:table-cell>
          <table:table-cell office:value-type="float" office:value="53012.289063">
            <text:p>53012.289063</text:p>
          </table:table-cell>
          <table:table-cell office:value-type="float" office:value="-5.315618">
            <text:p>-5.315618</text:p>
          </table:table-cell>
          <table:table-cell office:value-type="float" office:value="-4.664951">
            <text:p>-4.664951</text:p>
          </table:table-cell>
          <table:table-cell office:value-type="float" office:value="12.24066">
            <text:p>12.24066</text:p>
          </table:table-cell>
        </table:table-row>
        <table:table-row table:style-name="ro1">
          <table:table-cell office:value-type="float" office:value="84810">
            <text:p>84810</text:p>
          </table:table-cell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76">
            <text:p>0.005376</text:p>
          </table:table-cell>
          <table:table-cell office:value-type="float" office:value="100">
            <text:p>100</text:p>
          </table:table-cell>
          <table:table-cell office:value-type="float" office:value="0.01514">
            <text:p>0.01514</text:p>
          </table:table-cell>
          <table:table-cell office:value-type="float" office:value="0.021548">
            <text:p>0.021548</text:p>
          </table:table-cell>
          <table:table-cell table:formula="of:=[.I330]-[.$I$2]" office:value-type="float" office:value="0.002394">
            <text:p>0.002394</text:p>
          </table:table-cell>
          <table:table-cell table:formula="of:=AVERAGE([.J326:.J330])" office:value-type="float" office:value="0.0383068">
            <text:p>0.0383068</text:p>
          </table:table-cell>
          <table:table-cell table:formula="of:=AVERAGE([.J322:.J330])" office:value-type="float" office:value="-0.118380333333333">
            <text:p>-0.1183803333</text:p>
          </table:table-cell>
          <table:table-cell office:value-type="float" office:value="242.321198">
            <text:p>242.321198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[.O330]-0.021583" office:value-type="float" office:value="-0.000666">
            <text:p>-0.0006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147">
            <text:p>-12147</text:p>
          </table:table-cell>
          <table:table-cell office:value-type="float" office:value="51181">
            <text:p>51181</text:p>
          </table:table-cell>
          <table:table-cell office:value-type="float" office:value="53556.023438">
            <text:p>53556.023438</text:p>
          </table:table-cell>
          <table:table-cell office:value-type="float" office:value="-5.315618">
            <text:p>-5.315618</text:p>
          </table:table-cell>
          <table:table-cell office:value-type="float" office:value="-4.659575">
            <text:p>-4.659575</text:p>
          </table:table-cell>
          <table:table-cell office:value-type="float" office:value="12.341793">
            <text:p>12.341793</text:p>
          </table:table-cell>
        </table:table-row>
        <table:table-row table:style-name="ro1">
          <table:table-cell office:value-type="float" office:value="85067">
            <text:p>85067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8307">
            <text:p>0.038307</text:p>
          </table:table-cell>
          <table:table-cell table:formula="of:=[.I331]-[.$I$2]" office:value-type="float" office:value="0.019153">
            <text:p>0.019153</text:p>
          </table:table-cell>
          <table:table-cell table:formula="of:=AVERAGE([.J327:.J331])" office:value-type="float" office:value="0.0239416">
            <text:p>0.0239416</text:p>
          </table:table-cell>
          <table:table-cell table:formula="of:=AVERAGE([.J323:.J331])" office:value-type="float" office:value="-0.0649098888888889">
            <text:p>-0.064909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[.O331]-0.021583" office:value-type="float" office:value="0.001866">
            <text:p>0.0018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176">
            <text:p>-12176</text:p>
          </table:table-cell>
          <table:table-cell office:value-type="float" office:value="51731">
            <text:p>51731</text:p>
          </table:table-cell>
          <table:table-cell office:value-type="float" office:value="54098.648438">
            <text:p>54098.648438</text:p>
          </table:table-cell>
          <table:table-cell office:value-type="float" office:value="-5.315618">
            <text:p>-5.315618</text:p>
          </table:table-cell>
          <table:table-cell office:value-type="float" office:value="-4.653549">
            <text:p>-4.653549</text:p>
          </table:table-cell>
          <table:table-cell office:value-type="float" office:value="12.455162">
            <text:p>12.455162</text:p>
          </table:table-cell>
        </table:table-row>
        <table:table-row table:style-name="ro1">
          <table:table-cell office:value-type="float" office:value="85324">
            <text:p>85324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7461">
            <text:p>0.057461</text:p>
          </table:table-cell>
          <table:table-cell table:formula="of:=[.I332]-[.$I$2]" office:value-type="float" office:value="0.038307">
            <text:p>0.038307</text:p>
          </table:table-cell>
          <table:table-cell table:formula="of:=AVERAGE([.J328:.J332])" office:value-type="float" office:value="0.0450106">
            <text:p>0.0450106</text:p>
          </table:table-cell>
          <table:table-cell table:formula="of:=AVERAGE([.J324:.J332])" office:value-type="float" office:value="0.0101084444444444">
            <text:p>0.010108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[.O332]-0.021583" office:value-type="float" office:value="0.001732">
            <text:p>0.0017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208">
            <text:p>-12208</text:p>
          </table:table-cell>
          <table:table-cell office:value-type="float" office:value="52277">
            <text:p>52277</text:p>
          </table:table-cell>
          <table:table-cell office:value-type="float" office:value="54638.195313">
            <text:p>54638.195313</text:p>
          </table:table-cell>
          <table:table-cell office:value-type="float" office:value="-5.315618">
            <text:p>-5.315618</text:p>
          </table:table-cell>
          <table:table-cell office:value-type="float" office:value="-4.647557">
            <text:p>-4.647557</text:p>
          </table:table-cell>
          <table:table-cell office:value-type="float" office:value="12.567885">
            <text:p>12.567885</text:p>
          </table:table-cell>
        </table:table-row>
        <table:table-row table:style-name="ro1">
          <table:table-cell office:value-type="float" office:value="85581">
            <text:p>85581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36">
            <text:p>0.0051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86191">
            <text:p>0.086191</text:p>
          </table:table-cell>
          <table:table-cell table:formula="of:=[.I333]-[.$I$2]" office:value-type="float" office:value="0.067037">
            <text:p>0.067037</text:p>
          </table:table-cell>
          <table:table-cell table:formula="of:=AVERAGE([.J329:.J333])" office:value-type="float" office:value="0.0354338">
            <text:p>0.0354338</text:p>
          </table:table-cell>
          <table:table-cell table:formula="of:=AVERAGE([.J325:.J333])" office:value-type="float" office:value="0.0348484444444444">
            <text:p>0.034848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[.O333]-0.021583" office:value-type="float" office:value="-0.001598">
            <text:p>-0.00159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243">
            <text:p>-12243</text:p>
          </table:table-cell>
          <table:table-cell office:value-type="float" office:value="52817">
            <text:p>52817</text:p>
          </table:table-cell>
          <table:table-cell office:value-type="float" office:value="55172.691406">
            <text:p>55172.691406</text:p>
          </table:table-cell>
          <table:table-cell office:value-type="float" office:value="-5.315618">
            <text:p>-5.315618</text:p>
          </table:table-cell>
          <table:table-cell office:value-type="float" office:value="-4.642421">
            <text:p>-4.642421</text:p>
          </table:table-cell>
          <table:table-cell office:value-type="float" office:value="12.664506">
            <text:p>12.664506</text:p>
          </table:table-cell>
        </table:table-row>
        <table:table-row table:style-name="ro1">
          <table:table-cell office:value-type="float" office:value="85838">
            <text:p>85838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[.I334]-[.$I$2]" office:value-type="float" office:value="0">
            <text:p>0</text:p>
          </table:table-cell>
          <table:table-cell table:formula="of:=AVERAGE([.J330:.J334])" office:value-type="float" office:value="0.0253782">
            <text:p>0.0253782</text:p>
          </table:table-cell>
          <table:table-cell table:formula="of:=AVERAGE([.J326:.J334])" office:value-type="float" office:value="0.0351145555555556">
            <text:p>0.035114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[.O334]-0.021583" office:value-type="float" office:value="0.001599">
            <text:p>0.00159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281">
            <text:p>-12281</text:p>
          </table:table-cell>
          <table:table-cell office:value-type="float" office:value="53355">
            <text:p>53355</text:p>
          </table:table-cell>
          <table:table-cell office:value-type="float" office:value="55706.015625">
            <text:p>55706.015625</text:p>
          </table:table-cell>
          <table:table-cell office:value-type="float" office:value="-5.315618">
            <text:p>-5.315618</text:p>
          </table:table-cell>
          <table:table-cell office:value-type="float" office:value="-4.636464">
            <text:p>-4.636464</text:p>
          </table:table-cell>
          <table:table-cell office:value-type="float" office:value="12.776584">
            <text:p>12.776584</text:p>
          </table:table-cell>
        </table:table-row>
        <table:table-row table:style-name="ro1">
          <table:table-cell office:value-type="float" office:value="86095">
            <text:p>86095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[.I335]-[.$I$2]" office:value-type="float" office:value="-0.043096">
            <text:p>-0.043096</text:p>
          </table:table-cell>
          <table:table-cell table:formula="of:=AVERAGE([.J331:.J335])" office:value-type="float" office:value="0.0162802">
            <text:p>0.0162802</text:p>
          </table:table-cell>
          <table:table-cell table:formula="of:=AVERAGE([.J327:.J335])" office:value-type="float" office:value="0.0202173333333333">
            <text:p>0.020217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[.O335]-0.021583" office:value-type="float" office:value="0.000533000000000002">
            <text:p>0.00053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322">
            <text:p>-12322</text:p>
          </table:table-cell>
          <table:table-cell office:value-type="float" office:value="53895">
            <text:p>53895</text:p>
          </table:table-cell>
          <table:table-cell office:value-type="float" office:value="56242.058594">
            <text:p>56242.058594</text:p>
          </table:table-cell>
          <table:table-cell office:value-type="float" office:value="-5.315618">
            <text:p>-5.315618</text:p>
          </table:table-cell>
          <table:table-cell office:value-type="float" office:value="-4.63078">
            <text:p>-4.63078</text:p>
          </table:table-cell>
          <table:table-cell office:value-type="float" office:value="12.883512">
            <text:p>12.883512</text:p>
          </table:table-cell>
        </table:table-row>
        <table:table-row table:style-name="ro1">
          <table:table-cell office:value-type="float" office:value="86352">
            <text:p>86352</text:p>
          </table:table-cell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873">
            <text:p>0.02873</text:p>
          </table:table-cell>
          <table:table-cell table:formula="of:=[.I336]-[.$I$2]" office:value-type="float" office:value="0.009576">
            <text:p>0.009576</text:p>
          </table:table-cell>
          <table:table-cell table:formula="of:=AVERAGE([.J332:.J336])" office:value-type="float" office:value="0.0143648">
            <text:p>0.0143648</text:p>
          </table:table-cell>
          <table:table-cell table:formula="of:=AVERAGE([.J328:.J336])" office:value-type="float" office:value="0.02873">
            <text:p>0.028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[.O336]-0.021583" office:value-type="float" office:value="0.001866">
            <text:p>0.0018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366">
            <text:p>-12366</text:p>
          </table:table-cell>
          <table:table-cell office:value-type="float" office:value="54432">
            <text:p>54432</text:p>
          </table:table-cell>
          <table:table-cell office:value-type="float" office:value="56775.917969">
            <text:p>56775.917969</text:p>
          </table:table-cell>
          <table:table-cell office:value-type="float" office:value="-5.315618">
            <text:p>-5.315618</text:p>
          </table:table-cell>
          <table:table-cell office:value-type="float" office:value="-4.624753">
            <text:p>-4.624753</text:p>
          </table:table-cell>
          <table:table-cell office:value-type="float" office:value="12.996881">
            <text:p>12.996881</text:p>
          </table:table-cell>
        </table:table-row>
        <table:table-row table:style-name="ro1">
          <table:table-cell office:value-type="float" office:value="86609">
            <text:p>86609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59">
            <text:p>0.0047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549">
            <text:p>0.04549</text:p>
          </table:table-cell>
          <table:table-cell table:formula="of:=[.I337]-[.$I$2]" office:value-type="float" office:value="0.026336">
            <text:p>0.026336</text:p>
          </table:table-cell>
          <table:table-cell table:formula="of:=AVERAGE([.J333:.J337])" office:value-type="float" office:value="0.0119706">
            <text:p>0.0119706</text:p>
          </table:table-cell>
          <table:table-cell table:formula="of:=AVERAGE([.J329:.J337])" office:value-type="float" office:value="0.0188872222222222">
            <text:p>0.018887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519">
            <text:p>0.018519</text:p>
          </table:table-cell>
          <table:table-cell table:formula="of:=[.O337]-0.021583" office:value-type="float" office:value="-0.003064">
            <text:p>-0.00306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413">
            <text:p>-12413</text:p>
          </table:table-cell>
          <table:table-cell office:value-type="float" office:value="54966">
            <text:p>54966</text:p>
          </table:table-cell>
          <table:table-cell office:value-type="float" office:value="57307.582031">
            <text:p>57307.582031</text:p>
          </table:table-cell>
          <table:table-cell office:value-type="float" office:value="-5.315618">
            <text:p>-5.315618</text:p>
          </table:table-cell>
          <table:table-cell office:value-type="float" office:value="-4.619994">
            <text:p>-4.619994</text:p>
          </table:table-cell>
          <table:table-cell office:value-type="float" office:value="13.086416">
            <text:p>13.086416</text:p>
          </table:table-cell>
        </table:table-row>
        <table:table-row table:style-name="ro1">
          <table:table-cell office:value-type="float" office:value="86866">
            <text:p>86866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2394">
            <text:p>-0.002394</text:p>
          </table:table-cell>
          <table:table-cell table:formula="of:=[.I338]-[.$I$2]" office:value-type="float" office:value="-0.021548">
            <text:p>-0.021548</text:p>
          </table:table-cell>
          <table:table-cell table:formula="of:=AVERAGE([.J334:.J338])" office:value-type="float" office:value="-0.0057464">
            <text:p>-0.0057464</text:p>
          </table:table-cell>
          <table:table-cell table:formula="of:=AVERAGE([.J330:.J338])" office:value-type="float" office:value="0.0109065555555556">
            <text:p>0.010906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[.O338]-0.021583" office:value-type="float" office:value="0.001599">
            <text:p>0.00159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462">
            <text:p>-12462</text:p>
          </table:table-cell>
          <table:table-cell office:value-type="float" office:value="55500">
            <text:p>55500</text:p>
          </table:table-cell>
          <table:table-cell office:value-type="float" office:value="57839.75">
            <text:p>57839.75</text:p>
          </table:table-cell>
          <table:table-cell office:value-type="float" office:value="-5.315618">
            <text:p>-5.315618</text:p>
          </table:table-cell>
          <table:table-cell office:value-type="float" office:value="-4.614037">
            <text:p>-4.614037</text:p>
          </table:table-cell>
          <table:table-cell office:value-type="float" office:value="13.198493">
            <text:p>13.198493</text:p>
          </table:table-cell>
        </table:table-row>
        <table:table-row table:style-name="ro1">
          <table:table-cell office:value-type="float" office:value="87123">
            <text:p>87123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78">
            <text:p>0.0067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I339]-[.$I$2]" office:value-type="float" office:value="-0.019154">
            <text:p>-0.019154</text:p>
          </table:table-cell>
          <table:table-cell table:formula="of:=AVERAGE([.J335:.J339])" office:value-type="float" office:value="-0.0095772">
            <text:p>-0.0095772</text:p>
          </table:table-cell>
          <table:table-cell table:formula="of:=AVERAGE([.J331:.J339])" office:value-type="float" office:value="0.00851233333333334">
            <text:p>0.008512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38">
            <text:p>0.02638</text:p>
          </table:table-cell>
          <table:table-cell table:formula="of:=[.O339]-0.021583" office:value-type="float" office:value="0.004797">
            <text:p>0.00479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515">
            <text:p>-12515</text:p>
          </table:table-cell>
          <table:table-cell office:value-type="float" office:value="56034">
            <text:p>56034</text:p>
          </table:table-cell>
          <table:table-cell office:value-type="float" office:value="58372.839844">
            <text:p>58372.839844</text:p>
          </table:table-cell>
          <table:table-cell office:value-type="float" office:value="-5.315618">
            <text:p>-5.315618</text:p>
          </table:table-cell>
          <table:table-cell office:value-type="float" office:value="-4.607257">
            <text:p>-4.607257</text:p>
          </table:table-cell>
          <table:table-cell office:value-type="float" office:value="13.326035">
            <text:p>13.326035</text:p>
          </table:table-cell>
        </table:table-row>
        <table:table-row table:style-name="ro1">
          <table:table-cell office:value-type="float" office:value="87380">
            <text:p>87380</text:p>
          </table:table-cell>
          <table:table-cell office:value-type="float" office:value="0">
            <text:p>0</text:p>
          </table:table-cell>
          <table:table-cell office:value-type="float" office:value="533">
            <text:p>5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95">
            <text:p>0.0060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5067">
            <text:p>0.055067</text:p>
          </table:table-cell>
          <table:table-cell table:formula="of:=[.I340]-[.$I$2]" office:value-type="float" office:value="0.035913">
            <text:p>0.035913</text:p>
          </table:table-cell>
          <table:table-cell table:formula="of:=AVERAGE([.J336:.J340])" office:value-type="float" office:value="0.0062246">
            <text:p>0.0062246</text:p>
          </table:table-cell>
          <table:table-cell table:formula="of:=AVERAGE([.J332:.J340])" office:value-type="float" office:value="0.0103745555555556">
            <text:p>0.010374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715">
            <text:p>0.023715</text:p>
          </table:table-cell>
          <table:table-cell table:formula="of:=[.O340]-0.021583" office:value-type="float" office:value="0.002132">
            <text:p>0.0021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571">
            <text:p>-12571</text:p>
          </table:table-cell>
          <table:table-cell office:value-type="float" office:value="56564">
            <text:p>56564</text:p>
          </table:table-cell>
          <table:table-cell office:value-type="float" office:value="58902.714844">
            <text:p>58902.714844</text:p>
          </table:table-cell>
          <table:table-cell office:value-type="float" office:value="-5.315618">
            <text:p>-5.315618</text:p>
          </table:table-cell>
          <table:table-cell office:value-type="float" office:value="-4.601162">
            <text:p>-4.601162</text:p>
          </table:table-cell>
          <table:table-cell office:value-type="float" office:value="13.440697">
            <text:p>13.440697</text:p>
          </table:table-cell>
        </table:table-row>
        <table:table-row table:style-name="ro1">
          <table:table-cell office:value-type="float" office:value="87637">
            <text:p>87637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52">
            <text:p>0.0057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7422">
            <text:p>0.07422</text:p>
          </table:table-cell>
          <table:table-cell table:formula="of:=[.I341]-[.$I$2]" office:value-type="float" office:value="0.055066">
            <text:p>0.055066</text:p>
          </table:table-cell>
          <table:table-cell table:formula="of:=AVERAGE([.J337:.J341])" office:value-type="float" office:value="0.0153226">
            <text:p>0.0153226</text:p>
          </table:table-cell>
          <table:table-cell table:formula="of:=AVERAGE([.J333:.J341])" office:value-type="float" office:value="0.0122366666666667">
            <text:p>0.012236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[.O341]-0.021583" office:value-type="float" office:value="0.000800000000000002">
            <text:p>0.000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630">
            <text:p>-12630</text:p>
          </table:table-cell>
          <table:table-cell office:value-type="float" office:value="57089">
            <text:p>57089</text:p>
          </table:table-cell>
          <table:table-cell office:value-type="float" office:value="59428.386719">
            <text:p>59428.386719</text:p>
          </table:table-cell>
          <table:table-cell office:value-type="float" office:value="-5.315618">
            <text:p>-5.315618</text:p>
          </table:table-cell>
          <table:table-cell office:value-type="float" office:value="-4.595409">
            <text:p>-4.595409</text:p>
          </table:table-cell>
          <table:table-cell office:value-type="float" office:value="13.548917">
            <text:p>13.548917</text:p>
          </table:table-cell>
        </table:table-row>
        <table:table-row table:style-name="ro1">
          <table:table-cell office:value-type="float" office:value="87894">
            <text:p>87894</text:p>
          </table:table-cell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15">
            <text:p>0.0056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3096">
            <text:p>0.043096</text:p>
          </table:table-cell>
          <table:table-cell table:formula="of:=[.I342]-[.$I$2]" office:value-type="float" office:value="0.023942">
            <text:p>0.023942</text:p>
          </table:table-cell>
          <table:table-cell table:formula="of:=AVERAGE([.J338:.J342])" office:value-type="float" office:value="0.0148438">
            <text:p>0.0148438</text:p>
          </table:table-cell>
          <table:table-cell table:formula="of:=AVERAGE([.J334:.J342])" office:value-type="float" office:value="0.00744833333333333">
            <text:p>0.007448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[.O342]-0.021583" office:value-type="float" office:value="0.000267000000000003">
            <text:p>0.00026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691">
            <text:p>-12691</text:p>
          </table:table-cell>
          <table:table-cell office:value-type="float" office:value="57610">
            <text:p>57610</text:p>
          </table:table-cell>
          <table:table-cell office:value-type="float" office:value="59950.613281">
            <text:p>59950.613281</text:p>
          </table:table-cell>
          <table:table-cell office:value-type="float" office:value="-5.315618">
            <text:p>-5.315618</text:p>
          </table:table-cell>
          <table:table-cell office:value-type="float" office:value="-4.589794">
            <text:p>-4.589794</text:p>
          </table:table-cell>
          <table:table-cell office:value-type="float" office:value="13.654552">
            <text:p>13.654552</text:p>
          </table:table-cell>
        </table:table-row>
        <table:table-row table:style-name="ro1">
          <table:table-cell office:value-type="float" office:value="88151">
            <text:p>88151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15">
            <text:p>0.0056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83797">
            <text:p>0.083797</text:p>
          </table:table-cell>
          <table:table-cell table:formula="of:=[.I343]-[.$I$2]" office:value-type="float" office:value="0.064643">
            <text:p>0.064643</text:p>
          </table:table-cell>
          <table:table-cell table:formula="of:=AVERAGE([.J339:.J343])" office:value-type="float" office:value="0.032082">
            <text:p>0.032082</text:p>
          </table:table-cell>
          <table:table-cell table:formula="of:=AVERAGE([.J335:.J343])" office:value-type="float" office:value="0.0146308888888889">
            <text:p>0.014630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[.O343]-0.021583" office:value-type="float" office:value="0.000267000000000003">
            <text:p>0.00026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755">
            <text:p>-12755</text:p>
          </table:table-cell>
          <table:table-cell office:value-type="float" office:value="58126">
            <text:p>58126</text:p>
          </table:table-cell>
          <table:table-cell office:value-type="float" office:value="60468.609375">
            <text:p>60468.609375</text:p>
          </table:table-cell>
          <table:table-cell office:value-type="float" office:value="-5.315618">
            <text:p>-5.315618</text:p>
          </table:table-cell>
          <table:table-cell office:value-type="float" office:value="-4.584179">
            <text:p>-4.584179</text:p>
          </table:table-cell>
          <table:table-cell office:value-type="float" office:value="13.76019">
            <text:p>13.76019</text:p>
          </table:table-cell>
        </table:table-row>
        <table:table-row table:style-name="ro1">
          <table:table-cell office:value-type="float" office:value="88408">
            <text:p>88408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3096">
            <text:p>0.043096</text:p>
          </table:table-cell>
          <table:table-cell table:formula="of:=[.I344]-[.$I$2]" office:value-type="float" office:value="0.023942">
            <text:p>0.023942</text:p>
          </table:table-cell>
          <table:table-cell table:formula="of:=AVERAGE([.J340:.J344])" office:value-type="float" office:value="0.0407012">
            <text:p>0.0407012</text:p>
          </table:table-cell>
          <table:table-cell table:formula="of:=AVERAGE([.J336:.J344])" office:value-type="float" office:value="0.0220795555555556">
            <text:p>0.022079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[.O344]-0.021583" office:value-type="float" office:value="0.001732">
            <text:p>0.0017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821">
            <text:p>-12821</text:p>
          </table:table-cell>
          <table:table-cell office:value-type="float" office:value="58638">
            <text:p>58638</text:p>
          </table:table-cell>
          <table:table-cell office:value-type="float" office:value="60983.144531">
            <text:p>60983.144531</text:p>
          </table:table-cell>
          <table:table-cell office:value-type="float" office:value="-5.315618">
            <text:p>-5.315618</text:p>
          </table:table-cell>
          <table:table-cell office:value-type="float" office:value="-4.578187">
            <text:p>-4.578187</text:p>
          </table:table-cell>
          <table:table-cell office:value-type="float" office:value="13.872912">
            <text:p>13.872912</text:p>
          </table:table-cell>
        </table:table-row>
        <table:table-row table:style-name="ro1">
          <table:table-cell office:value-type="float" office:value="88665">
            <text:p>88665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32">
            <text:p>0.00623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67038">
            <text:p>0.067038</text:p>
          </table:table-cell>
          <table:table-cell table:formula="of:=[.I345]-[.$I$2]" office:value-type="float" office:value="0.047884">
            <text:p>0.047884</text:p>
          </table:table-cell>
          <table:table-cell table:formula="of:=AVERAGE([.J341:.J345])" office:value-type="float" office:value="0.0430954">
            <text:p>0.0430954</text:p>
          </table:table-cell>
          <table:table-cell table:formula="of:=AVERAGE([.J337:.J345])" office:value-type="float" office:value="0.026336">
            <text:p>0.0263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formula="of:=[.O345]-0.021583" office:value-type="float" office:value="0.002665">
            <text:p>0.00266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890">
            <text:p>-12890</text:p>
          </table:table-cell>
          <table:table-cell office:value-type="float" office:value="59146">
            <text:p>59146</text:p>
          </table:table-cell>
          <table:table-cell office:value-type="float" office:value="61494.414063">
            <text:p>61494.414063</text:p>
          </table:table-cell>
          <table:table-cell office:value-type="float" office:value="-5.315618">
            <text:p>-5.315618</text:p>
          </table:table-cell>
          <table:table-cell office:value-type="float" office:value="-4.571955">
            <text:p>-4.571955</text:p>
          </table:table-cell>
          <table:table-cell office:value-type="float" office:value="13.990148">
            <text:p>13.990148</text:p>
          </table:table-cell>
        </table:table-row>
        <table:table-row table:style-name="ro1">
          <table:table-cell office:value-type="float" office:value="88922">
            <text:p>88922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34">
            <text:p>0.0063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[.I346]-[.$I$2]" office:value-type="float" office:value="-0.011971">
            <text:p>-0.011971</text:p>
          </table:table-cell>
          <table:table-cell table:formula="of:=AVERAGE([.J342:.J346])" office:value-type="float" office:value="0.029688">
            <text:p>0.029688</text:p>
          </table:table-cell>
          <table:table-cell table:formula="of:=AVERAGE([.J338:.J346])" office:value-type="float" office:value="0.0220796666666667">
            <text:p>0.022079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648">
            <text:p>0.024648</text:p>
          </table:table-cell>
          <table:table-cell table:formula="of:=[.O346]-0.021583" office:value-type="float" office:value="0.003065">
            <text:p>0.00306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962">
            <text:p>-12962</text:p>
          </table:table-cell>
          <table:table-cell office:value-type="float" office:value="59653">
            <text:p>59653</text:p>
          </table:table-cell>
          <table:table-cell office:value-type="float" office:value="62005.347656">
            <text:p>62005.347656</text:p>
          </table:table-cell>
          <table:table-cell office:value-type="float" office:value="-5.315618">
            <text:p>-5.315618</text:p>
          </table:table-cell>
          <table:table-cell office:value-type="float" office:value="-4.565621">
            <text:p>-4.565621</text:p>
          </table:table-cell>
          <table:table-cell office:value-type="float" office:value="14.109312">
            <text:p>14.109312</text:p>
          </table:table-cell>
        </table:table-row>
        <table:table-row table:style-name="ro1">
          <table:table-cell office:value-type="float" office:value="89179">
            <text:p>89179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42">
            <text:p>0.00534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[.I347]-[.$I$2]" office:value-type="float" office:value="-0.023942">
            <text:p>-0.023942</text:p>
          </table:table-cell>
          <table:table-cell table:formula="of:=AVERAGE([.J343:.J347])" office:value-type="float" office:value="0.0201112">
            <text:p>0.0201112</text:p>
          </table:table-cell>
          <table:table-cell table:formula="of:=AVERAGE([.J339:.J347])" office:value-type="float" office:value="0.0218136666666667">
            <text:p>0.021813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784">
            <text:p>0.020784</text:p>
          </table:table-cell>
          <table:table-cell table:formula="of:=[.O347]-0.021583" office:value-type="float" office:value="-0.000798999999999998">
            <text:p>-0.00079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037">
            <text:p>-13037</text:p>
          </table:table-cell>
          <table:table-cell office:value-type="float" office:value="60160">
            <text:p>60160</text:p>
          </table:table-cell>
          <table:table-cell office:value-type="float" office:value="62516.917969">
            <text:p>62516.917969</text:p>
          </table:table-cell>
          <table:table-cell office:value-type="float" office:value="-5.315618">
            <text:p>-5.315618</text:p>
          </table:table-cell>
          <table:table-cell office:value-type="float" office:value="-4.560279">
            <text:p>-4.560279</text:p>
          </table:table-cell>
          <table:table-cell office:value-type="float" office:value="14.2098">
            <text:p>14.2098</text:p>
          </table:table-cell>
        </table:table-row>
        <table:table-row table:style-name="ro1">
          <table:table-cell office:value-type="float" office:value="89436">
            <text:p>89436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69">
            <text:p>0.0063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3096">
            <text:p>0.043096</text:p>
          </table:table-cell>
          <table:table-cell table:formula="of:=[.I348]-[.$I$2]" office:value-type="float" office:value="0.023942">
            <text:p>0.023942</text:p>
          </table:table-cell>
          <table:table-cell table:formula="of:=AVERAGE([.J344:.J348])" office:value-type="float" office:value="0.011971">
            <text:p>0.011971</text:p>
          </table:table-cell>
          <table:table-cell table:formula="of:=AVERAGE([.J340:.J348])" office:value-type="float" office:value="0.0266021111111111">
            <text:p>0.026602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table:formula="of:=[.O348]-0.021583" office:value-type="float" office:value="0.003198">
            <text:p>0.00319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114">
            <text:p>-13114</text:p>
          </table:table-cell>
          <table:table-cell office:value-type="float" office:value="60663">
            <text:p>60663</text:p>
          </table:table-cell>
          <table:table-cell office:value-type="float" office:value="63025">
            <text:p>63025</text:p>
          </table:table-cell>
          <table:table-cell office:value-type="float" office:value="-5.315618">
            <text:p>-5.315618</text:p>
          </table:table-cell>
          <table:table-cell office:value-type="float" office:value="-4.553911">
            <text:p>-4.553911</text:p>
          </table:table-cell>
          <table:table-cell office:value-type="float" office:value="14.329609">
            <text:p>14.329609</text:p>
          </table:table-cell>
        </table:table-row>
        <table:table-row table:style-name="ro1">
          <table:table-cell office:value-type="float" office:value="89693">
            <text:p>89693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29">
            <text:p>0.0061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48">
            <text:p>0.021548</text:p>
          </table:table-cell>
          <table:table-cell table:formula="of:=[.I349]-[.$I$2]" office:value-type="float" office:value="0.002394">
            <text:p>0.002394</text:p>
          </table:table-cell>
          <table:table-cell table:formula="of:=AVERAGE([.J345:.J349])" office:value-type="float" office:value="0.0076614">
            <text:p>0.0076614</text:p>
          </table:table-cell>
          <table:table-cell table:formula="of:=AVERAGE([.J341:.J349])" office:value-type="float" office:value="0.0228777777777778">
            <text:p>0.022877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table:formula="of:=[.O349]-0.021583" office:value-type="float" office:value="0.002265">
            <text:p>0.00226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194">
            <text:p>-13194</text:p>
          </table:table-cell>
          <table:table-cell office:value-type="float" office:value="61164">
            <text:p>61164</text:p>
          </table:table-cell>
          <table:table-cell office:value-type="float" office:value="63531.753906">
            <text:p>63531.753906</text:p>
          </table:table-cell>
          <table:table-cell office:value-type="float" office:value="-5.315618">
            <text:p>-5.315618</text:p>
          </table:table-cell>
          <table:table-cell office:value-type="float" office:value="-4.547781">
            <text:p>-4.547781</text:p>
          </table:table-cell>
          <table:table-cell office:value-type="float" office:value="14.444916">
            <text:p>14.444916</text:p>
          </table:table-cell>
        </table:table-row>
        <table:table-row table:style-name="ro1">
          <table:table-cell office:value-type="float" office:value="89950">
            <text:p>89950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506">
            <text:p>0.0065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71826">
            <text:p>0.071826</text:p>
          </table:table-cell>
          <table:table-cell table:formula="of:=[.I350]-[.$I$2]" office:value-type="float" office:value="0.052672">
            <text:p>0.052672</text:p>
          </table:table-cell>
          <table:table-cell table:formula="of:=AVERAGE([.J346:.J350])" office:value-type="float" office:value="0.008619">
            <text:p>0.008619</text:p>
          </table:table-cell>
          <table:table-cell table:formula="of:=AVERAGE([.J342:.J350])" office:value-type="float" office:value="0.0226117777777778">
            <text:p>0.022611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314">
            <text:p>0.025314</text:p>
          </table:table-cell>
          <table:table-cell table:formula="of:=[.O350]-0.021583" office:value-type="float" office:value="0.003731">
            <text:p>0.00373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276">
            <text:p>-13276</text:p>
          </table:table-cell>
          <table:table-cell office:value-type="float" office:value="61660">
            <text:p>61660</text:p>
          </table:table-cell>
          <table:table-cell office:value-type="float" office:value="64034.03125">
            <text:p>64034.03125</text:p>
          </table:table-cell>
          <table:table-cell office:value-type="float" office:value="-5.315618">
            <text:p>-5.315618</text:p>
          </table:table-cell>
          <table:table-cell office:value-type="float" office:value="-4.541276">
            <text:p>-4.541276</text:p>
          </table:table-cell>
          <table:table-cell office:value-type="float" office:value="14.567301">
            <text:p>14.567301</text:p>
          </table:table-cell>
        </table:table-row>
        <table:table-row table:style-name="ro1">
          <table:table-cell office:value-type="float" office:value="90207">
            <text:p>90207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[.I351]-[.$I$2]" office:value-type="float" office:value="-0.040702">
            <text:p>-0.040702</text:p>
          </table:table-cell>
          <table:table-cell table:formula="of:=AVERAGE([.J347:.J351])" office:value-type="float" office:value="0.0028728">
            <text:p>0.0028728</text:p>
          </table:table-cell>
          <table:table-cell table:formula="of:=AVERAGE([.J343:.J351])" office:value-type="float" office:value="0.0154291111111111">
            <text:p>0.015429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[.O351]-0.021583" office:value-type="float" office:value="0.000533000000000002">
            <text:p>0.00053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362">
            <text:p>-13362</text:p>
          </table:table-cell>
          <table:table-cell office:value-type="float" office:value="62157">
            <text:p>62157</text:p>
          </table:table-cell>
          <table:table-cell office:value-type="float" office:value="64538.113281">
            <text:p>64538.113281</text:p>
          </table:table-cell>
          <table:table-cell office:value-type="float" office:value="-5.315618">
            <text:p>-5.315618</text:p>
          </table:table-cell>
          <table:table-cell office:value-type="float" office:value="-4.535592">
            <text:p>-4.535592</text:p>
          </table:table-cell>
          <table:table-cell office:value-type="float" office:value="14.674229">
            <text:p>14.674229</text:p>
          </table:table-cell>
        </table:table-row>
        <table:table-row table:style-name="ro1">
          <table:table-cell office:value-type="float" office:value="90464">
            <text:p>90464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5067">
            <text:p>0.055067</text:p>
          </table:table-cell>
          <table:table-cell table:formula="of:=[.I352]-[.$I$2]" office:value-type="float" office:value="0.035913">
            <text:p>0.035913</text:p>
          </table:table-cell>
          <table:table-cell table:formula="of:=AVERAGE([.J348:.J352])" office:value-type="float" office:value="0.0148438">
            <text:p>0.0148438</text:p>
          </table:table-cell>
          <table:table-cell table:formula="of:=AVERAGE([.J344:.J352])" office:value-type="float" office:value="0.0122368888888889">
            <text:p>0.012236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[.O352]-0.021583" office:value-type="float" office:value="0.000933">
            <text:p>0.00093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450">
            <text:p>-13450</text:p>
          </table:table-cell>
          <table:table-cell office:value-type="float" office:value="62650">
            <text:p>62650</text:p>
          </table:table-cell>
          <table:table-cell office:value-type="float" office:value="65038.6875">
            <text:p>65038.6875</text:p>
          </table:table-cell>
          <table:table-cell office:value-type="float" office:value="-5.315618">
            <text:p>-5.315618</text:p>
          </table:table-cell>
          <table:table-cell office:value-type="float" office:value="-4.529806">
            <text:p>-4.529806</text:p>
          </table:table-cell>
          <table:table-cell office:value-type="float" office:value="14.783086">
            <text:p>14.783086</text:p>
          </table:table-cell>
        </table:table-row>
        <table:table-row table:style-name="ro1">
          <table:table-cell office:value-type="float" office:value="90721">
            <text:p>90721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52">
            <text:p>0.0057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873">
            <text:p>0.02873</text:p>
          </table:table-cell>
          <table:table-cell table:formula="of:=[.I353]-[.$I$2]" office:value-type="float" office:value="0.009576">
            <text:p>0.009576</text:p>
          </table:table-cell>
          <table:table-cell table:formula="of:=AVERAGE([.J349:.J353])" office:value-type="float" office:value="0.0119706">
            <text:p>0.0119706</text:p>
          </table:table-cell>
          <table:table-cell table:formula="of:=AVERAGE([.J345:.J353])" office:value-type="float" office:value="0.0106406666666667">
            <text:p>0.010640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[.O353]-0.021583" office:value-type="float" office:value="0.000800000000000002">
            <text:p>0.000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541">
            <text:p>-13541</text:p>
          </table:table-cell>
          <table:table-cell office:value-type="float" office:value="63141">
            <text:p>63141</text:p>
          </table:table-cell>
          <table:table-cell office:value-type="float" office:value="65537.929688">
            <text:p>65537.929688</text:p>
          </table:table-cell>
          <table:table-cell office:value-type="float" office:value="-5.315618">
            <text:p>-5.315618</text:p>
          </table:table-cell>
          <table:table-cell office:value-type="float" office:value="-4.524053">
            <text:p>-4.524053</text:p>
          </table:table-cell>
          <table:table-cell office:value-type="float" office:value="14.891306">
            <text:p>14.891306</text:p>
          </table:table-cell>
        </table:table-row>
        <table:table-row table:style-name="ro1">
          <table:table-cell office:value-type="float" office:value="90978">
            <text:p>90978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07">
            <text:p>0.0053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0701">
            <text:p>0.040701</text:p>
          </table:table-cell>
          <table:table-cell table:formula="of:=[.I354]-[.$I$2]" office:value-type="float" office:value="0.021547">
            <text:p>0.021547</text:p>
          </table:table-cell>
          <table:table-cell table:formula="of:=AVERAGE([.J350:.J354])" office:value-type="float" office:value="0.0158012">
            <text:p>0.0158012</text:p>
          </table:table-cell>
          <table:table-cell table:formula="of:=AVERAGE([.J346:.J354])" office:value-type="float" office:value="0.00771433333333334">
            <text:p>0.007714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651">
            <text:p>0.020651</text:p>
          </table:table-cell>
          <table:table-cell table:formula="of:=[.O354]-0.021583" office:value-type="float" office:value="-0.000931999999999999">
            <text:p>-0.0009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634">
            <text:p>-13634</text:p>
          </table:table-cell>
          <table:table-cell office:value-type="float" office:value="63628">
            <text:p>63628</text:p>
          </table:table-cell>
          <table:table-cell office:value-type="float" office:value="66033.65625">
            <text:p>66033.65625</text:p>
          </table:table-cell>
          <table:table-cell office:value-type="float" office:value="-5.315618">
            <text:p>-5.315618</text:p>
          </table:table-cell>
          <table:table-cell office:value-type="float" office:value="-4.518746">
            <text:p>-4.518746</text:p>
          </table:table-cell>
          <table:table-cell office:value-type="float" office:value="14.991148">
            <text:p>14.991148</text:p>
          </table:table-cell>
        </table:table-row>
        <table:table-row table:style-name="ro1">
          <table:table-cell office:value-type="float" office:value="91235">
            <text:p>91235</text:p>
          </table:table-cell>
          <table:table-cell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78">
            <text:p>0.0054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146046">
            <text:p>0.146046</text:p>
          </table:table-cell>
          <table:table-cell table:formula="of:=[.I355]-[.$I$2]" office:value-type="float" office:value="0.126892">
            <text:p>0.126892</text:p>
          </table:table-cell>
          <table:table-cell table:formula="of:=AVERAGE([.J351:.J355])" office:value-type="float" office:value="0.0306452">
            <text:p>0.0306452</text:p>
          </table:table-cell>
          <table:table-cell table:formula="of:=AVERAGE([.J347:.J355])" office:value-type="float" office:value="0.0231435555555556">
            <text:p>0.023143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table:formula="of:=[.O355]-0.021583" office:value-type="float" office:value="-0.000265999999999999">
            <text:p>-0.0002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728">
            <text:p>-13728</text:p>
          </table:table-cell>
          <table:table-cell office:value-type="float" office:value="64105">
            <text:p>64105</text:p>
          </table:table-cell>
          <table:table-cell office:value-type="float" office:value="66519.804688">
            <text:p>66519.804688</text:p>
          </table:table-cell>
          <table:table-cell office:value-type="float" office:value="-5.315618">
            <text:p>-5.315618</text:p>
          </table:table-cell>
          <table:table-cell office:value-type="float" office:value="-4.513268">
            <text:p>-4.513268</text:p>
          </table:table-cell>
          <table:table-cell office:value-type="float" office:value="15.094211">
            <text:p>15.094211</text:p>
          </table:table-cell>
        </table:table-row>
        <table:table-row table:style-name="ro1">
          <table:table-cell office:value-type="float" office:value="91492">
            <text:p>91492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66">
            <text:p>0.0062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7461">
            <text:p>0.057461</text:p>
          </table:table-cell>
          <table:table-cell table:formula="of:=[.I356]-[.$I$2]" office:value-type="float" office:value="0.038307">
            <text:p>0.038307</text:p>
          </table:table-cell>
          <table:table-cell table:formula="of:=AVERAGE([.J352:.J356])" office:value-type="float" office:value="0.046447">
            <text:p>0.046447</text:p>
          </table:table-cell>
          <table:table-cell table:formula="of:=AVERAGE([.J348:.J356])" office:value-type="float" office:value="0.0300601111111111">
            <text:p>0.030060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381">
            <text:p>0.024381</text:p>
          </table:table-cell>
          <table:table-cell table:formula="of:=[.O356]-0.021583" office:value-type="float" office:value="0.002798">
            <text:p>0.00279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823">
            <text:p>-13823</text:p>
          </table:table-cell>
          <table:table-cell office:value-type="float" office:value="64578">
            <text:p>64578</text:p>
          </table:table-cell>
          <table:table-cell office:value-type="float" office:value="67002.242188">
            <text:p>67002.242188</text:p>
          </table:table-cell>
          <table:table-cell office:value-type="float" office:value="-5.315618">
            <text:p>-5.315618</text:p>
          </table:table-cell>
          <table:table-cell office:value-type="float" office:value="-4.507001">
            <text:p>-4.507001</text:p>
          </table:table-cell>
          <table:table-cell office:value-type="float" office:value="15.21209">
            <text:p>15.21209</text:p>
          </table:table-cell>
        </table:table-row>
        <table:table-row table:style-name="ro1">
          <table:table-cell office:value-type="float" office:value="91749">
            <text:p>91749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7">
            <text:p>0.005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3519">
            <text:p>-0.033519</text:p>
          </table:table-cell>
          <table:table-cell table:formula="of:=[.I357]-[.$I$2]" office:value-type="float" office:value="-0.052673">
            <text:p>-0.052673</text:p>
          </table:table-cell>
          <table:table-cell table:formula="of:=AVERAGE([.J353:.J357])" office:value-type="float" office:value="0.0287298">
            <text:p>0.0287298</text:p>
          </table:table-cell>
          <table:table-cell table:formula="of:=AVERAGE([.J349:.J357])" office:value-type="float" office:value="0.0215473333333333">
            <text:p>0.021547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118">
            <text:p>0.020118</text:p>
          </table:table-cell>
          <table:table-cell table:formula="of:=[.O357]-0.021583" office:value-type="float" office:value="-0.001465">
            <text:p>-0.00146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922">
            <text:p>-13922</text:p>
          </table:table-cell>
          <table:table-cell office:value-type="float" office:value="65053">
            <text:p>65053</text:p>
          </table:table-cell>
          <table:table-cell office:value-type="float" office:value="67487.445313">
            <text:p>67487.445313</text:p>
          </table:table-cell>
          <table:table-cell office:value-type="float" office:value="-5.315618">
            <text:p>-5.315618</text:p>
          </table:table-cell>
          <table:table-cell office:value-type="float" office:value="-4.501831">
            <text:p>-4.501831</text:p>
          </table:table-cell>
          <table:table-cell office:value-type="float" office:value="15.309358">
            <text:p>15.309358</text:p>
          </table:table-cell>
        </table:table-row>
        <table:table-row table:style-name="ro1">
          <table:table-cell office:value-type="float" office:value="92006">
            <text:p>92006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471">
            <text:p>0.0064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7884">
            <text:p>0.047884</text:p>
          </table:table-cell>
          <table:table-cell table:formula="of:=[.I358]-[.$I$2]" office:value-type="float" office:value="0.02873">
            <text:p>0.02873</text:p>
          </table:table-cell>
          <table:table-cell table:formula="of:=AVERAGE([.J354:.J358])" office:value-type="float" office:value="0.0325606">
            <text:p>0.0325606</text:p>
          </table:table-cell>
          <table:table-cell table:formula="of:=AVERAGE([.J350:.J358])" office:value-type="float" office:value="0.0244735555555556">
            <text:p>0.024473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181">
            <text:p>0.025181</text:p>
          </table:table-cell>
          <table:table-cell table:formula="of:=[.O358]-0.021583" office:value-type="float" office:value="0.003598">
            <text:p>0.00359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023">
            <text:p>-14023</text:p>
          </table:table-cell>
          <table:table-cell office:value-type="float" office:value="65524">
            <text:p>65524</text:p>
          </table:table-cell>
          <table:table-cell office:value-type="float" office:value="67969.148438">
            <text:p>67969.148438</text:p>
          </table:table-cell>
          <table:table-cell office:value-type="float" office:value="-5.315618">
            <text:p>-5.315618</text:p>
          </table:table-cell>
          <table:table-cell office:value-type="float" office:value="-4.495359">
            <text:p>-4.495359</text:p>
          </table:table-cell>
          <table:table-cell office:value-type="float" office:value="15.431105">
            <text:p>15.431105</text:p>
          </table:table-cell>
        </table:table-row>
        <table:table-row table:style-name="ro1">
          <table:table-cell office:value-type="float" office:value="92263">
            <text:p>92263</text:p>
          </table:table-cell>
          <table:table-cell office:value-type="float" office:value="0">
            <text:p>0</text:p>
          </table:table-cell>
          <table:table-cell office:value-type="float" office:value="478">
            <text:p>4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36">
            <text:p>0.0051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62249">
            <text:p>0.062249</text:p>
          </table:table-cell>
          <table:table-cell table:formula="of:=[.I359]-[.$I$2]" office:value-type="float" office:value="0.043095">
            <text:p>0.043095</text:p>
          </table:table-cell>
          <table:table-cell table:formula="of:=AVERAGE([.J355:.J359])" office:value-type="float" office:value="0.0368702">
            <text:p>0.0368702</text:p>
          </table:table-cell>
          <table:table-cell table:formula="of:=AVERAGE([.J351:.J359])" office:value-type="float" office:value="0.0234094444444444">
            <text:p>0.023409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[.O359]-0.021583" office:value-type="float" office:value="-0.001598">
            <text:p>-0.00159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126">
            <text:p>-14126</text:p>
          </table:table-cell>
          <table:table-cell office:value-type="float" office:value="65991">
            <text:p>65991</text:p>
          </table:table-cell>
          <table:table-cell office:value-type="float" office:value="68447.335938">
            <text:p>68447.335938</text:p>
          </table:table-cell>
          <table:table-cell office:value-type="float" office:value="-5.315618">
            <text:p>-5.315618</text:p>
          </table:table-cell>
          <table:table-cell office:value-type="float" office:value="-4.490223">
            <text:p>-4.490223</text:p>
          </table:table-cell>
          <table:table-cell office:value-type="float" office:value="15.527727">
            <text:p>15.527727</text:p>
          </table:table-cell>
        </table:table-row>
        <table:table-row table:style-name="ro1">
          <table:table-cell office:value-type="float" office:value="92520">
            <text:p>9252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table:formula="of:=[.I360]-[.$I$2]" office:value-type="float" office:value="-0.050279">
            <text:p>-0.050279</text:p>
          </table:table-cell>
          <table:table-cell table:formula="of:=AVERAGE([.J356:.J360])" office:value-type="float" office:value="0.001436">
            <text:p>0.001436</text:p>
          </table:table-cell>
          <table:table-cell table:formula="of:=AVERAGE([.J352:.J360])" office:value-type="float" office:value="0.0223453333333333">
            <text:p>0.022345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[.O360]-0.021583" office:value-type="float" office:value="0.001599">
            <text:p>0.00159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232">
            <text:p>-14232</text:p>
          </table:table-cell>
          <table:table-cell office:value-type="float" office:value="66459">
            <text:p>66459</text:p>
          </table:table-cell>
          <table:table-cell office:value-type="float" office:value="68927.117188">
            <text:p>68927.117188</text:p>
          </table:table-cell>
          <table:table-cell office:value-type="float" office:value="-5.315618">
            <text:p>-5.315618</text:p>
          </table:table-cell>
          <table:table-cell office:value-type="float" office:value="-4.484266">
            <text:p>-4.484266</text:p>
          </table:table-cell>
          <table:table-cell office:value-type="float" office:value="15.639804">
            <text:p>15.639804</text:p>
          </table:table-cell>
        </table:table-row>
        <table:table-row table:style-name="ro1">
          <table:table-cell office:value-type="float" office:value="92777">
            <text:p>92777</text:p>
          </table:table-cell>
          <table:table-cell office:value-type="float" office:value="0">
            <text:p>0</text:p>
          </table:table-cell>
          <table:table-cell office:value-type="float" office:value="476">
            <text:p>47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239">
            <text:p>0.00523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7461">
            <text:p>0.057461</text:p>
          </table:table-cell>
          <table:table-cell table:formula="of:=[.I361]-[.$I$2]" office:value-type="float" office:value="0.038307">
            <text:p>0.038307</text:p>
          </table:table-cell>
          <table:table-cell table:formula="of:=AVERAGE([.J357:.J361])" office:value-type="float" office:value="0.001436">
            <text:p>0.001436</text:p>
          </table:table-cell>
          <table:table-cell table:formula="of:=AVERAGE([.J353:.J361])" office:value-type="float" office:value="0.0226113333333333">
            <text:p>0.022611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384">
            <text:p>0.020384</text:p>
          </table:table-cell>
          <table:table-cell table:formula="of:=[.O361]-0.021583" office:value-type="float" office:value="-0.001199">
            <text:p>-0.00119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340">
            <text:p>-14340</text:p>
          </table:table-cell>
          <table:table-cell office:value-type="float" office:value="66923">
            <text:p>66923</text:p>
          </table:table-cell>
          <table:table-cell office:value-type="float" office:value="69403.390625">
            <text:p>69403.390625</text:p>
          </table:table-cell>
          <table:table-cell office:value-type="float" office:value="-5.315618">
            <text:p>-5.315618</text:p>
          </table:table-cell>
          <table:table-cell office:value-type="float" office:value="-4.479027">
            <text:p>-4.479027</text:p>
          </table:table-cell>
          <table:table-cell office:value-type="float" office:value="15.738362">
            <text:p>15.738362</text:p>
          </table:table-cell>
        </table:table-row>
        <table:table-row table:style-name="ro1">
          <table:table-cell office:value-type="float" office:value="93034">
            <text:p>93034</text:p>
          </table:table-cell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[.I362]-[.$I$2]" office:value-type="float" office:value="0">
            <text:p>0</text:p>
          </table:table-cell>
          <table:table-cell table:formula="of:=AVERAGE([.J358:.J362])" office:value-type="float" office:value="0.0119706">
            <text:p>0.0119706</text:p>
          </table:table-cell>
          <table:table-cell table:formula="of:=AVERAGE([.J354:.J362])" office:value-type="float" office:value="0.0215473333333333">
            <text:p>0.021547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[.O362]-0.021583" office:value-type="float" office:value="0.000400000000000001">
            <text:p>0.000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450">
            <text:p>-14450</text:p>
          </table:table-cell>
          <table:table-cell office:value-type="float" office:value="67385">
            <text:p>67385</text:p>
          </table:table-cell>
          <table:table-cell office:value-type="float" office:value="69878.125">
            <text:p>69878.125</text:p>
          </table:table-cell>
          <table:table-cell office:value-type="float" office:value="-5.315618">
            <text:p>-5.315618</text:p>
          </table:table-cell>
          <table:table-cell office:value-type="float" office:value="-4.473377">
            <text:p>-4.473377</text:p>
          </table:table-cell>
          <table:table-cell office:value-type="float" office:value="15.844645">
            <text:p>15.844645</text:p>
          </table:table-cell>
        </table:table-row>
        <table:table-row table:style-name="ro1">
          <table:table-cell office:value-type="float" office:value="93291">
            <text:p>93291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608">
            <text:p>0.00660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71826">
            <text:p>0.071826</text:p>
          </table:table-cell>
          <table:table-cell table:formula="of:=[.I363]-[.$I$2]" office:value-type="float" office:value="0.052672">
            <text:p>0.052672</text:p>
          </table:table-cell>
          <table:table-cell table:formula="of:=AVERAGE([.J359:.J363])" office:value-type="float" office:value="0.016759">
            <text:p>0.016759</text:p>
          </table:table-cell>
          <table:table-cell table:formula="of:=AVERAGE([.J355:.J363])" office:value-type="float" office:value="0.0250056666666667">
            <text:p>0.025005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714">
            <text:p>0.025714</text:p>
          </table:table-cell>
          <table:table-cell table:formula="of:=[.O363]-0.021583" office:value-type="float" office:value="0.004131">
            <text:p>0.00413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561">
            <text:p>-14561</text:p>
          </table:table-cell>
          <table:table-cell office:value-type="float" office:value="67842">
            <text:p>67842</text:p>
          </table:table-cell>
          <table:table-cell office:value-type="float" office:value="70348.164063">
            <text:p>70348.164063</text:p>
          </table:table-cell>
          <table:table-cell office:value-type="float" office:value="-5.315618">
            <text:p>-5.315618</text:p>
          </table:table-cell>
          <table:table-cell office:value-type="float" office:value="-4.466769">
            <text:p>-4.466769</text:p>
          </table:table-cell>
          <table:table-cell office:value-type="float" office:value="15.968966">
            <text:p>15.968966</text:p>
          </table:table-cell>
        </table:table-row>
        <table:table-row table:style-name="ro1">
          <table:table-cell office:value-type="float" office:value="93548">
            <text:p>93548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[.I364]-[.$I$2]" office:value-type="float" office:value="-0.007183">
            <text:p>-0.007183</text:p>
          </table:table-cell>
          <table:table-cell table:formula="of:=AVERAGE([.J360:.J364])" office:value-type="float" office:value="0.0067034">
            <text:p>0.0067034</text:p>
          </table:table-cell>
          <table:table-cell table:formula="of:=AVERAGE([.J356:.J364])" office:value-type="float" office:value="0.0101084444444444">
            <text:p>0.010108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[.O364]-0.021583" office:value-type="float" office:value="0.001466">
            <text:p>0.0014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675">
            <text:p>-14675</text:p>
          </table:table-cell>
          <table:table-cell office:value-type="float" office:value="68297">
            <text:p>68297</text:p>
          </table:table-cell>
          <table:table-cell office:value-type="float" office:value="70816.867188">
            <text:p>70816.867188</text:p>
          </table:table-cell>
          <table:table-cell office:value-type="float" office:value="-5.315618">
            <text:p>-5.315618</text:p>
          </table:table-cell>
          <table:table-cell office:value-type="float" office:value="-4.460845">
            <text:p>-4.460845</text:p>
          </table:table-cell>
          <table:table-cell office:value-type="float" office:value="16.080408">
            <text:p>16.080408</text:p>
          </table:table-cell>
        </table:table-row>
        <table:table-row table:style-name="ro1">
          <table:table-cell office:value-type="float" office:value="93805">
            <text:p>93805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8307">
            <text:p>0.038307</text:p>
          </table:table-cell>
          <table:table-cell table:formula="of:=[.I365]-[.$I$2]" office:value-type="float" office:value="0.019153">
            <text:p>0.019153</text:p>
          </table:table-cell>
          <table:table-cell table:formula="of:=AVERAGE([.J361:.J365])" office:value-type="float" office:value="0.0205898">
            <text:p>0.0205898</text:p>
          </table:table-cell>
          <table:table-cell table:formula="of:=AVERAGE([.J357:.J365])" office:value-type="float" office:value="0.00798022222222223">
            <text:p>0.007980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[.O365]-0.021583" office:value-type="float" office:value="0.001466">
            <text:p>0.0014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791">
            <text:p>-14791</text:p>
          </table:table-cell>
          <table:table-cell office:value-type="float" office:value="68749">
            <text:p>68749</text:p>
          </table:table-cell>
          <table:table-cell office:value-type="float" office:value="71283.054688">
            <text:p>71283.054688</text:p>
          </table:table-cell>
          <table:table-cell office:value-type="float" office:value="-5.315618">
            <text:p>-5.315618</text:p>
          </table:table-cell>
          <table:table-cell office:value-type="float" office:value="-4.454921">
            <text:p>-4.454921</text:p>
          </table:table-cell>
          <table:table-cell office:value-type="float" office:value="16.191847">
            <text:p>16.191847</text:p>
          </table:table-cell>
        </table:table-row>
        <table:table-row table:style-name="ro1">
          <table:table-cell office:value-type="float" office:value="94062">
            <text:p>94062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100556">
            <text:p>0.100556</text:p>
          </table:table-cell>
          <table:table-cell table:formula="of:=[.I366]-[.$I$2]" office:value-type="float" office:value="0.081402">
            <text:p>0.081402</text:p>
          </table:table-cell>
          <table:table-cell table:formula="of:=AVERAGE([.J362:.J366])" office:value-type="float" office:value="0.0292088">
            <text:p>0.0292088</text:p>
          </table:table-cell>
          <table:table-cell table:formula="of:=AVERAGE([.J358:.J366])" office:value-type="float" office:value="0.0228774444444444">
            <text:p>0.022877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[.O366]-0.021583" office:value-type="float" office:value="0.001599">
            <text:p>0.00159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908">
            <text:p>-14908</text:p>
          </table:table-cell>
          <table:table-cell office:value-type="float" office:value="69194">
            <text:p>69194</text:p>
          </table:table-cell>
          <table:table-cell office:value-type="float" office:value="71742.59375">
            <text:p>71742.59375</text:p>
          </table:table-cell>
          <table:table-cell office:value-type="float" office:value="-5.315618">
            <text:p>-5.315618</text:p>
          </table:table-cell>
          <table:table-cell office:value-type="float" office:value="-4.448964">
            <text:p>-4.448964</text:p>
          </table:table-cell>
          <table:table-cell office:value-type="float" office:value="16.303925">
            <text:p>16.303925</text:p>
          </table:table-cell>
        </table:table-row>
        <table:table-row table:style-name="ro1">
          <table:table-cell office:value-type="float" office:value="94319">
            <text:p>94319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7884">
            <text:p>0.047884</text:p>
          </table:table-cell>
          <table:table-cell table:formula="of:=[.I367]-[.$I$2]" office:value-type="float" office:value="0.02873">
            <text:p>0.02873</text:p>
          </table:table-cell>
          <table:table-cell table:formula="of:=AVERAGE([.J363:.J367])" office:value-type="float" office:value="0.0349548">
            <text:p>0.0349548</text:p>
          </table:table-cell>
          <table:table-cell table:formula="of:=AVERAGE([.J359:.J367])" office:value-type="float" office:value="0.0228774444444444">
            <text:p>0.022877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[.O367]-0.021583" office:value-type="float" office:value="0.000400000000000001">
            <text:p>0.000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027">
            <text:p>-15027</text:p>
          </table:table-cell>
          <table:table-cell office:value-type="float" office:value="69635">
            <text:p>69635</text:p>
          </table:table-cell>
          <table:table-cell office:value-type="float" office:value="72198.640625">
            <text:p>72198.640625</text:p>
          </table:table-cell>
          <table:table-cell office:value-type="float" office:value="-5.315618">
            <text:p>-5.315618</text:p>
          </table:table-cell>
          <table:table-cell office:value-type="float" office:value="-4.443314">
            <text:p>-4.443314</text:p>
          </table:table-cell>
          <table:table-cell office:value-type="float" office:value="16.410208">
            <text:p>16.410208</text:p>
          </table:table-cell>
        </table:table-row>
        <table:table-row table:style-name="ro1">
          <table:table-cell office:value-type="float" office:value="94576">
            <text:p>94576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52">
            <text:p>0.0057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1125">
            <text:p>0.031125</text:p>
          </table:table-cell>
          <table:table-cell table:formula="of:=[.I368]-[.$I$2]" office:value-type="float" office:value="0.011971">
            <text:p>0.011971</text:p>
          </table:table-cell>
          <table:table-cell table:formula="of:=AVERAGE([.J364:.J368])" office:value-type="float" office:value="0.0268146">
            <text:p>0.0268146</text:p>
          </table:table-cell>
          <table:table-cell table:formula="of:=AVERAGE([.J360:.J368])" office:value-type="float" office:value="0.0194192222222222">
            <text:p>0.019419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[.O368]-0.021583" office:value-type="float" office:value="0.000800000000000002">
            <text:p>0.000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148">
            <text:p>-15148</text:p>
          </table:table-cell>
          <table:table-cell office:value-type="float" office:value="70073">
            <text:p>70073</text:p>
          </table:table-cell>
          <table:table-cell office:value-type="float" office:value="72652.171875">
            <text:p>72652.171875</text:p>
          </table:table-cell>
          <table:table-cell office:value-type="float" office:value="-5.315618">
            <text:p>-5.315618</text:p>
          </table:table-cell>
          <table:table-cell office:value-type="float" office:value="-4.437562">
            <text:p>-4.437562</text:p>
          </table:table-cell>
          <table:table-cell office:value-type="float" office:value="16.518427">
            <text:p>16.518427</text:p>
          </table:table-cell>
        </table:table-row>
        <table:table-row table:style-name="ro1">
          <table:table-cell office:value-type="float" office:value="94833">
            <text:p>94833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48">
            <text:p>0.021548</text:p>
          </table:table-cell>
          <table:table-cell table:formula="of:=[.I369]-[.$I$2]" office:value-type="float" office:value="0.002394">
            <text:p>0.002394</text:p>
          </table:table-cell>
          <table:table-cell table:formula="of:=AVERAGE([.J365:.J369])" office:value-type="float" office:value="0.02873">
            <text:p>0.02873</text:p>
          </table:table-cell>
          <table:table-cell table:formula="of:=AVERAGE([.J361:.J369])" office:value-type="float" office:value="0.0252717777777778">
            <text:p>0.025271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[.O369]-0.021583" office:value-type="float" office:value="0.000933">
            <text:p>0.00093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271">
            <text:p>-15271</text:p>
          </table:table-cell>
          <table:table-cell office:value-type="float" office:value="70509">
            <text:p>70509</text:p>
          </table:table-cell>
          <table:table-cell office:value-type="float" office:value="73104.171875">
            <text:p>73104.171875</text:p>
          </table:table-cell>
          <table:table-cell office:value-type="float" office:value="-5.315618">
            <text:p>-5.315618</text:p>
          </table:table-cell>
          <table:table-cell office:value-type="float" office:value="-4.431775">
            <text:p>-4.431775</text:p>
          </table:table-cell>
          <table:table-cell office:value-type="float" office:value="16.627285">
            <text:p>16.627285</text:p>
          </table:table-cell>
        </table:table-row>
        <table:table-row table:style-name="ro1">
          <table:table-cell office:value-type="float" office:value="95090">
            <text:p>95090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[.I370]-[.$I$2]" office:value-type="float" office:value="-0.043096">
            <text:p>-0.043096</text:p>
          </table:table-cell>
          <table:table-cell table:formula="of:=AVERAGE([.J366:.J370])" office:value-type="float" office:value="0.0162802">
            <text:p>0.0162802</text:p>
          </table:table-cell>
          <table:table-cell table:formula="of:=AVERAGE([.J362:.J370])" office:value-type="float" office:value="0.016227">
            <text:p>0.0162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[.O370]-0.021583" office:value-type="float" office:value="0.000933">
            <text:p>0.00093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397">
            <text:p>-15397</text:p>
          </table:table-cell>
          <table:table-cell office:value-type="float" office:value="70946">
            <text:p>70946</text:p>
          </table:table-cell>
          <table:table-cell office:value-type="float" office:value="73557.789063">
            <text:p>73557.789063</text:p>
          </table:table-cell>
          <table:table-cell office:value-type="float" office:value="-5.315618">
            <text:p>-5.315618</text:p>
          </table:table-cell>
          <table:table-cell office:value-type="float" office:value="-4.425989">
            <text:p>-4.425989</text:p>
          </table:table-cell>
          <table:table-cell office:value-type="float" office:value="16.736143">
            <text:p>16.736143</text:p>
          </table:table-cell>
        </table:table-row>
        <table:table-row table:style-name="ro1">
          <table:table-cell office:value-type="float" office:value="95347">
            <text:p>95347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29">
            <text:p>0.0061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86191">
            <text:p>0.086191</text:p>
          </table:table-cell>
          <table:table-cell table:formula="of:=[.I371]-[.$I$2]" office:value-type="float" office:value="0.067037">
            <text:p>0.067037</text:p>
          </table:table-cell>
          <table:table-cell table:formula="of:=AVERAGE([.J367:.J371])" office:value-type="float" office:value="0.0134072">
            <text:p>0.0134072</text:p>
          </table:table-cell>
          <table:table-cell table:formula="of:=AVERAGE([.J363:.J371])" office:value-type="float" office:value="0.0236755555555556">
            <text:p>0.023675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table:formula="of:=[.O371]-0.021583" office:value-type="float" office:value="0.002265">
            <text:p>0.00226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524">
            <text:p>-15524</text:p>
          </table:table-cell>
          <table:table-cell office:value-type="float" office:value="71377">
            <text:p>71377</text:p>
          </table:table-cell>
          <table:table-cell office:value-type="float" office:value="74005.757813">
            <text:p>74005.757813</text:p>
          </table:table-cell>
          <table:table-cell office:value-type="float" office:value="-5.315618">
            <text:p>-5.315618</text:p>
          </table:table-cell>
          <table:table-cell office:value-type="float" office:value="-4.419859">
            <text:p>-4.419859</text:p>
          </table:table-cell>
          <table:table-cell office:value-type="float" office:value="16.851448">
            <text:p>16.851448</text:p>
          </table:table-cell>
        </table:table-row>
        <table:table-row table:style-name="ro1">
          <table:table-cell office:value-type="float" office:value="95604">
            <text:p>95604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29">
            <text:p>0.0061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I372]-[.$I$2]" office:value-type="float" office:value="-0.019154">
            <text:p>-0.019154</text:p>
          </table:table-cell>
          <table:table-cell table:formula="of:=AVERAGE([.J368:.J372])" office:value-type="float" office:value="0.0038304">
            <text:p>0.0038304</text:p>
          </table:table-cell>
          <table:table-cell table:formula="of:=AVERAGE([.J364:.J372])" office:value-type="float" office:value="0.0156948888888889">
            <text:p>0.01569488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table:formula="of:=[.O372]-0.021583" office:value-type="float" office:value="0.002265">
            <text:p>0.00226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654">
            <text:p>-15654</text:p>
          </table:table-cell>
          <table:table-cell office:value-type="float" office:value="71807">
            <text:p>71807</text:p>
          </table:table-cell>
          <table:table-cell office:value-type="float" office:value="74453.382813">
            <text:p>74453.382813</text:p>
          </table:table-cell>
          <table:table-cell office:value-type="float" office:value="-5.315618">
            <text:p>-5.315618</text:p>
          </table:table-cell>
          <table:table-cell office:value-type="float" office:value="-4.41373">
            <text:p>-4.41373</text:p>
          </table:table-cell>
          <table:table-cell office:value-type="float" office:value="16.966755">
            <text:p>16.966755</text:p>
          </table:table-cell>
        </table:table-row>
        <table:table-row table:style-name="ro1">
          <table:table-cell office:value-type="float" office:value="95861">
            <text:p>95861</text:p>
          </table:table-cell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18">
            <text:p>0.0057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[.I373]-[.$I$2]" office:value-type="float" office:value="-0.007183">
            <text:p>-0.007183</text:p>
          </table:table-cell>
          <table:table-cell table:formula="of:=AVERAGE([.J369:.J373])" office:value-type="float" office:value="-0.000000400000000001094">
            <text:p>-0.0000004</text:p>
          </table:table-cell>
          <table:table-cell table:formula="of:=AVERAGE([.J365:.J373])" office:value-type="float" office:value="0.0156948888888889">
            <text:p>0.015694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25">
            <text:p>0.02225</text:p>
          </table:table-cell>
          <table:table-cell table:formula="of:=[.O373]-0.021583" office:value-type="float" office:value="0.000667000000000004">
            <text:p>0.00066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786">
            <text:p>-15786</text:p>
          </table:table-cell>
          <table:table-cell office:value-type="float" office:value="72236">
            <text:p>72236</text:p>
          </table:table-cell>
          <table:table-cell office:value-type="float" office:value="74900.46875">
            <text:p>74900.46875</text:p>
          </table:table-cell>
          <table:table-cell office:value-type="float" office:value="-5.315618">
            <text:p>-5.315618</text:p>
          </table:table-cell>
          <table:table-cell office:value-type="float" office:value="-4.408012">
            <text:p>-4.408012</text:p>
          </table:table-cell>
          <table:table-cell office:value-type="float" office:value="17.074329">
            <text:p>17.074329</text:p>
          </table:table-cell>
        </table:table-row>
        <table:table-row table:style-name="ro1">
          <table:table-cell office:value-type="float" office:value="96118">
            <text:p>96118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068">
            <text:p>0.0050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69432">
            <text:p>0.069432</text:p>
          </table:table-cell>
          <table:table-cell table:formula="of:=[.I374]-[.$I$2]" office:value-type="float" office:value="0.050278">
            <text:p>0.050278</text:p>
          </table:table-cell>
          <table:table-cell table:formula="of:=AVERAGE([.J370:.J374])" office:value-type="float" office:value="0.00957639999999999">
            <text:p>0.0095764</text:p>
          </table:table-cell>
          <table:table-cell table:formula="of:=AVERAGE([.J366:.J374])" office:value-type="float" office:value="0.0191532222222222">
            <text:p>0.019153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718">
            <text:p>0.019718</text:p>
          </table:table-cell>
          <table:table-cell table:formula="of:=[.O374]-0.021583" office:value-type="float" office:value="-0.001865">
            <text:p>-0.00186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919">
            <text:p>-15919</text:p>
          </table:table-cell>
          <table:table-cell office:value-type="float" office:value="72659">
            <text:p>72659</text:p>
          </table:table-cell>
          <table:table-cell office:value-type="float" office:value="75341.914063">
            <text:p>75341.914063</text:p>
          </table:table-cell>
          <table:table-cell office:value-type="float" office:value="-5.315618">
            <text:p>-5.315618</text:p>
          </table:table-cell>
          <table:table-cell office:value-type="float" office:value="-4.402945">
            <text:p>-4.402945</text:p>
          </table:table-cell>
          <table:table-cell office:value-type="float" office:value="17.169659">
            <text:p>17.169659</text:p>
          </table:table-cell>
        </table:table-row>
        <table:table-row table:style-name="ro1">
          <table:table-cell office:value-type="float" office:value="96375">
            <text:p>96375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76">
            <text:p>0.00537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48">
            <text:p>0.021548</text:p>
          </table:table-cell>
          <table:table-cell table:formula="of:=[.I375]-[.$I$2]" office:value-type="float" office:value="0.002394">
            <text:p>0.002394</text:p>
          </table:table-cell>
          <table:table-cell table:formula="of:=AVERAGE([.J371:.J375])" office:value-type="float" office:value="0.0186744">
            <text:p>0.0186744</text:p>
          </table:table-cell>
          <table:table-cell table:formula="of:=AVERAGE([.J367:.J375])" office:value-type="float" office:value="0.0103745555555556">
            <text:p>0.010374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[.O375]-0.021583" office:value-type="float" office:value="-0.000666">
            <text:p>-0.0006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054">
            <text:p>-16054</text:p>
          </table:table-cell>
          <table:table-cell office:value-type="float" office:value="73080">
            <text:p>73080</text:p>
          </table:table-cell>
          <table:table-cell office:value-type="float" office:value="75781.851563">
            <text:p>75781.851563</text:p>
          </table:table-cell>
          <table:table-cell office:value-type="float" office:value="-5.315618">
            <text:p>-5.315618</text:p>
          </table:table-cell>
          <table:table-cell office:value-type="float" office:value="-4.397569">
            <text:p>-4.397569</text:p>
          </table:table-cell>
          <table:table-cell office:value-type="float" office:value="17.270792">
            <text:p>17.270792</text:p>
          </table:table-cell>
        </table:table-row>
        <table:table-row table:style-name="ro1">
          <table:table-cell office:value-type="float" office:value="96632">
            <text:p>96632</text:p>
          </table:table-cell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25">
            <text:p>0.0047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100556">
            <text:p>0.100556</text:p>
          </table:table-cell>
          <table:table-cell table:formula="of:=[.I376]-[.$I$2]" office:value-type="float" office:value="0.081402">
            <text:p>0.081402</text:p>
          </table:table-cell>
          <table:table-cell table:formula="of:=AVERAGE([.J372:.J376])" office:value-type="float" office:value="0.0215474">
            <text:p>0.0215474</text:p>
          </table:table-cell>
          <table:table-cell table:formula="of:=AVERAGE([.J368:.J376])" office:value-type="float" office:value="0.016227">
            <text:p>0.0162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386">
            <text:p>0.018386</text:p>
          </table:table-cell>
          <table:table-cell table:formula="of:=[.O376]-0.021583" office:value-type="float" office:value="-0.003197">
            <text:p>-0.00319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189">
            <text:p>-16189</text:p>
          </table:table-cell>
          <table:table-cell office:value-type="float" office:value="73494">
            <text:p>73494</text:p>
          </table:table-cell>
          <table:table-cell office:value-type="float" office:value="76214.96875">
            <text:p>76214.96875</text:p>
          </table:table-cell>
          <table:table-cell office:value-type="float" office:value="-5.315618">
            <text:p>-5.315618</text:p>
          </table:table-cell>
          <table:table-cell office:value-type="float" office:value="-4.392844">
            <text:p>-4.392844</text:p>
          </table:table-cell>
          <table:table-cell office:value-type="float" office:value="17.35968">
            <text:p>17.35968</text:p>
          </table:table-cell>
        </table:table-row>
        <table:table-row table:style-name="ro1">
          <table:table-cell office:value-type="float" office:value="96889">
            <text:p>96889</text:p>
          </table:table-cell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55">
            <text:p>0.0058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table:formula="of:=[.I377]-[.$I$2]" office:value-type="float" office:value="-0.026337">
            <text:p>-0.026337</text:p>
          </table:table-cell>
          <table:table-cell table:formula="of:=AVERAGE([.J373:.J377])" office:value-type="float" office:value="0.0201108">
            <text:p>0.0201108</text:p>
          </table:table-cell>
          <table:table-cell table:formula="of:=AVERAGE([.J369:.J377])" office:value-type="float" office:value="0.0119705555555556">
            <text:p>0.011970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table:formula="of:=[.O377]-0.021583" office:value-type="float" office:value="0.0012">
            <text:p>0.001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326">
            <text:p>-16326</text:p>
          </table:table-cell>
          <table:table-cell office:value-type="float" office:value="73908">
            <text:p>73908</text:p>
          </table:table-cell>
          <table:table-cell office:value-type="float" office:value="76648.53125">
            <text:p>76648.53125</text:p>
          </table:table-cell>
          <table:table-cell office:value-type="float" office:value="-5.315618">
            <text:p>-5.315618</text:p>
          </table:table-cell>
          <table:table-cell office:value-type="float" office:value="-4.386989">
            <text:p>-4.386989</text:p>
          </table:table-cell>
          <table:table-cell office:value-type="float" office:value="17.46983">
            <text:p>17.46983</text:p>
          </table:table-cell>
        </table:table-row>
        <table:table-row table:style-name="ro1">
          <table:table-cell office:value-type="float" office:value="97146">
            <text:p>97146</text:p>
          </table:table-cell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1125">
            <text:p>0.031125</text:p>
          </table:table-cell>
          <table:table-cell table:formula="of:=[.I378]-[.$I$2]" office:value-type="float" office:value="0.011971">
            <text:p>0.011971</text:p>
          </table:table-cell>
          <table:table-cell table:formula="of:=AVERAGE([.J374:.J378])" office:value-type="float" office:value="0.0239416">
            <text:p>0.0239416</text:p>
          </table:table-cell>
          <table:table-cell table:formula="of:=AVERAGE([.J370:.J378])" office:value-type="float" office:value="0.0130346666666667">
            <text:p>0.013034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[.O378]-0.02158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465">
            <text:p>-16465</text:p>
          </table:table-cell>
          <table:table-cell office:value-type="float" office:value="74319">
            <text:p>74319</text:p>
          </table:table-cell>
          <table:table-cell office:value-type="float" office:value="77079.617188">
            <text:p>77079.617188</text:p>
          </table:table-cell>
          <table:table-cell office:value-type="float" office:value="-5.315618">
            <text:p>-5.315618</text:p>
          </table:table-cell>
          <table:table-cell office:value-type="float" office:value="-4.381442">
            <text:p>-4.381442</text:p>
          </table:table-cell>
          <table:table-cell office:value-type="float" office:value="17.574184">
            <text:p>17.574184</text:p>
          </table:table-cell>
        </table:table-row>
        <table:table-row table:style-name="ro1">
          <table:table-cell office:value-type="float" office:value="97403">
            <text:p>97403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033">
            <text:p>0.0050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48">
            <text:p>0.021548</text:p>
          </table:table-cell>
          <table:table-cell table:formula="of:=[.I379]-[.$I$2]" office:value-type="float" office:value="0.002394">
            <text:p>0.002394</text:p>
          </table:table-cell>
          <table:table-cell table:formula="of:=AVERAGE([.J375:.J379])" office:value-type="float" office:value="0.0143648">
            <text:p>0.0143648</text:p>
          </table:table-cell>
          <table:table-cell table:formula="of:=AVERAGE([.J371:.J379])" office:value-type="float" office:value="0.0180891111111111">
            <text:p>0.018089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585">
            <text:p>0.019585</text:p>
          </table:table-cell>
          <table:table-cell table:formula="of:=[.O379]-0.021583" office:value-type="float" office:value="-0.001998">
            <text:p>-0.00199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606">
            <text:p>-16606</text:p>
          </table:table-cell>
          <table:table-cell office:value-type="float" office:value="74728">
            <text:p>74728</text:p>
          </table:table-cell>
          <table:table-cell office:value-type="float" office:value="77509.210938">
            <text:p>77509.210938</text:p>
          </table:table-cell>
          <table:table-cell office:value-type="float" office:value="-5.315618">
            <text:p>-5.315618</text:p>
          </table:table-cell>
          <table:table-cell office:value-type="float" office:value="-4.376408">
            <text:p>-4.376408</text:p>
          </table:table-cell>
          <table:table-cell office:value-type="float" office:value="17.668877">
            <text:p>17.668877</text:p>
          </table:table-cell>
        </table:table-row>
        <table:table-row table:style-name="ro1">
          <table:table-cell office:value-type="float" office:value="97660">
            <text:p>97660</text:p>
          </table:table-cell>
          <table:table-cell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21">
            <text:p>0.00582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table:formula="of:=[.I380]-[.$I$2]" office:value-type="float" office:value="-0.014366">
            <text:p>-0.014366</text:p>
          </table:table-cell>
          <table:table-cell table:formula="of:=AVERAGE([.J376:.J380])" office:value-type="float" office:value="0.0110128">
            <text:p>0.0110128</text:p>
          </table:table-cell>
          <table:table-cell table:formula="of:=AVERAGE([.J372:.J380])" office:value-type="float" office:value="0.00904433333333334">
            <text:p>0.009044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table:formula="of:=[.O380]-0.021583" office:value-type="float" office:value="0.001066">
            <text:p>0.0010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749">
            <text:p>-16749</text:p>
          </table:table-cell>
          <table:table-cell office:value-type="float" office:value="75136">
            <text:p>75136</text:p>
          </table:table-cell>
          <table:table-cell office:value-type="float" office:value="77938.28125">
            <text:p>77938.28125</text:p>
          </table:table-cell>
          <table:table-cell office:value-type="float" office:value="-5.315618">
            <text:p>-5.315618</text:p>
          </table:table-cell>
          <table:table-cell office:value-type="float" office:value="-4.370587">
            <text:p>-4.370587</text:p>
          </table:table-cell>
          <table:table-cell office:value-type="float" office:value="17.778379">
            <text:p>17.778379</text:p>
          </table:table-cell>
        </table:table-row>
        <table:table-row table:style-name="ro1">
          <table:table-cell office:value-type="float" office:value="97917">
            <text:p>97917</text:p>
          </table:table-cell>
          <table:table-cell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table:formula="of:=[.I381]-[.$I$2]" office:value-type="float" office:value="-0.014366">
            <text:p>-0.014366</text:p>
          </table:table-cell>
          <table:table-cell table:formula="of:=AVERAGE([.J377:.J381])" office:value-type="float" office:value="-0.0081408">
            <text:p>-0.0081408</text:p>
          </table:table-cell>
          <table:table-cell table:formula="of:=AVERAGE([.J373:.J381])" office:value-type="float" office:value="0.00957633333333334">
            <text:p>0.009576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[.O381]-0.021583" office:value-type="float" office:value="0.001866">
            <text:p>0.0018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894">
            <text:p>-16894</text:p>
          </table:table-cell>
          <table:table-cell office:value-type="float" office:value="75543">
            <text:p>75543</text:p>
          </table:table-cell>
          <table:table-cell office:value-type="float" office:value="78366.828125">
            <text:p>78366.828125</text:p>
          </table:table-cell>
          <table:table-cell office:value-type="float" office:value="-5.315618">
            <text:p>-5.315618</text:p>
          </table:table-cell>
          <table:table-cell office:value-type="float" office:value="-4.364561">
            <text:p>-4.364561</text:p>
          </table:table-cell>
          <table:table-cell office:value-type="float" office:value="17.891747">
            <text:p>17.891747</text:p>
          </table:table-cell>
        </table:table-row>
        <table:table-row table:style-name="ro1">
          <table:table-cell office:value-type="float" office:value="98174">
            <text:p>98174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21">
            <text:p>0.00582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942">
            <text:p>0.023942</text:p>
          </table:table-cell>
          <table:table-cell table:formula="of:=[.I382]-[.$I$2]" office:value-type="float" office:value="0.004788">
            <text:p>0.004788</text:p>
          </table:table-cell>
          <table:table-cell table:formula="of:=AVERAGE([.J378:.J382])" office:value-type="float" office:value="-0.0019158">
            <text:p>-0.0019158</text:p>
          </table:table-cell>
          <table:table-cell table:formula="of:=AVERAGE([.J374:.J382])" office:value-type="float" office:value="0.0109064444444444">
            <text:p>0.010906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table:formula="of:=[.O382]-0.021583" office:value-type="float" office:value="0.001066">
            <text:p>0.0010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041">
            <text:p>-17041</text:p>
          </table:table-cell>
          <table:table-cell office:value-type="float" office:value="75948">
            <text:p>75948</text:p>
          </table:table-cell>
          <table:table-cell office:value-type="float" office:value="78793.898438">
            <text:p>78793.898438</text:p>
          </table:table-cell>
          <table:table-cell office:value-type="float" office:value="-5.315618">
            <text:p>-5.315618</text:p>
          </table:table-cell>
          <table:table-cell office:value-type="float" office:value="-4.35874">
            <text:p>-4.35874</text:p>
          </table:table-cell>
          <table:table-cell office:value-type="float" office:value="18.001251">
            <text:p>18.001251</text:p>
          </table:table-cell>
        </table:table-row>
        <table:table-row table:style-name="ro1">
          <table:table-cell office:value-type="float" office:value="98431">
            <text:p>98431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0701">
            <text:p>0.040701</text:p>
          </table:table-cell>
          <table:table-cell table:formula="of:=[.I383]-[.$I$2]" office:value-type="float" office:value="0.021547">
            <text:p>0.021547</text:p>
          </table:table-cell>
          <table:table-cell table:formula="of:=AVERAGE([.J379:.J383])" office:value-type="float" office:value="-0.000000599999999997825">
            <text:p>-0.0000006</text:p>
          </table:table-cell>
          <table:table-cell table:formula="of:=AVERAGE([.J375:.J383])" office:value-type="float" office:value="0.00771411111111112">
            <text:p>0.007714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[.O383]-0.021583" office:value-type="float" office:value="0.001866">
            <text:p>0.0018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189">
            <text:p>-17189</text:p>
          </table:table-cell>
          <table:table-cell office:value-type="float" office:value="76349">
            <text:p>76349</text:p>
          </table:table-cell>
          <table:table-cell office:value-type="float" office:value="79217.3125">
            <text:p>79217.3125</text:p>
          </table:table-cell>
          <table:table-cell office:value-type="float" office:value="-5.315618">
            <text:p>-5.315618</text:p>
          </table:table-cell>
          <table:table-cell office:value-type="float" office:value="-4.352714">
            <text:p>-4.352714</text:p>
          </table:table-cell>
          <table:table-cell office:value-type="float" office:value="18.114618">
            <text:p>18.114618</text:p>
          </table:table-cell>
        </table:table-row>
        <table:table-row table:style-name="ro1">
          <table:table-cell office:value-type="float" office:value="98688">
            <text:p>98688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068">
            <text:p>0.0050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[.I384]-[.$I$2]" office:value-type="float" office:value="-0.033519">
            <text:p>-0.033519</text:p>
          </table:table-cell>
          <table:table-cell table:formula="of:=AVERAGE([.J380:.J384])" office:value-type="float" office:value="-0.0071832">
            <text:p>-0.0071832</text:p>
          </table:table-cell>
          <table:table-cell table:formula="of:=AVERAGE([.J376:.J384])" office:value-type="float" office:value="0.00372377777777778">
            <text:p>0.003723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718">
            <text:p>0.019718</text:p>
          </table:table-cell>
          <table:table-cell table:formula="of:=[.O384]-0.021583" office:value-type="float" office:value="-0.001865">
            <text:p>-0.00186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340">
            <text:p>-17340</text:p>
          </table:table-cell>
          <table:table-cell office:value-type="float" office:value="76750">
            <text:p>76750</text:p>
          </table:table-cell>
          <table:table-cell office:value-type="float" office:value="79641.414063">
            <text:p>79641.414063</text:p>
          </table:table-cell>
          <table:table-cell office:value-type="float" office:value="-5.315618">
            <text:p>-5.315618</text:p>
          </table:table-cell>
          <table:table-cell office:value-type="float" office:value="-4.347647">
            <text:p>-4.347647</text:p>
          </table:table-cell>
          <table:table-cell office:value-type="float" office:value="18.209949">
            <text:p>18.209949</text:p>
          </table:table-cell>
        </table:table-row>
        <table:table-row table:style-name="ro1">
          <table:table-cell office:value-type="float" office:value="98945">
            <text:p>98945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07">
            <text:p>0.0053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549">
            <text:p>0.04549</text:p>
          </table:table-cell>
          <table:table-cell table:formula="of:=[.I385]-[.$I$2]" office:value-type="float" office:value="0.026336">
            <text:p>0.026336</text:p>
          </table:table-cell>
          <table:table-cell table:formula="of:=AVERAGE([.J381:.J385])" office:value-type="float" office:value="0.000957200000000002">
            <text:p>0.0009572</text:p>
          </table:table-cell>
          <table:table-cell table:formula="of:=AVERAGE([.J377:.J385])" office:value-type="float" office:value="-0.00239466666666666">
            <text:p>-0.002394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651">
            <text:p>0.020651</text:p>
          </table:table-cell>
          <table:table-cell table:formula="of:=[.O385]-0.021583" office:value-type="float" office:value="-0.000931999999999999">
            <text:p>-0.0009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492">
            <text:p>-17492</text:p>
          </table:table-cell>
          <table:table-cell office:value-type="float" office:value="77148">
            <text:p>77148</text:p>
          </table:table-cell>
          <table:table-cell office:value-type="float" office:value="80062.859375">
            <text:p>80062.859375</text:p>
          </table:table-cell>
          <table:table-cell office:value-type="float" office:value="-5.315618">
            <text:p>-5.315618</text:p>
          </table:table-cell>
          <table:table-cell office:value-type="float" office:value="-4.34234">
            <text:p>-4.34234</text:p>
          </table:table-cell>
          <table:table-cell office:value-type="float" office:value="18.30979">
            <text:p>18.30979</text:p>
          </table:table-cell>
        </table:table-row>
        <table:table-row table:style-name="ro1">
          <table:table-cell office:value-type="float" office:value="99202">
            <text:p>99202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2394">
            <text:p>0.002394</text:p>
          </table:table-cell>
          <table:table-cell table:formula="of:=[.I386]-[.$I$2]" office:value-type="float" office:value="-0.01676">
            <text:p>-0.01676</text:p>
          </table:table-cell>
          <table:table-cell table:formula="of:=AVERAGE([.J382:.J386])" office:value-type="float" office:value="0.000478400000000002">
            <text:p>0.0004784</text:p>
          </table:table-cell>
          <table:table-cell table:formula="of:=AVERAGE([.J378:.J386])" office:value-type="float" office:value="-0.00133055555555555">
            <text:p>-0.001330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[.O386]-0.021583" office:value-type="float" office:value="0.000400000000000001">
            <text:p>0.000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646">
            <text:p>-17646</text:p>
          </table:table-cell>
          <table:table-cell office:value-type="float" office:value="77545">
            <text:p>77545</text:p>
          </table:table-cell>
          <table:table-cell office:value-type="float" office:value="80483.804688">
            <text:p>80483.804688</text:p>
          </table:table-cell>
          <table:table-cell office:value-type="float" office:value="-5.315618">
            <text:p>-5.315618</text:p>
          </table:table-cell>
          <table:table-cell office:value-type="float" office:value="-4.33669">
            <text:p>-4.33669</text:p>
          </table:table-cell>
          <table:table-cell office:value-type="float" office:value="18.416073">
            <text:p>18.416073</text:p>
          </table:table-cell>
        </table:table-row>
        <table:table-row table:style-name="ro1">
          <table:table-cell office:value-type="float" office:value="99459">
            <text:p>99459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273">
            <text:p>0.0052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[.I387]-[.$I$2]" office:value-type="float" office:value="-0.023942">
            <text:p>-0.023942</text:p>
          </table:table-cell>
          <table:table-cell table:formula="of:=AVERAGE([.J383:.J387])" office:value-type="float" office:value="-0.0052676">
            <text:p>-0.0052676</text:p>
          </table:table-cell>
          <table:table-cell table:formula="of:=AVERAGE([.J379:.J387])" office:value-type="float" office:value="-0.00532088888888889">
            <text:p>-0.005320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518">
            <text:p>0.020518</text:p>
          </table:table-cell>
          <table:table-cell table:formula="of:=[.O387]-0.021583" office:value-type="float" office:value="-0.001065">
            <text:p>-0.00106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802">
            <text:p>-17802</text:p>
          </table:table-cell>
          <table:table-cell office:value-type="float" office:value="77941">
            <text:p>77941</text:p>
          </table:table-cell>
          <table:table-cell office:value-type="float" office:value="80904.265625">
            <text:p>80904.265625</text:p>
          </table:table-cell>
          <table:table-cell office:value-type="float" office:value="-5.315618">
            <text:p>-5.315618</text:p>
          </table:table-cell>
          <table:table-cell office:value-type="float" office:value="-4.331417">
            <text:p>-4.331417</text:p>
          </table:table-cell>
          <table:table-cell office:value-type="float" office:value="18.515268">
            <text:p>18.515268</text:p>
          </table:table-cell>
        </table:table-row>
        <table:table-row table:style-name="ro1">
          <table:table-cell office:value-type="float" office:value="99716">
            <text:p>99716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98">
            <text:p>0.0061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5913">
            <text:p>0.035913</text:p>
          </table:table-cell>
          <table:table-cell table:formula="of:=[.I388]-[.$I$2]" office:value-type="float" office:value="0.016759">
            <text:p>0.016759</text:p>
          </table:table-cell>
          <table:table-cell table:formula="of:=AVERAGE([.J384:.J388])" office:value-type="float" office:value="-0.0062252">
            <text:p>-0.0062252</text:p>
          </table:table-cell>
          <table:table-cell table:formula="of:=AVERAGE([.J380:.J388])" office:value-type="float" office:value="-0.00372477777777777">
            <text:p>-0.003724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[.O388]-0.021583" office:value-type="float" office:value="0.002532">
            <text:p>0.0025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960">
            <text:p>-17960</text:p>
          </table:table-cell>
          <table:table-cell office:value-type="float" office:value="78334">
            <text:p>78334</text:p>
          </table:table-cell>
          <table:table-cell office:value-type="float" office:value="81322.289063">
            <text:p>81322.289063</text:p>
          </table:table-cell>
          <table:table-cell office:value-type="float" office:value="-5.315618">
            <text:p>-5.315618</text:p>
          </table:table-cell>
          <table:table-cell office:value-type="float" office:value="-4.32522">
            <text:p>-4.32522</text:p>
          </table:table-cell>
          <table:table-cell office:value-type="float" office:value="18.631857">
            <text:p>18.631857</text:p>
          </table:table-cell>
        </table:table-row>
        <table:table-row table:style-name="ro1">
          <table:table-cell office:value-type="float" office:value="99973">
            <text:p>99973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3096">
            <text:p>0.043096</text:p>
          </table:table-cell>
          <table:table-cell table:formula="of:=[.I389]-[.$I$2]" office:value-type="float" office:value="0.023942">
            <text:p>0.023942</text:p>
          </table:table-cell>
          <table:table-cell table:formula="of:=AVERAGE([.J385:.J389])" office:value-type="float" office:value="0.005267">
            <text:p>0.005267</text:p>
          </table:table-cell>
          <table:table-cell table:formula="of:=AVERAGE([.J381:.J389])" office:value-type="float" office:value="0.000531666666666669">
            <text:p>0.000531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[.O389]-0.021583" office:value-type="float" office:value="0.001732">
            <text:p>0.0017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8119">
            <text:p>-18119</text:p>
          </table:table-cell>
          <table:table-cell office:value-type="float" office:value="78724">
            <text:p>78724</text:p>
          </table:table-cell>
          <table:table-cell office:value-type="float" office:value="81737.65625">
            <text:p>81737.65625</text:p>
          </table:table-cell>
          <table:table-cell office:value-type="float" office:value="-5.315618">
            <text:p>-5.315618</text:p>
          </table:table-cell>
          <table:table-cell office:value-type="float" office:value="-4.319228">
            <text:p>-4.319228</text:p>
          </table:table-cell>
          <table:table-cell office:value-type="float" office:value="18.744581">
            <text:p>18.744581</text:p>
          </table:table-cell>
        </table:table-row>
        <table:table-row table:style-name="ro1">
          <table:table-cell office:value-type="float" office:value="100230">
            <text:p>100230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205">
            <text:p>0.0052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[.I390]-[.$I$2]" office:value-type="float" office:value="-0.023942">
            <text:p>-0.023942</text:p>
          </table:table-cell>
          <table:table-cell table:formula="of:=AVERAGE([.J386:.J390])" office:value-type="float" office:value="-0.0047886">
            <text:p>-0.0047886</text:p>
          </table:table-cell>
          <table:table-cell table:formula="of:=AVERAGE([.J382:.J390])" office:value-type="float" office:value="-0.000532333333333331">
            <text:p>-0.000532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[.O390]-0.021583" office:value-type="float" office:value="-0.001332">
            <text:p>-0.0013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8280">
            <text:p>-18280</text:p>
          </table:table-cell>
          <table:table-cell office:value-type="float" office:value="79113">
            <text:p>79113</text:p>
          </table:table-cell>
          <table:table-cell office:value-type="float" office:value="82152.554688">
            <text:p>82152.554688</text:p>
          </table:table-cell>
          <table:table-cell office:value-type="float" office:value="-5.315618">
            <text:p>-5.315618</text:p>
          </table:table-cell>
          <table:table-cell office:value-type="float" office:value="-4.314023">
            <text:p>-4.314023</text:p>
          </table:table-cell>
          <table:table-cell office:value-type="float" office:value="18.842495">
            <text:p>18.842495</text:p>
          </table:table-cell>
        </table:table-row>
        <table:table-row table:style-name="ro1">
          <table:table-cell office:value-type="float" office:value="100487">
            <text:p>100487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711">
            <text:p>0.0067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759">
            <text:p>0.016759</text:p>
          </table:table-cell>
          <table:table-cell table:formula="of:=[.I391]-[.$I$2]" office:value-type="float" office:value="-0.002395">
            <text:p>-0.002395</text:p>
          </table:table-cell>
          <table:table-cell table:formula="of:=AVERAGE([.J387:.J391])" office:value-type="float" office:value="-0.0019156">
            <text:p>-0.0019156</text:p>
          </table:table-cell>
          <table:table-cell table:formula="of:=AVERAGE([.J383:.J391])" office:value-type="float" office:value="-0.00133044444444444">
            <text:p>-0.001330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table:formula="of:=[.O391]-0.021583" office:value-type="float" office:value="0.00453">
            <text:p>0.0045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8443">
            <text:p>-18443</text:p>
          </table:table-cell>
          <table:table-cell office:value-type="float" office:value="79500">
            <text:p>79500</text:p>
          </table:table-cell>
          <table:table-cell office:value-type="float" office:value="82566.007813">
            <text:p>82566.007813</text:p>
          </table:table-cell>
          <table:table-cell office:value-type="float" office:value="-5.315618">
            <text:p>-5.315618</text:p>
          </table:table-cell>
          <table:table-cell office:value-type="float" office:value="-4.307312">
            <text:p>-4.307312</text:p>
          </table:table-cell>
          <table:table-cell office:value-type="float" office:value="18.968744">
            <text:p>18.968744</text:p>
          </table:table-cell>
        </table:table-row>
        <table:table-row table:style-name="ro1">
          <table:table-cell office:value-type="float" office:value="100744">
            <text:p>100744</text:p>
          </table:table-cell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[.I392]-[.$I$2]" office:value-type="float" office:value="0">
            <text:p>0</text:p>
          </table:table-cell>
          <table:table-cell table:formula="of:=AVERAGE([.J388:.J392])" office:value-type="float" office:value="0.0028728">
            <text:p>0.0028728</text:p>
          </table:table-cell>
          <table:table-cell table:formula="of:=AVERAGE([.J384:.J392])" office:value-type="float" office:value="-0.00372455555555555">
            <text:p>-0.003724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[.O392]-0.021583" office:value-type="float" office:value="0.000400000000000001">
            <text:p>0.000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8608">
            <text:p>-18608</text:p>
          </table:table-cell>
          <table:table-cell office:value-type="float" office:value="79885">
            <text:p>79885</text:p>
          </table:table-cell>
          <table:table-cell office:value-type="float" office:value="82978.015625">
            <text:p>82978.015625</text:p>
          </table:table-cell>
          <table:table-cell office:value-type="float" office:value="-5.315618">
            <text:p>-5.315618</text:p>
          </table:table-cell>
          <table:table-cell office:value-type="float" office:value="-4.301662">
            <text:p>-4.301662</text:p>
          </table:table-cell>
          <table:table-cell office:value-type="float" office:value="19.075027">
            <text:p>19.075027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110133">
            <text:p>0.110133</text:p>
          </table:table-cell>
          <table:table-cell table:formula="of:=[.I393]-[.$I$2]" office:value-type="float" office:value="0.090979">
            <text:p>0.090979</text:p>
          </table:table-cell>
          <table:table-cell table:formula="of:=AVERAGE([.J389:.J393])" office:value-type="float" office:value="0.0177168">
            <text:p>0.0177168</text:p>
          </table:table-cell>
          <table:table-cell table:formula="of:=AVERAGE([.J385:.J393])" office:value-type="float" office:value="0.0101085555555556">
            <text:p>0.010108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[.O393]-0.021583" office:value-type="float" office:value="0.001466">
            <text:p>0.0014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8772">
            <text:p>-18772</text:p>
          </table:table-cell>
          <table:table-cell office:value-type="float" office:value="80262">
            <text:p>80262</text:p>
          </table:table-cell>
          <table:table-cell office:value-type="float" office:value="83382.078125">
            <text:p>83382.078125</text:p>
          </table:table-cell>
          <table:table-cell office:value-type="float" office:value="-5.315618">
            <text:p>-5.315618</text:p>
          </table:table-cell>
          <table:table-cell office:value-type="float" office:value="-4.295739">
            <text:p>-4.295739</text:p>
          </table:table-cell>
          <table:table-cell office:value-type="float" office:value="19.186468">
            <text:p>19.186468</text:p>
          </table:table-cell>
        </table:table-row>
        <table:table-row table:style-name="ro1">
          <table:table-cell office:value-type="float" office:value="101258">
            <text:p>101258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[.I394]-[.$I$2]" office:value-type="float" office:value="-0.011971">
            <text:p>-0.011971</text:p>
          </table:table-cell>
          <table:table-cell table:formula="of:=AVERAGE([.J390:.J394])" office:value-type="float" office:value="0.0105342">
            <text:p>0.0105342</text:p>
          </table:table-cell>
          <table:table-cell table:formula="of:=AVERAGE([.J386:.J394])" office:value-type="float" office:value="0.00585222222222223">
            <text:p>0.005852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[.O394]-0.02158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8938">
            <text:p>-18938</text:p>
          </table:table-cell>
          <table:table-cell office:value-type="float" office:value="80638">
            <text:p>80638</text:p>
          </table:table-cell>
          <table:table-cell office:value-type="float" office:value="83785.679688">
            <text:p>83785.679688</text:p>
          </table:table-cell>
          <table:table-cell office:value-type="float" office:value="-5.315618">
            <text:p>-5.315618</text:p>
          </table:table-cell>
          <table:table-cell office:value-type="float" office:value="-4.290192">
            <text:p>-4.290192</text:p>
          </table:table-cell>
          <table:table-cell office:value-type="float" office:value="19.290821">
            <text:p>19.290821</text:p>
          </table:table-cell>
        </table:table-row>
        <table:table-row table:style-name="ro1">
          <table:table-cell office:value-type="float" office:value="101515">
            <text:p>101515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965">
            <text:p>0.0049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table:formula="of:=[.I395]-[.$I$2]" office:value-type="float" office:value="-0.004789">
            <text:p>-0.004789</text:p>
          </table:table-cell>
          <table:table-cell table:formula="of:=AVERAGE([.J391:.J395])" office:value-type="float" office:value="0.0143648">
            <text:p>0.0143648</text:p>
          </table:table-cell>
          <table:table-cell table:formula="of:=AVERAGE([.J387:.J395])" office:value-type="float" office:value="0.00718233333333333">
            <text:p>0.007182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319">
            <text:p>0.019319</text:p>
          </table:table-cell>
          <table:table-cell table:formula="of:=[.O395]-0.021583" office:value-type="float" office:value="-0.002264">
            <text:p>-0.00226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9106">
            <text:p>-19106</text:p>
          </table:table-cell>
          <table:table-cell office:value-type="float" office:value="81012">
            <text:p>81012</text:p>
          </table:table-cell>
          <table:table-cell office:value-type="float" office:value="84187.851563">
            <text:p>84187.851563</text:p>
          </table:table-cell>
          <table:table-cell office:value-type="float" office:value="-5.315618">
            <text:p>-5.315618</text:p>
          </table:table-cell>
          <table:table-cell office:value-type="float" office:value="-4.285227">
            <text:p>-4.285227</text:p>
          </table:table-cell>
          <table:table-cell office:value-type="float" office:value="19.384222">
            <text:p>19.384222</text:p>
          </table:table-cell>
        </table:table-row>
        <table:table-row table:style-name="ro1">
          <table:table-cell office:value-type="float" office:value="101772">
            <text:p>10177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78">
            <text:p>0.0054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19">
            <text:p>0.033519</text:p>
          </table:table-cell>
          <table:table-cell table:formula="of:=[.I396]-[.$I$2]" office:value-type="float" office:value="0.014365">
            <text:p>0.014365</text:p>
          </table:table-cell>
          <table:table-cell table:formula="of:=AVERAGE([.J392:.J396])" office:value-type="float" office:value="0.0177168">
            <text:p>0.0177168</text:p>
          </table:table-cell>
          <table:table-cell table:formula="of:=AVERAGE([.J388:.J396])" office:value-type="float" office:value="0.0114386666666667">
            <text:p>0.011438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table:formula="of:=[.O396]-0.021583" office:value-type="float" office:value="-0.000265999999999999">
            <text:p>-0.0002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9275">
            <text:p>-19275</text:p>
          </table:table-cell>
          <table:table-cell office:value-type="float" office:value="81383">
            <text:p>81383</text:p>
          </table:table-cell>
          <table:table-cell office:value-type="float" office:value="84587.398438">
            <text:p>84587.398438</text:p>
          </table:table-cell>
          <table:table-cell office:value-type="float" office:value="-5.315618">
            <text:p>-5.315618</text:p>
          </table:table-cell>
          <table:table-cell office:value-type="float" office:value="-4.279748">
            <text:p>-4.279748</text:p>
          </table:table-cell>
          <table:table-cell office:value-type="float" office:value="19.487284">
            <text:p>19.487284</text:p>
          </table:table-cell>
        </table:table-row>
        <table:table-row table:style-name="ro1">
          <table:table-cell office:value-type="float" office:value="102029">
            <text:p>10202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44">
            <text:p>0.005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69432">
            <text:p>0.069432</text:p>
          </table:table-cell>
          <table:table-cell table:formula="of:=[.I397]-[.$I$2]" office:value-type="float" office:value="0.050278">
            <text:p>0.050278</text:p>
          </table:table-cell>
          <table:table-cell table:formula="of:=AVERAGE([.J393:.J397])" office:value-type="float" office:value="0.0277724">
            <text:p>0.0277724</text:p>
          </table:table-cell>
          <table:table-cell table:formula="of:=AVERAGE([.J389:.J397])" office:value-type="float" office:value="0.015163">
            <text:p>0.01516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table:formula="of:=[.O397]-0.021583" office:value-type="float" office:value="-0.000399">
            <text:p>-0.00039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9444">
            <text:p>-19444</text:p>
          </table:table-cell>
          <table:table-cell office:value-type="float" office:value="81749">
            <text:p>81749</text:p>
          </table:table-cell>
          <table:table-cell office:value-type="float" office:value="84982.164063">
            <text:p>84982.164063</text:p>
          </table:table-cell>
          <table:table-cell office:value-type="float" office:value="-5.315618">
            <text:p>-5.315618</text:p>
          </table:table-cell>
          <table:table-cell office:value-type="float" office:value="-4.274304">
            <text:p>-4.274304</text:p>
          </table:table-cell>
          <table:table-cell office:value-type="float" office:value="19.589701">
            <text:p>19.589701</text:p>
          </table:table-cell>
        </table:table-row>
        <table:table-row table:style-name="ro1">
          <table:table-cell office:value-type="float" office:value="102286">
            <text:p>10228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36">
            <text:p>0.0051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19">
            <text:p>0.033519</text:p>
          </table:table-cell>
          <table:table-cell table:formula="of:=[.I398]-[.$I$2]" office:value-type="float" office:value="0.014365">
            <text:p>0.014365</text:p>
          </table:table-cell>
          <table:table-cell table:formula="of:=AVERAGE([.J394:.J398])" office:value-type="float" office:value="0.0124496">
            <text:p>0.0124496</text:p>
          </table:table-cell>
          <table:table-cell table:formula="of:=AVERAGE([.J390:.J398])" office:value-type="float" office:value="0.0140988888888889">
            <text:p>0.014098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[.O398]-0.021583" office:value-type="float" office:value="-0.001598">
            <text:p>-0.00159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9614">
            <text:p>-19614</text:p>
          </table:table-cell>
          <table:table-cell office:value-type="float" office:value="82112">
            <text:p>82112</text:p>
          </table:table-cell>
          <table:table-cell office:value-type="float" office:value="85374.304688">
            <text:p>85374.304688</text:p>
          </table:table-cell>
          <table:table-cell office:value-type="float" office:value="-5.315618">
            <text:p>-5.315618</text:p>
          </table:table-cell>
          <table:table-cell office:value-type="float" office:value="-4.269168">
            <text:p>-4.269168</text:p>
          </table:table-cell>
          <table:table-cell office:value-type="float" office:value="19.686321">
            <text:p>19.686321</text:p>
          </table:table-cell>
        </table:table-row>
        <table:table-row table:style-name="ro1">
          <table:table-cell office:value-type="float" office:value="102543">
            <text:p>10254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89">
            <text:p>0.005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table:formula="of:=[.I399]-[.$I$2]" office:value-type="float" office:value="-0.026337">
            <text:p>-0.026337</text:p>
          </table:table-cell>
          <table:table-cell table:formula="of:=AVERAGE([.J395:.J399])" office:value-type="float" office:value="0.0095764">
            <text:p>0.0095764</text:p>
          </table:table-cell>
          <table:table-cell table:formula="of:=AVERAGE([.J391:.J399])" office:value-type="float" office:value="0.0138327777777778">
            <text:p>0.013832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916">
            <text:p>0.022916</text:p>
          </table:table-cell>
          <table:table-cell table:formula="of:=[.O399]-0.021583" office:value-type="float" office:value="0.001333">
            <text:p>0.00133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9786">
            <text:p>-19786</text:p>
          </table:table-cell>
          <table:table-cell office:value-type="float" office:value="82475">
            <text:p>82475</text:p>
          </table:table-cell>
          <table:table-cell office:value-type="float" office:value="85766.992188">
            <text:p>85766.992188</text:p>
          </table:table-cell>
          <table:table-cell office:value-type="float" office:value="-5.315618">
            <text:p>-5.315618</text:p>
          </table:table-cell>
          <table:table-cell office:value-type="float" office:value="-4.263279">
            <text:p>-4.263279</text:p>
          </table:table-cell>
          <table:table-cell office:value-type="float" office:value="19.797117">
            <text:p>19.797117</text:p>
          </table:table-cell>
        </table:table-row>
        <table:table-row table:style-name="ro1">
          <table:table-cell office:value-type="float" office:value="102800">
            <text:p>10280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15">
            <text:p>0.0056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[.I400]-[.$I$2]" office:value-type="float" office:value="-0.007183">
            <text:p>-0.007183</text:p>
          </table:table-cell>
          <table:table-cell table:formula="of:=AVERAGE([.J396:.J400])" office:value-type="float" office:value="0.0090976">
            <text:p>0.0090976</text:p>
          </table:table-cell>
          <table:table-cell table:formula="of:=AVERAGE([.J392:.J400])" office:value-type="float" office:value="0.0133007777777778">
            <text:p>0.013300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[.O400]-0.021583" office:value-type="float" office:value="0.000267000000000003">
            <text:p>0.00026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9960">
            <text:p>-19960</text:p>
          </table:table-cell>
          <table:table-cell office:value-type="float" office:value="82836">
            <text:p>82836</text:p>
          </table:table-cell>
          <table:table-cell office:value-type="float" office:value="86158.265625">
            <text:p>86158.265625</text:p>
          </table:table-cell>
          <table:table-cell office:value-type="float" office:value="-5.315618">
            <text:p>-5.315618</text:p>
          </table:table-cell>
          <table:table-cell office:value-type="float" office:value="-4.257664">
            <text:p>-4.257664</text:p>
          </table:table-cell>
          <table:table-cell office:value-type="float" office:value="19.902752">
            <text:p>19.902752</text:p>
          </table:table-cell>
        </table:table-row>
        <table:table-row table:style-name="ro1">
          <table:table-cell office:value-type="float" office:value="103057">
            <text:p>10305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98">
            <text:p>0.0061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6336">
            <text:p>-0.026336</text:p>
          </table:table-cell>
          <table:table-cell table:formula="of:=[.I401]-[.$I$2]" office:value-type="float" office:value="-0.04549">
            <text:p>-0.04549</text:p>
          </table:table-cell>
          <table:table-cell table:formula="of:=AVERAGE([.J397:.J401])" office:value-type="float" office:value="-0.0028734">
            <text:p>-0.0028734</text:p>
          </table:table-cell>
          <table:table-cell table:formula="of:=AVERAGE([.J393:.J401])" office:value-type="float" office:value="0.00824633333333333">
            <text:p>0.008246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[.O401]-0.021583" office:value-type="float" office:value="0.002532">
            <text:p>0.0025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0137">
            <text:p>-20137</text:p>
          </table:table-cell>
          <table:table-cell office:value-type="float" office:value="83198">
            <text:p>83198</text:p>
          </table:table-cell>
          <table:table-cell office:value-type="float" office:value="86551.296875">
            <text:p>86551.296875</text:p>
          </table:table-cell>
          <table:table-cell office:value-type="float" office:value="-5.315618">
            <text:p>-5.315618</text:p>
          </table:table-cell>
          <table:table-cell office:value-type="float" office:value="-4.251466">
            <text:p>-4.251466</text:p>
          </table:table-cell>
          <table:table-cell office:value-type="float" office:value="20.019342">
            <text:p>20.019342</text:p>
          </table:table-cell>
        </table:table-row>
        <table:table-row table:style-name="ro1">
          <table:table-cell office:value-type="float" office:value="103314">
            <text:p>10331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76">
            <text:p>0.00537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2394">
            <text:p>-0.002394</text:p>
          </table:table-cell>
          <table:table-cell table:formula="of:=[.I402]-[.$I$2]" office:value-type="float" office:value="-0.021548">
            <text:p>-0.021548</text:p>
          </table:table-cell>
          <table:table-cell table:formula="of:=AVERAGE([.J398:.J402])" office:value-type="float" office:value="-0.0172386">
            <text:p>-0.0172386</text:p>
          </table:table-cell>
          <table:table-cell table:formula="of:=AVERAGE([.J394:.J402])" office:value-type="float" office:value="-0.00425666666666666">
            <text:p>-0.004256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[.O402]-0.021583" office:value-type="float" office:value="-0.000666">
            <text:p>-0.0006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0316">
            <text:p>-20316</text:p>
          </table:table-cell>
          <table:table-cell office:value-type="float" office:value="83559">
            <text:p>83559</text:p>
          </table:table-cell>
          <table:table-cell office:value-type="float" office:value="86943.90625">
            <text:p>86943.90625</text:p>
          </table:table-cell>
          <table:table-cell office:value-type="float" office:value="-5.315618">
            <text:p>-5.315618</text:p>
          </table:table-cell>
          <table:table-cell office:value-type="float" office:value="-4.24609">
            <text:p>-4.24609</text:p>
          </table:table-cell>
          <table:table-cell office:value-type="float" office:value="20.120476">
            <text:p>20.120476</text:p>
          </table:table-cell>
        </table:table-row>
        <table:table-row table:style-name="ro1">
          <table:table-cell office:value-type="float" office:value="103571">
            <text:p>103571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98">
            <text:p>0.0061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5913">
            <text:p>0.035913</text:p>
          </table:table-cell>
          <table:table-cell table:formula="of:=[.I403]-[.$I$2]" office:value-type="float" office:value="0.016759">
            <text:p>0.016759</text:p>
          </table:table-cell>
          <table:table-cell table:formula="of:=AVERAGE([.J399:.J403])" office:value-type="float" office:value="-0.0167598">
            <text:p>-0.0167598</text:p>
          </table:table-cell>
          <table:table-cell table:formula="of:=AVERAGE([.J395:.J403])" office:value-type="float" office:value="-0.00106444444444444">
            <text:p>-0.001064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[.O403]-0.021583" office:value-type="float" office:value="0.002532">
            <text:p>0.0025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0496">
            <text:p>-20496</text:p>
          </table:table-cell>
          <table:table-cell office:value-type="float" office:value="83917">
            <text:p>83917</text:p>
          </table:table-cell>
          <table:table-cell office:value-type="float" office:value="87333.929688">
            <text:p>87333.929688</text:p>
          </table:table-cell>
          <table:table-cell office:value-type="float" office:value="-5.315618">
            <text:p>-5.315618</text:p>
          </table:table-cell>
          <table:table-cell office:value-type="float" office:value="-4.239893">
            <text:p>-4.239893</text:p>
          </table:table-cell>
          <table:table-cell office:value-type="float" office:value="20.237064">
            <text:p>20.237064</text:p>
          </table:table-cell>
        </table:table-row>
        <table:table-row table:style-name="ro1">
          <table:table-cell office:value-type="float" office:value="103828">
            <text:p>103828</text:p>
          </table:table-cell>
          <table:table-cell office:value-type="float" office:value="0">
            <text:p>0</text:p>
          </table:table-cell>
          <table:table-cell office:value-type="float" office:value="399">
            <text:p>3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54">
            <text:p>0.006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48">
            <text:p>0.021548</text:p>
          </table:table-cell>
          <table:table-cell table:formula="of:=[.I404]-[.$I$2]" office:value-type="float" office:value="0.002394">
            <text:p>0.002394</text:p>
          </table:table-cell>
          <table:table-cell table:formula="of:=AVERAGE([.J400:.J404])" office:value-type="float" office:value="-0.0110136">
            <text:p>-0.0110136</text:p>
          </table:table-cell>
          <table:table-cell table:formula="of:=AVERAGE([.J396:.J404])" office:value-type="float" office:value="-0.000266333333333331">
            <text:p>-0.000266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447">
            <text:p>0.025447</text:p>
          </table:table-cell>
          <table:table-cell table:formula="of:=[.O404]-0.021583" office:value-type="float" office:value="0.003864">
            <text:p>0.00386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0678">
            <text:p>-20678</text:p>
          </table:table-cell>
          <table:table-cell office:value-type="float" office:value="84272">
            <text:p>84272</text:p>
          </table:table-cell>
          <table:table-cell office:value-type="float" office:value="87721.59375">
            <text:p>87721.59375</text:p>
          </table:table-cell>
          <table:table-cell office:value-type="float" office:value="-5.315618">
            <text:p>-5.315618</text:p>
          </table:table-cell>
          <table:table-cell office:value-type="float" office:value="-4.233353">
            <text:p>-4.233353</text:p>
          </table:table-cell>
          <table:table-cell office:value-type="float" office:value="20.360096">
            <text:p>20.360096</text:p>
          </table:table-cell>
        </table:table-row>
        <table:table-row table:style-name="ro1">
          <table:table-cell office:value-type="float" office:value="104085">
            <text:p>104085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21">
            <text:p>0.00582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19">
            <text:p>0.033519</text:p>
          </table:table-cell>
          <table:table-cell table:formula="of:=[.I405]-[.$I$2]" office:value-type="float" office:value="0.014365">
            <text:p>0.014365</text:p>
          </table:table-cell>
          <table:table-cell table:formula="of:=AVERAGE([.J401:.J405])" office:value-type="float" office:value="-0.006704">
            <text:p>-0.006704</text:p>
          </table:table-cell>
          <table:table-cell table:formula="of:=AVERAGE([.J397:.J405])" office:value-type="float" office:value="-0.000266333333333329">
            <text:p>-0.000266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table:formula="of:=[.O405]-0.021583" office:value-type="float" office:value="0.001066">
            <text:p>0.0010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0861">
            <text:p>-20861</text:p>
          </table:table-cell>
          <table:table-cell office:value-type="float" office:value="84624">
            <text:p>84624</text:p>
          </table:table-cell>
          <table:table-cell office:value-type="float" office:value="88106.6875">
            <text:p>88106.6875</text:p>
          </table:table-cell>
          <table:table-cell office:value-type="float" office:value="-5.315618">
            <text:p>-5.315618</text:p>
          </table:table-cell>
          <table:table-cell office:value-type="float" office:value="-4.227532">
            <text:p>-4.227532</text:p>
          </table:table-cell>
          <table:table-cell office:value-type="float" office:value="20.469599">
            <text:p>20.469599</text:p>
          </table:table-cell>
        </table:table-row>
        <table:table-row table:style-name="ro1">
          <table:table-cell office:value-type="float" office:value="104342">
            <text:p>104342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32">
            <text:p>0.00623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19">
            <text:p>0.033519</text:p>
          </table:table-cell>
          <table:table-cell table:formula="of:=[.I406]-[.$I$2]" office:value-type="float" office:value="0.014365">
            <text:p>0.014365</text:p>
          </table:table-cell>
          <table:table-cell table:formula="of:=AVERAGE([.J402:.J406])" office:value-type="float" office:value="0.005267">
            <text:p>0.005267</text:p>
          </table:table-cell>
          <table:table-cell table:formula="of:=AVERAGE([.J398:.J406])" office:value-type="float" office:value="-0.00425666666666666">
            <text:p>-0.004256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formula="of:=[.O406]-0.021583" office:value-type="float" office:value="0.002665">
            <text:p>0.00266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1045">
            <text:p>-21045</text:p>
          </table:table-cell>
          <table:table-cell office:value-type="float" office:value="84973">
            <text:p>84973</text:p>
          </table:table-cell>
          <table:table-cell office:value-type="float" office:value="88489.195313">
            <text:p>88489.195313</text:p>
          </table:table-cell>
          <table:table-cell office:value-type="float" office:value="-5.315618">
            <text:p>-5.315618</text:p>
          </table:table-cell>
          <table:table-cell office:value-type="float" office:value="-4.221301">
            <text:p>-4.221301</text:p>
          </table:table-cell>
          <table:table-cell office:value-type="float" office:value="20.586834">
            <text:p>20.586834</text:p>
          </table:table-cell>
        </table:table-row>
        <table:table-row table:style-name="ro1">
          <table:table-cell office:value-type="float" office:value="104599">
            <text:p>104599</text:p>
          </table:table-cell>
          <table:table-cell office:value-type="float" office:value="0">
            <text:p>0</text:p>
          </table:table-cell>
          <table:table-cell office:value-type="float" office:value="391">
            <text:p>3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5067">
            <text:p>0.055067</text:p>
          </table:table-cell>
          <table:table-cell table:formula="of:=[.I407]-[.$I$2]" office:value-type="float" office:value="0.035913">
            <text:p>0.035913</text:p>
          </table:table-cell>
          <table:table-cell table:formula="of:=AVERAGE([.J403:.J407])" office:value-type="float" office:value="0.0167592">
            <text:p>0.0167592</text:p>
          </table:table-cell>
          <table:table-cell table:formula="of:=AVERAGE([.J399:.J407])" office:value-type="float" office:value="-0.00186244444444444">
            <text:p>-0.001862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[.O407]-0.02158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1229">
            <text:p>-21229</text:p>
          </table:table-cell>
          <table:table-cell office:value-type="float" office:value="85318">
            <text:p>85318</text:p>
          </table:table-cell>
          <table:table-cell office:value-type="float" office:value="88867.929688">
            <text:p>88867.929688</text:p>
          </table:table-cell>
          <table:table-cell office:value-type="float" office:value="-5.315618">
            <text:p>-5.315618</text:p>
          </table:table-cell>
          <table:table-cell office:value-type="float" office:value="-4.215754">
            <text:p>-4.215754</text:p>
          </table:table-cell>
          <table:table-cell office:value-type="float" office:value="20.691187">
            <text:p>20.691187</text:p>
          </table:table-cell>
        </table:table-row>
        <table:table-row table:style-name="ro1">
          <table:table-cell office:value-type="float" office:value="104856">
            <text:p>104856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98">
            <text:p>0.0061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549">
            <text:p>0.04549</text:p>
          </table:table-cell>
          <table:table-cell table:formula="of:=[.I408]-[.$I$2]" office:value-type="float" office:value="0.026336">
            <text:p>0.026336</text:p>
          </table:table-cell>
          <table:table-cell table:formula="of:=AVERAGE([.J404:.J408])" office:value-type="float" office:value="0.0186746">
            <text:p>0.0186746</text:p>
          </table:table-cell>
          <table:table-cell table:formula="of:=AVERAGE([.J400:.J408])" office:value-type="float" office:value="0.00399011111111111">
            <text:p>0.003990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[.O408]-0.021583" office:value-type="float" office:value="0.002532">
            <text:p>0.0025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1414">
            <text:p>-21414</text:p>
          </table:table-cell>
          <table:table-cell office:value-type="float" office:value="85659">
            <text:p>85659</text:p>
          </table:table-cell>
          <table:table-cell office:value-type="float" office:value="89243.117188">
            <text:p>89243.117188</text:p>
          </table:table-cell>
          <table:table-cell office:value-type="float" office:value="-5.315618">
            <text:p>-5.315618</text:p>
          </table:table-cell>
          <table:table-cell office:value-type="float" office:value="-4.209556">
            <text:p>-4.209556</text:p>
          </table:table-cell>
          <table:table-cell office:value-type="float" office:value="20.807777">
            <text:p>20.807777</text:p>
          </table:table-cell>
        </table:table-row>
        <table:table-row table:style-name="ro1">
          <table:table-cell office:value-type="float" office:value="105113">
            <text:p>105113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89">
            <text:p>0.00588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I409]-[.$I$2]" office:value-type="float" office:value="-0.019154">
            <text:p>-0.019154</text:p>
          </table:table-cell>
          <table:table-cell table:formula="of:=AVERAGE([.J405:.J409])" office:value-type="float" office:value="0.014365">
            <text:p>0.014365</text:p>
          </table:table-cell>
          <table:table-cell table:formula="of:=AVERAGE([.J401:.J409])" office:value-type="float" office:value="0.00266">
            <text:p>0.0026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916">
            <text:p>0.022916</text:p>
          </table:table-cell>
          <table:table-cell table:formula="of:=[.O409]-0.021583" office:value-type="float" office:value="0.001333">
            <text:p>0.00133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1601">
            <text:p>-21601</text:p>
          </table:table-cell>
          <table:table-cell office:value-type="float" office:value="85999">
            <text:p>85999</text:p>
          </table:table-cell>
          <table:table-cell office:value-type="float" office:value="89617.921875">
            <text:p>89617.921875</text:p>
          </table:table-cell>
          <table:table-cell office:value-type="float" office:value="-5.315618">
            <text:p>-5.315618</text:p>
          </table:table-cell>
          <table:table-cell office:value-type="float" office:value="-4.203667">
            <text:p>-4.203667</text:p>
          </table:table-cell>
          <table:table-cell office:value-type="float" office:value="20.918571">
            <text:p>20.918571</text:p>
          </table:table-cell>
        </table:table-row>
        <table:table-row table:style-name="ro1">
          <table:table-cell office:value-type="float" office:value="105370">
            <text:p>105370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98">
            <text:p>0.0061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[.I410]-[.$I$2]" office:value-type="float" office:value="-0.040702">
            <text:p>-0.040702</text:p>
          </table:table-cell>
          <table:table-cell table:formula="of:=AVERAGE([.J406:.J410])" office:value-type="float" office:value="0.0033516">
            <text:p>0.0033516</text:p>
          </table:table-cell>
          <table:table-cell table:formula="of:=AVERAGE([.J402:.J410])" office:value-type="float" office:value="0.003192">
            <text:p>0.0031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[.O410]-0.021583" office:value-type="float" office:value="0.002532">
            <text:p>0.0025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1791">
            <text:p>-21791</text:p>
          </table:table-cell>
          <table:table-cell office:value-type="float" office:value="86339">
            <text:p>86339</text:p>
          </table:table-cell>
          <table:table-cell office:value-type="float" office:value="89993.5625">
            <text:p>89993.5625</text:p>
          </table:table-cell>
          <table:table-cell office:value-type="float" office:value="-5.315618">
            <text:p>-5.315618</text:p>
          </table:table-cell>
          <table:table-cell office:value-type="float" office:value="-4.197469">
            <text:p>-4.197469</text:p>
          </table:table-cell>
          <table:table-cell office:value-type="float" office:value="21.03516">
            <text:p>21.03516</text:p>
          </table:table-cell>
        </table:table-row>
        <table:table-row table:style-name="ro1">
          <table:table-cell office:value-type="float" office:value="105627">
            <text:p>105627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69">
            <text:p>0.0063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[.I411]-[.$I$2]" office:value-type="float" office:value="-0.007183">
            <text:p>-0.007183</text:p>
          </table:table-cell>
          <table:table-cell table:formula="of:=AVERAGE([.J407:.J411])" office:value-type="float" office:value="-0.000957999999999998">
            <text:p>-0.000958</text:p>
          </table:table-cell>
          <table:table-cell table:formula="of:=AVERAGE([.J403:.J411])" office:value-type="float" office:value="0.00478811111111111">
            <text:p>0.004788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table:formula="of:=[.O411]-0.021583" office:value-type="float" office:value="0.003198">
            <text:p>0.00319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1982">
            <text:p>-21982</text:p>
          </table:table-cell>
          <table:table-cell office:value-type="float" office:value="86677">
            <text:p>86677</text:p>
          </table:table-cell>
          <table:table-cell office:value-type="float" office:value="90367.617188">
            <text:p>90367.617188</text:p>
          </table:table-cell>
          <table:table-cell office:value-type="float" office:value="-5.315618">
            <text:p>-5.315618</text:p>
          </table:table-cell>
          <table:table-cell office:value-type="float" office:value="-4.191101">
            <text:p>-4.191101</text:p>
          </table:table-cell>
          <table:table-cell office:value-type="float" office:value="21.154972">
            <text:p>21.154972</text:p>
          </table:table-cell>
        </table:table-row>
        <table:table-row table:style-name="ro1">
          <table:table-cell office:value-type="float" office:value="105884">
            <text:p>105884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52">
            <text:p>0.0057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[.I412]-[.$I$2]" office:value-type="float" office:value="-0.007183">
            <text:p>-0.007183</text:p>
          </table:table-cell>
          <table:table-cell table:formula="of:=AVERAGE([.J408:.J412])" office:value-type="float" office:value="-0.0095772">
            <text:p>-0.0095772</text:p>
          </table:table-cell>
          <table:table-cell table:formula="of:=AVERAGE([.J404:.J412])" office:value-type="float" office:value="0.00212788888888889">
            <text:p>0.002127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[.O412]-0.021583" office:value-type="float" office:value="0.000800000000000002">
            <text:p>0.000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2175">
            <text:p>-22175</text:p>
          </table:table-cell>
          <table:table-cell office:value-type="float" office:value="87013">
            <text:p>87013</text:p>
          </table:table-cell>
          <table:table-cell office:value-type="float" office:value="90740.335938">
            <text:p>90740.335938</text:p>
          </table:table-cell>
          <table:table-cell office:value-type="float" office:value="-5.315618">
            <text:p>-5.315618</text:p>
          </table:table-cell>
          <table:table-cell office:value-type="float" office:value="-4.185348">
            <text:p>-4.185348</text:p>
          </table:table-cell>
          <table:table-cell office:value-type="float" office:value="21.263191">
            <text:p>21.263191</text:p>
          </table:table-cell>
        </table:table-row>
        <table:table-row table:style-name="ro1">
          <table:table-cell office:value-type="float" office:value="106141">
            <text:p>106141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52">
            <text:p>0.0057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table:formula="of:=[.I413]-[.$I$2]" office:value-type="float" office:value="-0.026337">
            <text:p>-0.026337</text:p>
          </table:table-cell>
          <table:table-cell table:formula="of:=AVERAGE([.J409:.J413])" office:value-type="float" office:value="-0.0201118">
            <text:p>-0.0201118</text:p>
          </table:table-cell>
          <table:table-cell table:formula="of:=AVERAGE([.J405:.J413])" office:value-type="float" office:value="-0.00106444444444444">
            <text:p>-0.001064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[.O413]-0.021583" office:value-type="float" office:value="0.000800000000000002">
            <text:p>0.000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2370">
            <text:p>-22370</text:p>
          </table:table-cell>
          <table:table-cell office:value-type="float" office:value="87348">
            <text:p>87348</text:p>
          </table:table-cell>
          <table:table-cell office:value-type="float" office:value="91112.703125">
            <text:p>91112.703125</text:p>
          </table:table-cell>
          <table:table-cell office:value-type="float" office:value="-5.315618">
            <text:p>-5.315618</text:p>
          </table:table-cell>
          <table:table-cell office:value-type="float" office:value="-4.179595">
            <text:p>-4.179595</text:p>
          </table:table-cell>
          <table:table-cell office:value-type="float" office:value="21.37141">
            <text:p>21.37141</text:p>
          </table:table-cell>
        </table:table-row>
        <table:table-row table:style-name="ro1">
          <table:table-cell office:value-type="float" office:value="106398">
            <text:p>106398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36">
            <text:p>0.0051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[.I414]-[.$I$2]" office:value-type="float" office:value="0">
            <text:p>0</text:p>
          </table:table-cell>
          <table:table-cell table:formula="of:=AVERAGE([.J410:.J414])" office:value-type="float" office:value="-0.016281">
            <text:p>-0.016281</text:p>
          </table:table-cell>
          <table:table-cell table:formula="of:=AVERAGE([.J406:.J414])" office:value-type="float" office:value="-0.00266055555555555">
            <text:p>-0.002660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[.O414]-0.021583" office:value-type="float" office:value="-0.001598">
            <text:p>-0.00159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2566">
            <text:p>-22566</text:p>
          </table:table-cell>
          <table:table-cell office:value-type="float" office:value="87681">
            <text:p>87681</text:p>
          </table:table-cell>
          <table:table-cell office:value-type="float" office:value="91483.492188">
            <text:p>91483.492188</text:p>
          </table:table-cell>
          <table:table-cell office:value-type="float" office:value="-5.315618">
            <text:p>-5.315618</text:p>
          </table:table-cell>
          <table:table-cell office:value-type="float" office:value="-4.174459">
            <text:p>-4.174459</text:p>
          </table:table-cell>
          <table:table-cell office:value-type="float" office:value="21.468031">
            <text:p>21.468031</text:p>
          </table:table-cell>
        </table:table-row>
        <table:table-row table:style-name="ro1">
          <table:table-cell office:value-type="float" office:value="106655">
            <text:p>106655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76">
            <text:p>0.00537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79009">
            <text:p>0.079009</text:p>
          </table:table-cell>
          <table:table-cell table:formula="of:=[.I415]-[.$I$2]" office:value-type="float" office:value="0.059855">
            <text:p>0.059855</text:p>
          </table:table-cell>
          <table:table-cell table:formula="of:=AVERAGE([.J411:.J415])" office:value-type="float" office:value="0.0038304">
            <text:p>0.0038304</text:p>
          </table:table-cell>
          <table:table-cell table:formula="of:=AVERAGE([.J407:.J415])" office:value-type="float" office:value="0.00239388888888889">
            <text:p>0.002393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[.O415]-0.021583" office:value-type="float" office:value="-0.000666">
            <text:p>-0.0006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2762">
            <text:p>-22762</text:p>
          </table:table-cell>
          <table:table-cell office:value-type="float" office:value="88009">
            <text:p>88009</text:p>
          </table:table-cell>
          <table:table-cell office:value-type="float" office:value="91849.570313">
            <text:p>91849.570313</text:p>
          </table:table-cell>
          <table:table-cell office:value-type="float" office:value="-5.315618">
            <text:p>-5.315618</text:p>
          </table:table-cell>
          <table:table-cell office:value-type="float" office:value="-4.169084">
            <text:p>-4.169084</text:p>
          </table:table-cell>
          <table:table-cell office:value-type="float" office:value="21.569166">
            <text:p>21.569166</text:p>
          </table:table-cell>
        </table:table-row>
        <table:table-row table:style-name="ro1">
          <table:table-cell office:value-type="float" office:value="106912">
            <text:p>106912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81">
            <text:p>0.00558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19">
            <text:p>0.033519</text:p>
          </table:table-cell>
          <table:table-cell table:formula="of:=[.I416]-[.$I$2]" office:value-type="float" office:value="0.014365">
            <text:p>0.014365</text:p>
          </table:table-cell>
          <table:table-cell table:formula="of:=AVERAGE([.J412:.J416])" office:value-type="float" office:value="0.00814">
            <text:p>0.00814</text:p>
          </table:table-cell>
          <table:table-cell table:formula="of:=AVERAGE([.J408:.J416])" office:value-type="float" office:value="-0.000000333333333331354">
            <text:p>-3.33333333331354E-0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717">
            <text:p>0.021717</text:p>
          </table:table-cell>
          <table:table-cell table:formula="of:=[.O416]-0.021583" office:value-type="float" office:value="0.000134000000000002">
            <text:p>0.00013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2958">
            <text:p>-22958</text:p>
          </table:table-cell>
          <table:table-cell office:value-type="float" office:value="88334">
            <text:p>88334</text:p>
          </table:table-cell>
          <table:table-cell office:value-type="float" office:value="92212.867188">
            <text:p>92212.867188</text:p>
          </table:table-cell>
          <table:table-cell office:value-type="float" office:value="-5.315618">
            <text:p>-5.315618</text:p>
          </table:table-cell>
          <table:table-cell office:value-type="float" office:value="-4.163502">
            <text:p>-4.163502</text:p>
          </table:table-cell>
          <table:table-cell office:value-type="float" office:value="21.674166">
            <text:p>21.674166</text:p>
          </table:table-cell>
        </table:table-row>
        <table:table-row table:style-name="ro1">
          <table:table-cell office:value-type="float" office:value="107169">
            <text:p>107169</text:p>
          </table:table-cell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76">
            <text:p>0.00537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[.I417]-[.$I$2]" office:value-type="float" office:value="0">
            <text:p>0</text:p>
          </table:table-cell>
          <table:table-cell table:formula="of:=AVERAGE([.J413:.J417])" office:value-type="float" office:value="0.0095766">
            <text:p>0.0095766</text:p>
          </table:table-cell>
          <table:table-cell table:formula="of:=AVERAGE([.J409:.J417])" office:value-type="float" office:value="-0.00292655555555555">
            <text:p>-0.002926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[.O417]-0.021583" office:value-type="float" office:value="-0.000666">
            <text:p>-0.0006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3155">
            <text:p>-23155</text:p>
          </table:table-cell>
          <table:table-cell office:value-type="float" office:value="88657">
            <text:p>88657</text:p>
          </table:table-cell>
          <table:table-cell office:value-type="float" office:value="92574.609375">
            <text:p>92574.609375</text:p>
          </table:table-cell>
          <table:table-cell office:value-type="float" office:value="-5.315618">
            <text:p>-5.315618</text:p>
          </table:table-cell>
          <table:table-cell office:value-type="float" office:value="-4.158126">
            <text:p>-4.158126</text:p>
          </table:table-cell>
          <table:table-cell office:value-type="float" office:value="21.775297">
            <text:p>21.775297</text:p>
          </table:table-cell>
        </table:table-row>
        <table:table-row table:style-name="ro1">
          <table:table-cell office:value-type="float" office:value="107426">
            <text:p>107426</text:p>
          </table:table-cell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15">
            <text:p>0.0056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[.I418]-[.$I$2]" office:value-type="float" office:value="-0.011971">
            <text:p>-0.011971</text:p>
          </table:table-cell>
          <table:table-cell table:formula="of:=AVERAGE([.J414:.J418])" office:value-type="float" office:value="0.0124498">
            <text:p>0.0124498</text:p>
          </table:table-cell>
          <table:table-cell table:formula="of:=AVERAGE([.J410:.J418])" office:value-type="float" office:value="-0.00212844444444444">
            <text:p>-0.002128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[.O418]-0.021583" office:value-type="float" office:value="0.000267000000000003">
            <text:p>0.00026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3354">
            <text:p>-23354</text:p>
          </table:table-cell>
          <table:table-cell office:value-type="float" office:value="88978">
            <text:p>88978</text:p>
          </table:table-cell>
          <table:table-cell office:value-type="float" office:value="92935.046875">
            <text:p>92935.046875</text:p>
          </table:table-cell>
          <table:table-cell office:value-type="float" office:value="-5.315618">
            <text:p>-5.315618</text:p>
          </table:table-cell>
          <table:table-cell office:value-type="float" office:value="-4.152511">
            <text:p>-4.152511</text:p>
          </table:table-cell>
          <table:table-cell office:value-type="float" office:value="21.880936">
            <text:p>21.880936</text:p>
          </table:table-cell>
        </table:table-row>
        <table:table-row table:style-name="ro1">
          <table:table-cell office:value-type="float" office:value="107683">
            <text:p>107683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942">
            <text:p>0.023942</text:p>
          </table:table-cell>
          <table:table-cell table:formula="of:=[.I419]-[.$I$2]" office:value-type="float" office:value="0.004788">
            <text:p>0.004788</text:p>
          </table:table-cell>
          <table:table-cell table:formula="of:=AVERAGE([.J415:.J419])" office:value-type="float" office:value="0.0134074">
            <text:p>0.0134074</text:p>
          </table:table-cell>
          <table:table-cell table:formula="of:=AVERAGE([.J411:.J419])" office:value-type="float" office:value="0.002926">
            <text:p>0.0029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[.O419]-0.021583" office:value-type="float" office:value="0.001732">
            <text:p>0.0017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3554">
            <text:p>-23554</text:p>
          </table:table-cell>
          <table:table-cell office:value-type="float" office:value="89297">
            <text:p>89297</text:p>
          </table:table-cell>
          <table:table-cell office:value-type="float" office:value="93293.929688">
            <text:p>93293.929688</text:p>
          </table:table-cell>
          <table:table-cell office:value-type="float" office:value="-5.315618">
            <text:p>-5.315618</text:p>
          </table:table-cell>
          <table:table-cell office:value-type="float" office:value="-4.146519">
            <text:p>-4.146519</text:p>
          </table:table-cell>
          <table:table-cell office:value-type="float" office:value="21.993658">
            <text:p>21.993658</text:p>
          </table:table-cell>
        </table:table-row>
        <table:table-row table:style-name="ro1">
          <table:table-cell office:value-type="float" office:value="107940">
            <text:p>107940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95">
            <text:p>0.0060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0278">
            <text:p>0.050278</text:p>
          </table:table-cell>
          <table:table-cell table:formula="of:=[.I420]-[.$I$2]" office:value-type="float" office:value="0.031124">
            <text:p>0.031124</text:p>
          </table:table-cell>
          <table:table-cell table:formula="of:=AVERAGE([.J416:.J420])" office:value-type="float" office:value="0.0076612">
            <text:p>0.0076612</text:p>
          </table:table-cell>
          <table:table-cell table:formula="of:=AVERAGE([.J412:.J420])" office:value-type="float" office:value="0.00718233333333334">
            <text:p>0.007182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715">
            <text:p>0.023715</text:p>
          </table:table-cell>
          <table:table-cell table:formula="of:=[.O420]-0.021583" office:value-type="float" office:value="0.002132">
            <text:p>0.0021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3754">
            <text:p>-23754</text:p>
          </table:table-cell>
          <table:table-cell office:value-type="float" office:value="89612">
            <text:p>89612</text:p>
          </table:table-cell>
          <table:table-cell office:value-type="float" office:value="93649.078125">
            <text:p>93649.078125</text:p>
          </table:table-cell>
          <table:table-cell office:value-type="float" office:value="-5.315618">
            <text:p>-5.315618</text:p>
          </table:table-cell>
          <table:table-cell office:value-type="float" office:value="-4.140424">
            <text:p>-4.140424</text:p>
          </table:table-cell>
          <table:table-cell office:value-type="float" office:value="22.10832">
            <text:p>22.10832</text:p>
          </table:table-cell>
        </table:table-row>
        <table:table-row table:style-name="ro1">
          <table:table-cell office:value-type="float" office:value="108197">
            <text:p>108197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88585">
            <text:p>0.088585</text:p>
          </table:table-cell>
          <table:table-cell table:formula="of:=[.I421]-[.$I$2]" office:value-type="float" office:value="0.069431">
            <text:p>0.069431</text:p>
          </table:table-cell>
          <table:table-cell table:formula="of:=AVERAGE([.J417:.J421])" office:value-type="float" office:value="0.0186744">
            <text:p>0.0186744</text:p>
          </table:table-cell>
          <table:table-cell table:formula="of:=AVERAGE([.J413:.J421])" office:value-type="float" office:value="0.015695">
            <text:p>0.0156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[.O421]-0.021583" office:value-type="float" office:value="0.000533000000000002">
            <text:p>0.00053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3953">
            <text:p>-23953</text:p>
          </table:table-cell>
          <table:table-cell office:value-type="float" office:value="89920">
            <text:p>89920</text:p>
          </table:table-cell>
          <table:table-cell office:value-type="float" office:value="93997.351563">
            <text:p>93997.351563</text:p>
          </table:table-cell>
          <table:table-cell office:value-type="float" office:value="-5.315618">
            <text:p>-5.315618</text:p>
          </table:table-cell>
          <table:table-cell office:value-type="float" office:value="-4.13474">
            <text:p>-4.13474</text:p>
          </table:table-cell>
          <table:table-cell office:value-type="float" office:value="22.215248">
            <text:p>22.215248</text:p>
          </table:table-cell>
        </table:table-row>
        <table:table-row table:style-name="ro1">
          <table:table-cell office:value-type="float" office:value="108454">
            <text:p>108454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21">
            <text:p>0.00582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[.I422]-[.$I$2]" office:value-type="float" office:value="-0.007183">
            <text:p>-0.007183</text:p>
          </table:table-cell>
          <table:table-cell table:formula="of:=AVERAGE([.J418:.J422])" office:value-type="float" office:value="0.0172378">
            <text:p>0.0172378</text:p>
          </table:table-cell>
          <table:table-cell table:formula="of:=AVERAGE([.J414:.J422])" office:value-type="float" office:value="0.0178232222222222">
            <text:p>0.017823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table:formula="of:=[.O422]-0.021583" office:value-type="float" office:value="0.001066">
            <text:p>0.0010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4153">
            <text:p>-24153</text:p>
          </table:table-cell>
          <table:table-cell office:value-type="float" office:value="90227">
            <text:p>90227</text:p>
          </table:table-cell>
          <table:table-cell office:value-type="float" office:value="94345.046875">
            <text:p>94345.046875</text:p>
          </table:table-cell>
          <table:table-cell office:value-type="float" office:value="-5.315618">
            <text:p>-5.315618</text:p>
          </table:table-cell>
          <table:table-cell office:value-type="float" office:value="-4.12892">
            <text:p>-4.12892</text:p>
          </table:table-cell>
          <table:table-cell office:value-type="float" office:value="22.324749">
            <text:p>22.324749</text:p>
          </table:table-cell>
        </table:table-row>
        <table:table-row table:style-name="ro1">
          <table:table-cell office:value-type="float" office:value="108711">
            <text:p>108711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1">
            <text:p>0.005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[.I423]-[.$I$2]" office:value-type="float" office:value="0">
            <text:p>0</text:p>
          </table:table-cell>
          <table:table-cell table:formula="of:=AVERAGE([.J419:.J423])" office:value-type="float" office:value="0.019632">
            <text:p>0.019632</text:p>
          </table:table-cell>
          <table:table-cell table:formula="of:=AVERAGE([.J415:.J423])" office:value-type="float" office:value="0.0178232222222222">
            <text:p>0.017823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051">
            <text:p>0.021051</text:p>
          </table:table-cell>
          <table:table-cell table:formula="of:=[.O423]-0.021583" office:value-type="float" office:value="-0.000531999999999998">
            <text:p>-0.0005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4354">
            <text:p>-24354</text:p>
          </table:table-cell>
          <table:table-cell office:value-type="float" office:value="90531">
            <text:p>90531</text:p>
          </table:table-cell>
          <table:table-cell office:value-type="float" office:value="94690.242188">
            <text:p>94690.242188</text:p>
          </table:table-cell>
          <table:table-cell office:value-type="float" office:value="-5.315618">
            <text:p>-5.315618</text:p>
          </table:table-cell>
          <table:table-cell office:value-type="float" office:value="-4.123509">
            <text:p>-4.123509</text:p>
          </table:table-cell>
          <table:table-cell office:value-type="float" office:value="22.426529">
            <text:p>22.426529</text:p>
          </table:table-cell>
        </table:table-row>
        <table:table-row table:style-name="ro1">
          <table:table-cell office:value-type="float" office:value="108968">
            <text:p>108968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205">
            <text:p>0.0052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0701">
            <text:p>0.040701</text:p>
          </table:table-cell>
          <table:table-cell table:formula="of:=[.I424]-[.$I$2]" office:value-type="float" office:value="0.021547">
            <text:p>0.021547</text:p>
          </table:table-cell>
          <table:table-cell table:formula="of:=AVERAGE([.J420:.J424])" office:value-type="float" office:value="0.0229838">
            <text:p>0.0229838</text:p>
          </table:table-cell>
          <table:table-cell table:formula="of:=AVERAGE([.J416:.J424])" office:value-type="float" office:value="0.0135667777777778">
            <text:p>0.013566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[.O424]-0.021583" office:value-type="float" office:value="-0.001332">
            <text:p>-0.0013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4555">
            <text:p>-24555</text:p>
          </table:table-cell>
          <table:table-cell office:value-type="float" office:value="90832">
            <text:p>90832</text:p>
          </table:table-cell>
          <table:table-cell office:value-type="float" office:value="95032.671875">
            <text:p>95032.671875</text:p>
          </table:table-cell>
          <table:table-cell office:value-type="float" office:value="-5.315618">
            <text:p>-5.315618</text:p>
          </table:table-cell>
          <table:table-cell office:value-type="float" office:value="-4.118305">
            <text:p>-4.118305</text:p>
          </table:table-cell>
          <table:table-cell office:value-type="float" office:value="22.524443">
            <text:p>22.524443</text:p>
          </table:table-cell>
        </table:table-row>
        <table:table-row table:style-name="ro1">
          <table:table-cell office:value-type="float" office:value="109225">
            <text:p>109225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114922">
            <text:p>0.114922</text:p>
          </table:table-cell>
          <table:table-cell table:formula="of:=[.I425]-[.$I$2]" office:value-type="float" office:value="0.095768">
            <text:p>0.095768</text:p>
          </table:table-cell>
          <table:table-cell table:formula="of:=AVERAGE([.J421:.J425])" office:value-type="float" office:value="0.0359126">
            <text:p>0.0359126</text:p>
          </table:table-cell>
          <table:table-cell table:formula="of:=AVERAGE([.J417:.J425])" office:value-type="float" office:value="0.0226115555555556">
            <text:p>0.022611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[.O425]-0.02158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4753">
            <text:p>-24753</text:p>
          </table:table-cell>
          <table:table-cell office:value-type="float" office:value="91126">
            <text:p>91126</text:p>
          </table:table-cell>
          <table:table-cell office:value-type="float" office:value="95367.71875">
            <text:p>95367.71875</text:p>
          </table:table-cell>
          <table:table-cell office:value-type="float" office:value="-5.315618">
            <text:p>-5.315618</text:p>
          </table:table-cell>
          <table:table-cell office:value-type="float" office:value="-4.112758">
            <text:p>-4.112758</text:p>
          </table:table-cell>
          <table:table-cell office:value-type="float" office:value="22.628796">
            <text:p>22.628796</text:p>
          </table:table-cell>
        </table:table-row>
        <table:table-row table:style-name="ro1">
          <table:table-cell office:value-type="float" office:value="109482">
            <text:p>109482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36">
            <text:p>0.0051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69432">
            <text:p>0.069432</text:p>
          </table:table-cell>
          <table:table-cell table:formula="of:=[.I426]-[.$I$2]" office:value-type="float" office:value="0.050278">
            <text:p>0.050278</text:p>
          </table:table-cell>
          <table:table-cell table:formula="of:=AVERAGE([.J422:.J426])" office:value-type="float" office:value="0.032082">
            <text:p>0.032082</text:p>
          </table:table-cell>
          <table:table-cell table:formula="of:=AVERAGE([.J418:.J426])" office:value-type="float" office:value="0.028198">
            <text:p>0.0281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[.O426]-0.021583" office:value-type="float" office:value="-0.001598">
            <text:p>-0.00159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4950">
            <text:p>-24950</text:p>
          </table:table-cell>
          <table:table-cell office:value-type="float" office:value="91415">
            <text:p>91415</text:p>
          </table:table-cell>
          <table:table-cell office:value-type="float" office:value="95697.804688">
            <text:p>95697.804688</text:p>
          </table:table-cell>
          <table:table-cell office:value-type="float" office:value="-5.315618">
            <text:p>-5.315618</text:p>
          </table:table-cell>
          <table:table-cell office:value-type="float" office:value="-4.107622">
            <text:p>-4.107622</text:p>
          </table:table-cell>
          <table:table-cell office:value-type="float" office:value="22.725416">
            <text:p>22.725416</text:p>
          </table:table-cell>
        </table:table-row>
        <table:table-row table:style-name="ro1">
          <table:table-cell office:value-type="float" office:value="109739">
            <text:p>109739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44">
            <text:p>0.005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table:formula="of:=[.I427]-[.$I$2]" office:value-type="float" office:value="-0.014366">
            <text:p>-0.014366</text:p>
          </table:table-cell>
          <table:table-cell table:formula="of:=AVERAGE([.J423:.J427])" office:value-type="float" office:value="0.0306454">
            <text:p>0.0306454</text:p>
          </table:table-cell>
          <table:table-cell table:formula="of:=AVERAGE([.J419:.J427])" office:value-type="float" office:value="0.0279318888888889">
            <text:p>0.027931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table:formula="of:=[.O427]-0.021583" office:value-type="float" office:value="-0.000399">
            <text:p>-0.00039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5149">
            <text:p>-25149</text:p>
          </table:table-cell>
          <table:table-cell office:value-type="float" office:value="91703">
            <text:p>91703</text:p>
          </table:table-cell>
          <table:table-cell office:value-type="float" office:value="96027.59375">
            <text:p>96027.59375</text:p>
          </table:table-cell>
          <table:table-cell office:value-type="float" office:value="-5.315618">
            <text:p>-5.315618</text:p>
          </table:table-cell>
          <table:table-cell office:value-type="float" office:value="-4.102178">
            <text:p>-4.102178</text:p>
          </table:table-cell>
          <table:table-cell office:value-type="float" office:value="22.827833">
            <text:p>22.827833</text:p>
          </table:table-cell>
        </table:table-row>
        <table:table-row table:style-name="ro1">
          <table:table-cell office:value-type="float" office:value="109996">
            <text:p>109996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81">
            <text:p>0.00558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[.I428]-[.$I$2]" office:value-type="float" office:value="-0.038308">
            <text:p>-0.038308</text:p>
          </table:table-cell>
          <table:table-cell table:formula="of:=AVERAGE([.J424:.J428])" office:value-type="float" office:value="0.0229838">
            <text:p>0.0229838</text:p>
          </table:table-cell>
          <table:table-cell table:formula="of:=AVERAGE([.J420:.J428])" office:value-type="float" office:value="0.0231434444444444">
            <text:p>0.023143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717">
            <text:p>0.021717</text:p>
          </table:table-cell>
          <table:table-cell table:formula="of:=[.O428]-0.021583" office:value-type="float" office:value="0.000134000000000002">
            <text:p>0.00013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5350">
            <text:p>-25350</text:p>
          </table:table-cell>
          <table:table-cell office:value-type="float" office:value="91991">
            <text:p>91991</text:p>
          </table:table-cell>
          <table:table-cell office:value-type="float" office:value="96358.046875">
            <text:p>96358.046875</text:p>
          </table:table-cell>
          <table:table-cell office:value-type="float" office:value="-5.315618">
            <text:p>-5.315618</text:p>
          </table:table-cell>
          <table:table-cell office:value-type="float" office:value="-4.096596">
            <text:p>-4.096596</text:p>
          </table:table-cell>
          <table:table-cell office:value-type="float" office:value="22.932833">
            <text:p>22.932833</text:p>
          </table:table-cell>
        </table:table-row>
        <table:table-row table:style-name="ro1">
          <table:table-cell office:value-type="float" office:value="110253">
            <text:p>110253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44">
            <text:p>0.005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[.I429]-[.$I$2]" office:value-type="float" office:value="-0.033519">
            <text:p>-0.033519</text:p>
          </table:table-cell>
          <table:table-cell table:formula="of:=AVERAGE([.J425:.J429])" office:value-type="float" office:value="0.0119706">
            <text:p>0.0119706</text:p>
          </table:table-cell>
          <table:table-cell table:formula="of:=AVERAGE([.J421:.J429])" office:value-type="float" office:value="0.0159608888888889">
            <text:p>0.015960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table:formula="of:=[.O429]-0.021583" office:value-type="float" office:value="-0.000399">
            <text:p>-0.00039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5553">
            <text:p>-25553</text:p>
          </table:table-cell>
          <table:table-cell office:value-type="float" office:value="92278">
            <text:p>92278</text:p>
          </table:table-cell>
          <table:table-cell office:value-type="float" office:value="96688.203125">
            <text:p>96688.203125</text:p>
          </table:table-cell>
          <table:table-cell office:value-type="float" office:value="-5.315618">
            <text:p>-5.315618</text:p>
          </table:table-cell>
          <table:table-cell office:value-type="float" office:value="-4.091152">
            <text:p>-4.091152</text:p>
          </table:table-cell>
          <table:table-cell office:value-type="float" office:value="23.03525">
            <text:p>23.03525</text:p>
          </table:table-cell>
        </table:table-row>
        <table:table-row table:style-name="ro1">
          <table:table-cell office:value-type="float" office:value="110510">
            <text:p>110510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942">
            <text:p>0.023942</text:p>
          </table:table-cell>
          <table:table-cell table:formula="of:=[.I430]-[.$I$2]" office:value-type="float" office:value="0.004788">
            <text:p>0.004788</text:p>
          </table:table-cell>
          <table:table-cell table:formula="of:=AVERAGE([.J426:.J430])" office:value-type="float" office:value="-0.0062254">
            <text:p>-0.0062254</text:p>
          </table:table-cell>
          <table:table-cell table:formula="of:=AVERAGE([.J422:.J430])" office:value-type="float" office:value="0.00877833333333334">
            <text:p>0.008778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[.O430]-0.02158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5757">
            <text:p>-25757</text:p>
          </table:table-cell>
          <table:table-cell office:value-type="float" office:value="92563">
            <text:p>92563</text:p>
          </table:table-cell>
          <table:table-cell office:value-type="float" office:value="97016.851563">
            <text:p>97016.851563</text:p>
          </table:table-cell>
          <table:table-cell office:value-type="float" office:value="-5.315618">
            <text:p>-5.315618</text:p>
          </table:table-cell>
          <table:table-cell office:value-type="float" office:value="-4.085605">
            <text:p>-4.085605</text:p>
          </table:table-cell>
          <table:table-cell office:value-type="float" office:value="23.139603">
            <text:p>23.139603</text:p>
          </table:table-cell>
        </table:table-row>
        <table:table-row table:style-name="ro1">
          <table:table-cell office:value-type="float" office:value="110767">
            <text:p>110767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55">
            <text:p>0.0058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7461">
            <text:p>0.057461</text:p>
          </table:table-cell>
          <table:table-cell table:formula="of:=[.I431]-[.$I$2]" office:value-type="float" office:value="0.038307">
            <text:p>0.038307</text:p>
          </table:table-cell>
          <table:table-cell table:formula="of:=AVERAGE([.J427:.J431])" office:value-type="float" office:value="-0.0086196">
            <text:p>-0.0086196</text:p>
          </table:table-cell>
          <table:table-cell table:formula="of:=AVERAGE([.J423:.J431])" office:value-type="float" office:value="0.0138327777777778">
            <text:p>0.013832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table:formula="of:=[.O431]-0.021583" office:value-type="float" office:value="0.0012">
            <text:p>0.001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5960">
            <text:p>-25960</text:p>
          </table:table-cell>
          <table:table-cell office:value-type="float" office:value="92844">
            <text:p>92844</text:p>
          </table:table-cell>
          <table:table-cell office:value-type="float" office:value="97341.53125">
            <text:p>97341.53125</text:p>
          </table:table-cell>
          <table:table-cell office:value-type="float" office:value="-5.315618">
            <text:p>-5.315618</text:p>
          </table:table-cell>
          <table:table-cell office:value-type="float" office:value="-4.07975">
            <text:p>-4.07975</text:p>
          </table:table-cell>
          <table:table-cell office:value-type="float" office:value="23.249752">
            <text:p>23.249752</text:p>
          </table:table-cell>
        </table:table-row>
        <table:table-row table:style-name="ro1">
          <table:table-cell office:value-type="float" office:value="111024">
            <text:p>111024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2394">
            <text:p>0.002394</text:p>
          </table:table-cell>
          <table:table-cell table:formula="of:=[.I432]-[.$I$2]" office:value-type="float" office:value="-0.01676">
            <text:p>-0.01676</text:p>
          </table:table-cell>
          <table:table-cell table:formula="of:=AVERAGE([.J428:.J432])" office:value-type="float" office:value="-0.0090984">
            <text:p>-0.0090984</text:p>
          </table:table-cell>
          <table:table-cell table:formula="of:=AVERAGE([.J424:.J432])" office:value-type="float" office:value="0.0119705555555556">
            <text:p>0.011970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[.O432]-0.02158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6165">
            <text:p>-26165</text:p>
          </table:table-cell>
          <table:table-cell office:value-type="float" office:value="93123">
            <text:p>93123</text:p>
          </table:table-cell>
          <table:table-cell office:value-type="float" office:value="97664.960938">
            <text:p>97664.960938</text:p>
          </table:table-cell>
          <table:table-cell office:value-type="float" office:value="-5.315618">
            <text:p>-5.315618</text:p>
          </table:table-cell>
          <table:table-cell office:value-type="float" office:value="-4.074203">
            <text:p>-4.074203</text:p>
          </table:table-cell>
          <table:table-cell office:value-type="float" office:value="23.354105">
            <text:p>23.354105</text:p>
          </table:table-cell>
        </table:table-row>
        <table:table-row table:style-name="ro1">
          <table:table-cell office:value-type="float" office:value="111281">
            <text:p>11128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3096">
            <text:p>0.043096</text:p>
          </table:table-cell>
          <table:table-cell table:formula="of:=[.I433]-[.$I$2]" office:value-type="float" office:value="0.023942">
            <text:p>0.023942</text:p>
          </table:table-cell>
          <table:table-cell table:formula="of:=AVERAGE([.J429:.J433])" office:value-type="float" office:value="0.0033516">
            <text:p>0.0033516</text:p>
          </table:table-cell>
          <table:table-cell table:formula="of:=AVERAGE([.J425:.J433])" office:value-type="float" office:value="0.0122366666666667">
            <text:p>0.012236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[.O433]-0.021583" office:value-type="float" office:value="0.001999">
            <text:p>0.00199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6370">
            <text:p>-26370</text:p>
          </table:table-cell>
          <table:table-cell office:value-type="float" office:value="93399">
            <text:p>93399</text:p>
          </table:table-cell>
          <table:table-cell office:value-type="float" office:value="97985.648438">
            <text:p>97985.648438</text:p>
          </table:table-cell>
          <table:table-cell office:value-type="float" office:value="-5.315618">
            <text:p>-5.315618</text:p>
          </table:table-cell>
          <table:table-cell office:value-type="float" office:value="-4.068142">
            <text:p>-4.068142</text:p>
          </table:table-cell>
          <table:table-cell office:value-type="float" office:value="23.468121">
            <text:p>23.468121</text:p>
          </table:table-cell>
        </table:table-row>
        <table:table-row table:style-name="ro1">
          <table:table-cell office:value-type="float" office:value="111538">
            <text:p>111538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7461">
            <text:p>0.057461</text:p>
          </table:table-cell>
          <table:table-cell table:formula="of:=[.I434]-[.$I$2]" office:value-type="float" office:value="0.038307">
            <text:p>0.038307</text:p>
          </table:table-cell>
          <table:table-cell table:formula="of:=AVERAGE([.J430:.J434])" office:value-type="float" office:value="0.0177168">
            <text:p>0.0177168</text:p>
          </table:table-cell>
          <table:table-cell table:formula="of:=AVERAGE([.J426:.J434])" office:value-type="float" office:value="0.00585211111111111">
            <text:p>0.005852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[.O434]-0.021583" office:value-type="float" office:value="0.000533000000000002">
            <text:p>0.00053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6574">
            <text:p>-26574</text:p>
          </table:table-cell>
          <table:table-cell office:value-type="float" office:value="93671">
            <text:p>93671</text:p>
          </table:table-cell>
          <table:table-cell office:value-type="float" office:value="98302.382813">
            <text:p>98302.382813</text:p>
          </table:table-cell>
          <table:table-cell office:value-type="float" office:value="-5.315618">
            <text:p>-5.315618</text:p>
          </table:table-cell>
          <table:table-cell office:value-type="float" office:value="-4.062459">
            <text:p>-4.062459</text:p>
          </table:table-cell>
          <table:table-cell office:value-type="float" office:value="23.575048">
            <text:p>23.575048</text:p>
          </table:table-cell>
        </table:table-row>
        <table:table-row table:style-name="ro1">
          <table:table-cell office:value-type="float" office:value="111795">
            <text:p>111795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9098">
            <text:p>0.09098</text:p>
          </table:table-cell>
          <table:table-cell table:formula="of:=[.I435]-[.$I$2]" office:value-type="float" office:value="0.071826">
            <text:p>0.071826</text:p>
          </table:table-cell>
          <table:table-cell table:formula="of:=AVERAGE([.J431:.J435])" office:value-type="float" office:value="0.0311244">
            <text:p>0.0311244</text:p>
          </table:table-cell>
          <table:table-cell table:formula="of:=AVERAGE([.J427:.J435])" office:value-type="float" office:value="0.00824633333333334">
            <text:p>0.008246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[.O435]-0.021583" office:value-type="float" office:value="0.001466">
            <text:p>0.0014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6776">
            <text:p>-26776</text:p>
          </table:table-cell>
          <table:table-cell office:value-type="float" office:value="93937">
            <text:p>93937</text:p>
          </table:table-cell>
          <table:table-cell office:value-type="float" office:value="98612.945313">
            <text:p>98612.945313</text:p>
          </table:table-cell>
          <table:table-cell office:value-type="float" office:value="-5.315618">
            <text:p>-5.315618</text:p>
          </table:table-cell>
          <table:table-cell office:value-type="float" office:value="-4.056535">
            <text:p>-4.056535</text:p>
          </table:table-cell>
          <table:table-cell office:value-type="float" office:value="23.686489">
            <text:p>23.686489</text:p>
          </table:table-cell>
        </table:table-row>
        <table:table-row table:style-name="ro1">
          <table:table-cell office:value-type="float" office:value="112052">
            <text:p>112052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0701">
            <text:p>-0.040701</text:p>
          </table:table-cell>
          <table:table-cell table:formula="of:=[.I436]-[.$I$2]" office:value-type="float" office:value="-0.059855">
            <text:p>-0.059855</text:p>
          </table:table-cell>
          <table:table-cell table:formula="of:=AVERAGE([.J432:.J436])" office:value-type="float" office:value="0.011492">
            <text:p>0.011492</text:p>
          </table:table-cell>
          <table:table-cell table:formula="of:=AVERAGE([.J428:.J436])" office:value-type="float" office:value="0.003192">
            <text:p>0.0031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[.O436]-0.021583" office:value-type="float" office:value="0.000400000000000001">
            <text:p>0.000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6981">
            <text:p>-26981</text:p>
          </table:table-cell>
          <table:table-cell office:value-type="float" office:value="94204">
            <text:p>94204</text:p>
          </table:table-cell>
          <table:table-cell office:value-type="float" office:value="98925.445313">
            <text:p>98925.445313</text:p>
          </table:table-cell>
          <table:table-cell office:value-type="float" office:value="-5.315618">
            <text:p>-5.315618</text:p>
          </table:table-cell>
          <table:table-cell office:value-type="float" office:value="-4.050885">
            <text:p>-4.050885</text:p>
          </table:table-cell>
          <table:table-cell office:value-type="float" office:value="23.79277">
            <text:p>23.79277</text:p>
          </table:table-cell>
        </table:table-row>
        <table:table-row table:style-name="ro1">
          <table:table-cell office:value-type="float" office:value="112309">
            <text:p>112309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83797">
            <text:p>0.083797</text:p>
          </table:table-cell>
          <table:table-cell table:formula="of:=[.I437]-[.$I$2]" office:value-type="float" office:value="0.064643">
            <text:p>0.064643</text:p>
          </table:table-cell>
          <table:table-cell table:formula="of:=AVERAGE([.J433:.J437])" office:value-type="float" office:value="0.0277726">
            <text:p>0.0277726</text:p>
          </table:table-cell>
          <table:table-cell table:formula="of:=AVERAGE([.J429:.J437])" office:value-type="float" office:value="0.014631">
            <text:p>0.01463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[.O437]-0.021583" office:value-type="float" office:value="0.000533000000000002">
            <text:p>0.00053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7184">
            <text:p>-27184</text:p>
          </table:table-cell>
          <table:table-cell office:value-type="float" office:value="94465">
            <text:p>94465</text:p>
          </table:table-cell>
          <table:table-cell office:value-type="float" office:value="99231.78125">
            <text:p>99231.78125</text:p>
          </table:table-cell>
          <table:table-cell office:value-type="float" office:value="-5.315618">
            <text:p>-5.315618</text:p>
          </table:table-cell>
          <table:table-cell office:value-type="float" office:value="-4.045201">
            <text:p>-4.045201</text:p>
          </table:table-cell>
          <table:table-cell office:value-type="float" office:value="23.8997">
            <text:p>23.8997</text:p>
          </table:table-cell>
        </table:table-row>
        <table:table-row table:style-name="ro1">
          <table:table-cell office:value-type="float" office:value="112566">
            <text:p>112566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0278">
            <text:p>0.050278</text:p>
          </table:table-cell>
          <table:table-cell table:formula="of:=[.I438]-[.$I$2]" office:value-type="float" office:value="0.031124">
            <text:p>0.031124</text:p>
          </table:table-cell>
          <table:table-cell table:formula="of:=AVERAGE([.J434:.J438])" office:value-type="float" office:value="0.029209">
            <text:p>0.029209</text:p>
          </table:table-cell>
          <table:table-cell table:formula="of:=AVERAGE([.J430:.J438])" office:value-type="float" office:value="0.0218135555555556">
            <text:p>0.021813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[.O438]-0.021583" office:value-type="float" office:value="0.001599">
            <text:p>0.00159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7387">
            <text:p>-27387</text:p>
          </table:table-cell>
          <table:table-cell office:value-type="float" office:value="94722">
            <text:p>94722</text:p>
          </table:table-cell>
          <table:table-cell office:value-type="float" office:value="99534.429688">
            <text:p>99534.429688</text:p>
          </table:table-cell>
          <table:table-cell office:value-type="float" office:value="-5.315618">
            <text:p>-5.315618</text:p>
          </table:table-cell>
          <table:table-cell office:value-type="float" office:value="-4.039244">
            <text:p>-4.039244</text:p>
          </table:table-cell>
          <table:table-cell office:value-type="float" office:value="24.011778">
            <text:p>24.011778</text:p>
          </table:table-cell>
        </table:table-row>
        <table:table-row table:style-name="ro1">
          <table:table-cell office:value-type="float" office:value="112823">
            <text:p>112823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55">
            <text:p>0.0058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[.I439]-[.$I$2]" office:value-type="float" office:value="-0.007183">
            <text:p>-0.007183</text:p>
          </table:table-cell>
          <table:table-cell table:formula="of:=AVERAGE([.J435:.J439])" office:value-type="float" office:value="0.020111">
            <text:p>0.020111</text:p>
          </table:table-cell>
          <table:table-cell table:formula="of:=AVERAGE([.J431:.J439])" office:value-type="float" office:value="0.0204834444444444">
            <text:p>0.020483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table:formula="of:=[.O439]-0.021583" office:value-type="float" office:value="0.0012">
            <text:p>0.001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7591">
            <text:p>-27591</text:p>
          </table:table-cell>
          <table:table-cell office:value-type="float" office:value="94977">
            <text:p>94977</text:p>
          </table:table-cell>
          <table:table-cell office:value-type="float" office:value="99835.578125">
            <text:p>99835.578125</text:p>
          </table:table-cell>
          <table:table-cell office:value-type="float" office:value="-5.315618">
            <text:p>-5.315618</text:p>
          </table:table-cell>
          <table:table-cell office:value-type="float" office:value="-4.033389">
            <text:p>-4.033389</text:p>
          </table:table-cell>
          <table:table-cell office:value-type="float" office:value="24.121925">
            <text:p>24.121925</text:p>
          </table:table-cell>
        </table:table-row>
        <table:table-row table:style-name="ro1">
          <table:table-cell office:value-type="float" office:value="113080">
            <text:p>113080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59">
            <text:p>0.0047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3096">
            <text:p>0.043096</text:p>
          </table:table-cell>
          <table:table-cell table:formula="of:=[.I440]-[.$I$2]" office:value-type="float" office:value="0.023942">
            <text:p>0.023942</text:p>
          </table:table-cell>
          <table:table-cell table:formula="of:=AVERAGE([.J436:.J440])" office:value-type="float" office:value="0.0105342">
            <text:p>0.0105342</text:p>
          </table:table-cell>
          <table:table-cell table:formula="of:=AVERAGE([.J432:.J440])" office:value-type="float" office:value="0.0188873333333333">
            <text:p>0.018887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519">
            <text:p>0.018519</text:p>
          </table:table-cell>
          <table:table-cell table:formula="of:=[.O440]-0.021583" office:value-type="float" office:value="-0.003064">
            <text:p>-0.00306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7794">
            <text:p>-27794</text:p>
          </table:table-cell>
          <table:table-cell office:value-type="float" office:value="95229">
            <text:p>95229</text:p>
          </table:table-cell>
          <table:table-cell office:value-type="float" office:value="100133.734375">
            <text:p>100133.734375</text:p>
          </table:table-cell>
          <table:table-cell office:value-type="float" office:value="-5.315618">
            <text:p>-5.315618</text:p>
          </table:table-cell>
          <table:table-cell office:value-type="float" office:value="-4.028629">
            <text:p>-4.028629</text:p>
          </table:table-cell>
          <table:table-cell office:value-type="float" office:value="24.21146">
            <text:p>24.21146</text:p>
          </table:table-cell>
        </table:table-row>
        <table:table-row table:style-name="ro1">
          <table:table-cell office:value-type="float" office:value="113337">
            <text:p>113337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76">
            <text:p>0.00537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76614">
            <text:p>0.076614</text:p>
          </table:table-cell>
          <table:table-cell table:formula="of:=[.I441]-[.$I$2]" office:value-type="float" office:value="0.05746">
            <text:p>0.05746</text:p>
          </table:table-cell>
          <table:table-cell table:formula="of:=AVERAGE([.J437:.J441])" office:value-type="float" office:value="0.0339972">
            <text:p>0.0339972</text:p>
          </table:table-cell>
          <table:table-cell table:formula="of:=AVERAGE([.J433:.J441])" office:value-type="float" office:value="0.027134">
            <text:p>0.0271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[.O441]-0.021583" office:value-type="float" office:value="-0.000666">
            <text:p>-0.00066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7995">
            <text:p>-27995</text:p>
          </table:table-cell>
          <table:table-cell office:value-type="float" office:value="95476">
            <text:p>95476</text:p>
          </table:table-cell>
          <table:table-cell office:value-type="float" office:value="100426.6875">
            <text:p>100426.6875</text:p>
          </table:table-cell>
          <table:table-cell office:value-type="float" office:value="-5.315618">
            <text:p>-5.315618</text:p>
          </table:table-cell>
          <table:table-cell office:value-type="float" office:value="-4.023253">
            <text:p>-4.023253</text:p>
          </table:table-cell>
          <table:table-cell office:value-type="float" office:value="24.312593">
            <text:p>24.312593</text:p>
          </table:table-cell>
        </table:table-row>
        <table:table-row table:style-name="ro1">
          <table:table-cell office:value-type="float" office:value="113594">
            <text:p>113594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[.I442]-[.$I$2]" office:value-type="float" office:value="-0.033519">
            <text:p>-0.033519</text:p>
          </table:table-cell>
          <table:table-cell table:formula="of:=AVERAGE([.J438:.J442])" office:value-type="float" office:value="0.0143648">
            <text:p>0.0143648</text:p>
          </table:table-cell>
          <table:table-cell table:formula="of:=AVERAGE([.J434:.J442])" office:value-type="float" office:value="0.0207494444444444">
            <text:p>0.020749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[.O442]-0.021583" office:value-type="float" office:value="0.001999">
            <text:p>0.00199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8198">
            <text:p>-28198</text:p>
          </table:table-cell>
          <table:table-cell office:value-type="float" office:value="95723">
            <text:p>95723</text:p>
          </table:table-cell>
          <table:table-cell office:value-type="float" office:value="100720.351563">
            <text:p>100720.351563</text:p>
          </table:table-cell>
          <table:table-cell office:value-type="float" office:value="-5.315618">
            <text:p>-5.315618</text:p>
          </table:table-cell>
          <table:table-cell office:value-type="float" office:value="-4.017193">
            <text:p>-4.017193</text:p>
          </table:table-cell>
          <table:table-cell office:value-type="float" office:value="24.426607">
            <text:p>24.426607</text:p>
          </table:table-cell>
        </table:table-row>
        <table:table-row table:style-name="ro1">
          <table:table-cell office:value-type="float" office:value="113851">
            <text:p>113851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[.I443]-[.$I$2]" office:value-type="float" office:value="-0.007183">
            <text:p>-0.007183</text:p>
          </table:table-cell>
          <table:table-cell table:formula="of:=AVERAGE([.J439:.J443])" office:value-type="float" office:value="0.0067034">
            <text:p>0.0067034</text:p>
          </table:table-cell>
          <table:table-cell table:formula="of:=AVERAGE([.J435:.J443])" office:value-type="float" office:value="0.015695">
            <text:p>0.0156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[.O443]-0.02158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8402">
            <text:p>-28402</text:p>
          </table:table-cell>
          <table:table-cell office:value-type="float" office:value="95968">
            <text:p>95968</text:p>
          </table:table-cell>
          <table:table-cell office:value-type="float" office:value="101012.53125">
            <text:p>101012.53125</text:p>
          </table:table-cell>
          <table:table-cell office:value-type="float" office:value="-5.315618">
            <text:p>-5.315618</text:p>
          </table:table-cell>
          <table:table-cell office:value-type="float" office:value="-4.011646">
            <text:p>-4.011646</text:p>
          </table:table-cell>
          <table:table-cell office:value-type="float" office:value="24.530962">
            <text:p>24.5309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5T22:05:21</dc:date>
    <dc:creator>Stefan </dc:creator>
    <meta:generator>LibreOffice/3.5$Linux_X86_64 LibreOffice_project/350m1$Build-2</meta:generator>
    <meta:editing-duration>PT4H35M43S</meta:editing-duration>
    <meta:editing-cycles>5</meta:editing-cycles>
    <meta:document-statistic meta:table-count="1" meta:cell-count="1106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84d1" draw:fill-color="#0084d1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aecf00" svg:stroke-opacity="85%" draw:fill-color="#aecf00" draw:opacity="85%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43cm" svg:height="11.179cm" xlink:href=".." xlink:type="simple" chart:class="chart:scatter" chart:style-name="ch1">
        <chart:legend chart:legend-position="end" svg:x="14.375cm" svg:y="5.041cm" style:legend-expansion="high" chart:style-name="ch2"/>
        <chart:plot-area chart:style-name="ch3" table:cell-range-address="Sheet1.A2:Sheet1.A443 Sheet1.N1:Sheet1.O443" chart:data-source-has-labels="row" svg:x="0.89cm" svg:y="1.027cm" svg:width="12.605cm" svg:height="9.509cm">
          <chartooo:coordinate-region svg:x="1.723cm" svg:y="1.226cm" svg:width="11.216cm" svg:height="9.1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443" chart:label-cell-address="Sheet1.N1:Sheet1.N1" chart:class="chart:scatter">
            <chart:domain table:cell-range-address="Sheet1.A2:Sheet1.A443"/>
            <chart:data-point chart:repeated="442"/>
          </chart:series>
          <chart:series chart:style-name="ch7" chart:values-cell-range-address="Sheet1.O2:Sheet1.O443" chart:label-cell-address="Sheet1.O1:Sheet1.O1" chart:class="chart:scatter">
            <chart:data-point chart:repeated="4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dade angular encoders</text:p>
                <draw:g>
                  <svg:desc>Sheet1.N1:Sheet1.N1</svg:desc>
                </draw:g>
              </table:table-cell>
              <table:table-cell office:value-type="string">
                <text:p>Velocidade angular giroscópio com offset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443</svg:desc>
                </draw:g>
              </table:table-cell>
              <table:table-cell office:value-type="float" office:value="0">
                <text:p>0</text:p>
                <draw:g>
                  <svg:desc>Sheet1.N2:Sheet1.N443</svg:desc>
                </draw:g>
              </table:table-cell>
              <table:table-cell office:value-type="float" office:value="0.021583">
                <text:p>0.021583</text:p>
                <draw:g>
                  <svg:desc>Sheet1.O2:Sheet1.O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">
                <text:p>0</text:p>
              </table:table-cell>
              <table:table-cell office:value-type="float" office:value="0.019452">
                <text:p>0.019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">
                <text:p>0</text:p>
              </table:table-cell>
              <table:table-cell office:value-type="float" office:value="0.024648">
                <text:p>0.024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">
                <text:p>0</text:p>
              </table:table-cell>
              <table:table-cell office:value-type="float" office:value="0.023848">
                <text:p>0.023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">
                <text:p>0</text:p>
              </table:table-cell>
              <table:table-cell office:value-type="float" office:value="0.027979">
                <text:p>0.027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.038911">
                <text:p>0.038911</text:p>
              </table:table-cell>
              <table:table-cell office:value-type="float" office:value="0.188256">
                <text:p>0.188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0.194553">
                <text:p>0.194553</text:p>
              </table:table-cell>
              <table:table-cell office:value-type="float" office:value="0.166273">
                <text:p>0.166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.049254">
                <text:p>0.049254</text:p>
              </table:table-cell>
              <table:table-cell office:value-type="float" office:value="-0.004796">
                <text:p>-0.004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-0.049254">
                <text:p>-0.049254</text:p>
              </table:table-cell>
              <table:table-cell office:value-type="float" office:value="-0.06102">
                <text:p>-0.06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-0.029661">
                <text:p>-0.029661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103521">
                <text:p>-0.103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59211">
                <text:p>-0.1592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-0.109896">
                <text:p>-0.109896</text:p>
              </table:table-cell>
              <table:table-cell office:value-type="float" office:value="-0.035573">
                <text:p>-0.0355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.009926">
                <text:p>0.009926</text:p>
              </table:table-cell>
              <table:table-cell office:value-type="float" office:value="0.049429">
                <text:p>0.049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.009898">
                <text:p>0.009898</text:p>
              </table:table-cell>
              <table:table-cell office:value-type="float" office:value="0.027179">
                <text:p>0.027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0.009904">
                <text:p>0.009904</text:p>
              </table:table-cell>
              <table:table-cell office:value-type="float" office:value="0.045565">
                <text:p>0.045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0.009911">
                <text:p>0.009911</text:p>
              </table:table-cell>
              <table:table-cell office:value-type="float" office:value="0.035573">
                <text:p>0.0355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0">
                <text:p>0</text:p>
              </table:table-cell>
              <table:table-cell office:value-type="float" office:value="0.016387">
                <text:p>0.0163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">
                <text:p>0</text:p>
              </table:table-cell>
              <table:table-cell office:value-type="float" office:value="0.026247">
                <text:p>0.0262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">
                <text:p>0</text:p>
              </table:table-cell>
              <table:table-cell office:value-type="float" office:value="0.04783">
                <text:p>0.047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.009918">
                <text:p>0.009918</text:p>
              </table:table-cell>
              <table:table-cell office:value-type="float" office:value="0.038504">
                <text:p>0.038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-0.009918">
                <text:p>-0.009918</text:p>
              </table:table-cell>
              <table:table-cell office:value-type="float" office:value="0.009992">
                <text:p>0.0099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.009911">
                <text:p>0.009911</text:p>
              </table:table-cell>
              <table:table-cell office:value-type="float" office:value="0.03464">
                <text:p>0.03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-0.009911">
                <text:p>-0.009911</text:p>
              </table:table-cell>
              <table:table-cell office:value-type="float" office:value="0.024914">
                <text:p>0.024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0">
                <text:p>0</text:p>
              </table:table-cell>
              <table:table-cell office:value-type="float" office:value="0.051427">
                <text:p>0.0514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0.009918">
                <text:p>0.009918</text:p>
              </table:table-cell>
              <table:table-cell office:value-type="float" office:value="0.020384">
                <text:p>0.0203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0">
                <text:p>0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-0.009911">
                <text:p>-0.009911</text:p>
              </table:table-cell>
              <table:table-cell office:value-type="float" office:value="0.017054">
                <text:p>0.0170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-0.009904">
                <text:p>-0.009904</text:p>
              </table:table-cell>
              <table:table-cell office:value-type="float" office:value="0.032375">
                <text:p>0.032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0.009911">
                <text:p>0.009911</text:p>
              </table:table-cell>
              <table:table-cell office:value-type="float" office:value="0.029444">
                <text:p>0.029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0.019455">
                <text:p>0.019455</text:p>
              </table:table-cell>
              <table:table-cell office:value-type="float" office:value="0.033441">
                <text:p>0.0334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0">
                <text:p>0</text:p>
              </table:table-cell>
              <table:table-cell office:value-type="float" office:value="0.029044">
                <text:p>0.0290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-0.009918">
                <text:p>-0.009918</text:p>
              </table:table-cell>
              <table:table-cell office:value-type="float" office:value="0.00866">
                <text:p>0.00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0">
                <text:p>0</text:p>
              </table:table-cell>
              <table:table-cell office:value-type="float" office:value="0.024781">
                <text:p>0.0247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0">
                <text:p>0</text:p>
              </table:table-cell>
              <table:table-cell office:value-type="float" office:value="0.012923">
                <text:p>0.012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0">
                <text:p>0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">
                <text:p>0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0.009918">
                <text:p>0.009918</text:p>
              </table:table-cell>
              <table:table-cell office:value-type="float" office:value="0.015055">
                <text:p>0.015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-0.009911">
                <text:p>-0.009911</text:p>
              </table:table-cell>
              <table:table-cell office:value-type="float" office:value="0.012257">
                <text:p>0.0122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.019455">
                <text:p>0.019455</text:p>
              </table:table-cell>
              <table:table-cell office:value-type="float" office:value="0.050228">
                <text:p>0.0502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-0.009911">
                <text:p>-0.009911</text:p>
              </table:table-cell>
              <table:table-cell office:value-type="float" office:value="0.011058">
                <text:p>0.0110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0">
                <text:p>0</text:p>
              </table:table-cell>
              <table:table-cell office:value-type="float" office:value="0.026247">
                <text:p>0.0262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0.009918">
                <text:p>0.009918</text:p>
              </table:table-cell>
              <table:table-cell office:value-type="float" office:value="0.017587">
                <text:p>0.017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-0.009911">
                <text:p>-0.009911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0">
                <text:p>0</text:p>
              </table:table-cell>
              <table:table-cell office:value-type="float" office:value="0.018786">
                <text:p>0.0187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45698">
                <text:p>-0.045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109896">
                <text:p>-0.109896</text:p>
              </table:table-cell>
              <table:table-cell office:value-type="float" office:value="-0.165873">
                <text:p>-0.1658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-0.191198">
                <text:p>-0.191198</text:p>
              </table:table-cell>
              <table:table-cell office:value-type="float" office:value="-0.175332">
                <text:p>-0.1753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20441">
                <text:p>-0.1204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54015">
                <text:p>-0.1540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-0.149308">
                <text:p>-0.149308</text:p>
              </table:table-cell>
              <table:table-cell office:value-type="float" office:value="-0.126037">
                <text:p>-0.1260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102055">
                <text:p>-0.102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09113">
                <text:p>-0.091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-0.109896">
                <text:p>-0.109896</text:p>
              </table:table-cell>
              <table:table-cell office:value-type="float" office:value="-0.147753">
                <text:p>-0.1477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36828">
                <text:p>-0.1368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1791">
                <text:p>-0.117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28302">
                <text:p>-0.1283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05652">
                <text:p>-0.1056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-0.109614">
                <text:p>-0.109614</text:p>
              </table:table-cell>
              <table:table-cell office:value-type="float" office:value="-0.128568">
                <text:p>-0.1285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-0.129544">
                <text:p>-0.129544</text:p>
              </table:table-cell>
              <table:table-cell office:value-type="float" office:value="-0.14349">
                <text:p>-0.143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149858">
                <text:p>-0.149858</text:p>
              </table:table-cell>
              <table:table-cell office:value-type="float" office:value="-0.142824">
                <text:p>-0.142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-0.129702">
                <text:p>-0.129702</text:p>
              </table:table-cell>
              <table:table-cell office:value-type="float" office:value="-0.120175">
                <text:p>-0.120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2617">
                <text:p>-0.126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-0.129702">
                <text:p>-0.129702</text:p>
              </table:table-cell>
              <table:table-cell office:value-type="float" office:value="-0.13856">
                <text:p>-0.138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77198">
                <text:p>-0.1771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29368">
                <text:p>-0.1293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01922">
                <text:p>-0.1019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11338">
                <text:p>-0.11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29368">
                <text:p>-0.1293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47221">
                <text:p>-0.1472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-0.150083">
                <text:p>-0.150083</text:p>
              </table:table-cell>
              <table:table-cell office:value-type="float" office:value="-0.14389">
                <text:p>-0.143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44289">
                <text:p>-0.1442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-0.109382">
                <text:p>-0.109382</text:p>
              </table:table-cell>
              <table:table-cell office:value-type="float" office:value="-0.075542">
                <text:p>-0.0755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097525">
                <text:p>-0.0975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089915">
                <text:p>-0.089915</text:p>
              </table:table-cell>
              <table:table-cell office:value-type="float" office:value="-0.099657">
                <text:p>-0.0996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32032">
                <text:p>-0.1320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29101">
                <text:p>-0.1291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45755">
                <text:p>-0.1457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-0.129702">
                <text:p>-0.129702</text:p>
              </table:table-cell>
              <table:table-cell office:value-type="float" office:value="-0.160544">
                <text:p>-0.1605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84126">
                <text:p>-0.1841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149473">
                <text:p>-0.149473</text:p>
              </table:table-cell>
              <table:table-cell office:value-type="float" office:value="-0.126703">
                <text:p>-0.1267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-0.109614">
                <text:p>-0.109614</text:p>
              </table:table-cell>
              <table:table-cell office:value-type="float" office:value="-0.129234">
                <text:p>-0.1292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28435">
                <text:p>-0.128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19908">
                <text:p>-0.1199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033175">
                <text:p>-0.033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009911">
                <text:p>0.009911</text:p>
              </table:table-cell>
              <table:table-cell office:value-type="float" office:value="0.058222">
                <text:p>0.058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0.029695">
                <text:p>0.029695</text:p>
              </table:table-cell>
              <table:table-cell office:value-type="float" office:value="0.038237">
                <text:p>0.0382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0.009904">
                <text:p>0.009904</text:p>
              </table:table-cell>
              <table:table-cell office:value-type="float" office:value="0.028911">
                <text:p>0.0289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-0.009911">
                <text:p>-0.009911</text:p>
              </table:table-cell>
              <table:table-cell office:value-type="float" office:value="0.017853">
                <text:p>0.0178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0">
                <text:p>0</text:p>
              </table:table-cell>
              <table:table-cell office:value-type="float" office:value="0.040636">
                <text:p>0.0406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0.029778">
                <text:p>0.029778</text:p>
              </table:table-cell>
              <table:table-cell office:value-type="float" office:value="0.030776">
                <text:p>0.0307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">
                <text:p>0</text:p>
              </table:table-cell>
              <table:table-cell office:value-type="float" office:value="0.015988">
                <text:p>0.0159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0">
                <text:p>0</text:p>
              </table:table-cell>
              <table:table-cell office:value-type="float" office:value="-0.006662">
                <text:p>-0.0066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-0.009911">
                <text:p>-0.009911</text:p>
              </table:table-cell>
              <table:table-cell office:value-type="float" office:value="0.020384">
                <text:p>0.020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77674">
                <text:p>-0.0776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130072">
                <text:p>-0.130072</text:p>
              </table:table-cell>
              <table:table-cell office:value-type="float" office:value="-0.130833">
                <text:p>-0.1308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212451">
                <text:p>-0.212451</text:p>
              </table:table-cell>
              <table:table-cell office:value-type="float" office:value="-0.286714">
                <text:p>-0.2867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-0.233463">
                <text:p>-0.233463</text:p>
              </table:table-cell>
              <table:table-cell office:value-type="float" office:value="-0.145355">
                <text:p>-0.145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-0.089411">
                <text:p>-0.089411</text:p>
              </table:table-cell>
              <table:table-cell office:value-type="float" office:value="-0.03957">
                <text:p>-0.039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05862">
                <text:p>-0.0058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92329">
                <text:p>-0.0923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20824">
                <text:p>-0.208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194553">
                <text:p>-0.194553</text:p>
              </table:table-cell>
              <table:table-cell office:value-type="float" office:value="-0.206508">
                <text:p>-0.2065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-0.190426">
                <text:p>-0.190426</text:p>
              </table:table-cell>
              <table:table-cell office:value-type="float" office:value="-0.170669">
                <text:p>-0.1706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084069">
                <text:p>-0.0840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059021">
                <text:p>-0.0590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090064">
                <text:p>-0.0900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-0.109748">
                <text:p>-0.109748</text:p>
              </table:table-cell>
              <table:table-cell office:value-type="float" office:value="-0.119375">
                <text:p>-0.119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-0.109748">
                <text:p>-0.109748</text:p>
              </table:table-cell>
              <table:table-cell office:value-type="float" office:value="-0.10885">
                <text:p>-0.108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205842">
                <text:p>-0.2058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-0.18982">
                <text:p>-0.18982</text:p>
              </table:table-cell>
              <table:table-cell office:value-type="float" office:value="-0.2181">
                <text:p>-0.21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2244">
                <text:p>-0.122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0">
                <text:p>0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-0.019455">
                <text:p>-0.019455</text:p>
              </table:table-cell>
              <table:table-cell office:value-type="float" office:value="-0.005063">
                <text:p>-0.0050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124704">
                <text:p>-0.1247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-0.175097">
                <text:p>-0.175097</text:p>
              </table:table-cell>
              <table:table-cell office:value-type="float" office:value="-0.367452">
                <text:p>-0.3674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-0.43509">
                <text:p>-0.43509</text:p>
              </table:table-cell>
              <table:table-cell office:value-type="float" office:value="-0.588216">
                <text:p>-0.5882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-0.544747">
                <text:p>-0.544747</text:p>
              </table:table-cell>
              <table:table-cell office:value-type="float" office:value="-0.659495">
                <text:p>-0.6594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-0.451008">
                <text:p>-0.451008</text:p>
              </table:table-cell>
              <table:table-cell office:value-type="float" office:value="-0.442461">
                <text:p>-0.4424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-0.311284">
                <text:p>-0.311284</text:p>
              </table:table-cell>
              <table:table-cell office:value-type="float" office:value="-0.275655">
                <text:p>-0.275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-0.058366">
                <text:p>-0.058366</text:p>
              </table:table-cell>
              <table:table-cell office:value-type="float" office:value="0.026779">
                <text:p>0.0267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0">
                <text:p>0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0">
                <text:p>0</text:p>
              </table:table-cell>
              <table:table-cell office:value-type="float" office:value="0.024781">
                <text:p>0.0247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116444">
                <text:p>-0.1164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-0.213162">
                <text:p>-0.213162</text:p>
              </table:table-cell>
              <table:table-cell office:value-type="float" office:value="-0.09606">
                <text:p>-0.096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0441">
                <text:p>-0.04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081271">
                <text:p>-0.0812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-0.069288">
                <text:p>-0.069288</text:p>
              </table:table-cell>
              <table:table-cell office:value-type="float" office:value="-0.043567">
                <text:p>-0.0435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03331">
                <text:p>-0.0033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-0.049719">
                <text:p>-0.049719</text:p>
              </table:table-cell>
              <table:table-cell office:value-type="float" office:value="-0.063551">
                <text:p>-0.0635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128568">
                <text:p>-0.1285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-0.089915">
                <text:p>-0.089915</text:p>
              </table:table-cell>
              <table:table-cell office:value-type="float" office:value="-0.079006">
                <text:p>-0.0790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-0.038911">
                <text:p>-0.038911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-0.029733">
                <text:p>-0.029733</text:p>
              </table:table-cell>
              <table:table-cell office:value-type="float" office:value="-0.015988">
                <text:p>-0.0159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069483">
                <text:p>-0.069483</text:p>
              </table:table-cell>
              <table:table-cell office:value-type="float" office:value="-0.118043">
                <text:p>-0.1180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068214">
                <text:p>-0.0682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16121">
                <text:p>0.0161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0.038911">
                <text:p>0.038911</text:p>
              </table:table-cell>
              <table:table-cell office:value-type="float" office:value="0.105652">
                <text:p>0.1056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0.1294">
                <text:p>0.1294</text:p>
              </table:table-cell>
              <table:table-cell office:value-type="float" office:value="0.221697">
                <text:p>0.2216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0.155642">
                <text:p>0.155642</text:p>
              </table:table-cell>
              <table:table-cell office:value-type="float" office:value="0.208107">
                <text:p>0.2081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089585">
                <text:p>0.089585</text:p>
              </table:table-cell>
              <table:table-cell office:value-type="float" office:value="0.076741">
                <text:p>0.0767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0.019455">
                <text:p>0.019455</text:p>
              </table:table-cell>
              <table:table-cell office:value-type="float" office:value="0.031842">
                <text:p>0.031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0">
                <text:p>0</text:p>
              </table:table-cell>
              <table:table-cell office:value-type="float" office:value="0.025314">
                <text:p>0.0253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0">
                <text:p>0</text:p>
              </table:table-cell>
              <table:table-cell office:value-type="float" office:value="-0.001865">
                <text:p>-0.0018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-0.009911">
                <text:p>-0.009911</text:p>
              </table:table-cell>
              <table:table-cell office:value-type="float" office:value="0.013456">
                <text:p>0.0134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0">
                <text:p>0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0.019455">
                <text:p>0.019455</text:p>
              </table:table-cell>
              <table:table-cell office:value-type="float" office:value="0.026513">
                <text:p>0.0265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05063">
                <text:p>0.0050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0.009926">
                <text:p>0.009926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-0.019455">
                <text:p>-0.019455</text:p>
              </table:table-cell>
              <table:table-cell office:value-type="float" office:value="-0.014522">
                <text:p>-0.0145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0">
                <text:p>0</text:p>
              </table:table-cell>
              <table:table-cell office:value-type="float" office:value="0.01279">
                <text:p>0.012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-0.009904">
                <text:p>-0.009904</text:p>
              </table:table-cell>
              <table:table-cell office:value-type="float" office:value="0.029577">
                <text:p>0.0295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">
                <text:p>0</text:p>
              </table:table-cell>
              <table:table-cell office:value-type="float" office:value="0.014256">
                <text:p>0.014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0">
                <text:p>0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009918">
                <text:p>0.009918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-0.009918">
                <text:p>-0.009918</text:p>
              </table:table-cell>
              <table:table-cell office:value-type="float" office:value="0.002531">
                <text:p>0.0025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  <table:table-cell office:value-type="float" office:value="0.029311">
                <text:p>0.0293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">
                <text:p>0</text:p>
              </table:table-cell>
              <table:table-cell office:value-type="float" office:value="0.002798">
                <text:p>0.0027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0">
                <text:p>0</text:p>
              </table:table-cell>
              <table:table-cell office:value-type="float" office:value="0.041835">
                <text:p>0.0418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0">
                <text:p>0</text:p>
              </table:table-cell>
              <table:table-cell office:value-type="float" office:value="0.028778">
                <text:p>0.0287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009918">
                <text:p>0.009918</text:p>
              </table:table-cell>
              <table:table-cell office:value-type="float" office:value="0.014922">
                <text:p>0.0149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69147">
                <text:p>-0.0691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149858">
                <text:p>-0.149858</text:p>
              </table:table-cell>
              <table:table-cell office:value-type="float" office:value="-0.191453">
                <text:p>-0.1914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-0.214008">
                <text:p>-0.214008</text:p>
              </table:table-cell>
              <table:table-cell office:value-type="float" office:value="-0.173467">
                <text:p>-0.1734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24971">
                <text:p>-0.1249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107917">
                <text:p>-0.1079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-0.109614">
                <text:p>-0.109614</text:p>
              </table:table-cell>
              <table:table-cell office:value-type="float" office:value="-0.139893">
                <text:p>-0.1398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05519">
                <text:p>-0.1055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-0.19167">
                <text:p>-0.19167</text:p>
              </table:table-cell>
              <table:table-cell office:value-type="float" office:value="-0.201845">
                <text:p>-0.2018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075276">
                <text:p>-0.075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24515">
                <text:p>0.0245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.058366">
                <text:p>0.058366</text:p>
              </table:table-cell>
              <table:table-cell office:value-type="float" office:value="-0.104986">
                <text:p>-0.1049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-0.221082">
                <text:p>-0.221082</text:p>
              </table:table-cell>
              <table:table-cell office:value-type="float" office:value="-0.520534">
                <text:p>-0.5205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-0.562154">
                <text:p>-0.562154</text:p>
              </table:table-cell>
              <table:table-cell office:value-type="float" office:value="-0.760617">
                <text:p>-0.7606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-0.583658">
                <text:p>-0.583658</text:p>
              </table:table-cell>
              <table:table-cell office:value-type="float" office:value="-0.596743">
                <text:p>-0.5967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-0.136187">
                <text:p>-0.136187</text:p>
              </table:table-cell>
              <table:table-cell office:value-type="float" office:value="0.017587">
                <text:p>0.0175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">
                <text:p>0</text:p>
              </table:table-cell>
              <table:table-cell office:value-type="float" office:value="0.024648">
                <text:p>0.0246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85002">
                <text:p>-0.0850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-0.173244">
                <text:p>-0.173244</text:p>
              </table:table-cell>
              <table:table-cell office:value-type="float" office:value="-0.121374">
                <text:p>-0.1213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-0.029646">
                <text:p>-0.029646</text:p>
              </table:table-cell>
              <table:table-cell office:value-type="float" office:value="-0.002798">
                <text:p>-0.0027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0">
                <text:p>0</text:p>
              </table:table-cell>
              <table:table-cell office:value-type="float" office:value="0.01319">
                <text:p>0.013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32242">
                <text:p>-0.0322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10885">
                <text:p>-0.108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81861">
                <text:p>-0.1818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-0.175097">
                <text:p>-0.175097</text:p>
              </table:table-cell>
              <table:table-cell office:value-type="float" office:value="-0.154681">
                <text:p>-0.1546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-0.170381">
                <text:p>-0.170381</text:p>
              </table:table-cell>
              <table:table-cell office:value-type="float" office:value="-0.174933">
                <text:p>-0.1749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-0.16961">
                <text:p>-0.16961</text:p>
              </table:table-cell>
              <table:table-cell office:value-type="float" office:value="-0.141758">
                <text:p>-0.1417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086734">
                <text:p>-0.0867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-0.089585">
                <text:p>-0.089585</text:p>
              </table:table-cell>
              <table:table-cell office:value-type="float" office:value="-0.083536">
                <text:p>-0.0835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-0.109614">
                <text:p>-0.109614</text:p>
              </table:table-cell>
              <table:table-cell office:value-type="float" office:value="-0.115378">
                <text:p>-0.1153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02322">
                <text:p>-0.1023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-0.109748">
                <text:p>-0.109748</text:p>
              </table:table-cell>
              <table:table-cell office:value-type="float" office:value="-0.101522">
                <text:p>-0.1015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0472">
                <text:p>-0.104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-0.109896">
                <text:p>-0.109896</text:p>
              </table:table-cell>
              <table:table-cell office:value-type="float" office:value="-0.124438">
                <text:p>-0.1244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49485">
                <text:p>-0.1494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64807">
                <text:p>-0.1648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-0.129702">
                <text:p>-0.129702</text:p>
              </table:table-cell>
              <table:table-cell office:value-type="float" office:value="-0.117377">
                <text:p>-0.1173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07727">
                <text:p>-0.0077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">
                <text:p>0</text:p>
              </table:table-cell>
              <table:table-cell office:value-type="float" office:value="0.01319">
                <text:p>0.013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">
                <text:p>0</text:p>
              </table:table-cell>
              <table:table-cell office:value-type="float" office:value="0.026779">
                <text:p>0.0267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.009904">
                <text:p>0.009904</text:p>
              </table:table-cell>
              <table:table-cell office:value-type="float" office:value="0.019052">
                <text:p>0.0190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-0.009911">
                <text:p>-0.009911</text:p>
              </table:table-cell>
              <table:table-cell office:value-type="float" office:value="0.012524">
                <text:p>0.0125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-0.009911">
                <text:p>-0.009911</text:p>
              </table:table-cell>
              <table:table-cell office:value-type="float" office:value="0.032508">
                <text:p>0.0325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0.009918">
                <text:p>0.009918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-0.009918">
                <text:p>-0.009918</text:p>
              </table:table-cell>
              <table:table-cell office:value-type="float" office:value="0.037038">
                <text:p>0.0370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">
                <text:p>0</text:p>
              </table:table-cell>
              <table:table-cell office:value-type="float" office:value="0.035306">
                <text:p>0.0353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">
                <text:p>0</text:p>
              </table:table-cell>
              <table:table-cell office:value-type="float" office:value="0.036106">
                <text:p>0.0361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0.019455">
                <text:p>0.019455</text:p>
              </table:table-cell>
              <table:table-cell office:value-type="float" office:value="0.030776">
                <text:p>0.0307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.009918">
                <text:p>0.009918</text:p>
              </table:table-cell>
              <table:table-cell office:value-type="float" office:value="0.043567">
                <text:p>0.0435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-0.009918">
                <text:p>-0.009918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0.009911">
                <text:p>0.009911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0">
                <text:p>0</text:p>
              </table:table-cell>
              <table:table-cell office:value-type="float" office:value="0.019185">
                <text:p>0.0191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0.009918">
                <text:p>0.009918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0.019455">
                <text:p>0.019455</text:p>
              </table:table-cell>
              <table:table-cell office:value-type="float" office:value="0.0429">
                <text:p>0.04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">
                <text:p>0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">
                <text:p>0</text:p>
              </table:table-cell>
              <table:table-cell office:value-type="float" office:value="0.011191">
                <text:p>0.0111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0">
                <text:p>0</text:p>
              </table:table-cell>
              <table:table-cell office:value-type="float" office:value="-0.005063">
                <text:p>-0.0050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-0.069483">
                <text:p>-0.069483</text:p>
              </table:table-cell>
              <table:table-cell office:value-type="float" office:value="-0.06555">
                <text:p>-0.065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089684">
                <text:p>-0.089684</text:p>
              </table:table-cell>
              <table:table-cell office:value-type="float" office:value="-0.121773">
                <text:p>-0.1217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-0.170381">
                <text:p>-0.170381</text:p>
              </table:table-cell>
              <table:table-cell office:value-type="float" office:value="-0.198648">
                <text:p>-0.1986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-0.190426">
                <text:p>-0.190426</text:p>
              </table:table-cell>
              <table:table-cell office:value-type="float" office:value="-0.187323">
                <text:p>-0.1873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5215">
                <text:p>-0.152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-0.129544">
                <text:p>-0.129544</text:p>
              </table:table-cell>
              <table:table-cell office:value-type="float" office:value="-0.134697">
                <text:p>-0.1346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-0.109614">
                <text:p>-0.109614</text:p>
              </table:table-cell>
              <table:table-cell office:value-type="float" office:value="-0.111115">
                <text:p>-0.1111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-0.109614">
                <text:p>-0.109614</text:p>
              </table:table-cell>
              <table:table-cell office:value-type="float" office:value="-0.113513">
                <text:p>-0.1135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-0.109748">
                <text:p>-0.109748</text:p>
              </table:table-cell>
              <table:table-cell office:value-type="float" office:value="-0.105253">
                <text:p>-0.1052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08051">
                <text:p>-0.1080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116977">
                <text:p>-0.1169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30643">
                <text:p>0.0306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.019455">
                <text:p>0.019455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0">
                <text:p>0</text:p>
              </table:table-cell>
              <table:table-cell office:value-type="float" office:value="0.021051">
                <text:p>0.0210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-0.019455">
                <text:p>-0.019455</text:p>
              </table:table-cell>
              <table:table-cell office:value-type="float" office:value="-0.027446">
                <text:p>-0.0274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144956">
                <text:p>-0.1449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-0.214008">
                <text:p>-0.214008</text:p>
              </table:table-cell>
              <table:table-cell office:value-type="float" office:value="-0.437931">
                <text:p>-0.4379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-0.447471">
                <text:p>-0.447471</text:p>
              </table:table-cell>
              <table:table-cell office:value-type="float" office:value="-0.625121">
                <text:p>-0.6251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-0.493864">
                <text:p>-0.493864</text:p>
              </table:table-cell>
              <table:table-cell office:value-type="float" office:value="-0.58715">
                <text:p>-0.587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-0.40856">
                <text:p>-0.40856</text:p>
              </table:table-cell>
              <table:table-cell office:value-type="float" office:value="-0.442994">
                <text:p>-0.4429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-0.302637">
                <text:p>-0.302637</text:p>
              </table:table-cell>
              <table:table-cell office:value-type="float" office:value="-0.283916">
                <text:p>-0.2839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-0.233463">
                <text:p>-0.233463</text:p>
              </table:table-cell>
              <table:table-cell office:value-type="float" office:value="-0.243147">
                <text:p>-0.2431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-0.291829">
                <text:p>-0.291829</text:p>
              </table:table-cell>
              <table:table-cell office:value-type="float" office:value="-0.351198">
                <text:p>-0.3511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-0.36965">
                <text:p>-0.36965</text:p>
              </table:table-cell>
              <table:table-cell office:value-type="float" office:value="-0.467775">
                <text:p>-0.4677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-0.40856">
                <text:p>-0.40856</text:p>
              </table:table-cell>
              <table:table-cell office:value-type="float" office:value="-0.433801">
                <text:p>-0.4338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-0.350195">
                <text:p>-0.350195</text:p>
              </table:table-cell>
              <table:table-cell office:value-type="float" office:value="-0.364654">
                <text:p>-0.3646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0">
                <text:p>0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0">
                <text:p>0</text:p>
              </table:table-cell>
              <table:table-cell office:value-type="float" office:value="0.022916">
                <text:p>0.0229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">
                <text:p>0</text:p>
              </table:table-cell>
              <table:table-cell office:value-type="float" office:value="0.02145">
                <text:p>0.021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81404">
                <text:p>-0.0814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-0.194553">
                <text:p>-0.194553</text:p>
              </table:table-cell>
              <table:table-cell office:value-type="float" office:value="-0.126037">
                <text:p>-0.1260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25104">
                <text:p>-0.1251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18576">
                <text:p>-0.1185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-0.010476">
                <text:p>-0.010476</text:p>
              </table:table-cell>
              <table:table-cell office:value-type="float" office:value="0.03504">
                <text:p>0.035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25714">
                <text:p>0.0257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0">
                <text:p>0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0">
                <text:p>0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0">
                <text:p>0</text:p>
              </table:table-cell>
              <table:table-cell office:value-type="float" office:value="0.02145">
                <text:p>0.021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">
                <text:p>0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21717">
                <text:p>0.0217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0">
                <text:p>0</text:p>
              </table:table-cell>
              <table:table-cell office:value-type="float" office:value="0.024381">
                <text:p>0.0243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0">
                <text:p>0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0">
                <text:p>0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0">
                <text:p>0</text:p>
              </table:table-cell>
              <table:table-cell office:value-type="float" office:value="0.024381">
                <text:p>0.0243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0">
                <text:p>0</text:p>
              </table:table-cell>
              <table:table-cell office:value-type="float" office:value="-0.084868">
                <text:p>-0.0848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-0.194553">
                <text:p>-0.194553</text:p>
              </table:table-cell>
              <table:table-cell office:value-type="float" office:value="-0.260867">
                <text:p>-0.2608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-0.077821">
                <text:p>-0.077821</text:p>
              </table:table-cell>
              <table:table-cell office:value-type="float" office:value="0.013856">
                <text:p>0.0138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0">
                <text:p>0</text:p>
              </table:table-cell>
              <table:table-cell office:value-type="float" office:value="0.024914">
                <text:p>0.0249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0">
                <text:p>0</text:p>
              </table:table-cell>
              <table:table-cell office:value-type="float" office:value="0.024781">
                <text:p>0.0247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0">
                <text:p>0</text:p>
              </table:table-cell>
              <table:table-cell office:value-type="float" office:value="0.020651">
                <text:p>0.0206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-0.09987">
                <text:p>-0.09987</text:p>
              </table:table-cell>
              <table:table-cell office:value-type="float" office:value="0.016121">
                <text:p>0.0161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0.008843">
                <text:p>0.008843</text:p>
              </table:table-cell>
              <table:table-cell office:value-type="float" office:value="0.003864">
                <text:p>0.0038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0">
                <text:p>0</text:p>
              </table:table-cell>
              <table:table-cell office:value-type="float" office:value="0.02558">
                <text:p>0.025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-0.009392">
                <text:p>-0.009392</text:p>
              </table:table-cell>
              <table:table-cell office:value-type="float" office:value="0.031176">
                <text:p>0.0311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-0.067161">
                <text:p>-0.067161</text:p>
              </table:table-cell>
              <table:table-cell office:value-type="float" office:value="-0.040103">
                <text:p>-0.0401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0">
                <text:p>0</text:p>
              </table:table-cell>
              <table:table-cell office:value-type="float" office:value="0.015055">
                <text:p>0.0150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-0">
                <text:p>-0</text:p>
              </table:table-cell>
              <table:table-cell office:value-type="float" office:value="0.019718">
                <text:p>0.0197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0">
                <text:p>0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0">
                <text:p>0</text:p>
              </table:table-cell>
              <table:table-cell office:value-type="float" office:value="0.029844">
                <text:p>0.0298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-0">
                <text:p>-0</text:p>
              </table:table-cell>
              <table:table-cell office:value-type="float" office:value="0.034374">
                <text:p>0.0343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0.097276">
                <text:p>0.097276</text:p>
              </table:table-cell>
              <table:table-cell office:value-type="float" office:value="0.247144">
                <text:p>0.2471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0.311284">
                <text:p>0.311284</text:p>
              </table:table-cell>
              <table:table-cell office:value-type="float" office:value="0.433002">
                <text:p>0.4330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0.350195">
                <text:p>0.350195</text:p>
              </table:table-cell>
              <table:table-cell office:value-type="float" office:value="0.197982">
                <text:p>0.1979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-0.009877">
                <text:p>-0.009877</text:p>
              </table:table-cell>
              <table:table-cell office:value-type="float" office:value="-0.080205">
                <text:p>-0.0802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0">
                <text:p>0</text:p>
              </table:table-cell>
              <table:table-cell office:value-type="float" office:value="0.027712">
                <text:p>0.0277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058366">
                <text:p>0.058366</text:p>
              </table:table-cell>
              <table:table-cell office:value-type="float" office:value="-0.128435">
                <text:p>-0.1284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-0.252918">
                <text:p>-0.252918</text:p>
              </table:table-cell>
              <table:table-cell office:value-type="float" office:value="-0.369717">
                <text:p>-0.3697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-0.389105">
                <text:p>-0.389105</text:p>
              </table:table-cell>
              <table:table-cell office:value-type="float" office:value="-0.288712">
                <text:p>-0.2887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-0.143598">
                <text:p>-0.143598</text:p>
              </table:table-cell>
              <table:table-cell office:value-type="float" office:value="0.004796">
                <text:p>0.0047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0.077821">
                <text:p>0.077821</text:p>
              </table:table-cell>
              <table:table-cell office:value-type="float" office:value="0.140426">
                <text:p>0.1404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0.009079">
                <text:p>0.009079</text:p>
              </table:table-cell>
              <table:table-cell office:value-type="float" office:value="0.012524">
                <text:p>0.0125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0">
                <text:p>0</text:p>
              </table:table-cell>
              <table:table-cell office:value-type="float" office:value="0.023982">
                <text:p>0.0239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0.019455">
                <text:p>0.019455</text:p>
              </table:table-cell>
              <table:table-cell office:value-type="float" office:value="0.032775">
                <text:p>0.0327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0">
                <text:p>0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0">
                <text:p>0</text:p>
              </table:table-cell>
              <table:table-cell office:value-type="float" office:value="0.018519">
                <text:p>0.0185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0">
                <text:p>0</text:p>
              </table:table-cell>
              <table:table-cell office:value-type="float" office:value="0.02638">
                <text:p>0.026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0">
                <text:p>0</text:p>
              </table:table-cell>
              <table:table-cell office:value-type="float" office:value="0.023715">
                <text:p>0.0237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151">
                <text:p>88151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408">
                <text:p>88408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665">
                <text:p>88665</text:p>
              </table:table-cell>
              <table:table-cell office:value-type="float" office:value="0">
                <text:p>0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922">
                <text:p>88922</text:p>
              </table:table-cell>
              <table:table-cell office:value-type="float" office:value="0">
                <text:p>0</text:p>
              </table:table-cell>
              <table:table-cell office:value-type="float" office:value="0.024648">
                <text:p>0.0246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179">
                <text:p>89179</text:p>
              </table:table-cell>
              <table:table-cell office:value-type="float" office:value="0">
                <text:p>0</text:p>
              </table:table-cell>
              <table:table-cell office:value-type="float" office:value="0.020784">
                <text:p>0.0207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436">
                <text:p>89436</text:p>
              </table:table-cell>
              <table:table-cell office:value-type="float" office:value="0">
                <text:p>0</text:p>
              </table:table-cell>
              <table:table-cell office:value-type="float" office:value="0.024781">
                <text:p>0.0247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693">
                <text:p>89693</text:p>
              </table:table-cell>
              <table:table-cell office:value-type="float" office:value="0">
                <text:p>0</text:p>
              </table:table-cell>
              <table:table-cell office:value-type="float" office:value="0.023848">
                <text:p>0.0238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950">
                <text:p>89950</text:p>
              </table:table-cell>
              <table:table-cell office:value-type="float" office:value="0">
                <text:p>0</text:p>
              </table:table-cell>
              <table:table-cell office:value-type="float" office:value="0.025314">
                <text:p>0.0253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207">
                <text:p>90207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464">
                <text:p>90464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721">
                <text:p>90721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0978">
                <text:p>90978</text:p>
              </table:table-cell>
              <table:table-cell office:value-type="float" office:value="0">
                <text:p>0</text:p>
              </table:table-cell>
              <table:table-cell office:value-type="float" office:value="0.020651">
                <text:p>0.0206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1235">
                <text:p>91235</text:p>
              </table:table-cell>
              <table:table-cell office:value-type="float" office:value="0">
                <text:p>0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492">
                <text:p>91492</text:p>
              </table:table-cell>
              <table:table-cell office:value-type="float" office:value="0">
                <text:p>0</text:p>
              </table:table-cell>
              <table:table-cell office:value-type="float" office:value="0.024381">
                <text:p>0.0243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749">
                <text:p>91749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2006">
                <text:p>92006</text:p>
              </table:table-cell>
              <table:table-cell office:value-type="float" office:value="0">
                <text:p>0</text:p>
              </table:table-cell>
              <table:table-cell office:value-type="float" office:value="0.025181">
                <text:p>0.0251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2263">
                <text:p>92263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520">
                <text:p>92520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2777">
                <text:p>92777</text:p>
              </table:table-cell>
              <table:table-cell office:value-type="float" office:value="0">
                <text:p>0</text:p>
              </table:table-cell>
              <table:table-cell office:value-type="float" office:value="0.020384">
                <text:p>0.0203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3034">
                <text:p>93034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291">
                <text:p>93291</text:p>
              </table:table-cell>
              <table:table-cell office:value-type="float" office:value="0">
                <text:p>0</text:p>
              </table:table-cell>
              <table:table-cell office:value-type="float" office:value="0.025714">
                <text:p>0.0257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3548">
                <text:p>93548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3805">
                <text:p>93805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4062">
                <text:p>94062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4319">
                <text:p>94319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4576">
                <text:p>94576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4833">
                <text:p>94833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090">
                <text:p>95090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5347">
                <text:p>95347</text:p>
              </table:table-cell>
              <table:table-cell office:value-type="float" office:value="0">
                <text:p>0</text:p>
              </table:table-cell>
              <table:table-cell office:value-type="float" office:value="0.023848">
                <text:p>0.0238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5604">
                <text:p>95604</text:p>
              </table:table-cell>
              <table:table-cell office:value-type="float" office:value="0">
                <text:p>0</text:p>
              </table:table-cell>
              <table:table-cell office:value-type="float" office:value="0.023848">
                <text:p>0.0238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5861">
                <text:p>95861</text:p>
              </table:table-cell>
              <table:table-cell office:value-type="float" office:value="0">
                <text:p>0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118">
                <text:p>96118</text:p>
              </table:table-cell>
              <table:table-cell office:value-type="float" office:value="0">
                <text:p>0</text:p>
              </table:table-cell>
              <table:table-cell office:value-type="float" office:value="0.019718">
                <text:p>0.0197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375">
                <text:p>96375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632">
                <text:p>96632</text:p>
              </table:table-cell>
              <table:table-cell office:value-type="float" office:value="0">
                <text:p>0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889">
                <text:p>96889</text:p>
              </table:table-cell>
              <table:table-cell office:value-type="float" office:value="0">
                <text:p>0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7146">
                <text:p>97146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403">
                <text:p>97403</text:p>
              </table:table-cell>
              <table:table-cell office:value-type="float" office:value="0">
                <text:p>0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660">
                <text:p>97660</text:p>
              </table:table-cell>
              <table:table-cell office:value-type="float" office:value="0">
                <text:p>0</text:p>
              </table:table-cell>
              <table:table-cell office:value-type="float" office:value="0.022649">
                <text:p>0.02264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917">
                <text:p>97917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174">
                <text:p>98174</text:p>
              </table:table-cell>
              <table:table-cell office:value-type="float" office:value="0">
                <text:p>0</text:p>
              </table:table-cell>
              <table:table-cell office:value-type="float" office:value="0.022649">
                <text:p>0.0226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431">
                <text:p>98431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688">
                <text:p>98688</text:p>
              </table:table-cell>
              <table:table-cell office:value-type="float" office:value="0">
                <text:p>0</text:p>
              </table:table-cell>
              <table:table-cell office:value-type="float" office:value="0.019718">
                <text:p>0.0197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945">
                <text:p>98945</text:p>
              </table:table-cell>
              <table:table-cell office:value-type="float" office:value="0">
                <text:p>0</text:p>
              </table:table-cell>
              <table:table-cell office:value-type="float" office:value="0.020651">
                <text:p>0.0206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202">
                <text:p>99202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459">
                <text:p>99459</text:p>
              </table:table-cell>
              <table:table-cell office:value-type="float" office:value="0">
                <text:p>0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716">
                <text:p>99716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973">
                <text:p>99973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230">
                <text:p>100230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487">
                <text:p>100487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744">
                <text:p>100744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001">
                <text:p>101001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258">
                <text:p>101258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515">
                <text:p>101515</text:p>
              </table:table-cell>
              <table:table-cell office:value-type="float" office:value="0">
                <text:p>0</text:p>
              </table:table-cell>
              <table:table-cell office:value-type="float" office:value="0.019319">
                <text:p>0.0193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772">
                <text:p>101772</text:p>
              </table:table-cell>
              <table:table-cell office:value-type="float" office:value="0">
                <text:p>0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2029">
                <text:p>102029</text:p>
              </table:table-cell>
              <table:table-cell office:value-type="float" office:value="0">
                <text:p>0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2286">
                <text:p>102286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543">
                <text:p>102543</text:p>
              </table:table-cell>
              <table:table-cell office:value-type="float" office:value="0">
                <text:p>0</text:p>
              </table:table-cell>
              <table:table-cell office:value-type="float" office:value="0.022916">
                <text:p>0.0229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2800">
                <text:p>102800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3057">
                <text:p>103057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314">
                <text:p>103314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3571">
                <text:p>103571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3828">
                <text:p>103828</text:p>
              </table:table-cell>
              <table:table-cell office:value-type="float" office:value="0">
                <text:p>0</text:p>
              </table:table-cell>
              <table:table-cell office:value-type="float" office:value="0.025447">
                <text:p>0.0254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085">
                <text:p>104085</text:p>
              </table:table-cell>
              <table:table-cell office:value-type="float" office:value="0">
                <text:p>0</text:p>
              </table:table-cell>
              <table:table-cell office:value-type="float" office:value="0.022649">
                <text:p>0.0226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342">
                <text:p>104342</text:p>
              </table:table-cell>
              <table:table-cell office:value-type="float" office:value="0">
                <text:p>0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599">
                <text:p>104599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4856">
                <text:p>104856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5113">
                <text:p>105113</text:p>
              </table:table-cell>
              <table:table-cell office:value-type="float" office:value="0">
                <text:p>0</text:p>
              </table:table-cell>
              <table:table-cell office:value-type="float" office:value="0.022916">
                <text:p>0.0229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5370">
                <text:p>105370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5627">
                <text:p>105627</text:p>
              </table:table-cell>
              <table:table-cell office:value-type="float" office:value="0">
                <text:p>0</text:p>
              </table:table-cell>
              <table:table-cell office:value-type="float" office:value="0.024781">
                <text:p>0.0247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5884">
                <text:p>105884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6141">
                <text:p>106141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398">
                <text:p>106398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655">
                <text:p>106655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6912">
                <text:p>106912</text:p>
              </table:table-cell>
              <table:table-cell office:value-type="float" office:value="0">
                <text:p>0</text:p>
              </table:table-cell>
              <table:table-cell office:value-type="float" office:value="0.021717">
                <text:p>0.0217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7169">
                <text:p>107169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426">
                <text:p>107426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7683">
                <text:p>107683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940">
                <text:p>107940</text:p>
              </table:table-cell>
              <table:table-cell office:value-type="float" office:value="0">
                <text:p>0</text:p>
              </table:table-cell>
              <table:table-cell office:value-type="float" office:value="0.023715">
                <text:p>0.0237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8197">
                <text:p>108197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8454">
                <text:p>108454</text:p>
              </table:table-cell>
              <table:table-cell office:value-type="float" office:value="0">
                <text:p>0</text:p>
              </table:table-cell>
              <table:table-cell office:value-type="float" office:value="0.022649">
                <text:p>0.0226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8711">
                <text:p>108711</text:p>
              </table:table-cell>
              <table:table-cell office:value-type="float" office:value="0">
                <text:p>0</text:p>
              </table:table-cell>
              <table:table-cell office:value-type="float" office:value="0.021051">
                <text:p>0.0210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8968">
                <text:p>108968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9225">
                <text:p>109225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482">
                <text:p>109482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9739">
                <text:p>109739</text:p>
              </table:table-cell>
              <table:table-cell office:value-type="float" office:value="0">
                <text:p>0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9996">
                <text:p>109996</text:p>
              </table:table-cell>
              <table:table-cell office:value-type="float" office:value="0">
                <text:p>0</text:p>
              </table:table-cell>
              <table:table-cell office:value-type="float" office:value="0.021717">
                <text:p>0.0217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0253">
                <text:p>110253</text:p>
              </table:table-cell>
              <table:table-cell office:value-type="float" office:value="0">
                <text:p>0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0510">
                <text:p>110510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0767">
                <text:p>110767</text:p>
              </table:table-cell>
              <table:table-cell office:value-type="float" office:value="0">
                <text:p>0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1024">
                <text:p>111024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1281">
                <text:p>111281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1538">
                <text:p>111538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1795">
                <text:p>111795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052">
                <text:p>112052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2309">
                <text:p>112309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2566">
                <text:p>112566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2823">
                <text:p>112823</text:p>
              </table:table-cell>
              <table:table-cell office:value-type="float" office:value="0">
                <text:p>0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3080">
                <text:p>113080</text:p>
              </table:table-cell>
              <table:table-cell office:value-type="float" office:value="0">
                <text:p>0</text:p>
              </table:table-cell>
              <table:table-cell office:value-type="float" office:value="0.018519">
                <text:p>0.0185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337">
                <text:p>113337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3594">
                <text:p>113594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3851">
                <text:p>113851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 svg:stroke-opacity="85%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0084d1" svg:stroke-opacity="85%" draw:fill-color="#0084d1" draw:opacity="85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aecf00" draw:fill-color="#aec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3cm" svg:height="12.768cm" xlink:href=".." xlink:type="simple" chart:class="chart:scatter" chart:style-name="ch1">
        <chart:legend svg:x="16.653cm" svg:y="1.399cm" style:legend-expansion="custom" chartooo:width="6.166cm" chartooo:height="1.242cm" style:legend-expansion-aspect-ratio="4.9645732689211" chart:style-name="ch2"/>
        <chart:plot-area chart:style-name="ch3" table:cell-range-address="Sheet1.A2:Sheet1.A443 Sheet1.N1:Sheet1.N443 Sheet1.P1:Sheet1.P443" chart:data-source-has-labels="row" svg:x="0.958cm" svg:y="1.197cm" svg:width="22.603cm" svg:height="10.573cm">
          <chartooo:coordinate-region svg:x="1.791cm" svg:y="1.396cm" svg:width="21.213cm" svg:height="9.727cm"/>
          <chart:axis chart:dimension="x" chart:name="primary-x" chart:style-name="ch4">
            <chart:title svg:x="10.622cm" svg:y="11.821cm" chart:style-name="ch5">
              <text:p>Tempo (ms)</text:p>
            </chart:title>
          </chart:axis>
          <chart:axis chart:dimension="y" chart:name="primary-y" chart:style-name="ch6">
            <chart:title svg:x="0.001cm" svg:y="9.932cm" chart:style-name="ch7">
              <text:p>Velocidade angular (rad/s)</text:p>
            </chart:title>
            <chart:grid chart:style-name="ch8" chart:class="major"/>
          </chart:axis>
          <chart:series chart:style-name="ch9" chart:values-cell-range-address="Sheet1.N2:Sheet1.N443" chart:label-cell-address="Sheet1.N1:Sheet1.N1" chart:class="chart:scatter">
            <chart:domain table:cell-range-address="Sheet1.A2:Sheet1.A443"/>
            <chart:data-point chart:repeated="442"/>
          </chart:series>
          <chart:series chart:style-name="ch10" chart:values-cell-range-address="Sheet1.P2:Sheet1.P443" chart:label-cell-address="Sheet1.P1:Sheet1.P1" chart:class="chart:scatter">
            <chart:data-point chart:repeated="4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dade angular encoders</text:p>
                <draw:g>
                  <svg:desc>Sheet1.N1:Sheet1.N1</svg:desc>
                </draw:g>
              </table:table-cell>
              <table:table-cell office:value-type="string">
                <text:p>Velocidade angular giroscópio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443</svg:desc>
                </draw:g>
              </table:table-cell>
              <table:table-cell office:value-type="float" office:value="0">
                <text:p>0</text:p>
                <draw:g>
                  <svg:desc>Sheet1.N2:Sheet1.N443</svg:desc>
                </draw:g>
              </table:table-cell>
              <table:table-cell office:value-type="float" office:value="0">
                <text:p>0</text:p>
                <draw:g>
                  <svg:desc>Sheet1.P2:Sheet1.P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.001466">
                <text:p>0.0014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0.001866">
                <text:p>0.001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">
                <text:p>0</text:p>
              </table:table-cell>
              <table:table-cell office:value-type="float" office:value="-0.002131">
                <text:p>-0.002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0.001466">
                <text:p>0.0014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">
                <text:p>0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">
                <text:p>0</text:p>
              </table:table-cell>
              <table:table-cell office:value-type="float" office:value="0.003065">
                <text:p>0.003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">
                <text:p>0</text:p>
              </table:table-cell>
              <table:table-cell office:value-type="float" office:value="0.002265">
                <text:p>0.002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">
                <text:p>0</text:p>
              </table:table-cell>
              <table:table-cell office:value-type="float" office:value="0.006396">
                <text:p>0.006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.038911">
                <text:p>0.038911</text:p>
              </table:table-cell>
              <table:table-cell office:value-type="float" office:value="0.166673">
                <text:p>0.1666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0.194553">
                <text:p>0.194553</text:p>
              </table:table-cell>
              <table:table-cell office:value-type="float" office:value="0.14469">
                <text:p>0.14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.049254">
                <text:p>0.049254</text:p>
              </table:table-cell>
              <table:table-cell office:value-type="float" office:value="-0.026379">
                <text:p>-0.026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-0.049254">
                <text:p>-0.049254</text:p>
              </table:table-cell>
              <table:table-cell office:value-type="float" office:value="-0.082603">
                <text:p>-0.082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-0.029661">
                <text:p>-0.029661</text:p>
              </table:table-cell>
              <table:table-cell office:value-type="float" office:value="-0.000265999999999999">
                <text:p>-0.0002659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125104">
                <text:p>-0.125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80794">
                <text:p>-0.180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-0.109896">
                <text:p>-0.109896</text:p>
              </table:table-cell>
              <table:table-cell office:value-type="float" office:value="-0.057156">
                <text:p>-0.057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.009926">
                <text:p>0.009926</text:p>
              </table:table-cell>
              <table:table-cell office:value-type="float" office:value="0.027846">
                <text:p>0.027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.009898">
                <text:p>0.009898</text:p>
              </table:table-cell>
              <table:table-cell office:value-type="float" office:value="0.005596">
                <text:p>0.005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0.009904">
                <text:p>0.009904</text:p>
              </table:table-cell>
              <table:table-cell office:value-type="float" office:value="0.023982">
                <text:p>0.0239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0.009911">
                <text:p>0.009911</text:p>
              </table:table-cell>
              <table:table-cell office:value-type="float" office:value="0.01399">
                <text:p>0.013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0">
                <text:p>0</text:p>
              </table:table-cell>
              <table:table-cell office:value-type="float" office:value="-0.005196">
                <text:p>-0.0051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">
                <text:p>0</text:p>
              </table:table-cell>
              <table:table-cell office:value-type="float" office:value="0.004664">
                <text:p>0.004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">
                <text:p>0</text:p>
              </table:table-cell>
              <table:table-cell office:value-type="float" office:value="0.026247">
                <text:p>0.026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.009918">
                <text:p>0.009918</text:p>
              </table:table-cell>
              <table:table-cell office:value-type="float" office:value="0.016921">
                <text:p>0.0169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-0.009918">
                <text:p>-0.009918</text:p>
              </table:table-cell>
              <table:table-cell office:value-type="float" office:value="-0.011591">
                <text:p>-0.0115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.009911">
                <text:p>0.009911</text:p>
              </table:table-cell>
              <table:table-cell office:value-type="float" office:value="0.013057">
                <text:p>0.0130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-0.009911">
                <text:p>-0.009911</text:p>
              </table:table-cell>
              <table:table-cell office:value-type="float" office:value="0.003331">
                <text:p>0.0033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0">
                <text:p>0</text:p>
              </table:table-cell>
              <table:table-cell office:value-type="float" office:value="0.029844">
                <text:p>0.029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0.009918">
                <text:p>0.009918</text:p>
              </table:table-cell>
              <table:table-cell office:value-type="float" office:value="-0.001199">
                <text:p>-0.0011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0">
                <text:p>0</text:p>
              </table:table-cell>
              <table:table-cell office:value-type="float" office:value="0.007062">
                <text:p>0.0070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">
                <text:p>0</text:p>
              </table:table-cell>
              <table:table-cell office:value-type="float" office:value="0.001866">
                <text:p>0.0018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-0.009911">
                <text:p>-0.009911</text:p>
              </table:table-cell>
              <table:table-cell office:value-type="float" office:value="-0.004529">
                <text:p>-0.0045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-0.009904">
                <text:p>-0.009904</text:p>
              </table:table-cell>
              <table:table-cell office:value-type="float" office:value="0.010792">
                <text:p>0.0107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0.009911">
                <text:p>0.009911</text:p>
              </table:table-cell>
              <table:table-cell office:value-type="float" office:value="0.007861">
                <text:p>0.0078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0.019455">
                <text:p>0.019455</text:p>
              </table:table-cell>
              <table:table-cell office:value-type="float" office:value="0.011858">
                <text:p>0.0118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0">
                <text:p>0</text:p>
              </table:table-cell>
              <table:table-cell office:value-type="float" office:value="0.007461">
                <text:p>0.0074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-0.009918">
                <text:p>-0.009918</text:p>
              </table:table-cell>
              <table:table-cell office:value-type="float" office:value="-0.012923">
                <text:p>-0.0129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0">
                <text:p>0</text:p>
              </table:table-cell>
              <table:table-cell office:value-type="float" office:value="0.003198">
                <text:p>0.0031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0">
                <text:p>0</text:p>
              </table:table-cell>
              <table:table-cell office:value-type="float" office:value="-0.00866">
                <text:p>-0.008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0">
                <text:p>0</text:p>
              </table:table-cell>
              <table:table-cell office:value-type="float" office:value="-0.019185">
                <text:p>-0.019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">
                <text:p>0</text:p>
              </table:table-cell>
              <table:table-cell office:value-type="float" office:value="-0.003197">
                <text:p>-0.0031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0.009918">
                <text:p>0.009918</text:p>
              </table:table-cell>
              <table:table-cell office:value-type="float" office:value="-0.006528">
                <text:p>-0.0065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-0.009911">
                <text:p>-0.009911</text:p>
              </table:table-cell>
              <table:table-cell office:value-type="float" office:value="-0.009326">
                <text:p>-0.0093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.019455">
                <text:p>0.019455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-0.009911">
                <text:p>-0.009911</text:p>
              </table:table-cell>
              <table:table-cell office:value-type="float" office:value="-0.010525">
                <text:p>-0.010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0">
                <text:p>0</text:p>
              </table:table-cell>
              <table:table-cell office:value-type="float" office:value="0.004664">
                <text:p>0.004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0.009918">
                <text:p>0.009918</text:p>
              </table:table-cell>
              <table:table-cell office:value-type="float" office:value="-0.003996">
                <text:p>-0.0039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-0.009911">
                <text:p>-0.009911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0">
                <text:p>0</text:p>
              </table:table-cell>
              <table:table-cell office:value-type="float" office:value="-0.002797">
                <text:p>-0.002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67281">
                <text:p>-0.0672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109896">
                <text:p>-0.109896</text:p>
              </table:table-cell>
              <table:table-cell office:value-type="float" office:value="-0.187456">
                <text:p>-0.1874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-0.191198">
                <text:p>-0.191198</text:p>
              </table:table-cell>
              <table:table-cell office:value-type="float" office:value="-0.196915">
                <text:p>-0.1969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42024">
                <text:p>-0.1420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75598">
                <text:p>-0.1755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-0.149308">
                <text:p>-0.149308</text:p>
              </table:table-cell>
              <table:table-cell office:value-type="float" office:value="-0.14762">
                <text:p>-0.147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123638">
                <text:p>-0.1236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112713">
                <text:p>-0.112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-0.109896">
                <text:p>-0.109896</text:p>
              </table:table-cell>
              <table:table-cell office:value-type="float" office:value="-0.169336">
                <text:p>-0.1693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58411">
                <text:p>-0.158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39493">
                <text:p>-0.1394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49885">
                <text:p>-0.149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27235">
                <text:p>-0.1272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-0.109614">
                <text:p>-0.109614</text:p>
              </table:table-cell>
              <table:table-cell office:value-type="float" office:value="-0.150151">
                <text:p>-0.1501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-0.129544">
                <text:p>-0.129544</text:p>
              </table:table-cell>
              <table:table-cell office:value-type="float" office:value="-0.165073">
                <text:p>-0.165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149858">
                <text:p>-0.149858</text:p>
              </table:table-cell>
              <table:table-cell office:value-type="float" office:value="-0.164407">
                <text:p>-0.1644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-0.129702">
                <text:p>-0.129702</text:p>
              </table:table-cell>
              <table:table-cell office:value-type="float" office:value="-0.141758">
                <text:p>-0.1417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47753">
                <text:p>-0.1477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-0.129702">
                <text:p>-0.129702</text:p>
              </table:table-cell>
              <table:table-cell office:value-type="float" office:value="-0.160143">
                <text:p>-0.160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98781">
                <text:p>-0.1987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50951">
                <text:p>-0.1509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23505">
                <text:p>-0.1235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134963">
                <text:p>-0.1349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50951">
                <text:p>-0.1509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68804">
                <text:p>-0.1688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-0.150083">
                <text:p>-0.150083</text:p>
              </table:table-cell>
              <table:table-cell office:value-type="float" office:value="-0.165473">
                <text:p>-0.1654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65872">
                <text:p>-0.1658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-0.109382">
                <text:p>-0.109382</text:p>
              </table:table-cell>
              <table:table-cell office:value-type="float" office:value="-0.097125">
                <text:p>-0.097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119108">
                <text:p>-0.119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089915">
                <text:p>-0.089915</text:p>
              </table:table-cell>
              <table:table-cell office:value-type="float" office:value="-0.12124">
                <text:p>-0.121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53615">
                <text:p>-0.1536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50684">
                <text:p>-0.1506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67338">
                <text:p>-0.1673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-0.129702">
                <text:p>-0.129702</text:p>
              </table:table-cell>
              <table:table-cell office:value-type="float" office:value="-0.182127">
                <text:p>-0.1821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205709">
                <text:p>-0.2057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149473">
                <text:p>-0.149473</text:p>
              </table:table-cell>
              <table:table-cell office:value-type="float" office:value="-0.148286">
                <text:p>-0.1482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-0.109614">
                <text:p>-0.109614</text:p>
              </table:table-cell>
              <table:table-cell office:value-type="float" office:value="-0.150817">
                <text:p>-0.1508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50018">
                <text:p>-0.1500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41491">
                <text:p>-0.1414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054758">
                <text:p>-0.0547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009911">
                <text:p>0.009911</text:p>
              </table:table-cell>
              <table:table-cell office:value-type="float" office:value="0.036639">
                <text:p>0.0366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0.029695">
                <text:p>0.029695</text:p>
              </table:table-cell>
              <table:table-cell office:value-type="float" office:value="0.016654">
                <text:p>0.0166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0.009904">
                <text:p>0.009904</text:p>
              </table:table-cell>
              <table:table-cell office:value-type="float" office:value="0.007328">
                <text:p>0.007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-0.009911">
                <text:p>-0.009911</text:p>
              </table:table-cell>
              <table:table-cell office:value-type="float" office:value="-0.00373">
                <text:p>-0.003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0">
                <text:p>0</text:p>
              </table:table-cell>
              <table:table-cell office:value-type="float" office:value="0.019053">
                <text:p>0.0190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0.029778">
                <text:p>0.029778</text:p>
              </table:table-cell>
              <table:table-cell office:value-type="float" office:value="0.009193">
                <text:p>0.0091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">
                <text:p>0</text:p>
              </table:table-cell>
              <table:table-cell office:value-type="float" office:value="-0.005595">
                <text:p>-0.005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">
                <text:p>0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0">
                <text:p>0</text:p>
              </table:table-cell>
              <table:table-cell office:value-type="float" office:value="-0.028245">
                <text:p>-0.0282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-0.009911">
                <text:p>-0.009911</text:p>
              </table:table-cell>
              <table:table-cell office:value-type="float" office:value="-0.001199">
                <text:p>-0.0011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99257">
                <text:p>-0.0992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130072">
                <text:p>-0.130072</text:p>
              </table:table-cell>
              <table:table-cell office:value-type="float" office:value="-0.152416">
                <text:p>-0.1524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212451">
                <text:p>-0.212451</text:p>
              </table:table-cell>
              <table:table-cell office:value-type="float" office:value="-0.308297">
                <text:p>-0.308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-0.233463">
                <text:p>-0.233463</text:p>
              </table:table-cell>
              <table:table-cell office:value-type="float" office:value="-0.166938">
                <text:p>-0.1669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-0.089411">
                <text:p>-0.089411</text:p>
              </table:table-cell>
              <table:table-cell office:value-type="float" office:value="-0.061153">
                <text:p>-0.0611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27445">
                <text:p>-0.0274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113912">
                <text:p>-0.1139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229823">
                <text:p>-0.2298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194553">
                <text:p>-0.194553</text:p>
              </table:table-cell>
              <table:table-cell office:value-type="float" office:value="-0.228091">
                <text:p>-0.2280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-0.190426">
                <text:p>-0.190426</text:p>
              </table:table-cell>
              <table:table-cell office:value-type="float" office:value="-0.192252">
                <text:p>-0.1922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05652">
                <text:p>-0.1056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080604">
                <text:p>-0.0806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111647">
                <text:p>-0.1116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-0.109748">
                <text:p>-0.109748</text:p>
              </table:table-cell>
              <table:table-cell office:value-type="float" office:value="-0.140958">
                <text:p>-0.1409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-0.109748">
                <text:p>-0.109748</text:p>
              </table:table-cell>
              <table:table-cell office:value-type="float" office:value="-0.130433">
                <text:p>-0.1304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227425">
                <text:p>-0.2274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-0.18982">
                <text:p>-0.18982</text:p>
              </table:table-cell>
              <table:table-cell office:value-type="float" office:value="-0.239683">
                <text:p>-0.2396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44023">
                <text:p>-0.1440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00667000000000004">
                <text:p>0.000667000000000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01466">
                <text:p>0.0014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0">
                <text:p>0</text:p>
              </table:table-cell>
              <table:table-cell office:value-type="float" office:value="0.002665">
                <text:p>0.0026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0">
                <text:p>0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-0.019455">
                <text:p>-0.019455</text:p>
              </table:table-cell>
              <table:table-cell office:value-type="float" office:value="-0.026646">
                <text:p>-0.0266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146287">
                <text:p>-0.1462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-0.175097">
                <text:p>-0.175097</text:p>
              </table:table-cell>
              <table:table-cell office:value-type="float" office:value="-0.389035">
                <text:p>-0.3890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-0.43509">
                <text:p>-0.43509</text:p>
              </table:table-cell>
              <table:table-cell office:value-type="float" office:value="-0.609799">
                <text:p>-0.6097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-0.544747">
                <text:p>-0.544747</text:p>
              </table:table-cell>
              <table:table-cell office:value-type="float" office:value="-0.681078">
                <text:p>-0.6810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-0.451008">
                <text:p>-0.451008</text:p>
              </table:table-cell>
              <table:table-cell office:value-type="float" office:value="-0.464044">
                <text:p>-0.4640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-0.311284">
                <text:p>-0.311284</text:p>
              </table:table-cell>
              <table:table-cell office:value-type="float" office:value="-0.297238">
                <text:p>-0.2972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-0.058366">
                <text:p>-0.058366</text:p>
              </table:table-cell>
              <table:table-cell office:value-type="float" office:value="0.005196">
                <text:p>0.0051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0">
                <text:p>0</text:p>
              </table:table-cell>
              <table:table-cell office:value-type="float" office:value="-0.00386299999999999">
                <text:p>-0.00386299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0">
                <text:p>0</text:p>
              </table:table-cell>
              <table:table-cell office:value-type="float" office:value="0.003198">
                <text:p>0.0031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0">
                <text:p>0</text:p>
              </table:table-cell>
              <table:table-cell office:value-type="float" office:value="0.001466">
                <text:p>0.0014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138027">
                <text:p>-0.1380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-0.213162">
                <text:p>-0.213162</text:p>
              </table:table-cell>
              <table:table-cell office:value-type="float" office:value="-0.117643">
                <text:p>-0.1176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065683">
                <text:p>-0.0656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102854">
                <text:p>-0.1028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-0.069288">
                <text:p>-0.069288</text:p>
              </table:table-cell>
              <table:table-cell office:value-type="float" office:value="-0.06515">
                <text:p>-0.065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24914">
                <text:p>-0.0249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-0.049719">
                <text:p>-0.049719</text:p>
              </table:table-cell>
              <table:table-cell office:value-type="float" office:value="-0.085134">
                <text:p>-0.0851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150151">
                <text:p>-0.1501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-0.089915">
                <text:p>-0.089915</text:p>
              </table:table-cell>
              <table:table-cell office:value-type="float" office:value="-0.100589">
                <text:p>-0.1005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02664">
                <text:p>-0.0026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-0.029733">
                <text:p>-0.029733</text:p>
              </table:table-cell>
              <table:table-cell office:value-type="float" office:value="-0.037571">
                <text:p>-0.0375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069483">
                <text:p>-0.069483</text:p>
              </table:table-cell>
              <table:table-cell office:value-type="float" office:value="-0.139626">
                <text:p>-0.1396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089797">
                <text:p>-0.0897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-0.019455">
                <text:p>-0.019455</text:p>
              </table:table-cell>
              <table:table-cell office:value-type="float" office:value="-0.005462">
                <text:p>-0.0054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0.038911">
                <text:p>0.038911</text:p>
              </table:table-cell>
              <table:table-cell office:value-type="float" office:value="0.084069">
                <text:p>0.0840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0.1294">
                <text:p>0.1294</text:p>
              </table:table-cell>
              <table:table-cell office:value-type="float" office:value="0.200114">
                <text:p>0.2001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0.155642">
                <text:p>0.155642</text:p>
              </table:table-cell>
              <table:table-cell office:value-type="float" office:value="0.186524">
                <text:p>0.1865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089585">
                <text:p>0.089585</text:p>
              </table:table-cell>
              <table:table-cell office:value-type="float" office:value="0.055158">
                <text:p>0.0551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0.019455">
                <text:p>0.019455</text:p>
              </table:table-cell>
              <table:table-cell office:value-type="float" office:value="0.010259">
                <text:p>0.0102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0">
                <text:p>0</text:p>
              </table:table-cell>
              <table:table-cell office:value-type="float" office:value="0.003731">
                <text:p>0.0037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0">
                <text:p>0</text:p>
              </table:table-cell>
              <table:table-cell office:value-type="float" office:value="-0.023448">
                <text:p>-0.0234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-0.009911">
                <text:p>-0.009911</text:p>
              </table:table-cell>
              <table:table-cell office:value-type="float" office:value="-0.008127">
                <text:p>-0.0081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0.019455">
                <text:p>0.019455</text:p>
              </table:table-cell>
              <table:table-cell office:value-type="float" office:value="0.00493">
                <text:p>0.004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-0.019455">
                <text:p>-0.019455</text:p>
              </table:table-cell>
              <table:table-cell office:value-type="float" office:value="-0.01652">
                <text:p>-0.016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0.009926">
                <text:p>0.009926</text:p>
              </table:table-cell>
              <table:table-cell office:value-type="float" office:value="-0.019185">
                <text:p>-0.0191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-0.019455">
                <text:p>-0.019455</text:p>
              </table:table-cell>
              <table:table-cell office:value-type="float" office:value="-0.036105">
                <text:p>-0.036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0">
                <text:p>0</text:p>
              </table:table-cell>
              <table:table-cell office:value-type="float" office:value="-0.008793">
                <text:p>-0.0087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-0.009904">
                <text:p>-0.009904</text:p>
              </table:table-cell>
              <table:table-cell office:value-type="float" office:value="0.007994">
                <text:p>0.0079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">
                <text:p>0</text:p>
              </table:table-cell>
              <table:table-cell office:value-type="float" office:value="-0.007327">
                <text:p>-0.0073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0">
                <text:p>0</text:p>
              </table:table-cell>
              <table:table-cell office:value-type="float" office:value="-0.019984">
                <text:p>-0.0199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">
                <text:p>0</text:p>
              </table:table-cell>
              <table:table-cell office:value-type="float" office:value="0.001732">
                <text:p>0.0017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009918">
                <text:p>0.009918</text:p>
              </table:table-cell>
              <table:table-cell office:value-type="float" office:value="0.007062">
                <text:p>0.0070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-0.009918">
                <text:p>-0.009918</text:p>
              </table:table-cell>
              <table:table-cell office:value-type="float" office:value="-0.019052">
                <text:p>-0.0190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  <table:table-cell office:value-type="float" office:value="0.007728">
                <text:p>0.0077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">
                <text:p>0</text:p>
              </table:table-cell>
              <table:table-cell office:value-type="float" office:value="-0.018785">
                <text:p>-0.0187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0">
                <text:p>0</text:p>
              </table:table-cell>
              <table:table-cell office:value-type="float" office:value="0.020252">
                <text:p>0.0202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0">
                <text:p>0</text:p>
              </table:table-cell>
              <table:table-cell office:value-type="float" office:value="0.007195">
                <text:p>0.0071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009918">
                <text:p>0.009918</text:p>
              </table:table-cell>
              <table:table-cell office:value-type="float" office:value="-0.006661">
                <text:p>-0.0066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9073">
                <text:p>-0.090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149858">
                <text:p>-0.149858</text:p>
              </table:table-cell>
              <table:table-cell office:value-type="float" office:value="-0.213036">
                <text:p>-0.2130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-0.214008">
                <text:p>-0.214008</text:p>
              </table:table-cell>
              <table:table-cell office:value-type="float" office:value="-0.19505">
                <text:p>-0.195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46554">
                <text:p>-0.1465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1295">
                <text:p>-0.12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-0.109614">
                <text:p>-0.109614</text:p>
              </table:table-cell>
              <table:table-cell office:value-type="float" office:value="-0.161476">
                <text:p>-0.1614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27102">
                <text:p>-0.1271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-0.19167">
                <text:p>-0.19167</text:p>
              </table:table-cell>
              <table:table-cell office:value-type="float" office:value="-0.223428">
                <text:p>-0.2234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096859">
                <text:p>-0.0968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02932">
                <text:p>0.0029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">
                <text:p>0</text:p>
              </table:table-cell>
              <table:table-cell office:value-type="float" office:value="0.000533000000000002">
                <text:p>0.0005330000000000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.058366">
                <text:p>0.058366</text:p>
              </table:table-cell>
              <table:table-cell office:value-type="float" office:value="-0.126569">
                <text:p>-0.1265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-0.221082">
                <text:p>-0.221082</text:p>
              </table:table-cell>
              <table:table-cell office:value-type="float" office:value="-0.542117">
                <text:p>-0.5421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-0.562154">
                <text:p>-0.562154</text:p>
              </table:table-cell>
              <table:table-cell office:value-type="float" office:value="-0.7822">
                <text:p>-0.78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-0.583658">
                <text:p>-0.583658</text:p>
              </table:table-cell>
              <table:table-cell office:value-type="float" office:value="-0.618326">
                <text:p>-0.6183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003996">
                <text:p>-0.0039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">
                <text:p>0</text:p>
              </table:table-cell>
              <table:table-cell office:value-type="float" office:value="0.003065">
                <text:p>0.0030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106585">
                <text:p>-0.1065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-0.173244">
                <text:p>-0.173244</text:p>
              </table:table-cell>
              <table:table-cell office:value-type="float" office:value="-0.142957">
                <text:p>-0.1429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-0.029646">
                <text:p>-0.029646</text:p>
              </table:table-cell>
              <table:table-cell office:value-type="float" office:value="-0.024381">
                <text:p>-0.0243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0">
                <text:p>0</text:p>
              </table:table-cell>
              <table:table-cell office:value-type="float" office:value="-0.008393">
                <text:p>-0.0083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53825">
                <text:p>-0.0538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130433">
                <text:p>-0.1304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203444">
                <text:p>-0.2034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-0.175097">
                <text:p>-0.175097</text:p>
              </table:table-cell>
              <table:table-cell office:value-type="float" office:value="-0.176264">
                <text:p>-0.1762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-0.170381">
                <text:p>-0.170381</text:p>
              </table:table-cell>
              <table:table-cell office:value-type="float" office:value="-0.196516">
                <text:p>-0.1965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-0.16961">
                <text:p>-0.16961</text:p>
              </table:table-cell>
              <table:table-cell office:value-type="float" office:value="-0.163341">
                <text:p>-0.1633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108317">
                <text:p>-0.1083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-0.089585">
                <text:p>-0.089585</text:p>
              </table:table-cell>
              <table:table-cell office:value-type="float" office:value="-0.105119">
                <text:p>-0.1051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-0.109614">
                <text:p>-0.109614</text:p>
              </table:table-cell>
              <table:table-cell office:value-type="float" office:value="-0.136961">
                <text:p>-0.1369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23905">
                <text:p>-0.1239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-0.109748">
                <text:p>-0.109748</text:p>
              </table:table-cell>
              <table:table-cell office:value-type="float" office:value="-0.123105">
                <text:p>-0.1231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26303">
                <text:p>-0.1263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-0.109896">
                <text:p>-0.109896</text:p>
              </table:table-cell>
              <table:table-cell office:value-type="float" office:value="-0.146021">
                <text:p>-0.1460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71068">
                <text:p>-0.1710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8639">
                <text:p>-0.186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-0.129702">
                <text:p>-0.129702</text:p>
              </table:table-cell>
              <table:table-cell office:value-type="float" office:value="-0.13896">
                <text:p>-0.138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2931">
                <text:p>-0.029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">
                <text:p>0</text:p>
              </table:table-cell>
              <table:table-cell office:value-type="float" office:value="-0.008393">
                <text:p>-0.0083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">
                <text:p>0</text:p>
              </table:table-cell>
              <table:table-cell office:value-type="float" office:value="0.005196">
                <text:p>0.0051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.009904">
                <text:p>0.009904</text:p>
              </table:table-cell>
              <table:table-cell office:value-type="float" office:value="-0.002531">
                <text:p>-0.0025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-0.009911">
                <text:p>-0.009911</text:p>
              </table:table-cell>
              <table:table-cell office:value-type="float" office:value="-0.009059">
                <text:p>-0.0090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">
                <text:p>0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-0.009911">
                <text:p>-0.009911</text:p>
              </table:table-cell>
              <table:table-cell office:value-type="float" office:value="0.010925">
                <text:p>0.0109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0.009918">
                <text:p>0.009918</text:p>
              </table:table-cell>
              <table:table-cell office:value-type="float" office:value="-0.003197">
                <text:p>-0.0031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-0.009918">
                <text:p>-0.009918</text:p>
              </table:table-cell>
              <table:table-cell office:value-type="float" office:value="0.015455">
                <text:p>0.015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">
                <text:p>0</text:p>
              </table:table-cell>
              <table:table-cell office:value-type="float" office:value="0.013723">
                <text:p>0.0137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">
                <text:p>0</text:p>
              </table:table-cell>
              <table:table-cell office:value-type="float" office:value="0.014523">
                <text:p>0.0145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0.019455">
                <text:p>0.019455</text:p>
              </table:table-cell>
              <table:table-cell office:value-type="float" office:value="0.009193">
                <text:p>0.0091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.009918">
                <text:p>0.009918</text:p>
              </table:table-cell>
              <table:table-cell office:value-type="float" office:value="0.021984">
                <text:p>0.0219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-0.009918">
                <text:p>-0.009918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0.009911">
                <text:p>0.009911</text:p>
              </table:table-cell>
              <table:table-cell office:value-type="float" office:value="0.000267000000000003">
                <text:p>0.0002670000000000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0">
                <text:p>0</text:p>
              </table:table-cell>
              <table:table-cell office:value-type="float" office:value="-0.002398">
                <text:p>-0.0023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0.009918">
                <text:p>0.009918</text:p>
              </table:table-cell>
              <table:table-cell office:value-type="float" office:value="-0.00386299999999999">
                <text:p>-0.003862999999999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0.019455">
                <text:p>0.019455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">
                <text:p>0</text:p>
              </table:table-cell>
              <table:table-cell office:value-type="float" office:value="0.000667000000000004">
                <text:p>0.0006670000000000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">
                <text:p>0</text:p>
              </table:table-cell>
              <table:table-cell office:value-type="float" office:value="-0.010392">
                <text:p>-0.0103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0">
                <text:p>0</text:p>
              </table:table-cell>
              <table:table-cell office:value-type="float" office:value="-0.026646">
                <text:p>-0.0266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-0.069483">
                <text:p>-0.069483</text:p>
              </table:table-cell>
              <table:table-cell office:value-type="float" office:value="-0.087133">
                <text:p>-0.0871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089684">
                <text:p>-0.089684</text:p>
              </table:table-cell>
              <table:table-cell office:value-type="float" office:value="-0.143356">
                <text:p>-0.1433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-0.170381">
                <text:p>-0.170381</text:p>
              </table:table-cell>
              <table:table-cell office:value-type="float" office:value="-0.220231">
                <text:p>-0.2202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-0.190426">
                <text:p>-0.190426</text:p>
              </table:table-cell>
              <table:table-cell office:value-type="float" office:value="-0.208906">
                <text:p>-0.2089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73733">
                <text:p>-0.1737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-0.129544">
                <text:p>-0.129544</text:p>
              </table:table-cell>
              <table:table-cell office:value-type="float" office:value="-0.15628">
                <text:p>-0.156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-0.109614">
                <text:p>-0.109614</text:p>
              </table:table-cell>
              <table:table-cell office:value-type="float" office:value="-0.132698">
                <text:p>-0.1326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-0.109614">
                <text:p>-0.109614</text:p>
              </table:table-cell>
              <table:table-cell office:value-type="float" office:value="-0.135096">
                <text:p>-0.1350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-0.109748">
                <text:p>-0.109748</text:p>
              </table:table-cell>
              <table:table-cell office:value-type="float" office:value="-0.126836">
                <text:p>-0.1268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29634">
                <text:p>-0.1296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13856">
                <text:p>-0.138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0906">
                <text:p>0.009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.019455">
                <text:p>0.019455</text:p>
              </table:table-cell>
              <table:table-cell office:value-type="float" office:value="0.000800000000000002">
                <text:p>0.0008000000000000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0">
                <text:p>0</text:p>
              </table:table-cell>
              <table:table-cell office:value-type="float" office:value="-0.000531999999999998">
                <text:p>-0.0005319999999999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0">
                <text:p>0</text:p>
              </table:table-cell>
              <table:table-cell office:value-type="float" office:value="0.000400000000000001">
                <text:p>0.0004000000000000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0">
                <text:p>0</text:p>
              </table:table-cell>
              <table:table-cell office:value-type="float" office:value="-0.001465">
                <text:p>-0.0014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-0.019455">
                <text:p>-0.019455</text:p>
              </table:table-cell>
              <table:table-cell office:value-type="float" office:value="-0.049029">
                <text:p>-0.0490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166539">
                <text:p>-0.1665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-0.214008">
                <text:p>-0.214008</text:p>
              </table:table-cell>
              <table:table-cell office:value-type="float" office:value="-0.459514">
                <text:p>-0.4595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-0.447471">
                <text:p>-0.447471</text:p>
              </table:table-cell>
              <table:table-cell office:value-type="float" office:value="-0.646704">
                <text:p>-0.6467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-0.493864">
                <text:p>-0.493864</text:p>
              </table:table-cell>
              <table:table-cell office:value-type="float" office:value="-0.608733">
                <text:p>-0.6087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-0.40856">
                <text:p>-0.40856</text:p>
              </table:table-cell>
              <table:table-cell office:value-type="float" office:value="-0.464577">
                <text:p>-0.4645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-0.302637">
                <text:p>-0.302637</text:p>
              </table:table-cell>
              <table:table-cell office:value-type="float" office:value="-0.305499">
                <text:p>-0.3054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-0.233463">
                <text:p>-0.233463</text:p>
              </table:table-cell>
              <table:table-cell office:value-type="float" office:value="-0.26473">
                <text:p>-0.264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-0.291829">
                <text:p>-0.291829</text:p>
              </table:table-cell>
              <table:table-cell office:value-type="float" office:value="-0.372781">
                <text:p>-0.3727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-0.36965">
                <text:p>-0.36965</text:p>
              </table:table-cell>
              <table:table-cell office:value-type="float" office:value="-0.489358">
                <text:p>-0.4893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-0.40856">
                <text:p>-0.40856</text:p>
              </table:table-cell>
              <table:table-cell office:value-type="float" office:value="-0.455384">
                <text:p>-0.4553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-0.350195">
                <text:p>-0.350195</text:p>
              </table:table-cell>
              <table:table-cell office:value-type="float" office:value="-0.386237">
                <text:p>-0.3862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0">
                <text:p>0</text:p>
              </table:table-cell>
              <table:table-cell office:value-type="float" office:value="0.00453">
                <text:p>0.004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0">
                <text:p>0</text:p>
              </table:table-cell>
              <table:table-cell office:value-type="float" office:value="-0.000399">
                <text:p>-0.0003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0">
                <text:p>0</text:p>
              </table:table-cell>
              <table:table-cell office:value-type="float" office:value="0.001333">
                <text:p>0.001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">
                <text:p>0</text:p>
              </table:table-cell>
              <table:table-cell office:value-type="float" office:value="-0.000132999999999998">
                <text:p>-0.0001329999999999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102987">
                <text:p>-0.1029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-0.194553">
                <text:p>-0.194553</text:p>
              </table:table-cell>
              <table:table-cell office:value-type="float" office:value="-0.14762">
                <text:p>-0.147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46687">
                <text:p>-0.1466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40159">
                <text:p>-0.1401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-0.010476">
                <text:p>-0.010476</text:p>
              </table:table-cell>
              <table:table-cell office:value-type="float" office:value="0.013457">
                <text:p>0.0134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04131">
                <text:p>0.0041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0">
                <text:p>0</text:p>
              </table:table-cell>
              <table:table-cell office:value-type="float" office:value="-0.002664">
                <text:p>-0.0026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0">
                <text:p>0</text:p>
              </table:table-cell>
              <table:table-cell office:value-type="float" office:value="0.001732">
                <text:p>0.0017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0">
                <text:p>0</text:p>
              </table:table-cell>
              <table:table-cell office:value-type="float" office:value="0.002665">
                <text:p>0.0026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0">
                <text:p>0</text:p>
              </table:table-cell>
              <table:table-cell office:value-type="float" office:value="0.001732">
                <text:p>0.0017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0">
                <text:p>0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0">
                <text:p>0</text:p>
              </table:table-cell>
              <table:table-cell office:value-type="float" office:value="0.000800000000000002">
                <text:p>0.0008000000000000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0">
                <text:p>0</text:p>
              </table:table-cell>
              <table:table-cell office:value-type="float" office:value="-0.000132999999999998">
                <text:p>-0.0001329999999999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0">
                <text:p>0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">
                <text:p>0</text:p>
              </table:table-cell>
              <table:table-cell office:value-type="float" office:value="-0.001998">
                <text:p>-0.0019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0">
                <text:p>0</text:p>
              </table:table-cell>
              <table:table-cell office:value-type="float" office:value="0.001732">
                <text:p>0.0017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00134000000000002">
                <text:p>0.0001340000000000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0">
                <text:p>0</text:p>
              </table:table-cell>
              <table:table-cell office:value-type="float" office:value="0.002798">
                <text:p>0.0027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0">
                <text:p>0</text:p>
              </table:table-cell>
              <table:table-cell office:value-type="float" office:value="-0.001065">
                <text:p>-0.0010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0">
                <text:p>0</text:p>
              </table:table-cell>
              <table:table-cell office:value-type="float" office:value="-0.001465">
                <text:p>-0.0014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0">
                <text:p>0</text:p>
              </table:table-cell>
              <table:table-cell office:value-type="float" office:value="-0.001332">
                <text:p>-0.0013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0">
                <text:p>0</text:p>
              </table:table-cell>
              <table:table-cell office:value-type="float" office:value="-0.000265999999999999">
                <text:p>-0.0002659999999999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0">
                <text:p>0</text:p>
              </table:table-cell>
              <table:table-cell office:value-type="float" office:value="0.002798">
                <text:p>0.0027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0">
                <text:p>0</text:p>
              </table:table-cell>
              <table:table-cell office:value-type="float" office:value="-0.106451">
                <text:p>-0.1064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-0.194553">
                <text:p>-0.194553</text:p>
              </table:table-cell>
              <table:table-cell office:value-type="float" office:value="-0.28245">
                <text:p>-0.282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007727">
                <text:p>-0.0077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0">
                <text:p>0</text:p>
              </table:table-cell>
              <table:table-cell office:value-type="float" office:value="0.002532">
                <text:p>0.0025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0">
                <text:p>0</text:p>
              </table:table-cell>
              <table:table-cell office:value-type="float" office:value="0.003331">
                <text:p>0.0033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">
                <text:p>0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0">
                <text:p>0</text:p>
              </table:table-cell>
              <table:table-cell office:value-type="float" office:value="0.003198">
                <text:p>0.0031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0">
                <text:p>0</text:p>
              </table:table-cell>
              <table:table-cell office:value-type="float" office:value="0.000267000000000003">
                <text:p>0.0002670000000000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0">
                <text:p>0</text:p>
              </table:table-cell>
              <table:table-cell office:value-type="float" office:value="-0.000931999999999999">
                <text:p>-0.0009319999999999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">
                <text:p>0</text:p>
              </table:table-cell>
              <table:table-cell office:value-type="float" office:value="0.002532">
                <text:p>0.0025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-0.09987">
                <text:p>-0.09987</text:p>
              </table:table-cell>
              <table:table-cell office:value-type="float" office:value="-0.005462">
                <text:p>-0.0054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0.008843">
                <text:p>0.008843</text:p>
              </table:table-cell>
              <table:table-cell office:value-type="float" office:value="-0.017719">
                <text:p>-0.0177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0">
                <text:p>0</text:p>
              </table:table-cell>
              <table:table-cell office:value-type="float" office:value="0.000400000000000001">
                <text:p>0.0004000000000000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0">
                <text:p>0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0">
                <text:p>0</text:p>
              </table:table-cell>
              <table:table-cell office:value-type="float" office:value="0.003997">
                <text:p>0.0039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-0.009392">
                <text:p>-0.009392</text:p>
              </table:table-cell>
              <table:table-cell office:value-type="float" office:value="0.009593">
                <text:p>0.0095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-0.067161">
                <text:p>-0.067161</text:p>
              </table:table-cell>
              <table:table-cell office:value-type="float" office:value="-0.061686">
                <text:p>-0.0616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0">
                <text:p>0</text:p>
              </table:table-cell>
              <table:table-cell office:value-type="float" office:value="-0.006528">
                <text:p>-0.0065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-0">
                <text:p>-0</text:p>
              </table:table-cell>
              <table:table-cell office:value-type="float" office:value="-0.001865">
                <text:p>-0.0018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0">
                <text:p>0</text:p>
              </table:table-cell>
              <table:table-cell office:value-type="float" office:value="-0.001598">
                <text:p>-0.0015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0">
                <text:p>0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0">
                <text:p>0</text:p>
              </table:table-cell>
              <table:table-cell office:value-type="float" office:value="0.008261">
                <text:p>0.0082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-0">
                <text:p>-0</text:p>
              </table:table-cell>
              <table:table-cell office:value-type="float" office:value="0.012791">
                <text:p>0.0127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0.097276">
                <text:p>0.097276</text:p>
              </table:table-cell>
              <table:table-cell office:value-type="float" office:value="0.225561">
                <text:p>0.2255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0.311284">
                <text:p>0.311284</text:p>
              </table:table-cell>
              <table:table-cell office:value-type="float" office:value="0.411419">
                <text:p>0.4114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0.350195">
                <text:p>0.350195</text:p>
              </table:table-cell>
              <table:table-cell office:value-type="float" office:value="0.176399">
                <text:p>0.1763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-0.009877">
                <text:p>-0.009877</text:p>
              </table:table-cell>
              <table:table-cell office:value-type="float" office:value="-0.101788">
                <text:p>-0.1017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0">
                <text:p>0</text:p>
              </table:table-cell>
              <table:table-cell office:value-type="float" office:value="0.006129">
                <text:p>0.0061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0">
                <text:p>0</text:p>
              </table:table-cell>
              <table:table-cell office:value-type="float" office:value="0.001866">
                <text:p>0.0018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0">
                <text:p>0</text:p>
              </table:table-cell>
              <table:table-cell office:value-type="float" office:value="0.000533000000000002">
                <text:p>0.0005330000000000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0">
                <text:p>0</text:p>
              </table:table-cell>
              <table:table-cell office:value-type="float" office:value="0.000400000000000001">
                <text:p>0.0004000000000000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058366">
                <text:p>0.058366</text:p>
              </table:table-cell>
              <table:table-cell office:value-type="float" office:value="-0.150018">
                <text:p>-0.1500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-0.252918">
                <text:p>-0.252918</text:p>
              </table:table-cell>
              <table:table-cell office:value-type="float" office:value="-0.3913">
                <text:p>-0.39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-0.389105">
                <text:p>-0.389105</text:p>
              </table:table-cell>
              <table:table-cell office:value-type="float" office:value="-0.310295">
                <text:p>-0.3102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-0.143598">
                <text:p>-0.143598</text:p>
              </table:table-cell>
              <table:table-cell office:value-type="float" office:value="-0.016787">
                <text:p>-0.0167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0.077821">
                <text:p>0.077821</text:p>
              </table:table-cell>
              <table:table-cell office:value-type="float" office:value="0.118843">
                <text:p>0.1188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0.009079">
                <text:p>0.009079</text:p>
              </table:table-cell>
              <table:table-cell office:value-type="float" office:value="-0.009059">
                <text:p>-0.0090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0">
                <text:p>0</text:p>
              </table:table-cell>
              <table:table-cell office:value-type="float" office:value="0.002399">
                <text:p>0.0023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0.019455">
                <text:p>0.019455</text:p>
              </table:table-cell>
              <table:table-cell office:value-type="float" office:value="0.011192">
                <text:p>0.0111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0">
                <text:p>0</text:p>
              </table:table-cell>
              <table:table-cell office:value-type="float" office:value="-0.001732">
                <text:p>-0.0017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0">
                <text:p>0</text:p>
              </table:table-cell>
              <table:table-cell office:value-type="float" office:value="-0.000666">
                <text:p>-0.0006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0">
                <text:p>0</text:p>
              </table:table-cell>
              <table:table-cell office:value-type="float" office:value="0.001866">
                <text:p>0.0018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0">
                <text:p>0</text:p>
              </table:table-cell>
              <table:table-cell office:value-type="float" office:value="0.001732">
                <text:p>0.0017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0">
                <text:p>0</text:p>
              </table:table-cell>
              <table:table-cell office:value-type="float" office:value="-0.001598">
                <text:p>-0.0015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0">
                <text:p>0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0">
                <text:p>0</text:p>
              </table:table-cell>
              <table:table-cell office:value-type="float" office:value="0.000533000000000002">
                <text:p>0.0005330000000000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0">
                <text:p>0</text:p>
              </table:table-cell>
              <table:table-cell office:value-type="float" office:value="0.001866">
                <text:p>0.0018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0">
                <text:p>0</text:p>
              </table:table-cell>
              <table:table-cell office:value-type="float" office:value="-0.003064">
                <text:p>-0.0030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0">
                <text:p>0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0">
                <text:p>0</text:p>
              </table:table-cell>
              <table:table-cell office:value-type="float" office:value="0.004797">
                <text:p>0.0047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0">
                <text:p>0</text:p>
              </table:table-cell>
              <table:table-cell office:value-type="float" office:value="0.002132">
                <text:p>0.0021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0">
                <text:p>0</text:p>
              </table:table-cell>
              <table:table-cell office:value-type="float" office:value="0.000800000000000002">
                <text:p>0.00080000000000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0">
                <text:p>0</text:p>
              </table:table-cell>
              <table:table-cell office:value-type="float" office:value="0.000267000000000003">
                <text:p>0.0002670000000000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151">
                <text:p>88151</text:p>
              </table:table-cell>
              <table:table-cell office:value-type="float" office:value="0">
                <text:p>0</text:p>
              </table:table-cell>
              <table:table-cell office:value-type="float" office:value="0.000267000000000003">
                <text:p>0.0002670000000000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408">
                <text:p>88408</text:p>
              </table:table-cell>
              <table:table-cell office:value-type="float" office:value="0">
                <text:p>0</text:p>
              </table:table-cell>
              <table:table-cell office:value-type="float" office:value="0.001732">
                <text:p>0.0017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665">
                <text:p>88665</text:p>
              </table:table-cell>
              <table:table-cell office:value-type="float" office:value="0">
                <text:p>0</text:p>
              </table:table-cell>
              <table:table-cell office:value-type="float" office:value="0.002665">
                <text:p>0.0026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922">
                <text:p>88922</text:p>
              </table:table-cell>
              <table:table-cell office:value-type="float" office:value="0">
                <text:p>0</text:p>
              </table:table-cell>
              <table:table-cell office:value-type="float" office:value="0.003065">
                <text:p>0.0030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179">
                <text:p>89179</text:p>
              </table:table-cell>
              <table:table-cell office:value-type="float" office:value="0">
                <text:p>0</text:p>
              </table:table-cell>
              <table:table-cell office:value-type="float" office:value="-0.000798999999999998">
                <text:p>-0.0007989999999999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436">
                <text:p>89436</text:p>
              </table:table-cell>
              <table:table-cell office:value-type="float" office:value="0">
                <text:p>0</text:p>
              </table:table-cell>
              <table:table-cell office:value-type="float" office:value="0.003198">
                <text:p>0.0031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693">
                <text:p>89693</text:p>
              </table:table-cell>
              <table:table-cell office:value-type="float" office:value="0">
                <text:p>0</text:p>
              </table:table-cell>
              <table:table-cell office:value-type="float" office:value="0.002265">
                <text:p>0.0022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950">
                <text:p>89950</text:p>
              </table:table-cell>
              <table:table-cell office:value-type="float" office:value="0">
                <text:p>0</text:p>
              </table:table-cell>
              <table:table-cell office:value-type="float" office:value="0.003731">
                <text:p>0.00373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207">
                <text:p>90207</text:p>
              </table:table-cell>
              <table:table-cell office:value-type="float" office:value="0">
                <text:p>0</text:p>
              </table:table-cell>
              <table:table-cell office:value-type="float" office:value="0.000533000000000002">
                <text:p>0.0005330000000000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464">
                <text:p>90464</text:p>
              </table:table-cell>
              <table:table-cell office:value-type="float" office:value="0">
                <text:p>0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721">
                <text:p>90721</text:p>
              </table:table-cell>
              <table:table-cell office:value-type="float" office:value="0">
                <text:p>0</text:p>
              </table:table-cell>
              <table:table-cell office:value-type="float" office:value="0.000800000000000002">
                <text:p>0.0008000000000000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0978">
                <text:p>90978</text:p>
              </table:table-cell>
              <table:table-cell office:value-type="float" office:value="0">
                <text:p>0</text:p>
              </table:table-cell>
              <table:table-cell office:value-type="float" office:value="-0.000931999999999999">
                <text:p>-0.0009319999999999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1235">
                <text:p>91235</text:p>
              </table:table-cell>
              <table:table-cell office:value-type="float" office:value="0">
                <text:p>0</text:p>
              </table:table-cell>
              <table:table-cell office:value-type="float" office:value="-0.000265999999999999">
                <text:p>-0.0002659999999999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492">
                <text:p>91492</text:p>
              </table:table-cell>
              <table:table-cell office:value-type="float" office:value="0">
                <text:p>0</text:p>
              </table:table-cell>
              <table:table-cell office:value-type="float" office:value="0.002798">
                <text:p>0.0027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749">
                <text:p>91749</text:p>
              </table:table-cell>
              <table:table-cell office:value-type="float" office:value="0">
                <text:p>0</text:p>
              </table:table-cell>
              <table:table-cell office:value-type="float" office:value="-0.001465">
                <text:p>-0.0014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2006">
                <text:p>92006</text:p>
              </table:table-cell>
              <table:table-cell office:value-type="float" office:value="0">
                <text:p>0</text:p>
              </table:table-cell>
              <table:table-cell office:value-type="float" office:value="0.003598">
                <text:p>0.0035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2263">
                <text:p>92263</text:p>
              </table:table-cell>
              <table:table-cell office:value-type="float" office:value="0">
                <text:p>0</text:p>
              </table:table-cell>
              <table:table-cell office:value-type="float" office:value="-0.001598">
                <text:p>-0.0015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520">
                <text:p>92520</text:p>
              </table:table-cell>
              <table:table-cell office:value-type="float" office:value="0">
                <text:p>0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2777">
                <text:p>92777</text:p>
              </table:table-cell>
              <table:table-cell office:value-type="float" office:value="0">
                <text:p>0</text:p>
              </table:table-cell>
              <table:table-cell office:value-type="float" office:value="-0.001199">
                <text:p>-0.0011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3034">
                <text:p>93034</text:p>
              </table:table-cell>
              <table:table-cell office:value-type="float" office:value="0">
                <text:p>0</text:p>
              </table:table-cell>
              <table:table-cell office:value-type="float" office:value="0.000400000000000001">
                <text:p>0.0004000000000000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291">
                <text:p>93291</text:p>
              </table:table-cell>
              <table:table-cell office:value-type="float" office:value="0">
                <text:p>0</text:p>
              </table:table-cell>
              <table:table-cell office:value-type="float" office:value="0.004131">
                <text:p>0.0041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3548">
                <text:p>93548</text:p>
              </table:table-cell>
              <table:table-cell office:value-type="float" office:value="0">
                <text:p>0</text:p>
              </table:table-cell>
              <table:table-cell office:value-type="float" office:value="0.001466">
                <text:p>0.0014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3805">
                <text:p>93805</text:p>
              </table:table-cell>
              <table:table-cell office:value-type="float" office:value="0">
                <text:p>0</text:p>
              </table:table-cell>
              <table:table-cell office:value-type="float" office:value="0.001466">
                <text:p>0.0014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4062">
                <text:p>94062</text:p>
              </table:table-cell>
              <table:table-cell office:value-type="float" office:value="0">
                <text:p>0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4319">
                <text:p>94319</text:p>
              </table:table-cell>
              <table:table-cell office:value-type="float" office:value="0">
                <text:p>0</text:p>
              </table:table-cell>
              <table:table-cell office:value-type="float" office:value="0.000400000000000001">
                <text:p>0.0004000000000000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4576">
                <text:p>94576</text:p>
              </table:table-cell>
              <table:table-cell office:value-type="float" office:value="0">
                <text:p>0</text:p>
              </table:table-cell>
              <table:table-cell office:value-type="float" office:value="0.000800000000000002">
                <text:p>0.0008000000000000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4833">
                <text:p>94833</text:p>
              </table:table-cell>
              <table:table-cell office:value-type="float" office:value="0">
                <text:p>0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090">
                <text:p>95090</text:p>
              </table:table-cell>
              <table:table-cell office:value-type="float" office:value="0">
                <text:p>0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5347">
                <text:p>95347</text:p>
              </table:table-cell>
              <table:table-cell office:value-type="float" office:value="0">
                <text:p>0</text:p>
              </table:table-cell>
              <table:table-cell office:value-type="float" office:value="0.002265">
                <text:p>0.0022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5604">
                <text:p>95604</text:p>
              </table:table-cell>
              <table:table-cell office:value-type="float" office:value="0">
                <text:p>0</text:p>
              </table:table-cell>
              <table:table-cell office:value-type="float" office:value="0.002265">
                <text:p>0.0022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5861">
                <text:p>95861</text:p>
              </table:table-cell>
              <table:table-cell office:value-type="float" office:value="0">
                <text:p>0</text:p>
              </table:table-cell>
              <table:table-cell office:value-type="float" office:value="0.000667000000000004">
                <text:p>0.0006670000000000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118">
                <text:p>96118</text:p>
              </table:table-cell>
              <table:table-cell office:value-type="float" office:value="0">
                <text:p>0</text:p>
              </table:table-cell>
              <table:table-cell office:value-type="float" office:value="-0.001865">
                <text:p>-0.00186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375">
                <text:p>96375</text:p>
              </table:table-cell>
              <table:table-cell office:value-type="float" office:value="0">
                <text:p>0</text:p>
              </table:table-cell>
              <table:table-cell office:value-type="float" office:value="-0.000666">
                <text:p>-0.0006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632">
                <text:p>96632</text:p>
              </table:table-cell>
              <table:table-cell office:value-type="float" office:value="0">
                <text:p>0</text:p>
              </table:table-cell>
              <table:table-cell office:value-type="float" office:value="-0.003197">
                <text:p>-0.0031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889">
                <text:p>96889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7146">
                <text:p>97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403">
                <text:p>97403</text:p>
              </table:table-cell>
              <table:table-cell office:value-type="float" office:value="0">
                <text:p>0</text:p>
              </table:table-cell>
              <table:table-cell office:value-type="float" office:value="-0.001998">
                <text:p>-0.0019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660">
                <text:p>97660</text:p>
              </table:table-cell>
              <table:table-cell office:value-type="float" office:value="0">
                <text:p>0</text:p>
              </table:table-cell>
              <table:table-cell office:value-type="float" office:value="0.001066">
                <text:p>0.0010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917">
                <text:p>97917</text:p>
              </table:table-cell>
              <table:table-cell office:value-type="float" office:value="0">
                <text:p>0</text:p>
              </table:table-cell>
              <table:table-cell office:value-type="float" office:value="0.001866">
                <text:p>0.0018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174">
                <text:p>98174</text:p>
              </table:table-cell>
              <table:table-cell office:value-type="float" office:value="0">
                <text:p>0</text:p>
              </table:table-cell>
              <table:table-cell office:value-type="float" office:value="0.001066">
                <text:p>0.0010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431">
                <text:p>98431</text:p>
              </table:table-cell>
              <table:table-cell office:value-type="float" office:value="0">
                <text:p>0</text:p>
              </table:table-cell>
              <table:table-cell office:value-type="float" office:value="0.001866">
                <text:p>0.0018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688">
                <text:p>98688</text:p>
              </table:table-cell>
              <table:table-cell office:value-type="float" office:value="0">
                <text:p>0</text:p>
              </table:table-cell>
              <table:table-cell office:value-type="float" office:value="-0.001865">
                <text:p>-0.0018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945">
                <text:p>98945</text:p>
              </table:table-cell>
              <table:table-cell office:value-type="float" office:value="0">
                <text:p>0</text:p>
              </table:table-cell>
              <table:table-cell office:value-type="float" office:value="-0.000931999999999999">
                <text:p>-0.0009319999999999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202">
                <text:p>99202</text:p>
              </table:table-cell>
              <table:table-cell office:value-type="float" office:value="0">
                <text:p>0</text:p>
              </table:table-cell>
              <table:table-cell office:value-type="float" office:value="0.000400000000000001">
                <text:p>0.0004000000000000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459">
                <text:p>99459</text:p>
              </table:table-cell>
              <table:table-cell office:value-type="float" office:value="0">
                <text:p>0</text:p>
              </table:table-cell>
              <table:table-cell office:value-type="float" office:value="-0.001065">
                <text:p>-0.0010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716">
                <text:p>99716</text:p>
              </table:table-cell>
              <table:table-cell office:value-type="float" office:value="0">
                <text:p>0</text:p>
              </table:table-cell>
              <table:table-cell office:value-type="float" office:value="0.002532">
                <text:p>0.0025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973">
                <text:p>99973</text:p>
              </table:table-cell>
              <table:table-cell office:value-type="float" office:value="0">
                <text:p>0</text:p>
              </table:table-cell>
              <table:table-cell office:value-type="float" office:value="0.001732">
                <text:p>0.0017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230">
                <text:p>100230</text:p>
              </table:table-cell>
              <table:table-cell office:value-type="float" office:value="0">
                <text:p>0</text:p>
              </table:table-cell>
              <table:table-cell office:value-type="float" office:value="-0.001332">
                <text:p>-0.0013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487">
                <text:p>100487</text:p>
              </table:table-cell>
              <table:table-cell office:value-type="float" office:value="0">
                <text:p>0</text:p>
              </table:table-cell>
              <table:table-cell office:value-type="float" office:value="0.00453">
                <text:p>0.004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744">
                <text:p>100744</text:p>
              </table:table-cell>
              <table:table-cell office:value-type="float" office:value="0">
                <text:p>0</text:p>
              </table:table-cell>
              <table:table-cell office:value-type="float" office:value="0.000400000000000001">
                <text:p>0.0004000000000000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001">
                <text:p>101001</text:p>
              </table:table-cell>
              <table:table-cell office:value-type="float" office:value="0">
                <text:p>0</text:p>
              </table:table-cell>
              <table:table-cell office:value-type="float" office:value="0.001466">
                <text:p>0.0014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258">
                <text:p>101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515">
                <text:p>101515</text:p>
              </table:table-cell>
              <table:table-cell office:value-type="float" office:value="0">
                <text:p>0</text:p>
              </table:table-cell>
              <table:table-cell office:value-type="float" office:value="-0.002264">
                <text:p>-0.0022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772">
                <text:p>101772</text:p>
              </table:table-cell>
              <table:table-cell office:value-type="float" office:value="0">
                <text:p>0</text:p>
              </table:table-cell>
              <table:table-cell office:value-type="float" office:value="-0.000265999999999999">
                <text:p>-0.0002659999999999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2029">
                <text:p>102029</text:p>
              </table:table-cell>
              <table:table-cell office:value-type="float" office:value="0">
                <text:p>0</text:p>
              </table:table-cell>
              <table:table-cell office:value-type="float" office:value="-0.000399">
                <text:p>-0.0003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2286">
                <text:p>102286</text:p>
              </table:table-cell>
              <table:table-cell office:value-type="float" office:value="0">
                <text:p>0</text:p>
              </table:table-cell>
              <table:table-cell office:value-type="float" office:value="-0.001598">
                <text:p>-0.0015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543">
                <text:p>102543</text:p>
              </table:table-cell>
              <table:table-cell office:value-type="float" office:value="0">
                <text:p>0</text:p>
              </table:table-cell>
              <table:table-cell office:value-type="float" office:value="0.001333">
                <text:p>0.0013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2800">
                <text:p>102800</text:p>
              </table:table-cell>
              <table:table-cell office:value-type="float" office:value="0">
                <text:p>0</text:p>
              </table:table-cell>
              <table:table-cell office:value-type="float" office:value="0.000267000000000003">
                <text:p>0.0002670000000000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3057">
                <text:p>103057</text:p>
              </table:table-cell>
              <table:table-cell office:value-type="float" office:value="0">
                <text:p>0</text:p>
              </table:table-cell>
              <table:table-cell office:value-type="float" office:value="0.002532">
                <text:p>0.0025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314">
                <text:p>103314</text:p>
              </table:table-cell>
              <table:table-cell office:value-type="float" office:value="0">
                <text:p>0</text:p>
              </table:table-cell>
              <table:table-cell office:value-type="float" office:value="-0.000666">
                <text:p>-0.0006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3571">
                <text:p>103571</text:p>
              </table:table-cell>
              <table:table-cell office:value-type="float" office:value="0">
                <text:p>0</text:p>
              </table:table-cell>
              <table:table-cell office:value-type="float" office:value="0.002532">
                <text:p>0.0025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3828">
                <text:p>103828</text:p>
              </table:table-cell>
              <table:table-cell office:value-type="float" office:value="0">
                <text:p>0</text:p>
              </table:table-cell>
              <table:table-cell office:value-type="float" office:value="0.003864">
                <text:p>0.0038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085">
                <text:p>104085</text:p>
              </table:table-cell>
              <table:table-cell office:value-type="float" office:value="0">
                <text:p>0</text:p>
              </table:table-cell>
              <table:table-cell office:value-type="float" office:value="0.001066">
                <text:p>0.0010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342">
                <text:p>104342</text:p>
              </table:table-cell>
              <table:table-cell office:value-type="float" office:value="0">
                <text:p>0</text:p>
              </table:table-cell>
              <table:table-cell office:value-type="float" office:value="0.002665">
                <text:p>0.0026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599">
                <text:p>104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4856">
                <text:p>104856</text:p>
              </table:table-cell>
              <table:table-cell office:value-type="float" office:value="0">
                <text:p>0</text:p>
              </table:table-cell>
              <table:table-cell office:value-type="float" office:value="0.002532">
                <text:p>0.0025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5113">
                <text:p>105113</text:p>
              </table:table-cell>
              <table:table-cell office:value-type="float" office:value="0">
                <text:p>0</text:p>
              </table:table-cell>
              <table:table-cell office:value-type="float" office:value="0.001333">
                <text:p>0.0013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5370">
                <text:p>105370</text:p>
              </table:table-cell>
              <table:table-cell office:value-type="float" office:value="0">
                <text:p>0</text:p>
              </table:table-cell>
              <table:table-cell office:value-type="float" office:value="0.002532">
                <text:p>0.0025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5627">
                <text:p>105627</text:p>
              </table:table-cell>
              <table:table-cell office:value-type="float" office:value="0">
                <text:p>0</text:p>
              </table:table-cell>
              <table:table-cell office:value-type="float" office:value="0.003198">
                <text:p>0.0031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5884">
                <text:p>105884</text:p>
              </table:table-cell>
              <table:table-cell office:value-type="float" office:value="0">
                <text:p>0</text:p>
              </table:table-cell>
              <table:table-cell office:value-type="float" office:value="0.000800000000000002">
                <text:p>0.0008000000000000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6141">
                <text:p>106141</text:p>
              </table:table-cell>
              <table:table-cell office:value-type="float" office:value="0">
                <text:p>0</text:p>
              </table:table-cell>
              <table:table-cell office:value-type="float" office:value="0.000800000000000002">
                <text:p>0.0008000000000000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398">
                <text:p>106398</text:p>
              </table:table-cell>
              <table:table-cell office:value-type="float" office:value="0">
                <text:p>0</text:p>
              </table:table-cell>
              <table:table-cell office:value-type="float" office:value="-0.001598">
                <text:p>-0.0015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655">
                <text:p>106655</text:p>
              </table:table-cell>
              <table:table-cell office:value-type="float" office:value="0">
                <text:p>0</text:p>
              </table:table-cell>
              <table:table-cell office:value-type="float" office:value="-0.000666">
                <text:p>-0.0006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6912">
                <text:p>106912</text:p>
              </table:table-cell>
              <table:table-cell office:value-type="float" office:value="0">
                <text:p>0</text:p>
              </table:table-cell>
              <table:table-cell office:value-type="float" office:value="0.000134000000000002">
                <text:p>0.0001340000000000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7169">
                <text:p>107169</text:p>
              </table:table-cell>
              <table:table-cell office:value-type="float" office:value="0">
                <text:p>0</text:p>
              </table:table-cell>
              <table:table-cell office:value-type="float" office:value="-0.000666">
                <text:p>-0.0006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426">
                <text:p>107426</text:p>
              </table:table-cell>
              <table:table-cell office:value-type="float" office:value="0">
                <text:p>0</text:p>
              </table:table-cell>
              <table:table-cell office:value-type="float" office:value="0.000267000000000003">
                <text:p>0.0002670000000000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7683">
                <text:p>107683</text:p>
              </table:table-cell>
              <table:table-cell office:value-type="float" office:value="0">
                <text:p>0</text:p>
              </table:table-cell>
              <table:table-cell office:value-type="float" office:value="0.001732">
                <text:p>0.0017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940">
                <text:p>107940</text:p>
              </table:table-cell>
              <table:table-cell office:value-type="float" office:value="0">
                <text:p>0</text:p>
              </table:table-cell>
              <table:table-cell office:value-type="float" office:value="0.002132">
                <text:p>0.0021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8197">
                <text:p>108197</text:p>
              </table:table-cell>
              <table:table-cell office:value-type="float" office:value="0">
                <text:p>0</text:p>
              </table:table-cell>
              <table:table-cell office:value-type="float" office:value="0.000533000000000002">
                <text:p>0.0005330000000000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8454">
                <text:p>108454</text:p>
              </table:table-cell>
              <table:table-cell office:value-type="float" office:value="0">
                <text:p>0</text:p>
              </table:table-cell>
              <table:table-cell office:value-type="float" office:value="0.001066">
                <text:p>0.0010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8711">
                <text:p>108711</text:p>
              </table:table-cell>
              <table:table-cell office:value-type="float" office:value="0">
                <text:p>0</text:p>
              </table:table-cell>
              <table:table-cell office:value-type="float" office:value="-0.000531999999999998">
                <text:p>-0.0005319999999999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8968">
                <text:p>108968</text:p>
              </table:table-cell>
              <table:table-cell office:value-type="float" office:value="0">
                <text:p>0</text:p>
              </table:table-cell>
              <table:table-cell office:value-type="float" office:value="-0.001332">
                <text:p>-0.0013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9225">
                <text:p>109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482">
                <text:p>109482</text:p>
              </table:table-cell>
              <table:table-cell office:value-type="float" office:value="0">
                <text:p>0</text:p>
              </table:table-cell>
              <table:table-cell office:value-type="float" office:value="-0.001598">
                <text:p>-0.0015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9739">
                <text:p>109739</text:p>
              </table:table-cell>
              <table:table-cell office:value-type="float" office:value="0">
                <text:p>0</text:p>
              </table:table-cell>
              <table:table-cell office:value-type="float" office:value="-0.000399">
                <text:p>-0.0003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9996">
                <text:p>109996</text:p>
              </table:table-cell>
              <table:table-cell office:value-type="float" office:value="0">
                <text:p>0</text:p>
              </table:table-cell>
              <table:table-cell office:value-type="float" office:value="0.000134000000000002">
                <text:p>0.0001340000000000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0253">
                <text:p>110253</text:p>
              </table:table-cell>
              <table:table-cell office:value-type="float" office:value="0">
                <text:p>0</text:p>
              </table:table-cell>
              <table:table-cell office:value-type="float" office:value="-0.000399">
                <text:p>-0.0003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0510">
                <text:p>110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0767">
                <text:p>110767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1024">
                <text:p>111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1281">
                <text:p>111281</text:p>
              </table:table-cell>
              <table:table-cell office:value-type="float" office:value="0">
                <text:p>0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1538">
                <text:p>111538</text:p>
              </table:table-cell>
              <table:table-cell office:value-type="float" office:value="0">
                <text:p>0</text:p>
              </table:table-cell>
              <table:table-cell office:value-type="float" office:value="0.000533000000000002">
                <text:p>0.0005330000000000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1795">
                <text:p>111795</text:p>
              </table:table-cell>
              <table:table-cell office:value-type="float" office:value="0">
                <text:p>0</text:p>
              </table:table-cell>
              <table:table-cell office:value-type="float" office:value="0.001466">
                <text:p>0.0014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052">
                <text:p>112052</text:p>
              </table:table-cell>
              <table:table-cell office:value-type="float" office:value="0">
                <text:p>0</text:p>
              </table:table-cell>
              <table:table-cell office:value-type="float" office:value="0.000400000000000001">
                <text:p>0.0004000000000000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2309">
                <text:p>112309</text:p>
              </table:table-cell>
              <table:table-cell office:value-type="float" office:value="0">
                <text:p>0</text:p>
              </table:table-cell>
              <table:table-cell office:value-type="float" office:value="0.000533000000000002">
                <text:p>0.0005330000000000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2566">
                <text:p>112566</text:p>
              </table:table-cell>
              <table:table-cell office:value-type="float" office:value="0">
                <text:p>0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2823">
                <text:p>112823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3080">
                <text:p>113080</text:p>
              </table:table-cell>
              <table:table-cell office:value-type="float" office:value="0">
                <text:p>0</text:p>
              </table:table-cell>
              <table:table-cell office:value-type="float" office:value="-0.003064">
                <text:p>-0.0030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337">
                <text:p>113337</text:p>
              </table:table-cell>
              <table:table-cell office:value-type="float" office:value="0">
                <text:p>0</text:p>
              </table:table-cell>
              <table:table-cell office:value-type="float" office:value="-0.000666">
                <text:p>-0.0006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3594">
                <text:p>113594</text:p>
              </table:table-cell>
              <table:table-cell office:value-type="float" office:value="0">
                <text:p>0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3851">
                <text:p>113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svg:stroke-opacity="85%" draw:fill-color="#004586" draw:opacity="85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41cm" svg:height="13.375cm" xlink:href=".." xlink:type="simple" chart:class="chart:scatter" chart:style-name="ch1">
        <chart:legend chart:legend-position="end" svg:x="14.585cm" svg:y="6.139cm" style:legend-expansion="high" chart:style-name="ch2"/>
        <chart:plot-area chart:style-name="ch3" table:cell-range-address="Sheet1.A2:Sheet1.A443 Sheet1.H1:Sheet1.I443" chart:data-source-has-labels="row" svg:x="0.89cm" svg:y="1.203cm" svg:width="12.815cm" svg:height="11.485cm">
          <chartooo:coordinate-region svg:x="1.723cm" svg:y="1.402cm" svg:width="11.425cm" svg:height="11.0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443" chart:label-cell-address="Sheet1.H1:Sheet1.H1" chart:class="chart:scatter">
            <chart:domain table:cell-range-address="Sheet1.A2:Sheet1.A443"/>
            <chart:data-point chart:repeated="442"/>
          </chart:series>
          <chart:series chart:style-name="ch7" chart:values-cell-range-address="Sheet1.I2:Sheet1.I443" chart:label-cell-address="Sheet1.I1:Sheet1.I1" chart:class="chart:scatter">
            <chart:data-point chart:repeated="4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  <table:table-cell office:value-type="string">
                <text:p>acel_acelerometro_Y(m/s^2) com offse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443</svg:desc>
                </draw:g>
              </table:table-cell>
              <table:table-cell office:value-type="float" office:value="0">
                <text:p>0</text:p>
                <draw:g>
                  <svg:desc>Sheet1.H2:Sheet1.H443</svg:desc>
                </draw:g>
              </table:table-cell>
              <table:table-cell office:value-type="float" office:value="0.019154">
                <text:p>0.019154</text:p>
                <draw:g>
                  <svg:desc>Sheet1.I2:Sheet1.I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.064643">
                <text:p>0.0646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0.050278">
                <text:p>0.050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0.062249">
                <text:p>0.062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">
                <text:p>0</text:p>
              </table:table-cell>
              <table:table-cell office:value-type="float" office:value="0.02873">
                <text:p>0.02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0.021548">
                <text:p>0.021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">
                <text:p>0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">
                <text:p>0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.030281">
                <text:p>0.030281</text:p>
              </table:table-cell>
              <table:table-cell office:value-type="float" office:value="-0.859518">
                <text:p>-0.8595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0.287665">
                <text:p>0.287665</text:p>
              </table:table-cell>
              <table:table-cell office:value-type="float" office:value="0.1652">
                <text:p>0.1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.287665">
                <text:p>0.287665</text:p>
              </table:table-cell>
              <table:table-cell office:value-type="float" office:value="0.363919">
                <text:p>0.363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0">
                <text:p>0</text:p>
              </table:table-cell>
              <table:table-cell office:value-type="float" office:value="-0.292093">
                <text:p>-0.2920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-0.136262">
                <text:p>-0.136262</text:p>
              </table:table-cell>
              <table:table-cell office:value-type="float" office:value="-1.216254">
                <text:p>-1.2162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-0.105982">
                <text:p>-0.105982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-0.105982">
                <text:p>-0.105982</text:p>
              </table:table-cell>
              <table:table-cell office:value-type="float" office:value="0.347159">
                <text:p>0.3471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0.030281">
                <text:p>0.030281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.090842">
                <text:p>0.090842</text:p>
              </table:table-cell>
              <table:table-cell office:value-type="float" office:value="-0.464475">
                <text:p>-0.464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.060561">
                <text:p>0.060561</text:p>
              </table:table-cell>
              <table:table-cell office:value-type="float" office:value="0.227449">
                <text:p>0.227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-0.01514">
                <text:p>-0.01514</text:p>
              </table:table-cell>
              <table:table-cell office:value-type="float" office:value="0.672771">
                <text:p>0.672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-0.01514">
                <text:p>-0.01514</text:p>
              </table:table-cell>
              <table:table-cell office:value-type="float" office:value="0.237026">
                <text:p>0.237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-0.01514">
                <text:p>-0.01514</text:p>
              </table:table-cell>
              <table:table-cell office:value-type="float" office:value="-0.806846">
                <text:p>-0.806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">
                <text:p>0</text:p>
              </table:table-cell>
              <table:table-cell office:value-type="float" office:value="-1.525106">
                <text:p>-1.5251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">
                <text:p>0</text:p>
              </table:table-cell>
              <table:table-cell office:value-type="float" office:value="0.483629">
                <text:p>0.4836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">
                <text:p>0</text:p>
              </table:table-cell>
              <table:table-cell office:value-type="float" office:value="0.248997">
                <text:p>0.2489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0">
                <text:p>0</text:p>
              </table:table-cell>
              <table:table-cell office:value-type="float" office:value="-0.098162">
                <text:p>-0.098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.01514">
                <text:p>0.01514</text:p>
              </table:table-cell>
              <table:table-cell office:value-type="float" office:value="0.107739">
                <text:p>0.107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0">
                <text:p>0</text:p>
              </table:table-cell>
              <table:table-cell office:value-type="float" office:value="-0.172383">
                <text:p>-0.1723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0">
                <text:p>0</text:p>
              </table:table-cell>
              <table:table-cell office:value-type="float" office:value="0.433351">
                <text:p>0.4333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-0.01514">
                <text:p>-0.01514</text:p>
              </table:table-cell>
              <table:table-cell office:value-type="float" office:value="0.062249">
                <text:p>0.062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-0.01514">
                <text:p>-0.01514</text:p>
              </table:table-cell>
              <table:table-cell office:value-type="float" office:value="-0.174777">
                <text:p>-0.174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.01514">
                <text:p>0.01514</text:p>
              </table:table-cell>
              <table:table-cell office:value-type="float" office:value="-0.368707">
                <text:p>-0.3687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0.01514">
                <text:p>0.01514</text:p>
              </table:table-cell>
              <table:table-cell office:value-type="float" office:value="-0.438139">
                <text:p>-0.4381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.01514">
                <text:p>0.01514</text:p>
              </table:table-cell>
              <table:table-cell office:value-type="float" office:value="0.730232">
                <text:p>0.7302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-0.01514">
                <text:p>-0.01514</text:p>
              </table:table-cell>
              <table:table-cell office:value-type="float" office:value="0.758962">
                <text:p>0.758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-0.030281">
                <text:p>-0.030281</text:p>
              </table:table-cell>
              <table:table-cell office:value-type="float" office:value="-1.027112">
                <text:p>-1.027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0">
                <text:p>0</text:p>
              </table:table-cell>
              <table:table-cell office:value-type="float" office:value="0.225055">
                <text:p>0.2250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0.01514">
                <text:p>0.01514</text:p>
              </table:table-cell>
              <table:table-cell office:value-type="float" office:value="0.632069">
                <text:p>0.6320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0.01514">
                <text:p>0.01514</text:p>
              </table:table-cell>
              <table:table-cell office:value-type="float" office:value="1.312023">
                <text:p>1.3120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0">
                <text:p>0</text:p>
              </table:table-cell>
              <table:table-cell office:value-type="float" office:value="0.656011">
                <text:p>0.656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-0.01514">
                <text:p>-0.01514</text:p>
              </table:table-cell>
              <table:table-cell office:value-type="float" office:value="-0.909797">
                <text:p>-0.9097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">
                <text:p>0</text:p>
              </table:table-cell>
              <table:table-cell office:value-type="float" office:value="0.407014">
                <text:p>0.407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0">
                <text:p>0</text:p>
              </table:table-cell>
              <table:table-cell office:value-type="float" office:value="0.483629">
                <text:p>0.4836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0.01514">
                <text:p>0.01514</text:p>
              </table:table-cell>
              <table:table-cell office:value-type="float" office:value="0.146046">
                <text:p>0.1460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">
                <text:p>0</text:p>
              </table:table-cell>
              <table:table-cell office:value-type="float" office:value="-0.656011">
                <text:p>-0.6560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-0.030281">
                <text:p>-0.030281</text:p>
              </table:table-cell>
              <table:table-cell office:value-type="float" office:value="0.52433">
                <text:p>0.52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0.01514">
                <text:p>0.01514</text:p>
              </table:table-cell>
              <table:table-cell office:value-type="float" office:value="0.718261">
                <text:p>0.7182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0.01514">
                <text:p>0.01514</text:p>
              </table:table-cell>
              <table:table-cell office:value-type="float" office:value="-0.344765">
                <text:p>-0.3447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787692">
                <text:p>-0.787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0">
                <text:p>0</text:p>
              </table:table-cell>
              <table:table-cell office:value-type="float" office:value="0.220267">
                <text:p>0.2202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090842">
                <text:p>-0.090842</text:p>
              </table:table-cell>
              <table:table-cell office:value-type="float" office:value="0.260968">
                <text:p>0.2609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215478">
                <text:p>-0.2154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0.045421">
                <text:p>0.045421</text:p>
              </table:table-cell>
              <table:table-cell office:value-type="float" office:value="0.117316">
                <text:p>0.1173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045421">
                <text:p>0.045421</text:p>
              </table:table-cell>
              <table:table-cell office:value-type="float" office:value="0.220267">
                <text:p>0.220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0.01514">
                <text:p>0.01514</text:p>
              </table:table-cell>
              <table:table-cell office:value-type="float" office:value="0.316035">
                <text:p>0.3160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-0.01514">
                <text:p>-0.01514</text:p>
              </table:table-cell>
              <table:table-cell office:value-type="float" office:value="-0.265756">
                <text:p>-0.2657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-0.01514">
                <text:p>-0.01514</text:p>
              </table:table-cell>
              <table:table-cell office:value-type="float" office:value="-0.134075">
                <text:p>-0.1340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-0.01514">
                <text:p>-0.01514</text:p>
              </table:table-cell>
              <table:table-cell office:value-type="float" office:value="0.050278">
                <text:p>0.050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0.01514">
                <text:p>0.01514</text:p>
              </table:table-cell>
              <table:table-cell office:value-type="float" office:value="-0.366313">
                <text:p>-0.3663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0.01514">
                <text:p>0.01514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01514">
                <text:p>-0.01514</text:p>
              </table:table-cell>
              <table:table-cell office:value-type="float" office:value="-0.253785">
                <text:p>-0.2537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">
                <text:p>0</text:p>
              </table:table-cell>
              <table:table-cell office:value-type="float" office:value="-0.172383">
                <text:p>-0.1723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0.01514">
                <text:p>0.01514</text:p>
              </table:table-cell>
              <table:table-cell office:value-type="float" office:value="0.905008">
                <text:p>0.9050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">
                <text:p>0</text:p>
              </table:table-cell>
              <table:table-cell office:value-type="float" office:value="0.691924">
                <text:p>0.6919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026336">
                <text:p>-0.026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0.01514">
                <text:p>0.01514</text:p>
              </table:table-cell>
              <table:table-cell office:value-type="float" office:value="-0.102951">
                <text:p>-0.1029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0">
                <text:p>0</text:p>
              </table:table-cell>
              <table:table-cell office:value-type="float" office:value="0.464475">
                <text:p>0.464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0">
                <text:p>0</text:p>
              </table:table-cell>
              <table:table-cell office:value-type="float" office:value="0.948104">
                <text:p>0.948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548272">
                <text:p>-0.5482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0.030281">
                <text:p>0.030281</text:p>
              </table:table-cell>
              <table:table-cell office:value-type="float" office:value="-0.629675">
                <text:p>-0.629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0.030281">
                <text:p>0.030281</text:p>
              </table:table-cell>
              <table:table-cell office:value-type="float" office:value="-0.366313">
                <text:p>-0.3663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0">
                <text:p>0</text:p>
              </table:table-cell>
              <table:table-cell office:value-type="float" office:value="1.022324">
                <text:p>1.0223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060561">
                <text:p>-0.060561</text:p>
              </table:table-cell>
              <table:table-cell office:value-type="float" office:value="0.203507">
                <text:p>0.2035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337582">
                <text:p>-0.337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0.030281">
                <text:p>0.030281</text:p>
              </table:table-cell>
              <table:table-cell office:value-type="float" office:value="-0.141258">
                <text:p>-0.1412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045421">
                <text:p>0.045421</text:p>
              </table:table-cell>
              <table:table-cell office:value-type="float" office:value="-0.447716">
                <text:p>-0.4477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0.030281">
                <text:p>0.030281</text:p>
              </table:table-cell>
              <table:table-cell office:value-type="float" office:value="-0.122104">
                <text:p>-0.1221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59855">
                <text:p>0.0598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86191">
                <text:p>0.0861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">
                <text:p>0</text:p>
              </table:table-cell>
              <table:table-cell office:value-type="float" office:value="0.050278">
                <text:p>0.0502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0.01514">
                <text:p>0.01514</text:p>
              </table:table-cell>
              <table:table-cell office:value-type="float" office:value="-0.112527">
                <text:p>-0.1125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">
                <text:p>0</text:p>
              </table:table-cell>
              <table:table-cell office:value-type="float" office:value="0.21069">
                <text:p>0.210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0">
                <text:p>0</text:p>
              </table:table-cell>
              <table:table-cell office:value-type="float" office:value="-0.227449">
                <text:p>-0.2274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198719">
                <text:p>-0.1987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0.045421">
                <text:p>0.045421</text:p>
              </table:table-cell>
              <table:table-cell office:value-type="float" office:value="0.641646">
                <text:p>0.6416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01514">
                <text:p>-0.01514</text:p>
              </table:table-cell>
              <table:table-cell office:value-type="float" office:value="-0.086191">
                <text:p>-0.0861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">
                <text:p>0</text:p>
              </table:table-cell>
              <table:table-cell office:value-type="float" office:value="-0.289698">
                <text:p>-0.2896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0.030281">
                <text:p>0.030281</text:p>
              </table:table-cell>
              <table:table-cell office:value-type="float" office:value="-0.079009">
                <text:p>-0.0790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075701">
                <text:p>0.075701</text:p>
              </table:table-cell>
              <table:table-cell office:value-type="float" office:value="0.093374">
                <text:p>0.0933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0.030281">
                <text:p>0.030281</text:p>
              </table:table-cell>
              <table:table-cell office:value-type="float" office:value="0.277727">
                <text:p>0.2777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-0.01514">
                <text:p>-0.01514</text:p>
              </table:table-cell>
              <table:table-cell office:value-type="float" office:value="-0.718261">
                <text:p>-0.7182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-0.01514">
                <text:p>-0.01514</text:p>
              </table:table-cell>
              <table:table-cell office:value-type="float" office:value="-0.371101">
                <text:p>-0.3711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-0.01514">
                <text:p>-0.01514</text:p>
              </table:table-cell>
              <table:table-cell office:value-type="float" office:value="0.651223">
                <text:p>0.6512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01514">
                <text:p>-0.01514</text:p>
              </table:table-cell>
              <table:table-cell office:value-type="float" office:value="0.277727">
                <text:p>0.2777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.030281">
                <text:p>0.030281</text:p>
              </table:table-cell>
              <table:table-cell office:value-type="float" office:value="-0.435745">
                <text:p>-0.4357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0">
                <text:p>0</text:p>
              </table:table-cell>
              <table:table-cell office:value-type="float" office:value="0.464475">
                <text:p>0.4644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0">
                <text:p>0</text:p>
              </table:table-cell>
              <table:table-cell office:value-type="float" office:value="0.323217">
                <text:p>0.3232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-0.090842">
                <text:p>-0.090842</text:p>
              </table:table-cell>
              <table:table-cell office:value-type="float" office:value="0.057461">
                <text:p>0.0574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61531">
                <text:p>-0.615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075701">
                <text:p>-0.075701</text:p>
              </table:table-cell>
              <table:table-cell office:value-type="float" office:value="0.287304">
                <text:p>0.2873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0.045421">
                <text:p>0.045421</text:p>
              </table:table-cell>
              <table:table-cell office:value-type="float" office:value="-0.102951">
                <text:p>-0.1029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121122">
                <text:p>0.121122</text:p>
              </table:table-cell>
              <table:table-cell office:value-type="float" office:value="0.306458">
                <text:p>0.3064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0.030281">
                <text:p>0.030281</text:p>
              </table:table-cell>
              <table:table-cell office:value-type="float" office:value="-0.378284">
                <text:p>-0.3782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385466">
                <text:p>-0.3854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-0.075701">
                <text:p>-0.075701</text:p>
              </table:table-cell>
              <table:table-cell office:value-type="float" office:value="0.447716">
                <text:p>0.4477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045421">
                <text:p>-0.045421</text:p>
              </table:table-cell>
              <table:table-cell office:value-type="float" office:value="0.641646">
                <text:p>0.6416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0.030281">
                <text:p>0.030281</text:p>
              </table:table-cell>
              <table:table-cell office:value-type="float" office:value="0.067038">
                <text:p>0.0670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0.060561">
                <text:p>0.060561</text:p>
              </table:table-cell>
              <table:table-cell office:value-type="float" office:value="-0.153229">
                <text:p>-0.1532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030281">
                <text:p>0.030281</text:p>
              </table:table-cell>
              <table:table-cell office:value-type="float" office:value="0.112527">
                <text:p>0.1125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-0.01514">
                <text:p>-0.01514</text:p>
              </table:table-cell>
              <table:table-cell office:value-type="float" office:value="0.184354">
                <text:p>0.1843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21069">
                <text:p>-0.210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0">
                <text:p>0</text:p>
              </table:table-cell>
              <table:table-cell office:value-type="float" office:value="-0.593762">
                <text:p>-0.5937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57461">
                <text:p>0.0574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0.01514">
                <text:p>0.01514</text:p>
              </table:table-cell>
              <table:table-cell office:value-type="float" office:value="0.220267">
                <text:p>0.2202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01514">
                <text:p>-0.01514</text:p>
              </table:table-cell>
              <table:table-cell office:value-type="float" office:value="0.107739">
                <text:p>0.1077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-0.196824">
                <text:p>-0.196824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060561">
                <text:p>-0.060561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-0.01514">
                <text:p>-0.0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0.01514">
                <text:p>0.01514</text:p>
              </table:table-cell>
              <table:table-cell office:value-type="float" office:value="-0.225055">
                <text:p>-0.2250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0.045421">
                <text:p>0.045421</text:p>
              </table:table-cell>
              <table:table-cell office:value-type="float" office:value="-0.11971">
                <text:p>-0.119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0.075701">
                <text:p>0.075701</text:p>
              </table:table-cell>
              <table:table-cell office:value-type="float" office:value="-0.179565">
                <text:p>-0.1795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435745">
                <text:p>-0.4357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-0.136262">
                <text:p>-0.136262</text:p>
              </table:table-cell>
              <table:table-cell office:value-type="float" office:value="-0.04549">
                <text:p>-0.045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98162">
                <text:p>0.0981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83797">
                <text:p>0.0837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090842">
                <text:p>0.090842</text:p>
              </table:table-cell>
              <table:table-cell office:value-type="float" office:value="-0.493206">
                <text:p>-0.4932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0.01514">
                <text:p>0.01514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0">
                <text:p>0</text:p>
              </table:table-cell>
              <table:table-cell office:value-type="float" office:value="-0.100556">
                <text:p>-0.1005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0.030281">
                <text:p>0.030281</text:p>
              </table:table-cell>
              <table:table-cell office:value-type="float" office:value="0.337582">
                <text:p>0.3375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0.151403">
                <text:p>0.151403</text:p>
              </table:table-cell>
              <table:table-cell office:value-type="float" office:value="0.45011">
                <text:p>0.450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.242244">
                <text:p>0.242244</text:p>
              </table:table-cell>
              <table:table-cell office:value-type="float" office:value="1.015141">
                <text:p>1.0151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.045421">
                <text:p>0.045421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433351">
                <text:p>-0.4333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045421">
                <text:p>-0.045421</text:p>
              </table:table-cell>
              <table:table-cell office:value-type="float" office:value="0.21069">
                <text:p>0.210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059855">
                <text:p>-0.0598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356736">
                <text:p>-0.3567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-0.01514">
                <text:p>-0.01514</text:p>
              </table:table-cell>
              <table:table-cell office:value-type="float" office:value="-0.490811">
                <text:p>-0.4908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0.075701">
                <text:p>0.075701</text:p>
              </table:table-cell>
              <table:table-cell office:value-type="float" office:value="0.45011">
                <text:p>0.450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0.045421">
                <text:p>0.045421</text:p>
              </table:table-cell>
              <table:table-cell office:value-type="float" office:value="-0.557849">
                <text:p>-0.5578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030281">
                <text:p>-0.030281</text:p>
              </table:table-cell>
              <table:table-cell office:value-type="float" office:value="0.320823">
                <text:p>0.3208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304064">
                <text:p>-0.3040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0.030281">
                <text:p>0.030281</text:p>
              </table:table-cell>
              <table:table-cell office:value-type="float" office:value="-0.181959">
                <text:p>-0.1819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0.01514">
                <text:p>0.01514</text:p>
              </table:table-cell>
              <table:table-cell office:value-type="float" office:value="0.682347">
                <text:p>0.6823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-0.030281">
                <text:p>-0.030281</text:p>
              </table:table-cell>
              <table:table-cell office:value-type="float" office:value="0.351948">
                <text:p>0.3519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-0.060561">
                <text:p>-0.060561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060561">
                <text:p>0.060561</text:p>
              </table:table-cell>
              <table:table-cell office:value-type="float" office:value="-0.507571">
                <text:p>-0.5075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0.075701">
                <text:p>0.075701</text:p>
              </table:table-cell>
              <table:table-cell office:value-type="float" office:value="0.45011">
                <text:p>0.450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0">
                <text:p>0</text:p>
              </table:table-cell>
              <table:table-cell office:value-type="float" office:value="0.280122">
                <text:p>0.2801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-0.01514">
                <text:p>-0.01514</text:p>
              </table:table-cell>
              <table:table-cell office:value-type="float" office:value="-0.318429">
                <text:p>-0.3184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0.01514">
                <text:p>0.01514</text:p>
              </table:table-cell>
              <table:table-cell office:value-type="float" office:value="-0.280122">
                <text:p>-0.2801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0.01514">
                <text:p>0.01514</text:p>
              </table:table-cell>
              <table:table-cell office:value-type="float" office:value="0.167594">
                <text:p>0.1675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0">
                <text:p>0</text:p>
              </table:table-cell>
              <table:table-cell office:value-type="float" office:value="0.071826">
                <text:p>0.071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272939">
                <text:p>-0.2729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01514">
                <text:p>-0.01514</text:p>
              </table:table-cell>
              <table:table-cell office:value-type="float" office:value="-0.177171">
                <text:p>-0.1771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-0.01514">
                <text:p>-0.01514</text:p>
              </table:table-cell>
              <table:table-cell office:value-type="float" office:value="-0.301669">
                <text:p>-0.3016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0.030281">
                <text:p>0.030281</text:p>
              </table:table-cell>
              <table:table-cell office:value-type="float" office:value="0.268151">
                <text:p>0.2681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030281">
                <text:p>0.030281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-0.01514">
                <text:p>-0.01514</text:p>
              </table:table-cell>
              <table:table-cell office:value-type="float" office:value="-0.344765">
                <text:p>-0.3447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890643">
                <text:p>-0.8906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01514">
                <text:p>0.01514</text:p>
              </table:table-cell>
              <table:table-cell office:value-type="float" office:value="0.507571">
                <text:p>0.5075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">
                <text:p>0</text:p>
              </table:table-cell>
              <table:table-cell office:value-type="float" office:value="-0.275333">
                <text:p>-0.275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  <table:table-cell office:value-type="float" office:value="-0.292093">
                <text:p>-0.2920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">
                <text:p>0</text:p>
              </table:table-cell>
              <table:table-cell office:value-type="float" office:value="-0.699107">
                <text:p>-0.6991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0.01514">
                <text:p>0.01514</text:p>
              </table:table-cell>
              <table:table-cell office:value-type="float" office:value="-0.009577">
                <text:p>-0.0095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-0.030281">
                <text:p>-0.030281</text:p>
              </table:table-cell>
              <table:table-cell office:value-type="float" office:value="0.474052">
                <text:p>0.47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01514">
                <text:p>0.01514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14844">
                <text:p>-0.148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09098">
                <text:p>-0.090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-0.060561">
                <text:p>-0.060561</text:p>
              </table:table-cell>
              <table:table-cell office:value-type="float" office:value="0.21069">
                <text:p>0.21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045421">
                <text:p>0.045421</text:p>
              </table:table-cell>
              <table:table-cell office:value-type="float" office:value="0.306458">
                <text:p>0.3064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0.01514">
                <text:p>0.01514</text:p>
              </table:table-cell>
              <table:table-cell office:value-type="float" office:value="-0.339977">
                <text:p>-0.339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0.030281">
                <text:p>0.030281</text:p>
              </table:table-cell>
              <table:table-cell office:value-type="float" office:value="-0.426168">
                <text:p>-0.4261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0">
                <text:p>0</text:p>
              </table:table-cell>
              <table:table-cell office:value-type="float" office:value="0.390255">
                <text:p>0.3902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-0.105982">
                <text:p>-0.105982</text:p>
              </table:table-cell>
              <table:table-cell office:value-type="float" office:value="0.320823">
                <text:p>0.3208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402226">
                <text:p>-0.4022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196325">
                <text:p>-0.1963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.060561">
                <text:p>0.060561</text:p>
              </table:table-cell>
              <table:table-cell office:value-type="float" office:value="0.636858">
                <text:p>0.6368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-0.136262">
                <text:p>-0.136262</text:p>
              </table:table-cell>
              <table:table-cell office:value-type="float" office:value="1.000776">
                <text:p>1.0007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-0.060561">
                <text:p>-0.060561</text:p>
              </table:table-cell>
              <table:table-cell office:value-type="float" office:value="-1.151611">
                <text:p>-1.1516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0.075701">
                <text:p>0.075701</text:p>
              </table:table-cell>
              <table:table-cell office:value-type="float" office:value="-0.237026">
                <text:p>-0.2370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.045421">
                <text:p>0.045421</text:p>
              </table:table-cell>
              <table:table-cell office:value-type="float" office:value="-0.684742">
                <text:p>-0.6847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.01514">
                <text:p>0.01514</text:p>
              </table:table-cell>
              <table:table-cell office:value-type="float" office:value="-0.110133">
                <text:p>-0.1101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.030281">
                <text:p>0.030281</text:p>
              </table:table-cell>
              <table:table-cell office:value-type="float" office:value="-0.936133">
                <text:p>-0.9361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0.136262">
                <text:p>0.136262</text:p>
              </table:table-cell>
              <table:table-cell office:value-type="float" office:value="-0.347159">
                <text:p>-0.3471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0.317946">
                <text:p>0.317946</text:p>
              </table:table-cell>
              <table:table-cell office:value-type="float" office:value="0.596156">
                <text:p>0.5961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0.075701">
                <text:p>0.075701</text:p>
              </table:table-cell>
              <table:table-cell office:value-type="float" office:value="0.380678">
                <text:p>0.3806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-0.105982">
                <text:p>-0.105982</text:p>
              </table:table-cell>
              <table:table-cell office:value-type="float" office:value="-0.131681">
                <text:p>-0.1316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121122">
                <text:p>-0.121122</text:p>
              </table:table-cell>
              <table:table-cell office:value-type="float" office:value="-0.328006">
                <text:p>-0.3280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102951">
                <text:p>-0.1029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1652">
                <text:p>-0.16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.075701">
                <text:p>0.075701</text:p>
              </table:table-cell>
              <table:table-cell office:value-type="float" office:value="0.184354">
                <text:p>0.1843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0.045421">
                <text:p>0.045421</text:p>
              </table:table-cell>
              <table:table-cell office:value-type="float" office:value="-0.35913">
                <text:p>-0.359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0.030281">
                <text:p>0.030281</text:p>
              </table:table-cell>
              <table:table-cell office:value-type="float" office:value="-0.102951">
                <text:p>-0.1029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">
                <text:p>0</text:p>
              </table:table-cell>
              <table:table-cell office:value-type="float" office:value="-0.09098">
                <text:p>-0.090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-0.01514">
                <text:p>-0.01514</text:p>
              </table:table-cell>
              <table:table-cell office:value-type="float" office:value="0.725443">
                <text:p>0.7254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-0.01514">
                <text:p>-0.01514</text:p>
              </table:table-cell>
              <table:table-cell office:value-type="float" office:value="0.184354">
                <text:p>0.1843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">
                <text:p>0</text:p>
              </table:table-cell>
              <table:table-cell office:value-type="float" office:value="-0.21069">
                <text:p>-0.210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-0.01514">
                <text:p>-0.01514</text:p>
              </table:table-cell>
              <table:table-cell office:value-type="float" office:value="-0.088585">
                <text:p>-0.0885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">
                <text:p>0</text:p>
              </table:table-cell>
              <table:table-cell office:value-type="float" office:value="0.234632">
                <text:p>0.2346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">
                <text:p>0</text:p>
              </table:table-cell>
              <table:table-cell office:value-type="float" office:value="0.282516">
                <text:p>0.2825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">
                <text:p>0</text:p>
              </table:table-cell>
              <table:table-cell office:value-type="float" office:value="-0.411803">
                <text:p>-0.4118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0.01514">
                <text:p>0.01514</text:p>
              </table:table-cell>
              <table:table-cell office:value-type="float" office:value="-0.667982">
                <text:p>-0.6679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045421">
                <text:p>0.045421</text:p>
              </table:table-cell>
              <table:table-cell office:value-type="float" office:value="0.272939">
                <text:p>0.2729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.045421">
                <text:p>0.045421</text:p>
              </table:table-cell>
              <table:table-cell office:value-type="float" office:value="0.624887">
                <text:p>0.6248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030281">
                <text:p>0.030281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">
                <text:p>0</text:p>
              </table:table-cell>
              <table:table-cell office:value-type="float" office:value="-0.847547">
                <text:p>-0.8475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-0.01514">
                <text:p>-0.01514</text:p>
              </table:table-cell>
              <table:table-cell office:value-type="float" office:value="-0.248997">
                <text:p>-0.2489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-0.01514">
                <text:p>-0.01514</text:p>
              </table:table-cell>
              <table:table-cell office:value-type="float" office:value="0.548272">
                <text:p>0.5482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.01514">
                <text:p>0.01514</text:p>
              </table:table-cell>
              <table:table-cell office:value-type="float" office:value="-0.047884">
                <text:p>-0.0478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-0.01514">
                <text:p>-0.01514</text:p>
              </table:table-cell>
              <table:table-cell office:value-type="float" office:value="-0.383072">
                <text:p>-0.3830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">
                <text:p>0</text:p>
              </table:table-cell>
              <table:table-cell office:value-type="float" office:value="-0.110133">
                <text:p>-0.1101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">
                <text:p>0</text:p>
              </table:table-cell>
              <table:table-cell office:value-type="float" office:value="0.4956">
                <text:p>0.49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.01514">
                <text:p>0.01514</text:p>
              </table:table-cell>
              <table:table-cell office:value-type="float" office:value="-0.579397">
                <text:p>-0.5793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-0.01514">
                <text:p>-0.01514</text:p>
              </table:table-cell>
              <table:table-cell office:value-type="float" office:value="-0.818817">
                <text:p>-0.8188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">
                <text:p>0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0">
                <text:p>0</text:p>
              </table:table-cell>
              <table:table-cell office:value-type="float" office:value="0.366313">
                <text:p>0.3663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0.01514">
                <text:p>0.01514</text:p>
              </table:table-cell>
              <table:table-cell office:value-type="float" office:value="0.739808">
                <text:p>0.7398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0.01514">
                <text:p>0.01514</text:p>
              </table:table-cell>
              <table:table-cell office:value-type="float" office:value="0.356736">
                <text:p>0.3567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189142">
                <text:p>-0.1891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138864">
                <text:p>-0.1388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.01514">
                <text:p>0.01514</text:p>
              </table:table-cell>
              <table:table-cell office:value-type="float" office:value="0.09098">
                <text:p>0.090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045421">
                <text:p>0.045421</text:p>
              </table:table-cell>
              <table:table-cell office:value-type="float" office:value="-0.517148">
                <text:p>-0.5171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-0.01514">
                <text:p>-0.01514</text:p>
              </table:table-cell>
              <table:table-cell office:value-type="float" office:value="-0.519542">
                <text:p>-0.5195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653617">
                <text:p>-0.6536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060561">
                <text:p>-0.060561</text:p>
              </table:table-cell>
              <table:table-cell office:value-type="float" office:value="0.40462">
                <text:p>0.404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-0.060561">
                <text:p>-0.060561</text:p>
              </table:table-cell>
              <table:table-cell office:value-type="float" office:value="-1.089362">
                <text:p>-1.0893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0">
                <text:p>0</text:p>
              </table:table-cell>
              <table:table-cell office:value-type="float" office:value="-0.620098">
                <text:p>-0.6200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.01514">
                <text:p>0.01514</text:p>
              </table:table-cell>
              <table:table-cell office:value-type="float" office:value="-0.416591">
                <text:p>-0.4165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0.045421">
                <text:p>0.045421</text:p>
              </table:table-cell>
              <table:table-cell office:value-type="float" office:value="0.160412">
                <text:p>0.1604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">
                <text:p>0</text:p>
              </table:table-cell>
              <table:table-cell office:value-type="float" office:value="0.153229">
                <text:p>0.1532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0">
                <text:p>0</text:p>
              </table:table-cell>
              <table:table-cell office:value-type="float" office:value="-1.240196">
                <text:p>-1.2401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-0.01514">
                <text:p>-0.01514</text:p>
              </table:table-cell>
              <table:table-cell office:value-type="float" office:value="-0.205901">
                <text:p>-0.2059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0">
                <text:p>0</text:p>
              </table:table-cell>
              <table:table-cell office:value-type="float" office:value="-0.131681">
                <text:p>-0.1316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">
                <text:p>0</text:p>
              </table:table-cell>
              <table:table-cell office:value-type="float" office:value="-0.09098">
                <text:p>-0.090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-0.227104">
                <text:p>-0.227104</text:p>
              </table:table-cell>
              <table:table-cell office:value-type="float" office:value="-0.138864">
                <text:p>-0.1388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057461">
                <text:p>-0.0574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-0.01514">
                <text:p>-0.01514</text:p>
              </table:table-cell>
              <table:table-cell office:value-type="float" office:value="-0.098162">
                <text:p>-0.0981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0">
                <text:p>0</text:p>
              </table:table-cell>
              <table:table-cell office:value-type="float" office:value="-0.081403">
                <text:p>-0.0814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0">
                <text:p>0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0.01514">
                <text:p>0.01514</text:p>
              </table:table-cell>
              <table:table-cell office:value-type="float" office:value="0.098162">
                <text:p>0.0981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0.045421">
                <text:p>0.045421</text:p>
              </table:table-cell>
              <table:table-cell office:value-type="float" office:value="-0.09098">
                <text:p>-0.090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105982">
                <text:p>0.105982</text:p>
              </table:table-cell>
              <table:table-cell office:value-type="float" office:value="0.220267">
                <text:p>0.2202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-0.121122">
                <text:p>-0.121122</text:p>
              </table:table-cell>
              <table:table-cell office:value-type="float" office:value="0.28491">
                <text:p>0.284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-0.136262">
                <text:p>-0.136262</text:p>
              </table:table-cell>
              <table:table-cell office:value-type="float" office:value="0.040701">
                <text:p>0.0407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-0.01514">
                <text:p>-0.01514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0.045421">
                <text:p>0.045421</text:p>
              </table:table-cell>
              <table:table-cell office:value-type="float" office:value="-0.040701">
                <text:p>-0.0407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0.030281">
                <text:p>0.030281</text:p>
              </table:table-cell>
              <table:table-cell office:value-type="float" office:value="-1.134852">
                <text:p>-1.1348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0.075701">
                <text:p>0.075701</text:p>
              </table:table-cell>
              <table:table-cell office:value-type="float" office:value="-0.497994">
                <text:p>-0.4979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-0.01514">
                <text:p>-0.01514</text:p>
              </table:table-cell>
              <table:table-cell office:value-type="float" office:value="0.148441">
                <text:p>0.1484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-0.060561">
                <text:p>-0.060561</text:p>
              </table:table-cell>
              <table:table-cell office:value-type="float" office:value="0.251391">
                <text:p>0.2513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107739">
                <text:p>-0.1077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0.060561">
                <text:p>0.060561</text:p>
              </table:table-cell>
              <table:table-cell office:value-type="float" office:value="-0.246603">
                <text:p>-0.2466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0">
                <text:p>0</text:p>
              </table:table-cell>
              <table:table-cell office:value-type="float" office:value="0.095768">
                <text:p>0.0957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0">
                <text:p>0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">
                <text:p>0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0.045421">
                <text:p>0.045421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0.105982">
                <text:p>0.105982</text:p>
              </table:table-cell>
              <table:table-cell office:value-type="float" office:value="0.538695">
                <text:p>0.5386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0.242244">
                <text:p>0.242244</text:p>
              </table:table-cell>
              <table:table-cell office:value-type="float" office:value="-0.198719">
                <text:p>-0.1987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0.075701">
                <text:p>0.075701</text:p>
              </table:table-cell>
              <table:table-cell office:value-type="float" office:value="-0.275333">
                <text:p>-0.275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-0.363367">
                <text:p>-0.363367</text:p>
              </table:table-cell>
              <table:table-cell office:value-type="float" office:value="0.47884">
                <text:p>0.478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09098">
                <text:p>-0.090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-0.01514">
                <text:p>-0.01514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0">
                <text:p>0</text:p>
              </table:table-cell>
              <table:table-cell office:value-type="float" office:value="0.057461">
                <text:p>0.0574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0">
                <text:p>0</text:p>
              </table:table-cell>
              <table:table-cell office:value-type="float" office:value="0.047884">
                <text:p>0.0478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0.01514">
                <text:p>0.01514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-0.01514">
                <text:p>-0.01514</text:p>
              </table:table-cell>
              <table:table-cell office:value-type="float" office:value="0.050278">
                <text:p>0.0502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0">
                <text:p>0</text:p>
              </table:table-cell>
              <table:table-cell office:value-type="float" office:value="0.040701">
                <text:p>0.0407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0">
                <text:p>0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0">
                <text:p>0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0">
                <text:p>0</text:p>
              </table:table-cell>
              <table:table-cell office:value-type="float" office:value="-0.069432">
                <text:p>-0.0694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0">
                <text:p>0</text:p>
              </table:table-cell>
              <table:table-cell office:value-type="float" office:value="0.35913">
                <text:p>0.359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-0.151403">
                <text:p>-0.151403</text:p>
              </table:table-cell>
              <table:table-cell office:value-type="float" office:value="0.529119">
                <text:p>0.5291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0.090842">
                <text:p>0.090842</text:p>
              </table:table-cell>
              <table:table-cell office:value-type="float" office:value="-0.411803">
                <text:p>-0.4118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0.060561">
                <text:p>0.060561</text:p>
              </table:table-cell>
              <table:table-cell office:value-type="float" office:value="0.057461">
                <text:p>0.0574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0">
                <text:p>0</text:p>
              </table:table-cell>
              <table:table-cell office:value-type="float" office:value="0.021548">
                <text:p>0.0215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0">
                <text:p>0</text:p>
              </table:table-cell>
              <table:table-cell office:value-type="float" office:value="-0.009577">
                <text:p>-0.0095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0">
                <text:p>0</text:p>
              </table:table-cell>
              <table:table-cell office:value-type="float" office:value="0.086191">
                <text:p>0.0861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0">
                <text:p>0</text:p>
              </table:table-cell>
              <table:table-cell office:value-type="float" office:value="0.071826">
                <text:p>0.0718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-0.105982">
                <text:p>-0.105982</text:p>
              </table:table-cell>
              <table:table-cell office:value-type="float" office:value="0.129287">
                <text:p>0.1292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0.030281">
                <text:p>0.030281</text:p>
              </table:table-cell>
              <table:table-cell office:value-type="float" office:value="-0.31364">
                <text:p>-0.313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0.075701">
                <text:p>0.075701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0">
                <text:p>0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-0.211964">
                <text:p>-0.211964</text:p>
              </table:table-cell>
              <table:table-cell office:value-type="float" office:value="0.658405">
                <text:p>0.6584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-0.333086">
                <text:p>-0.333086</text:p>
              </table:table-cell>
              <table:table-cell office:value-type="float" office:value="0.186748">
                <text:p>0.1867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0.408787">
                <text:p>0.408787</text:p>
              </table:table-cell>
              <table:table-cell office:value-type="float" office:value="-0.617704">
                <text:p>-0.6177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0.136262">
                <text:p>0.136262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0">
                <text:p>0</text:p>
              </table:table-cell>
              <table:table-cell office:value-type="float" office:value="0.071826">
                <text:p>0.0718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0">
                <text:p>0</text:p>
              </table:table-cell>
              <table:table-cell office:value-type="float" office:value="0.09098">
                <text:p>0.090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0.075701">
                <text:p>0.075701</text:p>
              </table:table-cell>
              <table:table-cell office:value-type="float" office:value="-0.299275">
                <text:p>-0.2992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0.166543">
                <text:p>0.166543</text:p>
              </table:table-cell>
              <table:table-cell office:value-type="float" office:value="0.272939">
                <text:p>0.2729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0.060561">
                <text:p>0.060561</text:p>
              </table:table-cell>
              <table:table-cell office:value-type="float" office:value="0.129287">
                <text:p>0.12928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0.196824">
                <text:p>0.196824</text:p>
              </table:table-cell>
              <table:table-cell office:value-type="float" office:value="-0.76375">
                <text:p>-0.763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-0.363367">
                <text:p>-0.363367</text:p>
              </table:table-cell>
              <table:table-cell office:value-type="float" office:value="-0.043096">
                <text:p>-0.0430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-0.136262">
                <text:p>-0.136262</text:p>
              </table:table-cell>
              <table:table-cell office:value-type="float" office:value="-0.059855">
                <text:p>-0.0598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0">
                <text:p>0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045421">
                <text:p>0.045421</text:p>
              </table:table-cell>
              <table:table-cell office:value-type="float" office:value="0.227449">
                <text:p>0.2274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-0.242244">
                <text:p>-0.242244</text:p>
              </table:table-cell>
              <table:table-cell office:value-type="float" office:value="-0.442927">
                <text:p>-0.4429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-0.121122">
                <text:p>-0.121122</text:p>
              </table:table-cell>
              <table:table-cell office:value-type="float" office:value="-0.617704">
                <text:p>-0.6177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-0.151403">
                <text:p>-0.151403</text:p>
              </table:table-cell>
              <table:table-cell office:value-type="float" office:value="-0.136469">
                <text:p>-0.1364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-0.090842">
                <text:p>-0.090842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0.454208">
                <text:p>0.454208</text:p>
              </table:table-cell>
              <table:table-cell office:value-type="float" office:value="0.110133">
                <text:p>0.1101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0.105982">
                <text:p>0.105982</text:p>
              </table:table-cell>
              <table:table-cell office:value-type="float" office:value="-0.047884">
                <text:p>-0.0478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0.01514">
                <text:p>0.01514</text:p>
              </table:table-cell>
              <table:table-cell office:value-type="float" office:value="0.134075">
                <text:p>0.1340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69432">
                <text:p>0.0694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0.01514">
                <text:p>0.01514</text:p>
              </table:table-cell>
              <table:table-cell office:value-type="float" office:value="0.021548">
                <text:p>0.0215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0">
                <text:p>0</text:p>
              </table:table-cell>
              <table:table-cell office:value-type="float" office:value="0.057461">
                <text:p>0.0574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0">
                <text:p>0</text:p>
              </table:table-cell>
              <table:table-cell office:value-type="float" office:value="0.086191">
                <text:p>0.0861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0">
                <text:p>0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0">
                <text:p>0</text:p>
              </table:table-cell>
              <table:table-cell office:value-type="float" office:value="0.02873">
                <text:p>0.028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0">
                <text:p>0</text:p>
              </table:table-cell>
              <table:table-cell office:value-type="float" office:value="0.04549">
                <text:p>0.045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0">
                <text:p>0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0">
                <text:p>0</text:p>
              </table:table-cell>
              <table:table-cell office:value-type="float" office:value="0.055067">
                <text:p>0.0550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0">
                <text:p>0</text:p>
              </table:table-cell>
              <table:table-cell office:value-type="float" office:value="0.07422">
                <text:p>0.074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0">
                <text:p>0</text:p>
              </table:table-cell>
              <table:table-cell office:value-type="float" office:value="0.043096">
                <text:p>0.0430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151">
                <text:p>88151</text:p>
              </table:table-cell>
              <table:table-cell office:value-type="float" office:value="0">
                <text:p>0</text:p>
              </table:table-cell>
              <table:table-cell office:value-type="float" office:value="0.083797">
                <text:p>0.0837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408">
                <text:p>88408</text:p>
              </table:table-cell>
              <table:table-cell office:value-type="float" office:value="0">
                <text:p>0</text:p>
              </table:table-cell>
              <table:table-cell office:value-type="float" office:value="0.043096">
                <text:p>0.0430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665">
                <text:p>88665</text:p>
              </table:table-cell>
              <table:table-cell office:value-type="float" office:value="0">
                <text:p>0</text:p>
              </table:table-cell>
              <table:table-cell office:value-type="float" office:value="0.067038">
                <text:p>0.0670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922">
                <text:p>88922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179">
                <text:p>89179</text:p>
              </table:table-cell>
              <table:table-cell office:value-type="float" office:value="0">
                <text:p>0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436">
                <text:p>89436</text:p>
              </table:table-cell>
              <table:table-cell office:value-type="float" office:value="0">
                <text:p>0</text:p>
              </table:table-cell>
              <table:table-cell office:value-type="float" office:value="0.043096">
                <text:p>0.0430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693">
                <text:p>89693</text:p>
              </table:table-cell>
              <table:table-cell office:value-type="float" office:value="0">
                <text:p>0</text:p>
              </table:table-cell>
              <table:table-cell office:value-type="float" office:value="0.021548">
                <text:p>0.0215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950">
                <text:p>89950</text:p>
              </table:table-cell>
              <table:table-cell office:value-type="float" office:value="0">
                <text:p>0</text:p>
              </table:table-cell>
              <table:table-cell office:value-type="float" office:value="0.071826">
                <text:p>0.0718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207">
                <text:p>90207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464">
                <text:p>90464</text:p>
              </table:table-cell>
              <table:table-cell office:value-type="float" office:value="0">
                <text:p>0</text:p>
              </table:table-cell>
              <table:table-cell office:value-type="float" office:value="0.055067">
                <text:p>0.0550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721">
                <text:p>90721</text:p>
              </table:table-cell>
              <table:table-cell office:value-type="float" office:value="0">
                <text:p>0</text:p>
              </table:table-cell>
              <table:table-cell office:value-type="float" office:value="0.02873">
                <text:p>0.028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0978">
                <text:p>90978</text:p>
              </table:table-cell>
              <table:table-cell office:value-type="float" office:value="0">
                <text:p>0</text:p>
              </table:table-cell>
              <table:table-cell office:value-type="float" office:value="0.040701">
                <text:p>0.0407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1235">
                <text:p>91235</text:p>
              </table:table-cell>
              <table:table-cell office:value-type="float" office:value="0">
                <text:p>0</text:p>
              </table:table-cell>
              <table:table-cell office:value-type="float" office:value="0.146046">
                <text:p>0.1460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492">
                <text:p>91492</text:p>
              </table:table-cell>
              <table:table-cell office:value-type="float" office:value="0">
                <text:p>0</text:p>
              </table:table-cell>
              <table:table-cell office:value-type="float" office:value="0.057461">
                <text:p>0.0574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749">
                <text:p>91749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2006">
                <text:p>92006</text:p>
              </table:table-cell>
              <table:table-cell office:value-type="float" office:value="0">
                <text:p>0</text:p>
              </table:table-cell>
              <table:table-cell office:value-type="float" office:value="0.047884">
                <text:p>0.0478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2263">
                <text:p>92263</text:p>
              </table:table-cell>
              <table:table-cell office:value-type="float" office:value="0">
                <text:p>0</text:p>
              </table:table-cell>
              <table:table-cell office:value-type="float" office:value="0.062249">
                <text:p>0.0622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520">
                <text:p>92520</text:p>
              </table:table-cell>
              <table:table-cell office:value-type="float" office:value="0">
                <text:p>0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2777">
                <text:p>92777</text:p>
              </table:table-cell>
              <table:table-cell office:value-type="float" office:value="0">
                <text:p>0</text:p>
              </table:table-cell>
              <table:table-cell office:value-type="float" office:value="0.057461">
                <text:p>0.0574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3034">
                <text:p>93034</text:p>
              </table:table-cell>
              <table:table-cell office:value-type="float" office:value="0">
                <text:p>0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291">
                <text:p>93291</text:p>
              </table:table-cell>
              <table:table-cell office:value-type="float" office:value="0">
                <text:p>0</text:p>
              </table:table-cell>
              <table:table-cell office:value-type="float" office:value="0.071826">
                <text:p>0.0718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3548">
                <text:p>93548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3805">
                <text:p>93805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4062">
                <text:p>94062</text:p>
              </table:table-cell>
              <table:table-cell office:value-type="float" office:value="0">
                <text:p>0</text:p>
              </table:table-cell>
              <table:table-cell office:value-type="float" office:value="0.100556">
                <text:p>0.1005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4319">
                <text:p>94319</text:p>
              </table:table-cell>
              <table:table-cell office:value-type="float" office:value="0">
                <text:p>0</text:p>
              </table:table-cell>
              <table:table-cell office:value-type="float" office:value="0.047884">
                <text:p>0.0478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4576">
                <text:p>94576</text:p>
              </table:table-cell>
              <table:table-cell office:value-type="float" office:value="0">
                <text:p>0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4833">
                <text:p>94833</text:p>
              </table:table-cell>
              <table:table-cell office:value-type="float" office:value="0">
                <text:p>0</text:p>
              </table:table-cell>
              <table:table-cell office:value-type="float" office:value="0.021548">
                <text:p>0.0215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090">
                <text:p>95090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5347">
                <text:p>95347</text:p>
              </table:table-cell>
              <table:table-cell office:value-type="float" office:value="0">
                <text:p>0</text:p>
              </table:table-cell>
              <table:table-cell office:value-type="float" office:value="0.086191">
                <text:p>0.0861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5604">
                <text:p>95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5861">
                <text:p>95861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118">
                <text:p>96118</text:p>
              </table:table-cell>
              <table:table-cell office:value-type="float" office:value="0">
                <text:p>0</text:p>
              </table:table-cell>
              <table:table-cell office:value-type="float" office:value="0.069432">
                <text:p>0.0694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375">
                <text:p>96375</text:p>
              </table:table-cell>
              <table:table-cell office:value-type="float" office:value="0">
                <text:p>0</text:p>
              </table:table-cell>
              <table:table-cell office:value-type="float" office:value="0.021548">
                <text:p>0.0215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632">
                <text:p>96632</text:p>
              </table:table-cell>
              <table:table-cell office:value-type="float" office:value="0">
                <text:p>0</text:p>
              </table:table-cell>
              <table:table-cell office:value-type="float" office:value="0.100556">
                <text:p>0.1005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889">
                <text:p>96889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7146">
                <text:p>97146</text:p>
              </table:table-cell>
              <table:table-cell office:value-type="float" office:value="0">
                <text:p>0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403">
                <text:p>97403</text:p>
              </table:table-cell>
              <table:table-cell office:value-type="float" office:value="0">
                <text:p>0</text:p>
              </table:table-cell>
              <table:table-cell office:value-type="float" office:value="0.021548">
                <text:p>0.0215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660">
                <text:p>97660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917">
                <text:p>97917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174">
                <text:p>98174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431">
                <text:p>98431</text:p>
              </table:table-cell>
              <table:table-cell office:value-type="float" office:value="0">
                <text:p>0</text:p>
              </table:table-cell>
              <table:table-cell office:value-type="float" office:value="0.040701">
                <text:p>0.0407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688">
                <text:p>98688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945">
                <text:p>98945</text:p>
              </table:table-cell>
              <table:table-cell office:value-type="float" office:value="0">
                <text:p>0</text:p>
              </table:table-cell>
              <table:table-cell office:value-type="float" office:value="0.04549">
                <text:p>0.045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202">
                <text:p>99202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459">
                <text:p>99459</text:p>
              </table:table-cell>
              <table:table-cell office:value-type="float" office:value="0">
                <text:p>0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716">
                <text:p>99716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973">
                <text:p>99973</text:p>
              </table:table-cell>
              <table:table-cell office:value-type="float" office:value="0">
                <text:p>0</text:p>
              </table:table-cell>
              <table:table-cell office:value-type="float" office:value="0.043096">
                <text:p>0.0430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230">
                <text:p>100230</text:p>
              </table:table-cell>
              <table:table-cell office:value-type="float" office:value="0">
                <text:p>0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487">
                <text:p>100487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744">
                <text:p>100744</text:p>
              </table:table-cell>
              <table:table-cell office:value-type="float" office:value="0">
                <text:p>0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001">
                <text:p>101001</text:p>
              </table:table-cell>
              <table:table-cell office:value-type="float" office:value="0">
                <text:p>0</text:p>
              </table:table-cell>
              <table:table-cell office:value-type="float" office:value="0.110133">
                <text:p>0.1101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258">
                <text:p>101258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515">
                <text:p>101515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772">
                <text:p>101772</text:p>
              </table:table-cell>
              <table:table-cell office:value-type="float" office:value="0">
                <text:p>0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2029">
                <text:p>102029</text:p>
              </table:table-cell>
              <table:table-cell office:value-type="float" office:value="0">
                <text:p>0</text:p>
              </table:table-cell>
              <table:table-cell office:value-type="float" office:value="0.069432">
                <text:p>0.0694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2286">
                <text:p>102286</text:p>
              </table:table-cell>
              <table:table-cell office:value-type="float" office:value="0">
                <text:p>0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543">
                <text:p>102543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2800">
                <text:p>102800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3057">
                <text:p>103057</text:p>
              </table:table-cell>
              <table:table-cell office:value-type="float" office:value="0">
                <text:p>0</text:p>
              </table:table-cell>
              <table:table-cell office:value-type="float" office:value="-0.026336">
                <text:p>-0.0263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314">
                <text:p>103314</text:p>
              </table:table-cell>
              <table:table-cell office:value-type="float" office:value="0">
                <text:p>0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3571">
                <text:p>103571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3828">
                <text:p>103828</text:p>
              </table:table-cell>
              <table:table-cell office:value-type="float" office:value="0">
                <text:p>0</text:p>
              </table:table-cell>
              <table:table-cell office:value-type="float" office:value="0.021548">
                <text:p>0.0215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085">
                <text:p>104085</text:p>
              </table:table-cell>
              <table:table-cell office:value-type="float" office:value="0">
                <text:p>0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342">
                <text:p>104342</text:p>
              </table:table-cell>
              <table:table-cell office:value-type="float" office:value="0">
                <text:p>0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599">
                <text:p>104599</text:p>
              </table:table-cell>
              <table:table-cell office:value-type="float" office:value="0">
                <text:p>0</text:p>
              </table:table-cell>
              <table:table-cell office:value-type="float" office:value="0.055067">
                <text:p>0.0550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4856">
                <text:p>104856</text:p>
              </table:table-cell>
              <table:table-cell office:value-type="float" office:value="0">
                <text:p>0</text:p>
              </table:table-cell>
              <table:table-cell office:value-type="float" office:value="0.04549">
                <text:p>0.045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5113">
                <text:p>105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5370">
                <text:p>105370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5627">
                <text:p>105627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5884">
                <text:p>105884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6141">
                <text:p>106141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398">
                <text:p>106398</text:p>
              </table:table-cell>
              <table:table-cell office:value-type="float" office:value="0">
                <text:p>0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655">
                <text:p>106655</text:p>
              </table:table-cell>
              <table:table-cell office:value-type="float" office:value="0">
                <text:p>0</text:p>
              </table:table-cell>
              <table:table-cell office:value-type="float" office:value="0.079009">
                <text:p>0.0790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6912">
                <text:p>106912</text:p>
              </table:table-cell>
              <table:table-cell office:value-type="float" office:value="0">
                <text:p>0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7169">
                <text:p>107169</text:p>
              </table:table-cell>
              <table:table-cell office:value-type="float" office:value="0">
                <text:p>0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426">
                <text:p>107426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7683">
                <text:p>107683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940">
                <text:p>107940</text:p>
              </table:table-cell>
              <table:table-cell office:value-type="float" office:value="0">
                <text:p>0</text:p>
              </table:table-cell>
              <table:table-cell office:value-type="float" office:value="0.050278">
                <text:p>0.0502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8197">
                <text:p>108197</text:p>
              </table:table-cell>
              <table:table-cell office:value-type="float" office:value="0">
                <text:p>0</text:p>
              </table:table-cell>
              <table:table-cell office:value-type="float" office:value="0.088585">
                <text:p>0.0885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8454">
                <text:p>108454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8711">
                <text:p>108711</text:p>
              </table:table-cell>
              <table:table-cell office:value-type="float" office:value="0">
                <text:p>0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8968">
                <text:p>108968</text:p>
              </table:table-cell>
              <table:table-cell office:value-type="float" office:value="0">
                <text:p>0</text:p>
              </table:table-cell>
              <table:table-cell office:value-type="float" office:value="0.040701">
                <text:p>0.0407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9225">
                <text:p>109225</text:p>
              </table:table-cell>
              <table:table-cell office:value-type="float" office:value="0">
                <text:p>0</text:p>
              </table:table-cell>
              <table:table-cell office:value-type="float" office:value="0.114922">
                <text:p>0.1149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482">
                <text:p>109482</text:p>
              </table:table-cell>
              <table:table-cell office:value-type="float" office:value="0">
                <text:p>0</text:p>
              </table:table-cell>
              <table:table-cell office:value-type="float" office:value="0.069432">
                <text:p>0.0694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9739">
                <text:p>109739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9996">
                <text:p>109996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0253">
                <text:p>110253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0510">
                <text:p>110510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0767">
                <text:p>110767</text:p>
              </table:table-cell>
              <table:table-cell office:value-type="float" office:value="0">
                <text:p>0</text:p>
              </table:table-cell>
              <table:table-cell office:value-type="float" office:value="0.057461">
                <text:p>0.0574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1024">
                <text:p>111024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1281">
                <text:p>111281</text:p>
              </table:table-cell>
              <table:table-cell office:value-type="float" office:value="0">
                <text:p>0</text:p>
              </table:table-cell>
              <table:table-cell office:value-type="float" office:value="0.043096">
                <text:p>0.0430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1538">
                <text:p>111538</text:p>
              </table:table-cell>
              <table:table-cell office:value-type="float" office:value="0">
                <text:p>0</text:p>
              </table:table-cell>
              <table:table-cell office:value-type="float" office:value="0.057461">
                <text:p>0.0574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1795">
                <text:p>111795</text:p>
              </table:table-cell>
              <table:table-cell office:value-type="float" office:value="0">
                <text:p>0</text:p>
              </table:table-cell>
              <table:table-cell office:value-type="float" office:value="0.09098">
                <text:p>0.090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052">
                <text:p>112052</text:p>
              </table:table-cell>
              <table:table-cell office:value-type="float" office:value="0">
                <text:p>0</text:p>
              </table:table-cell>
              <table:table-cell office:value-type="float" office:value="-0.040701">
                <text:p>-0.0407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2309">
                <text:p>112309</text:p>
              </table:table-cell>
              <table:table-cell office:value-type="float" office:value="0">
                <text:p>0</text:p>
              </table:table-cell>
              <table:table-cell office:value-type="float" office:value="0.083797">
                <text:p>0.0837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2566">
                <text:p>112566</text:p>
              </table:table-cell>
              <table:table-cell office:value-type="float" office:value="0">
                <text:p>0</text:p>
              </table:table-cell>
              <table:table-cell office:value-type="float" office:value="0.050278">
                <text:p>0.05027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2823">
                <text:p>112823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3080">
                <text:p>113080</text:p>
              </table:table-cell>
              <table:table-cell office:value-type="float" office:value="0">
                <text:p>0</text:p>
              </table:table-cell>
              <table:table-cell office:value-type="float" office:value="0.043096">
                <text:p>0.0430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337">
                <text:p>113337</text:p>
              </table:table-cell>
              <table:table-cell office:value-type="float" office:value="0">
                <text:p>0</text:p>
              </table:table-cell>
              <table:table-cell office:value-type="float" office:value="0.076614">
                <text:p>0.0766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3594">
                <text:p>113594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3851">
                <text:p>113851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svg:stroke-opacity="85%" draw:fill-color="#004586" draw:opacity="85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218cm" svg:height="13.75cm" xlink:href=".." xlink:type="simple" chart:class="chart:scatter" chart:style-name="ch1">
        <chart:legend chart:legend-position="end" svg:x="18.064cm" svg:y="6.327cm" style:legend-expansion="high" chart:style-name="ch2"/>
        <chart:plot-area chart:style-name="ch3" table:cell-range-address="Sheet1.A1:Sheet1.A443 Sheet1.H1:Sheet1.H443 Sheet1.J1:Sheet1.J443" chart:data-source-has-labels="row" svg:x="0.914cm" svg:y="1.235cm" svg:width="16.222cm" svg:height="11.82cm">
          <chartooo:coordinate-region svg:x="1.747cm" svg:y="1.435cm" svg:width="14.832cm" svg:height="11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443" chart:label-cell-address="Sheet1.H1:Sheet1.H1" chart:class="chart:scatter">
            <chart:domain table:cell-range-address="Sheet1.A2:Sheet1.A443"/>
            <chart:data-point chart:repeated="442"/>
          </chart:series>
          <chart:series chart:style-name="ch7" chart:values-cell-range-address="Sheet1.J2:Sheet1.J443" chart:label-cell-address="Sheet1.J1:Sheet1.J1" chart:class="chart:scatter">
            <chart:data-point chart:repeated="4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  <table:table-cell office:value-type="string">
                <text:p>Aceleração acelerômetro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443</svg:desc>
                </draw:g>
              </table:table-cell>
              <table:table-cell office:value-type="float" office:value="0">
                <text:p>0</text:p>
                <draw:g>
                  <svg:desc>Sheet1.H2:Sheet1.H443</svg:desc>
                </draw:g>
              </table:table-cell>
              <table:table-cell office:value-type="float" office:value="0">
                <text:p>0</text:p>
                <draw:g>
                  <svg:desc>Sheet1.J2:Sheet1.J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.045489">
                <text:p>0.045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0.031124">
                <text:p>0.03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0.043095">
                <text:p>0.043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">
                <text:p>0</text:p>
              </table:table-cell>
              <table:table-cell office:value-type="float" office:value="0.009576">
                <text:p>0.009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-0.071826">
                <text:p>-0.071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">
                <text:p>0</text:p>
              </table:table-cell>
              <table:table-cell office:value-type="float" office:value="-0.086192">
                <text:p>-0.086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.030281">
                <text:p>0.030281</text:p>
              </table:table-cell>
              <table:table-cell office:value-type="float" office:value="-0.878672">
                <text:p>-0.878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0.287665">
                <text:p>0.287665</text:p>
              </table:table-cell>
              <table:table-cell office:value-type="float" office:value="0.146046">
                <text:p>0.146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.287665">
                <text:p>0.287665</text:p>
              </table:table-cell>
              <table:table-cell office:value-type="float" office:value="0.344765">
                <text:p>0.344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0">
                <text:p>0</text:p>
              </table:table-cell>
              <table:table-cell office:value-type="float" office:value="-0.311247">
                <text:p>-0.311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-0.136262">
                <text:p>-0.136262</text:p>
              </table:table-cell>
              <table:table-cell office:value-type="float" office:value="-1.235408">
                <text:p>-1.235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-0.105982">
                <text:p>-0.105982</text:p>
              </table:table-cell>
              <table:table-cell office:value-type="float" office:value="-0.055067">
                <text:p>-0.055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-0.105982">
                <text:p>-0.105982</text:p>
              </table:table-cell>
              <table:table-cell office:value-type="float" office:value="0.328005">
                <text:p>0.328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0.030281">
                <text:p>0.030281</text:p>
              </table:table-cell>
              <table:table-cell office:value-type="float" office:value="-0.052673">
                <text:p>-0.052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.090842">
                <text:p>0.090842</text:p>
              </table:table-cell>
              <table:table-cell office:value-type="float" office:value="-0.483629">
                <text:p>-0.4836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.060561">
                <text:p>0.060561</text:p>
              </table:table-cell>
              <table:table-cell office:value-type="float" office:value="0.208295">
                <text:p>0.208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-0.01514">
                <text:p>-0.01514</text:p>
              </table:table-cell>
              <table:table-cell office:value-type="float" office:value="0.653617">
                <text:p>0.6536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-0.01514">
                <text:p>-0.01514</text:p>
              </table:table-cell>
              <table:table-cell office:value-type="float" office:value="0.217872">
                <text:p>0.217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-0.01514">
                <text:p>-0.01514</text:p>
              </table:table-cell>
              <table:table-cell office:value-type="float" office:value="-0.826">
                <text:p>-0.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">
                <text:p>0</text:p>
              </table:table-cell>
              <table:table-cell office:value-type="float" office:value="-1.54426">
                <text:p>-1.544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">
                <text:p>0</text:p>
              </table:table-cell>
              <table:table-cell office:value-type="float" office:value="0.464475">
                <text:p>0.464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">
                <text:p>0</text:p>
              </table:table-cell>
              <table:table-cell office:value-type="float" office:value="0.229843">
                <text:p>0.2298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0">
                <text:p>0</text:p>
              </table:table-cell>
              <table:table-cell office:value-type="float" office:value="-0.117316">
                <text:p>-0.1173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.01514">
                <text:p>0.01514</text:p>
              </table:table-cell>
              <table:table-cell office:value-type="float" office:value="0.088585">
                <text:p>0.088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0">
                <text:p>0</text:p>
              </table:table-cell>
              <table:table-cell office:value-type="float" office:value="-0.191537">
                <text:p>-0.191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0">
                <text:p>0</text:p>
              </table:table-cell>
              <table:table-cell office:value-type="float" office:value="0.414197">
                <text:p>0.4141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-0.01514">
                <text:p>-0.01514</text:p>
              </table:table-cell>
              <table:table-cell office:value-type="float" office:value="0.043095">
                <text:p>0.043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-0.01514">
                <text:p>-0.01514</text:p>
              </table:table-cell>
              <table:table-cell office:value-type="float" office:value="-0.193931">
                <text:p>-0.1939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.01514">
                <text:p>0.01514</text:p>
              </table:table-cell>
              <table:table-cell office:value-type="float" office:value="-0.387861">
                <text:p>-0.3878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0.01514">
                <text:p>0.01514</text:p>
              </table:table-cell>
              <table:table-cell office:value-type="float" office:value="-0.457293">
                <text:p>-0.4572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.01514">
                <text:p>0.01514</text:p>
              </table:table-cell>
              <table:table-cell office:value-type="float" office:value="0.711078">
                <text:p>0.711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-0.01514">
                <text:p>-0.01514</text:p>
              </table:table-cell>
              <table:table-cell office:value-type="float" office:value="0.739808">
                <text:p>0.7398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-0.030281">
                <text:p>-0.030281</text:p>
              </table:table-cell>
              <table:table-cell office:value-type="float" office:value="-1.046266">
                <text:p>-1.0462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0">
                <text:p>0</text:p>
              </table:table-cell>
              <table:table-cell office:value-type="float" office:value="0.205901">
                <text:p>0.2059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0.01514">
                <text:p>0.01514</text:p>
              </table:table-cell>
              <table:table-cell office:value-type="float" office:value="0.612915">
                <text:p>0.6129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0.01514">
                <text:p>0.01514</text:p>
              </table:table-cell>
              <table:table-cell office:value-type="float" office:value="1.292869">
                <text:p>1.2928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0">
                <text:p>0</text:p>
              </table:table-cell>
              <table:table-cell office:value-type="float" office:value="0.636857">
                <text:p>0.636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-0.01514">
                <text:p>-0.01514</text:p>
              </table:table-cell>
              <table:table-cell office:value-type="float" office:value="-0.928951">
                <text:p>-0.9289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">
                <text:p>0</text:p>
              </table:table-cell>
              <table:table-cell office:value-type="float" office:value="0.38786">
                <text:p>0.387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0">
                <text:p>0</text:p>
              </table:table-cell>
              <table:table-cell office:value-type="float" office:value="0.464475">
                <text:p>0.464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0.01514">
                <text:p>0.01514</text:p>
              </table:table-cell>
              <table:table-cell office:value-type="float" office:value="0.126892">
                <text:p>0.126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">
                <text:p>0</text:p>
              </table:table-cell>
              <table:table-cell office:value-type="float" office:value="-0.675165">
                <text:p>-0.6751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-0.030281">
                <text:p>-0.030281</text:p>
              </table:table-cell>
              <table:table-cell office:value-type="float" office:value="0.505176">
                <text:p>0.505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0.01514">
                <text:p>0.01514</text:p>
              </table:table-cell>
              <table:table-cell office:value-type="float" office:value="0.699107">
                <text:p>0.6991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0.01514">
                <text:p>0.01514</text:p>
              </table:table-cell>
              <table:table-cell office:value-type="float" office:value="-0.363919">
                <text:p>-0.3639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806846">
                <text:p>-0.806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0">
                <text:p>0</text:p>
              </table:table-cell>
              <table:table-cell office:value-type="float" office:value="0.201113">
                <text:p>0.201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090842">
                <text:p>-0.090842</text:p>
              </table:table-cell>
              <table:table-cell office:value-type="float" office:value="0.241814">
                <text:p>0.2418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234632">
                <text:p>-0.234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0.045421">
                <text:p>0.045421</text:p>
              </table:table-cell>
              <table:table-cell office:value-type="float" office:value="0.098162">
                <text:p>0.0981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045421">
                <text:p>0.045421</text:p>
              </table:table-cell>
              <table:table-cell office:value-type="float" office:value="0.201113">
                <text:p>0.2011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0.01514">
                <text:p>0.01514</text:p>
              </table:table-cell>
              <table:table-cell office:value-type="float" office:value="0.296881">
                <text:p>0.2968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-0.01514">
                <text:p>-0.01514</text:p>
              </table:table-cell>
              <table:table-cell office:value-type="float" office:value="-0.28491">
                <text:p>-0.284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-0.01514">
                <text:p>-0.01514</text:p>
              </table:table-cell>
              <table:table-cell office:value-type="float" office:value="-0.153229">
                <text:p>-0.1532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-0.01514">
                <text:p>-0.01514</text:p>
              </table:table-cell>
              <table:table-cell office:value-type="float" office:value="0.031124">
                <text:p>0.0311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0.01514">
                <text:p>0.01514</text:p>
              </table:table-cell>
              <table:table-cell office:value-type="float" office:value="-0.385467">
                <text:p>-0.3854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0.01514">
                <text:p>0.01514</text:p>
              </table:table-cell>
              <table:table-cell office:value-type="float" office:value="-0.004789">
                <text:p>-0.004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01514">
                <text:p>-0.01514</text:p>
              </table:table-cell>
              <table:table-cell office:value-type="float" office:value="-0.272939">
                <text:p>-0.2729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">
                <text:p>0</text:p>
              </table:table-cell>
              <table:table-cell office:value-type="float" office:value="-0.191537">
                <text:p>-0.191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0.01514">
                <text:p>0.01514</text:p>
              </table:table-cell>
              <table:table-cell office:value-type="float" office:value="0.885854">
                <text:p>0.8858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">
                <text:p>0</text:p>
              </table:table-cell>
              <table:table-cell office:value-type="float" office:value="0.67277">
                <text:p>0.672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04549">
                <text:p>-0.045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0.01514">
                <text:p>0.01514</text:p>
              </table:table-cell>
              <table:table-cell office:value-type="float" office:value="-0.122105">
                <text:p>-0.122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0">
                <text:p>0</text:p>
              </table:table-cell>
              <table:table-cell office:value-type="float" office:value="0.445321">
                <text:p>0.4453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0">
                <text:p>0</text:p>
              </table:table-cell>
              <table:table-cell office:value-type="float" office:value="0.92895">
                <text:p>0.92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567426">
                <text:p>-0.5674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0.030281">
                <text:p>0.030281</text:p>
              </table:table-cell>
              <table:table-cell office:value-type="float" office:value="-0.648829">
                <text:p>-0.6488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0.030281">
                <text:p>0.030281</text:p>
              </table:table-cell>
              <table:table-cell office:value-type="float" office:value="-0.385467">
                <text:p>-0.385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0">
                <text:p>0</text:p>
              </table:table-cell>
              <table:table-cell office:value-type="float" office:value="1.00317">
                <text:p>1.003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060561">
                <text:p>-0.060561</text:p>
              </table:table-cell>
              <table:table-cell office:value-type="float" office:value="0.184353">
                <text:p>0.1843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356736">
                <text:p>-0.3567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0.030281">
                <text:p>0.030281</text:p>
              </table:table-cell>
              <table:table-cell office:value-type="float" office:value="-0.160412">
                <text:p>-0.1604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045421">
                <text:p>0.045421</text:p>
              </table:table-cell>
              <table:table-cell office:value-type="float" office:value="-0.46687">
                <text:p>-0.466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0.030281">
                <text:p>0.030281</text:p>
              </table:table-cell>
              <table:table-cell office:value-type="float" office:value="-0.141258">
                <text:p>-0.1412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40701">
                <text:p>0.0407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67037">
                <text:p>0.0670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">
                <text:p>0</text:p>
              </table:table-cell>
              <table:table-cell office:value-type="float" office:value="0.031124">
                <text:p>0.0311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0.01514">
                <text:p>0.01514</text:p>
              </table:table-cell>
              <table:table-cell office:value-type="float" office:value="-0.131681">
                <text:p>-0.1316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">
                <text:p>0</text:p>
              </table:table-cell>
              <table:table-cell office:value-type="float" office:value="0.191536">
                <text:p>0.1915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0">
                <text:p>0</text:p>
              </table:table-cell>
              <table:table-cell office:value-type="float" office:value="-0.246603">
                <text:p>-0.2466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217873">
                <text:p>-0.2178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0.045421">
                <text:p>0.045421</text:p>
              </table:table-cell>
              <table:table-cell office:value-type="float" office:value="0.622492">
                <text:p>0.6224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">
                <text:p>0</text:p>
              </table:table-cell>
              <table:table-cell office:value-type="float" office:value="0.033518">
                <text:p>0.0335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01514">
                <text:p>-0.01514</text:p>
              </table:table-cell>
              <table:table-cell office:value-type="float" office:value="-0.105345">
                <text:p>-0.105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">
                <text:p>0</text:p>
              </table:table-cell>
              <table:table-cell office:value-type="float" office:value="-0.308852">
                <text:p>-0.3088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0.030281">
                <text:p>0.030281</text:p>
              </table:table-cell>
              <table:table-cell office:value-type="float" office:value="-0.098163">
                <text:p>-0.0981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075701">
                <text:p>0.075701</text:p>
              </table:table-cell>
              <table:table-cell office:value-type="float" office:value="0.07422">
                <text:p>0.074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0.030281">
                <text:p>0.030281</text:p>
              </table:table-cell>
              <table:table-cell office:value-type="float" office:value="0.258573">
                <text:p>0.2585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-0.01514">
                <text:p>-0.01514</text:p>
              </table:table-cell>
              <table:table-cell office:value-type="float" office:value="-0.737415">
                <text:p>-0.7374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-0.01514">
                <text:p>-0.01514</text:p>
              </table:table-cell>
              <table:table-cell office:value-type="float" office:value="-0.390255">
                <text:p>-0.390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-0.01514">
                <text:p>-0.01514</text:p>
              </table:table-cell>
              <table:table-cell office:value-type="float" office:value="0.632069">
                <text:p>0.6320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01514">
                <text:p>-0.01514</text:p>
              </table:table-cell>
              <table:table-cell office:value-type="float" office:value="0.258573">
                <text:p>0.2585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">
                <text:p>0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.030281">
                <text:p>0.030281</text:p>
              </table:table-cell>
              <table:table-cell office:value-type="float" office:value="-0.454899">
                <text:p>-0.454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0">
                <text:p>0</text:p>
              </table:table-cell>
              <table:table-cell office:value-type="float" office:value="0.445321">
                <text:p>0.4453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0">
                <text:p>0</text:p>
              </table:table-cell>
              <table:table-cell office:value-type="float" office:value="0.304063">
                <text:p>0.3040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-0.090842">
                <text:p>-0.090842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634464">
                <text:p>-0.6344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075701">
                <text:p>-0.075701</text:p>
              </table:table-cell>
              <table:table-cell office:value-type="float" office:value="0.26815">
                <text:p>0.268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0.045421">
                <text:p>0.045421</text:p>
              </table:table-cell>
              <table:table-cell office:value-type="float" office:value="-0.122105">
                <text:p>-0.122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121122">
                <text:p>0.121122</text:p>
              </table:table-cell>
              <table:table-cell office:value-type="float" office:value="0.287304">
                <text:p>0.2873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0.030281">
                <text:p>0.030281</text:p>
              </table:table-cell>
              <table:table-cell office:value-type="float" office:value="-0.397438">
                <text:p>-0.3974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40462">
                <text:p>-0.404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-0.075701">
                <text:p>-0.075701</text:p>
              </table:table-cell>
              <table:table-cell office:value-type="float" office:value="0.428562">
                <text:p>0.4285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045421">
                <text:p>-0.045421</text:p>
              </table:table-cell>
              <table:table-cell office:value-type="float" office:value="0.622492">
                <text:p>0.6224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0.030281">
                <text:p>0.030281</text:p>
              </table:table-cell>
              <table:table-cell office:value-type="float" office:value="0.047884">
                <text:p>0.0478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0.060561">
                <text:p>0.060561</text:p>
              </table:table-cell>
              <table:table-cell office:value-type="float" office:value="-0.172383">
                <text:p>-0.1723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030281">
                <text:p>0.030281</text:p>
              </table:table-cell>
              <table:table-cell office:value-type="float" office:value="0.093373">
                <text:p>0.0933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-0.01514">
                <text:p>-0.01514</text:p>
              </table:table-cell>
              <table:table-cell office:value-type="float" office:value="0.1652">
                <text:p>0.16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229844">
                <text:p>-0.2298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0">
                <text:p>0</text:p>
              </table:table-cell>
              <table:table-cell office:value-type="float" office:value="-0.612916">
                <text:p>-0.6129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0.01514">
                <text:p>0.01514</text:p>
              </table:table-cell>
              <table:table-cell office:value-type="float" office:value="0.201113">
                <text:p>0.2011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01514">
                <text:p>-0.01514</text:p>
              </table:table-cell>
              <table:table-cell office:value-type="float" office:value="0.088585">
                <text:p>0.0885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-0.196824">
                <text:p>-0.196824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-0.01514">
                <text:p>-0.01514</text:p>
              </table:table-cell>
              <table:table-cell office:value-type="float" office:value="-0.019154">
                <text:p>-0.0191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0">
                <text:p>0</text:p>
              </table:table-cell>
              <table:table-cell office:value-type="float" office:value="-0.052673">
                <text:p>-0.0526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0.01514">
                <text:p>0.01514</text:p>
              </table:table-cell>
              <table:table-cell office:value-type="float" office:value="-0.244209">
                <text:p>-0.2442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0.045421">
                <text:p>0.045421</text:p>
              </table:table-cell>
              <table:table-cell office:value-type="float" office:value="-0.138864">
                <text:p>-0.1388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0.075701">
                <text:p>0.075701</text:p>
              </table:table-cell>
              <table:table-cell office:value-type="float" office:value="-0.198719">
                <text:p>-0.1987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454899">
                <text:p>-0.4548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-0.136262">
                <text:p>-0.136262</text:p>
              </table:table-cell>
              <table:table-cell office:value-type="float" office:value="-0.064644">
                <text:p>-0.064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79008">
                <text:p>0.0790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64643">
                <text:p>0.0646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090842">
                <text:p>0.090842</text:p>
              </table:table-cell>
              <table:table-cell office:value-type="float" office:value="-0.51236">
                <text:p>-0.512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0.01514">
                <text:p>0.01514</text:p>
              </table:table-cell>
              <table:table-cell office:value-type="float" office:value="-0.050279">
                <text:p>-0.0502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0">
                <text:p>0</text:p>
              </table:table-cell>
              <table:table-cell office:value-type="float" office:value="-0.11971">
                <text:p>-0.119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0">
                <text:p>0</text:p>
              </table:table-cell>
              <table:table-cell office:value-type="float" office:value="-0.052673">
                <text:p>-0.0526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0.030281">
                <text:p>0.030281</text:p>
              </table:table-cell>
              <table:table-cell office:value-type="float" office:value="0.318428">
                <text:p>0.3184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0.151403">
                <text:p>0.151403</text:p>
              </table:table-cell>
              <table:table-cell office:value-type="float" office:value="0.430956">
                <text:p>0.4309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.242244">
                <text:p>0.242244</text:p>
              </table:table-cell>
              <table:table-cell office:value-type="float" office:value="0.995987">
                <text:p>0.9959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.045421">
                <text:p>0.045421</text:p>
              </table:table-cell>
              <table:table-cell office:value-type="float" office:value="-0.014366">
                <text:p>-0.0143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452505">
                <text:p>-0.4525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045421">
                <text:p>-0.045421</text:p>
              </table:table-cell>
              <table:table-cell office:value-type="float" office:value="0.191536">
                <text:p>0.1915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079009">
                <text:p>-0.0790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37589">
                <text:p>-0.375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-0.01514">
                <text:p>-0.01514</text:p>
              </table:table-cell>
              <table:table-cell office:value-type="float" office:value="-0.509965">
                <text:p>-0.5099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0.075701">
                <text:p>0.075701</text:p>
              </table:table-cell>
              <table:table-cell office:value-type="float" office:value="0.430956">
                <text:p>0.4309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0.045421">
                <text:p>0.045421</text:p>
              </table:table-cell>
              <table:table-cell office:value-type="float" office:value="-0.577003">
                <text:p>-0.5770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030281">
                <text:p>-0.030281</text:p>
              </table:table-cell>
              <table:table-cell office:value-type="float" office:value="0.301669">
                <text:p>0.3016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323218">
                <text:p>-0.3232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0.030281">
                <text:p>0.030281</text:p>
              </table:table-cell>
              <table:table-cell office:value-type="float" office:value="-0.201113">
                <text:p>-0.2011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0.01514">
                <text:p>0.01514</text:p>
              </table:table-cell>
              <table:table-cell office:value-type="float" office:value="0.663193">
                <text:p>0.6631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-0.030281">
                <text:p>-0.030281</text:p>
              </table:table-cell>
              <table:table-cell office:value-type="float" office:value="0.332794">
                <text:p>0.3327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-0.060561">
                <text:p>-0.060561</text:p>
              </table:table-cell>
              <table:table-cell office:value-type="float" office:value="0.019153">
                <text:p>0.0191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060561">
                <text:p>0.060561</text:p>
              </table:table-cell>
              <table:table-cell office:value-type="float" office:value="-0.526725">
                <text:p>-0.5267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0.075701">
                <text:p>0.075701</text:p>
              </table:table-cell>
              <table:table-cell office:value-type="float" office:value="0.430956">
                <text:p>0.4309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0">
                <text:p>0</text:p>
              </table:table-cell>
              <table:table-cell office:value-type="float" office:value="0.260968">
                <text:p>0.2609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-0.01514">
                <text:p>-0.01514</text:p>
              </table:table-cell>
              <table:table-cell office:value-type="float" office:value="-0.337583">
                <text:p>-0.337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0.01514">
                <text:p>0.01514</text:p>
              </table:table-cell>
              <table:table-cell office:value-type="float" office:value="-0.299276">
                <text:p>-0.2992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0.01514">
                <text:p>0.01514</text:p>
              </table:table-cell>
              <table:table-cell office:value-type="float" office:value="0.14844">
                <text:p>0.148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292093">
                <text:p>-0.2920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01514">
                <text:p>-0.01514</text:p>
              </table:table-cell>
              <table:table-cell office:value-type="float" office:value="-0.196325">
                <text:p>-0.1963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-0.01514">
                <text:p>-0.01514</text:p>
              </table:table-cell>
              <table:table-cell office:value-type="float" office:value="-0.320823">
                <text:p>-0.3208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0.030281">
                <text:p>0.030281</text:p>
              </table:table-cell>
              <table:table-cell office:value-type="float" office:value="0.248997">
                <text:p>0.2489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030281">
                <text:p>0.030281</text:p>
              </table:table-cell>
              <table:table-cell office:value-type="float" office:value="0.019153">
                <text:p>0.0191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-0.01514">
                <text:p>-0.01514</text:p>
              </table:table-cell>
              <table:table-cell office:value-type="float" office:value="-0.363919">
                <text:p>-0.3639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0">
                <text:p>0</text:p>
              </table:table-cell>
              <table:table-cell office:value-type="float" office:value="0.019153">
                <text:p>0.0191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909797">
                <text:p>-0.909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01514">
                <text:p>0.01514</text:p>
              </table:table-cell>
              <table:table-cell office:value-type="float" office:value="0.488417">
                <text:p>0.4884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">
                <text:p>0</text:p>
              </table:table-cell>
              <table:table-cell office:value-type="float" office:value="-0.294487">
                <text:p>-0.2944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  <table:table-cell office:value-type="float" office:value="-0.311247">
                <text:p>-0.3112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">
                <text:p>0</text:p>
              </table:table-cell>
              <table:table-cell office:value-type="float" office:value="-0.718261">
                <text:p>-0.7182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0.01514">
                <text:p>0.01514</text:p>
              </table:table-cell>
              <table:table-cell office:value-type="float" office:value="-0.028731">
                <text:p>-0.0287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-0.030281">
                <text:p>-0.030281</text:p>
              </table:table-cell>
              <table:table-cell office:value-type="float" office:value="0.454898">
                <text:p>0.454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01514">
                <text:p>0.01514</text:p>
              </table:table-cell>
              <table:table-cell office:value-type="float" office:value="-0.052673">
                <text:p>-0.0526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167594">
                <text:p>-0.1675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110134">
                <text:p>-0.1101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-0.060561">
                <text:p>-0.060561</text:p>
              </table:table-cell>
              <table:table-cell office:value-type="float" office:value="0.191536">
                <text:p>0.1915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045421">
                <text:p>0.045421</text:p>
              </table:table-cell>
              <table:table-cell office:value-type="float" office:value="0.287304">
                <text:p>0.2873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0.01514">
                <text:p>0.01514</text:p>
              </table:table-cell>
              <table:table-cell office:value-type="float" office:value="-0.359131">
                <text:p>-0.3591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0.030281">
                <text:p>0.030281</text:p>
              </table:table-cell>
              <table:table-cell office:value-type="float" office:value="-0.445322">
                <text:p>-0.4453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0">
                <text:p>0</text:p>
              </table:table-cell>
              <table:table-cell office:value-type="float" office:value="0.371101">
                <text:p>0.371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-0.105982">
                <text:p>-0.105982</text:p>
              </table:table-cell>
              <table:table-cell office:value-type="float" office:value="0.301669">
                <text:p>0.3016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42138">
                <text:p>-0.421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215479">
                <text:p>-0.2154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050279">
                <text:p>-0.0502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.060561">
                <text:p>0.060561</text:p>
              </table:table-cell>
              <table:table-cell office:value-type="float" office:value="0.617704">
                <text:p>0.6177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-0.136262">
                <text:p>-0.136262</text:p>
              </table:table-cell>
              <table:table-cell office:value-type="float" office:value="0.981622">
                <text:p>0.9816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-0.060561">
                <text:p>-0.060561</text:p>
              </table:table-cell>
              <table:table-cell office:value-type="float" office:value="-1.170765">
                <text:p>-1.1707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0.075701">
                <text:p>0.075701</text:p>
              </table:table-cell>
              <table:table-cell office:value-type="float" office:value="-0.25618">
                <text:p>-0.256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.045421">
                <text:p>0.045421</text:p>
              </table:table-cell>
              <table:table-cell office:value-type="float" office:value="-0.703896">
                <text:p>-0.7038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.01514">
                <text:p>0.01514</text:p>
              </table:table-cell>
              <table:table-cell office:value-type="float" office:value="-0.129287">
                <text:p>-0.1292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.030281">
                <text:p>0.030281</text:p>
              </table:table-cell>
              <table:table-cell office:value-type="float" office:value="-0.955287">
                <text:p>-0.9552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0.136262">
                <text:p>0.136262</text:p>
              </table:table-cell>
              <table:table-cell office:value-type="float" office:value="-0.366313">
                <text:p>-0.3663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0.317946">
                <text:p>0.317946</text:p>
              </table:table-cell>
              <table:table-cell office:value-type="float" office:value="0.577002">
                <text:p>0.577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0.075701">
                <text:p>0.075701</text:p>
              </table:table-cell>
              <table:table-cell office:value-type="float" office:value="0.361524">
                <text:p>0.3615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-0.105982">
                <text:p>-0.105982</text:p>
              </table:table-cell>
              <table:table-cell office:value-type="float" office:value="-0.150835">
                <text:p>-0.1508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121122">
                <text:p>-0.121122</text:p>
              </table:table-cell>
              <table:table-cell office:value-type="float" office:value="-0.34716">
                <text:p>-0.347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122105">
                <text:p>-0.1221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184354">
                <text:p>-0.1843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.075701">
                <text:p>0.075701</text:p>
              </table:table-cell>
              <table:table-cell office:value-type="float" office:value="0.1652">
                <text:p>0.16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0.045421">
                <text:p>0.045421</text:p>
              </table:table-cell>
              <table:table-cell office:value-type="float" office:value="-0.378284">
                <text:p>-0.3782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0.030281">
                <text:p>0.030281</text:p>
              </table:table-cell>
              <table:table-cell office:value-type="float" office:value="-0.122105">
                <text:p>-0.1221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">
                <text:p>0</text:p>
              </table:table-cell>
              <table:table-cell office:value-type="float" office:value="-0.110134">
                <text:p>-0.1101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-0.01514">
                <text:p>-0.01514</text:p>
              </table:table-cell>
              <table:table-cell office:value-type="float" office:value="0.706289">
                <text:p>0.7062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-0.01514">
                <text:p>-0.01514</text:p>
              </table:table-cell>
              <table:table-cell office:value-type="float" office:value="0.1652">
                <text:p>0.16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">
                <text:p>0</text:p>
              </table:table-cell>
              <table:table-cell office:value-type="float" office:value="-0.229844">
                <text:p>-0.2298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-0.01514">
                <text:p>-0.01514</text:p>
              </table:table-cell>
              <table:table-cell office:value-type="float" office:value="-0.107739">
                <text:p>-0.1077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">
                <text:p>0</text:p>
              </table:table-cell>
              <table:table-cell office:value-type="float" office:value="0.215478">
                <text:p>0.2154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">
                <text:p>0</text:p>
              </table:table-cell>
              <table:table-cell office:value-type="float" office:value="0.263362">
                <text:p>0.2633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">
                <text:p>0</text:p>
              </table:table-cell>
              <table:table-cell office:value-type="float" office:value="-0.430957">
                <text:p>-0.4309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0.01514">
                <text:p>0.01514</text:p>
              </table:table-cell>
              <table:table-cell office:value-type="float" office:value="-0.687136">
                <text:p>-0.6871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045421">
                <text:p>0.045421</text:p>
              </table:table-cell>
              <table:table-cell office:value-type="float" office:value="0.253785">
                <text:p>0.2537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.045421">
                <text:p>0.045421</text:p>
              </table:table-cell>
              <table:table-cell office:value-type="float" office:value="0.605733">
                <text:p>0.6057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030281">
                <text:p>0.030281</text:p>
              </table:table-cell>
              <table:table-cell office:value-type="float" office:value="-0.055067">
                <text:p>-0.0550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">
                <text:p>0</text:p>
              </table:table-cell>
              <table:table-cell office:value-type="float" office:value="-0.866701">
                <text:p>-0.8667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-0.01514">
                <text:p>-0.01514</text:p>
              </table:table-cell>
              <table:table-cell office:value-type="float" office:value="-0.268151">
                <text:p>-0.2681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-0.01514">
                <text:p>-0.01514</text:p>
              </table:table-cell>
              <table:table-cell office:value-type="float" office:value="0.529118">
                <text:p>0.5291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.01514">
                <text:p>0.01514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-0.01514">
                <text:p>-0.01514</text:p>
              </table:table-cell>
              <table:table-cell office:value-type="float" office:value="-0.402226">
                <text:p>-0.4022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">
                <text:p>0</text:p>
              </table:table-cell>
              <table:table-cell office:value-type="float" office:value="-0.129287">
                <text:p>-0.1292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">
                <text:p>0</text:p>
              </table:table-cell>
              <table:table-cell office:value-type="float" office:value="0.476446">
                <text:p>0.4764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.01514">
                <text:p>0.01514</text:p>
              </table:table-cell>
              <table:table-cell office:value-type="float" office:value="-0.598551">
                <text:p>-0.5985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-0.01514">
                <text:p>-0.01514</text:p>
              </table:table-cell>
              <table:table-cell office:value-type="float" office:value="-0.837971">
                <text:p>-0.8379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0">
                <text:p>0</text:p>
              </table:table-cell>
              <table:table-cell office:value-type="float" office:value="0.347159">
                <text:p>0.3471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0.01514">
                <text:p>0.01514</text:p>
              </table:table-cell>
              <table:table-cell office:value-type="float" office:value="0.720654">
                <text:p>0.7206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0.01514">
                <text:p>0.01514</text:p>
              </table:table-cell>
              <table:table-cell office:value-type="float" office:value="0.337582">
                <text:p>0.3375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208296">
                <text:p>-0.2082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158018">
                <text:p>-0.1580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.01514">
                <text:p>0.01514</text:p>
              </table:table-cell>
              <table:table-cell office:value-type="float" office:value="0.071826">
                <text:p>0.0718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045421">
                <text:p>0.045421</text:p>
              </table:table-cell>
              <table:table-cell office:value-type="float" office:value="-0.536302">
                <text:p>-0.5363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-0.01514">
                <text:p>-0.01514</text:p>
              </table:table-cell>
              <table:table-cell office:value-type="float" office:value="-0.538696">
                <text:p>-0.5386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672771">
                <text:p>-0.6727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060561">
                <text:p>-0.060561</text:p>
              </table:table-cell>
              <table:table-cell office:value-type="float" office:value="0.385466">
                <text:p>0.3854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-0.060561">
                <text:p>-0.060561</text:p>
              </table:table-cell>
              <table:table-cell office:value-type="float" office:value="-1.108516">
                <text:p>-1.1085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0">
                <text:p>0</text:p>
              </table:table-cell>
              <table:table-cell office:value-type="float" office:value="-0.639252">
                <text:p>-0.6392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.01514">
                <text:p>0.01514</text:p>
              </table:table-cell>
              <table:table-cell office:value-type="float" office:value="-0.435745">
                <text:p>-0.4357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0.045421">
                <text:p>0.045421</text:p>
              </table:table-cell>
              <table:table-cell office:value-type="float" office:value="0.141258">
                <text:p>0.1412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">
                <text:p>0</text:p>
              </table:table-cell>
              <table:table-cell office:value-type="float" office:value="0.134075">
                <text:p>0.134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0">
                <text:p>0</text:p>
              </table:table-cell>
              <table:table-cell office:value-type="float" office:value="-1.25935">
                <text:p>-1.259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-0.01514">
                <text:p>-0.01514</text:p>
              </table:table-cell>
              <table:table-cell office:value-type="float" office:value="-0.225055">
                <text:p>-0.2250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0">
                <text:p>0</text:p>
              </table:table-cell>
              <table:table-cell office:value-type="float" office:value="-0.150835">
                <text:p>-0.1508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">
                <text:p>0</text:p>
              </table:table-cell>
              <table:table-cell office:value-type="float" office:value="-0.110134">
                <text:p>-0.1101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-0.227104">
                <text:p>-0.227104</text:p>
              </table:table-cell>
              <table:table-cell office:value-type="float" office:value="-0.158018">
                <text:p>-0.1580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076615">
                <text:p>-0.0766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-0.01514">
                <text:p>-0.01514</text:p>
              </table:table-cell>
              <table:table-cell office:value-type="float" office:value="-0.117316">
                <text:p>-0.1173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0">
                <text:p>0</text:p>
              </table:table-cell>
              <table:table-cell office:value-type="float" office:value="-0.100557">
                <text:p>-0.1005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0">
                <text:p>0</text:p>
              </table:table-cell>
              <table:table-cell office:value-type="float" office:value="-0.055067">
                <text:p>-0.0550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0.01514">
                <text:p>0.01514</text:p>
              </table:table-cell>
              <table:table-cell office:value-type="float" office:value="0.079008">
                <text:p>0.0790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0.045421">
                <text:p>0.045421</text:p>
              </table:table-cell>
              <table:table-cell office:value-type="float" office:value="-0.110134">
                <text:p>-0.1101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105982">
                <text:p>0.105982</text:p>
              </table:table-cell>
              <table:table-cell office:value-type="float" office:value="0.201113">
                <text:p>0.2011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-0.121122">
                <text:p>-0.121122</text:p>
              </table:table-cell>
              <table:table-cell office:value-type="float" office:value="0.265756">
                <text:p>0.2657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-0.136262">
                <text:p>-0.136262</text:p>
              </table:table-cell>
              <table:table-cell office:value-type="float" office:value="0.021547">
                <text:p>0.0215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-0.01514">
                <text:p>-0.01514</text:p>
              </table:table-cell>
              <table:table-cell office:value-type="float" office:value="-0.052673">
                <text:p>-0.0526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0.045421">
                <text:p>0.045421</text:p>
              </table:table-cell>
              <table:table-cell office:value-type="float" office:value="-0.059855">
                <text:p>-0.0598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0.030281">
                <text:p>0.030281</text:p>
              </table:table-cell>
              <table:table-cell office:value-type="float" office:value="-1.154006">
                <text:p>-1.1540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0.075701">
                <text:p>0.075701</text:p>
              </table:table-cell>
              <table:table-cell office:value-type="float" office:value="-0.517148">
                <text:p>-0.5171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-0.01514">
                <text:p>-0.01514</text:p>
              </table:table-cell>
              <table:table-cell office:value-type="float" office:value="0.129287">
                <text:p>0.1292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-0.060561">
                <text:p>-0.060561</text:p>
              </table:table-cell>
              <table:table-cell office:value-type="float" office:value="0.232237">
                <text:p>0.2322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126893">
                <text:p>-0.1268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0.060561">
                <text:p>0.060561</text:p>
              </table:table-cell>
              <table:table-cell office:value-type="float" office:value="-0.265757">
                <text:p>-0.2657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0">
                <text:p>0</text:p>
              </table:table-cell>
              <table:table-cell office:value-type="float" office:value="0.076614">
                <text:p>0.0766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0.045421">
                <text:p>0.045421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0.105982">
                <text:p>0.105982</text:p>
              </table:table-cell>
              <table:table-cell office:value-type="float" office:value="0.519541">
                <text:p>0.5195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0.242244">
                <text:p>0.242244</text:p>
              </table:table-cell>
              <table:table-cell office:value-type="float" office:value="-0.217873">
                <text:p>-0.2178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0.075701">
                <text:p>0.075701</text:p>
              </table:table-cell>
              <table:table-cell office:value-type="float" office:value="-0.294487">
                <text:p>-0.2944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-0.363367">
                <text:p>-0.363367</text:p>
              </table:table-cell>
              <table:table-cell office:value-type="float" office:value="0.459686">
                <text:p>0.4596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110134">
                <text:p>-0.1101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-0.01514">
                <text:p>-0.01514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0">
                <text:p>0</text:p>
              </table:table-cell>
              <table:table-cell office:value-type="float" office:value="-0.01676">
                <text:p>-0.016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0">
                <text:p>0</text:p>
              </table:table-cell>
              <table:table-cell office:value-type="float" office:value="0.007182">
                <text:p>0.0071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0">
                <text:p>0</text:p>
              </table:table-cell>
              <table:table-cell office:value-type="float" office:value="0.02873">
                <text:p>0.028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0">
                <text:p>0</text:p>
              </table:table-cell>
              <table:table-cell office:value-type="float" office:value="-0.004789">
                <text:p>-0.0047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0.01514">
                <text:p>0.01514</text:p>
              </table:table-cell>
              <table:table-cell office:value-type="float" office:value="-0.01676">
                <text:p>-0.016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-0.01514">
                <text:p>-0.01514</text:p>
              </table:table-cell>
              <table:table-cell office:value-type="float" office:value="0.031124">
                <text:p>0.0311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0">
                <text:p>0</text:p>
              </table:table-cell>
              <table:table-cell office:value-type="float" office:value="0.021547">
                <text:p>0.0215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0">
                <text:p>0</text:p>
              </table:table-cell>
              <table:table-cell office:value-type="float" office:value="-0.026337">
                <text:p>-0.0263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0">
                <text:p>0</text:p>
              </table:table-cell>
              <table:table-cell office:value-type="float" office:value="-0.088586">
                <text:p>-0.0885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0">
                <text:p>0</text:p>
              </table:table-cell>
              <table:table-cell office:value-type="float" office:value="0.339976">
                <text:p>0.3399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-0.151403">
                <text:p>-0.151403</text:p>
              </table:table-cell>
              <table:table-cell office:value-type="float" office:value="0.509965">
                <text:p>0.5099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0.090842">
                <text:p>0.090842</text:p>
              </table:table-cell>
              <table:table-cell office:value-type="float" office:value="-0.430957">
                <text:p>-0.4309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0.060561">
                <text:p>0.060561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">
                <text:p>0</text:p>
              </table:table-cell>
              <table:table-cell office:value-type="float" office:value="0.033518">
                <text:p>0.0335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0">
                <text:p>0</text:p>
              </table:table-cell>
              <table:table-cell office:value-type="float" office:value="-0.028731">
                <text:p>-0.0287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0">
                <text:p>0</text:p>
              </table:table-cell>
              <table:table-cell office:value-type="float" office:value="0.067037">
                <text:p>0.0670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-0.105982">
                <text:p>-0.105982</text:p>
              </table:table-cell>
              <table:table-cell office:value-type="float" office:value="0.110133">
                <text:p>0.1101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0.030281">
                <text:p>0.030281</text:p>
              </table:table-cell>
              <table:table-cell office:value-type="float" office:value="-0.332794">
                <text:p>-0.3327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0.075701">
                <text:p>0.075701</text:p>
              </table:table-cell>
              <table:table-cell office:value-type="float" office:value="-0.086192">
                <text:p>-0.0861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-0.211964">
                <text:p>-0.211964</text:p>
              </table:table-cell>
              <table:table-cell office:value-type="float" office:value="0.639251">
                <text:p>0.6392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-0.333086">
                <text:p>-0.333086</text:p>
              </table:table-cell>
              <table:table-cell office:value-type="float" office:value="0.167594">
                <text:p>0.1675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0.408787">
                <text:p>0.408787</text:p>
              </table:table-cell>
              <table:table-cell office:value-type="float" office:value="-0.636858">
                <text:p>-0.6368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0.136262">
                <text:p>0.136262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0">
                <text:p>0</text:p>
              </table:table-cell>
              <table:table-cell office:value-type="float" office:value="0.071826">
                <text:p>0.0718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0.075701">
                <text:p>0.075701</text:p>
              </table:table-cell>
              <table:table-cell office:value-type="float" office:value="-0.318429">
                <text:p>-0.3184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0.166543">
                <text:p>0.166543</text:p>
              </table:table-cell>
              <table:table-cell office:value-type="float" office:value="0.253785">
                <text:p>0.2537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0.060561">
                <text:p>0.060561</text:p>
              </table:table-cell>
              <table:table-cell office:value-type="float" office:value="0.110133">
                <text:p>0.1101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0.196824">
                <text:p>0.196824</text:p>
              </table:table-cell>
              <table:table-cell office:value-type="float" office:value="-0.782904">
                <text:p>-0.7829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-0.363367">
                <text:p>-0.363367</text:p>
              </table:table-cell>
              <table:table-cell office:value-type="float" office:value="-0.06225">
                <text:p>-0.062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-0.136262">
                <text:p>-0.136262</text:p>
              </table:table-cell>
              <table:table-cell office:value-type="float" office:value="-0.079009">
                <text:p>-0.0790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0">
                <text:p>0</text:p>
              </table:table-cell>
              <table:table-cell office:value-type="float" office:value="-0.086192">
                <text:p>-0.0861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045421">
                <text:p>0.045421</text:p>
              </table:table-cell>
              <table:table-cell office:value-type="float" office:value="0.208295">
                <text:p>0.2082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-0.242244">
                <text:p>-0.242244</text:p>
              </table:table-cell>
              <table:table-cell office:value-type="float" office:value="-0.462081">
                <text:p>-0.4620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-0.121122">
                <text:p>-0.121122</text:p>
              </table:table-cell>
              <table:table-cell office:value-type="float" office:value="-0.636858">
                <text:p>-0.6368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-0.151403">
                <text:p>-0.151403</text:p>
              </table:table-cell>
              <table:table-cell office:value-type="float" office:value="-0.155623">
                <text:p>-0.1556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002395">
                <text:p>-0.0023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0.454208">
                <text:p>0.454208</text:p>
              </table:table-cell>
              <table:table-cell office:value-type="float" office:value="0.090979">
                <text:p>0.0909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0.105982">
                <text:p>0.105982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0.01514">
                <text:p>0.01514</text:p>
              </table:table-cell>
              <table:table-cell office:value-type="float" office:value="0.114921">
                <text:p>0.1149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50278">
                <text:p>0.0502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0.01514">
                <text:p>0.01514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0">
                <text:p>0</text:p>
              </table:table-cell>
              <table:table-cell office:value-type="float" office:value="0.019153">
                <text:p>0.0191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0">
                <text:p>0</text:p>
              </table:table-cell>
              <table:table-cell office:value-type="float" office:value="0.067037">
                <text:p>0.0670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0">
                <text:p>0</text:p>
              </table:table-cell>
              <table:table-cell office:value-type="float" office:value="-0.043096">
                <text:p>-0.0430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0">
                <text:p>0</text:p>
              </table:table-cell>
              <table:table-cell office:value-type="float" office:value="0.009576">
                <text:p>0.0095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0">
                <text:p>0</text:p>
              </table:table-cell>
              <table:table-cell office:value-type="float" office:value="0.055066">
                <text:p>0.0550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151">
                <text:p>88151</text:p>
              </table:table-cell>
              <table:table-cell office:value-type="float" office:value="0">
                <text:p>0</text:p>
              </table:table-cell>
              <table:table-cell office:value-type="float" office:value="0.064643">
                <text:p>0.0646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408">
                <text:p>88408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665">
                <text:p>88665</text:p>
              </table:table-cell>
              <table:table-cell office:value-type="float" office:value="0">
                <text:p>0</text:p>
              </table:table-cell>
              <table:table-cell office:value-type="float" office:value="0.047884">
                <text:p>0.0478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922">
                <text:p>88922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179">
                <text:p>89179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436">
                <text:p>89436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693">
                <text:p>89693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950">
                <text:p>89950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207">
                <text:p>90207</text:p>
              </table:table-cell>
              <table:table-cell office:value-type="float" office:value="0">
                <text:p>0</text:p>
              </table:table-cell>
              <table:table-cell office:value-type="float" office:value="-0.040702">
                <text:p>-0.0407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464">
                <text:p>90464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721">
                <text:p>90721</text:p>
              </table:table-cell>
              <table:table-cell office:value-type="float" office:value="0">
                <text:p>0</text:p>
              </table:table-cell>
              <table:table-cell office:value-type="float" office:value="0.009576">
                <text:p>0.0095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0978">
                <text:p>90978</text:p>
              </table:table-cell>
              <table:table-cell office:value-type="float" office:value="0">
                <text:p>0</text:p>
              </table:table-cell>
              <table:table-cell office:value-type="float" office:value="0.021547">
                <text:p>0.0215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1235">
                <text:p>91235</text:p>
              </table:table-cell>
              <table:table-cell office:value-type="float" office:value="0">
                <text:p>0</text:p>
              </table:table-cell>
              <table:table-cell office:value-type="float" office:value="0.126892">
                <text:p>0.1268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492">
                <text:p>91492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749">
                <text:p>91749</text:p>
              </table:table-cell>
              <table:table-cell office:value-type="float" office:value="0">
                <text:p>0</text:p>
              </table:table-cell>
              <table:table-cell office:value-type="float" office:value="-0.052673">
                <text:p>-0.0526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2006">
                <text:p>92006</text:p>
              </table:table-cell>
              <table:table-cell office:value-type="float" office:value="0">
                <text:p>0</text:p>
              </table:table-cell>
              <table:table-cell office:value-type="float" office:value="0.02873">
                <text:p>0.028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2263">
                <text:p>92263</text:p>
              </table:table-cell>
              <table:table-cell office:value-type="float" office:value="0">
                <text:p>0</text:p>
              </table:table-cell>
              <table:table-cell office:value-type="float" office:value="0.043095">
                <text:p>0.0430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520">
                <text:p>92520</text:p>
              </table:table-cell>
              <table:table-cell office:value-type="float" office:value="0">
                <text:p>0</text:p>
              </table:table-cell>
              <table:table-cell office:value-type="float" office:value="-0.050279">
                <text:p>-0.0502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2777">
                <text:p>92777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3034">
                <text:p>93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291">
                <text:p>93291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3548">
                <text:p>93548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3805">
                <text:p>93805</text:p>
              </table:table-cell>
              <table:table-cell office:value-type="float" office:value="0">
                <text:p>0</text:p>
              </table:table-cell>
              <table:table-cell office:value-type="float" office:value="0.019153">
                <text:p>0.0191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4062">
                <text:p>94062</text:p>
              </table:table-cell>
              <table:table-cell office:value-type="float" office:value="0">
                <text:p>0</text:p>
              </table:table-cell>
              <table:table-cell office:value-type="float" office:value="0.081402">
                <text:p>0.0814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4319">
                <text:p>94319</text:p>
              </table:table-cell>
              <table:table-cell office:value-type="float" office:value="0">
                <text:p>0</text:p>
              </table:table-cell>
              <table:table-cell office:value-type="float" office:value="0.02873">
                <text:p>0.028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4576">
                <text:p>94576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4833">
                <text:p>94833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090">
                <text:p>95090</text:p>
              </table:table-cell>
              <table:table-cell office:value-type="float" office:value="0">
                <text:p>0</text:p>
              </table:table-cell>
              <table:table-cell office:value-type="float" office:value="-0.043096">
                <text:p>-0.0430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5347">
                <text:p>95347</text:p>
              </table:table-cell>
              <table:table-cell office:value-type="float" office:value="0">
                <text:p>0</text:p>
              </table:table-cell>
              <table:table-cell office:value-type="float" office:value="0.067037">
                <text:p>0.0670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5604">
                <text:p>95604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5861">
                <text:p>95861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118">
                <text:p>96118</text:p>
              </table:table-cell>
              <table:table-cell office:value-type="float" office:value="0">
                <text:p>0</text:p>
              </table:table-cell>
              <table:table-cell office:value-type="float" office:value="0.050278">
                <text:p>0.0502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375">
                <text:p>96375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632">
                <text:p>96632</text:p>
              </table:table-cell>
              <table:table-cell office:value-type="float" office:value="0">
                <text:p>0</text:p>
              </table:table-cell>
              <table:table-cell office:value-type="float" office:value="0.081402">
                <text:p>0.0814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889">
                <text:p>96889</text:p>
              </table:table-cell>
              <table:table-cell office:value-type="float" office:value="0">
                <text:p>0</text:p>
              </table:table-cell>
              <table:table-cell office:value-type="float" office:value="-0.026337">
                <text:p>-0.0263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7146">
                <text:p>97146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403">
                <text:p>97403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660">
                <text:p>97660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917">
                <text:p>97917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174">
                <text:p>98174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431">
                <text:p>98431</text:p>
              </table:table-cell>
              <table:table-cell office:value-type="float" office:value="0">
                <text:p>0</text:p>
              </table:table-cell>
              <table:table-cell office:value-type="float" office:value="0.021547">
                <text:p>0.0215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688">
                <text:p>98688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945">
                <text:p>98945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202">
                <text:p>99202</text:p>
              </table:table-cell>
              <table:table-cell office:value-type="float" office:value="0">
                <text:p>0</text:p>
              </table:table-cell>
              <table:table-cell office:value-type="float" office:value="-0.01676">
                <text:p>-0.016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459">
                <text:p>99459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716">
                <text:p>99716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973">
                <text:p>99973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230">
                <text:p>100230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487">
                <text:p>100487</text:p>
              </table:table-cell>
              <table:table-cell office:value-type="float" office:value="0">
                <text:p>0</text:p>
              </table:table-cell>
              <table:table-cell office:value-type="float" office:value="-0.002395">
                <text:p>-0.0023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744">
                <text:p>100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001">
                <text:p>101001</text:p>
              </table:table-cell>
              <table:table-cell office:value-type="float" office:value="0">
                <text:p>0</text:p>
              </table:table-cell>
              <table:table-cell office:value-type="float" office:value="0.090979">
                <text:p>0.0909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258">
                <text:p>101258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515">
                <text:p>101515</text:p>
              </table:table-cell>
              <table:table-cell office:value-type="float" office:value="0">
                <text:p>0</text:p>
              </table:table-cell>
              <table:table-cell office:value-type="float" office:value="-0.004789">
                <text:p>-0.0047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772">
                <text:p>101772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2029">
                <text:p>102029</text:p>
              </table:table-cell>
              <table:table-cell office:value-type="float" office:value="0">
                <text:p>0</text:p>
              </table:table-cell>
              <table:table-cell office:value-type="float" office:value="0.050278">
                <text:p>0.0502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2286">
                <text:p>102286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543">
                <text:p>102543</text:p>
              </table:table-cell>
              <table:table-cell office:value-type="float" office:value="0">
                <text:p>0</text:p>
              </table:table-cell>
              <table:table-cell office:value-type="float" office:value="-0.026337">
                <text:p>-0.0263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2800">
                <text:p>102800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3057">
                <text:p>103057</text:p>
              </table:table-cell>
              <table:table-cell office:value-type="float" office:value="0">
                <text:p>0</text:p>
              </table:table-cell>
              <table:table-cell office:value-type="float" office:value="-0.04549">
                <text:p>-0.045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314">
                <text:p>103314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3571">
                <text:p>103571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3828">
                <text:p>103828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085">
                <text:p>104085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342">
                <text:p>104342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599">
                <text:p>104599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4856">
                <text:p>104856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5113">
                <text:p>105113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5370">
                <text:p>105370</text:p>
              </table:table-cell>
              <table:table-cell office:value-type="float" office:value="0">
                <text:p>0</text:p>
              </table:table-cell>
              <table:table-cell office:value-type="float" office:value="-0.040702">
                <text:p>-0.0407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5627">
                <text:p>105627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5884">
                <text:p>105884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6141">
                <text:p>106141</text:p>
              </table:table-cell>
              <table:table-cell office:value-type="float" office:value="0">
                <text:p>0</text:p>
              </table:table-cell>
              <table:table-cell office:value-type="float" office:value="-0.026337">
                <text:p>-0.0263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398">
                <text:p>106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655">
                <text:p>106655</text:p>
              </table:table-cell>
              <table:table-cell office:value-type="float" office:value="0">
                <text:p>0</text:p>
              </table:table-cell>
              <table:table-cell office:value-type="float" office:value="0.059855">
                <text:p>0.0598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6912">
                <text:p>106912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7169">
                <text:p>107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426">
                <text:p>107426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7683">
                <text:p>107683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940">
                <text:p>107940</text:p>
              </table:table-cell>
              <table:table-cell office:value-type="float" office:value="0">
                <text:p>0</text:p>
              </table:table-cell>
              <table:table-cell office:value-type="float" office:value="0.031124">
                <text:p>0.0311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8197">
                <text:p>108197</text:p>
              </table:table-cell>
              <table:table-cell office:value-type="float" office:value="0">
                <text:p>0</text:p>
              </table:table-cell>
              <table:table-cell office:value-type="float" office:value="0.069431">
                <text:p>0.0694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8454">
                <text:p>108454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8711">
                <text:p>108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8968">
                <text:p>108968</text:p>
              </table:table-cell>
              <table:table-cell office:value-type="float" office:value="0">
                <text:p>0</text:p>
              </table:table-cell>
              <table:table-cell office:value-type="float" office:value="0.021547">
                <text:p>0.0215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9225">
                <text:p>109225</text:p>
              </table:table-cell>
              <table:table-cell office:value-type="float" office:value="0">
                <text:p>0</text:p>
              </table:table-cell>
              <table:table-cell office:value-type="float" office:value="0.095768">
                <text:p>0.0957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482">
                <text:p>109482</text:p>
              </table:table-cell>
              <table:table-cell office:value-type="float" office:value="0">
                <text:p>0</text:p>
              </table:table-cell>
              <table:table-cell office:value-type="float" office:value="0.050278">
                <text:p>0.0502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9739">
                <text:p>109739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9996">
                <text:p>109996</text:p>
              </table:table-cell>
              <table:table-cell office:value-type="float" office:value="0">
                <text:p>0</text:p>
              </table:table-cell>
              <table:table-cell office:value-type="float" office:value="-0.038308">
                <text:p>-0.0383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0253">
                <text:p>110253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0510">
                <text:p>110510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0767">
                <text:p>110767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1024">
                <text:p>111024</text:p>
              </table:table-cell>
              <table:table-cell office:value-type="float" office:value="0">
                <text:p>0</text:p>
              </table:table-cell>
              <table:table-cell office:value-type="float" office:value="-0.01676">
                <text:p>-0.016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1281">
                <text:p>111281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1538">
                <text:p>111538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1795">
                <text:p>111795</text:p>
              </table:table-cell>
              <table:table-cell office:value-type="float" office:value="0">
                <text:p>0</text:p>
              </table:table-cell>
              <table:table-cell office:value-type="float" office:value="0.071826">
                <text:p>0.0718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052">
                <text:p>112052</text:p>
              </table:table-cell>
              <table:table-cell office:value-type="float" office:value="0">
                <text:p>0</text:p>
              </table:table-cell>
              <table:table-cell office:value-type="float" office:value="-0.059855">
                <text:p>-0.0598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2309">
                <text:p>112309</text:p>
              </table:table-cell>
              <table:table-cell office:value-type="float" office:value="0">
                <text:p>0</text:p>
              </table:table-cell>
              <table:table-cell office:value-type="float" office:value="0.064643">
                <text:p>0.0646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2566">
                <text:p>112566</text:p>
              </table:table-cell>
              <table:table-cell office:value-type="float" office:value="0">
                <text:p>0</text:p>
              </table:table-cell>
              <table:table-cell office:value-type="float" office:value="0.031124">
                <text:p>0.0311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2823">
                <text:p>112823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3080">
                <text:p>113080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337">
                <text:p>113337</text:p>
              </table:table-cell>
              <table:table-cell office:value-type="float" office:value="0">
                <text:p>0</text:p>
              </table:table-cell>
              <table:table-cell office:value-type="float" office:value="0.05746">
                <text:p>0.057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3594">
                <text:p>113594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3851">
                <text:p>113851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4586" svg:stroke-opacity="90%" draw:fill-color="#004586" draw:opacity="90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d320" svg:stroke-opacity="85%" draw:fill-color="#ffd320" draw:opacity="85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25cm" svg:stroke-color="#579d1c" svg:stroke-opacity="85%" draw:fill-color="#579d1c" draw:opacity="85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531cm" svg:height="20.45cm" xlink:href=".." xlink:type="simple" chart:class="chart:scatter" chart:style-name="ch1">
        <chart:legend chart:legend-position="end" svg:x="35.34cm" svg:y="9.428cm" style:legend-expansion="high" chart:style-name="ch2"/>
        <chart:plot-area chart:style-name="ch3" table:cell-range-address="Sheet1.A1:Sheet1.A443 Sheet1.H1:Sheet1.H443 Sheet1.J1:Sheet1.J443 Sheet1.L1:Sheet1.L443" chart:data-source-has-labels="row" svg:x="1.3cm" svg:y="1.771cm" svg:width="32.34cm" svg:height="17.85cm">
          <chartooo:coordinate-region svg:x="2.133cm" svg:y="1.97cm" svg:width="31.507cm" svg:height="17.4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443" chart:label-cell-address="Sheet1.H1:Sheet1.H1" chart:class="chart:scatter">
            <chart:domain table:cell-range-address="Sheet1.A2:Sheet1.A443"/>
            <chart:data-point chart:repeated="442"/>
          </chart:series>
          <chart:series chart:style-name="ch8" chart:values-cell-range-address="Sheet1.J2:Sheet1.J443" chart:label-cell-address="Sheet1.J1:Sheet1.J1" chart:class="chart:scatter">
            <chart:data-point chart:repeated="442"/>
          </chart:series>
          <chart:series chart:style-name="ch9" chart:values-cell-range-address="Sheet1.L2:Sheet1.L443" chart:label-cell-address="Sheet1.L1:Sheet1.L1" chart:class="chart:scatter">
            <chart:data-point chart:repeated="4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  <table:table-cell office:value-type="string">
                <text:p>Aceleração acelerômetro</text:p>
                <draw:g>
                  <svg:desc>Sheet1.J1:Sheet1.J1</svg:desc>
                </draw:g>
              </table:table-cell>
              <table:table-cell office:value-type="string">
                <text:p>media10_acel_acelerometro_Y(m/s^2)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443</svg:desc>
                </draw:g>
              </table:table-cell>
              <table:table-cell office:value-type="float" office:value="0">
                <text:p>0</text:p>
                <draw:g>
                  <svg:desc>Sheet1.H2:Sheet1.H443</svg:desc>
                </draw:g>
              </table:table-cell>
              <table:table-cell office:value-type="float" office:value="0">
                <text:p>0</text:p>
                <draw:g>
                  <svg:desc>Sheet1.J2:Sheet1.J443</svg:desc>
                </draw:g>
              </table:table-cell>
              <table:table-cell office:value-type="float" office:value="NaN">
                <text:p>NaN</text:p>
                <draw:g>
                  <svg:desc>Sheet1.L2:Sheet1.L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.045489">
                <text:p>0.045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0.031124">
                <text:p>0.03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0.043095">
                <text:p>0.043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">
                <text:p>0</text:p>
              </table:table-cell>
              <table:table-cell office:value-type="float" office:value="0.009576">
                <text:p>0.009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-0.071826">
                <text:p>-0.071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  <table:table-cell office:value-type="float" office:value="0.00345788888888889">
                <text:p>0.003457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  <table:table-cell office:value-type="float" office:value="0.00186166666666667">
                <text:p>0.001861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">
                <text:p>0</text:p>
              </table:table-cell>
              <table:table-cell office:value-type="float" office:value="-0.086192">
                <text:p>-0.086192</text:p>
              </table:table-cell>
              <table:table-cell office:value-type="float" office:value="-0.0127695555555556">
                <text:p>-0.012769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.030281">
                <text:p>0.030281</text:p>
              </table:table-cell>
              <table:table-cell office:value-type="float" office:value="-0.878672">
                <text:p>-0.878672</text:p>
              </table:table-cell>
              <table:table-cell office:value-type="float" office:value="-0.113858">
                <text:p>-0.113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0.287665">
                <text:p>0.287665</text:p>
              </table:table-cell>
              <table:table-cell office:value-type="float" office:value="0.146046">
                <text:p>0.146046</text:p>
              </table:table-cell>
              <table:table-cell office:value-type="float" office:value="-0.102419">
                <text:p>-0.102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.287665">
                <text:p>0.287665</text:p>
              </table:table-cell>
              <table:table-cell office:value-type="float" office:value="0.344765">
                <text:p>0.344765</text:p>
              </table:table-cell>
              <table:table-cell office:value-type="float" office:value="-0.0651757777777778">
                <text:p>-0.065175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0">
                <text:p>0</text:p>
              </table:table-cell>
              <table:table-cell office:value-type="float" office:value="-0.311247">
                <text:p>-0.311247</text:p>
              </table:table-cell>
              <table:table-cell office:value-type="float" office:value="-0.100024777777778">
                <text:p>-0.100024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-0.136262">
                <text:p>-0.136262</text:p>
              </table:table-cell>
              <table:table-cell office:value-type="float" office:value="-1.235408">
                <text:p>-1.235408</text:p>
              </table:table-cell>
              <table:table-cell office:value-type="float" office:value="-0.236494222222222">
                <text:p>-0.236494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-0.105982">
                <text:p>-0.105982</text:p>
              </table:table-cell>
              <table:table-cell office:value-type="float" office:value="-0.055067">
                <text:p>-0.055067</text:p>
              </table:table-cell>
              <table:table-cell office:value-type="float" office:value="-0.234632111111111">
                <text:p>-0.234632111111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-0.105982">
                <text:p>-0.105982</text:p>
              </table:table-cell>
              <table:table-cell office:value-type="float" office:value="0.328005">
                <text:p>0.328005</text:p>
              </table:table-cell>
              <table:table-cell office:value-type="float" office:value="-0.195792888888889">
                <text:p>-0.195792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0.030281">
                <text:p>0.030281</text:p>
              </table:table-cell>
              <table:table-cell office:value-type="float" office:value="-0.052673">
                <text:p>-0.052673</text:p>
              </table:table-cell>
              <table:table-cell office:value-type="float" office:value="-0.200049222222222">
                <text:p>-0.20004922222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.090842">
                <text:p>0.090842</text:p>
              </table:table-cell>
              <table:table-cell office:value-type="float" office:value="-0.483629">
                <text:p>-0.483629</text:p>
              </table:table-cell>
              <table:table-cell office:value-type="float" office:value="-0.244208888888889">
                <text:p>-0.244208888888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.060561">
                <text:p>0.060561</text:p>
              </table:table-cell>
              <table:table-cell office:value-type="float" office:value="0.208295">
                <text:p>0.208295</text:p>
              </table:table-cell>
              <table:table-cell office:value-type="float" office:value="-0.123434777777778">
                <text:p>-0.1234347777777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-0.01514">
                <text:p>-0.01514</text:p>
              </table:table-cell>
              <table:table-cell office:value-type="float" office:value="0.653617">
                <text:p>0.653617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-0.01514">
                <text:p>-0.01514</text:p>
              </table:table-cell>
              <table:table-cell office:value-type="float" office:value="0.217872">
                <text:p>0.217872</text:p>
              </table:table-cell>
              <table:table-cell office:value-type="float" office:value="-0.0811372222222222">
                <text:p>-0.0811372222222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-0.01514">
                <text:p>-0.01514</text:p>
              </table:table-cell>
              <table:table-cell office:value-type="float" office:value="-0.826">
                <text:p>-0.826</text:p>
              </table:table-cell>
              <table:table-cell office:value-type="float" office:value="-0.138332">
                <text:p>-0.138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">
                <text:p>0</text:p>
              </table:table-cell>
              <table:table-cell office:value-type="float" office:value="-1.54426">
                <text:p>-1.54426</text:p>
              </table:table-cell>
              <table:table-cell office:value-type="float" office:value="-0.172648888888889">
                <text:p>-0.172648888888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">
                <text:p>0</text:p>
              </table:table-cell>
              <table:table-cell office:value-type="float" office:value="0.464475">
                <text:p>0.464475</text:p>
              </table:table-cell>
              <table:table-cell office:value-type="float" office:value="-0.114922">
                <text:p>-0.1149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">
                <text:p>0</text:p>
              </table:table-cell>
              <table:table-cell office:value-type="float" office:value="0.229843">
                <text:p>0.229843</text:p>
              </table:table-cell>
              <table:table-cell office:value-type="float" office:value="-0.125828888888889">
                <text:p>-0.12582888888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0">
                <text:p>0</text:p>
              </table:table-cell>
              <table:table-cell office:value-type="float" office:value="-0.117316">
                <text:p>-0.117316</text:p>
              </table:table-cell>
              <table:table-cell office:value-type="float" office:value="-0.133011444444444">
                <text:p>-0.133011444444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.01514">
                <text:p>0.01514</text:p>
              </table:table-cell>
              <table:table-cell office:value-type="float" office:value="0.088585">
                <text:p>0.088585</text:p>
              </table:table-cell>
              <table:table-cell office:value-type="float" office:value="-0.0694321111111111">
                <text:p>-0.0694321111111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0">
                <text:p>0</text:p>
              </table:table-cell>
              <table:table-cell office:value-type="float" office:value="-0.191537">
                <text:p>-0.191537</text:p>
              </table:table-cell>
              <table:table-cell office:value-type="float" office:value="-0.113857888888889">
                <text:p>-0.113857888888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0">
                <text:p>0</text:p>
              </table:table-cell>
              <table:table-cell office:value-type="float" office:value="0.414197">
                <text:p>0.414197</text:p>
              </table:table-cell>
              <table:table-cell office:value-type="float" office:value="-0.140460111111111">
                <text:p>-0.140460111111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-0.01514">
                <text:p>-0.01514</text:p>
              </table:table-cell>
              <table:table-cell office:value-type="float" office:value="0.043095">
                <text:p>0.043095</text:p>
              </table:table-cell>
              <table:table-cell office:value-type="float" office:value="-0.159879777777778">
                <text:p>-0.159879777777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-0.01514">
                <text:p>-0.01514</text:p>
              </table:table-cell>
              <table:table-cell office:value-type="float" office:value="-0.193931">
                <text:p>-0.193931</text:p>
              </table:table-cell>
              <table:table-cell office:value-type="float" office:value="-0.0896498888888889">
                <text:p>-0.0896498888888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.01514">
                <text:p>0.01514</text:p>
              </table:table-cell>
              <table:table-cell office:value-type="float" office:value="-0.387861">
                <text:p>-0.387861</text:p>
              </table:table-cell>
              <table:table-cell office:value-type="float" office:value="0.0388388888888889">
                <text:p>0.03883888888888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0.01514">
                <text:p>0.01514</text:p>
              </table:table-cell>
              <table:table-cell office:value-type="float" office:value="-0.457293">
                <text:p>-0.457293</text:p>
              </table:table-cell>
              <table:table-cell office:value-type="float" office:value="-0.0635797777777778">
                <text:p>-0.063579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.01514">
                <text:p>0.01514</text:p>
              </table:table-cell>
              <table:table-cell office:value-type="float" office:value="0.711078">
                <text:p>0.711078</text:p>
              </table:table-cell>
              <table:table-cell office:value-type="float" office:value="-0.0101092222222222">
                <text:p>-0.0101092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-0.01514">
                <text:p>-0.01514</text:p>
              </table:table-cell>
              <table:table-cell office:value-type="float" office:value="0.739808">
                <text:p>0.739808</text:p>
              </table:table-cell>
              <table:table-cell office:value-type="float" office:value="0.0851267777777778">
                <text:p>0.0851267777777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-0.030281">
                <text:p>-0.030281</text:p>
              </table:table-cell>
              <table:table-cell office:value-type="float" office:value="-1.046266">
                <text:p>-1.046266</text:p>
              </table:table-cell>
              <table:table-cell office:value-type="float" office:value="-0.0409677777777778">
                <text:p>-0.04096777777777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0">
                <text:p>0</text:p>
              </table:table-cell>
              <table:table-cell office:value-type="float" office:value="0.205901">
                <text:p>0.205901</text:p>
              </table:table-cell>
              <table:table-cell office:value-type="float" office:value="0.003192">
                <text:p>0.003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0.01514">
                <text:p>0.01514</text:p>
              </table:table-cell>
              <table:table-cell office:value-type="float" office:value="0.612915">
                <text:p>0.612915</text:p>
              </table:table-cell>
              <table:table-cell office:value-type="float" office:value="0.0252717777777778">
                <text:p>0.02527177777777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0.01514">
                <text:p>0.01514</text:p>
              </table:table-cell>
              <table:table-cell office:value-type="float" office:value="1.292869">
                <text:p>1.292869</text:p>
              </table:table-cell>
              <table:table-cell office:value-type="float" office:value="0.164135555555556">
                <text:p>0.1641355555555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0">
                <text:p>0</text:p>
              </table:table-cell>
              <table:table-cell office:value-type="float" office:value="0.636857">
                <text:p>0.636857</text:p>
              </table:table-cell>
              <table:table-cell office:value-type="float" office:value="0.256445333333333">
                <text:p>0.256445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-0.01514">
                <text:p>-0.01514</text:p>
              </table:table-cell>
              <table:table-cell office:value-type="float" office:value="-0.928951">
                <text:p>-0.928951</text:p>
              </table:table-cell>
              <table:table-cell office:value-type="float" office:value="0.196324222222222">
                <text:p>0.196324222222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">
                <text:p>0</text:p>
              </table:table-cell>
              <table:table-cell office:value-type="float" office:value="0.38786">
                <text:p>0.38786</text:p>
              </table:table-cell>
              <table:table-cell office:value-type="float" office:value="0.290230111111111">
                <text:p>0.290230111111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0">
                <text:p>0</text:p>
              </table:table-cell>
              <table:table-cell office:value-type="float" office:value="0.464475">
                <text:p>0.464475</text:p>
              </table:table-cell>
              <table:table-cell office:value-type="float" office:value="0.262829777777778">
                <text:p>0.262829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0.01514">
                <text:p>0.01514</text:p>
              </table:table-cell>
              <table:table-cell office:value-type="float" office:value="0.126892">
                <text:p>0.126892</text:p>
              </table:table-cell>
              <table:table-cell office:value-type="float" office:value="0.194728">
                <text:p>0.194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0.310181666666667">
                <text:p>0.310181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">
                <text:p>0</text:p>
              </table:table-cell>
              <table:table-cell office:value-type="float" office:value="-0.675165">
                <text:p>-0.675165</text:p>
              </table:table-cell>
              <table:table-cell office:value-type="float" office:value="0.212285444444444">
                <text:p>0.2122854444444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-0.030281">
                <text:p>-0.030281</text:p>
              </table:table-cell>
              <table:table-cell office:value-type="float" office:value="0.505176">
                <text:p>0.505176</text:p>
              </table:table-cell>
              <table:table-cell office:value-type="float" office:value="0.200314444444444">
                <text:p>0.200314444444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0.01514">
                <text:p>0.01514</text:p>
              </table:table-cell>
              <table:table-cell office:value-type="float" office:value="0.699107">
                <text:p>0.699107</text:p>
              </table:table-cell>
              <table:table-cell office:value-type="float" office:value="0.134340888888889">
                <text:p>0.1343408888888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0.01514">
                <text:p>0.01514</text:p>
              </table:table-cell>
              <table:table-cell office:value-type="float" office:value="-0.363919">
                <text:p>-0.363919</text:p>
              </table:table-cell>
              <table:table-cell office:value-type="float" office:value="0.0231435555555555">
                <text:p>0.02314355555555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806846">
                <text:p>-0.806846</text:p>
              </table:table-cell>
              <table:table-cell office:value-type="float" office:value="0.0367107777777778">
                <text:p>0.0367107777777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0">
                <text:p>0</text:p>
              </table:table-cell>
              <table:table-cell office:value-type="float" office:value="0.201113">
                <text:p>0.201113</text:p>
              </table:table-cell>
              <table:table-cell office:value-type="float" office:value="0.0159611111111111">
                <text:p>0.0159611111111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090842">
                <text:p>-0.090842</text:p>
              </table:table-cell>
              <table:table-cell office:value-type="float" office:value="0.241814">
                <text:p>0.241814</text:p>
              </table:table-cell>
              <table:table-cell office:value-type="float" office:value="-0.00877900000000002">
                <text:p>-0.00877900000000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234632">
                <text:p>-0.234632</text:p>
              </table:table-cell>
              <table:table-cell office:value-type="float" office:value="-0.0489483333333333">
                <text:p>-0.048948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0.045421">
                <text:p>0.045421</text:p>
              </table:table-cell>
              <table:table-cell office:value-type="float" office:value="0.098162">
                <text:p>0.098162</text:p>
              </table:table-cell>
              <table:table-cell office:value-type="float" office:value="-0.0372433333333334">
                <text:p>-0.0372433333333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045421">
                <text:p>0.045421</text:p>
              </table:table-cell>
              <table:table-cell office:value-type="float" office:value="0.201113">
                <text:p>0.201113</text:p>
              </table:table-cell>
              <table:table-cell office:value-type="float" office:value="0.0601208888888889">
                <text:p>0.0601208888888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0.01514">
                <text:p>0.01514</text:p>
              </table:table-cell>
              <table:table-cell office:value-type="float" office:value="0.296881">
                <text:p>0.296881</text:p>
              </table:table-cell>
              <table:table-cell office:value-type="float" office:value="0.036977">
                <text:p>0.0369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-0.01514">
                <text:p>-0.01514</text:p>
              </table:table-cell>
              <table:table-cell office:value-type="float" office:value="-0.28491">
                <text:p>-0.28491</text:p>
              </table:table-cell>
              <table:table-cell office:value-type="float" office:value="-0.0723582222222222">
                <text:p>-0.0723582222222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-0.01514">
                <text:p>-0.01514</text:p>
              </table:table-cell>
              <table:table-cell office:value-type="float" office:value="-0.153229">
                <text:p>-0.153229</text:p>
              </table:table-cell>
              <table:table-cell office:value-type="float" office:value="-0.0489482222222222">
                <text:p>-0.04894822222222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-0.01514">
                <text:p>-0.01514</text:p>
              </table:table-cell>
              <table:table-cell office:value-type="float" office:value="0.031124">
                <text:p>0.031124</text:p>
              </table:table-cell>
              <table:table-cell office:value-type="float" office:value="0.0441595555555555">
                <text:p>0.04415955555555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0.01514">
                <text:p>0.01514</text:p>
              </table:table-cell>
              <table:table-cell office:value-type="float" office:value="-0.385467">
                <text:p>-0.385467</text:p>
              </table:table-cell>
              <table:table-cell office:value-type="float" office:value="-0.021016">
                <text:p>-0.021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0.01514">
                <text:p>0.01514</text:p>
              </table:table-cell>
              <table:table-cell office:value-type="float" office:value="-0.004789">
                <text:p>-0.004789</text:p>
              </table:table-cell>
              <table:table-cell office:value-type="float" office:value="-0.0484163333333333">
                <text:p>-0.048416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01514">
                <text:p>-0.01514</text:p>
              </table:table-cell>
              <table:table-cell office:value-type="float" office:value="-0.272939">
                <text:p>-0.272939</text:p>
              </table:table-cell>
              <table:table-cell office:value-type="float" office:value="-0.0526726666666667">
                <text:p>-0.052672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">
                <text:p>0</text:p>
              </table:table-cell>
              <table:table-cell office:value-type="float" office:value="-0.191537">
                <text:p>-0.191537</text:p>
              </table:table-cell>
              <table:table-cell office:value-type="float" office:value="-0.0848614444444444">
                <text:p>-0.08486144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0.01514">
                <text:p>0.01514</text:p>
              </table:table-cell>
              <table:table-cell office:value-type="float" office:value="0.885854">
                <text:p>0.885854</text:p>
              </table:table-cell>
              <table:table-cell office:value-type="float" office:value="-0.00877911111111114">
                <text:p>-0.008779111111111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">
                <text:p>0</text:p>
              </table:table-cell>
              <table:table-cell office:value-type="float" office:value="0.67277">
                <text:p>0.67277</text:p>
              </table:table-cell>
              <table:table-cell office:value-type="float" office:value="0.0329863333333333">
                <text:p>0.032986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04549">
                <text:p>-0.04549</text:p>
              </table:table-cell>
              <table:table-cell office:value-type="float" office:value="0.0595885555555555">
                <text:p>0.05958855555555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0.01514">
                <text:p>0.01514</text:p>
              </table:table-cell>
              <table:table-cell office:value-type="float" office:value="-0.122105">
                <text:p>-0.122105</text:p>
              </table:table-cell>
              <table:table-cell office:value-type="float" office:value="0.0630467777777778">
                <text:p>0.0630467777777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0">
                <text:p>0</text:p>
              </table:table-cell>
              <table:table-cell office:value-type="float" office:value="0.445321">
                <text:p>0.445321</text:p>
              </table:table-cell>
              <table:table-cell office:value-type="float" office:value="0.109068666666667">
                <text:p>0.109068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0">
                <text:p>0</text:p>
              </table:table-cell>
              <table:table-cell office:value-type="float" office:value="0.92895">
                <text:p>0.92895</text:p>
              </table:table-cell>
              <table:table-cell office:value-type="float" office:value="0.255115">
                <text:p>0.2551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567426">
                <text:p>-0.567426</text:p>
              </table:table-cell>
              <table:table-cell office:value-type="float" office:value="0.192599777777778">
                <text:p>0.192599777777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0.030281">
                <text:p>0.030281</text:p>
              </table:table-cell>
              <table:table-cell office:value-type="float" office:value="-0.648829">
                <text:p>-0.648829</text:p>
              </table:table-cell>
              <table:table-cell office:value-type="float" office:value="0.150834222222222">
                <text:p>0.150834222222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0.030281">
                <text:p>0.030281</text:p>
              </table:table-cell>
              <table:table-cell office:value-type="float" office:value="-0.385467">
                <text:p>-0.385467</text:p>
              </table:table-cell>
              <table:table-cell office:value-type="float" office:value="0.129286444444444">
                <text:p>0.1292864444444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0">
                <text:p>0</text:p>
              </table:table-cell>
              <table:table-cell office:value-type="float" office:value="1.00317">
                <text:p>1.00317</text:p>
              </table:table-cell>
              <table:table-cell office:value-type="float" office:value="0.142321555555556">
                <text:p>0.142321555555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060561">
                <text:p>-0.060561</text:p>
              </table:table-cell>
              <table:table-cell office:value-type="float" office:value="0.184353">
                <text:p>0.184353</text:p>
              </table:table-cell>
              <table:table-cell office:value-type="float" office:value="0.088053">
                <text:p>0.0880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356736">
                <text:p>-0.356736</text:p>
              </table:table-cell>
              <table:table-cell office:value-type="float" office:value="0.0534701111111111">
                <text:p>0.05347011111111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0.030281">
                <text:p>0.030281</text:p>
              </table:table-cell>
              <table:table-cell office:value-type="float" office:value="-0.160412">
                <text:p>-0.160412</text:p>
              </table:table-cell>
              <table:table-cell office:value-type="float" office:value="0.0492137777777778">
                <text:p>0.0492137777777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045421">
                <text:p>0.045421</text:p>
              </table:table-cell>
              <table:table-cell office:value-type="float" office:value="-0.46687">
                <text:p>-0.46687</text:p>
              </table:table-cell>
              <table:table-cell office:value-type="float" office:value="-0.0521407777777778">
                <text:p>-0.0521407777777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0.030281">
                <text:p>0.030281</text:p>
              </table:table-cell>
              <table:table-cell office:value-type="float" office:value="-0.141258">
                <text:p>-0.141258</text:p>
              </table:table-cell>
              <table:table-cell office:value-type="float" office:value="-0.171052777777778">
                <text:p>-0.171052777777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40701">
                <text:p>0.040701</text:p>
              </table:table-cell>
              <table:table-cell office:value-type="float" office:value="-0.103483111111111">
                <text:p>-0.103483111111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67037">
                <text:p>0.067037</text:p>
              </table:table-cell>
              <table:table-cell office:value-type="float" office:value="-0.0239424444444444">
                <text:p>-0.02394244444444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">
                <text:p>0</text:p>
              </table:table-cell>
              <table:table-cell office:value-type="float" office:value="0.031124">
                <text:p>0.031124</text:p>
              </table:table-cell>
              <table:table-cell office:value-type="float" office:value="0.0223454444444445">
                <text:p>0.02234544444444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0.01514">
                <text:p>0.01514</text:p>
              </table:table-cell>
              <table:table-cell office:value-type="float" office:value="-0.131681">
                <text:p>-0.131681</text:p>
              </table:table-cell>
              <table:table-cell office:value-type="float" office:value="-0.103749111111111">
                <text:p>-0.1037491111111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">
                <text:p>0</text:p>
              </table:table-cell>
              <table:table-cell office:value-type="float" office:value="0.191536">
                <text:p>0.191536</text:p>
              </table:table-cell>
              <table:table-cell office:value-type="float" office:value="-0.102951">
                <text:p>-0.1029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0">
                <text:p>0</text:p>
              </table:table-cell>
              <table:table-cell office:value-type="float" office:value="-0.246603">
                <text:p>-0.246603</text:p>
              </table:table-cell>
              <table:table-cell office:value-type="float" office:value="-0.090714">
                <text:p>-0.0907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217873">
                <text:p>-0.217873</text:p>
              </table:table-cell>
              <table:table-cell office:value-type="float" office:value="-0.0970985555555555">
                <text:p>-0.09709855555555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0.045421">
                <text:p>0.045421</text:p>
              </table:table-cell>
              <table:table-cell office:value-type="float" office:value="0.622492">
                <text:p>0.622492</text:p>
              </table:table-cell>
              <table:table-cell office:value-type="float" office:value="0.0239416666666667">
                <text:p>0.023941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">
                <text:p>0</text:p>
              </table:table-cell>
              <table:table-cell office:value-type="float" office:value="0.033518">
                <text:p>0.033518</text:p>
              </table:table-cell>
              <table:table-cell office:value-type="float" office:value="0.0433612222222222">
                <text:p>0.04336122222222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01514">
                <text:p>-0.01514</text:p>
              </table:table-cell>
              <table:table-cell office:value-type="float" office:value="-0.105345">
                <text:p>-0.105345</text:p>
              </table:table-cell>
              <table:table-cell office:value-type="float" office:value="0.0271338888888889">
                <text:p>0.0271338888888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">
                <text:p>0</text:p>
              </table:table-cell>
              <table:table-cell office:value-type="float" office:value="-0.308852">
                <text:p>-0.308852</text:p>
              </table:table-cell>
              <table:table-cell office:value-type="float" office:value="-0.0146315555555556">
                <text:p>-0.01463155555555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0.030281">
                <text:p>0.030281</text:p>
              </table:table-cell>
              <table:table-cell office:value-type="float" office:value="-0.098163">
                <text:p>-0.098163</text:p>
              </table:table-cell>
              <table:table-cell office:value-type="float" office:value="-0.0289967777777778">
                <text:p>-0.02899677777777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075701">
                <text:p>0.075701</text:p>
              </table:table-cell>
              <table:table-cell office:value-type="float" office:value="0.07422">
                <text:p>0.07422</text:p>
              </table:table-cell>
              <table:table-cell office:value-type="float" office:value="-0.0061188888888889">
                <text:p>-0.0061188888888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0.030281">
                <text:p>0.030281</text:p>
              </table:table-cell>
              <table:table-cell office:value-type="float" office:value="0.258573">
                <text:p>0.258573</text:p>
              </table:table-cell>
              <table:table-cell office:value-type="float" office:value="0.00132966666666666">
                <text:p>0.001329666666666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-0.01514">
                <text:p>-0.01514</text:p>
              </table:table-cell>
              <table:table-cell office:value-type="float" office:value="-0.737415">
                <text:p>-0.737415</text:p>
              </table:table-cell>
              <table:table-cell office:value-type="float" office:value="-0.053205">
                <text:p>-0.0532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-0.01514">
                <text:p>-0.01514</text:p>
              </table:table-cell>
              <table:table-cell office:value-type="float" office:value="-0.390255">
                <text:p>-0.390255</text:p>
              </table:table-cell>
              <table:table-cell office:value-type="float" office:value="-0.0723585555555555">
                <text:p>-0.07235855555555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-0.01514">
                <text:p>-0.01514</text:p>
              </table:table-cell>
              <table:table-cell office:value-type="float" office:value="0.632069">
                <text:p>0.632069</text:p>
              </table:table-cell>
              <table:table-cell office:value-type="float" office:value="-0.0712944444444444">
                <text:p>-0.0712944444444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01514">
                <text:p>-0.01514</text:p>
              </table:table-cell>
              <table:table-cell office:value-type="float" office:value="0.258573">
                <text:p>0.258573</text:p>
              </table:table-cell>
              <table:table-cell office:value-type="float" office:value="-0.0462883333333333">
                <text:p>-0.046288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">
                <text:p>0</text:p>
              </table:table-cell>
              <table:table-cell office:value-type="float" office:value="-0.031125">
                <text:p>-0.031125</text:p>
              </table:table-cell>
              <table:table-cell office:value-type="float" office:value="-0.0380416666666667">
                <text:p>-0.038041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.030281">
                <text:p>0.030281</text:p>
              </table:table-cell>
              <table:table-cell office:value-type="float" office:value="-0.454899">
                <text:p>-0.454899</text:p>
              </table:table-cell>
              <table:table-cell office:value-type="float" office:value="-0.0542691111111111">
                <text:p>-0.05426911111111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0">
                <text:p>0</text:p>
              </table:table-cell>
              <table:table-cell office:value-type="float" office:value="0.445321">
                <text:p>0.445321</text:p>
              </table:table-cell>
              <table:table-cell office:value-type="float" office:value="0.00611800000000001">
                <text:p>0.006118000000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0">
                <text:p>0</text:p>
              </table:table-cell>
              <table:table-cell office:value-type="float" office:value="0.304063">
                <text:p>0.304063</text:p>
              </table:table-cell>
              <table:table-cell office:value-type="float" office:value="0.0316561111111111">
                <text:p>0.03165611111111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-0.090842">
                <text:p>-0.090842</text:p>
              </table:table-cell>
              <table:table-cell office:value-type="float" office:value="0.038307">
                <text:p>0.038307</text:p>
              </table:table-cell>
              <table:table-cell office:value-type="float" office:value="0.00718211111111111">
                <text:p>0.007182111111111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634464">
                <text:p>-0.634464</text:p>
              </table:table-cell>
              <table:table-cell office:value-type="float" office:value="0.0186211111111111">
                <text:p>0.01862111111111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075701">
                <text:p>-0.075701</text:p>
              </table:table-cell>
              <table:table-cell office:value-type="float" office:value="0.26815">
                <text:p>0.26815</text:p>
              </table:table-cell>
              <table:table-cell office:value-type="float" office:value="0.0917772222222222">
                <text:p>0.0917772222222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0.045421">
                <text:p>0.045421</text:p>
              </table:table-cell>
              <table:table-cell office:value-type="float" office:value="-0.122105">
                <text:p>-0.122105</text:p>
              </table:table-cell>
              <table:table-cell office:value-type="float" office:value="0.0079801111111111">
                <text:p>0.00798011111111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121122">
                <text:p>0.121122</text:p>
              </table:table-cell>
              <table:table-cell office:value-type="float" office:value="0.287304">
                <text:p>0.287304</text:p>
              </table:table-cell>
              <table:table-cell office:value-type="float" office:value="0.0111724444444444">
                <text:p>0.01117244444444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0.030281">
                <text:p>0.030281</text:p>
              </table:table-cell>
              <table:table-cell office:value-type="float" office:value="-0.397438">
                <text:p>-0.397438</text:p>
              </table:table-cell>
              <table:table-cell office:value-type="float" office:value="-0.029529">
                <text:p>-0.0295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40462">
                <text:p>-0.40462</text:p>
              </table:table-cell>
              <table:table-cell office:value-type="float" office:value="-0.0239424444444444">
                <text:p>-0.02394244444444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-0.075701">
                <text:p>-0.075701</text:p>
              </table:table-cell>
              <table:table-cell office:value-type="float" office:value="0.428562">
                <text:p>0.428562</text:p>
              </table:table-cell>
              <table:table-cell office:value-type="float" office:value="-0.0258045555555556">
                <text:p>-0.02580455555555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045421">
                <text:p>-0.045421</text:p>
              </table:table-cell>
              <table:table-cell office:value-type="float" office:value="0.622492">
                <text:p>0.622492</text:p>
              </table:table-cell>
              <table:table-cell office:value-type="float" office:value="0.00957644444444443">
                <text:p>0.009576444444444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0.030281">
                <text:p>0.030281</text:p>
              </table:table-cell>
              <table:table-cell office:value-type="float" office:value="0.047884">
                <text:p>0.047884</text:p>
              </table:table-cell>
              <table:table-cell office:value-type="float" office:value="0.0106405555555556">
                <text:p>0.01064055555555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0.060561">
                <text:p>0.060561</text:p>
              </table:table-cell>
              <table:table-cell office:value-type="float" office:value="-0.172383">
                <text:p>-0.172383</text:p>
              </table:table-cell>
              <table:table-cell office:value-type="float" office:value="0.0619828888888889">
                <text:p>0.06198288888888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030281">
                <text:p>0.030281</text:p>
              </table:table-cell>
              <table:table-cell office:value-type="float" office:value="0.093373">
                <text:p>0.093373</text:p>
              </table:table-cell>
              <table:table-cell office:value-type="float" office:value="0.0425632222222222">
                <text:p>0.04256322222222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-0.01514">
                <text:p>-0.01514</text:p>
              </table:table-cell>
              <table:table-cell office:value-type="float" office:value="0.1652">
                <text:p>0.1652</text:p>
              </table:table-cell>
              <table:table-cell office:value-type="float" office:value="0.074486">
                <text:p>0.0744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229844">
                <text:p>-0.229844</text:p>
              </table:table-cell>
              <table:table-cell office:value-type="float" office:value="0.0170251111111111">
                <text:p>0.01702511111111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0">
                <text:p>0</text:p>
              </table:table-cell>
              <table:table-cell office:value-type="float" office:value="-0.612916">
                <text:p>-0.612916</text:p>
              </table:table-cell>
              <table:table-cell office:value-type="float" office:value="-0.00691688888888889">
                <text:p>-0.006916888888888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38307">
                <text:p>0.038307</text:p>
              </table:table-cell>
              <table:table-cell office:value-type="float" office:value="0.0422972222222222">
                <text:p>0.0422972222222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0.01514">
                <text:p>0.01514</text:p>
              </table:table-cell>
              <table:table-cell office:value-type="float" office:value="0.201113">
                <text:p>0.201113</text:p>
              </table:table-cell>
              <table:table-cell office:value-type="float" office:value="0.0170251111111111">
                <text:p>0.01702511111111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01514">
                <text:p>-0.01514</text:p>
              </table:table-cell>
              <table:table-cell office:value-type="float" office:value="0.088585">
                <text:p>0.088585</text:p>
              </table:table-cell>
              <table:table-cell office:value-type="float" office:value="-0.0422978888888889">
                <text:p>-0.04229788888888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-0.196824">
                <text:p>-0.196824</text:p>
              </table:table-cell>
              <table:table-cell office:value-type="float" office:value="-0.021548">
                <text:p>-0.021548</text:p>
              </table:table-cell>
              <table:table-cell office:value-type="float" office:value="-0.0500125555555556">
                <text:p>-0.05001255555555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007183">
                <text:p>-0.007183</text:p>
              </table:table-cell>
              <table:table-cell office:value-type="float" office:value="-0.031657">
                <text:p>-0.0316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-0.01514">
                <text:p>-0.01514</text:p>
              </table:table-cell>
              <table:table-cell office:value-type="float" office:value="-0.019154">
                <text:p>-0.019154</text:p>
              </table:table-cell>
              <table:table-cell office:value-type="float" office:value="-0.04416">
                <text:p>-0.044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0">
                <text:p>0</text:p>
              </table:table-cell>
              <table:table-cell office:value-type="float" office:value="-0.052673">
                <text:p>-0.052673</text:p>
              </table:table-cell>
              <table:table-cell office:value-type="float" office:value="-0.0683681111111111">
                <text:p>-0.06836811111111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0.01514">
                <text:p>0.01514</text:p>
              </table:table-cell>
              <table:table-cell office:value-type="float" office:value="-0.244209">
                <text:p>-0.244209</text:p>
              </table:table-cell>
              <table:table-cell office:value-type="float" office:value="-0.0699642222222222">
                <text:p>-0.06996422222222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0.045421">
                <text:p>0.045421</text:p>
              </table:table-cell>
              <table:table-cell office:value-type="float" office:value="-0.138864">
                <text:p>-0.138864</text:p>
              </table:table-cell>
              <table:table-cell office:value-type="float" office:value="-0.0172917777777778">
                <text:p>-0.01729177777777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0.075701">
                <text:p>0.075701</text:p>
              </table:table-cell>
              <table:table-cell office:value-type="float" office:value="-0.198719">
                <text:p>-0.198719</text:p>
              </table:table-cell>
              <table:table-cell office:value-type="float" office:value="-0.043628">
                <text:p>-0.0436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454899">
                <text:p>-0.454899</text:p>
              </table:table-cell>
              <table:table-cell office:value-type="float" office:value="-0.116518222222222">
                <text:p>-0.116518222222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-0.136262">
                <text:p>-0.136262</text:p>
              </table:table-cell>
              <table:table-cell office:value-type="float" office:value="-0.064644">
                <text:p>-0.064644</text:p>
              </table:table-cell>
              <table:table-cell office:value-type="float" office:value="-0.133543666666667">
                <text:p>-0.133543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79008">
                <text:p>0.079008</text:p>
              </table:table-cell>
              <table:table-cell office:value-type="float" office:value="-0.122370777777778">
                <text:p>-0.1223707777777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64643">
                <text:p>0.064643</text:p>
              </table:table-cell>
              <table:table-cell office:value-type="float" office:value="-0.114390111111111">
                <text:p>-0.1143901111111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090842">
                <text:p>0.090842</text:p>
              </table:table-cell>
              <table:table-cell office:value-type="float" office:value="-0.51236">
                <text:p>-0.51236</text:p>
              </table:table-cell>
              <table:table-cell office:value-type="float" office:value="-0.169190777777778">
                <text:p>-0.1691907777777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0.01514">
                <text:p>0.01514</text:p>
              </table:table-cell>
              <table:table-cell office:value-type="float" office:value="-0.050279">
                <text:p>-0.050279</text:p>
              </table:table-cell>
              <table:table-cell office:value-type="float" office:value="-0.168924777777778">
                <text:p>-0.168924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0">
                <text:p>0</text:p>
              </table:table-cell>
              <table:table-cell office:value-type="float" office:value="-0.11971">
                <text:p>-0.11971</text:p>
              </table:table-cell>
              <table:table-cell office:value-type="float" office:value="-0.155091555555556">
                <text:p>-0.1550915555555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0">
                <text:p>0</text:p>
              </table:table-cell>
              <table:table-cell office:value-type="float" office:value="-0.052673">
                <text:p>-0.052673</text:p>
              </table:table-cell>
              <table:table-cell office:value-type="float" office:value="-0.145514777777778">
                <text:p>-0.1455147777777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0.030281">
                <text:p>0.030281</text:p>
              </table:table-cell>
              <table:table-cell office:value-type="float" office:value="0.318428">
                <text:p>0.318428</text:p>
              </table:table-cell>
              <table:table-cell office:value-type="float" office:value="-0.088054">
                <text:p>-0.088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0.151403">
                <text:p>0.151403</text:p>
              </table:table-cell>
              <table:table-cell office:value-type="float" office:value="0.430956">
                <text:p>0.430956</text:p>
              </table:table-cell>
              <table:table-cell office:value-type="float" office:value="0.0103743333333333">
                <text:p>0.010374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.242244">
                <text:p>0.242244</text:p>
              </table:table-cell>
              <table:table-cell office:value-type="float" office:value="0.995987">
                <text:p>0.995987</text:p>
              </table:table-cell>
              <table:table-cell office:value-type="float" office:value="0.128222222222222">
                <text:p>0.1282222222222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.045421">
                <text:p>0.045421</text:p>
              </table:table-cell>
              <table:table-cell office:value-type="float" office:value="-0.014366">
                <text:p>-0.014366</text:p>
              </table:table-cell>
              <table:table-cell office:value-type="float" office:value="0.117847333333333">
                <text:p>0.1178473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452505">
                <text:p>-0.452505</text:p>
              </table:table-cell>
              <table:table-cell office:value-type="float" office:value="0.0603864444444444">
                <text:p>0.06038644444444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045421">
                <text:p>-0.045421</text:p>
              </table:table-cell>
              <table:table-cell office:value-type="float" office:value="0.191536">
                <text:p>0.191536</text:p>
              </table:table-cell>
              <table:table-cell office:value-type="float" office:value="0.138597111111111">
                <text:p>0.1385971111111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079009">
                <text:p>-0.079009</text:p>
              </table:table-cell>
              <table:table-cell office:value-type="float" office:value="0.135404888888889">
                <text:p>0.1354048888888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37589">
                <text:p>-0.37589</text:p>
              </table:table-cell>
              <table:table-cell office:value-type="float" office:value="0.106940444444444">
                <text:p>0.1069404444444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-0.01514">
                <text:p>-0.01514</text:p>
              </table:table-cell>
              <table:table-cell office:value-type="float" office:value="-0.509965">
                <text:p>-0.509965</text:p>
              </table:table-cell>
              <table:table-cell office:value-type="float" office:value="0.0561302222222222">
                <text:p>0.05613022222222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0.075701">
                <text:p>0.075701</text:p>
              </table:table-cell>
              <table:table-cell office:value-type="float" office:value="0.430956">
                <text:p>0.430956</text:p>
              </table:table-cell>
              <table:table-cell office:value-type="float" office:value="0.0686333333333333">
                <text:p>0.06863333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0.045421">
                <text:p>0.045421</text:p>
              </table:table-cell>
              <table:table-cell office:value-type="float" office:value="-0.577003">
                <text:p>-0.577003</text:p>
              </table:table-cell>
              <table:table-cell office:value-type="float" office:value="-0.0433621111111111">
                <text:p>-0.04336211111111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030281">
                <text:p>-0.030281</text:p>
              </table:table-cell>
              <table:table-cell office:value-type="float" office:value="0.301669">
                <text:p>0.301669</text:p>
              </table:table-cell>
              <table:table-cell office:value-type="float" office:value="-0.120508555555556">
                <text:p>-0.120508555555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323218">
                <text:p>-0.323218</text:p>
              </table:table-cell>
              <table:table-cell office:value-type="float" office:value="-0.154825444444444">
                <text:p>-0.1548254444444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0.030281">
                <text:p>0.030281</text:p>
              </table:table-cell>
              <table:table-cell office:value-type="float" office:value="-0.201113">
                <text:p>-0.201113</text:p>
              </table:table-cell>
              <table:table-cell office:value-type="float" office:value="-0.126893">
                <text:p>-0.1268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0.01514">
                <text:p>0.01514</text:p>
              </table:table-cell>
              <table:table-cell office:value-type="float" office:value="0.663193">
                <text:p>0.663193</text:p>
              </table:table-cell>
              <table:table-cell office:value-type="float" office:value="-0.0744866666666667">
                <text:p>-0.07448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-0.030281">
                <text:p>-0.030281</text:p>
              </table:table-cell>
              <table:table-cell office:value-type="float" office:value="0.332794">
                <text:p>0.332794</text:p>
              </table:table-cell>
              <table:table-cell office:value-type="float" office:value="-0.0287307777777778">
                <text:p>-0.02873077777777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-0.060561">
                <text:p>-0.060561</text:p>
              </table:table-cell>
              <table:table-cell office:value-type="float" office:value="0.019153">
                <text:p>0.019153</text:p>
              </table:table-cell>
              <table:table-cell office:value-type="float" office:value="0.0151628888888889">
                <text:p>0.01516288888888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060561">
                <text:p>0.060561</text:p>
              </table:table-cell>
              <table:table-cell office:value-type="float" office:value="-0.526725">
                <text:p>-0.526725</text:p>
              </table:table-cell>
              <table:table-cell office:value-type="float" office:value="0.0133006666666667">
                <text:p>0.013300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0.075701">
                <text:p>0.075701</text:p>
              </table:table-cell>
              <table:table-cell office:value-type="float" office:value="0.430956">
                <text:p>0.430956</text:p>
              </table:table-cell>
              <table:table-cell office:value-type="float" office:value="0.0133006666666667">
                <text:p>0.013300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0">
                <text:p>0</text:p>
              </table:table-cell>
              <table:table-cell office:value-type="float" office:value="0.260968">
                <text:p>0.260968</text:p>
              </table:table-cell>
              <table:table-cell office:value-type="float" office:value="0.106408555555556">
                <text:p>0.1064085555555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-0.01514">
                <text:p>-0.01514</text:p>
              </table:table-cell>
              <table:table-cell office:value-type="float" office:value="-0.337583">
                <text:p>-0.337583</text:p>
              </table:table-cell>
              <table:table-cell office:value-type="float" office:value="0.0353805555555555">
                <text:p>0.03538055555555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0.01514">
                <text:p>0.01514</text:p>
              </table:table-cell>
              <table:table-cell office:value-type="float" office:value="-0.299276">
                <text:p>-0.299276</text:p>
              </table:table-cell>
              <table:table-cell office:value-type="float" office:value="0.0380407777777778">
                <text:p>0.03804077777777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0.01514">
                <text:p>0.01514</text:p>
              </table:table-cell>
              <table:table-cell office:value-type="float" office:value="0.14844">
                <text:p>0.14844</text:p>
              </table:table-cell>
              <table:table-cell office:value-type="float" office:value="0.07688">
                <text:p>0.076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  <table:table-cell office:value-type="float" office:value="0.00904433333333332">
                <text:p>0.009044333333333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292093">
                <text:p>-0.292093</text:p>
              </table:table-cell>
              <table:table-cell office:value-type="float" office:value="-0.0603875555555556">
                <text:p>-0.06038755555555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01514">
                <text:p>-0.01514</text:p>
              </table:table-cell>
              <table:table-cell office:value-type="float" office:value="-0.196325">
                <text:p>-0.196325</text:p>
              </table:table-cell>
              <table:table-cell office:value-type="float" office:value="-0.0843295555555556">
                <text:p>-0.08432955555555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-0.01514">
                <text:p>-0.01514</text:p>
              </table:table-cell>
              <table:table-cell office:value-type="float" office:value="-0.320823">
                <text:p>-0.320823</text:p>
              </table:table-cell>
              <table:table-cell office:value-type="float" office:value="-0.0614515555555556">
                <text:p>-0.06145155555555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0.030281">
                <text:p>0.030281</text:p>
              </table:table-cell>
              <table:table-cell office:value-type="float" office:value="0.248997">
                <text:p>0.248997</text:p>
              </table:table-cell>
              <table:table-cell office:value-type="float" office:value="-0.0816692222222222">
                <text:p>-0.08166922222222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030281">
                <text:p>0.030281</text:p>
              </table:table-cell>
              <table:table-cell office:value-type="float" office:value="0.019153">
                <text:p>0.019153</text:p>
              </table:table-cell>
              <table:table-cell office:value-type="float" office:value="-0.108537555555556">
                <text:p>-0.1085375555555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-0.01514">
                <text:p>-0.01514</text:p>
              </table:table-cell>
              <table:table-cell office:value-type="float" office:value="-0.363919">
                <text:p>-0.363919</text:p>
              </table:table-cell>
              <table:table-cell office:value-type="float" office:value="-0.111463777777778">
                <text:p>-0.1114637777777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0">
                <text:p>0</text:p>
              </table:table-cell>
              <table:table-cell office:value-type="float" office:value="0.019153">
                <text:p>0.019153</text:p>
              </table:table-cell>
              <table:table-cell office:value-type="float" office:value="-0.0760827777777778">
                <text:p>-0.0760827777777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909797">
                <text:p>-0.909797</text:p>
              </table:table-cell>
              <table:table-cell office:value-type="float" office:value="-0.193664666666667">
                <text:p>-0.193664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01514">
                <text:p>0.01514</text:p>
              </table:table-cell>
              <table:table-cell office:value-type="float" office:value="0.488417">
                <text:p>0.488417</text:p>
              </table:table-cell>
              <table:table-cell office:value-type="float" office:value="-0.145248555555556">
                <text:p>-0.1452485555555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">
                <text:p>0</text:p>
              </table:table-cell>
              <table:table-cell office:value-type="float" office:value="-0.294487">
                <text:p>-0.294487</text:p>
              </table:table-cell>
              <table:table-cell office:value-type="float" office:value="-0.145514555555556">
                <text:p>-0.1455145555555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  <table:table-cell office:value-type="float" office:value="-0.311247">
                <text:p>-0.311247</text:p>
              </table:table-cell>
              <table:table-cell office:value-type="float" office:value="-0.158283666666667">
                <text:p>-0.158283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">
                <text:p>0</text:p>
              </table:table-cell>
              <table:table-cell office:value-type="float" office:value="-0.718261">
                <text:p>-0.718261</text:p>
              </table:table-cell>
              <table:table-cell office:value-type="float" office:value="-0.202443444444444">
                <text:p>-0.2024434444444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0.01514">
                <text:p>0.01514</text:p>
              </table:table-cell>
              <table:table-cell office:value-type="float" office:value="-0.028731">
                <text:p>-0.028731</text:p>
              </table:table-cell>
              <table:table-cell office:value-type="float" office:value="-0.233302111111111">
                <text:p>-0.2333021111111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-0.030281">
                <text:p>-0.030281</text:p>
              </table:table-cell>
              <table:table-cell office:value-type="float" office:value="0.454898">
                <text:p>0.454898</text:p>
              </table:table-cell>
              <table:table-cell office:value-type="float" office:value="-0.184886">
                <text:p>-0.1848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01514">
                <text:p>0.01514</text:p>
              </table:table-cell>
              <table:table-cell office:value-type="float" office:value="-0.052673">
                <text:p>-0.052673</text:p>
              </table:table-cell>
              <table:table-cell office:value-type="float" office:value="-0.150303111111111">
                <text:p>-0.1503031111111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167594">
                <text:p>-0.167594</text:p>
              </table:table-cell>
              <table:table-cell office:value-type="float" office:value="-0.171052777777778">
                <text:p>-0.1710527777777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110134">
                <text:p>-0.110134</text:p>
              </table:table-cell>
              <table:table-cell office:value-type="float" office:value="-0.0822013333333333">
                <text:p>-0.08220133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-0.060561">
                <text:p>-0.060561</text:p>
              </table:table-cell>
              <table:table-cell office:value-type="float" office:value="0.191536">
                <text:p>0.191536</text:p>
              </table:table-cell>
              <table:table-cell office:value-type="float" office:value="-0.115188111111111">
                <text:p>-0.1151881111111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045421">
                <text:p>0.045421</text:p>
              </table:table-cell>
              <table:table-cell office:value-type="float" office:value="0.287304">
                <text:p>0.287304</text:p>
              </table:table-cell>
              <table:table-cell office:value-type="float" office:value="-0.0505446666666667">
                <text:p>-0.050544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0.01514">
                <text:p>0.01514</text:p>
              </table:table-cell>
              <table:table-cell office:value-type="float" office:value="-0.359131">
                <text:p>-0.359131</text:p>
              </table:table-cell>
              <table:table-cell office:value-type="float" office:value="-0.0558651111111111">
                <text:p>-0.05586511111111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0.030281">
                <text:p>0.030281</text:p>
              </table:table-cell>
              <table:table-cell office:value-type="float" office:value="-0.445322">
                <text:p>-0.445322</text:p>
              </table:table-cell>
              <table:table-cell office:value-type="float" office:value="-0.0255385555555555">
                <text:p>-0.02553855555555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0">
                <text:p>0</text:p>
              </table:table-cell>
              <table:table-cell office:value-type="float" office:value="0.371101">
                <text:p>0.371101</text:p>
              </table:table-cell>
              <table:table-cell office:value-type="float" office:value="0.0188872222222222">
                <text:p>0.01888722222222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-0.105982">
                <text:p>-0.105982</text:p>
              </table:table-cell>
              <table:table-cell office:value-type="float" office:value="0.301669">
                <text:p>0.301669</text:p>
              </table:table-cell>
              <table:table-cell office:value-type="float" office:value="0.00186177777777778">
                <text:p>0.001861777777777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42138">
                <text:p>-0.42138</text:p>
              </table:table-cell>
              <table:table-cell office:value-type="float" office:value="-0.0391056666666667">
                <text:p>-0.03910566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215479">
                <text:p>-0.215479</text:p>
              </table:table-cell>
              <table:table-cell office:value-type="float" office:value="-0.0444262222222222">
                <text:p>-0.04442622222222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050279">
                <text:p>-0.050279</text:p>
              </table:table-cell>
              <table:table-cell office:value-type="float" office:value="-0.0377756666666667">
                <text:p>-0.037775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.060561">
                <text:p>0.060561</text:p>
              </table:table-cell>
              <table:table-cell office:value-type="float" office:value="0.617704">
                <text:p>0.617704</text:p>
              </table:table-cell>
              <table:table-cell office:value-type="float" office:value="0.00957633333333332">
                <text:p>0.009576333333333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-0.136262">
                <text:p>-0.136262</text:p>
              </table:table-cell>
              <table:table-cell office:value-type="float" office:value="0.981622">
                <text:p>0.981622</text:p>
              </table:table-cell>
              <table:table-cell office:value-type="float" office:value="0.0867227777777778">
                <text:p>0.08672277777777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-0.060561">
                <text:p>-0.060561</text:p>
              </table:table-cell>
              <table:table-cell office:value-type="float" office:value="-1.170765">
                <text:p>-1.170765</text:p>
              </table:table-cell>
              <table:table-cell office:value-type="float" office:value="-0.00345877777777777">
                <text:p>-0.003458777777777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0.075701">
                <text:p>0.075701</text:p>
              </table:table-cell>
              <table:table-cell office:value-type="float" office:value="-0.25618">
                <text:p>-0.25618</text:p>
              </table:table-cell>
              <table:table-cell office:value-type="float" office:value="0.017557">
                <text:p>0.0175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.045421">
                <text:p>0.045421</text:p>
              </table:table-cell>
              <table:table-cell office:value-type="float" office:value="-0.703896">
                <text:p>-0.703896</text:p>
              </table:table-cell>
              <table:table-cell office:value-type="float" office:value="-0.101887111111111">
                <text:p>-0.1018871111111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.01514">
                <text:p>0.01514</text:p>
              </table:table-cell>
              <table:table-cell office:value-type="float" office:value="-0.129287">
                <text:p>-0.129287</text:p>
              </table:table-cell>
              <table:table-cell office:value-type="float" office:value="-0.149771111111111">
                <text:p>-0.1497711111111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.030281">
                <text:p>0.030281</text:p>
              </table:table-cell>
              <table:table-cell office:value-type="float" office:value="-0.955287">
                <text:p>-0.955287</text:p>
              </table:table-cell>
              <table:table-cell office:value-type="float" office:value="-0.209094111111111">
                <text:p>-0.2090941111111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0.136262">
                <text:p>0.136262</text:p>
              </table:table-cell>
              <table:table-cell office:value-type="float" office:value="-0.366313">
                <text:p>-0.366313</text:p>
              </table:table-cell>
              <table:table-cell office:value-type="float" office:value="-0.225853444444444">
                <text:p>-0.2258534444444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0.317946">
                <text:p>0.317946</text:p>
              </table:table-cell>
              <table:table-cell office:value-type="float" office:value="0.577002">
                <text:p>0.577002</text:p>
              </table:table-cell>
              <table:table-cell office:value-type="float" office:value="-0.156155555555556">
                <text:p>-0.1561555555555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0.075701">
                <text:p>0.075701</text:p>
              </table:table-cell>
              <table:table-cell office:value-type="float" office:value="0.361524">
                <text:p>0.361524</text:p>
              </table:table-cell>
              <table:table-cell office:value-type="float" office:value="-0.18462">
                <text:p>-0.184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-0.105982">
                <text:p>-0.105982</text:p>
              </table:table-cell>
              <table:table-cell office:value-type="float" office:value="-0.150835">
                <text:p>-0.150835</text:p>
              </table:table-cell>
              <table:table-cell office:value-type="float" office:value="-0.310448555555555">
                <text:p>-0.3104485555555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121122">
                <text:p>-0.121122</text:p>
              </table:table-cell>
              <table:table-cell office:value-type="float" office:value="-0.34716">
                <text:p>-0.34716</text:p>
              </table:table-cell>
              <table:table-cell office:value-type="float" office:value="-0.218936888888889">
                <text:p>-0.2189368888888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122105">
                <text:p>-0.122105</text:p>
              </table:table-cell>
              <table:table-cell office:value-type="float" office:value="-0.204039666666667">
                <text:p>-0.20403966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184354">
                <text:p>-0.184354</text:p>
              </table:table-cell>
              <table:table-cell office:value-type="float" office:value="-0.146312777777778">
                <text:p>-0.1463127777777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.075701">
                <text:p>0.075701</text:p>
              </table:table-cell>
              <table:table-cell office:value-type="float" office:value="0.1652">
                <text:p>0.1652</text:p>
              </table:table-cell>
              <table:table-cell office:value-type="float" office:value="-0.113592">
                <text:p>-0.1135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0.045421">
                <text:p>0.045421</text:p>
              </table:table-cell>
              <table:table-cell office:value-type="float" office:value="-0.378284">
                <text:p>-0.378284</text:p>
              </table:table-cell>
              <table:table-cell office:value-type="float" office:value="-0.0494805555555556">
                <text:p>-0.04948055555555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0.030281">
                <text:p>0.030281</text:p>
              </table:table-cell>
              <table:table-cell office:value-type="float" office:value="-0.122105">
                <text:p>-0.122105</text:p>
              </table:table-cell>
              <table:table-cell office:value-type="float" office:value="-0.0223463333333333">
                <text:p>-0.0223463333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">
                <text:p>0</text:p>
              </table:table-cell>
              <table:table-cell office:value-type="float" office:value="-0.110134">
                <text:p>-0.110134</text:p>
              </table:table-cell>
              <table:table-cell office:value-type="float" office:value="-0.0986947777777778">
                <text:p>-0.09869477777777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-0.01514">
                <text:p>-0.01514</text:p>
              </table:table-cell>
              <table:table-cell office:value-type="float" office:value="0.706289">
                <text:p>0.706289</text:p>
              </table:table-cell>
              <table:table-cell office:value-type="float" office:value="-0.0603875555555556">
                <text:p>-0.06038755555555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-0.01514">
                <text:p>-0.01514</text:p>
              </table:table-cell>
              <table:table-cell office:value-type="float" office:value="0.1652">
                <text:p>0.1652</text:p>
              </table:table-cell>
              <table:table-cell office:value-type="float" office:value="-0.0252725555555556">
                <text:p>-0.0252725555555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">
                <text:p>0</text:p>
              </table:table-cell>
              <table:table-cell office:value-type="float" office:value="-0.229844">
                <text:p>-0.229844</text:p>
              </table:table-cell>
              <table:table-cell office:value-type="float" office:value="-0.0122374444444444">
                <text:p>-0.01223744444444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-0.01514">
                <text:p>-0.01514</text:p>
              </table:table-cell>
              <table:table-cell office:value-type="float" office:value="-0.107739">
                <text:p>-0.107739</text:p>
              </table:table-cell>
              <table:table-cell office:value-type="float" office:value="-0.0106412222222222">
                <text:p>-0.01064122222222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">
                <text:p>0</text:p>
              </table:table-cell>
              <table:table-cell office:value-type="float" office:value="0.215478">
                <text:p>0.215478</text:p>
              </table:table-cell>
              <table:table-cell office:value-type="float" office:value="0.0337845555555556">
                <text:p>0.03378455555555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">
                <text:p>0</text:p>
              </table:table-cell>
              <table:table-cell office:value-type="float" office:value="0.263362">
                <text:p>0.263362</text:p>
              </table:table-cell>
              <table:table-cell office:value-type="float" office:value="0.0446914444444444">
                <text:p>0.04469144444444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">
                <text:p>0</text:p>
              </table:table-cell>
              <table:table-cell office:value-type="float" office:value="-0.430957">
                <text:p>-0.430957</text:p>
              </table:table-cell>
              <table:table-cell office:value-type="float" office:value="0.0388388888888889">
                <text:p>0.03883888888888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0.01514">
                <text:p>0.01514</text:p>
              </table:table-cell>
              <table:table-cell office:value-type="float" office:value="-0.687136">
                <text:p>-0.687136</text:p>
              </table:table-cell>
              <table:table-cell office:value-type="float" office:value="-0.0239423333333333">
                <text:p>-0.0239423333333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045421">
                <text:p>0.045421</text:p>
              </table:table-cell>
              <table:table-cell office:value-type="float" office:value="0.253785">
                <text:p>0.253785</text:p>
              </table:table-cell>
              <table:table-cell office:value-type="float" office:value="0.0164931111111111">
                <text:p>0.01649311111111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.045421">
                <text:p>0.045421</text:p>
              </table:table-cell>
              <table:table-cell office:value-type="float" office:value="0.605733">
                <text:p>0.605733</text:p>
              </table:table-cell>
              <table:table-cell office:value-type="float" office:value="0.00532022222222223">
                <text:p>0.005320222222222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030281">
                <text:p>0.030281</text:p>
              </table:table-cell>
              <table:table-cell office:value-type="float" office:value="-0.055067">
                <text:p>-0.055067</text:p>
              </table:table-cell>
              <table:table-cell office:value-type="float" office:value="-0.0191538888888889">
                <text:p>-0.01915388888888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">
                <text:p>0</text:p>
              </table:table-cell>
              <table:table-cell office:value-type="float" office:value="-0.866701">
                <text:p>-0.866701</text:p>
              </table:table-cell>
              <table:table-cell office:value-type="float" office:value="-0.0899157777777778">
                <text:p>-0.08991577777777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-0.01514">
                <text:p>-0.01514</text:p>
              </table:table-cell>
              <table:table-cell office:value-type="float" office:value="-0.268151">
                <text:p>-0.268151</text:p>
              </table:table-cell>
              <table:table-cell office:value-type="float" office:value="-0.107739333333333">
                <text:p>-0.107739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-0.01514">
                <text:p>-0.01514</text:p>
              </table:table-cell>
              <table:table-cell office:value-type="float" office:value="0.529118">
                <text:p>0.529118</text:p>
              </table:table-cell>
              <table:table-cell office:value-type="float" office:value="-0.0728904444444445">
                <text:p>-0.07289044444444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.01514">
                <text:p>0.01514</text:p>
              </table:table-cell>
              <table:table-cell office:value-type="float" office:value="-0.067038">
                <text:p>-0.067038</text:p>
              </table:table-cell>
              <table:table-cell office:value-type="float" office:value="-0.109601555555556">
                <text:p>-0.1096015555555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-0.01514">
                <text:p>-0.01514</text:p>
              </table:table-cell>
              <table:table-cell office:value-type="float" office:value="-0.402226">
                <text:p>-0.402226</text:p>
              </table:table-cell>
              <table:table-cell office:value-type="float" office:value="-0.106409222222222">
                <text:p>-0.1064092222222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">
                <text:p>0</text:p>
              </table:table-cell>
              <table:table-cell office:value-type="float" office:value="-0.129287">
                <text:p>-0.129287</text:p>
              </table:table-cell>
              <table:table-cell office:value-type="float" office:value="-0.044426">
                <text:p>-0.0444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">
                <text:p>0</text:p>
              </table:table-cell>
              <table:table-cell office:value-type="float" office:value="0.476446">
                <text:p>0.476446</text:p>
              </table:table-cell>
              <table:table-cell office:value-type="float" office:value="-0.0196858888888889">
                <text:p>-0.01968588888888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.01514">
                <text:p>0.01514</text:p>
              </table:table-cell>
              <table:table-cell office:value-type="float" office:value="-0.598551">
                <text:p>-0.598551</text:p>
              </table:table-cell>
              <table:table-cell office:value-type="float" office:value="-0.153495222222222">
                <text:p>-0.1534952222222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-0.01514">
                <text:p>-0.01514</text:p>
              </table:table-cell>
              <table:table-cell office:value-type="float" office:value="-0.837971">
                <text:p>-0.837971</text:p>
              </table:table-cell>
              <table:table-cell office:value-type="float" office:value="-0.240484555555556">
                <text:p>-0.2404845555555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  <table:table-cell office:value-type="float" office:value="-0.142854333333333">
                <text:p>-0.142854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0">
                <text:p>0</text:p>
              </table:table-cell>
              <table:table-cell office:value-type="float" office:value="0.347159">
                <text:p>0.347159</text:p>
              </table:table-cell>
              <table:table-cell office:value-type="float" office:value="-0.0744865555555556">
                <text:p>-0.07448655555555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0.01514">
                <text:p>0.01514</text:p>
              </table:table-cell>
              <table:table-cell office:value-type="float" office:value="0.720654">
                <text:p>0.720654</text:p>
              </table:table-cell>
              <table:table-cell office:value-type="float" office:value="-0.0532047777777778">
                <text:p>-0.05320477777777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0.01514">
                <text:p>0.01514</text:p>
              </table:table-cell>
              <table:table-cell office:value-type="float" office:value="0.337582">
                <text:p>0.337582</text:p>
              </table:table-cell>
              <table:table-cell office:value-type="float" office:value="-0.00824700000000001">
                <text:p>-0.008247000000000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208296">
                <text:p>-0.208296</text:p>
              </table:table-cell>
              <table:table-cell office:value-type="float" office:value="0.0133007777777778">
                <text:p>0.01330077777777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158018">
                <text:p>-0.158018</text:p>
              </table:table-cell>
              <table:table-cell office:value-type="float" office:value="0.0101084444444444">
                <text:p>0.01010844444444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.01514">
                <text:p>0.01514</text:p>
              </table:table-cell>
              <table:table-cell office:value-type="float" office:value="0.071826">
                <text:p>0.071826</text:p>
              </table:table-cell>
              <table:table-cell office:value-type="float" office:value="-0.0348493333333333">
                <text:p>-0.034849333333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045421">
                <text:p>0.045421</text:p>
              </table:table-cell>
              <table:table-cell office:value-type="float" office:value="-0.536302">
                <text:p>-0.536302</text:p>
              </table:table-cell>
              <table:table-cell office:value-type="float" office:value="-0.0279327777777778">
                <text:p>-0.02793277777777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-0.01514">
                <text:p>-0.01514</text:p>
              </table:table-cell>
              <table:table-cell office:value-type="float" office:value="-0.538696">
                <text:p>-0.538696</text:p>
              </table:table-cell>
              <table:table-cell office:value-type="float" office:value="0.00532000000000002">
                <text:p>0.005320000000000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672771">
                <text:p>-0.672771</text:p>
              </table:table-cell>
              <table:table-cell office:value-type="float" office:value="-0.0707624444444445">
                <text:p>-0.07076244444444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060561">
                <text:p>-0.060561</text:p>
              </table:table-cell>
              <table:table-cell office:value-type="float" office:value="0.385466">
                <text:p>0.385466</text:p>
              </table:table-cell>
              <table:table-cell office:value-type="float" office:value="-0.0665061111111111">
                <text:p>-0.06650611111111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-0.060561">
                <text:p>-0.060561</text:p>
              </table:table-cell>
              <table:table-cell office:value-type="float" office:value="-1.108516">
                <text:p>-1.108516</text:p>
              </table:table-cell>
              <table:table-cell office:value-type="float" office:value="-0.269747222222222">
                <text:p>-0.2697472222222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0">
                <text:p>0</text:p>
              </table:table-cell>
              <table:table-cell office:value-type="float" office:value="-0.639252">
                <text:p>-0.639252</text:p>
              </table:table-cell>
              <table:table-cell office:value-type="float" office:value="-0.378284333333333">
                <text:p>-0.3782843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.01514">
                <text:p>0.01514</text:p>
              </table:table-cell>
              <table:table-cell office:value-type="float" office:value="-0.435745">
                <text:p>-0.435745</text:p>
              </table:table-cell>
              <table:table-cell office:value-type="float" office:value="-0.403556444444444">
                <text:p>-0.4035564444444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0.045421">
                <text:p>0.045421</text:p>
              </table:table-cell>
              <table:table-cell office:value-type="float" office:value="0.141258">
                <text:p>0.141258</text:p>
              </table:table-cell>
              <table:table-cell office:value-type="float" office:value="-0.370303555555555">
                <text:p>-0.3703035555555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">
                <text:p>0</text:p>
              </table:table-cell>
              <table:table-cell office:value-type="float" office:value="0.134075">
                <text:p>0.134075</text:p>
              </table:table-cell>
              <table:table-cell office:value-type="float" office:value="-0.363387">
                <text:p>-0.3633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0">
                <text:p>0</text:p>
              </table:table-cell>
              <table:table-cell office:value-type="float" office:value="-1.25935">
                <text:p>-1.25935</text:p>
              </table:table-cell>
              <table:table-cell office:value-type="float" office:value="-0.443725666666667">
                <text:p>-0.443725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-0.01514">
                <text:p>-0.01514</text:p>
              </table:table-cell>
              <table:table-cell office:value-type="float" office:value="-0.225055">
                <text:p>-0.225055</text:p>
              </table:table-cell>
              <table:table-cell office:value-type="float" office:value="-0.408876666666667">
                <text:p>-0.40887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0">
                <text:p>0</text:p>
              </table:table-cell>
              <table:table-cell office:value-type="float" office:value="-0.150835">
                <text:p>-0.150835</text:p>
              </table:table-cell>
              <table:table-cell office:value-type="float" office:value="-0.350883777777778">
                <text:p>-0.3508837777777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">
                <text:p>0</text:p>
              </table:table-cell>
              <table:table-cell office:value-type="float" office:value="-0.110134">
                <text:p>-0.110134</text:p>
              </table:table-cell>
              <table:table-cell office:value-type="float" office:value="-0.405950444444444">
                <text:p>-0.4059504444444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-0.227104">
                <text:p>-0.227104</text:p>
              </table:table-cell>
              <table:table-cell office:value-type="float" office:value="-0.158018">
                <text:p>-0.158018</text:p>
              </table:table-cell>
              <table:table-cell office:value-type="float" office:value="-0.300339555555556">
                <text:p>-0.3003395555555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076615">
                <text:p>-0.076615</text:p>
              </table:table-cell>
              <table:table-cell office:value-type="float" office:value="-0.237824333333333">
                <text:p>-0.23782433333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-0.01514">
                <text:p>-0.01514</text:p>
              </table:table-cell>
              <table:table-cell office:value-type="float" office:value="-0.117316">
                <text:p>-0.117316</text:p>
              </table:table-cell>
              <table:table-cell office:value-type="float" office:value="-0.202443333333333">
                <text:p>-0.20244333333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0">
                <text:p>0</text:p>
              </table:table-cell>
              <table:table-cell office:value-type="float" office:value="-0.100557">
                <text:p>-0.100557</text:p>
              </table:table-cell>
              <table:table-cell office:value-type="float" office:value="-0.229311666666667">
                <text:p>-0.2293116666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0">
                <text:p>0</text:p>
              </table:table-cell>
              <table:table-cell office:value-type="float" office:value="-0.055067">
                <text:p>-0.055067</text:p>
              </table:table-cell>
              <table:table-cell office:value-type="float" office:value="-0.250327444444444">
                <text:p>-0.2503274444444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0.01514">
                <text:p>0.01514</text:p>
              </table:table-cell>
              <table:table-cell office:value-type="float" office:value="0.079008">
                <text:p>0.079008</text:p>
              </table:table-cell>
              <table:table-cell office:value-type="float" office:value="-0.101621">
                <text:p>-0.1016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0.045421">
                <text:p>0.045421</text:p>
              </table:table-cell>
              <table:table-cell office:value-type="float" office:value="-0.110134">
                <text:p>-0.110134</text:p>
              </table:table-cell>
              <table:table-cell office:value-type="float" office:value="-0.088852">
                <text:p>-0.0888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105982">
                <text:p>0.105982</text:p>
              </table:table-cell>
              <table:table-cell office:value-type="float" office:value="0.201113">
                <text:p>0.201113</text:p>
              </table:table-cell>
              <table:table-cell office:value-type="float" office:value="-0.0497466666666667">
                <text:p>-0.0497466666666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-0.121122">
                <text:p>-0.121122</text:p>
              </table:table-cell>
              <table:table-cell office:value-type="float" office:value="0.265756">
                <text:p>0.265756</text:p>
              </table:table-cell>
              <table:table-cell office:value-type="float" office:value="-0.00798111111111111">
                <text:p>-0.007981111111111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-0.136262">
                <text:p>-0.136262</text:p>
              </table:table-cell>
              <table:table-cell office:value-type="float" office:value="0.021547">
                <text:p>0.021547</text:p>
              </table:table-cell>
              <table:table-cell office:value-type="float" office:value="0.0119705555555556">
                <text:p>0.01197055555555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-0.01514">
                <text:p>-0.01514</text:p>
              </table:table-cell>
              <table:table-cell office:value-type="float" office:value="-0.052673">
                <text:p>-0.052673</text:p>
              </table:table-cell>
              <table:table-cell office:value-type="float" office:value="0.0146307777777778">
                <text:p>0.01463077777777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0.045421">
                <text:p>0.045421</text:p>
              </table:table-cell>
              <table:table-cell office:value-type="float" office:value="-0.059855">
                <text:p>-0.059855</text:p>
              </table:table-cell>
              <table:table-cell office:value-type="float" office:value="0.0210153333333333">
                <text:p>0.021015333333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0.030281">
                <text:p>0.030281</text:p>
              </table:table-cell>
              <table:table-cell office:value-type="float" office:value="-1.154006">
                <text:p>-1.154006</text:p>
              </table:table-cell>
              <table:table-cell office:value-type="float" office:value="-0.0960345555555555">
                <text:p>-0.09603455555555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0.075701">
                <text:p>0.075701</text:p>
              </table:table-cell>
              <table:table-cell office:value-type="float" office:value="-0.517148">
                <text:p>-0.517148</text:p>
              </table:table-cell>
              <table:table-cell office:value-type="float" office:value="-0.147376888888889">
                <text:p>-0.1473768888888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-0.01514">
                <text:p>-0.01514</text:p>
              </table:table-cell>
              <table:table-cell office:value-type="float" office:value="0.129287">
                <text:p>0.129287</text:p>
              </table:table-cell>
              <table:table-cell office:value-type="float" office:value="-0.141790333333333">
                <text:p>-0.141790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-0.060561">
                <text:p>-0.060561</text:p>
              </table:table-cell>
              <table:table-cell office:value-type="float" office:value="0.232237">
                <text:p>0.232237</text:p>
              </table:table-cell>
              <table:table-cell office:value-type="float" office:value="-0.103749111111111">
                <text:p>-0.1037491111111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126893">
                <text:p>-0.126893</text:p>
              </table:table-cell>
              <table:table-cell office:value-type="float" office:value="-0.140194222222222">
                <text:p>-0.1401942222222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0.060561">
                <text:p>0.060561</text:p>
              </table:table-cell>
              <table:table-cell office:value-type="float" office:value="-0.265757">
                <text:p>-0.265757</text:p>
              </table:table-cell>
              <table:table-cell office:value-type="float" office:value="-0.199251222222222">
                <text:p>-0.1992512222222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0">
                <text:p>0</text:p>
              </table:table-cell>
              <table:table-cell office:value-type="float" office:value="0.076614">
                <text:p>0.076614</text:p>
              </table:table-cell>
              <table:table-cell office:value-type="float" office:value="-0.193132666666667">
                <text:p>-0.1931326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87280111111111">
                <text:p>-0.187280111111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  <table:table-cell office:value-type="float" office:value="-0.179033444444444">
                <text:p>-0.179033444444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0.045421">
                <text:p>0.045421</text:p>
              </table:table-cell>
              <table:table-cell office:value-type="float" office:value="-0.031125">
                <text:p>-0.031125</text:p>
              </table:table-cell>
              <table:table-cell office:value-type="float" office:value="-0.0542688888888889">
                <text:p>-0.05426888888888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0.105982">
                <text:p>0.105982</text:p>
              </table:table-cell>
              <table:table-cell office:value-type="float" office:value="0.519541">
                <text:p>0.519541</text:p>
              </table:table-cell>
              <table:table-cell office:value-type="float" office:value="0.0609187777777778">
                <text:p>0.06091877777777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0.242244">
                <text:p>0.242244</text:p>
              </table:table-cell>
              <table:table-cell office:value-type="float" office:value="-0.217873">
                <text:p>-0.217873</text:p>
              </table:table-cell>
              <table:table-cell office:value-type="float" office:value="0.0223454444444444">
                <text:p>0.02234544444444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0.075701">
                <text:p>0.075701</text:p>
              </table:table-cell>
              <table:table-cell office:value-type="float" office:value="-0.294487">
                <text:p>-0.294487</text:p>
              </table:table-cell>
              <table:table-cell office:value-type="float" office:value="-0.0361794444444444">
                <text:p>-0.03617944444444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-0.363367">
                <text:p>-0.363367</text:p>
              </table:table-cell>
              <table:table-cell office:value-type="float" office:value="0.459686">
                <text:p>0.459686</text:p>
              </table:table-cell>
              <table:table-cell office:value-type="float" office:value="0.028996">
                <text:p>0.0289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110134">
                <text:p>-0.110134</text:p>
              </table:table-cell>
              <table:table-cell office:value-type="float" office:value="0.0462874444444444">
                <text:p>0.04628744444444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-0.01514">
                <text:p>-0.01514</text:p>
              </table:table-cell>
              <table:table-cell office:value-type="float" office:value="0.014365">
                <text:p>0.014365</text:p>
              </table:table-cell>
              <table:table-cell office:value-type="float" office:value="0.0393708888888889">
                <text:p>0.03937088888888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  <table:table-cell office:value-type="float" office:value="0.0436272222222222">
                <text:p>0.04362722222222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0">
                <text:p>0</text:p>
              </table:table-cell>
              <table:table-cell office:value-type="float" office:value="-0.01676">
                <text:p>-0.01676</text:p>
              </table:table-cell>
              <table:table-cell office:value-type="float" office:value="0.0401688888888889">
                <text:p>0.04016888888888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0">
                <text:p>0</text:p>
              </table:table-cell>
              <table:table-cell office:value-type="float" office:value="0.007182">
                <text:p>0.007182</text:p>
              </table:table-cell>
              <table:table-cell office:value-type="float" office:value="0.0444252222222222">
                <text:p>0.04442522222222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  <table:table-cell office:value-type="float" office:value="-0.0127695555555556">
                <text:p>-0.01276955555555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  <table:table-cell office:value-type="float" office:value="0.0133006666666667">
                <text:p>0.013300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  <table:table-cell office:value-type="float" office:value="0.0422971111111111">
                <text:p>0.04229711111111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0">
                <text:p>0</text:p>
              </table:table-cell>
              <table:table-cell office:value-type="float" office:value="0.02873">
                <text:p>0.02873</text:p>
              </table:table-cell>
              <table:table-cell office:value-type="float" office:value="-0.00558688888888889">
                <text:p>-0.005586888888888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  <table:table-cell office:value-type="float" office:value="0.00292588888888889">
                <text:p>0.002925888888888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0">
                <text:p>0</text:p>
              </table:table-cell>
              <table:table-cell office:value-type="float" office:value="-0.004789">
                <text:p>-0.004789</text:p>
              </table:table-cell>
              <table:table-cell office:value-type="float" office:value="0.000797666666666669">
                <text:p>0.0007976666666666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0.01514">
                <text:p>0.01514</text:p>
              </table:table-cell>
              <table:table-cell office:value-type="float" office:value="-0.01676">
                <text:p>-0.01676</text:p>
              </table:table-cell>
              <table:table-cell office:value-type="float" office:value="-0.00532088888888889">
                <text:p>-0.005320888888888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-0.01514">
                <text:p>-0.01514</text:p>
              </table:table-cell>
              <table:table-cell office:value-type="float" office:value="0.031124">
                <text:p>0.031124</text:p>
              </table:table-cell>
              <table:table-cell office:value-type="float" office:value="-0.000000444444444442576">
                <text:p>-0.0000004444444444425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0">
                <text:p>0</text:p>
              </table:table-cell>
              <table:table-cell office:value-type="float" office:value="0.021547">
                <text:p>0.021547</text:p>
              </table:table-cell>
              <table:table-cell office:value-type="float" office:value="0.00159566666666667">
                <text:p>0.0015956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  <table:table-cell office:value-type="float" office:value="0.00239377777777778">
                <text:p>0.002393777777777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0">
                <text:p>0</text:p>
              </table:table-cell>
              <table:table-cell office:value-type="float" office:value="-0.026337">
                <text:p>-0.026337</text:p>
              </table:table-cell>
              <table:table-cell office:value-type="float" office:value="-0.00239466666666666">
                <text:p>-0.002394666666666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  <table:table-cell office:value-type="float" office:value="0.00265977777777778">
                <text:p>0.002659777777777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0">
                <text:p>0</text:p>
              </table:table-cell>
              <table:table-cell office:value-type="float" office:value="-0.088586">
                <text:p>-0.088586</text:p>
              </table:table-cell>
              <table:table-cell office:value-type="float" office:value="-0.0103753333333333">
                <text:p>-0.010375333333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0">
                <text:p>0</text:p>
              </table:table-cell>
              <table:table-cell office:value-type="float" office:value="0.339976">
                <text:p>0.339976</text:p>
              </table:table-cell>
              <table:table-cell office:value-type="float" office:value="0.0311241111111111">
                <text:p>0.03112411111111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-0.151403">
                <text:p>-0.151403</text:p>
              </table:table-cell>
              <table:table-cell office:value-type="float" office:value="0.509965">
                <text:p>0.509965</text:p>
              </table:table-cell>
              <table:table-cell office:value-type="float" office:value="0.088319">
                <text:p>0.0883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0.090842">
                <text:p>0.090842</text:p>
              </table:table-cell>
              <table:table-cell office:value-type="float" office:value="-0.430957">
                <text:p>-0.430957</text:p>
              </table:table-cell>
              <table:table-cell office:value-type="float" office:value="0.0422971111111111">
                <text:p>0.04229711111111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0.060561">
                <text:p>0.060561</text:p>
              </table:table-cell>
              <table:table-cell office:value-type="float" office:value="0.038307">
                <text:p>0.038307</text:p>
              </table:table-cell>
              <table:table-cell office:value-type="float" office:value="0.0430952222222222">
                <text:p>0.04309522222222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  <table:table-cell office:value-type="float" office:value="0.0409671111111111">
                <text:p>0.04096711111111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">
                <text:p>0</text:p>
              </table:table-cell>
              <table:table-cell office:value-type="float" office:value="0.033518">
                <text:p>0.033518</text:p>
              </table:table-cell>
              <table:table-cell office:value-type="float" office:value="0.0433612222222222">
                <text:p>0.04336122222222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0">
                <text:p>0</text:p>
              </table:table-cell>
              <table:table-cell office:value-type="float" office:value="-0.028731">
                <text:p>-0.028731</text:p>
              </table:table-cell>
              <table:table-cell office:value-type="float" office:value="0.0430952222222222">
                <text:p>0.04309522222222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0">
                <text:p>0</text:p>
              </table:table-cell>
              <table:table-cell office:value-type="float" office:value="0.067037">
                <text:p>0.067037</text:p>
              </table:table-cell>
              <table:table-cell office:value-type="float" office:value="0.0492136666666667">
                <text:p>0.049213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  <table:table-cell office:value-type="float" office:value="0.064909">
                <text:p>0.0649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  <table:table-cell office:value-type="float" office:value="0.0234095555555555">
                <text:p>0.02340955555555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-0.105982">
                <text:p>-0.105982</text:p>
              </table:table-cell>
              <table:table-cell office:value-type="float" office:value="0.110133">
                <text:p>0.110133</text:p>
              </table:table-cell>
              <table:table-cell office:value-type="float" office:value="-0.0210162222222222">
                <text:p>-0.02101622222222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0.030281">
                <text:p>0.030281</text:p>
              </table:table-cell>
              <table:table-cell office:value-type="float" office:value="-0.332794">
                <text:p>-0.332794</text:p>
              </table:table-cell>
              <table:table-cell office:value-type="float" office:value="-0.0101092222222222">
                <text:p>-0.01010922222222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0.075701">
                <text:p>0.075701</text:p>
              </table:table-cell>
              <table:table-cell office:value-type="float" office:value="-0.086192">
                <text:p>-0.086192</text:p>
              </table:table-cell>
              <table:table-cell office:value-type="float" office:value="-0.0239424444444444">
                <text:p>-0.02394244444444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  <table:table-cell office:value-type="float" office:value="-0.0268686666666667">
                <text:p>-0.026868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  <table:table-cell office:value-type="float" office:value="-0.0321891111111111">
                <text:p>-0.03218911111111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-0.211964">
                <text:p>-0.211964</text:p>
              </table:table-cell>
              <table:table-cell office:value-type="float" office:value="0.639251">
                <text:p>0.639251</text:p>
              </table:table-cell>
              <table:table-cell office:value-type="float" office:value="0.0420311111111111">
                <text:p>0.04203111111111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-0.333086">
                <text:p>-0.333086</text:p>
              </table:table-cell>
              <table:table-cell office:value-type="float" office:value="0.167594">
                <text:p>0.167594</text:p>
              </table:table-cell>
              <table:table-cell office:value-type="float" office:value="0.0532041111111111">
                <text:p>0.05320411111111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0.408787">
                <text:p>0.408787</text:p>
              </table:table-cell>
              <table:table-cell office:value-type="float" office:value="-0.636858">
                <text:p>-0.636858</text:p>
              </table:table-cell>
              <table:table-cell office:value-type="float" office:value="-0.0234103333333333">
                <text:p>-0.0234103333333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0.136262">
                <text:p>0.136262</text:p>
              </table:table-cell>
              <table:table-cell office:value-type="float" office:value="-0.021548">
                <text:p>-0.021548</text:p>
              </table:table-cell>
              <table:table-cell office:value-type="float" office:value="-0.0220802222222222">
                <text:p>-0.02208022222222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  <table:table-cell office:value-type="float" office:value="-0.0284647777777778">
                <text:p>-0.02846477777777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  <table:table-cell office:value-type="float" office:value="0.00691611111111113">
                <text:p>0.006916111111111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  <table:table-cell office:value-type="float" office:value="0.017025">
                <text:p>0.0170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  <table:table-cell office:value-type="float" office:value="0.0183551111111111">
                <text:p>0.01835511111111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0">
                <text:p>0</text:p>
              </table:table-cell>
              <table:table-cell office:value-type="float" office:value="0.071826">
                <text:p>0.071826</text:p>
              </table:table-cell>
              <table:table-cell office:value-type="float" office:value="0.027932">
                <text:p>0.0279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0.075701">
                <text:p>0.075701</text:p>
              </table:table-cell>
              <table:table-cell office:value-type="float" office:value="-0.318429">
                <text:p>-0.318429</text:p>
              </table:table-cell>
              <table:table-cell office:value-type="float" office:value="-0.0784768888888889">
                <text:p>-0.07847688888888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0.166543">
                <text:p>0.166543</text:p>
              </table:table-cell>
              <table:table-cell office:value-type="float" office:value="0.253785">
                <text:p>0.253785</text:p>
              </table:table-cell>
              <table:table-cell office:value-type="float" office:value="-0.0689001111111111">
                <text:p>-0.06890011111111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0.060561">
                <text:p>0.060561</text:p>
              </table:table-cell>
              <table:table-cell office:value-type="float" office:value="0.110133">
                <text:p>0.110133</text:p>
              </table:table-cell>
              <table:table-cell office:value-type="float" office:value="0.0140988888888889">
                <text:p>0.01409888888888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0.196824">
                <text:p>0.196824</text:p>
              </table:table-cell>
              <table:table-cell office:value-type="float" office:value="-0.782904">
                <text:p>-0.782904</text:p>
              </table:table-cell>
              <table:table-cell office:value-type="float" office:value="-0.0704962222222222">
                <text:p>-0.07049622222222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-0.363367">
                <text:p>-0.363367</text:p>
              </table:table-cell>
              <table:table-cell office:value-type="float" office:value="-0.06225">
                <text:p>-0.06225</text:p>
              </table:table-cell>
              <table:table-cell office:value-type="float" office:value="-0.0832653333333333">
                <text:p>-0.0832653333333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-0.136262">
                <text:p>-0.136262</text:p>
              </table:table-cell>
              <table:table-cell office:value-type="float" office:value="-0.079009">
                <text:p>-0.079009</text:p>
              </table:table-cell>
              <table:table-cell office:value-type="float" office:value="-0.0904478888888889">
                <text:p>-0.09044788888888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  <table:table-cell office:value-type="float" office:value="-0.0891177777777778">
                <text:p>-0.08911777777777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0">
                <text:p>0</text:p>
              </table:table-cell>
              <table:table-cell office:value-type="float" office:value="-0.086192">
                <text:p>-0.086192</text:p>
              </table:table-cell>
              <table:table-cell office:value-type="float" office:value="-0.0973645555555556">
                <text:p>-0.09736455555555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045421">
                <text:p>0.045421</text:p>
              </table:table-cell>
              <table:table-cell office:value-type="float" office:value="0.208295">
                <text:p>0.208295</text:p>
              </table:table-cell>
              <table:table-cell office:value-type="float" office:value="-0.0822013333333333">
                <text:p>-0.0822013333333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-0.242244">
                <text:p>-0.242244</text:p>
              </table:table-cell>
              <table:table-cell office:value-type="float" office:value="-0.462081">
                <text:p>-0.462081</text:p>
              </table:table-cell>
              <table:table-cell office:value-type="float" office:value="-0.0981626666666667">
                <text:p>-0.098162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-0.121122">
                <text:p>-0.121122</text:p>
              </table:table-cell>
              <table:table-cell office:value-type="float" office:value="-0.636858">
                <text:p>-0.636858</text:p>
              </table:table-cell>
              <table:table-cell office:value-type="float" office:value="-0.197123">
                <text:p>-0.1971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-0.151403">
                <text:p>-0.151403</text:p>
              </table:table-cell>
              <table:table-cell office:value-type="float" office:value="-0.155623">
                <text:p>-0.155623</text:p>
              </table:table-cell>
              <table:table-cell office:value-type="float" office:value="-0.226651444444444">
                <text:p>-0.2266514444444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002395">
                <text:p>-0.002395</text:p>
              </table:table-cell>
              <table:table-cell office:value-type="float" office:value="-0.139928222222222">
                <text:p>-0.1399282222222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0.454208">
                <text:p>0.454208</text:p>
              </table:table-cell>
              <table:table-cell office:value-type="float" office:value="0.090979">
                <text:p>0.090979</text:p>
              </table:table-cell>
              <table:table-cell office:value-type="float" office:value="-0.122902777777778">
                <text:p>-0.1229027777777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0.105982">
                <text:p>0.105982</text:p>
              </table:table-cell>
              <table:table-cell office:value-type="float" office:value="-0.067038">
                <text:p>-0.067038</text:p>
              </table:table-cell>
              <table:table-cell office:value-type="float" office:value="-0.121572666666667">
                <text:p>-0.12157266666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0.01514">
                <text:p>0.01514</text:p>
              </table:table-cell>
              <table:table-cell office:value-type="float" office:value="0.114921">
                <text:p>0.114921</text:p>
              </table:table-cell>
              <table:table-cell office:value-type="float" office:value="-0.110665777777778">
                <text:p>-0.1106657777777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50278">
                <text:p>0.050278</text:p>
              </table:table-cell>
              <table:table-cell office:value-type="float" office:value="-0.0955024444444444">
                <text:p>-0.09550244444444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0.01514">
                <text:p>0.01514</text:p>
              </table:table-cell>
              <table:table-cell office:value-type="float" office:value="0.002394">
                <text:p>0.002394</text:p>
              </table:table-cell>
              <table:table-cell office:value-type="float" office:value="-0.118380333333333">
                <text:p>-0.118380333333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0">
                <text:p>0</text:p>
              </table:table-cell>
              <table:table-cell office:value-type="float" office:value="0.019153">
                <text:p>0.019153</text:p>
              </table:table-cell>
              <table:table-cell office:value-type="float" office:value="-0.0649098888888889">
                <text:p>-0.06490988888888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  <table:table-cell office:value-type="float" office:value="0.0101084444444444">
                <text:p>0.01010844444444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0">
                <text:p>0</text:p>
              </table:table-cell>
              <table:table-cell office:value-type="float" office:value="0.067037">
                <text:p>0.067037</text:p>
              </table:table-cell>
              <table:table-cell office:value-type="float" office:value="0.0348484444444444">
                <text:p>0.03484844444444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1145555555556">
                <text:p>0.03511455555555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0">
                <text:p>0</text:p>
              </table:table-cell>
              <table:table-cell office:value-type="float" office:value="-0.043096">
                <text:p>-0.043096</text:p>
              </table:table-cell>
              <table:table-cell office:value-type="float" office:value="0.0202173333333333">
                <text:p>0.020217333333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0">
                <text:p>0</text:p>
              </table:table-cell>
              <table:table-cell office:value-type="float" office:value="0.009576">
                <text:p>0.009576</text:p>
              </table:table-cell>
              <table:table-cell office:value-type="float" office:value="0.02873">
                <text:p>0.028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  <table:table-cell office:value-type="float" office:value="0.0188872222222222">
                <text:p>0.01888722222222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  <table:table-cell office:value-type="float" office:value="0.0109065555555556">
                <text:p>0.01090655555555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  <table:table-cell office:value-type="float" office:value="0.00851233333333334">
                <text:p>0.008512333333333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  <table:table-cell office:value-type="float" office:value="0.0103745555555556">
                <text:p>0.01037455555555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0">
                <text:p>0</text:p>
              </table:table-cell>
              <table:table-cell office:value-type="float" office:value="0.055066">
                <text:p>0.055066</text:p>
              </table:table-cell>
              <table:table-cell office:value-type="float" office:value="0.0122366666666667">
                <text:p>0.012236666666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  <table:table-cell office:value-type="float" office:value="0.00744833333333333">
                <text:p>0.00744833333333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151">
                <text:p>88151</text:p>
              </table:table-cell>
              <table:table-cell office:value-type="float" office:value="0">
                <text:p>0</text:p>
              </table:table-cell>
              <table:table-cell office:value-type="float" office:value="0.064643">
                <text:p>0.064643</text:p>
              </table:table-cell>
              <table:table-cell office:value-type="float" office:value="0.0146308888888889">
                <text:p>0.01463088888888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408">
                <text:p>88408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  <table:table-cell office:value-type="float" office:value="0.0220795555555556">
                <text:p>0.02207955555555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665">
                <text:p>88665</text:p>
              </table:table-cell>
              <table:table-cell office:value-type="float" office:value="0">
                <text:p>0</text:p>
              </table:table-cell>
              <table:table-cell office:value-type="float" office:value="0.047884">
                <text:p>0.047884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922">
                <text:p>88922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  <table:table-cell office:value-type="float" office:value="0.0220796666666667">
                <text:p>0.0220796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179">
                <text:p>89179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  <table:table-cell office:value-type="float" office:value="0.0218136666666667">
                <text:p>0.021813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436">
                <text:p>89436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  <table:table-cell office:value-type="float" office:value="0.0266021111111111">
                <text:p>0.02660211111111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693">
                <text:p>89693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  <table:table-cell office:value-type="float" office:value="0.0228777777777778">
                <text:p>0.02287777777777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950">
                <text:p>89950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  <table:table-cell office:value-type="float" office:value="0.0226117777777778">
                <text:p>0.02261177777777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207">
                <text:p>90207</text:p>
              </table:table-cell>
              <table:table-cell office:value-type="float" office:value="0">
                <text:p>0</text:p>
              </table:table-cell>
              <table:table-cell office:value-type="float" office:value="-0.040702">
                <text:p>-0.040702</text:p>
              </table:table-cell>
              <table:table-cell office:value-type="float" office:value="0.0154291111111111">
                <text:p>0.01542911111111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464">
                <text:p>90464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  <table:table-cell office:value-type="float" office:value="0.0122368888888889">
                <text:p>0.01223688888888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721">
                <text:p>90721</text:p>
              </table:table-cell>
              <table:table-cell office:value-type="float" office:value="0">
                <text:p>0</text:p>
              </table:table-cell>
              <table:table-cell office:value-type="float" office:value="0.009576">
                <text:p>0.009576</text:p>
              </table:table-cell>
              <table:table-cell office:value-type="float" office:value="0.0106406666666667">
                <text:p>0.010640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0978">
                <text:p>90978</text:p>
              </table:table-cell>
              <table:table-cell office:value-type="float" office:value="0">
                <text:p>0</text:p>
              </table:table-cell>
              <table:table-cell office:value-type="float" office:value="0.021547">
                <text:p>0.021547</text:p>
              </table:table-cell>
              <table:table-cell office:value-type="float" office:value="0.00771433333333334">
                <text:p>0.007714333333333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1235">
                <text:p>91235</text:p>
              </table:table-cell>
              <table:table-cell office:value-type="float" office:value="0">
                <text:p>0</text:p>
              </table:table-cell>
              <table:table-cell office:value-type="float" office:value="0.126892">
                <text:p>0.126892</text:p>
              </table:table-cell>
              <table:table-cell office:value-type="float" office:value="0.0231435555555556">
                <text:p>0.02314355555555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492">
                <text:p>91492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  <table:table-cell office:value-type="float" office:value="0.0300601111111111">
                <text:p>0.03006011111111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749">
                <text:p>91749</text:p>
              </table:table-cell>
              <table:table-cell office:value-type="float" office:value="0">
                <text:p>0</text:p>
              </table:table-cell>
              <table:table-cell office:value-type="float" office:value="-0.052673">
                <text:p>-0.052673</text:p>
              </table:table-cell>
              <table:table-cell office:value-type="float" office:value="0.0215473333333333">
                <text:p>0.0215473333333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2006">
                <text:p>92006</text:p>
              </table:table-cell>
              <table:table-cell office:value-type="float" office:value="0">
                <text:p>0</text:p>
              </table:table-cell>
              <table:table-cell office:value-type="float" office:value="0.02873">
                <text:p>0.02873</text:p>
              </table:table-cell>
              <table:table-cell office:value-type="float" office:value="0.0244735555555556">
                <text:p>0.02447355555555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2263">
                <text:p>92263</text:p>
              </table:table-cell>
              <table:table-cell office:value-type="float" office:value="0">
                <text:p>0</text:p>
              </table:table-cell>
              <table:table-cell office:value-type="float" office:value="0.043095">
                <text:p>0.043095</text:p>
              </table:table-cell>
              <table:table-cell office:value-type="float" office:value="0.0234094444444444">
                <text:p>0.02340944444444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520">
                <text:p>92520</text:p>
              </table:table-cell>
              <table:table-cell office:value-type="float" office:value="0">
                <text:p>0</text:p>
              </table:table-cell>
              <table:table-cell office:value-type="float" office:value="-0.050279">
                <text:p>-0.050279</text:p>
              </table:table-cell>
              <table:table-cell office:value-type="float" office:value="0.0223453333333333">
                <text:p>0.0223453333333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2777">
                <text:p>92777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  <table:table-cell office:value-type="float" office:value="0.0226113333333333">
                <text:p>0.022611333333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3034">
                <text:p>93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5473333333333">
                <text:p>0.0215473333333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291">
                <text:p>93291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  <table:table-cell office:value-type="float" office:value="0.0250056666666667">
                <text:p>0.0250056666666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3548">
                <text:p>93548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0.0101084444444444">
                <text:p>0.01010844444444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3805">
                <text:p>93805</text:p>
              </table:table-cell>
              <table:table-cell office:value-type="float" office:value="0">
                <text:p>0</text:p>
              </table:table-cell>
              <table:table-cell office:value-type="float" office:value="0.019153">
                <text:p>0.019153</text:p>
              </table:table-cell>
              <table:table-cell office:value-type="float" office:value="0.00798022222222223">
                <text:p>0.007980222222222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4062">
                <text:p>94062</text:p>
              </table:table-cell>
              <table:table-cell office:value-type="float" office:value="0">
                <text:p>0</text:p>
              </table:table-cell>
              <table:table-cell office:value-type="float" office:value="0.081402">
                <text:p>0.081402</text:p>
              </table:table-cell>
              <table:table-cell office:value-type="float" office:value="0.0228774444444444">
                <text:p>0.02287744444444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4319">
                <text:p>94319</text:p>
              </table:table-cell>
              <table:table-cell office:value-type="float" office:value="0">
                <text:p>0</text:p>
              </table:table-cell>
              <table:table-cell office:value-type="float" office:value="0.02873">
                <text:p>0.02873</text:p>
              </table:table-cell>
              <table:table-cell office:value-type="float" office:value="0.0228774444444444">
                <text:p>0.02287744444444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4576">
                <text:p>94576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  <table:table-cell office:value-type="float" office:value="0.0194192222222222">
                <text:p>0.01941922222222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4833">
                <text:p>94833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  <table:table-cell office:value-type="float" office:value="0.0252717777777778">
                <text:p>0.02527177777777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090">
                <text:p>95090</text:p>
              </table:table-cell>
              <table:table-cell office:value-type="float" office:value="0">
                <text:p>0</text:p>
              </table:table-cell>
              <table:table-cell office:value-type="float" office:value="-0.043096">
                <text:p>-0.043096</text:p>
              </table:table-cell>
              <table:table-cell office:value-type="float" office:value="0.016227">
                <text:p>0.0162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5347">
                <text:p>95347</text:p>
              </table:table-cell>
              <table:table-cell office:value-type="float" office:value="0">
                <text:p>0</text:p>
              </table:table-cell>
              <table:table-cell office:value-type="float" office:value="0.067037">
                <text:p>0.067037</text:p>
              </table:table-cell>
              <table:table-cell office:value-type="float" office:value="0.0236755555555556">
                <text:p>0.02367555555555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5604">
                <text:p>95604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  <table:table-cell office:value-type="float" office:value="0.0156948888888889">
                <text:p>0.01569488888888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5861">
                <text:p>95861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0.0156948888888889">
                <text:p>0.01569488888888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118">
                <text:p>96118</text:p>
              </table:table-cell>
              <table:table-cell office:value-type="float" office:value="0">
                <text:p>0</text:p>
              </table:table-cell>
              <table:table-cell office:value-type="float" office:value="0.050278">
                <text:p>0.050278</text:p>
              </table:table-cell>
              <table:table-cell office:value-type="float" office:value="0.0191532222222222">
                <text:p>0.01915322222222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375">
                <text:p>96375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  <table:table-cell office:value-type="float" office:value="0.0103745555555556">
                <text:p>0.01037455555555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632">
                <text:p>96632</text:p>
              </table:table-cell>
              <table:table-cell office:value-type="float" office:value="0">
                <text:p>0</text:p>
              </table:table-cell>
              <table:table-cell office:value-type="float" office:value="0.081402">
                <text:p>0.081402</text:p>
              </table:table-cell>
              <table:table-cell office:value-type="float" office:value="0.016227">
                <text:p>0.0162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889">
                <text:p>96889</text:p>
              </table:table-cell>
              <table:table-cell office:value-type="float" office:value="0">
                <text:p>0</text:p>
              </table:table-cell>
              <table:table-cell office:value-type="float" office:value="-0.026337">
                <text:p>-0.026337</text:p>
              </table:table-cell>
              <table:table-cell office:value-type="float" office:value="0.0119705555555556">
                <text:p>0.01197055555555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7146">
                <text:p>97146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  <table:table-cell office:value-type="float" office:value="0.0130346666666667">
                <text:p>0.0130346666666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403">
                <text:p>97403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  <table:table-cell office:value-type="float" office:value="0.0180891111111111">
                <text:p>0.01808911111111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660">
                <text:p>97660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  <table:table-cell office:value-type="float" office:value="0.00904433333333334">
                <text:p>0.009044333333333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917">
                <text:p>97917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  <table:table-cell office:value-type="float" office:value="0.00957633333333334">
                <text:p>0.009576333333333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174">
                <text:p>98174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  <table:table-cell office:value-type="float" office:value="0.0109064444444444">
                <text:p>0.01090644444444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431">
                <text:p>98431</text:p>
              </table:table-cell>
              <table:table-cell office:value-type="float" office:value="0">
                <text:p>0</text:p>
              </table:table-cell>
              <table:table-cell office:value-type="float" office:value="0.021547">
                <text:p>0.021547</text:p>
              </table:table-cell>
              <table:table-cell office:value-type="float" office:value="0.00771411111111112">
                <text:p>0.007714111111111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688">
                <text:p>98688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  <table:table-cell office:value-type="float" office:value="0.00372377777777778">
                <text:p>0.003723777777777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945">
                <text:p>98945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  <table:table-cell office:value-type="float" office:value="-0.00239466666666666">
                <text:p>-0.002394666666666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202">
                <text:p>99202</text:p>
              </table:table-cell>
              <table:table-cell office:value-type="float" office:value="0">
                <text:p>0</text:p>
              </table:table-cell>
              <table:table-cell office:value-type="float" office:value="-0.01676">
                <text:p>-0.01676</text:p>
              </table:table-cell>
              <table:table-cell office:value-type="float" office:value="-0.00133055555555555">
                <text:p>-0.001330555555555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459">
                <text:p>99459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  <table:table-cell office:value-type="float" office:value="-0.00532088888888889">
                <text:p>-0.005320888888888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716">
                <text:p>99716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  <table:table-cell office:value-type="float" office:value="-0.00372477777777777">
                <text:p>-0.003724777777777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973">
                <text:p>99973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  <table:table-cell office:value-type="float" office:value="0.000531666666666669">
                <text:p>0.0005316666666666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230">
                <text:p>100230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  <table:table-cell office:value-type="float" office:value="-0.000532333333333331">
                <text:p>-0.0005323333333333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487">
                <text:p>100487</text:p>
              </table:table-cell>
              <table:table-cell office:value-type="float" office:value="0">
                <text:p>0</text:p>
              </table:table-cell>
              <table:table-cell office:value-type="float" office:value="-0.002395">
                <text:p>-0.002395</text:p>
              </table:table-cell>
              <table:table-cell office:value-type="float" office:value="-0.00133044444444444">
                <text:p>-0.001330444444444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744">
                <text:p>100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372455555555555">
                <text:p>-0.003724555555555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001">
                <text:p>101001</text:p>
              </table:table-cell>
              <table:table-cell office:value-type="float" office:value="0">
                <text:p>0</text:p>
              </table:table-cell>
              <table:table-cell office:value-type="float" office:value="0.090979">
                <text:p>0.090979</text:p>
              </table:table-cell>
              <table:table-cell office:value-type="float" office:value="0.0101085555555556">
                <text:p>0.01010855555555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258">
                <text:p>101258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  <table:table-cell office:value-type="float" office:value="0.00585222222222223">
                <text:p>0.005852222222222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515">
                <text:p>101515</text:p>
              </table:table-cell>
              <table:table-cell office:value-type="float" office:value="0">
                <text:p>0</text:p>
              </table:table-cell>
              <table:table-cell office:value-type="float" office:value="-0.004789">
                <text:p>-0.004789</text:p>
              </table:table-cell>
              <table:table-cell office:value-type="float" office:value="0.00718233333333333">
                <text:p>0.00718233333333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772">
                <text:p>101772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  <table:table-cell office:value-type="float" office:value="0.0114386666666667">
                <text:p>0.0114386666666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2029">
                <text:p>102029</text:p>
              </table:table-cell>
              <table:table-cell office:value-type="float" office:value="0">
                <text:p>0</text:p>
              </table:table-cell>
              <table:table-cell office:value-type="float" office:value="0.050278">
                <text:p>0.050278</text:p>
              </table:table-cell>
              <table:table-cell office:value-type="float" office:value="0.015163">
                <text:p>0.0151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2286">
                <text:p>102286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  <table:table-cell office:value-type="float" office:value="0.0140988888888889">
                <text:p>0.01409888888888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543">
                <text:p>102543</text:p>
              </table:table-cell>
              <table:table-cell office:value-type="float" office:value="0">
                <text:p>0</text:p>
              </table:table-cell>
              <table:table-cell office:value-type="float" office:value="-0.026337">
                <text:p>-0.026337</text:p>
              </table:table-cell>
              <table:table-cell office:value-type="float" office:value="0.0138327777777778">
                <text:p>0.01383277777777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2800">
                <text:p>102800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0.0133007777777778">
                <text:p>0.01330077777777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3057">
                <text:p>103057</text:p>
              </table:table-cell>
              <table:table-cell office:value-type="float" office:value="0">
                <text:p>0</text:p>
              </table:table-cell>
              <table:table-cell office:value-type="float" office:value="-0.04549">
                <text:p>-0.04549</text:p>
              </table:table-cell>
              <table:table-cell office:value-type="float" office:value="0.00824633333333333">
                <text:p>0.008246333333333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314">
                <text:p>103314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  <table:table-cell office:value-type="float" office:value="-0.00425666666666666">
                <text:p>-0.004256666666666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3571">
                <text:p>103571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  <table:table-cell office:value-type="float" office:value="-0.00106444444444444">
                <text:p>-0.001064444444444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3828">
                <text:p>103828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  <table:table-cell office:value-type="float" office:value="-0.000266333333333331">
                <text:p>-0.0002663333333333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085">
                <text:p>104085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  <table:table-cell office:value-type="float" office:value="-0.000266333333333329">
                <text:p>-0.0002663333333333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342">
                <text:p>104342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  <table:table-cell office:value-type="float" office:value="-0.00425666666666666">
                <text:p>-0.004256666666666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599">
                <text:p>104599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  <table:table-cell office:value-type="float" office:value="-0.00186244444444444">
                <text:p>-0.001862444444444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4856">
                <text:p>104856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  <table:table-cell office:value-type="float" office:value="0.00399011111111111">
                <text:p>0.003990111111111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5113">
                <text:p>105113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  <table:table-cell office:value-type="float" office:value="0.00266">
                <text:p>0.002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5370">
                <text:p>105370</text:p>
              </table:table-cell>
              <table:table-cell office:value-type="float" office:value="0">
                <text:p>0</text:p>
              </table:table-cell>
              <table:table-cell office:value-type="float" office:value="-0.040702">
                <text:p>-0.040702</text:p>
              </table:table-cell>
              <table:table-cell office:value-type="float" office:value="0.003192">
                <text:p>0.0031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5627">
                <text:p>105627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0.00478811111111111">
                <text:p>0.004788111111111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5884">
                <text:p>105884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0.00212788888888889">
                <text:p>0.002127888888888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6141">
                <text:p>106141</text:p>
              </table:table-cell>
              <table:table-cell office:value-type="float" office:value="0">
                <text:p>0</text:p>
              </table:table-cell>
              <table:table-cell office:value-type="float" office:value="-0.026337">
                <text:p>-0.026337</text:p>
              </table:table-cell>
              <table:table-cell office:value-type="float" office:value="-0.00106444444444444">
                <text:p>-0.001064444444444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398">
                <text:p>106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266055555555555">
                <text:p>-0.002660555555555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655">
                <text:p>106655</text:p>
              </table:table-cell>
              <table:table-cell office:value-type="float" office:value="0">
                <text:p>0</text:p>
              </table:table-cell>
              <table:table-cell office:value-type="float" office:value="0.059855">
                <text:p>0.059855</text:p>
              </table:table-cell>
              <table:table-cell office:value-type="float" office:value="0.00239388888888889">
                <text:p>0.0023938888888888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6912">
                <text:p>106912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  <table:table-cell office:value-type="float" office:value="-0.000000333333333331354">
                <text:p>-0.0000003333333333313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7169">
                <text:p>107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292655555555555">
                <text:p>-0.002926555555555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426">
                <text:p>107426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  <table:table-cell office:value-type="float" office:value="-0.00212844444444444">
                <text:p>-0.002128444444444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7683">
                <text:p>107683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  <table:table-cell office:value-type="float" office:value="0.002926">
                <text:p>0.0029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940">
                <text:p>107940</text:p>
              </table:table-cell>
              <table:table-cell office:value-type="float" office:value="0">
                <text:p>0</text:p>
              </table:table-cell>
              <table:table-cell office:value-type="float" office:value="0.031124">
                <text:p>0.031124</text:p>
              </table:table-cell>
              <table:table-cell office:value-type="float" office:value="0.00718233333333334">
                <text:p>0.007182333333333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8197">
                <text:p>108197</text:p>
              </table:table-cell>
              <table:table-cell office:value-type="float" office:value="0">
                <text:p>0</text:p>
              </table:table-cell>
              <table:table-cell office:value-type="float" office:value="0.069431">
                <text:p>0.069431</text:p>
              </table:table-cell>
              <table:table-cell office:value-type="float" office:value="0.015695">
                <text:p>0.0156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8454">
                <text:p>108454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0.0178232222222222">
                <text:p>0.01782322222222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8711">
                <text:p>108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8232222222222">
                <text:p>0.01782322222222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8968">
                <text:p>108968</text:p>
              </table:table-cell>
              <table:table-cell office:value-type="float" office:value="0">
                <text:p>0</text:p>
              </table:table-cell>
              <table:table-cell office:value-type="float" office:value="0.021547">
                <text:p>0.021547</text:p>
              </table:table-cell>
              <table:table-cell office:value-type="float" office:value="0.0135667777777778">
                <text:p>0.01356677777777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9225">
                <text:p>109225</text:p>
              </table:table-cell>
              <table:table-cell office:value-type="float" office:value="0">
                <text:p>0</text:p>
              </table:table-cell>
              <table:table-cell office:value-type="float" office:value="0.095768">
                <text:p>0.095768</text:p>
              </table:table-cell>
              <table:table-cell office:value-type="float" office:value="0.0226115555555556">
                <text:p>0.02261155555555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482">
                <text:p>109482</text:p>
              </table:table-cell>
              <table:table-cell office:value-type="float" office:value="0">
                <text:p>0</text:p>
              </table:table-cell>
              <table:table-cell office:value-type="float" office:value="0.050278">
                <text:p>0.050278</text:p>
              </table:table-cell>
              <table:table-cell office:value-type="float" office:value="0.028198">
                <text:p>0.0281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9739">
                <text:p>109739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  <table:table-cell office:value-type="float" office:value="0.0279318888888889">
                <text:p>0.02793188888888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9996">
                <text:p>109996</text:p>
              </table:table-cell>
              <table:table-cell office:value-type="float" office:value="0">
                <text:p>0</text:p>
              </table:table-cell>
              <table:table-cell office:value-type="float" office:value="-0.038308">
                <text:p>-0.038308</text:p>
              </table:table-cell>
              <table:table-cell office:value-type="float" office:value="0.0231434444444444">
                <text:p>0.02314344444444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0253">
                <text:p>110253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  <table:table-cell office:value-type="float" office:value="0.0159608888888889">
                <text:p>0.01596088888888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0510">
                <text:p>110510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  <table:table-cell office:value-type="float" office:value="0.00877833333333334">
                <text:p>0.008778333333333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0767">
                <text:p>110767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  <table:table-cell office:value-type="float" office:value="0.0138327777777778">
                <text:p>0.01383277777777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1024">
                <text:p>111024</text:p>
              </table:table-cell>
              <table:table-cell office:value-type="float" office:value="0">
                <text:p>0</text:p>
              </table:table-cell>
              <table:table-cell office:value-type="float" office:value="-0.01676">
                <text:p>-0.01676</text:p>
              </table:table-cell>
              <table:table-cell office:value-type="float" office:value="0.0119705555555556">
                <text:p>0.01197055555555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1281">
                <text:p>111281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  <table:table-cell office:value-type="float" office:value="0.0122366666666667">
                <text:p>0.01223666666666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1538">
                <text:p>111538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  <table:table-cell office:value-type="float" office:value="0.00585211111111111">
                <text:p>0.005852111111111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1795">
                <text:p>111795</text:p>
              </table:table-cell>
              <table:table-cell office:value-type="float" office:value="0">
                <text:p>0</text:p>
              </table:table-cell>
              <table:table-cell office:value-type="float" office:value="0.071826">
                <text:p>0.071826</text:p>
              </table:table-cell>
              <table:table-cell office:value-type="float" office:value="0.00824633333333334">
                <text:p>0.008246333333333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052">
                <text:p>112052</text:p>
              </table:table-cell>
              <table:table-cell office:value-type="float" office:value="0">
                <text:p>0</text:p>
              </table:table-cell>
              <table:table-cell office:value-type="float" office:value="-0.059855">
                <text:p>-0.059855</text:p>
              </table:table-cell>
              <table:table-cell office:value-type="float" office:value="0.003192">
                <text:p>0.0031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2309">
                <text:p>112309</text:p>
              </table:table-cell>
              <table:table-cell office:value-type="float" office:value="0">
                <text:p>0</text:p>
              </table:table-cell>
              <table:table-cell office:value-type="float" office:value="0.064643">
                <text:p>0.064643</text:p>
              </table:table-cell>
              <table:table-cell office:value-type="float" office:value="0.014631">
                <text:p>0.0146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2566">
                <text:p>112566</text:p>
              </table:table-cell>
              <table:table-cell office:value-type="float" office:value="0">
                <text:p>0</text:p>
              </table:table-cell>
              <table:table-cell office:value-type="float" office:value="0.031124">
                <text:p>0.031124</text:p>
              </table:table-cell>
              <table:table-cell office:value-type="float" office:value="0.0218135555555556">
                <text:p>0.02181355555555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2823">
                <text:p>112823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0.0204834444444444">
                <text:p>0.02048344444444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3080">
                <text:p>113080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  <table:table-cell office:value-type="float" office:value="0.0188873333333333">
                <text:p>0.0188873333333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337">
                <text:p>113337</text:p>
              </table:table-cell>
              <table:table-cell office:value-type="float" office:value="0">
                <text:p>0</text:p>
              </table:table-cell>
              <table:table-cell office:value-type="float" office:value="0.05746">
                <text:p>0.05746</text:p>
              </table:table-cell>
              <table:table-cell office:value-type="float" office:value="0.027134">
                <text:p>0.0271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3594">
                <text:p>113594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  <table:table-cell office:value-type="float" office:value="0.0207494444444444">
                <text:p>0.02074944444444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3851">
                <text:p>113851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0.015695">
                <text:p>0.0156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004586" svg:stroke-opacity="90%" draw:fill-color="#004586" draw:opacity="9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d320" svg:stroke-opacity="85%" draw:fill-color="#ffd320" draw:opacity="85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5cm" svg:stroke-color="#579d1c" svg:stroke-opacity="85%" draw:fill-color="#579d1c" draw:opacity="85%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586cm" svg:height="20.348cm" xlink:href=".." xlink:type="simple" chart:class="chart:scatter" chart:style-name="ch1">
        <chart:legend svg:x="22.595cm" svg:y="2.373cm" style:legend-expansion="custom" chartooo:width="7.116cm" chartooo:height="1.647cm" style:legend-expansion-aspect-ratio="4.32058287795993" chart:style-name="ch2"/>
        <chart:plot-area chart:style-name="ch3" table:cell-range-address="Sheet1.A2:Sheet1.A443 Sheet1.H1:Sheet1.H443 Sheet1.J1:Sheet1.K443" chart:data-source-has-labels="row" svg:x="1.002cm" svg:y="1.772cm" svg:width="30.151cm" svg:height="17.282cm">
          <chartooo:coordinate-region svg:x="1.835cm" svg:y="1.971cm" svg:width="28.761cm" svg:height="16.436cm"/>
          <chart:axis chart:dimension="x" chart:name="primary-x" chart:style-name="ch4">
            <chart:title svg:x="14.44cm" svg:y="19.401cm" chart:style-name="ch5">
              <text:p>Tempo (ms)</text:p>
            </chart:title>
          </chart:axis>
          <chart:axis chart:dimension="y" chart:name="primary-y" chart:style-name="ch6">
            <chart:title svg:x="0.001cm" svg:y="12.764cm" chart:style-name="ch7">
              <text:p>Aceleração (m/s²)</text:p>
            </chart:title>
            <chart:grid chart:style-name="ch8" chart:class="major"/>
          </chart:axis>
          <chart:series chart:style-name="ch9" chart:values-cell-range-address="Sheet1.H2:Sheet1.H443" chart:label-cell-address="Sheet1.H1:Sheet1.H1" chart:class="chart:scatter">
            <chart:domain table:cell-range-address="Sheet1.A2:Sheet1.A443"/>
            <chart:data-point chart:repeated="442"/>
          </chart:series>
          <chart:series chart:style-name="ch10" chart:values-cell-range-address="Sheet1.J2:Sheet1.J443" chart:label-cell-address="Sheet1.J1:Sheet1.J1" chart:class="chart:scatter">
            <chart:data-point chart:repeated="442"/>
          </chart:series>
          <chart:series chart:style-name="ch11" chart:values-cell-range-address="Sheet1.K2:Sheet1.K443" chart:label-cell-address="Sheet1.K1:Sheet1.K1" chart:class="chart:scatter">
            <chart:data-point chart:repeated="4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  <table:table-cell office:value-type="string">
                <text:p>Aceleração acelerômetro</text:p>
                <draw:g>
                  <svg:desc>Sheet1.J1:Sheet1.J1</svg:desc>
                </draw:g>
              </table:table-cell>
              <table:table-cell office:value-type="string">
                <text:p>Média 5 períodos acelerômetro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443</svg:desc>
                </draw:g>
              </table:table-cell>
              <table:table-cell office:value-type="float" office:value="0">
                <text:p>0</text:p>
                <draw:g>
                  <svg:desc>Sheet1.H2:Sheet1.H443</svg:desc>
                </draw:g>
              </table:table-cell>
              <table:table-cell office:value-type="float" office:value="0">
                <text:p>0</text:p>
                <draw:g>
                  <svg:desc>Sheet1.J2:Sheet1.J443</svg:desc>
                </draw:g>
              </table:table-cell>
              <table:table-cell office:value-type="float" office:value="NaN">
                <text:p>NaN</text:p>
                <draw:g>
                  <svg:desc>Sheet1.K2:Sheet1.K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.045489">
                <text:p>0.045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0.031124">
                <text:p>0.03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0.043095">
                <text:p>0.043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">
                <text:p>0</text:p>
              </table:table-cell>
              <table:table-cell office:value-type="float" office:value="0.009576">
                <text:p>0.009576</text:p>
              </table:table-cell>
              <table:table-cell office:value-type="float" office:value="0.0258568">
                <text:p>0.0258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  <table:table-cell office:value-type="float" office:value="0.0263356">
                <text:p>0.0263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0.0158012">
                <text:p>0.0158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-0.071826">
                <text:p>-0.071826</text:p>
              </table:table-cell>
              <table:table-cell office:value-type="float" office:value="-0.0047888">
                <text:p>-0.0047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  <table:table-cell office:value-type="float" office:value="-0.0177174">
                <text:p>-0.0177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  <table:table-cell office:value-type="float" office:value="-0.0225058">
                <text:p>-0.0225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">
                <text:p>0</text:p>
              </table:table-cell>
              <table:table-cell office:value-type="float" office:value="-0.086192">
                <text:p>-0.086192</text:p>
              </table:table-cell>
              <table:table-cell office:value-type="float" office:value="-0.040223">
                <text:p>-0.0402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.030281">
                <text:p>0.030281</text:p>
              </table:table-cell>
              <table:table-cell office:value-type="float" office:value="-0.878672">
                <text:p>-0.878672</text:p>
              </table:table-cell>
              <table:table-cell office:value-type="float" office:value="-0.2145208">
                <text:p>-0.2145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0.287665">
                <text:p>0.287665</text:p>
              </table:table-cell>
              <table:table-cell office:value-type="float" office:value="0.146046">
                <text:p>0.146046</text:p>
              </table:table-cell>
              <table:table-cell office:value-type="float" office:value="-0.1709464">
                <text:p>-0.1709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.287665">
                <text:p>0.287665</text:p>
              </table:table-cell>
              <table:table-cell office:value-type="float" office:value="0.344765">
                <text:p>0.344765</text:p>
              </table:table-cell>
              <table:table-cell office:value-type="float" office:value="-0.0976838">
                <text:p>-0.09768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0">
                <text:p>0</text:p>
              </table:table-cell>
              <table:table-cell office:value-type="float" office:value="-0.311247">
                <text:p>-0.311247</text:p>
              </table:table-cell>
              <table:table-cell office:value-type="float" office:value="-0.15706">
                <text:p>-0.15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-0.136262">
                <text:p>-0.136262</text:p>
              </table:table-cell>
              <table:table-cell office:value-type="float" office:value="-1.235408">
                <text:p>-1.235408</text:p>
              </table:table-cell>
              <table:table-cell office:value-type="float" office:value="-0.3869032">
                <text:p>-0.3869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-0.105982">
                <text:p>-0.105982</text:p>
              </table:table-cell>
              <table:table-cell office:value-type="float" office:value="-0.055067">
                <text:p>-0.055067</text:p>
              </table:table-cell>
              <table:table-cell office:value-type="float" office:value="-0.2221822">
                <text:p>-0.2221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-0.105982">
                <text:p>-0.105982</text:p>
              </table:table-cell>
              <table:table-cell office:value-type="float" office:value="0.328005">
                <text:p>0.328005</text:p>
              </table:table-cell>
              <table:table-cell office:value-type="float" office:value="-0.1857904">
                <text:p>-0.1857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0.030281">
                <text:p>0.030281</text:p>
              </table:table-cell>
              <table:table-cell office:value-type="float" office:value="-0.052673">
                <text:p>-0.052673</text:p>
              </table:table-cell>
              <table:table-cell office:value-type="float" office:value="-0.265278">
                <text:p>-0.265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.090842">
                <text:p>0.090842</text:p>
              </table:table-cell>
              <table:table-cell office:value-type="float" office:value="-0.483629">
                <text:p>-0.483629</text:p>
              </table:table-cell>
              <table:table-cell office:value-type="float" office:value="-0.2997544">
                <text:p>-0.2997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.060561">
                <text:p>0.060561</text:p>
              </table:table-cell>
              <table:table-cell office:value-type="float" office:value="0.208295">
                <text:p>0.208295</text:p>
              </table:table-cell>
              <table:table-cell office:value-type="float" office:value="-0.0110138">
                <text:p>-0.0110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-0.01514">
                <text:p>-0.01514</text:p>
              </table:table-cell>
              <table:table-cell office:value-type="float" office:value="0.653617">
                <text:p>0.653617</text:p>
              </table:table-cell>
              <table:table-cell office:value-type="float" office:value="0.130723">
                <text:p>0.130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-0.01514">
                <text:p>-0.01514</text:p>
              </table:table-cell>
              <table:table-cell office:value-type="float" office:value="0.217872">
                <text:p>0.217872</text:p>
              </table:table-cell>
              <table:table-cell office:value-type="float" office:value="0.1086964">
                <text:p>0.1086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-0.01514">
                <text:p>-0.01514</text:p>
              </table:table-cell>
              <table:table-cell office:value-type="float" office:value="-0.826">
                <text:p>-0.826</text:p>
              </table:table-cell>
              <table:table-cell office:value-type="float" office:value="-0.045969">
                <text:p>-0.0459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">
                <text:p>0</text:p>
              </table:table-cell>
              <table:table-cell office:value-type="float" office:value="-1.54426">
                <text:p>-1.54426</text:p>
              </table:table-cell>
              <table:table-cell office:value-type="float" office:value="-0.2580952">
                <text:p>-0.2580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">
                <text:p>0</text:p>
              </table:table-cell>
              <table:table-cell office:value-type="float" office:value="0.464475">
                <text:p>0.464475</text:p>
              </table:table-cell>
              <table:table-cell office:value-type="float" office:value="-0.2068592">
                <text:p>-0.2068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">
                <text:p>0</text:p>
              </table:table-cell>
              <table:table-cell office:value-type="float" office:value="0.229843">
                <text:p>0.229843</text:p>
              </table:table-cell>
              <table:table-cell office:value-type="float" office:value="-0.291614">
                <text:p>-0.291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0">
                <text:p>0</text:p>
              </table:table-cell>
              <table:table-cell office:value-type="float" office:value="-0.117316">
                <text:p>-0.117316</text:p>
              </table:table-cell>
              <table:table-cell office:value-type="float" office:value="-0.3586516">
                <text:p>-0.35865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.01514">
                <text:p>0.01514</text:p>
              </table:table-cell>
              <table:table-cell office:value-type="float" office:value="0.088585">
                <text:p>0.088585</text:p>
              </table:table-cell>
              <table:table-cell office:value-type="float" office:value="-0.1757346">
                <text:p>-0.17573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0">
                <text:p>0</text:p>
              </table:table-cell>
              <table:table-cell office:value-type="float" office:value="-0.191537">
                <text:p>-0.191537</text:p>
              </table:table-cell>
              <table:table-cell office:value-type="float" office:value="0.09481">
                <text:p>0.094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0">
                <text:p>0</text:p>
              </table:table-cell>
              <table:table-cell office:value-type="float" office:value="0.414197">
                <text:p>0.414197</text:p>
              </table:table-cell>
              <table:table-cell office:value-type="float" office:value="0.0847544">
                <text:p>0.08475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-0.01514">
                <text:p>-0.01514</text:p>
              </table:table-cell>
              <table:table-cell office:value-type="float" office:value="0.043095">
                <text:p>0.043095</text:p>
              </table:table-cell>
              <table:table-cell office:value-type="float" office:value="0.0474048">
                <text:p>0.0474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-0.01514">
                <text:p>-0.01514</text:p>
              </table:table-cell>
              <table:table-cell office:value-type="float" office:value="-0.193931">
                <text:p>-0.193931</text:p>
              </table:table-cell>
              <table:table-cell office:value-type="float" office:value="0.0320818">
                <text:p>0.0320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.01514">
                <text:p>0.01514</text:p>
              </table:table-cell>
              <table:table-cell office:value-type="float" office:value="-0.387861">
                <text:p>-0.387861</text:p>
              </table:table-cell>
              <table:table-cell office:value-type="float" office:value="-0.0632074">
                <text:p>-0.06320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0.01514">
                <text:p>0.01514</text:p>
              </table:table-cell>
              <table:table-cell office:value-type="float" office:value="-0.457293">
                <text:p>-0.457293</text:p>
              </table:table-cell>
              <table:table-cell office:value-type="float" office:value="-0.1163586">
                <text:p>-0.1163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.01514">
                <text:p>0.01514</text:p>
              </table:table-cell>
              <table:table-cell office:value-type="float" office:value="0.711078">
                <text:p>0.711078</text:p>
              </table:table-cell>
              <table:table-cell office:value-type="float" office:value="-0.0569824">
                <text:p>-0.05698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-0.01514">
                <text:p>-0.01514</text:p>
              </table:table-cell>
              <table:table-cell office:value-type="float" office:value="0.739808">
                <text:p>0.739808</text:p>
              </table:table-cell>
              <table:table-cell office:value-type="float" office:value="0.0823602">
                <text:p>0.0823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-0.030281">
                <text:p>-0.030281</text:p>
              </table:table-cell>
              <table:table-cell office:value-type="float" office:value="-1.046266">
                <text:p>-1.046266</text:p>
              </table:table-cell>
              <table:table-cell office:value-type="float" office:value="-0.0881068">
                <text:p>-0.0881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0">
                <text:p>0</text:p>
              </table:table-cell>
              <table:table-cell office:value-type="float" office:value="0.205901">
                <text:p>0.205901</text:p>
              </table:table-cell>
              <table:table-cell office:value-type="float" office:value="0.0306456">
                <text:p>0.03064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0.01514">
                <text:p>0.01514</text:p>
              </table:table-cell>
              <table:table-cell office:value-type="float" office:value="0.612915">
                <text:p>0.612915</text:p>
              </table:table-cell>
              <table:table-cell office:value-type="float" office:value="0.2446872">
                <text:p>0.2446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0.01514">
                <text:p>0.01514</text:p>
              </table:table-cell>
              <table:table-cell office:value-type="float" office:value="1.292869">
                <text:p>1.292869</text:p>
              </table:table-cell>
              <table:table-cell office:value-type="float" office:value="0.3610454">
                <text:p>0.36104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0">
                <text:p>0</text:p>
              </table:table-cell>
              <table:table-cell office:value-type="float" office:value="0.636857">
                <text:p>0.636857</text:p>
              </table:table-cell>
              <table:table-cell office:value-type="float" office:value="0.3404552">
                <text:p>0.34045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-0.01514">
                <text:p>-0.01514</text:p>
              </table:table-cell>
              <table:table-cell office:value-type="float" office:value="-0.928951">
                <text:p>-0.928951</text:p>
              </table:table-cell>
              <table:table-cell office:value-type="float" office:value="0.3639182">
                <text:p>0.36391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">
                <text:p>0</text:p>
              </table:table-cell>
              <table:table-cell office:value-type="float" office:value="0.38786">
                <text:p>0.38786</text:p>
              </table:table-cell>
              <table:table-cell office:value-type="float" office:value="0.40031">
                <text:p>0.400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0">
                <text:p>0</text:p>
              </table:table-cell>
              <table:table-cell office:value-type="float" office:value="0.464475">
                <text:p>0.464475</text:p>
              </table:table-cell>
              <table:table-cell office:value-type="float" office:value="0.370622">
                <text:p>0.3706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0.01514">
                <text:p>0.01514</text:p>
              </table:table-cell>
              <table:table-cell office:value-type="float" office:value="0.126892">
                <text:p>0.126892</text:p>
              </table:table-cell>
              <table:table-cell office:value-type="float" office:value="0.1374266">
                <text:p>0.13742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0.00861859999999999">
                <text:p>0.008618599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">
                <text:p>0</text:p>
              </table:table-cell>
              <table:table-cell office:value-type="float" office:value="-0.675165">
                <text:p>-0.675165</text:p>
              </table:table-cell>
              <table:table-cell office:value-type="float" office:value="0.0593758">
                <text:p>0.05937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-0.030281">
                <text:p>-0.030281</text:p>
              </table:table-cell>
              <table:table-cell office:value-type="float" office:value="0.505176">
                <text:p>0.505176</text:p>
              </table:table-cell>
              <table:table-cell office:value-type="float" office:value="0.082839">
                <text:p>0.082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0.01514">
                <text:p>0.01514</text:p>
              </table:table-cell>
              <table:table-cell office:value-type="float" office:value="0.699107">
                <text:p>0.699107</text:p>
              </table:table-cell>
              <table:table-cell office:value-type="float" office:value="0.1297654">
                <text:p>0.1297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0.01514">
                <text:p>0.01514</text:p>
              </table:table-cell>
              <table:table-cell office:value-type="float" office:value="-0.363919">
                <text:p>-0.363919</text:p>
              </table:table-cell>
              <table:table-cell office:value-type="float" office:value="0.0316032">
                <text:p>0.0316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806846">
                <text:p>-0.806846</text:p>
              </table:table-cell>
              <table:table-cell office:value-type="float" office:value="-0.1283294">
                <text:p>-0.12832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0">
                <text:p>0</text:p>
              </table:table-cell>
              <table:table-cell office:value-type="float" office:value="0.201113">
                <text:p>0.201113</text:p>
              </table:table-cell>
              <table:table-cell office:value-type="float" office:value="0.0469262">
                <text:p>0.04692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090842">
                <text:p>-0.090842</text:p>
              </table:table-cell>
              <table:table-cell office:value-type="float" office:value="0.241814">
                <text:p>0.241814</text:p>
              </table:table-cell>
              <table:table-cell office:value-type="float" office:value="-0.00574619999999999">
                <text:p>-0.0057461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234632">
                <text:p>-0.234632</text:p>
              </table:table-cell>
              <table:table-cell office:value-type="float" office:value="-0.192494">
                <text:p>-0.192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0.045421">
                <text:p>0.045421</text:p>
              </table:table-cell>
              <table:table-cell office:value-type="float" office:value="0.098162">
                <text:p>0.098162</text:p>
              </table:table-cell>
              <table:table-cell office:value-type="float" office:value="-0.1000778">
                <text:p>-0.1000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045421">
                <text:p>0.045421</text:p>
              </table:table-cell>
              <table:table-cell office:value-type="float" office:value="0.201113">
                <text:p>0.201113</text:p>
              </table:table-cell>
              <table:table-cell office:value-type="float" office:value="0.101514">
                <text:p>0.1015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0.01514">
                <text:p>0.01514</text:p>
              </table:table-cell>
              <table:table-cell office:value-type="float" office:value="0.296881">
                <text:p>0.296881</text:p>
              </table:table-cell>
              <table:table-cell office:value-type="float" office:value="0.1206676">
                <text:p>0.12066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-0.01514">
                <text:p>-0.01514</text:p>
              </table:table-cell>
              <table:table-cell office:value-type="float" office:value="-0.28491">
                <text:p>-0.28491</text:p>
              </table:table-cell>
              <table:table-cell office:value-type="float" office:value="0.0153228">
                <text:p>0.01532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-0.01514">
                <text:p>-0.01514</text:p>
              </table:table-cell>
              <table:table-cell office:value-type="float" office:value="-0.153229">
                <text:p>-0.153229</text:p>
              </table:table-cell>
              <table:table-cell office:value-type="float" office:value="0.0316034">
                <text:p>0.03160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-0.01514">
                <text:p>-0.01514</text:p>
              </table:table-cell>
              <table:table-cell office:value-type="float" office:value="0.031124">
                <text:p>0.031124</text:p>
              </table:table-cell>
              <table:table-cell office:value-type="float" office:value="0.0181958">
                <text:p>0.01819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0.01514">
                <text:p>0.01514</text:p>
              </table:table-cell>
              <table:table-cell office:value-type="float" office:value="-0.385467">
                <text:p>-0.385467</text:p>
              </table:table-cell>
              <table:table-cell office:value-type="float" office:value="-0.0991202">
                <text:p>-0.0991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0.01514">
                <text:p>0.01514</text:p>
              </table:table-cell>
              <table:table-cell office:value-type="float" office:value="-0.004789">
                <text:p>-0.004789</text:p>
              </table:table-cell>
              <table:table-cell office:value-type="float" office:value="-0.1594542">
                <text:p>-0.15945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01514">
                <text:p>-0.01514</text:p>
              </table:table-cell>
              <table:table-cell office:value-type="float" office:value="-0.272939">
                <text:p>-0.272939</text:p>
              </table:table-cell>
              <table:table-cell office:value-type="float" office:value="-0.15706">
                <text:p>-0.15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">
                <text:p>0</text:p>
              </table:table-cell>
              <table:table-cell office:value-type="float" office:value="-0.191537">
                <text:p>-0.191537</text:p>
              </table:table-cell>
              <table:table-cell office:value-type="float" office:value="-0.1647216">
                <text:p>-0.16472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0.01514">
                <text:p>0.01514</text:p>
              </table:table-cell>
              <table:table-cell office:value-type="float" office:value="0.885854">
                <text:p>0.885854</text:p>
              </table:table-cell>
              <table:table-cell office:value-type="float" office:value="0.0062244">
                <text:p>0.00622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">
                <text:p>0</text:p>
              </table:table-cell>
              <table:table-cell office:value-type="float" office:value="0.67277">
                <text:p>0.67277</text:p>
              </table:table-cell>
              <table:table-cell office:value-type="float" office:value="0.2178718">
                <text:p>0.21787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04549">
                <text:p>-0.04549</text:p>
              </table:table-cell>
              <table:table-cell office:value-type="float" office:value="0.2097316">
                <text:p>0.20973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0.01514">
                <text:p>0.01514</text:p>
              </table:table-cell>
              <table:table-cell office:value-type="float" office:value="-0.122105">
                <text:p>-0.122105</text:p>
              </table:table-cell>
              <table:table-cell office:value-type="float" office:value="0.2398984">
                <text:p>0.2398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0">
                <text:p>0</text:p>
              </table:table-cell>
              <table:table-cell office:value-type="float" office:value="0.445321">
                <text:p>0.445321</text:p>
              </table:table-cell>
              <table:table-cell office:value-type="float" office:value="0.36727">
                <text:p>0.367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0">
                <text:p>0</text:p>
              </table:table-cell>
              <table:table-cell office:value-type="float" office:value="0.92895">
                <text:p>0.92895</text:p>
              </table:table-cell>
              <table:table-cell office:value-type="float" office:value="0.3758892">
                <text:p>0.3758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567426">
                <text:p>-0.567426</text:p>
              </table:table-cell>
              <table:table-cell office:value-type="float" office:value="0.12785">
                <text:p>0.127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0.030281">
                <text:p>0.030281</text:p>
              </table:table-cell>
              <table:table-cell office:value-type="float" office:value="-0.648829">
                <text:p>-0.648829</text:p>
              </table:table-cell>
              <table:table-cell office:value-type="float" office:value="0.00718219999999997">
                <text:p>0.007182199999999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0.030281">
                <text:p>0.030281</text:p>
              </table:table-cell>
              <table:table-cell office:value-type="float" office:value="-0.385467">
                <text:p>-0.385467</text:p>
              </table:table-cell>
              <table:table-cell office:value-type="float" office:value="-0.0454902">
                <text:p>-0.04549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0">
                <text:p>0</text:p>
              </table:table-cell>
              <table:table-cell office:value-type="float" office:value="1.00317">
                <text:p>1.00317</text:p>
              </table:table-cell>
              <table:table-cell office:value-type="float" office:value="0.0660796">
                <text:p>0.06607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060561">
                <text:p>-0.060561</text:p>
              </table:table-cell>
              <table:table-cell office:value-type="float" office:value="0.184353">
                <text:p>0.184353</text:p>
              </table:table-cell>
              <table:table-cell office:value-type="float" office:value="-0.0828397999999999">
                <text:p>-0.0828397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356736">
                <text:p>-0.356736</text:p>
              </table:table-cell>
              <table:table-cell office:value-type="float" office:value="-0.0407018">
                <text:p>-0.04070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0.030281">
                <text:p>0.030281</text:p>
              </table:table-cell>
              <table:table-cell office:value-type="float" office:value="-0.160412">
                <text:p>-0.160412</text:p>
              </table:table-cell>
              <table:table-cell office:value-type="float" office:value="0.0569816">
                <text:p>0.0569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045421">
                <text:p>0.045421</text:p>
              </table:table-cell>
              <table:table-cell office:value-type="float" office:value="-0.46687">
                <text:p>-0.46687</text:p>
              </table:table-cell>
              <table:table-cell office:value-type="float" office:value="0.040701">
                <text:p>0.0407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0.030281">
                <text:p>0.030281</text:p>
              </table:table-cell>
              <table:table-cell office:value-type="float" office:value="-0.141258">
                <text:p>-0.141258</text:p>
              </table:table-cell>
              <table:table-cell office:value-type="float" office:value="-0.1881846">
                <text:p>-0.18818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40701">
                <text:p>0.040701</text:p>
              </table:table-cell>
              <table:table-cell office:value-type="float" office:value="-0.216915">
                <text:p>-0.2169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67037">
                <text:p>0.067037</text:p>
              </table:table-cell>
              <table:table-cell office:value-type="float" office:value="-0.1321604">
                <text:p>-0.13216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">
                <text:p>0</text:p>
              </table:table-cell>
              <table:table-cell office:value-type="float" office:value="0.031124">
                <text:p>0.031124</text:p>
              </table:table-cell>
              <table:table-cell office:value-type="float" office:value="-0.0938532">
                <text:p>-0.09385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0.01514">
                <text:p>0.01514</text:p>
              </table:table-cell>
              <table:table-cell office:value-type="float" office:value="-0.131681">
                <text:p>-0.131681</text:p>
              </table:table-cell>
              <table:table-cell office:value-type="float" office:value="-0.0268154">
                <text:p>-0.02681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">
                <text:p>0</text:p>
              </table:table-cell>
              <table:table-cell office:value-type="float" office:value="0.191536">
                <text:p>0.191536</text:p>
              </table:table-cell>
              <table:table-cell office:value-type="float" office:value="0.0397434">
                <text:p>0.03974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0">
                <text:p>0</text:p>
              </table:table-cell>
              <table:table-cell office:value-type="float" office:value="-0.246603">
                <text:p>-0.246603</text:p>
              </table:table-cell>
              <table:table-cell office:value-type="float" office:value="-0.0177174">
                <text:p>-0.01771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217873">
                <text:p>-0.217873</text:p>
              </table:table-cell>
              <table:table-cell office:value-type="float" office:value="-0.0746994">
                <text:p>-0.07469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0.045421">
                <text:p>0.045421</text:p>
              </table:table-cell>
              <table:table-cell office:value-type="float" office:value="0.622492">
                <text:p>0.622492</text:p>
              </table:table-cell>
              <table:table-cell office:value-type="float" office:value="0.0435742">
                <text:p>0.0435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">
                <text:p>0</text:p>
              </table:table-cell>
              <table:table-cell office:value-type="float" office:value="0.033518">
                <text:p>0.033518</text:p>
              </table:table-cell>
              <table:table-cell office:value-type="float" office:value="0.076614">
                <text:p>0.0766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01514">
                <text:p>-0.01514</text:p>
              </table:table-cell>
              <table:table-cell office:value-type="float" office:value="-0.105345">
                <text:p>-0.105345</text:p>
              </table:table-cell>
              <table:table-cell office:value-type="float" office:value="0.0172378">
                <text:p>0.01723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">
                <text:p>0</text:p>
              </table:table-cell>
              <table:table-cell office:value-type="float" office:value="-0.308852">
                <text:p>-0.308852</text:p>
              </table:table-cell>
              <table:table-cell office:value-type="float" office:value="0.00478799999999999">
                <text:p>0.004787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0.030281">
                <text:p>0.030281</text:p>
              </table:table-cell>
              <table:table-cell office:value-type="float" office:value="-0.098163">
                <text:p>-0.098163</text:p>
              </table:table-cell>
              <table:table-cell office:value-type="float" office:value="0.02873">
                <text:p>0.028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075701">
                <text:p>0.075701</text:p>
              </table:table-cell>
              <table:table-cell office:value-type="float" office:value="0.07422">
                <text:p>0.07422</text:p>
              </table:table-cell>
              <table:table-cell office:value-type="float" office:value="-0.0809244">
                <text:p>-0.08092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0.030281">
                <text:p>0.030281</text:p>
              </table:table-cell>
              <table:table-cell office:value-type="float" office:value="0.258573">
                <text:p>0.258573</text:p>
              </table:table-cell>
              <table:table-cell office:value-type="float" office:value="-0.0359134">
                <text:p>-0.03591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-0.01514">
                <text:p>-0.01514</text:p>
              </table:table-cell>
              <table:table-cell office:value-type="float" office:value="-0.737415">
                <text:p>-0.737415</text:p>
              </table:table-cell>
              <table:table-cell office:value-type="float" office:value="-0.1623274">
                <text:p>-0.16232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-0.01514">
                <text:p>-0.01514</text:p>
              </table:table-cell>
              <table:table-cell office:value-type="float" office:value="-0.390255">
                <text:p>-0.390255</text:p>
              </table:table-cell>
              <table:table-cell office:value-type="float" office:value="-0.178608">
                <text:p>-0.1786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-0.01514">
                <text:p>-0.01514</text:p>
              </table:table-cell>
              <table:table-cell office:value-type="float" office:value="0.632069">
                <text:p>0.632069</text:p>
              </table:table-cell>
              <table:table-cell office:value-type="float" office:value="-0.0325616">
                <text:p>-0.03256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01514">
                <text:p>-0.01514</text:p>
              </table:table-cell>
              <table:table-cell office:value-type="float" office:value="0.258573">
                <text:p>0.258573</text:p>
              </table:table-cell>
              <table:table-cell office:value-type="float" office:value="0.00430900000000001">
                <text:p>0.00430900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">
                <text:p>0</text:p>
              </table:table-cell>
              <table:table-cell office:value-type="float" office:value="-0.031125">
                <text:p>-0.031125</text:p>
              </table:table-cell>
              <table:table-cell office:value-type="float" office:value="-0.0536306">
                <text:p>-0.05363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.030281">
                <text:p>0.030281</text:p>
              </table:table-cell>
              <table:table-cell office:value-type="float" office:value="-0.454899">
                <text:p>-0.454899</text:p>
              </table:table-cell>
              <table:table-cell office:value-type="float" office:value="0.0028726">
                <text:p>0.00287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0">
                <text:p>0</text:p>
              </table:table-cell>
              <table:table-cell office:value-type="float" office:value="0.445321">
                <text:p>0.445321</text:p>
              </table:table-cell>
              <table:table-cell office:value-type="float" office:value="0.1699878">
                <text:p>0.16998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0">
                <text:p>0</text:p>
              </table:table-cell>
              <table:table-cell office:value-type="float" office:value="0.304063">
                <text:p>0.304063</text:p>
              </table:table-cell>
              <table:table-cell office:value-type="float" office:value="0.1043866">
                <text:p>0.10438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-0.090842">
                <text:p>-0.090842</text:p>
              </table:table-cell>
              <table:table-cell office:value-type="float" office:value="0.038307">
                <text:p>0.038307</text:p>
              </table:table-cell>
              <table:table-cell office:value-type="float" office:value="0.0603334">
                <text:p>0.06033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634464">
                <text:p>-0.634464</text:p>
              </table:table-cell>
              <table:table-cell office:value-type="float" office:value="-0.0603344">
                <text:p>-0.06033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075701">
                <text:p>-0.075701</text:p>
              </table:table-cell>
              <table:table-cell office:value-type="float" office:value="0.26815">
                <text:p>0.26815</text:p>
              </table:table-cell>
              <table:table-cell office:value-type="float" office:value="0.0842754">
                <text:p>0.08427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0.045421">
                <text:p>0.045421</text:p>
              </table:table-cell>
              <table:table-cell office:value-type="float" office:value="-0.122105">
                <text:p>-0.122105</text:p>
              </table:table-cell>
              <table:table-cell office:value-type="float" office:value="-0.0292098">
                <text:p>-0.02920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121122">
                <text:p>0.121122</text:p>
              </table:table-cell>
              <table:table-cell office:value-type="float" office:value="0.287304">
                <text:p>0.287304</text:p>
              </table:table-cell>
              <table:table-cell office:value-type="float" office:value="-0.0325616">
                <text:p>-0.03256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0.030281">
                <text:p>0.030281</text:p>
              </table:table-cell>
              <table:table-cell office:value-type="float" office:value="-0.397438">
                <text:p>-0.397438</text:p>
              </table:table-cell>
              <table:table-cell office:value-type="float" office:value="-0.1197106">
                <text:p>-0.1197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40462">
                <text:p>-0.40462</text:p>
              </table:table-cell>
              <table:table-cell office:value-type="float" office:value="-0.0737418">
                <text:p>-0.07374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-0.075701">
                <text:p>-0.075701</text:p>
              </table:table-cell>
              <table:table-cell office:value-type="float" office:value="0.428562">
                <text:p>0.428562</text:p>
              </table:table-cell>
              <table:table-cell office:value-type="float" office:value="-0.0416594">
                <text:p>-0.04165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045421">
                <text:p>-0.045421</text:p>
              </table:table-cell>
              <table:table-cell office:value-type="float" office:value="0.622492">
                <text:p>0.622492</text:p>
              </table:table-cell>
              <table:table-cell office:value-type="float" office:value="0.10726">
                <text:p>0.107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0.030281">
                <text:p>0.030281</text:p>
              </table:table-cell>
              <table:table-cell office:value-type="float" office:value="0.047884">
                <text:p>0.047884</text:p>
              </table:table-cell>
              <table:table-cell office:value-type="float" office:value="0.059376">
                <text:p>0.0593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0.060561">
                <text:p>0.060561</text:p>
              </table:table-cell>
              <table:table-cell office:value-type="float" office:value="-0.172383">
                <text:p>-0.172383</text:p>
              </table:table-cell>
              <table:table-cell office:value-type="float" office:value="0.104387">
                <text:p>0.1043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030281">
                <text:p>0.030281</text:p>
              </table:table-cell>
              <table:table-cell office:value-type="float" office:value="0.093373">
                <text:p>0.093373</text:p>
              </table:table-cell>
              <table:table-cell office:value-type="float" office:value="0.2039856">
                <text:p>0.20398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-0.01514">
                <text:p>-0.01514</text:p>
              </table:table-cell>
              <table:table-cell office:value-type="float" office:value="0.1652">
                <text:p>0.1652</text:p>
              </table:table-cell>
              <table:table-cell office:value-type="float" office:value="0.1513132">
                <text:p>0.15131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229844">
                <text:p>-0.229844</text:p>
              </table:table-cell>
              <table:table-cell office:value-type="float" office:value="-0.019154">
                <text:p>-0.0191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0">
                <text:p>0</text:p>
              </table:table-cell>
              <table:table-cell office:value-type="float" office:value="-0.612916">
                <text:p>-0.612916</text:p>
              </table:table-cell>
              <table:table-cell office:value-type="float" office:value="-0.151314">
                <text:p>-0.1513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38307">
                <text:p>0.038307</text:p>
              </table:table-cell>
              <table:table-cell office:value-type="float" office:value="-0.109176">
                <text:p>-0.1091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0.01514">
                <text:p>0.01514</text:p>
              </table:table-cell>
              <table:table-cell office:value-type="float" office:value="0.201113">
                <text:p>0.201113</text:p>
              </table:table-cell>
              <table:table-cell office:value-type="float" office:value="-0.087628">
                <text:p>-0.0876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01514">
                <text:p>-0.01514</text:p>
              </table:table-cell>
              <table:table-cell office:value-type="float" office:value="0.088585">
                <text:p>0.088585</text:p>
              </table:table-cell>
              <table:table-cell office:value-type="float" office:value="-0.102951">
                <text:p>-0.1029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-0.196824">
                <text:p>-0.196824</text:p>
              </table:table-cell>
              <table:table-cell office:value-type="float" office:value="-0.021548">
                <text:p>-0.021548</text:p>
              </table:table-cell>
              <table:table-cell office:value-type="float" office:value="-0.0612918">
                <text:p>-0.06129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007183">
                <text:p>-0.007183</text:p>
              </table:table-cell>
              <table:table-cell office:value-type="float" office:value="0.0598548">
                <text:p>0.05985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-0.01514">
                <text:p>-0.01514</text:p>
              </table:table-cell>
              <table:table-cell office:value-type="float" office:value="-0.019154">
                <text:p>-0.019154</text:p>
              </table:table-cell>
              <table:table-cell office:value-type="float" office:value="0.0483626">
                <text:p>0.04836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0">
                <text:p>0</text:p>
              </table:table-cell>
              <table:table-cell office:value-type="float" office:value="-0.052673">
                <text:p>-0.052673</text:p>
              </table:table-cell>
              <table:table-cell office:value-type="float" office:value="-0.0023946">
                <text:p>-0.00239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0.01514">
                <text:p>0.01514</text:p>
              </table:table-cell>
              <table:table-cell office:value-type="float" office:value="-0.244209">
                <text:p>-0.244209</text:p>
              </table:table-cell>
              <table:table-cell office:value-type="float" office:value="-0.0689534">
                <text:p>-0.0689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0.045421">
                <text:p>0.045421</text:p>
              </table:table-cell>
              <table:table-cell office:value-type="float" office:value="-0.138864">
                <text:p>-0.138864</text:p>
              </table:table-cell>
              <table:table-cell office:value-type="float" office:value="-0.0924166">
                <text:p>-0.09241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0.075701">
                <text:p>0.075701</text:p>
              </table:table-cell>
              <table:table-cell office:value-type="float" office:value="-0.198719">
                <text:p>-0.198719</text:p>
              </table:table-cell>
              <table:table-cell office:value-type="float" office:value="-0.1307238">
                <text:p>-0.13072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454899">
                <text:p>-0.454899</text:p>
              </table:table-cell>
              <table:table-cell office:value-type="float" office:value="-0.2178728">
                <text:p>-0.21787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-0.136262">
                <text:p>-0.136262</text:p>
              </table:table-cell>
              <table:table-cell office:value-type="float" office:value="-0.064644">
                <text:p>-0.064644</text:p>
              </table:table-cell>
              <table:table-cell office:value-type="float" office:value="-0.220267">
                <text:p>-0.2202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79008">
                <text:p>0.079008</text:p>
              </table:table-cell>
              <table:table-cell office:value-type="float" office:value="-0.1556236">
                <text:p>-0.15562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64643">
                <text:p>0.064643</text:p>
              </table:table-cell>
              <table:table-cell office:value-type="float" office:value="-0.1149222">
                <text:p>-0.11492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090842">
                <text:p>0.090842</text:p>
              </table:table-cell>
              <table:table-cell office:value-type="float" office:value="-0.51236">
                <text:p>-0.51236</text:p>
              </table:table-cell>
              <table:table-cell office:value-type="float" office:value="-0.1776504">
                <text:p>-0.17765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0.01514">
                <text:p>0.01514</text:p>
              </table:table-cell>
              <table:table-cell office:value-type="float" office:value="-0.050279">
                <text:p>-0.050279</text:p>
              </table:table-cell>
              <table:table-cell office:value-type="float" office:value="-0.0967264">
                <text:p>-0.09672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0">
                <text:p>0</text:p>
              </table:table-cell>
              <table:table-cell office:value-type="float" office:value="-0.11971">
                <text:p>-0.11971</text:p>
              </table:table-cell>
              <table:table-cell office:value-type="float" office:value="-0.1077396">
                <text:p>-0.10773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0">
                <text:p>0</text:p>
              </table:table-cell>
              <table:table-cell office:value-type="float" office:value="-0.052673">
                <text:p>-0.052673</text:p>
              </table:table-cell>
              <table:table-cell office:value-type="float" office:value="-0.1340758">
                <text:p>-0.13407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0.030281">
                <text:p>0.030281</text:p>
              </table:table-cell>
              <table:table-cell office:value-type="float" office:value="0.318428">
                <text:p>0.318428</text:p>
              </table:table-cell>
              <table:table-cell office:value-type="float" office:value="-0.0833188">
                <text:p>-0.08331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0.151403">
                <text:p>0.151403</text:p>
              </table:table-cell>
              <table:table-cell office:value-type="float" office:value="0.430956">
                <text:p>0.430956</text:p>
              </table:table-cell>
              <table:table-cell office:value-type="float" office:value="0.1053444">
                <text:p>0.10534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.242244">
                <text:p>0.242244</text:p>
              </table:table-cell>
              <table:table-cell office:value-type="float" office:value="0.995987">
                <text:p>0.995987</text:p>
              </table:table-cell>
              <table:table-cell office:value-type="float" office:value="0.3145976">
                <text:p>0.31459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.045421">
                <text:p>0.045421</text:p>
              </table:table-cell>
              <table:table-cell office:value-type="float" office:value="-0.014366">
                <text:p>-0.014366</text:p>
              </table:table-cell>
              <table:table-cell office:value-type="float" office:value="0.3356664">
                <text:p>0.33566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452505">
                <text:p>-0.452505</text:p>
              </table:table-cell>
              <table:table-cell office:value-type="float" office:value="0.2557">
                <text:p>0.25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045421">
                <text:p>-0.045421</text:p>
              </table:table-cell>
              <table:table-cell office:value-type="float" office:value="0.191536">
                <text:p>0.191536</text:p>
              </table:table-cell>
              <table:table-cell office:value-type="float" office:value="0.2303216">
                <text:p>0.23032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079009">
                <text:p>-0.079009</text:p>
              </table:table-cell>
              <table:table-cell office:value-type="float" office:value="0.1283286">
                <text:p>0.12832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37589">
                <text:p>-0.37589</text:p>
              </table:table-cell>
              <table:table-cell office:value-type="float" office:value="-0.1460468">
                <text:p>-0.14604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-0.01514">
                <text:p>-0.01514</text:p>
              </table:table-cell>
              <table:table-cell office:value-type="float" office:value="-0.509965">
                <text:p>-0.509965</text:p>
              </table:table-cell>
              <table:table-cell office:value-type="float" office:value="-0.2451666">
                <text:p>-0.24516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0.075701">
                <text:p>0.075701</text:p>
              </table:table-cell>
              <table:table-cell office:value-type="float" office:value="0.430956">
                <text:p>0.430956</text:p>
              </table:table-cell>
              <table:table-cell office:value-type="float" office:value="-0.0684744">
                <text:p>-0.06847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0.045421">
                <text:p>0.045421</text:p>
              </table:table-cell>
              <table:table-cell office:value-type="float" office:value="-0.577003">
                <text:p>-0.577003</text:p>
              </table:table-cell>
              <table:table-cell office:value-type="float" office:value="-0.2221822">
                <text:p>-0.22218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030281">
                <text:p>-0.030281</text:p>
              </table:table-cell>
              <table:table-cell office:value-type="float" office:value="0.301669">
                <text:p>0.301669</text:p>
              </table:table-cell>
              <table:table-cell office:value-type="float" office:value="-0.1460466">
                <text:p>-0.14604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323218">
                <text:p>-0.323218</text:p>
              </table:table-cell>
              <table:table-cell office:value-type="float" office:value="-0.1355122">
                <text:p>-0.13551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0.030281">
                <text:p>0.030281</text:p>
              </table:table-cell>
              <table:table-cell office:value-type="float" office:value="-0.201113">
                <text:p>-0.201113</text:p>
              </table:table-cell>
              <table:table-cell office:value-type="float" office:value="-0.0737418">
                <text:p>-0.07374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0.01514">
                <text:p>0.01514</text:p>
              </table:table-cell>
              <table:table-cell office:value-type="float" office:value="0.663193">
                <text:p>0.663193</text:p>
              </table:table-cell>
              <table:table-cell office:value-type="float" office:value="-0.0272944">
                <text:p>-0.02729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-0.030281">
                <text:p>-0.030281</text:p>
              </table:table-cell>
              <table:table-cell office:value-type="float" office:value="0.332794">
                <text:p>0.332794</text:p>
              </table:table-cell>
              <table:table-cell office:value-type="float" office:value="0.154665">
                <text:p>0.1546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-0.060561">
                <text:p>-0.060561</text:p>
              </table:table-cell>
              <table:table-cell office:value-type="float" office:value="0.019153">
                <text:p>0.019153</text:p>
              </table:table-cell>
              <table:table-cell office:value-type="float" office:value="0.0981618">
                <text:p>0.09816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060561">
                <text:p>0.060561</text:p>
              </table:table-cell>
              <table:table-cell office:value-type="float" office:value="-0.526725">
                <text:p>-0.526725</text:p>
              </table:table-cell>
              <table:table-cell office:value-type="float" office:value="0.0574604">
                <text:p>0.0574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0.075701">
                <text:p>0.075701</text:p>
              </table:table-cell>
              <table:table-cell office:value-type="float" office:value="0.430956">
                <text:p>0.430956</text:p>
              </table:table-cell>
              <table:table-cell office:value-type="float" office:value="0.1838742">
                <text:p>0.18387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0">
                <text:p>0</text:p>
              </table:table-cell>
              <table:table-cell office:value-type="float" office:value="0.260968">
                <text:p>0.260968</text:p>
              </table:table-cell>
              <table:table-cell office:value-type="float" office:value="0.1034292">
                <text:p>0.10342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-0.01514">
                <text:p>-0.01514</text:p>
              </table:table-cell>
              <table:table-cell office:value-type="float" office:value="-0.337583">
                <text:p>-0.337583</text:p>
              </table:table-cell>
              <table:table-cell office:value-type="float" office:value="-0.0306462">
                <text:p>-0.03064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0.01514">
                <text:p>0.01514</text:p>
              </table:table-cell>
              <table:table-cell office:value-type="float" office:value="-0.299276">
                <text:p>-0.299276</text:p>
              </table:table-cell>
              <table:table-cell office:value-type="float" office:value="-0.094332">
                <text:p>-0.0943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0.01514">
                <text:p>0.01514</text:p>
              </table:table-cell>
              <table:table-cell office:value-type="float" office:value="0.14844">
                <text:p>0.14844</text:p>
              </table:table-cell>
              <table:table-cell office:value-type="float" office:value="0.040701">
                <text:p>0.0407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  <table:table-cell office:value-type="float" office:value="-0.0349558">
                <text:p>-0.03495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292093">
                <text:p>-0.292093</text:p>
              </table:table-cell>
              <table:table-cell office:value-type="float" office:value="-0.145568">
                <text:p>-0.145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01514">
                <text:p>-0.01514</text:p>
              </table:table-cell>
              <table:table-cell office:value-type="float" office:value="-0.196325">
                <text:p>-0.196325</text:p>
              </table:table-cell>
              <table:table-cell office:value-type="float" office:value="-0.1173164">
                <text:p>-0.11731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-0.01514">
                <text:p>-0.01514</text:p>
              </table:table-cell>
              <table:table-cell office:value-type="float" office:value="-0.320823">
                <text:p>-0.320823</text:p>
              </table:table-cell>
              <table:table-cell office:value-type="float" office:value="-0.1216258">
                <text:p>-0.12162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0.030281">
                <text:p>0.030281</text:p>
              </table:table-cell>
              <table:table-cell office:value-type="float" office:value="0.248997">
                <text:p>0.248997</text:p>
              </table:table-cell>
              <table:table-cell office:value-type="float" office:value="-0.1015144">
                <text:p>-0.10151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030281">
                <text:p>0.030281</text:p>
              </table:table-cell>
              <table:table-cell office:value-type="float" office:value="0.019153">
                <text:p>0.019153</text:p>
              </table:table-cell>
              <table:table-cell office:value-type="float" office:value="-0.1082182">
                <text:p>-0.10821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-0.01514">
                <text:p>-0.01514</text:p>
              </table:table-cell>
              <table:table-cell office:value-type="float" office:value="-0.363919">
                <text:p>-0.363919</text:p>
              </table:table-cell>
              <table:table-cell office:value-type="float" office:value="-0.1225834">
                <text:p>-0.12258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0">
                <text:p>0</text:p>
              </table:table-cell>
              <table:table-cell office:value-type="float" office:value="0.019153">
                <text:p>0.019153</text:p>
              </table:table-cell>
              <table:table-cell office:value-type="float" office:value="-0.0794878">
                <text:p>-0.07948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909797">
                <text:p>-0.909797</text:p>
              </table:table-cell>
              <table:table-cell office:value-type="float" office:value="-0.1972826">
                <text:p>-0.19728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01514">
                <text:p>0.01514</text:p>
              </table:table-cell>
              <table:table-cell office:value-type="float" office:value="0.488417">
                <text:p>0.488417</text:p>
              </table:table-cell>
              <table:table-cell office:value-type="float" office:value="-0.1493986">
                <text:p>-0.14939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">
                <text:p>0</text:p>
              </table:table-cell>
              <table:table-cell office:value-type="float" office:value="-0.294487">
                <text:p>-0.294487</text:p>
              </table:table-cell>
              <table:table-cell office:value-type="float" office:value="-0.2121266">
                <text:p>-0.21212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  <table:table-cell office:value-type="float" office:value="-0.311247">
                <text:p>-0.311247</text:p>
              </table:table-cell>
              <table:table-cell office:value-type="float" office:value="-0.2015922">
                <text:p>-0.20159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">
                <text:p>0</text:p>
              </table:table-cell>
              <table:table-cell office:value-type="float" office:value="-0.718261">
                <text:p>-0.718261</text:p>
              </table:table-cell>
              <table:table-cell office:value-type="float" office:value="-0.349075">
                <text:p>-0.3490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0.01514">
                <text:p>0.01514</text:p>
              </table:table-cell>
              <table:table-cell office:value-type="float" office:value="-0.028731">
                <text:p>-0.028731</text:p>
              </table:table-cell>
              <table:table-cell office:value-type="float" office:value="-0.1728618">
                <text:p>-0.17286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-0.030281">
                <text:p>-0.030281</text:p>
              </table:table-cell>
              <table:table-cell office:value-type="float" office:value="0.454898">
                <text:p>0.454898</text:p>
              </table:table-cell>
              <table:table-cell office:value-type="float" office:value="-0.1795656">
                <text:p>-0.17956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01514">
                <text:p>0.01514</text:p>
              </table:table-cell>
              <table:table-cell office:value-type="float" office:value="-0.052673">
                <text:p>-0.052673</text:p>
              </table:table-cell>
              <table:table-cell office:value-type="float" office:value="-0.1312028">
                <text:p>-0.13120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167594">
                <text:p>-0.167594</text:p>
              </table:table-cell>
              <table:table-cell office:value-type="float" office:value="-0.1024722">
                <text:p>-0.10247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110134">
                <text:p>-0.110134</text:p>
              </table:table-cell>
              <table:table-cell office:value-type="float" office:value="0.0191532">
                <text:p>0.01915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-0.060561">
                <text:p>-0.060561</text:p>
              </table:table-cell>
              <table:table-cell office:value-type="float" office:value="0.191536">
                <text:p>0.191536</text:p>
              </table:table-cell>
              <table:table-cell office:value-type="float" office:value="0.0632066">
                <text:p>0.06320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045421">
                <text:p>0.045421</text:p>
              </table:table-cell>
              <table:table-cell office:value-type="float" office:value="0.287304">
                <text:p>0.287304</text:p>
              </table:table-cell>
              <table:table-cell office:value-type="float" office:value="0.0296878">
                <text:p>0.02968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0.01514">
                <text:p>0.01514</text:p>
              </table:table-cell>
              <table:table-cell office:value-type="float" office:value="-0.359131">
                <text:p>-0.359131</text:p>
              </table:table-cell>
              <table:table-cell office:value-type="float" office:value="-0.0316038">
                <text:p>-0.03160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0.030281">
                <text:p>0.030281</text:p>
              </table:table-cell>
              <table:table-cell office:value-type="float" office:value="-0.445322">
                <text:p>-0.445322</text:p>
              </table:table-cell>
              <table:table-cell office:value-type="float" office:value="-0.0871494">
                <text:p>-0.08714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0">
                <text:p>0</text:p>
              </table:table-cell>
              <table:table-cell office:value-type="float" office:value="0.371101">
                <text:p>0.371101</text:p>
              </table:table-cell>
              <table:table-cell office:value-type="float" office:value="0.00909759999999999">
                <text:p>0.009097599999999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-0.105982">
                <text:p>-0.105982</text:p>
              </table:table-cell>
              <table:table-cell office:value-type="float" office:value="0.301669">
                <text:p>0.301669</text:p>
              </table:table-cell>
              <table:table-cell office:value-type="float" office:value="0.0311242">
                <text:p>0.03112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42138">
                <text:p>-0.42138</text:p>
              </table:table-cell>
              <table:table-cell office:value-type="float" office:value="-0.1106126">
                <text:p>-0.1106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215479">
                <text:p>-0.215479</text:p>
              </table:table-cell>
              <table:table-cell office:value-type="float" office:value="-0.0818822">
                <text:p>-0.08188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050279">
                <text:p>-0.050279</text:p>
              </table:table-cell>
              <table:table-cell office:value-type="float" office:value="-0.00287360000000001">
                <text:p>-0.00287360000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.060561">
                <text:p>0.060561</text:p>
              </table:table-cell>
              <table:table-cell office:value-type="float" office:value="0.617704">
                <text:p>0.617704</text:p>
              </table:table-cell>
              <table:table-cell office:value-type="float" office:value="0.046447">
                <text:p>0.0464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-0.136262">
                <text:p>-0.136262</text:p>
              </table:table-cell>
              <table:table-cell office:value-type="float" office:value="0.981622">
                <text:p>0.981622</text:p>
              </table:table-cell>
              <table:table-cell office:value-type="float" office:value="0.1824376">
                <text:p>0.18243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-0.060561">
                <text:p>-0.060561</text:p>
              </table:table-cell>
              <table:table-cell office:value-type="float" office:value="-1.170765">
                <text:p>-1.170765</text:p>
              </table:table-cell>
              <table:table-cell office:value-type="float" office:value="0.0325606">
                <text:p>0.03256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0.075701">
                <text:p>0.075701</text:p>
              </table:table-cell>
              <table:table-cell office:value-type="float" office:value="-0.25618">
                <text:p>-0.25618</text:p>
              </table:table-cell>
              <table:table-cell office:value-type="float" office:value="0.0244204">
                <text:p>0.02442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.045421">
                <text:p>0.045421</text:p>
              </table:table-cell>
              <table:table-cell office:value-type="float" office:value="-0.703896">
                <text:p>-0.703896</text:p>
              </table:table-cell>
              <table:table-cell office:value-type="float" office:value="-0.106303">
                <text:p>-0.106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.01514">
                <text:p>0.01514</text:p>
              </table:table-cell>
              <table:table-cell office:value-type="float" office:value="-0.129287">
                <text:p>-0.129287</text:p>
              </table:table-cell>
              <table:table-cell office:value-type="float" office:value="-0.2557012">
                <text:p>-0.25570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.030281">
                <text:p>0.030281</text:p>
              </table:table-cell>
              <table:table-cell office:value-type="float" office:value="-0.955287">
                <text:p>-0.955287</text:p>
              </table:table-cell>
              <table:table-cell office:value-type="float" office:value="-0.643083">
                <text:p>-0.6430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0.136262">
                <text:p>0.136262</text:p>
              </table:table-cell>
              <table:table-cell office:value-type="float" office:value="-0.366313">
                <text:p>-0.366313</text:p>
              </table:table-cell>
              <table:table-cell office:value-type="float" office:value="-0.4821926">
                <text:p>-0.48219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0.317946">
                <text:p>0.317946</text:p>
              </table:table-cell>
              <table:table-cell office:value-type="float" office:value="0.577002">
                <text:p>0.577002</text:p>
              </table:table-cell>
              <table:table-cell office:value-type="float" office:value="-0.3155562">
                <text:p>-0.31555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0.075701">
                <text:p>0.075701</text:p>
              </table:table-cell>
              <table:table-cell office:value-type="float" office:value="0.361524">
                <text:p>0.361524</text:p>
              </table:table-cell>
              <table:table-cell office:value-type="float" office:value="-0.1024722">
                <text:p>-0.10247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-0.105982">
                <text:p>-0.105982</text:p>
              </table:table-cell>
              <table:table-cell office:value-type="float" office:value="-0.150835">
                <text:p>-0.150835</text:p>
              </table:table-cell>
              <table:table-cell office:value-type="float" office:value="-0.1067818">
                <text:p>-0.10678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121122">
                <text:p>-0.121122</text:p>
              </table:table-cell>
              <table:table-cell office:value-type="float" office:value="-0.34716">
                <text:p>-0.34716</text:p>
              </table:table-cell>
              <table:table-cell office:value-type="float" office:value="0.0148436">
                <text:p>0.01484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122105">
                <text:p>-0.122105</text:p>
              </table:table-cell>
              <table:table-cell office:value-type="float" office:value="0.0636852">
                <text:p>0.06368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184354">
                <text:p>-0.184354</text:p>
              </table:table-cell>
              <table:table-cell office:value-type="float" office:value="-0.088586">
                <text:p>-0.0885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.075701">
                <text:p>0.075701</text:p>
              </table:table-cell>
              <table:table-cell office:value-type="float" office:value="0.1652">
                <text:p>0.1652</text:p>
              </table:table-cell>
              <table:table-cell office:value-type="float" office:value="-0.1278508">
                <text:p>-0.12785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0.045421">
                <text:p>0.045421</text:p>
              </table:table-cell>
              <table:table-cell office:value-type="float" office:value="-0.378284">
                <text:p>-0.378284</text:p>
              </table:table-cell>
              <table:table-cell office:value-type="float" office:value="-0.1733406">
                <text:p>-0.17334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0.030281">
                <text:p>0.030281</text:p>
              </table:table-cell>
              <table:table-cell office:value-type="float" office:value="-0.122105">
                <text:p>-0.122105</text:p>
              </table:table-cell>
              <table:table-cell office:value-type="float" office:value="-0.1283296">
                <text:p>-0.12832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">
                <text:p>0</text:p>
              </table:table-cell>
              <table:table-cell office:value-type="float" office:value="-0.110134">
                <text:p>-0.110134</text:p>
              </table:table-cell>
              <table:table-cell office:value-type="float" office:value="-0.1259354">
                <text:p>-0.12593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-0.01514">
                <text:p>-0.01514</text:p>
              </table:table-cell>
              <table:table-cell office:value-type="float" office:value="0.706289">
                <text:p>0.706289</text:p>
              </table:table-cell>
              <table:table-cell office:value-type="float" office:value="0.0521932">
                <text:p>0.05219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-0.01514">
                <text:p>-0.01514</text:p>
              </table:table-cell>
              <table:table-cell office:value-type="float" office:value="0.1652">
                <text:p>0.1652</text:p>
              </table:table-cell>
              <table:table-cell office:value-type="float" office:value="0.0521932">
                <text:p>0.05219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">
                <text:p>0</text:p>
              </table:table-cell>
              <table:table-cell office:value-type="float" office:value="-0.229844">
                <text:p>-0.229844</text:p>
              </table:table-cell>
              <table:table-cell office:value-type="float" office:value="0.0818812">
                <text:p>0.08188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-0.01514">
                <text:p>-0.01514</text:p>
              </table:table-cell>
              <table:table-cell office:value-type="float" office:value="-0.107739">
                <text:p>-0.107739</text:p>
              </table:table-cell>
              <table:table-cell office:value-type="float" office:value="0.0847544">
                <text:p>0.08475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">
                <text:p>0</text:p>
              </table:table-cell>
              <table:table-cell office:value-type="float" office:value="0.215478">
                <text:p>0.215478</text:p>
              </table:table-cell>
              <table:table-cell office:value-type="float" office:value="0.1498768">
                <text:p>0.14987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">
                <text:p>0</text:p>
              </table:table-cell>
              <table:table-cell office:value-type="float" office:value="0.263362">
                <text:p>0.263362</text:p>
              </table:table-cell>
              <table:table-cell office:value-type="float" office:value="0.0612914">
                <text:p>0.06129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">
                <text:p>0</text:p>
              </table:table-cell>
              <table:table-cell office:value-type="float" office:value="-0.430957">
                <text:p>-0.430957</text:p>
              </table:table-cell>
              <table:table-cell office:value-type="float" office:value="-0.05794">
                <text:p>-0.057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0.01514">
                <text:p>0.01514</text:p>
              </table:table-cell>
              <table:table-cell office:value-type="float" office:value="-0.687136">
                <text:p>-0.687136</text:p>
              </table:table-cell>
              <table:table-cell office:value-type="float" office:value="-0.1493984">
                <text:p>-0.14939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045421">
                <text:p>0.045421</text:p>
              </table:table-cell>
              <table:table-cell office:value-type="float" office:value="0.253785">
                <text:p>0.253785</text:p>
              </table:table-cell>
              <table:table-cell office:value-type="float" office:value="-0.0770936">
                <text:p>-0.07709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.045421">
                <text:p>0.045421</text:p>
              </table:table-cell>
              <table:table-cell office:value-type="float" office:value="0.605733">
                <text:p>0.605733</text:p>
              </table:table-cell>
              <table:table-cell office:value-type="float" office:value="0.000957399999999975">
                <text:p>0.0009573999999999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030281">
                <text:p>0.030281</text:p>
              </table:table-cell>
              <table:table-cell office:value-type="float" office:value="-0.055067">
                <text:p>-0.055067</text:p>
              </table:table-cell>
              <table:table-cell office:value-type="float" office:value="-0.0627284">
                <text:p>-0.06272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">
                <text:p>0</text:p>
              </table:table-cell>
              <table:table-cell office:value-type="float" office:value="-0.866701">
                <text:p>-0.866701</text:p>
              </table:table-cell>
              <table:table-cell office:value-type="float" office:value="-0.1498772">
                <text:p>-0.14987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-0.01514">
                <text:p>-0.01514</text:p>
              </table:table-cell>
              <table:table-cell office:value-type="float" office:value="-0.268151">
                <text:p>-0.268151</text:p>
              </table:table-cell>
              <table:table-cell office:value-type="float" office:value="-0.0660802">
                <text:p>-0.06608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-0.01514">
                <text:p>-0.01514</text:p>
              </table:table-cell>
              <table:table-cell office:value-type="float" office:value="0.529118">
                <text:p>0.529118</text:p>
              </table:table-cell>
              <table:table-cell office:value-type="float" office:value="-0.0110136">
                <text:p>-0.01101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.01514">
                <text:p>0.01514</text:p>
              </table:table-cell>
              <table:table-cell office:value-type="float" office:value="-0.067038">
                <text:p>-0.067038</text:p>
              </table:table-cell>
              <table:table-cell office:value-type="float" office:value="-0.1455678">
                <text:p>-0.14556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-0.01514">
                <text:p>-0.01514</text:p>
              </table:table-cell>
              <table:table-cell office:value-type="float" office:value="-0.402226">
                <text:p>-0.402226</text:p>
              </table:table-cell>
              <table:table-cell office:value-type="float" office:value="-0.2149996">
                <text:p>-0.21499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">
                <text:p>0</text:p>
              </table:table-cell>
              <table:table-cell office:value-type="float" office:value="-0.129287">
                <text:p>-0.129287</text:p>
              </table:table-cell>
              <table:table-cell office:value-type="float" office:value="-0.0675168">
                <text:p>-0.06751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">
                <text:p>0</text:p>
              </table:table-cell>
              <table:table-cell office:value-type="float" office:value="0.476446">
                <text:p>0.476446</text:p>
              </table:table-cell>
              <table:table-cell office:value-type="float" office:value="0.0814026">
                <text:p>0.08140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.01514">
                <text:p>0.01514</text:p>
              </table:table-cell>
              <table:table-cell office:value-type="float" office:value="-0.598551">
                <text:p>-0.598551</text:p>
              </table:table-cell>
              <table:table-cell office:value-type="float" office:value="-0.1441312">
                <text:p>-0.14413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-0.01514">
                <text:p>-0.01514</text:p>
              </table:table-cell>
              <table:table-cell office:value-type="float" office:value="-0.837971">
                <text:p>-0.837971</text:p>
              </table:table-cell>
              <table:table-cell office:value-type="float" office:value="-0.2983178">
                <text:p>-0.29831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  <table:table-cell office:value-type="float" office:value="-0.2154784">
                <text:p>-0.21547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0">
                <text:p>0</text:p>
              </table:table-cell>
              <table:table-cell office:value-type="float" office:value="0.347159">
                <text:p>0.347159</text:p>
              </table:table-cell>
              <table:table-cell office:value-type="float" office:value="-0.1201892">
                <text:p>-0.12018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0.01514">
                <text:p>0.01514</text:p>
              </table:table-cell>
              <table:table-cell office:value-type="float" office:value="0.720654">
                <text:p>0.720654</text:p>
              </table:table-cell>
              <table:table-cell office:value-type="float" office:value="-0.0713476">
                <text:p>-0.07134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0.01514">
                <text:p>0.01514</text:p>
              </table:table-cell>
              <table:table-cell office:value-type="float" office:value="0.337582">
                <text:p>0.337582</text:p>
              </table:table-cell>
              <table:table-cell office:value-type="float" office:value="0.115879">
                <text:p>0.1158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208296">
                <text:p>-0.208296</text:p>
              </table:table-cell>
              <table:table-cell office:value-type="float" office:value="0.241814">
                <text:p>0.2418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158018">
                <text:p>-0.158018</text:p>
              </table:table-cell>
              <table:table-cell office:value-type="float" office:value="0.2078162">
                <text:p>0.20781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.01514">
                <text:p>0.01514</text:p>
              </table:table-cell>
              <table:table-cell office:value-type="float" office:value="0.071826">
                <text:p>0.071826</text:p>
              </table:table-cell>
              <table:table-cell office:value-type="float" office:value="0.1527496">
                <text:p>0.15274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045421">
                <text:p>0.045421</text:p>
              </table:table-cell>
              <table:table-cell office:value-type="float" office:value="-0.536302">
                <text:p>-0.536302</text:p>
              </table:table-cell>
              <table:table-cell office:value-type="float" office:value="-0.0986416">
                <text:p>-0.09864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-0.01514">
                <text:p>-0.01514</text:p>
              </table:table-cell>
              <table:table-cell office:value-type="float" office:value="-0.538696">
                <text:p>-0.538696</text:p>
              </table:table-cell>
              <table:table-cell office:value-type="float" office:value="-0.2738972">
                <text:p>-0.27389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672771">
                <text:p>-0.672771</text:p>
              </table:table-cell>
              <table:table-cell office:value-type="float" office:value="-0.3667922">
                <text:p>-0.36679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060561">
                <text:p>-0.060561</text:p>
              </table:table-cell>
              <table:table-cell office:value-type="float" office:value="0.385466">
                <text:p>0.385466</text:p>
              </table:table-cell>
              <table:table-cell office:value-type="float" office:value="-0.2580954">
                <text:p>-0.25809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-0.060561">
                <text:p>-0.060561</text:p>
              </table:table-cell>
              <table:table-cell office:value-type="float" office:value="-1.108516">
                <text:p>-1.108516</text:p>
              </table:table-cell>
              <table:table-cell office:value-type="float" office:value="-0.4941638">
                <text:p>-0.49416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0">
                <text:p>0</text:p>
              </table:table-cell>
              <table:table-cell office:value-type="float" office:value="-0.639252">
                <text:p>-0.639252</text:p>
              </table:table-cell>
              <table:table-cell office:value-type="float" office:value="-0.5147538">
                <text:p>-0.51475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.01514">
                <text:p>0.01514</text:p>
              </table:table-cell>
              <table:table-cell office:value-type="float" office:value="-0.435745">
                <text:p>-0.435745</text:p>
              </table:table-cell>
              <table:table-cell office:value-type="float" office:value="-0.4941636">
                <text:p>-0.49416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0.045421">
                <text:p>0.045421</text:p>
              </table:table-cell>
              <table:table-cell office:value-type="float" office:value="0.141258">
                <text:p>0.141258</text:p>
              </table:table-cell>
              <table:table-cell office:value-type="float" office:value="-0.3313578">
                <text:p>-0.33135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">
                <text:p>0</text:p>
              </table:table-cell>
              <table:table-cell office:value-type="float" office:value="0.134075">
                <text:p>0.134075</text:p>
              </table:table-cell>
              <table:table-cell office:value-type="float" office:value="-0.381636">
                <text:p>-0.3816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0">
                <text:p>0</text:p>
              </table:table-cell>
              <table:table-cell office:value-type="float" office:value="-1.25935">
                <text:p>-1.25935</text:p>
              </table:table-cell>
              <table:table-cell office:value-type="float" office:value="-0.4118028">
                <text:p>-0.41180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-0.01514">
                <text:p>-0.01514</text:p>
              </table:table-cell>
              <table:table-cell office:value-type="float" office:value="-0.225055">
                <text:p>-0.225055</text:p>
              </table:table-cell>
              <table:table-cell office:value-type="float" office:value="-0.3289634">
                <text:p>-0.32896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0">
                <text:p>0</text:p>
              </table:table-cell>
              <table:table-cell office:value-type="float" office:value="-0.150835">
                <text:p>-0.150835</text:p>
              </table:table-cell>
              <table:table-cell office:value-type="float" office:value="-0.2719814">
                <text:p>-0.27198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">
                <text:p>0</text:p>
              </table:table-cell>
              <table:table-cell office:value-type="float" office:value="-0.110134">
                <text:p>-0.110134</text:p>
              </table:table-cell>
              <table:table-cell office:value-type="float" office:value="-0.3222598">
                <text:p>-0.32225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-0.227104">
                <text:p>-0.227104</text:p>
              </table:table-cell>
              <table:table-cell office:value-type="float" office:value="-0.158018">
                <text:p>-0.158018</text:p>
              </table:table-cell>
              <table:table-cell office:value-type="float" office:value="-0.3806784">
                <text:p>-0.38067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-0.060561">
                <text:p>-0.060561</text:p>
              </table:table-cell>
              <table:table-cell office:value-type="float" office:value="-0.076615">
                <text:p>-0.076615</text:p>
              </table:table-cell>
              <table:table-cell office:value-type="float" office:value="-0.1441314">
                <text:p>-0.14413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-0.01514">
                <text:p>-0.01514</text:p>
              </table:table-cell>
              <table:table-cell office:value-type="float" office:value="-0.117316">
                <text:p>-0.117316</text:p>
              </table:table-cell>
              <table:table-cell office:value-type="float" office:value="-0.1225836">
                <text:p>-0.12258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0">
                <text:p>0</text:p>
              </table:table-cell>
              <table:table-cell office:value-type="float" office:value="-0.100557">
                <text:p>-0.100557</text:p>
              </table:table-cell>
              <table:table-cell office:value-type="float" office:value="-0.112528">
                <text:p>-0.1125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0">
                <text:p>0</text:p>
              </table:table-cell>
              <table:table-cell office:value-type="float" office:value="-0.055067">
                <text:p>-0.055067</text:p>
              </table:table-cell>
              <table:table-cell office:value-type="float" office:value="-0.1015146">
                <text:p>-0.10151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0.01514">
                <text:p>0.01514</text:p>
              </table:table-cell>
              <table:table-cell office:value-type="float" office:value="0.079008">
                <text:p>0.079008</text:p>
              </table:table-cell>
              <table:table-cell office:value-type="float" office:value="-0.0541094">
                <text:p>-0.05410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0.045421">
                <text:p>0.045421</text:p>
              </table:table-cell>
              <table:table-cell office:value-type="float" office:value="-0.110134">
                <text:p>-0.110134</text:p>
              </table:table-cell>
              <table:table-cell office:value-type="float" office:value="-0.0608132">
                <text:p>-0.06081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105982">
                <text:p>0.105982</text:p>
              </table:table-cell>
              <table:table-cell office:value-type="float" office:value="0.201113">
                <text:p>0.201113</text:p>
              </table:table-cell>
              <table:table-cell office:value-type="float" office:value="0.0028726">
                <text:p>0.00287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-0.121122">
                <text:p>-0.121122</text:p>
              </table:table-cell>
              <table:table-cell office:value-type="float" office:value="0.265756">
                <text:p>0.265756</text:p>
              </table:table-cell>
              <table:table-cell office:value-type="float" office:value="0.0761352">
                <text:p>0.07613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-0.136262">
                <text:p>-0.136262</text:p>
              </table:table-cell>
              <table:table-cell office:value-type="float" office:value="0.021547">
                <text:p>0.021547</text:p>
              </table:table-cell>
              <table:table-cell office:value-type="float" office:value="0.091458">
                <text:p>0.0914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-0.01514">
                <text:p>-0.01514</text:p>
              </table:table-cell>
              <table:table-cell office:value-type="float" office:value="-0.052673">
                <text:p>-0.052673</text:p>
              </table:table-cell>
              <table:table-cell office:value-type="float" office:value="0.0651218">
                <text:p>0.06512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0.045421">
                <text:p>0.045421</text:p>
              </table:table-cell>
              <table:table-cell office:value-type="float" office:value="-0.059855">
                <text:p>-0.059855</text:p>
              </table:table-cell>
              <table:table-cell office:value-type="float" office:value="0.0751776">
                <text:p>0.07517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0.030281">
                <text:p>0.030281</text:p>
              </table:table-cell>
              <table:table-cell office:value-type="float" office:value="-1.154006">
                <text:p>-1.154006</text:p>
              </table:table-cell>
              <table:table-cell office:value-type="float" office:value="-0.1958462">
                <text:p>-0.19584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0.075701">
                <text:p>0.075701</text:p>
              </table:table-cell>
              <table:table-cell office:value-type="float" office:value="-0.517148">
                <text:p>-0.517148</text:p>
              </table:table-cell>
              <table:table-cell office:value-type="float" office:value="-0.352427">
                <text:p>-0.3524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-0.01514">
                <text:p>-0.01514</text:p>
              </table:table-cell>
              <table:table-cell office:value-type="float" office:value="0.129287">
                <text:p>0.129287</text:p>
              </table:table-cell>
              <table:table-cell office:value-type="float" office:value="-0.330879">
                <text:p>-0.3308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-0.060561">
                <text:p>-0.060561</text:p>
              </table:table-cell>
              <table:table-cell office:value-type="float" office:value="0.232237">
                <text:p>0.232237</text:p>
              </table:table-cell>
              <table:table-cell office:value-type="float" office:value="-0.273897">
                <text:p>-0.2738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-0.030281">
                <text:p>-0.030281</text:p>
              </table:table-cell>
              <table:table-cell office:value-type="float" office:value="-0.126893">
                <text:p>-0.126893</text:p>
              </table:table-cell>
              <table:table-cell office:value-type="float" office:value="-0.2873046">
                <text:p>-0.28730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0.060561">
                <text:p>0.060561</text:p>
              </table:table-cell>
              <table:table-cell office:value-type="float" office:value="-0.265757">
                <text:p>-0.265757</text:p>
              </table:table-cell>
              <table:table-cell office:value-type="float" office:value="-0.1096548">
                <text:p>-0.10965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0">
                <text:p>0</text:p>
              </table:table-cell>
              <table:table-cell office:value-type="float" office:value="0.076614">
                <text:p>0.076614</text:p>
              </table:table-cell>
              <table:table-cell office:value-type="float" office:value="0.00909759999999999">
                <text:p>0.009097599999999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67598">
                <text:p>-0.01675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  <table:table-cell office:value-type="float" office:value="-0.0603342">
                <text:p>-0.06033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0.045421">
                <text:p>0.045421</text:p>
              </table:table-cell>
              <table:table-cell office:value-type="float" office:value="-0.031125">
                <text:p>-0.031125</text:p>
              </table:table-cell>
              <table:table-cell office:value-type="float" office:value="-0.0411806">
                <text:p>-0.04118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0.105982">
                <text:p>0.105982</text:p>
              </table:table-cell>
              <table:table-cell office:value-type="float" office:value="0.519541">
                <text:p>0.519541</text:p>
              </table:table-cell>
              <table:table-cell office:value-type="float" office:value="0.115879">
                <text:p>0.1158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0.242244">
                <text:p>0.242244</text:p>
              </table:table-cell>
              <table:table-cell office:value-type="float" office:value="-0.217873">
                <text:p>-0.217873</text:p>
              </table:table-cell>
              <table:table-cell office:value-type="float" office:value="0.0569816">
                <text:p>0.05698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0.075701">
                <text:p>0.075701</text:p>
              </table:table-cell>
              <table:table-cell office:value-type="float" office:value="-0.294487">
                <text:p>-0.294487</text:p>
              </table:table-cell>
              <table:table-cell office:value-type="float" office:value="-0.00191580000000002">
                <text:p>-0.001915800000000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-0.363367">
                <text:p>-0.363367</text:p>
              </table:table-cell>
              <table:table-cell office:value-type="float" office:value="0.459686">
                <text:p>0.459686</text:p>
              </table:table-cell>
              <table:table-cell office:value-type="float" office:value="0.0871484">
                <text:p>0.08714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110134">
                <text:p>-0.110134</text:p>
              </table:table-cell>
              <table:table-cell office:value-type="float" office:value="0.0713466">
                <text:p>0.07134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-0.01514">
                <text:p>-0.01514</text:p>
              </table:table-cell>
              <table:table-cell office:value-type="float" office:value="0.014365">
                <text:p>0.014365</text:p>
              </table:table-cell>
              <table:table-cell office:value-type="float" office:value="-0.0296886">
                <text:p>-0.02968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  <table:table-cell office:value-type="float" office:value="0.0215474">
                <text:p>0.02154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0">
                <text:p>0</text:p>
              </table:table-cell>
              <table:table-cell office:value-type="float" office:value="-0.01676">
                <text:p>-0.01676</text:p>
              </table:table-cell>
              <table:table-cell office:value-type="float" office:value="0.0770928">
                <text:p>0.07709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0">
                <text:p>0</text:p>
              </table:table-cell>
              <table:table-cell office:value-type="float" office:value="0.007182">
                <text:p>0.007182</text:p>
              </table:table-cell>
              <table:table-cell office:value-type="float" office:value="-0.013408">
                <text:p>-0.0134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  <table:table-cell office:value-type="float" office:value="0.0095764">
                <text:p>0.00957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  <table:table-cell office:value-type="float" office:value="0.0100552">
                <text:p>0.01005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  <table:table-cell office:value-type="float" office:value="-0.00431">
                <text:p>-0.004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0">
                <text:p>0</text:p>
              </table:table-cell>
              <table:table-cell office:value-type="float" office:value="0.02873">
                <text:p>0.02873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  <table:table-cell office:value-type="float" office:value="-0.0033522">
                <text:p>-0.00335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0">
                <text:p>0</text:p>
              </table:table-cell>
              <table:table-cell office:value-type="float" office:value="-0.004789">
                <text:p>-0.004789</text:p>
              </table:table-cell>
              <table:table-cell office:value-type="float" office:value="-0.0052676">
                <text:p>-0.00526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0.01514">
                <text:p>0.01514</text:p>
              </table:table-cell>
              <table:table-cell office:value-type="float" office:value="-0.01676">
                <text:p>-0.01676</text:p>
              </table:table-cell>
              <table:table-cell office:value-type="float" office:value="-0.0119714">
                <text:p>-0.01197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-0.01514">
                <text:p>-0.01514</text:p>
              </table:table-cell>
              <table:table-cell office:value-type="float" office:value="0.031124">
                <text:p>0.031124</text:p>
              </table:table-cell>
              <table:table-cell office:value-type="float" office:value="0.000957200000000001">
                <text:p>0.0009572000000000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0">
                <text:p>0</text:p>
              </table:table-cell>
              <table:table-cell office:value-type="float" office:value="0.021547">
                <text:p>0.021547</text:p>
              </table:table-cell>
              <table:table-cell office:value-type="float" office:value="-0.000479399999999997">
                <text:p>-0.0004793999999999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  <table:table-cell office:value-type="float" office:value="0.0086186">
                <text:p>0.00861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0">
                <text:p>0</text:p>
              </table:table-cell>
              <table:table-cell office:value-type="float" office:value="-0.026337">
                <text:p>-0.026337</text:p>
              </table:table-cell>
              <table:table-cell office:value-type="float" office:value="0.004309">
                <text:p>0.0043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  <table:table-cell office:value-type="float" office:value="0.0100552">
                <text:p>0.01005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0">
                <text:p>0</text:p>
              </table:table-cell>
              <table:table-cell office:value-type="float" office:value="-0.088586">
                <text:p>-0.088586</text:p>
              </table:table-cell>
              <table:table-cell office:value-type="float" office:value="-0.0138868">
                <text:p>-0.01388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0">
                <text:p>0</text:p>
              </table:table-cell>
              <table:table-cell office:value-type="float" office:value="0.339976">
                <text:p>0.339976</text:p>
              </table:table-cell>
              <table:table-cell office:value-type="float" office:value="0.049799">
                <text:p>0.0497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-0.151403">
                <text:p>-0.151403</text:p>
              </table:table-cell>
              <table:table-cell office:value-type="float" office:value="0.509965">
                <text:p>0.509965</text:p>
              </table:table-cell>
              <table:table-cell office:value-type="float" office:value="0.1493978">
                <text:p>0.14939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0.090842">
                <text:p>0.090842</text:p>
              </table:table-cell>
              <table:table-cell office:value-type="float" office:value="-0.430957">
                <text:p>-0.430957</text:p>
              </table:table-cell>
              <table:table-cell office:value-type="float" office:value="0.0684738">
                <text:p>0.06847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0.060561">
                <text:p>0.060561</text:p>
              </table:table-cell>
              <table:table-cell office:value-type="float" office:value="0.038307">
                <text:p>0.038307</text:p>
              </table:table-cell>
              <table:table-cell office:value-type="float" office:value="0.073741">
                <text:p>0.0737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  <table:table-cell office:value-type="float" office:value="0.091937">
                <text:p>0.0919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">
                <text:p>0</text:p>
              </table:table-cell>
              <table:table-cell office:value-type="float" office:value="0.033518">
                <text:p>0.033518</text:p>
              </table:table-cell>
              <table:table-cell office:value-type="float" office:value="0.0306454">
                <text:p>0.03064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0">
                <text:p>0</text:p>
              </table:table-cell>
              <table:table-cell office:value-type="float" office:value="-0.028731">
                <text:p>-0.028731</text:p>
              </table:table-cell>
              <table:table-cell office:value-type="float" office:value="-0.0770938">
                <text:p>-0.07709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0">
                <text:p>0</text:p>
              </table:table-cell>
              <table:table-cell office:value-type="float" office:value="0.067037">
                <text:p>0.067037</text:p>
              </table:table-cell>
              <table:table-cell office:value-type="float" office:value="0.022505">
                <text:p>0.0225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  <table:table-cell office:value-type="float" office:value="0.025378">
                <text:p>0.0253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  <table:table-cell office:value-type="float" office:value="0.0181954">
                <text:p>0.01819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-0.105982">
                <text:p>-0.105982</text:p>
              </table:table-cell>
              <table:table-cell office:value-type="float" office:value="0.110133">
                <text:p>0.110133</text:p>
              </table:table-cell>
              <table:table-cell office:value-type="float" office:value="0.0335184">
                <text:p>0.03351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0.030281">
                <text:p>0.030281</text:p>
              </table:table-cell>
              <table:table-cell office:value-type="float" office:value="-0.332794">
                <text:p>-0.332794</text:p>
              </table:table-cell>
              <table:table-cell office:value-type="float" office:value="-0.0272942">
                <text:p>-0.02729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0.075701">
                <text:p>0.075701</text:p>
              </table:table-cell>
              <table:table-cell office:value-type="float" office:value="-0.086192">
                <text:p>-0.086192</text:p>
              </table:table-cell>
              <table:table-cell office:value-type="float" office:value="-0.05794">
                <text:p>-0.057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  <table:table-cell office:value-type="float" office:value="-0.0732628">
                <text:p>-0.07326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  <table:table-cell office:value-type="float" office:value="-0.0694322">
                <text:p>-0.06943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-0.211964">
                <text:p>-0.211964</text:p>
              </table:table-cell>
              <table:table-cell office:value-type="float" office:value="0.639251">
                <text:p>0.639251</text:p>
              </table:table-cell>
              <table:table-cell office:value-type="float" office:value="0.0363914">
                <text:p>0.03639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-0.333086">
                <text:p>-0.333086</text:p>
              </table:table-cell>
              <table:table-cell office:value-type="float" office:value="0.167594">
                <text:p>0.167594</text:p>
              </table:table-cell>
              <table:table-cell office:value-type="float" office:value="0.136469">
                <text:p>0.1364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0.408787">
                <text:p>0.408787</text:p>
              </table:table-cell>
              <table:table-cell office:value-type="float" office:value="-0.636858">
                <text:p>-0.636858</text:p>
              </table:table-cell>
              <table:table-cell office:value-type="float" office:value="0.0263358">
                <text:p>0.02633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0.136262">
                <text:p>0.136262</text:p>
              </table:table-cell>
              <table:table-cell office:value-type="float" office:value="-0.021548">
                <text:p>-0.021548</text:p>
              </table:table-cell>
              <table:table-cell office:value-type="float" office:value="0.0268146">
                <text:p>0.02681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  <table:table-cell office:value-type="float" office:value="0.0402222">
                <text:p>0.04022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  <table:table-cell office:value-type="float" office:value="-0.0905012">
                <text:p>-0.09050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  <table:table-cell office:value-type="float" office:value="-0.1230624">
                <text:p>-0.12306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  <table:table-cell office:value-type="float" office:value="0.001915">
                <text:p>0.0019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0">
                <text:p>0</text:p>
              </table:table-cell>
              <table:table-cell office:value-type="float" office:value="0.071826">
                <text:p>0.071826</text:p>
              </table:table-cell>
              <table:table-cell office:value-type="float" office:value="0.0205898">
                <text:p>0.02058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0.075701">
                <text:p>0.075701</text:p>
              </table:table-cell>
              <table:table-cell office:value-type="float" office:value="-0.318429">
                <text:p>-0.318429</text:p>
              </table:table-cell>
              <table:table-cell office:value-type="float" office:value="-0.0536304">
                <text:p>-0.05363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0.166543">
                <text:p>0.166543</text:p>
              </table:table-cell>
              <table:table-cell office:value-type="float" office:value="0.253785">
                <text:p>0.253785</text:p>
              </table:table-cell>
              <table:table-cell office:value-type="float" office:value="-0.000000200000000008527">
                <text:p>-0.0000002000000000085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0.060561">
                <text:p>0.060561</text:p>
              </table:table-cell>
              <table:table-cell office:value-type="float" office:value="0.110133">
                <text:p>0.110133</text:p>
              </table:table-cell>
              <table:table-cell office:value-type="float" office:value="0.0210688">
                <text:p>0.02106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0.196824">
                <text:p>0.196824</text:p>
              </table:table-cell>
              <table:table-cell office:value-type="float" office:value="-0.782904">
                <text:p>-0.782904</text:p>
              </table:table-cell>
              <table:table-cell office:value-type="float" office:value="-0.1331178">
                <text:p>-0.13311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-0.363367">
                <text:p>-0.363367</text:p>
              </table:table-cell>
              <table:table-cell office:value-type="float" office:value="-0.06225">
                <text:p>-0.06225</text:p>
              </table:table-cell>
              <table:table-cell office:value-type="float" office:value="-0.159933">
                <text:p>-0.1599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-0.136262">
                <text:p>-0.136262</text:p>
              </table:table-cell>
              <table:table-cell office:value-type="float" office:value="-0.079009">
                <text:p>-0.079009</text:p>
              </table:table-cell>
              <table:table-cell office:value-type="float" office:value="-0.112049">
                <text:p>-0.1120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  <table:table-cell office:value-type="float" office:value="-0.1594542">
                <text:p>-0.15945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0">
                <text:p>0</text:p>
              </table:table-cell>
              <table:table-cell office:value-type="float" office:value="-0.086192">
                <text:p>-0.086192</text:p>
              </table:table-cell>
              <table:table-cell office:value-type="float" office:value="-0.1987192">
                <text:p>-0.19871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045421">
                <text:p>0.045421</text:p>
              </table:table-cell>
              <table:table-cell office:value-type="float" office:value="0.208295">
                <text:p>0.208295</text:p>
              </table:table-cell>
              <table:table-cell office:value-type="float" office:value="-0.000479400000000001">
                <text:p>-0.0004794000000000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-0.242244">
                <text:p>-0.242244</text:p>
              </table:table-cell>
              <table:table-cell office:value-type="float" office:value="-0.462081">
                <text:p>-0.462081</text:p>
              </table:table-cell>
              <table:table-cell office:value-type="float" office:value="-0.0804456">
                <text:p>-0.08044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-0.121122">
                <text:p>-0.121122</text:p>
              </table:table-cell>
              <table:table-cell office:value-type="float" office:value="-0.636858">
                <text:p>-0.636858</text:p>
              </table:table-cell>
              <table:table-cell office:value-type="float" office:value="-0.1920154">
                <text:p>-0.19201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-0.151403">
                <text:p>-0.151403</text:p>
              </table:table-cell>
              <table:table-cell office:value-type="float" office:value="-0.155623">
                <text:p>-0.155623</text:p>
              </table:table-cell>
              <table:table-cell office:value-type="float" office:value="-0.2264918">
                <text:p>-0.22649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-0.090842">
                <text:p>-0.090842</text:p>
              </table:table-cell>
              <table:table-cell office:value-type="float" office:value="-0.002395">
                <text:p>-0.002395</text:p>
              </table:table-cell>
              <table:table-cell office:value-type="float" office:value="-0.2097324">
                <text:p>-0.20973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0.454208">
                <text:p>0.454208</text:p>
              </table:table-cell>
              <table:table-cell office:value-type="float" office:value="0.090979">
                <text:p>0.090979</text:p>
              </table:table-cell>
              <table:table-cell office:value-type="float" office:value="-0.2331956">
                <text:p>-0.23319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0.105982">
                <text:p>0.105982</text:p>
              </table:table-cell>
              <table:table-cell office:value-type="float" office:value="-0.067038">
                <text:p>-0.067038</text:p>
              </table:table-cell>
              <table:table-cell office:value-type="float" office:value="-0.154187">
                <text:p>-0.1541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0.01514">
                <text:p>0.01514</text:p>
              </table:table-cell>
              <table:table-cell office:value-type="float" office:value="0.114921">
                <text:p>0.114921</text:p>
              </table:table-cell>
              <table:table-cell office:value-type="float" office:value="-0.0038312">
                <text:p>-0.00383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-0.030281">
                <text:p>-0.030281</text:p>
              </table:table-cell>
              <table:table-cell office:value-type="float" office:value="0.050278">
                <text:p>0.050278</text:p>
              </table:table-cell>
              <table:table-cell office:value-type="float" office:value="0.037349">
                <text:p>0.0373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0.01514">
                <text:p>0.01514</text:p>
              </table:table-cell>
              <table:table-cell office:value-type="float" office:value="0.002394">
                <text:p>0.002394</text:p>
              </table:table-cell>
              <table:table-cell office:value-type="float" office:value="0.0383068">
                <text:p>0.03830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0">
                <text:p>0</text:p>
              </table:table-cell>
              <table:table-cell office:value-type="float" office:value="0.019153">
                <text:p>0.019153</text:p>
              </table:table-cell>
              <table:table-cell office:value-type="float" office:value="0.0239416">
                <text:p>0.02394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  <table:table-cell office:value-type="float" office:value="0.0450106">
                <text:p>0.04501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0">
                <text:p>0</text:p>
              </table:table-cell>
              <table:table-cell office:value-type="float" office:value="0.067037">
                <text:p>0.067037</text:p>
              </table:table-cell>
              <table:table-cell office:value-type="float" office:value="0.0354338">
                <text:p>0.03543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3782">
                <text:p>0.02537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0">
                <text:p>0</text:p>
              </table:table-cell>
              <table:table-cell office:value-type="float" office:value="-0.043096">
                <text:p>-0.043096</text:p>
              </table:table-cell>
              <table:table-cell office:value-type="float" office:value="0.0162802">
                <text:p>0.01628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0">
                <text:p>0</text:p>
              </table:table-cell>
              <table:table-cell office:value-type="float" office:value="0.009576">
                <text:p>0.009576</text:p>
              </table:table-cell>
              <table:table-cell office:value-type="float" office:value="0.0143648">
                <text:p>0.01436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  <table:table-cell office:value-type="float" office:value="0.0119706">
                <text:p>0.01197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  <table:table-cell office:value-type="float" office:value="-0.0057464">
                <text:p>-0.00574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  <table:table-cell office:value-type="float" office:value="-0.0095772">
                <text:p>-0.00957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  <table:table-cell office:value-type="float" office:value="0.0062246">
                <text:p>0.00622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0">
                <text:p>0</text:p>
              </table:table-cell>
              <table:table-cell office:value-type="float" office:value="0.055066">
                <text:p>0.055066</text:p>
              </table:table-cell>
              <table:table-cell office:value-type="float" office:value="0.0153226">
                <text:p>0.01532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  <table:table-cell office:value-type="float" office:value="0.0148438">
                <text:p>0.01484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151">
                <text:p>88151</text:p>
              </table:table-cell>
              <table:table-cell office:value-type="float" office:value="0">
                <text:p>0</text:p>
              </table:table-cell>
              <table:table-cell office:value-type="float" office:value="0.064643">
                <text:p>0.064643</text:p>
              </table:table-cell>
              <table:table-cell office:value-type="float" office:value="0.032082">
                <text:p>0.0320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408">
                <text:p>88408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  <table:table-cell office:value-type="float" office:value="0.0407012">
                <text:p>0.04070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665">
                <text:p>88665</text:p>
              </table:table-cell>
              <table:table-cell office:value-type="float" office:value="0">
                <text:p>0</text:p>
              </table:table-cell>
              <table:table-cell office:value-type="float" office:value="0.047884">
                <text:p>0.047884</text:p>
              </table:table-cell>
              <table:table-cell office:value-type="float" office:value="0.0430954">
                <text:p>0.04309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922">
                <text:p>88922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  <table:table-cell office:value-type="float" office:value="0.029688">
                <text:p>0.0296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179">
                <text:p>89179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  <table:table-cell office:value-type="float" office:value="0.0201112">
                <text:p>0.02011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436">
                <text:p>89436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693">
                <text:p>89693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  <table:table-cell office:value-type="float" office:value="0.0076614">
                <text:p>0.00766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950">
                <text:p>89950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  <table:table-cell office:value-type="float" office:value="0.008619">
                <text:p>0.0086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207">
                <text:p>90207</text:p>
              </table:table-cell>
              <table:table-cell office:value-type="float" office:value="0">
                <text:p>0</text:p>
              </table:table-cell>
              <table:table-cell office:value-type="float" office:value="-0.040702">
                <text:p>-0.040702</text:p>
              </table:table-cell>
              <table:table-cell office:value-type="float" office:value="0.0028728">
                <text:p>0.00287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464">
                <text:p>90464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  <table:table-cell office:value-type="float" office:value="0.0148438">
                <text:p>0.01484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721">
                <text:p>90721</text:p>
              </table:table-cell>
              <table:table-cell office:value-type="float" office:value="0">
                <text:p>0</text:p>
              </table:table-cell>
              <table:table-cell office:value-type="float" office:value="0.009576">
                <text:p>0.009576</text:p>
              </table:table-cell>
              <table:table-cell office:value-type="float" office:value="0.0119706">
                <text:p>0.01197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0978">
                <text:p>90978</text:p>
              </table:table-cell>
              <table:table-cell office:value-type="float" office:value="0">
                <text:p>0</text:p>
              </table:table-cell>
              <table:table-cell office:value-type="float" office:value="0.021547">
                <text:p>0.021547</text:p>
              </table:table-cell>
              <table:table-cell office:value-type="float" office:value="0.0158012">
                <text:p>0.01580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1235">
                <text:p>91235</text:p>
              </table:table-cell>
              <table:table-cell office:value-type="float" office:value="0">
                <text:p>0</text:p>
              </table:table-cell>
              <table:table-cell office:value-type="float" office:value="0.126892">
                <text:p>0.126892</text:p>
              </table:table-cell>
              <table:table-cell office:value-type="float" office:value="0.0306452">
                <text:p>0.03064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492">
                <text:p>91492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  <table:table-cell office:value-type="float" office:value="0.046447">
                <text:p>0.0464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749">
                <text:p>91749</text:p>
              </table:table-cell>
              <table:table-cell office:value-type="float" office:value="0">
                <text:p>0</text:p>
              </table:table-cell>
              <table:table-cell office:value-type="float" office:value="-0.052673">
                <text:p>-0.052673</text:p>
              </table:table-cell>
              <table:table-cell office:value-type="float" office:value="0.0287298">
                <text:p>0.02872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2006">
                <text:p>92006</text:p>
              </table:table-cell>
              <table:table-cell office:value-type="float" office:value="0">
                <text:p>0</text:p>
              </table:table-cell>
              <table:table-cell office:value-type="float" office:value="0.02873">
                <text:p>0.02873</text:p>
              </table:table-cell>
              <table:table-cell office:value-type="float" office:value="0.0325606">
                <text:p>0.03256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2263">
                <text:p>92263</text:p>
              </table:table-cell>
              <table:table-cell office:value-type="float" office:value="0">
                <text:p>0</text:p>
              </table:table-cell>
              <table:table-cell office:value-type="float" office:value="0.043095">
                <text:p>0.043095</text:p>
              </table:table-cell>
              <table:table-cell office:value-type="float" office:value="0.0368702">
                <text:p>0.03687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520">
                <text:p>92520</text:p>
              </table:table-cell>
              <table:table-cell office:value-type="float" office:value="0">
                <text:p>0</text:p>
              </table:table-cell>
              <table:table-cell office:value-type="float" office:value="-0.050279">
                <text:p>-0.050279</text:p>
              </table:table-cell>
              <table:table-cell office:value-type="float" office:value="0.001436">
                <text:p>0.0014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2777">
                <text:p>92777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  <table:table-cell office:value-type="float" office:value="0.001436">
                <text:p>0.0014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3034">
                <text:p>93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706">
                <text:p>0.01197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291">
                <text:p>93291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3548">
                <text:p>93548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0.0067034">
                <text:p>0.00670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3805">
                <text:p>93805</text:p>
              </table:table-cell>
              <table:table-cell office:value-type="float" office:value="0">
                <text:p>0</text:p>
              </table:table-cell>
              <table:table-cell office:value-type="float" office:value="0.019153">
                <text:p>0.019153</text:p>
              </table:table-cell>
              <table:table-cell office:value-type="float" office:value="0.0205898">
                <text:p>0.02058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4062">
                <text:p>94062</text:p>
              </table:table-cell>
              <table:table-cell office:value-type="float" office:value="0">
                <text:p>0</text:p>
              </table:table-cell>
              <table:table-cell office:value-type="float" office:value="0.081402">
                <text:p>0.081402</text:p>
              </table:table-cell>
              <table:table-cell office:value-type="float" office:value="0.0292088">
                <text:p>0.02920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4319">
                <text:p>94319</text:p>
              </table:table-cell>
              <table:table-cell office:value-type="float" office:value="0">
                <text:p>0</text:p>
              </table:table-cell>
              <table:table-cell office:value-type="float" office:value="0.02873">
                <text:p>0.02873</text:p>
              </table:table-cell>
              <table:table-cell office:value-type="float" office:value="0.0349548">
                <text:p>0.03495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4576">
                <text:p>94576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  <table:table-cell office:value-type="float" office:value="0.0268146">
                <text:p>0.02681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4833">
                <text:p>94833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  <table:table-cell office:value-type="float" office:value="0.02873">
                <text:p>0.028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090">
                <text:p>95090</text:p>
              </table:table-cell>
              <table:table-cell office:value-type="float" office:value="0">
                <text:p>0</text:p>
              </table:table-cell>
              <table:table-cell office:value-type="float" office:value="-0.043096">
                <text:p>-0.043096</text:p>
              </table:table-cell>
              <table:table-cell office:value-type="float" office:value="0.0162802">
                <text:p>0.016280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5347">
                <text:p>95347</text:p>
              </table:table-cell>
              <table:table-cell office:value-type="float" office:value="0">
                <text:p>0</text:p>
              </table:table-cell>
              <table:table-cell office:value-type="float" office:value="0.067037">
                <text:p>0.067037</text:p>
              </table:table-cell>
              <table:table-cell office:value-type="float" office:value="0.0134072">
                <text:p>0.01340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5604">
                <text:p>95604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  <table:table-cell office:value-type="float" office:value="0.0038304">
                <text:p>0.00383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5861">
                <text:p>95861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-0.000000400000000001094">
                <text:p>-0.0000004000000000010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118">
                <text:p>96118</text:p>
              </table:table-cell>
              <table:table-cell office:value-type="float" office:value="0">
                <text:p>0</text:p>
              </table:table-cell>
              <table:table-cell office:value-type="float" office:value="0.050278">
                <text:p>0.050278</text:p>
              </table:table-cell>
              <table:table-cell office:value-type="float" office:value="0.00957639999999999">
                <text:p>0.009576399999999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375">
                <text:p>96375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  <table:table-cell office:value-type="float" office:value="0.0186744">
                <text:p>0.01867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632">
                <text:p>96632</text:p>
              </table:table-cell>
              <table:table-cell office:value-type="float" office:value="0">
                <text:p>0</text:p>
              </table:table-cell>
              <table:table-cell office:value-type="float" office:value="0.081402">
                <text:p>0.081402</text:p>
              </table:table-cell>
              <table:table-cell office:value-type="float" office:value="0.0215474">
                <text:p>0.02154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889">
                <text:p>96889</text:p>
              </table:table-cell>
              <table:table-cell office:value-type="float" office:value="0">
                <text:p>0</text:p>
              </table:table-cell>
              <table:table-cell office:value-type="float" office:value="-0.026337">
                <text:p>-0.026337</text:p>
              </table:table-cell>
              <table:table-cell office:value-type="float" office:value="0.0201108">
                <text:p>0.02011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7146">
                <text:p>97146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  <table:table-cell office:value-type="float" office:value="0.0239416">
                <text:p>0.02394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403">
                <text:p>97403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  <table:table-cell office:value-type="float" office:value="0.0143648">
                <text:p>0.01436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660">
                <text:p>97660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  <table:table-cell office:value-type="float" office:value="0.0110128">
                <text:p>0.01101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917">
                <text:p>97917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  <table:table-cell office:value-type="float" office:value="-0.0081408">
                <text:p>-0.00814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174">
                <text:p>98174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  <table:table-cell office:value-type="float" office:value="-0.0019158">
                <text:p>-0.00191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431">
                <text:p>98431</text:p>
              </table:table-cell>
              <table:table-cell office:value-type="float" office:value="0">
                <text:p>0</text:p>
              </table:table-cell>
              <table:table-cell office:value-type="float" office:value="0.021547">
                <text:p>0.021547</text:p>
              </table:table-cell>
              <table:table-cell office:value-type="float" office:value="-0.000000599999999997825">
                <text:p>-0.0000005999999999978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688">
                <text:p>98688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  <table:table-cell office:value-type="float" office:value="-0.0071832">
                <text:p>-0.00718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945">
                <text:p>98945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  <table:table-cell office:value-type="float" office:value="0.000957200000000002">
                <text:p>0.0009572000000000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202">
                <text:p>99202</text:p>
              </table:table-cell>
              <table:table-cell office:value-type="float" office:value="0">
                <text:p>0</text:p>
              </table:table-cell>
              <table:table-cell office:value-type="float" office:value="-0.01676">
                <text:p>-0.01676</text:p>
              </table:table-cell>
              <table:table-cell office:value-type="float" office:value="0.000478400000000002">
                <text:p>0.0004784000000000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459">
                <text:p>99459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  <table:table-cell office:value-type="float" office:value="-0.0052676">
                <text:p>-0.00526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716">
                <text:p>99716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  <table:table-cell office:value-type="float" office:value="-0.0062252">
                <text:p>-0.00622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973">
                <text:p>99973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  <table:table-cell office:value-type="float" office:value="0.005267">
                <text:p>0.0052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230">
                <text:p>100230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  <table:table-cell office:value-type="float" office:value="-0.0047886">
                <text:p>-0.00478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487">
                <text:p>100487</text:p>
              </table:table-cell>
              <table:table-cell office:value-type="float" office:value="0">
                <text:p>0</text:p>
              </table:table-cell>
              <table:table-cell office:value-type="float" office:value="-0.002395">
                <text:p>-0.002395</text:p>
              </table:table-cell>
              <table:table-cell office:value-type="float" office:value="-0.0019156">
                <text:p>-0.00191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744">
                <text:p>100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728">
                <text:p>0.00287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001">
                <text:p>101001</text:p>
              </table:table-cell>
              <table:table-cell office:value-type="float" office:value="0">
                <text:p>0</text:p>
              </table:table-cell>
              <table:table-cell office:value-type="float" office:value="0.090979">
                <text:p>0.090979</text:p>
              </table:table-cell>
              <table:table-cell office:value-type="float" office:value="0.0177168">
                <text:p>0.01771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258">
                <text:p>101258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  <table:table-cell office:value-type="float" office:value="0.0105342">
                <text:p>0.01053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515">
                <text:p>101515</text:p>
              </table:table-cell>
              <table:table-cell office:value-type="float" office:value="0">
                <text:p>0</text:p>
              </table:table-cell>
              <table:table-cell office:value-type="float" office:value="-0.004789">
                <text:p>-0.004789</text:p>
              </table:table-cell>
              <table:table-cell office:value-type="float" office:value="0.0143648">
                <text:p>0.01436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772">
                <text:p>101772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  <table:table-cell office:value-type="float" office:value="0.0177168">
                <text:p>0.01771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2029">
                <text:p>102029</text:p>
              </table:table-cell>
              <table:table-cell office:value-type="float" office:value="0">
                <text:p>0</text:p>
              </table:table-cell>
              <table:table-cell office:value-type="float" office:value="0.050278">
                <text:p>0.050278</text:p>
              </table:table-cell>
              <table:table-cell office:value-type="float" office:value="0.0277724">
                <text:p>0.02777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2286">
                <text:p>102286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  <table:table-cell office:value-type="float" office:value="0.0124496">
                <text:p>0.01244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543">
                <text:p>102543</text:p>
              </table:table-cell>
              <table:table-cell office:value-type="float" office:value="0">
                <text:p>0</text:p>
              </table:table-cell>
              <table:table-cell office:value-type="float" office:value="-0.026337">
                <text:p>-0.026337</text:p>
              </table:table-cell>
              <table:table-cell office:value-type="float" office:value="0.0095764">
                <text:p>0.00957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2800">
                <text:p>102800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0.0090976">
                <text:p>0.00909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3057">
                <text:p>103057</text:p>
              </table:table-cell>
              <table:table-cell office:value-type="float" office:value="0">
                <text:p>0</text:p>
              </table:table-cell>
              <table:table-cell office:value-type="float" office:value="-0.04549">
                <text:p>-0.04549</text:p>
              </table:table-cell>
              <table:table-cell office:value-type="float" office:value="-0.0028734">
                <text:p>-0.00287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314">
                <text:p>103314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  <table:table-cell office:value-type="float" office:value="-0.0172386">
                <text:p>-0.01723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3571">
                <text:p>103571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  <table:table-cell office:value-type="float" office:value="-0.0167598">
                <text:p>-0.01675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3828">
                <text:p>103828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  <table:table-cell office:value-type="float" office:value="-0.0110136">
                <text:p>-0.01101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085">
                <text:p>104085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  <table:table-cell office:value-type="float" office:value="-0.006704">
                <text:p>-0.0067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342">
                <text:p>104342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  <table:table-cell office:value-type="float" office:value="0.005267">
                <text:p>0.0052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599">
                <text:p>104599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  <table:table-cell office:value-type="float" office:value="0.0167592">
                <text:p>0.01675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4856">
                <text:p>104856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  <table:table-cell office:value-type="float" office:value="0.0186746">
                <text:p>0.01867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5113">
                <text:p>105113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5370">
                <text:p>105370</text:p>
              </table:table-cell>
              <table:table-cell office:value-type="float" office:value="0">
                <text:p>0</text:p>
              </table:table-cell>
              <table:table-cell office:value-type="float" office:value="-0.040702">
                <text:p>-0.040702</text:p>
              </table:table-cell>
              <table:table-cell office:value-type="float" office:value="0.0033516">
                <text:p>0.00335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5627">
                <text:p>105627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-0.000957999999999998">
                <text:p>-0.0009579999999999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5884">
                <text:p>105884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-0.0095772">
                <text:p>-0.009577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6141">
                <text:p>106141</text:p>
              </table:table-cell>
              <table:table-cell office:value-type="float" office:value="0">
                <text:p>0</text:p>
              </table:table-cell>
              <table:table-cell office:value-type="float" office:value="-0.026337">
                <text:p>-0.026337</text:p>
              </table:table-cell>
              <table:table-cell office:value-type="float" office:value="-0.0201118">
                <text:p>-0.02011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398">
                <text:p>106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6281">
                <text:p>-0.0162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655">
                <text:p>106655</text:p>
              </table:table-cell>
              <table:table-cell office:value-type="float" office:value="0">
                <text:p>0</text:p>
              </table:table-cell>
              <table:table-cell office:value-type="float" office:value="0.059855">
                <text:p>0.059855</text:p>
              </table:table-cell>
              <table:table-cell office:value-type="float" office:value="0.0038304">
                <text:p>0.00383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6912">
                <text:p>106912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  <table:table-cell office:value-type="float" office:value="0.00814">
                <text:p>0.008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7169">
                <text:p>107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5766">
                <text:p>0.00957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426">
                <text:p>107426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  <table:table-cell office:value-type="float" office:value="0.0124498">
                <text:p>0.01244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7683">
                <text:p>107683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  <table:table-cell office:value-type="float" office:value="0.0134074">
                <text:p>0.01340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940">
                <text:p>107940</text:p>
              </table:table-cell>
              <table:table-cell office:value-type="float" office:value="0">
                <text:p>0</text:p>
              </table:table-cell>
              <table:table-cell office:value-type="float" office:value="0.031124">
                <text:p>0.031124</text:p>
              </table:table-cell>
              <table:table-cell office:value-type="float" office:value="0.0076612">
                <text:p>0.00766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8197">
                <text:p>108197</text:p>
              </table:table-cell>
              <table:table-cell office:value-type="float" office:value="0">
                <text:p>0</text:p>
              </table:table-cell>
              <table:table-cell office:value-type="float" office:value="0.069431">
                <text:p>0.069431</text:p>
              </table:table-cell>
              <table:table-cell office:value-type="float" office:value="0.0186744">
                <text:p>0.01867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8454">
                <text:p>108454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0.0172378">
                <text:p>0.01723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8711">
                <text:p>108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632">
                <text:p>0.0196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8968">
                <text:p>108968</text:p>
              </table:table-cell>
              <table:table-cell office:value-type="float" office:value="0">
                <text:p>0</text:p>
              </table:table-cell>
              <table:table-cell office:value-type="float" office:value="0.021547">
                <text:p>0.021547</text:p>
              </table:table-cell>
              <table:table-cell office:value-type="float" office:value="0.0229838">
                <text:p>0.02298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9225">
                <text:p>109225</text:p>
              </table:table-cell>
              <table:table-cell office:value-type="float" office:value="0">
                <text:p>0</text:p>
              </table:table-cell>
              <table:table-cell office:value-type="float" office:value="0.095768">
                <text:p>0.095768</text:p>
              </table:table-cell>
              <table:table-cell office:value-type="float" office:value="0.0359126">
                <text:p>0.03591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482">
                <text:p>109482</text:p>
              </table:table-cell>
              <table:table-cell office:value-type="float" office:value="0">
                <text:p>0</text:p>
              </table:table-cell>
              <table:table-cell office:value-type="float" office:value="0.050278">
                <text:p>0.050278</text:p>
              </table:table-cell>
              <table:table-cell office:value-type="float" office:value="0.032082">
                <text:p>0.0320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9739">
                <text:p>109739</text:p>
              </table:table-cell>
              <table:table-cell office:value-type="float" office:value="0">
                <text:p>0</text:p>
              </table:table-cell>
              <table:table-cell office:value-type="float" office:value="-0.014366">
                <text:p>-0.014366</text:p>
              </table:table-cell>
              <table:table-cell office:value-type="float" office:value="0.0306454">
                <text:p>0.03064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9996">
                <text:p>109996</text:p>
              </table:table-cell>
              <table:table-cell office:value-type="float" office:value="0">
                <text:p>0</text:p>
              </table:table-cell>
              <table:table-cell office:value-type="float" office:value="-0.038308">
                <text:p>-0.038308</text:p>
              </table:table-cell>
              <table:table-cell office:value-type="float" office:value="0.0229838">
                <text:p>0.02298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0253">
                <text:p>110253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  <table:table-cell office:value-type="float" office:value="0.0119706">
                <text:p>0.01197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0510">
                <text:p>110510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  <table:table-cell office:value-type="float" office:value="-0.0062254">
                <text:p>-0.00622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0767">
                <text:p>110767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  <table:table-cell office:value-type="float" office:value="-0.0086196">
                <text:p>-0.00861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1024">
                <text:p>111024</text:p>
              </table:table-cell>
              <table:table-cell office:value-type="float" office:value="0">
                <text:p>0</text:p>
              </table:table-cell>
              <table:table-cell office:value-type="float" office:value="-0.01676">
                <text:p>-0.01676</text:p>
              </table:table-cell>
              <table:table-cell office:value-type="float" office:value="-0.0090984">
                <text:p>-0.00909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1281">
                <text:p>111281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  <table:table-cell office:value-type="float" office:value="0.0033516">
                <text:p>0.00335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1538">
                <text:p>111538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  <table:table-cell office:value-type="float" office:value="0.0177168">
                <text:p>0.01771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1795">
                <text:p>111795</text:p>
              </table:table-cell>
              <table:table-cell office:value-type="float" office:value="0">
                <text:p>0</text:p>
              </table:table-cell>
              <table:table-cell office:value-type="float" office:value="0.071826">
                <text:p>0.071826</text:p>
              </table:table-cell>
              <table:table-cell office:value-type="float" office:value="0.0311244">
                <text:p>0.03112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052">
                <text:p>112052</text:p>
              </table:table-cell>
              <table:table-cell office:value-type="float" office:value="0">
                <text:p>0</text:p>
              </table:table-cell>
              <table:table-cell office:value-type="float" office:value="-0.059855">
                <text:p>-0.059855</text:p>
              </table:table-cell>
              <table:table-cell office:value-type="float" office:value="0.011492">
                <text:p>0.0114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2309">
                <text:p>112309</text:p>
              </table:table-cell>
              <table:table-cell office:value-type="float" office:value="0">
                <text:p>0</text:p>
              </table:table-cell>
              <table:table-cell office:value-type="float" office:value="0.064643">
                <text:p>0.064643</text:p>
              </table:table-cell>
              <table:table-cell office:value-type="float" office:value="0.0277726">
                <text:p>0.02777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2566">
                <text:p>112566</text:p>
              </table:table-cell>
              <table:table-cell office:value-type="float" office:value="0">
                <text:p>0</text:p>
              </table:table-cell>
              <table:table-cell office:value-type="float" office:value="0.031124">
                <text:p>0.031124</text:p>
              </table:table-cell>
              <table:table-cell office:value-type="float" office:value="0.029209">
                <text:p>0.0292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2823">
                <text:p>112823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0.020111">
                <text:p>0.0201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3080">
                <text:p>113080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  <table:table-cell office:value-type="float" office:value="0.0105342">
                <text:p>0.01053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337">
                <text:p>113337</text:p>
              </table:table-cell>
              <table:table-cell office:value-type="float" office:value="0">
                <text:p>0</text:p>
              </table:table-cell>
              <table:table-cell office:value-type="float" office:value="0.05746">
                <text:p>0.05746</text:p>
              </table:table-cell>
              <table:table-cell office:value-type="float" office:value="0.0339972">
                <text:p>0.03399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3594">
                <text:p>113594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  <table:table-cell office:value-type="float" office:value="0.0143648">
                <text:p>0.01436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3851">
                <text:p>113851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0.0067034">
                <text:p>0.00670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